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CCCCFF" fo:border-left="thin solid #CCCCFF" fo:border-right="thin solid #CCCCFF" style:vertical-align="automatic" fo:background-color="#666699" style:repeat-content="false"/>
      <style:paragraph-properties fo:text-align="start" fo:margin-left="0cm"/>
      <style:text-properties fo:color="#FFFFFF" fo:font-size="9pt" style:font-size-asian="9pt" style:font-size-complex="9pt" fo:font-weight="bold" style:font-weight-asian="bold" style:font-weight-complex="bold" style:font-family-generic="swiss"/>
    </style:style>
    <style:style style:name="ce3" style:family="table-cell" style:parent-style-name="Default" style:data-style-name="N0"/>
    <style:style style:name="ce4" style:family="table-cell" style:parent-style-name="Default" style:data-style-name="N19"/>
    <style:style style:name="ce5" style:family="table-cell" style:parent-style-name="Default" style:data-style-name="N19">
      <style:table-cell-properties fo:border-top="none" fo:border-bottom="thin solid #CCCCFF" fo:border-left="thin solid #CCCCFF" fo:border-right="thin solid #CCCCFF" style:vertical-align="automatic" fo:background-color="#666699" style:repeat-content="false"/>
      <style:paragraph-properties fo:text-align="start" fo:margin-left="0cm"/>
      <style:text-properties fo:color="#FFFFFF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2.8839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default-cell-style-name="ce1"/>
        <table:table-column table:style-name="co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Individu - Code Etudiant</text:p>
          </table:table-cell>
          <table:table-cell office:value-type="string" table:style-name="ce2">
            <text:p>Individu - Sexe</text:p>
          </table:table-cell>
          <table:table-cell office:value-type="string" table:style-name="ce2">
            <text:p>Individu - Nom</text:p>
          </table:table-cell>
          <table:table-cell office:value-type="string" table:style-name="ce2">
            <text:p>Individu - Prénom</text:p>
          </table:table-cell>
          <table:table-cell office:value-type="string" table:style-name="ce5">
            <text:p>Naissance - Date</text:p>
          </table:table-cell>
          <table:table-cell office:value-type="string" table:style-name="ce2">
            <text:p>Nationalité (code)</text:p>
          </table:table-cell>
          <table:table-cell office:value-type="string" table:style-name="ce2">
            <text:p>Nationalité (lib.)</text:p>
          </table:table-cell>
          <table:table-cell office:value-type="string" table:style-name="ce2">
            <text:p>IAE - Etape (code)</text:p>
          </table:table-cell>
          <table:table-cell office:value-type="string" table:style-name="ce2">
            <text:p>IAE - Etape (lib.)</text:p>
          </table:table-cell>
          <table:table-cell office:value-type="string" table:style-name="ce2">
            <text:p>VET - Note</text:p>
          </table:table-cell>
          <table:table-cell office:value-type="string" table:style-name="ce2">
            <text:p>VET - Résultat (code)</text:p>
          </table:table-cell>
          <table:table-cell office:value-type="string" table:style-name="ce2">
            <text:p>VET - Rang de classement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9595817" table:style-name="ce1">
            <text:p>95958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IEABC</text:p>
          </table:table-cell>
          <table:table-cell office:value-type="string" table:style-name="ce1">
            <text:p>CHRISTOPHE</text:p>
          </table:table-cell>
          <table:table-cell office:value-type="date" office:date-value="1979-05-23T00:00:00" table:style-name="ce4">
            <text:p>23/05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C1</text:p>
          </table:table-cell>
          <table:table-cell office:value-type="string" table:style-name="ce1">
            <text:p>DIU ACUPUNCTURE an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82385" table:style-name="ce1">
            <text:p>100823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ETABC</text:p>
          </table:table-cell>
          <table:table-cell office:value-type="string" table:style-name="ce3">
            <text:p>ONGUI</text:p>
          </table:table-cell>
          <table:table-cell office:value-type="date" office:date-value="1970-02-15T00:00:00" table:style-name="ce4">
            <text:p>15/02/1970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9.75" table:style-name="ce1">
            <text:p>9,7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73127" table:style-name="ce1">
            <text:p>97731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ETABC</text:p>
          </table:table-cell>
          <table:table-cell office:value-type="string" table:style-name="ce3">
            <text:p>ONGUI</text:p>
          </table:table-cell>
          <table:table-cell office:value-type="date" office:date-value="1984-05-10T00:00:00" table:style-name="ce4">
            <text:p>10/05/1984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9.8330000000000002" table:style-name="ce1">
            <text:p>9,83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70860" table:style-name="ce1">
            <text:p>91708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EDJABC</text:p>
          </table:table-cell>
          <table:table-cell office:value-type="string" table:style-name="ce1">
            <text:p>THIERRY</text:p>
          </table:table-cell>
          <table:table-cell office:value-type="date" office:date-value="1983-05-19T00:00:00" table:style-name="ce4">
            <text:p>19/05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CVA</text:p>
          </table:table-cell>
          <table:table-cell office:value-type="string" table:style-name="ce1">
            <text:p>DIU CONTROLE VOIES A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36156" table:style-name="ce1">
            <text:p>109361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RLOABC</text:p>
          </table:table-cell>
          <table:table-cell office:value-type="string" table:style-name="ce1">
            <text:p>CAROLINE</text:p>
          </table:table-cell>
          <table:table-cell office:value-type="date" office:date-value="1984-01-25T00:00:00" table:style-name="ce4">
            <text:p>25/0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MM</text:p>
          </table:table-cell>
          <table:table-cell office:value-type="string" table:style-name="ce1">
            <text:p>DU MEDECINE MONTAGN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58682" table:style-name="ce1">
            <text:p>111586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DOUABC</text:p>
          </table:table-cell>
          <table:table-cell office:value-type="string" table:style-name="ce1">
            <text:p>FADILA</text:p>
          </table:table-cell>
          <table:table-cell office:value-type="date" office:date-value="1971-03-19T00:00:00" table:style-name="ce4">
            <text:p>19/03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21" table:style-name="ce1">
            <text:p>14,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95982" table:style-name="ce1">
            <text:p>96959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IABC</text:p>
          </table:table-cell>
          <table:table-cell office:value-type="string" table:style-name="ce1">
            <text:p>DALILA</text:p>
          </table:table-cell>
          <table:table-cell office:value-type="date" office:date-value="1973-10-12T00:00:00" table:style-name="ce4">
            <text:p>12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.375" table:style-name="ce1">
            <text:p>1,37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27468" table:style-name="ce1">
            <text:p>96274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IABC</text:p>
          </table:table-cell>
          <table:table-cell office:value-type="string" table:style-name="ce1">
            <text:p>DALILA</text:p>
          </table:table-cell>
          <table:table-cell office:value-type="date" office:date-value="1973-02-08T00:00:00" table:style-name="ce4">
            <text:p>08/0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3.0420000000000003" table:style-name="ce1">
            <text:p>3,04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04691" table:style-name="ce1">
            <text:p>110046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DRAABC</text:p>
          </table:table-cell>
          <table:table-cell office:value-type="string" table:style-name="ce1">
            <text:p>AILA</text:p>
          </table:table-cell>
          <table:table-cell office:value-type="date" office:date-value="1978-02-14T00:00:00" table:style-name="ce4">
            <text:p>14/0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C1</text:p>
          </table:table-cell>
          <table:table-cell office:value-type="string" table:style-name="ce1">
            <text:p>DIU ACUPUNCTURE an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51415" table:style-name="ce1">
            <text:p>107514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SEABC</text:p>
          </table:table-cell>
          <table:table-cell office:value-type="string" table:style-name="ce1">
            <text:p>LYDIE</text:p>
          </table:table-cell>
          <table:table-cell office:value-type="date" office:date-value="1978-08-04T00:00:00" table:style-name="ce4">
            <text:p>04/08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IIS5</text:p>
          </table:table-cell>
          <table:table-cell office:value-type="string" table:style-name="ce1">
            <text:p>Lic Sc Educ IIST an3(CAF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91969" table:style-name="ce1">
            <text:p>108919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STABC</text:p>
          </table:table-cell>
          <table:table-cell office:value-type="string" table:style-name="ce1">
            <text:p>PASCALE</text:p>
          </table:table-cell>
          <table:table-cell office:value-type="date" office:date-value="1968-06-19T00:00:00" table:style-name="ce4">
            <text:p>19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FS3</text:p>
          </table:table-cell>
          <table:table-cell office:value-type="string" table:style-name="ce1">
            <text:p>Master2 IFS (FC)</text:p>
          </table:table-cell>
          <table:table-cell office:value-type="float" office:value="15.55" table:style-name="ce1">
            <text:p>15,5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90207" table:style-name="ce1">
            <text:p>114902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ASCABC</text:p>
          </table:table-cell>
          <table:table-cell office:value-type="string" table:style-name="ce1">
            <text:p>PHILIPPE</text:p>
          </table:table-cell>
          <table:table-cell office:value-type="date" office:date-value="1972-10-17T00:00:00" table:style-name="ce4">
            <text:p>17/10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S3</text:p>
          </table:table-cell>
          <table:table-cell office:value-type="string" table:style-name="ce1">
            <text:p>Master1 Educat sante (FC)</text:p>
          </table:table-cell>
          <table:table-cell office:value-type="float" office:value="15.93" table:style-name="ce1">
            <text:p>15,9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62288" table:style-name="ce1">
            <text:p>1036228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HECHAM</text:p>
          </table:table-cell>
          <table:table-cell office:value-type="date" office:date-value="1984-01-07T00:00:00" table:style-name="ce4">
            <text:p>07/0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A1</text:p>
          </table:table-cell>
          <table:table-cell office:value-type="string" table:style-name="ce1">
            <text:p>DIU AURICULOTHERAPIE an1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70107" table:style-name="ce1">
            <text:p>92701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 COABC</text:p>
          </table:table-cell>
          <table:table-cell office:value-type="string" table:style-name="ce1">
            <text:p>AYLA</text:p>
          </table:table-cell>
          <table:table-cell office:value-type="date" office:date-value="1984-02-16T00:00:00" table:style-name="ce4">
            <text:p>16/0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10.588000000000001" table:style-name="ce1">
            <text:p>10,588</text:p>
          </table:table-cell>
          <table:table-cell office:value-type="string" table:style-name="ce1">
            <text:p>ADM</text:p>
          </table:table-cell>
          <table:table-cell office:value-type="float" office:value="53" table:style-name="ce1">
            <text:p>53</text:p>
          </table:table-cell>
          <table:table-cell table:number-columns-repeated="16372" table:style-name="ce1"/>
        </table:table-row>
        <table:table-row table:style-name="ro1">
          <table:table-cell office:value-type="float" office:value="10639489" table:style-name="ce1">
            <text:p>106394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ONSABC</text:p>
          </table:table-cell>
          <table:table-cell office:value-type="string" table:style-name="ce1">
            <text:p>ELISABETE</text:p>
          </table:table-cell>
          <table:table-cell office:value-type="date" office:date-value="1981-04-30T00:00:00" table:style-name="ce4">
            <text:p>30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RH3</text:p>
          </table:table-cell>
          <table:table-cell office:value-type="string" table:style-name="ce1">
            <text:p>LIC PRO GRH op AP PS (FC)</text:p>
          </table:table-cell>
          <table:table-cell office:value-type="float" office:value="13.11" table:style-name="ce1">
            <text:p>13,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94545" table:style-name="ce1">
            <text:p>959454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CHABC</text:p>
          </table:table-cell>
          <table:table-cell office:value-type="string" table:style-name="ce1">
            <text:p>NADIA</text:p>
          </table:table-cell>
          <table:table-cell office:value-type="date" office:date-value="1976-07-29T00:00:00" table:style-name="ce4">
            <text:p>29/07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DD3</text:p>
          </table:table-cell>
          <table:table-cell office:value-type="string" table:style-name="ce1">
            <text:p>Master2Pro CCT PDD (FC)</text:p>
          </table:table-cell>
          <table:table-cell office:value-type="float" office:value="12.063000000000001" table:style-name="ce1">
            <text:p>12,0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32546" table:style-name="ce1">
            <text:p>101325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GIABC</text:p>
          </table:table-cell>
          <table:table-cell office:value-type="string" table:style-name="ce1">
            <text:p>CICEK</text:p>
          </table:table-cell>
          <table:table-cell office:value-type="date" office:date-value="1972-10-12T00:00:00" table:style-name="ce4">
            <text:p>12/10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SP2</text:p>
          </table:table-cell>
          <table:table-cell office:value-type="string" table:style-name="ce1">
            <text:p>DIU ACCOMPAGNEMENT an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04269" table:style-name="ce1">
            <text:p>100042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GEABC</text:p>
          </table:table-cell>
          <table:table-cell office:value-type="string" table:style-name="ce1">
            <text:p>SYLVIE</text:p>
          </table:table-cell>
          <table:table-cell office:value-type="date" office:date-value="1976-03-01T00:00:00" table:style-name="ce4">
            <text:p>01/03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OS2</text:p>
          </table:table-cell>
          <table:table-cell office:value-type="string" table:style-name="ce1">
            <text:p>DIU MED MANUELLE an2</text:p>
          </table:table-cell>
          <table:table-cell office:value-type="float" office:value="16.7" table:style-name="ce1">
            <text:p>16,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82815" table:style-name="ce1">
            <text:p>95828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LIABC</text:p>
          </table:table-cell>
          <table:table-cell office:value-type="string" table:style-name="ce1">
            <text:p>PATRIZIO</text:p>
          </table:table-cell>
          <table:table-cell office:value-type="date" office:date-value="1980-11-10T00:00:00" table:style-name="ce4">
            <text:p>10/11/1980</text:p>
          </table:table-cell>
          <table:table-cell office:value-type="string" table:style-name="ce1">
            <text:p>127</text:p>
          </table:table-cell>
          <table:table-cell office:value-type="string" table:style-name="ce1">
            <text:p>ITALIEN(NE)</text:p>
          </table:table-cell>
          <table:table-cell office:value-type="string" table:style-name="ce1">
            <text:p>L5PSO</text:p>
          </table:table-cell>
          <table:table-cell office:value-type="string" table:style-name="ce1">
            <text:p>Master2 Politiques soci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91771" table:style-name="ce1">
            <text:p>97917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ARABC</text:p>
          </table:table-cell>
          <table:table-cell office:value-type="string" table:style-name="ce1">
            <text:p>SAMIR</text:p>
          </table:table-cell>
          <table:table-cell office:value-type="date" office:date-value="1982-08-23T00:00:00" table:style-name="ce4">
            <text:p>23/08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IN3</text:p>
          </table:table-cell>
          <table:table-cell office:value-type="string" table:style-name="ce1">
            <text:p>DUT INFORMATIQUE (FC)</text:p>
          </table:table-cell>
          <table:table-cell office:value-type="float" office:value="15.2" table:style-name="ce1">
            <text:p>15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62009" table:style-name="ce1">
            <text:p>986200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VAABC</text:p>
          </table:table-cell>
          <table:table-cell office:value-type="string" table:style-name="ce1">
            <text:p>GILBERT</text:p>
          </table:table-cell>
          <table:table-cell office:value-type="date" office:date-value="1980-12-05T00:00:00" table:style-name="ce4">
            <text:p>05/1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OS2</text:p>
          </table:table-cell>
          <table:table-cell office:value-type="string" table:style-name="ce1">
            <text:p>DIU MED MANUELLE an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06135" table:style-name="ce1">
            <text:p>91061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 COABC</text:p>
          </table:table-cell>
          <table:table-cell office:value-type="string" table:style-name="ce1">
            <text:p>SANDRA</text:p>
          </table:table-cell>
          <table:table-cell office:value-type="date" office:date-value="1969-04-03T00:00:00" table:style-name="ce4">
            <text:p>03/04/1969</text:p>
          </table:table-cell>
          <table:table-cell office:value-type="string" table:style-name="ce1">
            <text:p>139</text:p>
          </table:table-cell>
          <table:table-cell office:value-type="string" table:style-name="ce1">
            <text:p>PORTUGAIS(E)</text:p>
          </table:table-cell>
          <table:table-cell office:value-type="string" table:style-name="ce1">
            <text:p>V2GF3</text:p>
          </table:table-cell>
          <table:table-cell office:value-type="string" table:style-name="ce1">
            <text:p>DUT GEA op. FC (FC)</text:p>
          </table:table-cell>
          <table:table-cell office:value-type="float" office:value="14.74" table:style-name="ce1">
            <text:p>14,7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09558" table:style-name="ce1">
            <text:p>110095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RICABC</text:p>
          </table:table-cell>
          <table:table-cell office:value-type="string" table:style-name="ce1">
            <text:p>GUILLAUME</text:p>
          </table:table-cell>
          <table:table-cell office:value-type="date" office:date-value="1975-10-15T00:00:00" table:style-name="ce4">
            <text:p>15/10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OS1</text:p>
          </table:table-cell>
          <table:table-cell office:value-type="string" table:style-name="ce1">
            <text:p>DIU MED MANUELLE an1</text:p>
          </table:table-cell>
          <table:table-cell office:value-type="float" office:value="12.7" table:style-name="ce1">
            <text:p>12,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97682" table:style-name="ce1">
            <text:p>109976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HAABC</text:p>
          </table:table-cell>
          <table:table-cell office:value-type="string" table:style-name="ce1">
            <text:p>FATIMA</text:p>
          </table:table-cell>
          <table:table-cell office:value-type="date" office:date-value="1982-06-04T00:00:00" table:style-name="ce4">
            <text:p>04/06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EA</text:p>
          </table:table-cell>
          <table:table-cell office:value-type="string" table:style-name="ce1">
            <text:p>Master2Rec Psycho-CEA</text:p>
          </table:table-cell>
          <table:table-cell office:value-type="float" office:value="16.25" table:style-name="ce1">
            <text:p>16,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91589" table:style-name="ce1">
            <text:p>94915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CEABC</text:p>
          </table:table-cell>
          <table:table-cell office:value-type="string" table:style-name="ce1">
            <text:p>NATHALIE</text:p>
          </table:table-cell>
          <table:table-cell office:value-type="date" office:date-value="1975-09-08T00:00:00" table:style-name="ce4">
            <text:p>08/09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PB</text:p>
          </table:table-cell>
          <table:table-cell office:value-type="string" table:style-name="ce1">
            <text:p>DU PSYCHOPATHOLOGIE BE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28910" table:style-name="ce1">
            <text:p>90289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COTABC</text:p>
          </table:table-cell>
          <table:table-cell office:value-type="string" table:style-name="ce1">
            <text:p>STEEVE</text:p>
          </table:table-cell>
          <table:table-cell office:value-type="date" office:date-value="1977-10-10T00:00:00" table:style-name="ce4">
            <text:p>10/10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1.768000000000001" table:style-name="ce1">
            <text:p>11,76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58367" table:style-name="ce1">
            <text:p>89583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MABC</text:p>
          </table:table-cell>
          <table:table-cell office:value-type="string" table:style-name="ce1">
            <text:p>REBECCA</text:p>
          </table:table-cell>
          <table:table-cell office:value-type="date" office:date-value="1975-08-30T00:00:00" table:style-name="ce4">
            <text:p>30/08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9AC2</text:p>
          </table:table-cell>
          <table:table-cell office:value-type="string" table:style-name="ce1">
            <text:p>CAPA ACUPUNCTURE an2</text:p>
          </table:table-cell>
          <table:table-cell office:value-type="float" office:value="12.2" table:style-name="ce1">
            <text:p>12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36030" table:style-name="ce1">
            <text:p>913603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EINABC</text:p>
          </table:table-cell>
          <table:table-cell office:value-type="string" table:style-name="ce1">
            <text:p>TSIPORA</text:p>
          </table:table-cell>
          <table:table-cell office:value-type="date" office:date-value="1968-12-17T00:00:00" table:style-name="ce4">
            <text:p>17/12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5.78" table:style-name="ce1">
            <text:p>15,78</text:p>
          </table:table-cell>
          <table:table-cell office:value-type="string" table:style-name="ce1">
            <text:p>ADM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9863447" table:style-name="ce1">
            <text:p>98634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EAABC</text:p>
          </table:table-cell>
          <table:table-cell office:value-type="string" table:style-name="ce1">
            <text:p>MURIEL</text:p>
          </table:table-cell>
          <table:table-cell office:value-type="date" office:date-value="1975-05-25T00:00:00" table:style-name="ce4">
            <text:p>25/05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MOS6</text:p>
          </table:table-cell>
          <table:table-cell office:value-type="string" table:style-name="ce1">
            <text:p>Master1 MOSS (IRTS)</text:p>
          </table:table-cell>
          <table:table-cell office:value-type="float" office:value="12.14" table:style-name="ce1">
            <text:p>12,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28947" table:style-name="ce1">
            <text:p>892894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HAABC</text:p>
          </table:table-cell>
          <table:table-cell office:value-type="string" table:style-name="ce1">
            <text:p>MOSTEFA</text:p>
          </table:table-cell>
          <table:table-cell office:value-type="date" office:date-value="1968-02-24T00:00:00" table:style-name="ce4">
            <text:p>24/02/1968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UHO3</text:p>
          </table:table-cell>
          <table:table-cell office:value-type="string" table:style-name="ce1">
            <text:p>DIU HOMEOPATHIE an3</text:p>
          </table:table-cell>
          <table:table-cell office:value-type="float" office:value="10.5" table:style-name="ce1">
            <text:p>10,5</text:p>
          </table:table-cell>
          <table:table-cell table:number-columns-repeated="16374" table:style-name="ce1"/>
        </table:table-row>
        <table:table-row table:style-name="ro1">
          <table:table-cell office:value-type="float" office:value="9554535" table:style-name="ce1">
            <text:p>95545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ELIABC</text:p>
          </table:table-cell>
          <table:table-cell office:value-type="string" table:style-name="ce1">
            <text:p>PADIDEH</text:p>
          </table:table-cell>
          <table:table-cell office:value-type="date" office:date-value="1976-12-27T00:00:00" table:style-name="ce4">
            <text:p>27/12/1976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IRANIEN(NE)</text:p>
          </table:table-cell>
          <table:table-cell office:value-type="string" table:style-name="ce1">
            <text:p>BUACO2</text:p>
          </table:table-cell>
          <table:table-cell office:value-type="string" table:style-name="ce1">
            <text:p>DIU Acupunct Obstetri an2</text:p>
          </table:table-cell>
          <table:table-cell office:value-type="float" office:value="14.8" table:style-name="ce1">
            <text:p>14,8</text:p>
          </table:table-cell>
          <table:table-cell office:value-type="string" table:style-name="ce1">
            <text:p>DIF</text:p>
          </table:table-cell>
          <table:table-cell table:number-columns-repeated="16373" table:style-name="ce1"/>
        </table:table-row>
        <table:table-row table:style-name="ro1">
          <table:table-cell office:value-type="float" office:value="9248197" table:style-name="ce1">
            <text:p>92481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SEABC</text:p>
          </table:table-cell>
          <table:table-cell office:value-type="string" table:style-name="ce1">
            <text:p>CLAUDETTE</text:p>
          </table:table-cell>
          <table:table-cell office:value-type="date" office:date-value="1966-09-06T00:00:00" table:style-name="ce4">
            <text:p>06/09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A2</text:p>
          </table:table-cell>
          <table:table-cell office:value-type="string" table:style-name="ce1">
            <text:p>DIU AURICULOTHERAPIE an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34245" table:style-name="ce1">
            <text:p>89342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GALABC</text:p>
          </table:table-cell>
          <table:table-cell office:value-type="string" table:style-name="ce1">
            <text:p>NICOLAS</text:p>
          </table:table-cell>
          <table:table-cell office:value-type="date" office:date-value="1968-08-11T00:00:00" table:style-name="ce4">
            <text:p>11/08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C1</text:p>
          </table:table-cell>
          <table:table-cell office:value-type="string" table:style-name="ce1">
            <text:p>DIU ACUPUNCTURE an1</text:p>
          </table:table-cell>
          <table:table-cell office:value-type="float" office:value="14.8" table:style-name="ce1">
            <text:p>14,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40485" table:style-name="ce1">
            <text:p>114404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GEABC</text:p>
          </table:table-cell>
          <table:table-cell office:value-type="string" table:style-name="ce1">
            <text:p>AURELIE</text:p>
          </table:table-cell>
          <table:table-cell office:value-type="date" office:date-value="1973-02-13T00:00:00" table:style-name="ce4">
            <text:p>13/0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BTC</text:p>
          </table:table-cell>
          <table:table-cell office:value-type="string" table:style-name="ce1">
            <text:p>Master2 BTCG</text:p>
          </table:table-cell>
          <table:table-cell office:value-type="float" office:value="9.4" table:style-name="ce1">
            <text:p>9,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661866" table:style-name="ce1">
            <text:p>96618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RANABC</text:p>
          </table:table-cell>
          <table:table-cell office:value-type="string" table:style-name="ce1">
            <text:p>NADIA</text:p>
          </table:table-cell>
          <table:table-cell office:value-type="date" office:date-value="1967-07-29T00:00:00" table:style-name="ce4">
            <text:p>29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C1</text:p>
          </table:table-cell>
          <table:table-cell office:value-type="string" table:style-name="ce1">
            <text:p>DIU ACUPUNCTURE an1</text:p>
          </table:table-cell>
          <table:table-cell office:value-type="float" office:value="12.7" table:style-name="ce1">
            <text:p>12,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15410" table:style-name="ce1">
            <text:p>101154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DLAABC</text:p>
          </table:table-cell>
          <table:table-cell office:value-type="string" table:style-name="ce1">
            <text:p>AICHA</text:p>
          </table:table-cell>
          <table:table-cell office:value-type="date" office:date-value="1984-06-27T00:00:00" table:style-name="ce4">
            <text:p>27/06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PS4</text:p>
          </table:table-cell>
          <table:table-cell office:value-type="string" table:style-name="ce1">
            <text:p>Lic AES an3 pa.APS(ITSRS)</text:p>
          </table:table-cell>
          <table:table-cell office:value-type="float" office:value="11.48" table:style-name="ce1">
            <text:p>11,4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58974" table:style-name="ce1">
            <text:p>102589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CHABC</text:p>
          </table:table-cell>
          <table:table-cell office:value-type="string" table:style-name="ce1">
            <text:p>ROUCHDI</text:p>
          </table:table-cell>
          <table:table-cell office:value-type="date" office:date-value="1984-05-24T00:00:00" table:style-name="ce4">
            <text:p>24/05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HIS</text:p>
          </table:table-cell>
          <table:table-cell office:value-type="string" table:style-name="ce1">
            <text:p>Lic Hist-Geo an3 Histoire</text:p>
          </table:table-cell>
          <table:table-cell office:value-type="float" office:value="10.096" table:style-name="ce1">
            <text:p>10,09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94693" table:style-name="ce1">
            <text:p>98946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OABC</text:p>
          </table:table-cell>
          <table:table-cell office:value-type="string" table:style-name="ce1">
            <text:p>DAHBIA</text:p>
          </table:table-cell>
          <table:table-cell office:value-type="date" office:date-value="1972-11-11T00:00:00" table:style-name="ce4">
            <text:p>11/11/1972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UMMA2</text:p>
          </table:table-cell>
          <table:table-cell office:value-type="string" table:style-name="ce1">
            <text:p>DIU MMAA an2</text:p>
          </table:table-cell>
          <table:table-cell office:value-type="float" office:value="10.36" table:style-name="ce1">
            <text:p>10,3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76205" table:style-name="ce1">
            <text:p>105762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NEABC</text:p>
          </table:table-cell>
          <table:table-cell office:value-type="string" table:style-name="ce1">
            <text:p>ZEACOUMAR</text:p>
          </table:table-cell>
          <table:table-cell office:value-type="date" office:date-value="1974-06-28T00:00:00" table:style-name="ce4">
            <text:p>28/06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9AC2</text:p>
          </table:table-cell>
          <table:table-cell office:value-type="string" table:style-name="ce1">
            <text:p>CAPA ACUPUNCTURE an2</text:p>
          </table:table-cell>
          <table:table-cell office:value-type="float" office:value="13.9" table:style-name="ce1">
            <text:p>13,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42788" table:style-name="ce1">
            <text:p>964278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OLABC</text:p>
          </table:table-cell>
          <table:table-cell office:value-type="string" table:style-name="ce1">
            <text:p>YANN</text:p>
          </table:table-cell>
          <table:table-cell office:value-type="date" office:date-value="1983-05-27T00:00:00" table:style-name="ce4">
            <text:p>27/05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ACO</text:p>
          </table:table-cell>
          <table:table-cell office:value-type="string" table:style-name="ce1">
            <text:p>Master2Pro Aff et Commer</text:p>
          </table:table-cell>
          <table:table-cell office:value-type="float" office:value="14.634" table:style-name="ce1">
            <text:p>14,63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47065" table:style-name="ce1">
            <text:p>103470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SSOABC</text:p>
          </table:table-cell>
          <table:table-cell office:value-type="string" table:style-name="ce1">
            <text:p>NATHALIE</text:p>
          </table:table-cell>
          <table:table-cell office:value-type="date" office:date-value="1973-12-09T00:00:00" table:style-name="ce4">
            <text:p>09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4.433" table:style-name="ce1">
            <text:p>14,43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143868" table:style-name="ce1">
            <text:p>91438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ROLABC</text:p>
          </table:table-cell>
          <table:table-cell office:value-type="string" table:style-name="ce1">
            <text:p>ANTHONY</text:p>
          </table:table-cell>
          <table:table-cell office:value-type="date" office:date-value="1980-03-03T00:00:00" table:style-name="ce4">
            <text:p>03/03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6" table:style-name="ce1">
            <text:p>12,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98402" table:style-name="ce1">
            <text:p>109984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OUAABC</text:p>
          </table:table-cell>
          <table:table-cell office:value-type="string" table:style-name="ce1">
            <text:p>HAKIM</text:p>
          </table:table-cell>
          <table:table-cell office:value-type="date" office:date-value="1985-09-07T00:00:00" table:style-name="ce4">
            <text:p>07/09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CVA</text:p>
          </table:table-cell>
          <table:table-cell office:value-type="string" table:style-name="ce1">
            <text:p>DIU CONTROLE VOIES A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354671" table:style-name="ce1">
            <text:p>113546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BERABC</text:p>
          </table:table-cell>
          <table:table-cell office:value-type="string" table:style-name="ce1">
            <text:p>ANTOINE</text:p>
          </table:table-cell>
          <table:table-cell office:value-type="date" office:date-value="1968-04-23T00:00:00" table:style-name="ce4">
            <text:p>23/04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PAP4</text:p>
          </table:table-cell>
          <table:table-cell office:value-type="string" table:style-name="ce1">
            <text:p>Master1 PAP (ITSRS)</text:p>
          </table:table-cell>
          <table:table-cell office:value-type="float" office:value="14.8" table:style-name="ce1">
            <text:p>14,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07051" table:style-name="ce1">
            <text:p>1080705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GUAABC</text:p>
          </table:table-cell>
          <table:table-cell office:value-type="string" table:style-name="ce1">
            <text:p>SAADEDDINE</text:p>
          </table:table-cell>
          <table:table-cell office:value-type="date" office:date-value="1977-01-27T00:00:00" table:style-name="ce4">
            <text:p>27/01/1977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0.76700000000000002" table:style-name="ce1">
            <text:p>0,76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44257" table:style-name="ce1">
            <text:p>93442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GUAABC</text:p>
          </table:table-cell>
          <table:table-cell office:value-type="string" table:style-name="ce1">
            <text:p>SAADEDDINE</text:p>
          </table:table-cell>
          <table:table-cell office:value-type="date" office:date-value="1978-12-29T00:00:00" table:style-name="ce4">
            <text:p>29/12/1978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.234" table:style-name="ce1">
            <text:p>1,23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099770" table:style-name="ce1">
            <text:p>110997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OSABC</text:p>
          </table:table-cell>
          <table:table-cell office:value-type="string" table:style-name="ce1">
            <text:p>IOANA</text:p>
          </table:table-cell>
          <table:table-cell office:value-type="date" office:date-value="1976-02-28T00:00:00" table:style-name="ce4">
            <text:p>28/02/1976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ROUMAIN(E)</text:p>
          </table:table-cell>
          <table:table-cell office:value-type="string" table:style-name="ce1">
            <text:p>B9AC1</text:p>
          </table:table-cell>
          <table:table-cell office:value-type="string" table:style-name="ce1">
            <text:p>CAPA ACUPUNCTURE an1</text:p>
          </table:table-cell>
          <table:table-cell office:value-type="float" office:value="11.9" table:style-name="ce1">
            <text:p>11,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60423" table:style-name="ce1">
            <text:p>98604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TTIABC</text:p>
          </table:table-cell>
          <table:table-cell office:value-type="string" table:style-name="ce1">
            <text:p>YAMINA</text:p>
          </table:table-cell>
          <table:table-cell office:value-type="date" office:date-value="1968-08-13T00:00:00" table:style-name="ce4">
            <text:p>13/08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MMA2</text:p>
          </table:table-cell>
          <table:table-cell office:value-type="string" table:style-name="ce1">
            <text:p>DIU MMAA an2</text:p>
          </table:table-cell>
          <table:table-cell office:value-type="float" office:value="10.029999999999999" table:style-name="ce1">
            <text:p>10,0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67836" table:style-name="ce1">
            <text:p>105678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TIABC</text:p>
          </table:table-cell>
          <table:table-cell office:value-type="string" table:style-name="ce1">
            <text:p>JOCELYNE</text:p>
          </table:table-cell>
          <table:table-cell office:value-type="date" office:date-value="1966-03-30T00:00:00" table:style-name="ce4">
            <text:p>30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FS3</text:p>
          </table:table-cell>
          <table:table-cell office:value-type="string" table:style-name="ce1">
            <text:p>Master2 IFS (FC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57750" table:style-name="ce1">
            <text:p>99577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YEABC</text:p>
          </table:table-cell>
          <table:table-cell office:value-type="string" table:style-name="ce1">
            <text:p>MICHELE</text:p>
          </table:table-cell>
          <table:table-cell office:value-type="date" office:date-value="1972-11-06T00:00:00" table:style-name="ce4">
            <text:p>06/1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GF3</text:p>
          </table:table-cell>
          <table:table-cell office:value-type="string" table:style-name="ce1">
            <text:p>DUT GEA op. FC (FC)</text:p>
          </table:table-cell>
          <table:table-cell office:value-type="float" office:value="15.62" table:style-name="ce1">
            <text:p>15,6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65256" table:style-name="ce1">
            <text:p>95652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OIABC</text:p>
          </table:table-cell>
          <table:table-cell office:value-type="string" table:style-name="ce1">
            <text:p>SEVERINE</text:p>
          </table:table-cell>
          <table:table-cell office:value-type="date" office:date-value="1984-09-12T00:00:00" table:style-name="ce4">
            <text:p>12/09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0665160" table:style-name="ce1">
            <text:p>106651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ARABC</text:p>
          </table:table-cell>
          <table:table-cell office:value-type="string" table:style-name="ce1">
            <text:p>RAFIK</text:p>
          </table:table-cell>
          <table:table-cell office:value-type="date" office:date-value="1978-01-07T00:00:00" table:style-name="ce4">
            <text:p>07/0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7.35" table:style-name="ce1">
            <text:p>7,35</text:p>
          </table:table-cell>
          <table:table-cell office:value-type="string" table:style-name="ce1">
            <text:p>NAR</text:p>
          </table:table-cell>
          <table:table-cell table:number-columns-repeated="16373" table:style-name="ce1"/>
        </table:table-row>
        <table:table-row table:style-name="ro1">
          <table:table-cell office:value-type="float" office:value="9406253" table:style-name="ce1">
            <text:p>94062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KOABC</text:p>
          </table:table-cell>
          <table:table-cell office:value-type="string" table:style-name="ce1">
            <text:p>STEPHANE</text:p>
          </table:table-cell>
          <table:table-cell office:value-type="date" office:date-value="1987-08-03T00:00:00" table:style-name="ce4">
            <text:p>03/08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ACO</text:p>
          </table:table-cell>
          <table:table-cell office:value-type="string" table:style-name="ce1">
            <text:p>Master2Pro Aff et Commer</text:p>
          </table:table-cell>
          <table:table-cell office:value-type="float" office:value="12.496" table:style-name="ce1">
            <text:p>12,4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79360" table:style-name="ce1">
            <text:p>89793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OUABC</text:p>
          </table:table-cell>
          <table:table-cell office:value-type="string" table:style-name="ce1">
            <text:p>FARID</text:p>
          </table:table-cell>
          <table:table-cell office:value-type="date" office:date-value="1973-02-26T00:00:00" table:style-name="ce4">
            <text:p>26/0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FDA</text:p>
          </table:table-cell>
          <table:table-cell office:value-type="string" table:style-name="ce1">
            <text:p>Master2 Formation Adultes</text:p>
          </table:table-cell>
          <table:table-cell office:value-type="float" office:value="14.714" table:style-name="ce1">
            <text:p>14,7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38525" table:style-name="ce1">
            <text:p>108385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ZORABC</text:p>
          </table:table-cell>
          <table:table-cell office:value-type="string" table:style-name="ce1">
            <text:p>ERIC EDOUARD</text:p>
          </table:table-cell>
          <table:table-cell office:value-type="date" office:date-value="1974-02-26T00:00:00" table:style-name="ce4">
            <text:p>26/02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MO</text:p>
          </table:table-cell>
          <table:table-cell office:value-type="string" table:style-name="ce1">
            <text:p>Lic Lettres Modernes an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67122" table:style-name="ce1">
            <text:p>112671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IOABC</text:p>
          </table:table-cell>
          <table:table-cell office:value-type="string" table:style-name="ce1">
            <text:p>GENEVIEVE</text:p>
          </table:table-cell>
          <table:table-cell office:value-type="date" office:date-value="1980-05-30T00:00:00" table:style-name="ce4">
            <text:p>30/05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3</text:p>
          </table:table-cell>
          <table:table-cell office:value-type="string" table:style-name="ce1">
            <text:p>Master2 Educat Sante (FC)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98661" table:style-name="ce1">
            <text:p>105986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BAZABC</text:p>
          </table:table-cell>
          <table:table-cell office:value-type="string" table:style-name="ce1">
            <text:p>HAYAT</text:p>
          </table:table-cell>
          <table:table-cell office:value-type="date" office:date-value="1978-02-19T00:00:00" table:style-name="ce4">
            <text:p>19/0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GR3</text:p>
          </table:table-cell>
          <table:table-cell office:value-type="string" table:style-name="ce1">
            <text:p>DUT GEA op. RH (FC)</text:p>
          </table:table-cell>
          <table:table-cell office:value-type="float" office:value="15.21" table:style-name="ce1">
            <text:p>15,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54868" table:style-name="ce1">
            <text:p>100548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ZIABC</text:p>
          </table:table-cell>
          <table:table-cell office:value-type="string" table:style-name="ce1">
            <text:p>FATMA</text:p>
          </table:table-cell>
          <table:table-cell office:value-type="date" office:date-value="1977-09-14T00:00:00" table:style-name="ce4">
            <text:p>14/09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C1</text:p>
          </table:table-cell>
          <table:table-cell office:value-type="string" table:style-name="ce1">
            <text:p>DIU ACUPUNCTURE an1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40768" table:style-name="ce1">
            <text:p>92407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NJABC</text:p>
          </table:table-cell>
          <table:table-cell office:value-type="string" table:style-name="ce1">
            <text:p>Manuel</text:p>
          </table:table-cell>
          <table:table-cell office:value-type="date" office:date-value="1984-12-19T00:00:00" table:style-name="ce4">
            <text:p>19/1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DIM</text:p>
          </table:table-cell>
          <table:table-cell office:value-type="string" table:style-name="ce1">
            <text:p>Master2Pro CIIL - DIMI</text:p>
          </table:table-cell>
          <table:table-cell office:value-type="float" office:value="12.813000000000001" table:style-name="ce1">
            <text:p>12,8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72474" table:style-name="ce1">
            <text:p>105724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<text:s/>GANABC</text:p>
          </table:table-cell>
          <table:table-cell office:value-type="string" table:style-name="ce1">
            <text:p>HENRI</text:p>
          </table:table-cell>
          <table:table-cell office:value-type="date" office:date-value="1965-12-14T00:00:00" table:style-name="ce4">
            <text:p>14/12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AI3</text:p>
          </table:table-cell>
          <table:table-cell office:value-type="string" table:style-name="ce1">
            <text:p>LIC PRO MDO - AUDIT (FC)</text:p>
          </table:table-cell>
          <table:table-cell office:value-type="float" office:value="7.4060000000000006" table:style-name="ce1">
            <text:p>7,40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43575" table:style-name="ce1">
            <text:p>102435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GHABC</text:p>
          </table:table-cell>
          <table:table-cell office:value-type="string" table:style-name="ce1">
            <text:p>EHSAN</text:p>
          </table:table-cell>
          <table:table-cell office:value-type="date" office:date-value="1969-08-17T00:00:00" table:style-name="ce4">
            <text:p>17/08/1969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IRANIEN(NE)</text:p>
          </table:table-cell>
          <table:table-cell office:value-type="string" table:style-name="ce1">
            <text:p>G5SIM</text:p>
          </table:table-cell>
          <table:table-cell office:value-type="string" table:style-name="ce1">
            <text:p>Master2 SIM</text:p>
          </table:table-cell>
          <table:table-cell office:value-type="float" office:value="15.57" table:style-name="ce1">
            <text:p>15,57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470017" table:style-name="ce1">
            <text:p>104700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'GUEABC</text:p>
          </table:table-cell>
          <table:table-cell office:value-type="string" table:style-name="ce1">
            <text:p>BADO</text:p>
          </table:table-cell>
          <table:table-cell office:value-type="date" office:date-value="1969-12-28T00:00:00" table:style-name="ce4">
            <text:p>28/1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IF</text:p>
          </table:table-cell>
          <table:table-cell office:value-type="string" table:style-name="ce1">
            <text:p>Master2Rec DEI pa. Fisc</text:p>
          </table:table-cell>
          <table:table-cell office:value-type="float" office:value="10.413" table:style-name="ce1">
            <text:p>10,4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29823" table:style-name="ce1">
            <text:p>110298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FFIABC</text:p>
          </table:table-cell>
          <table:table-cell office:value-type="string" table:style-name="ce1">
            <text:p>DINA</text:p>
          </table:table-cell>
          <table:table-cell office:value-type="date" office:date-value="1972-03-19T00:00:00" table:style-name="ce4">
            <text:p>19/03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8</text:p>
          </table:table-cell>
          <table:table-cell office:value-type="string" table:style-name="ce1">
            <text:p>Master1 Droit affai(CA)</text:p>
          </table:table-cell>
          <table:table-cell office:value-type="float" office:value="8.9" table:style-name="ce1">
            <text:p>8,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80213" table:style-name="ce1">
            <text:p>104802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FFIABC</text:p>
          </table:table-cell>
          <table:table-cell office:value-type="string" table:style-name="ce1">
            <text:p>DINA</text:p>
          </table:table-cell>
          <table:table-cell office:value-type="date" office:date-value="1984-02-23T00:00:00" table:style-name="ce4">
            <text:p>23/0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8</text:p>
          </table:table-cell>
          <table:table-cell office:value-type="string" table:style-name="ce1">
            <text:p>Master1 Droit affai(CA)</text:p>
          </table:table-cell>
          <table:table-cell office:value-type="float" office:value="9.1" table:style-name="ce1">
            <text:p>9,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05699" table:style-name="ce1">
            <text:p>93056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MEZABC</text:p>
          </table:table-cell>
          <table:table-cell office:value-type="string" table:style-name="ce1">
            <text:p>ESSENAM</text:p>
          </table:table-cell>
          <table:table-cell office:value-type="date" office:date-value="1972-01-12T00:00:00" table:style-name="ce4">
            <text:p>12/0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MAR</text:p>
          </table:table-cell>
          <table:table-cell office:value-type="string" table:style-name="ce1">
            <text:p>Master1 Marketing</text:p>
          </table:table-cell>
          <table:table-cell office:value-type="float" office:value="8.9710000000000001" table:style-name="ce1">
            <text:p>8,9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56535" table:style-name="ce1">
            <text:p>101565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MEZABC</text:p>
          </table:table-cell>
          <table:table-cell office:value-type="string" table:style-name="ce1">
            <text:p>ESSENAM</text:p>
          </table:table-cell>
          <table:table-cell office:value-type="date" office:date-value="1982-10-15T00:00:00" table:style-name="ce4">
            <text:p>15/10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MAR</text:p>
          </table:table-cell>
          <table:table-cell office:value-type="string" table:style-name="ce1">
            <text:p>Master1 Marketing</text:p>
          </table:table-cell>
          <table:table-cell office:value-type="float" office:value="10.927000000000001" table:style-name="ce1">
            <text:p>10,92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76814" table:style-name="ce1">
            <text:p>113768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MBEABC</text:p>
          </table:table-cell>
          <table:table-cell office:value-type="string" table:style-name="ce1">
            <text:p>KEVEREN</text:p>
          </table:table-cell>
          <table:table-cell office:value-type="date" office:date-value="1966-03-15T00:00:00" table:style-name="ce4">
            <text:p>15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CJ3</text:p>
          </table:table-cell>
          <table:table-cell office:value-type="string" table:style-name="ce1">
            <text:p>DUT CJ (FC)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22097" table:style-name="ce1">
            <text:p>93220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SSABC</text:p>
          </table:table-cell>
          <table:table-cell office:value-type="string" table:style-name="ce1">
            <text:p>MARIE - NOELLE</text:p>
          </table:table-cell>
          <table:table-cell office:value-type="date" office:date-value="1965-10-19T00:00:00" table:style-name="ce4">
            <text:p>19/10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RH3</text:p>
          </table:table-cell>
          <table:table-cell office:value-type="string" table:style-name="ce1">
            <text:p>LIC PRO GRH op AP PS (FC)</text:p>
          </table:table-cell>
          <table:table-cell office:value-type="float" office:value="13.97" table:style-name="ce1">
            <text:p>13,9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93627" table:style-name="ce1">
            <text:p>106936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PTIABC</text:p>
          </table:table-cell>
          <table:table-cell office:value-type="string" table:style-name="ce1">
            <text:p>DIDIER</text:p>
          </table:table-cell>
          <table:table-cell office:value-type="date" office:date-value="1985-05-21T00:00:00" table:style-name="ce4">
            <text:p>21/05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1EGE</text:p>
          </table:table-cell>
          <table:table-cell office:value-type="string" table:style-name="ce1">
            <text:p>Lic Eco-Gestion an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01553" table:style-name="ce1">
            <text:p>93015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BOABC</text:p>
          </table:table-cell>
          <table:table-cell office:value-type="string" table:style-name="ce1">
            <text:p>ANNE</text:p>
          </table:table-cell>
          <table:table-cell office:value-type="date" office:date-value="1972-08-15T00:00:00" table:style-name="ce4">
            <text:p>15/08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A1</text:p>
          </table:table-cell>
          <table:table-cell office:value-type="string" table:style-name="ce1">
            <text:p>DIU AURICULOTHERAPIE an1</text:p>
          </table:table-cell>
          <table:table-cell office:value-type="float" office:value="17.03" table:style-name="ce1">
            <text:p>17,0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86476" table:style-name="ce1">
            <text:p>114864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LEKABC</text:p>
          </table:table-cell>
          <table:table-cell office:value-type="string" table:style-name="ce1">
            <text:p>SOPHIE</text:p>
          </table:table-cell>
          <table:table-cell office:value-type="date" office:date-value="1982-03-19T00:00:00" table:style-name="ce4">
            <text:p>19/03/1982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8.4250000000000007" table:style-name="ce1">
            <text:p>8,4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84499" table:style-name="ce1">
            <text:p>104844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LEKABC</text:p>
          </table:table-cell>
          <table:table-cell office:value-type="string" table:style-name="ce1">
            <text:p>SOPHIE</text:p>
          </table:table-cell>
          <table:table-cell office:value-type="date" office:date-value="1982-12-10T00:00:00" table:style-name="ce4">
            <text:p>10/12/1982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11.55" table:style-name="ce1">
            <text:p>11,5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85163" table:style-name="ce1">
            <text:p>107851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FFEABC</text:p>
          </table:table-cell>
          <table:table-cell office:value-type="string" table:style-name="ce1">
            <text:p>LESLIE</text:p>
          </table:table-cell>
          <table:table-cell office:value-type="date" office:date-value="1980-12-28T00:00:00" table:style-name="ce4">
            <text:p>28/1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7.4590000000000005" table:style-name="ce1">
            <text:p>7,45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09371" table:style-name="ce1">
            <text:p>105093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FFEABC</text:p>
          </table:table-cell>
          <table:table-cell office:value-type="string" table:style-name="ce1">
            <text:p>LESLIE</text:p>
          </table:table-cell>
          <table:table-cell office:value-type="date" office:date-value="1974-06-07T00:00:00" table:style-name="ce4">
            <text:p>07/06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8.8230000000000004" table:style-name="ce1">
            <text:p>8,82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74864" table:style-name="ce1">
            <text:p>105748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SOMABC</text:p>
          </table:table-cell>
          <table:table-cell office:value-type="string" table:style-name="ce1">
            <text:p>AUDREY</text:p>
          </table:table-cell>
          <table:table-cell office:value-type="date" office:date-value="1969-10-24T00:00:00" table:style-name="ce4">
            <text:p>24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A</text:p>
          </table:table-cell>
          <table:table-cell office:value-type="string" table:style-name="ce1">
            <text:p>Lic STAPS sp. APA an3</text:p>
          </table:table-cell>
          <table:table-cell office:value-type="float" office:value="5.01" table:style-name="ce1">
            <text:p>5,0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17438" table:style-name="ce1">
            <text:p>93174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SOMABC</text:p>
          </table:table-cell>
          <table:table-cell office:value-type="string" table:style-name="ce1">
            <text:p>AUDREY</text:p>
          </table:table-cell>
          <table:table-cell office:value-type="date" office:date-value="1979-07-01T00:00:00" table:style-name="ce4">
            <text:p>01/07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A</text:p>
          </table:table-cell>
          <table:table-cell office:value-type="string" table:style-name="ce1">
            <text:p>Lic STAPS sp. APA an3</text:p>
          </table:table-cell>
          <table:table-cell office:value-type="float" office:value="5.1000000000000005" table:style-name="ce1">
            <text:p>5,1</text:p>
          </table:table-cell>
          <table:table-cell office:value-type="string" table:style-name="ce1">
            <text:p>AJ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9689807" table:style-name="ce1">
            <text:p>96898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FFAABC</text:p>
          </table:table-cell>
          <table:table-cell office:value-type="string" table:style-name="ce1">
            <text:p>NORDINE</text:p>
          </table:table-cell>
          <table:table-cell office:value-type="date" office:date-value="1979-02-16T00:00:00" table:style-name="ce4">
            <text:p>16/0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PNA</text:p>
          </table:table-cell>
          <table:table-cell office:value-type="string" table:style-name="ce1">
            <text:p>Master2 Physique Nanotech</text:p>
          </table:table-cell>
          <table:table-cell office:value-type="float" office:value="7.54" table:style-name="ce1">
            <text:p>7,54</text:p>
          </table:table-cell>
          <table:table-cell office:value-type="string" table:style-name="ce1">
            <text:p>AJ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9404393" table:style-name="ce1">
            <text:p>94043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FFAABC</text:p>
          </table:table-cell>
          <table:table-cell office:value-type="string" table:style-name="ce1">
            <text:p>NORDINE</text:p>
          </table:table-cell>
          <table:table-cell office:value-type="date" office:date-value="1980-04-20T00:00:00" table:style-name="ce4">
            <text:p>20/04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PNA</text:p>
          </table:table-cell>
          <table:table-cell office:value-type="string" table:style-name="ce1">
            <text:p>Master2 Physique Nanotech</text:p>
          </table:table-cell>
          <table:table-cell office:value-type="float" office:value="11.84" table:style-name="ce1">
            <text:p>11,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45609" table:style-name="ce1">
            <text:p>106456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OUAABC</text:p>
          </table:table-cell>
          <table:table-cell office:value-type="string" table:style-name="ce1">
            <text:p>SABEHA</text:p>
          </table:table-cell>
          <table:table-cell office:value-type="date" office:date-value="1979-05-08T00:00:00" table:style-name="ce4">
            <text:p>08/05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3.3" table:style-name="ce1">
            <text:p>13,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04839" table:style-name="ce1">
            <text:p>108048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TOBABC</text:p>
          </table:table-cell>
          <table:table-cell office:value-type="string" table:style-name="ce1">
            <text:p>RODRIGUE</text:p>
          </table:table-cell>
          <table:table-cell office:value-type="date" office:date-value="1974-02-04T00:00:00" table:style-name="ce4">
            <text:p>04/02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RH3</text:p>
          </table:table-cell>
          <table:table-cell office:value-type="string" table:style-name="ce1">
            <text:p>LIC PRO GRH op AP PS (FC)</text:p>
          </table:table-cell>
          <table:table-cell office:value-type="float" office:value="11.93" table:style-name="ce1">
            <text:p>11,9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83637" table:style-name="ce1">
            <text:p>988363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ADIABC</text:p>
          </table:table-cell>
          <table:table-cell office:value-type="string" table:style-name="ce1">
            <text:p>KARIMA</text:p>
          </table:table-cell>
          <table:table-cell office:value-type="date" office:date-value="1980-02-26T00:00:00" table:style-name="ce4">
            <text:p>26/0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GR3</text:p>
          </table:table-cell>
          <table:table-cell office:value-type="string" table:style-name="ce1">
            <text:p>DUT GEA op. RH (FC)</text:p>
          </table:table-cell>
          <table:table-cell office:value-type="float" office:value="13.07" table:style-name="ce1">
            <text:p>13,0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84229" table:style-name="ce1">
            <text:p>90842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AN-ABC</text:p>
          </table:table-cell>
          <table:table-cell office:value-type="string" table:style-name="ce1">
            <text:p>KIM</text:p>
          </table:table-cell>
          <table:table-cell office:value-type="date" office:date-value="1972-10-08T00:00:00" table:style-name="ce4">
            <text:p>08/10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1328334" table:style-name="ce1">
            <text:p>113283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AN-ABC</text:p>
          </table:table-cell>
          <table:table-cell office:value-type="string" table:style-name="ce1">
            <text:p>KIM</text:p>
          </table:table-cell>
          <table:table-cell office:value-type="date" office:date-value="1975-02-09T00:00:00" table:style-name="ce4">
            <text:p>09/0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7.29" table:style-name="ce1">
            <text:p>7,2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74953" table:style-name="ce1">
            <text:p>107749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HEABC</text:p>
          </table:table-cell>
          <table:table-cell office:value-type="string" table:style-name="ce1">
            <text:p>FATHIA</text:p>
          </table:table-cell>
          <table:table-cell office:value-type="date" office:date-value="1979-12-02T00:00:00" table:style-name="ce4">
            <text:p>02/1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ACO</text:p>
          </table:table-cell>
          <table:table-cell office:value-type="string" table:style-name="ce1">
            <text:p>Master2Pro Aff et Commer</text:p>
          </table:table-cell>
          <table:table-cell office:value-type="float" office:value="12.815000000000001" table:style-name="ce1">
            <text:p>12,8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93109" table:style-name="ce1">
            <text:p>96931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NABC</text:p>
          </table:table-cell>
          <table:table-cell office:value-type="string" table:style-name="ce1">
            <text:p>SONIA</text:p>
          </table:table-cell>
          <table:table-cell office:value-type="date" office:date-value="1975-02-07T00:00:00" table:style-name="ce4">
            <text:p>07/0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5.55" table:style-name="ce1">
            <text:p>5,5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04942" table:style-name="ce1">
            <text:p>89049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BABC</text:p>
          </table:table-cell>
          <table:table-cell office:value-type="string" table:style-name="ce1">
            <text:p>KARIMA</text:p>
          </table:table-cell>
          <table:table-cell office:value-type="date" office:date-value="1978-01-22T00:00:00" table:style-name="ce4">
            <text:p>22/0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43" table:style-name="ce1">
            <text:p>11,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71009" table:style-name="ce1">
            <text:p>1007100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ZEBIABC</text:p>
          </table:table-cell>
          <table:table-cell office:value-type="string" table:style-name="ce1">
            <text:p>KOUABIA CEDRIC</text:p>
          </table:table-cell>
          <table:table-cell office:value-type="date" office:date-value="1985-01-29T00:00:00" table:style-name="ce4">
            <text:p>29/0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14" table:style-name="ce1">
            <text:p>10,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96830" table:style-name="ce1">
            <text:p>109968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ANABC</text:p>
          </table:table-cell>
          <table:table-cell office:value-type="string" table:style-name="ce1">
            <text:p>TAWFIK</text:p>
          </table:table-cell>
          <table:table-cell office:value-type="date" office:date-value="1967-07-11T00:00:00" table:style-name="ce4">
            <text:p>11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3.7290000000000001" table:style-name="ce1">
            <text:p>3,72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73198" table:style-name="ce1">
            <text:p>105731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OUABC</text:p>
          </table:table-cell>
          <table:table-cell office:value-type="string" table:style-name="ce1">
            <text:p>MOHAMED</text:p>
          </table:table-cell>
          <table:table-cell office:value-type="date" office:date-value="1987-07-26T00:00:00" table:style-name="ce4">
            <text:p>26/07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4.6000000000000005" table:style-name="ce1">
            <text:p>4,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12942" table:style-name="ce1">
            <text:p>93129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ZICABC</text:p>
          </table:table-cell>
          <table:table-cell office:value-type="string" table:style-name="ce1">
            <text:p>MURAD</text:p>
          </table:table-cell>
          <table:table-cell office:value-type="date" office:date-value="1975-01-23T00:00:00" table:style-name="ce4">
            <text:p>23/0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B</text:p>
          </table:table-cell>
          <table:table-cell office:value-type="string" table:style-name="ce1">
            <text:p>Lic Sc de la Vie an3 Biom</text:p>
          </table:table-cell>
          <table:table-cell office:value-type="float" office:value="10.204000000000001" table:style-name="ce1">
            <text:p>10,204</text:p>
          </table:table-cell>
          <table:table-cell office:value-type="string" table:style-name="ce1">
            <text:p>ADM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10505957" table:style-name="ce1">
            <text:p>105059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ELSABC</text:p>
          </table:table-cell>
          <table:table-cell office:value-type="string" table:style-name="ce1">
            <text:p>PERRINE</text:p>
          </table:table-cell>
          <table:table-cell office:value-type="date" office:date-value="1968-07-04T00:00:00" table:style-name="ce4">
            <text:p>04/07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63" table:style-name="ce1">
            <text:p>14,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29646" table:style-name="ce1">
            <text:p>93296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CABC</text:p>
          </table:table-cell>
          <table:table-cell office:value-type="string" table:style-name="ce1">
            <text:p>SOUHILA</text:p>
          </table:table-cell>
          <table:table-cell office:value-type="date" office:date-value="1983-11-20T00:00:00" table:style-name="ce4">
            <text:p>20/11/1983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1.3340000000000001" table:style-name="ce1">
            <text:p>1,3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89301" table:style-name="ce1">
            <text:p>91893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TEVABC</text:p>
          </table:table-cell>
          <table:table-cell office:value-type="string" table:style-name="ce1">
            <text:p>LORNA</text:p>
          </table:table-cell>
          <table:table-cell office:value-type="date" office:date-value="1974-10-06T00:00:00" table:style-name="ce4">
            <text:p>06/10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2.583" table:style-name="ce1">
            <text:p>12,58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42000" table:style-name="ce1">
            <text:p>10742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OUABC</text:p>
          </table:table-cell>
          <table:table-cell office:value-type="string" table:style-name="ce1">
            <text:p>IDIR</text:p>
          </table:table-cell>
          <table:table-cell office:value-type="date" office:date-value="1972-07-01T00:00:00" table:style-name="ce4">
            <text:p>01/07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RT3</text:p>
          </table:table-cell>
          <table:table-cell office:value-type="string" table:style-name="ce1">
            <text:p>DUT R et T an2 (FC)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NAR</text:p>
          </table:table-cell>
          <table:table-cell table:number-columns-repeated="16373" table:style-name="ce1"/>
        </table:table-row>
        <table:table-row table:style-name="ro1">
          <table:table-cell office:value-type="float" office:value="9394220" table:style-name="ce1">
            <text:p>93942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KEABC</text:p>
          </table:table-cell>
          <table:table-cell office:value-type="string" table:style-name="ce1">
            <text:p>AMINE</text:p>
          </table:table-cell>
          <table:table-cell office:value-type="date" office:date-value="1968-11-24T00:00:00" table:style-name="ce4">
            <text:p>24/11/1968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5PNA</text:p>
          </table:table-cell>
          <table:table-cell office:value-type="string" table:style-name="ce1">
            <text:p>Master2 Physique Nanotech</text:p>
          </table:table-cell>
          <table:table-cell office:value-type="float" office:value="10.19" table:style-name="ce1">
            <text:p>10,19</text:p>
          </table:table-cell>
          <table:table-cell office:value-type="string" table:style-name="ce1">
            <text:p>AJ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0226533" table:style-name="ce1">
            <text:p>102265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KEABC</text:p>
          </table:table-cell>
          <table:table-cell office:value-type="string" table:style-name="ce1">
            <text:p>AMINE</text:p>
          </table:table-cell>
          <table:table-cell office:value-type="date" office:date-value="1971-07-14T00:00:00" table:style-name="ce4">
            <text:p>14/07/1971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5PNA</text:p>
          </table:table-cell>
          <table:table-cell office:value-type="string" table:style-name="ce1">
            <text:p>Master2 Physique Nanotech</text:p>
          </table:table-cell>
          <table:table-cell office:value-type="float" office:value="10.24" table:style-name="ce1">
            <text:p>10,2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92945" table:style-name="ce1">
            <text:p>989294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EABC</text:p>
          </table:table-cell>
          <table:table-cell office:value-type="string" table:style-name="ce1">
            <text:p>ASSAGBAIN</text:p>
          </table:table-cell>
          <table:table-cell office:value-type="date" office:date-value="1972-09-14T00:00:00" table:style-name="ce4">
            <text:p>14/09/1972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61" table:style-name="ce1">
            <text:p>12,6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36826" table:style-name="ce1">
            <text:p>107368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ATYABC</text:p>
          </table:table-cell>
          <table:table-cell office:value-type="string" table:style-name="ce1">
            <text:p>VIANNEY</text:p>
          </table:table-cell>
          <table:table-cell office:value-type="date" office:date-value="1974-08-14T00:00:00" table:style-name="ce4">
            <text:p>14/08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2919999999999998" table:style-name="ce1">
            <text:p>8,29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60183" table:style-name="ce1">
            <text:p>1086018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KAMABC</text:p>
          </table:table-cell>
          <table:table-cell office:value-type="string" table:style-name="ce1">
            <text:p>KOMLAN</text:p>
          </table:table-cell>
          <table:table-cell office:value-type="date" office:date-value="1971-01-15T00:00:00" table:style-name="ce4">
            <text:p>15/01/1971</text:p>
          </table:table-cell>
          <table:table-cell office:value-type="string" table:style-name="ce1">
            <text:p>345</text:p>
          </table:table-cell>
          <table:table-cell office:value-type="string" table:style-name="ce1">
            <text:p>TOGOLAIS(E)</text:p>
          </table:table-cell>
          <table:table-cell office:value-type="string" table:style-name="ce1">
            <text:p>V3EI3</text:p>
          </table:table-cell>
          <table:table-cell office:value-type="string" table:style-name="ce1">
            <text:p>LIC PRO EE sp EIIAIT (FC)</text:p>
          </table:table-cell>
          <table:table-cell office:value-type="float" office:value="11.06" table:style-name="ce1">
            <text:p>11,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45249" table:style-name="ce1">
            <text:p>105452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4970ABC</text:p>
          </table:table-cell>
          <table:table-cell office:value-type="string" table:style-name="ce1">
            <text:p>SAMEH</text:p>
          </table:table-cell>
          <table:table-cell office:value-type="date" office:date-value="1970-07-07T00:00:00" table:style-name="ce4">
            <text:p>07/07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77" table:style-name="ce1">
            <text:p>13,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54774" table:style-name="ce1">
            <text:p>105547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CHAABC</text:p>
          </table:table-cell>
          <table:table-cell office:value-type="string" table:style-name="ce1">
            <text:p>SAMUEL</text:p>
          </table:table-cell>
          <table:table-cell office:value-type="date" office:date-value="1970-08-02T00:00:00" table:style-name="ce4">
            <text:p>02/08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5.367000000000001" table:style-name="ce1">
            <text:p>15,3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98573" table:style-name="ce1">
            <text:p>91985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ROABC</text:p>
          </table:table-cell>
          <table:table-cell office:value-type="string" table:style-name="ce1">
            <text:p>RAHINATOU</text:p>
          </table:table-cell>
          <table:table-cell office:value-type="date" office:date-value="1979-01-18T00:00:00" table:style-name="ce4">
            <text:p>18/01/1979</text:p>
          </table:table-cell>
          <table:table-cell office:value-type="string" table:style-name="ce1">
            <text:p>331</text:p>
          </table:table-cell>
          <table:table-cell office:value-type="string" table:style-name="ce1">
            <text:p>BURKINABE</text:p>
          </table:table-cell>
          <table:table-cell office:value-type="string" table:style-name="ce1">
            <text:p>L4SLA</text:p>
          </table:table-cell>
          <table:table-cell office:value-type="string" table:style-name="ce1">
            <text:p>Master1 SLATEL - <text:s/>Anglais</text:p>
          </table:table-cell>
          <table:table-cell office:value-type="float" office:value="7.0870000000000006" table:style-name="ce1">
            <text:p>7,08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80851" table:style-name="ce1">
            <text:p>109808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UNABC</text:p>
          </table:table-cell>
          <table:table-cell office:value-type="string" table:style-name="ce1">
            <text:p>ANNE MARIE</text:p>
          </table:table-cell>
          <table:table-cell office:value-type="date" office:date-value="1968-11-02T00:00:00" table:style-name="ce4">
            <text:p>02/1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58" table:style-name="ce1">
            <text:p>14,5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64772" table:style-name="ce1">
            <text:p>90647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LBABC</text:p>
          </table:table-cell>
          <table:table-cell office:value-type="string" table:style-name="ce1">
            <text:p>DOMINIQUE</text:p>
          </table:table-cell>
          <table:table-cell office:value-type="date" office:date-value="1986-01-09T00:00:00" table:style-name="ce4">
            <text:p>09/0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FS3</text:p>
          </table:table-cell>
          <table:table-cell office:value-type="string" table:style-name="ce1">
            <text:p>Master2 IFS (FC)</text:p>
          </table:table-cell>
          <table:table-cell office:value-type="float" office:value="16.170000000000002" table:style-name="ce1">
            <text:p>16,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28297" table:style-name="ce1">
            <text:p>112282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ONABC</text:p>
          </table:table-cell>
          <table:table-cell office:value-type="string" table:style-name="ce1">
            <text:p>PASCALE</text:p>
          </table:table-cell>
          <table:table-cell office:value-type="date" office:date-value="1983-05-24T00:00:00" table:style-name="ce4">
            <text:p>24/05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FS3</text:p>
          </table:table-cell>
          <table:table-cell office:value-type="string" table:style-name="ce1">
            <text:p>Master2 IFS (FC)</text:p>
          </table:table-cell>
          <table:table-cell office:value-type="float" office:value="15.24" table:style-name="ce1">
            <text:p>15,2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65710" table:style-name="ce1">
            <text:p>97657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AKAABC</text:p>
          </table:table-cell>
          <table:table-cell office:value-type="string" table:style-name="ce1">
            <text:p>JUNKO</text:p>
          </table:table-cell>
          <table:table-cell office:value-type="date" office:date-value="1973-04-05T00:00:00" table:style-name="ce4">
            <text:p>05/04/1973</text:p>
          </table:table-cell>
          <table:table-cell office:value-type="string" table:style-name="ce1">
            <text:p>217</text:p>
          </table:table-cell>
          <table:table-cell office:value-type="string" table:style-name="ce1">
            <text:p>JAPON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0.667" table:style-name="ce1">
            <text:p>10,6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48291" table:style-name="ce1">
            <text:p>104482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OUABC</text:p>
          </table:table-cell>
          <table:table-cell office:value-type="string" table:style-name="ce1">
            <text:p>NADIA</text:p>
          </table:table-cell>
          <table:table-cell office:value-type="date" office:date-value="1966-12-26T00:00:00" table:style-name="ce4">
            <text:p>26/1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5.3540000000000001" table:style-name="ce1">
            <text:p>5,35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70591" table:style-name="ce1">
            <text:p>107705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SERABC</text:p>
          </table:table-cell>
          <table:table-cell office:value-type="string" table:style-name="ce1">
            <text:p>JOHANNA</text:p>
          </table:table-cell>
          <table:table-cell office:value-type="date" office:date-value="1977-09-10T00:00:00" table:style-name="ce4">
            <text:p>10/09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2.528" table:style-name="ce1">
            <text:p>12,52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24841" table:style-name="ce1">
            <text:p>102248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DOABC</text:p>
          </table:table-cell>
          <table:table-cell office:value-type="string" table:style-name="ce1">
            <text:p>NINA-PRISCA</text:p>
          </table:table-cell>
          <table:table-cell office:value-type="date" office:date-value="1976-08-18T00:00:00" table:style-name="ce4">
            <text:p>18/08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PS4</text:p>
          </table:table-cell>
          <table:table-cell office:value-type="string" table:style-name="ce1">
            <text:p>Lic AES an3 pa.APS(ITSRS)</text:p>
          </table:table-cell>
          <table:table-cell office:value-type="float" office:value="9.9690000000000012" table:style-name="ce1">
            <text:p>9,96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99857" table:style-name="ce1">
            <text:p>94998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DOABC</text:p>
          </table:table-cell>
          <table:table-cell office:value-type="string" table:style-name="ce1">
            <text:p>NINA-PRISCA</text:p>
          </table:table-cell>
          <table:table-cell office:value-type="date" office:date-value="1971-05-10T00:00:00" table:style-name="ce4">
            <text:p>10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PS4</text:p>
          </table:table-cell>
          <table:table-cell office:value-type="string" table:style-name="ce1">
            <text:p>Lic AES an3 pa.APS(ITSRS)</text:p>
          </table:table-cell>
          <table:table-cell office:value-type="float" office:value="10.188000000000001" table:style-name="ce1">
            <text:p>10,18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70634" table:style-name="ce1">
            <text:p>95706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ZAABC</text:p>
          </table:table-cell>
          <table:table-cell office:value-type="string" table:style-name="ce1">
            <text:p>SAMIR</text:p>
          </table:table-cell>
          <table:table-cell office:value-type="date" office:date-value="1973-03-09T00:00:00" table:style-name="ce4">
            <text:p>09/03/1973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B4BNS</text:p>
          </table:table-cell>
          <table:table-cell office:value-type="string" table:style-name="ce1">
            <text:p>Master1 EBN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9254812" table:style-name="ce1">
            <text:p>92548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XABC</text:p>
          </table:table-cell>
          <table:table-cell office:value-type="string" table:style-name="ce1">
            <text:p>CATHERINE</text:p>
          </table:table-cell>
          <table:table-cell office:value-type="date" office:date-value="1981-12-14T00:00:00" table:style-name="ce4">
            <text:p>14/1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694000000000001" table:style-name="ce1">
            <text:p>13,69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40909" table:style-name="ce1">
            <text:p>994090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ZOUABC</text:p>
          </table:table-cell>
          <table:table-cell office:value-type="string" table:style-name="ce1">
            <text:p>FOUSI</text:p>
          </table:table-cell>
          <table:table-cell office:value-type="date" office:date-value="1970-10-26T00:00:00" table:style-name="ce4">
            <text:p>26/10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4.47" table:style-name="ce1">
            <text:p>4,4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13639" table:style-name="ce1">
            <text:p>94136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ZOUABC</text:p>
          </table:table-cell>
          <table:table-cell office:value-type="string" table:style-name="ce1">
            <text:p>FOUSI</text:p>
          </table:table-cell>
          <table:table-cell office:value-type="date" office:date-value="1973-05-25T00:00:00" table:style-name="ce4">
            <text:p>25/05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4.47" table:style-name="ce1">
            <text:p>4,4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9540115" table:style-name="ce1">
            <text:p>95401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ONABC</text:p>
          </table:table-cell>
          <table:table-cell office:value-type="string" table:style-name="ce1">
            <text:p>ALEXA</text:p>
          </table:table-cell>
          <table:table-cell office:value-type="date" office:date-value="1968-11-10T00:00:00" table:style-name="ce4">
            <text:p>10/1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8.8170000000000002" table:style-name="ce1">
            <text:p>8,81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64766" table:style-name="ce1">
            <text:p>97647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ONABC</text:p>
          </table:table-cell>
          <table:table-cell office:value-type="string" table:style-name="ce1">
            <text:p>ALEXA</text:p>
          </table:table-cell>
          <table:table-cell office:value-type="date" office:date-value="1967-07-21T00:00:00" table:style-name="ce4">
            <text:p>21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11.817" table:style-name="ce1">
            <text:p>11,8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15353" table:style-name="ce1">
            <text:p>114153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NTAABC</text:p>
          </table:table-cell>
          <table:table-cell office:value-type="string" table:style-name="ce1">
            <text:p>MASUNGA</text:p>
          </table:table-cell>
          <table:table-cell office:value-type="date" office:date-value="1980-11-10T00:00:00" table:style-name="ce4">
            <text:p>10/11/1980</text:p>
          </table:table-cell>
          <table:table-cell office:value-type="string" table:style-name="ce1">
            <text:p>312</text:p>
          </table:table-cell>
          <table:table-cell office:value-type="string" table:style-name="ce1">
            <text:p>ZAIRO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656000000000001" table:style-name="ce1">
            <text:p>10,65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18689" table:style-name="ce1">
            <text:p>90186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TAABC</text:p>
          </table:table-cell>
          <table:table-cell office:value-type="string" table:style-name="ce1">
            <text:p>BATOTA</text:p>
          </table:table-cell>
          <table:table-cell office:value-type="date" office:date-value="1976-06-02T00:00:00" table:style-name="ce4">
            <text:p>02/06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PAP</text:p>
          </table:table-cell>
          <table:table-cell office:value-type="string" table:style-name="ce1">
            <text:p>Master1 PAP</text:p>
          </table:table-cell>
          <table:table-cell office:value-type="float" office:value="11.036000000000001" table:style-name="ce1">
            <text:p>11,03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16721" table:style-name="ce1">
            <text:p>95167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ISABC</text:p>
          </table:table-cell>
          <table:table-cell office:value-type="string" table:style-name="ce1">
            <text:p>MARIE ROLANDE</text:p>
          </table:table-cell>
          <table:table-cell office:value-type="date" office:date-value="1970-06-24T00:00:00" table:style-name="ce4">
            <text:p>24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183" table:style-name="ce1">
            <text:p>10,18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77684" table:style-name="ce1">
            <text:p>109776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DJDABC</text:p>
          </table:table-cell>
          <table:table-cell office:value-type="string" table:style-name="ce1">
            <text:p>NAIMA</text:p>
          </table:table-cell>
          <table:table-cell office:value-type="date" office:date-value="1976-12-28T00:00:00" table:style-name="ce4">
            <text:p>28/1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1.276" table:style-name="ce1">
            <text:p>11,27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46434" table:style-name="ce1">
            <text:p>93464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DJDABC</text:p>
          </table:table-cell>
          <table:table-cell office:value-type="string" table:style-name="ce1">
            <text:p>NAIMA</text:p>
          </table:table-cell>
          <table:table-cell office:value-type="date" office:date-value="1983-01-07T00:00:00" table:style-name="ce4">
            <text:p>07/0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1.692" table:style-name="ce1">
            <text:p>11,6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00416" table:style-name="ce1">
            <text:p>102004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MOABC</text:p>
          </table:table-cell>
          <table:table-cell office:value-type="string" table:style-name="ce1">
            <text:p>MOHAMED</text:p>
          </table:table-cell>
          <table:table-cell office:value-type="date" office:date-value="1971-03-22T00:00:00" table:style-name="ce4">
            <text:p>22/03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73" table:style-name="ce1">
            <text:p>10,7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56952" table:style-name="ce1">
            <text:p>94569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IEABC</text:p>
          </table:table-cell>
          <table:table-cell office:value-type="string" table:style-name="ce1">
            <text:p>VANESSA</text:p>
          </table:table-cell>
          <table:table-cell office:value-type="date" office:date-value="1987-07-19T00:00:00" table:style-name="ce4">
            <text:p>19/07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PSY</text:p>
          </table:table-cell>
          <table:table-cell office:value-type="string" table:style-name="ce1">
            <text:p>Lic Psychologie an1</text:p>
          </table:table-cell>
          <table:table-cell office:value-type="float" office:value="11.796000000000001" table:style-name="ce1">
            <text:p>11,796</text:p>
          </table:table-cell>
          <table:table-cell office:value-type="string" table:style-name="ce1">
            <text:p>ADM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1417246" table:style-name="ce1">
            <text:p>1141724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I CABC</text:p>
          </table:table-cell>
          <table:table-cell office:value-type="string" table:style-name="ce1">
            <text:p>SALIM</text:p>
          </table:table-cell>
          <table:table-cell office:value-type="date" office:date-value="1987-04-29T00:00:00" table:style-name="ce4">
            <text:p>29/04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0714968" table:style-name="ce1">
            <text:p>107149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I CABC</text:p>
          </table:table-cell>
          <table:table-cell office:value-type="string" table:style-name="ce1">
            <text:p>SALIM</text:p>
          </table:table-cell>
          <table:table-cell office:value-type="date" office:date-value="1986-11-18T00:00:00" table:style-name="ce4">
            <text:p>18/1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24393" table:style-name="ce1">
            <text:p>95243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APABC</text:p>
          </table:table-cell>
          <table:table-cell office:value-type="string" table:style-name="ce1">
            <text:p>ANUJA</text:p>
          </table:table-cell>
          <table:table-cell office:value-type="date" office:date-value="1968-08-19T00:00:00" table:style-name="ce4">
            <text:p>19/08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52" table:style-name="ce1">
            <text:p>13,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24265" table:style-name="ce1">
            <text:p>108242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CHAABC</text:p>
          </table:table-cell>
          <table:table-cell office:value-type="string" table:style-name="ce1">
            <text:p>MARIE THERESE</text:p>
          </table:table-cell>
          <table:table-cell office:value-type="date" office:date-value="1981-04-29T00:00:00" table:style-name="ce4">
            <text:p>29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8</text:p>
          </table:table-cell>
          <table:table-cell office:value-type="string" table:style-name="ce1">
            <text:p>Lic Droit an3 (CA)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67633" table:style-name="ce1">
            <text:p>966763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NGABC</text:p>
          </table:table-cell>
          <table:table-cell office:value-type="string" table:style-name="ce1">
            <text:p>NANCYA</text:p>
          </table:table-cell>
          <table:table-cell office:value-type="date" office:date-value="1986-03-28T00:00:00" table:style-name="ce4">
            <text:p>28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7.7" table:style-name="ce1">
            <text:p>7,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06590" table:style-name="ce1">
            <text:p>103065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NNABC</text:p>
          </table:table-cell>
          <table:table-cell office:value-type="string" table:style-name="ce1">
            <text:p>NAIM</text:p>
          </table:table-cell>
          <table:table-cell office:value-type="date" office:date-value="1966-05-03T00:00:00" table:style-name="ce4">
            <text:p>03/05/1966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1.929" table:style-name="ce1">
            <text:p>11,92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23103" table:style-name="ce1">
            <text:p>98231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ZAABC</text:p>
          </table:table-cell>
          <table:table-cell office:value-type="string" table:style-name="ce1">
            <text:p>SORIA</text:p>
          </table:table-cell>
          <table:table-cell office:value-type="date" office:date-value="1981-06-24T00:00:00" table:style-name="ce4">
            <text:p>24/06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68" table:style-name="ce1">
            <text:p>11,6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05607" table:style-name="ce1">
            <text:p>100056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ADABC</text:p>
          </table:table-cell>
          <table:table-cell office:value-type="string" table:style-name="ce1">
            <text:p>DAVID</text:p>
          </table:table-cell>
          <table:table-cell office:value-type="date" office:date-value="1986-05-21T00:00:00" table:style-name="ce4">
            <text:p>21/05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0.885" table:style-name="ce1">
            <text:p>10,88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48496" table:style-name="ce1">
            <text:p>1024849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HAABC</text:p>
          </table:table-cell>
          <table:table-cell office:value-type="string" table:style-name="ce1">
            <text:p>MAHER</text:p>
          </table:table-cell>
          <table:table-cell office:value-type="date" office:date-value="1976-04-15T00:00:00" table:style-name="ce4">
            <text:p>15/04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66" table:style-name="ce1">
            <text:p>12,6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59631" table:style-name="ce1">
            <text:p>93596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NEDABC</text:p>
          </table:table-cell>
          <table:table-cell office:value-type="string" table:style-name="ce1">
            <text:p>SABAH</text:p>
          </table:table-cell>
          <table:table-cell office:value-type="date" office:date-value="1981-11-19T00:00:00" table:style-name="ce4">
            <text:p>19/1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2.526" table:style-name="ce1">
            <text:p>12,52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256526" table:style-name="ce1">
            <text:p>1025652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NEDABC</text:p>
          </table:table-cell>
          <table:table-cell office:value-type="string" table:style-name="ce1">
            <text:p>SABAH</text:p>
          </table:table-cell>
          <table:table-cell office:value-type="date" office:date-value="1980-03-18T00:00:00" table:style-name="ce4">
            <text:p>18/03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2.8" table:style-name="ce1">
            <text:p>12,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186345" table:style-name="ce1">
            <text:p>91863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ANABC</text:p>
          </table:table-cell>
          <table:table-cell office:value-type="string" table:style-name="ce1">
            <text:p>MOHAMMED</text:p>
          </table:table-cell>
          <table:table-cell office:value-type="date" office:date-value="1977-02-17T00:00:00" table:style-name="ce4">
            <text:p>17/02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10.74" table:style-name="ce1">
            <text:p>10,7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98750" table:style-name="ce1">
            <text:p>114987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JILABC</text:p>
          </table:table-cell>
          <table:table-cell office:value-type="string" table:style-name="ce1">
            <text:p>HAITHEM</text:p>
          </table:table-cell>
          <table:table-cell office:value-type="date" office:date-value="1972-07-17T00:00:00" table:style-name="ce4">
            <text:p>17/07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99" table:style-name="ce1">
            <text:p>10,9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84999" table:style-name="ce1">
            <text:p>97849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IEABC</text:p>
          </table:table-cell>
          <table:table-cell office:value-type="string" table:style-name="ce1">
            <text:p>CELIANE</text:p>
          </table:table-cell>
          <table:table-cell office:value-type="date" office:date-value="1969-01-01T00:00:00" table:style-name="ce4">
            <text:p>01/01/1969</text:p>
          </table:table-cell>
          <table:table-cell office:value-type="string" table:style-name="ce1">
            <text:p>333</text:p>
          </table:table-cell>
          <table:table-cell office:value-type="string" table:style-name="ce1">
            <text:p>MALGACHE</text:p>
          </table:table-cell>
          <table:table-cell office:value-type="string" table:style-name="ce1">
            <text:p>D4PAP</text:p>
          </table:table-cell>
          <table:table-cell office:value-type="string" table:style-name="ce1">
            <text:p>Master1 PAP</text:p>
          </table:table-cell>
          <table:table-cell office:value-type="float" office:value="10.002000000000001" table:style-name="ce1">
            <text:p>10,00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06728" table:style-name="ce1">
            <text:p>89067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AMABC</text:p>
          </table:table-cell>
          <table:table-cell office:value-type="string" table:style-name="ce1">
            <text:p>AMAR</text:p>
          </table:table-cell>
          <table:table-cell office:value-type="date" office:date-value="1978-03-27T00:00:00" table:style-name="ce4">
            <text:p>27/03/1978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91" table:style-name="ce1">
            <text:p>13,9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44319" table:style-name="ce1">
            <text:p>105443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AABC</text:p>
          </table:table-cell>
          <table:table-cell office:value-type="string" table:style-name="ce1">
            <text:p>VOLATIANA</text:p>
          </table:table-cell>
          <table:table-cell office:value-type="date" office:date-value="1968-10-17T00:00:00" table:style-name="ce4">
            <text:p>17/10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DD</text:p>
          </table:table-cell>
          <table:table-cell office:value-type="string" table:style-name="ce1">
            <text:p>Master2 HTC-TDDDE</text:p>
          </table:table-cell>
          <table:table-cell office:value-type="float" office:value="6.4170000000000007" table:style-name="ce1">
            <text:p>6,41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269583" table:style-name="ce1">
            <text:p>102695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AABC</text:p>
          </table:table-cell>
          <table:table-cell office:value-type="string" table:style-name="ce1">
            <text:p>VOLATIANA</text:p>
          </table:table-cell>
          <table:table-cell office:value-type="date" office:date-value="1980-07-30T00:00:00" table:style-name="ce4">
            <text:p>30/07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DD</text:p>
          </table:table-cell>
          <table:table-cell office:value-type="string" table:style-name="ce1">
            <text:p>Master2 HTC-TDDDE</text:p>
          </table:table-cell>
          <table:table-cell office:value-type="float" office:value="11.167" table:style-name="ce1">
            <text:p>11,16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07991" table:style-name="ce1">
            <text:p>112079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REABC</text:p>
          </table:table-cell>
          <table:table-cell office:value-type="string" table:style-name="ce1">
            <text:p>MARIE-LAURE</text:p>
          </table:table-cell>
          <table:table-cell office:value-type="date" office:date-value="1967-10-20T00:00:00" table:style-name="ce4">
            <text:p>20/10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EA</text:p>
          </table:table-cell>
          <table:table-cell office:value-type="string" table:style-name="ce1">
            <text:p>Master2Rec Psycho-CE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09304" table:style-name="ce1">
            <text:p>96093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TABC</text:p>
          </table:table-cell>
          <table:table-cell office:value-type="string" table:style-name="ce1">
            <text:p>GREKI <text:s/>YANNICK</text:p>
          </table:table-cell>
          <table:table-cell office:value-type="date" office:date-value="1975-04-07T00:00:00" table:style-name="ce4">
            <text:p>07/04/1975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9.077" table:style-name="ce1">
            <text:p>9,07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024205" table:style-name="ce1">
            <text:p>110242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TABC</text:p>
          </table:table-cell>
          <table:table-cell office:value-type="string" table:style-name="ce1">
            <text:p>GREKI <text:s/>YANNICK</text:p>
          </table:table-cell>
          <table:table-cell office:value-type="date" office:date-value="1967-01-10T00:00:00" table:style-name="ce4">
            <text:p>10/01/1967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10.021000000000001" table:style-name="ce1">
            <text:p>10,02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427441" table:style-name="ce1">
            <text:p>94274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YEABC</text:p>
          </table:table-cell>
          <table:table-cell office:value-type="string" table:style-name="ce1">
            <text:p>CLARISSE</text:p>
          </table:table-cell>
          <table:table-cell office:value-type="date" office:date-value="1976-07-29T00:00:00" table:style-name="ce4">
            <text:p>29/07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8.8920000000000012" table:style-name="ce1">
            <text:p>8,89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15961" table:style-name="ce1">
            <text:p>107159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YEABC</text:p>
          </table:table-cell>
          <table:table-cell office:value-type="string" table:style-name="ce1">
            <text:p>CLARISSE</text:p>
          </table:table-cell>
          <table:table-cell office:value-type="date" office:date-value="1970-09-29T00:00:00" table:style-name="ce4">
            <text:p>29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9.3090000000000011" table:style-name="ce1">
            <text:p>9,30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73778" table:style-name="ce1">
            <text:p>113737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ERABC</text:p>
          </table:table-cell>
          <table:table-cell office:value-type="string" table:style-name="ce1">
            <text:p>JEAN- FRANCOIS</text:p>
          </table:table-cell>
          <table:table-cell office:value-type="date" office:date-value="1978-06-25T00:00:00" table:style-name="ce4">
            <text:p>25/06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IFS3</text:p>
          </table:table-cell>
          <table:table-cell office:value-type="string" table:style-name="ce1">
            <text:p>Master1 IFS (FC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77442" table:style-name="ce1">
            <text:p>97774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NKABC</text:p>
          </table:table-cell>
          <table:table-cell office:value-type="string" table:style-name="ce1">
            <text:p>ORION <text:s text:c="2"/>DAVIE</text:p>
          </table:table-cell>
          <table:table-cell office:value-type="date" office:date-value="1986-07-05T00:00:00" table:style-name="ce4">
            <text:p>05/07/1986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7.6040000000000001" table:style-name="ce1">
            <text:p>7,60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05502" table:style-name="ce1">
            <text:p>112055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NKABC</text:p>
          </table:table-cell>
          <table:table-cell office:value-type="string" table:style-name="ce1">
            <text:p>ORION <text:s text:c="2"/>DAVIE</text:p>
          </table:table-cell>
          <table:table-cell office:value-type="date" office:date-value="1973-12-25T00:00:00" table:style-name="ce4">
            <text:p>25/12/1973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354000000000001" table:style-name="ce1">
            <text:p>10,35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69971" table:style-name="ce1">
            <text:p>99699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VINABC</text:p>
          </table:table-cell>
          <table:table-cell office:value-type="string" table:style-name="ce1">
            <text:p>SANDRINE</text:p>
          </table:table-cell>
          <table:table-cell office:value-type="date" office:date-value="1973-02-08T00:00:00" table:style-name="ce4">
            <text:p>08/0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TS</text:p>
          </table:table-cell>
          <table:table-cell office:value-type="string" table:style-name="ce1">
            <text:p>Master2Pro Psycho-PTS</text:p>
          </table:table-cell>
          <table:table-cell office:value-type="float" office:value="11.606" table:style-name="ce1">
            <text:p>11,6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04921" table:style-name="ce1">
            <text:p>102049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ELABC</text:p>
          </table:table-cell>
          <table:table-cell office:value-type="string" table:style-name="ce1">
            <text:p>HANA</text:p>
          </table:table-cell>
          <table:table-cell office:value-type="date" office:date-value="1987-01-27T00:00:00" table:style-name="ce4">
            <text:p>27/01/1987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BUEPS</text:p>
          </table:table-cell>
          <table:table-cell office:value-type="string" table:style-name="ce1">
            <text:p>DU EDUCATION POUR LA SANT</text:p>
          </table:table-cell>
          <table:table-cell office:value-type="float" office:value="13.5" table:style-name="ce1">
            <text:p>13,5</text:p>
          </table:table-cell>
          <table:table-cell table:number-columns-repeated="16374" table:style-name="ce1"/>
        </table:table-row>
        <table:table-row table:style-name="ro1">
          <table:table-cell office:value-type="float" office:value="8905839" table:style-name="ce1">
            <text:p>89058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SAABC</text:p>
          </table:table-cell>
          <table:table-cell office:value-type="string" table:style-name="ce1">
            <text:p>RAHMAN</text:p>
          </table:table-cell>
          <table:table-cell office:value-type="date" office:date-value="1966-12-23T00:00:00" table:style-name="ce4">
            <text:p>23/12/1966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G5PLS</text:p>
          </table:table-cell>
          <table:table-cell office:value-type="string" table:style-name="ce1">
            <text:p>Master2 Prog Log Surs</text:p>
          </table:table-cell>
          <table:table-cell office:value-type="float" office:value="8.7200000000000006" table:style-name="ce1">
            <text:p>8,72</text:p>
          </table:table-cell>
          <table:table-cell office:value-type="string" table:style-name="ce1">
            <text:p>AJ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11029989" table:style-name="ce1">
            <text:p>110299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SAABC</text:p>
          </table:table-cell>
          <table:table-cell office:value-type="string" table:style-name="ce1">
            <text:p>RAHMAN</text:p>
          </table:table-cell>
          <table:table-cell office:value-type="date" office:date-value="1983-02-01T00:00:00" table:style-name="ce4">
            <text:p>01/02/1983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G5PLS</text:p>
          </table:table-cell>
          <table:table-cell office:value-type="string" table:style-name="ce1">
            <text:p>Master2 Prog Log Surs</text:p>
          </table:table-cell>
          <table:table-cell office:value-type="float" office:value="8.7200000000000006" table:style-name="ce1">
            <text:p>8,7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16475" table:style-name="ce1">
            <text:p>107164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TINABC</text:p>
          </table:table-cell>
          <table:table-cell office:value-type="string" table:style-name="ce1">
            <text:p>EMINE</text:p>
          </table:table-cell>
          <table:table-cell office:value-type="date" office:date-value="1977-04-23T00:00:00" table:style-name="ce4">
            <text:p>23/04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PI</text:p>
          </table:table-cell>
          <table:table-cell office:value-type="string" table:style-name="ce1">
            <text:p>Master2Rech DPIE-Interne</text:p>
          </table:table-cell>
          <table:table-cell office:value-type="float" office:value="13.512" table:style-name="ce1">
            <text:p>13,5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64453" table:style-name="ce1">
            <text:p>98644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DIABC</text:p>
          </table:table-cell>
          <table:table-cell office:value-type="string" table:style-name="ce1">
            <text:p>MOHAMED</text:p>
          </table:table-cell>
          <table:table-cell office:value-type="date" office:date-value="1974-05-03T00:00:00" table:style-name="ce4">
            <text:p>03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4.851000000000001" table:style-name="ce1">
            <text:p>14,85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91518" table:style-name="ce1">
            <text:p>109915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LOUABC</text:p>
          </table:table-cell>
          <table:table-cell office:value-type="string" table:style-name="ce1">
            <text:p>FELICITE</text:p>
          </table:table-cell>
          <table:table-cell office:value-type="date" office:date-value="1976-05-03T00:00:00" table:style-name="ce4">
            <text:p>03/05/1976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782" table:style-name="ce1">
            <text:p>8,78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32670" table:style-name="ce1">
            <text:p>114326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LOUABC</text:p>
          </table:table-cell>
          <table:table-cell office:value-type="string" table:style-name="ce1">
            <text:p>FELICITE</text:p>
          </table:table-cell>
          <table:table-cell office:value-type="date" office:date-value="1968-10-14T00:00:00" table:style-name="ce4">
            <text:p>14/10/1968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0519999999999996" table:style-name="ce1">
            <text:p>9,05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16791" table:style-name="ce1">
            <text:p>104167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NGABC</text:p>
          </table:table-cell>
          <table:table-cell office:value-type="string" table:style-name="ce1">
            <text:p>ARNAUD</text:p>
          </table:table-cell>
          <table:table-cell office:value-type="date" office:date-value="1966-05-10T00:00:00" table:style-name="ce4">
            <text:p>10/05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1COM</text:p>
          </table:table-cell>
          <table:table-cell office:value-type="string" table:style-name="ce1">
            <text:p>Lic Info-Com an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30725" table:style-name="ce1">
            <text:p>96307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LOABC</text:p>
          </table:table-cell>
          <table:table-cell office:value-type="string" table:style-name="ce1">
            <text:p>ABDELSALAM</text:p>
          </table:table-cell>
          <table:table-cell office:value-type="date" office:date-value="1984-11-28T00:00:00" table:style-name="ce4">
            <text:p>28/11/1984</text:p>
          </table:table-cell>
          <table:table-cell office:value-type="string" table:style-name="ce1">
            <text:p>344</text:p>
          </table:table-cell>
          <table:table-cell office:value-type="string" table:style-name="ce1">
            <text:p>TCHADIEN(N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3.63" table:style-name="ce1">
            <text:p>3,63</text:p>
          </table:table-cell>
          <table:table-cell office:value-type="string" table:style-name="ce1">
            <text:p>AJ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8951955" table:style-name="ce1">
            <text:p>89519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LOABC</text:p>
          </table:table-cell>
          <table:table-cell office:value-type="string" table:style-name="ce1">
            <text:p>ABDELSALAM</text:p>
          </table:table-cell>
          <table:table-cell office:value-type="date" office:date-value="1973-10-09T00:00:00" table:style-name="ce4">
            <text:p>09/10/1973</text:p>
          </table:table-cell>
          <table:table-cell office:value-type="string" table:style-name="ce1">
            <text:p>344</text:p>
          </table:table-cell>
          <table:table-cell office:value-type="string" table:style-name="ce1">
            <text:p>TCHADIEN(N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4.3600000000000003" table:style-name="ce1">
            <text:p>4,3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87518" table:style-name="ce1">
            <text:p>106875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TEABC</text:p>
          </table:table-cell>
          <table:table-cell office:value-type="string" table:style-name="ce1">
            <text:p>NOEMIE</text:p>
          </table:table-cell>
          <table:table-cell office:value-type="date" office:date-value="1982-10-14T00:00:00" table:style-name="ce4">
            <text:p>14/10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3.59" table:style-name="ce1">
            <text:p>13,5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79890" table:style-name="ce1">
            <text:p>105798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MOABC</text:p>
          </table:table-cell>
          <table:table-cell office:value-type="string" table:style-name="ce1">
            <text:p>SIHAM</text:p>
          </table:table-cell>
          <table:table-cell office:value-type="date" office:date-value="1966-02-02T00:00:00" table:style-name="ce4">
            <text:p>02/0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85" table:style-name="ce1">
            <text:p>13,8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16760" table:style-name="ce1">
            <text:p>105167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LEABC</text:p>
          </table:table-cell>
          <table:table-cell office:value-type="string" table:style-name="ce1">
            <text:p>CHRISTELLE</text:p>
          </table:table-cell>
          <table:table-cell office:value-type="date" office:date-value="1981-12-02T00:00:00" table:style-name="ce4">
            <text:p>02/1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IE</text:p>
          </table:table-cell>
          <table:table-cell office:value-type="string" table:style-name="ce1">
            <text:p>Master2Rec DEI pa. Eco</text:p>
          </table:table-cell>
          <table:table-cell office:value-type="float" office:value="10.188000000000001" table:style-name="ce1">
            <text:p>10,18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98050" table:style-name="ce1">
            <text:p>94980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OPABC</text:p>
          </table:table-cell>
          <table:table-cell office:value-type="string" table:style-name="ce1">
            <text:p>DIADEL</text:p>
          </table:table-cell>
          <table:table-cell office:value-type="date" office:date-value="1981-06-23T00:00:00" table:style-name="ce4">
            <text:p>23/06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2CS</text:p>
          </table:table-cell>
          <table:table-cell office:value-type="string" table:style-name="ce1">
            <text:p>DUT CS op. AS an2</text:p>
          </table:table-cell>
          <table:table-cell office:value-type="float" office:value="12.575000000000001" table:style-name="ce1">
            <text:p>12,5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06659" table:style-name="ce1">
            <text:p>1100665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ESABC</text:p>
          </table:table-cell>
          <table:table-cell office:value-type="string" table:style-name="ce1">
            <text:p>ABDELMADJID</text:p>
          </table:table-cell>
          <table:table-cell office:value-type="date" office:date-value="1982-11-02T00:00:00" table:style-name="ce4">
            <text:p>02/11/1982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3.483000000000001" table:style-name="ce1">
            <text:p>13,48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12729" table:style-name="ce1">
            <text:p>92127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SAMABC</text:p>
          </table:table-cell>
          <table:table-cell office:value-type="string" table:style-name="ce1">
            <text:p>ABDERRAHMANE</text:p>
          </table:table-cell>
          <table:table-cell office:value-type="date" office:date-value="1970-04-11T00:00:00" table:style-name="ce4">
            <text:p>11/04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8.4160000000000004" table:style-name="ce1">
            <text:p>8,416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10056267" table:style-name="ce1">
            <text:p>100562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DRIABC</text:p>
          </table:table-cell>
          <table:table-cell office:value-type="string" table:style-name="ce1">
            <text:p>BRIGITTA</text:p>
          </table:table-cell>
          <table:table-cell office:value-type="date" office:date-value="1985-08-18T00:00:00" table:style-name="ce4">
            <text:p>18/08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7.6779999999999999" table:style-name="ce1">
            <text:p>7,67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46157" table:style-name="ce1">
            <text:p>114461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DRIABC</text:p>
          </table:table-cell>
          <table:table-cell office:value-type="string" table:style-name="ce1">
            <text:p>BRIGITTA</text:p>
          </table:table-cell>
          <table:table-cell office:value-type="date" office:date-value="1971-09-15T00:00:00" table:style-name="ce4">
            <text:p>15/09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7710000000000008" table:style-name="ce1">
            <text:p>9,7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25307" table:style-name="ce1">
            <text:p>114253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MAABC</text:p>
          </table:table-cell>
          <table:table-cell office:value-type="string" table:style-name="ce1">
            <text:p>MOHAMED</text:p>
          </table:table-cell>
          <table:table-cell office:value-type="date" office:date-value="1974-12-01T00:00:00" table:style-name="ce4">
            <text:p>01/12/1974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G4PAN</text:p>
          </table:table-cell>
          <table:table-cell office:value-type="string" table:style-name="ce1">
            <text:p>Master1 Phys Appl sp.Nano</text:p>
          </table:table-cell>
          <table:table-cell office:value-type="float" office:value="9.58" table:style-name="ce1">
            <text:p>9,58</text:p>
          </table:table-cell>
          <table:table-cell office:value-type="string" table:style-name="ce1">
            <text:p>AJ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0896163" table:style-name="ce1">
            <text:p>108961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MAABC</text:p>
          </table:table-cell>
          <table:table-cell office:value-type="string" table:style-name="ce1">
            <text:p>MOHAMED</text:p>
          </table:table-cell>
          <table:table-cell office:value-type="date" office:date-value="1972-10-03T00:00:00" table:style-name="ce4">
            <text:p>03/10/1972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G4PAN</text:p>
          </table:table-cell>
          <table:table-cell office:value-type="string" table:style-name="ce1">
            <text:p>Master1 Phys Appl sp.Nano</text:p>
          </table:table-cell>
          <table:table-cell office:value-type="float" office:value="10.93" table:style-name="ce1">
            <text:p>10,9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60384" table:style-name="ce1">
            <text:p>92603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MABC</text:p>
          </table:table-cell>
          <table:table-cell office:value-type="string" table:style-name="ce1">
            <text:p>FATMA</text:p>
          </table:table-cell>
          <table:table-cell office:value-type="date" office:date-value="1977-06-03T00:00:00" table:style-name="ce4">
            <text:p>03/06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.2" table:style-name="ce1">
            <text:p>1,2</text:p>
          </table:table-cell>
          <table:table-cell office:value-type="string" table:style-name="ce1">
            <text:p>AJ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8968693" table:style-name="ce1">
            <text:p>89686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MABC</text:p>
          </table:table-cell>
          <table:table-cell office:value-type="string" table:style-name="ce1">
            <text:p>FATMA</text:p>
          </table:table-cell>
          <table:table-cell office:value-type="date" office:date-value="1986-03-29T00:00:00" table:style-name="ce4">
            <text:p>29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.2" table:style-name="ce1">
            <text:p>1,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98862" table:style-name="ce1">
            <text:p>93988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DOUABC</text:p>
          </table:table-cell>
          <table:table-cell office:value-type="string" table:style-name="ce1">
            <text:p>SAMIA</text:p>
          </table:table-cell>
          <table:table-cell office:value-type="date" office:date-value="1976-04-20T00:00:00" table:style-name="ce4">
            <text:p>20/04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SST</text:p>
          </table:table-cell>
          <table:table-cell office:value-type="string" table:style-name="ce1">
            <text:p>Master1 SSO-SST</text:p>
          </table:table-cell>
          <table:table-cell office:value-type="float" office:value="11.597000000000001" table:style-name="ce1">
            <text:p>11,59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34869" table:style-name="ce1">
            <text:p>103348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HMAABC</text:p>
          </table:table-cell>
          <table:table-cell office:value-type="string" table:style-name="ce1">
            <text:p>DOUNIA</text:p>
          </table:table-cell>
          <table:table-cell office:value-type="date" office:date-value="1974-11-01T00:00:00" table:style-name="ce4">
            <text:p>01/1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AJ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1335076" table:style-name="ce1">
            <text:p>113350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HMAABC</text:p>
          </table:table-cell>
          <table:table-cell office:value-type="string" table:style-name="ce1">
            <text:p>DOUNIA</text:p>
          </table:table-cell>
          <table:table-cell office:value-type="date" office:date-value="1980-10-12T00:00:00" table:style-name="ce4">
            <text:p>12/10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07514" table:style-name="ce1">
            <text:p>96075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ORABC</text:p>
          </table:table-cell>
          <table:table-cell office:value-type="string" table:style-name="ce1">
            <text:p>IBRAHIM</text:p>
          </table:table-cell>
          <table:table-cell office:value-type="date" office:date-value="1979-04-02T00:00:00" table:style-name="ce4">
            <text:p>02/04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3.84" table:style-name="ce1">
            <text:p>3,84</text:p>
          </table:table-cell>
          <table:table-cell office:value-type="string" table:style-name="ce1">
            <text:p>AJ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9033694" table:style-name="ce1">
            <text:p>90336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ORABC</text:p>
          </table:table-cell>
          <table:table-cell office:value-type="string" table:style-name="ce1">
            <text:p>IBRAHIM</text:p>
          </table:table-cell>
          <table:table-cell office:value-type="date" office:date-value="1970-04-26T00:00:00" table:style-name="ce4">
            <text:p>26/04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4.8899999999999997" table:style-name="ce1">
            <text:p>4,8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21516" table:style-name="ce1">
            <text:p>104215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ZABABC</text:p>
          </table:table-cell>
          <table:table-cell office:value-type="string" table:style-name="ce1">
            <text:p>PETRONIE, ALEXANDRE</text:p>
          </table:table-cell>
          <table:table-cell office:value-type="date" office:date-value="1968-03-05T00:00:00" table:style-name="ce4">
            <text:p>05/03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1.388" table:style-name="ce1">
            <text:p>11,38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58378" table:style-name="ce1">
            <text:p>95583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MIABC</text:p>
          </table:table-cell>
          <table:table-cell office:value-type="string" table:style-name="ce1">
            <text:p>MOHAMED</text:p>
          </table:table-cell>
          <table:table-cell office:value-type="date" office:date-value="1986-02-16T00:00:00" table:style-name="ce4">
            <text:p>16/0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CE</text:p>
          </table:table-cell>
          <table:table-cell office:value-type="string" table:style-name="ce1">
            <text:p>Master2Pro Banq coop eu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22928" table:style-name="ce1">
            <text:p>92229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BABC</text:p>
          </table:table-cell>
          <table:table-cell office:value-type="string" table:style-name="ce1">
            <text:p>SMAHANE</text:p>
          </table:table-cell>
          <table:table-cell office:value-type="date" office:date-value="1968-07-19T00:00:00" table:style-name="ce4">
            <text:p>19/07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2</text:p>
          </table:table-cell>
          <table:table-cell office:value-type="string" table:style-name="ce1">
            <text:p>Master1 Banq fin Ass (AP)</text:p>
          </table:table-cell>
          <table:table-cell office:value-type="float" office:value="12.436" table:style-name="ce1">
            <text:p>12,43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78185" table:style-name="ce1">
            <text:p>102781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BORABC</text:p>
          </table:table-cell>
          <table:table-cell office:value-type="string" table:style-name="ce1">
            <text:p>NATHALIE</text:p>
          </table:table-cell>
          <table:table-cell office:value-type="date" office:date-value="1981-03-24T00:00:00" table:style-name="ce4">
            <text:p>24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RH3</text:p>
          </table:table-cell>
          <table:table-cell office:value-type="string" table:style-name="ce1">
            <text:p>LIC PRO GRH op AP PS (FC)</text:p>
          </table:table-cell>
          <table:table-cell office:value-type="float" office:value="10.87" table:style-name="ce1">
            <text:p>10,8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44906" table:style-name="ce1">
            <text:p>964490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ARABC</text:p>
          </table:table-cell>
          <table:table-cell office:value-type="string" table:style-name="ce1">
            <text:p>FLORENCE</text:p>
          </table:table-cell>
          <table:table-cell office:value-type="date" office:date-value="1985-09-25T00:00:00" table:style-name="ce4">
            <text:p>25/09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333" table:style-name="ce1">
            <text:p>13,3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32111" table:style-name="ce1">
            <text:p>92321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ETABC</text:p>
          </table:table-cell>
          <table:table-cell office:value-type="string" table:style-name="ce1">
            <text:p>ALI</text:p>
          </table:table-cell>
          <table:table-cell office:value-type="date" office:date-value="1966-08-26T00:00:00" table:style-name="ce4">
            <text:p>26/08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0.42300000000000004" table:style-name="ce1">
            <text:p>0,42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60558" table:style-name="ce1">
            <text:p>103605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AN-ABC</text:p>
          </table:table-cell>
          <table:table-cell office:value-type="string" table:style-name="ce1">
            <text:p>NADINE</text:p>
          </table:table-cell>
          <table:table-cell office:value-type="date" office:date-value="1976-02-24T00:00:00" table:style-name="ce4">
            <text:p>24/0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AST3</text:p>
          </table:table-cell>
          <table:table-cell office:value-type="string" table:style-name="ce1">
            <text:p>LIC PRO IS - TSCP (FC)</text:p>
          </table:table-cell>
          <table:table-cell office:value-type="float" office:value="12.739000000000001" table:style-name="ce1">
            <text:p>12,73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44917" table:style-name="ce1">
            <text:p>92449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TMIABC</text:p>
          </table:table-cell>
          <table:table-cell office:value-type="string" table:style-name="ce1">
            <text:p>NOUR ELHOUDA</text:p>
          </table:table-cell>
          <table:table-cell office:value-type="date" office:date-value="1973-05-29T00:00:00" table:style-name="ce4">
            <text:p>29/05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87" table:style-name="ce1">
            <text:p>10,8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68660" table:style-name="ce1">
            <text:p>90686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BASABC</text:p>
          </table:table-cell>
          <table:table-cell office:value-type="string" table:style-name="ce1">
            <text:p>KARIM</text:p>
          </table:table-cell>
          <table:table-cell office:value-type="date" office:date-value="1969-06-08T00:00:00" table:style-name="ce4">
            <text:p>08/06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78026" table:style-name="ce1">
            <text:p>102780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BASABC</text:p>
          </table:table-cell>
          <table:table-cell office:value-type="string" table:style-name="ce1">
            <text:p>KARIM</text:p>
          </table:table-cell>
          <table:table-cell office:value-type="date" office:date-value="1984-10-08T00:00:00" table:style-name="ce4">
            <text:p>08/10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74026" table:style-name="ce1">
            <text:p>96740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RDIABC</text:p>
          </table:table-cell>
          <table:table-cell office:value-type="string" table:style-name="ce1">
            <text:p>MOURAD</text:p>
          </table:table-cell>
          <table:table-cell office:value-type="date" office:date-value="1969-04-06T00:00:00" table:style-name="ce4">
            <text:p>06/04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0.004000000000001" table:style-name="ce1">
            <text:p>10,0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17889" table:style-name="ce1">
            <text:p>94178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SAABC</text:p>
          </table:table-cell>
          <table:table-cell office:value-type="string" table:style-name="ce1">
            <text:p>HAYATE</text:p>
          </table:table-cell>
          <table:table-cell office:value-type="date" office:date-value="1986-01-03T00:00:00" table:style-name="ce4">
            <text:p>03/0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2.04" table:style-name="ce1">
            <text:p>12,04</text:p>
          </table:table-cell>
          <table:table-cell office:value-type="string" table:style-name="ce1">
            <text:p>ADM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9626481" table:style-name="ce1">
            <text:p>962648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MOABC</text:p>
          </table:table-cell>
          <table:table-cell office:value-type="string" table:style-name="ce1">
            <text:p>REDOUANE</text:p>
          </table:table-cell>
          <table:table-cell office:value-type="date" office:date-value="1972-10-30T00:00:00" table:style-name="ce4">
            <text:p>30/10/1972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5RIM</text:p>
          </table:table-cell>
          <table:table-cell office:value-type="string" table:style-name="ce1">
            <text:p>Master2 Reseaux info ap</text:p>
          </table:table-cell>
          <table:table-cell office:value-type="float" office:value="10.75" table:style-name="ce1">
            <text:p>10,75</text:p>
          </table:table-cell>
          <table:table-cell office:value-type="string" table:style-name="ce1">
            <text:p>ADM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10402035" table:style-name="ce1">
            <text:p>104020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EDIABC</text:p>
          </table:table-cell>
          <table:table-cell office:value-type="string" table:style-name="ce1">
            <text:p>CAMILLE</text:p>
          </table:table-cell>
          <table:table-cell office:value-type="date" office:date-value="1968-09-06T00:00:00" table:style-name="ce4">
            <text:p>06/09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9.9600000000000009" table:style-name="ce1">
            <text:p>9,9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50082" table:style-name="ce1">
            <text:p>1065008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EDIABC</text:p>
          </table:table-cell>
          <table:table-cell office:value-type="string" table:style-name="ce1">
            <text:p>CAMILLE</text:p>
          </table:table-cell>
          <table:table-cell office:value-type="date" office:date-value="1972-08-07T00:00:00" table:style-name="ce4">
            <text:p>07/08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11.57" table:style-name="ce1">
            <text:p>11,57</text:p>
          </table:table-cell>
          <table:table-cell table:number-columns-repeated="16374" table:style-name="ce1"/>
        </table:table-row>
        <table:table-row table:style-name="ro1">
          <table:table-cell office:value-type="float" office:value="11118257" table:style-name="ce1">
            <text:p>111182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ISABC</text:p>
          </table:table-cell>
          <table:table-cell office:value-type="string" table:style-name="ce1">
            <text:p>GREGORY</text:p>
          </table:table-cell>
          <table:table-cell office:value-type="date" office:date-value="1966-01-05T00:00:00" table:style-name="ce4">
            <text:p>05/0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06" table:style-name="ce1">
            <text:p>11,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86369" table:style-name="ce1">
            <text:p>105863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RBABC</text:p>
          </table:table-cell>
          <table:table-cell office:value-type="string" table:style-name="ce1">
            <text:p>CLAIRE</text:p>
          </table:table-cell>
          <table:table-cell office:value-type="date" office:date-value="1967-07-26T00:00:00" table:style-name="ce4">
            <text:p>26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MT</text:p>
          </table:table-cell>
          <table:table-cell office:value-type="string" table:style-name="ce1">
            <text:p>DIU MECA TECH OBSTETRIC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32363" table:style-name="ce1">
            <text:p>100323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GENABC</text:p>
          </table:table-cell>
          <table:table-cell office:value-type="string" table:style-name="ce1">
            <text:p>MARIE PRICILLA</text:p>
          </table:table-cell>
          <table:table-cell office:value-type="date" office:date-value="1980-07-22T00:00:00" table:style-name="ce4">
            <text:p>22/07/1980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C5IC</text:p>
          </table:table-cell>
          <table:table-cell office:value-type="string" table:style-name="ce1">
            <text:p>Master2 Innovation en com</text:p>
          </table:table-cell>
          <table:table-cell office:value-type="float" office:value="6.2" table:style-name="ce1">
            <text:p>6,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45148" table:style-name="ce1">
            <text:p>1094514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NOABC</text:p>
          </table:table-cell>
          <table:table-cell office:value-type="string" table:style-name="ce1">
            <text:p>CHRISTINA</text:p>
          </table:table-cell>
          <table:table-cell office:value-type="date" office:date-value="1969-06-13T00:00:00" table:style-name="ce4">
            <text:p>13/06/1969</text:p>
          </table:table-cell>
          <table:table-cell office:value-type="string" table:style-name="ce1">
            <text:p>301</text:p>
          </table:table-cell>
          <table:table-cell office:value-type="string" table:style-name="ce1">
            <text:p>EGYPTIEN(N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29" table:style-name="ce1">
            <text:p>11,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54027" table:style-name="ce1">
            <text:p>1015402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HANABC</text:p>
          </table:table-cell>
          <table:table-cell office:value-type="string" table:style-name="ce1">
            <text:p>NATHALIE</text:p>
          </table:table-cell>
          <table:table-cell office:value-type="date" office:date-value="1966-01-30T00:00:00" table:style-name="ce4">
            <text:p>30/01/1966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77" table:style-name="ce1">
            <text:p>12,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60460" table:style-name="ce1">
            <text:p>91604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NCEABC</text:p>
          </table:table-cell>
          <table:table-cell office:value-type="string" table:style-name="ce1">
            <text:p>PATRICK</text:p>
          </table:table-cell>
          <table:table-cell office:value-type="date" office:date-value="1986-11-10T00:00:00" table:style-name="ce4">
            <text:p>10/1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0.6" table:style-name="ce1">
            <text:p>10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75970" table:style-name="ce1">
            <text:p>98759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RRABC</text:p>
          </table:table-cell>
          <table:table-cell office:value-type="string" table:style-name="ce1">
            <text:p>ALIMATA</text:p>
          </table:table-cell>
          <table:table-cell office:value-type="date" office:date-value="1967-04-10T00:00:00" table:style-name="ce4">
            <text:p>10/04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2</text:p>
          </table:table-cell>
          <table:table-cell office:value-type="string" table:style-name="ce1">
            <text:p>Master2Pro CCA (AP)</text:p>
          </table:table-cell>
          <table:table-cell office:value-type="float" office:value="12.191000000000001" table:style-name="ce1">
            <text:p>12,19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77379" table:style-name="ce1">
            <text:p>95773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MAABC</text:p>
          </table:table-cell>
          <table:table-cell office:value-type="string" table:style-name="ce1">
            <text:p>FATIMA</text:p>
          </table:table-cell>
          <table:table-cell office:value-type="date" office:date-value="1968-04-23T00:00:00" table:style-name="ce4">
            <text:p>23/04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MT</text:p>
          </table:table-cell>
          <table:table-cell office:value-type="string" table:style-name="ce1">
            <text:p>DIU MECA TECH OBSTETRIC</text:p>
          </table:table-cell>
          <table:table-cell office:value-type="float" office:value="14.66" table:style-name="ce1">
            <text:p>14,6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83590" table:style-name="ce1">
            <text:p>113835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BAABC</text:p>
          </table:table-cell>
          <table:table-cell office:value-type="string" table:style-name="ce1">
            <text:p>SIHAM</text:p>
          </table:table-cell>
          <table:table-cell office:value-type="date" office:date-value="1986-12-18T00:00:00" table:style-name="ce4">
            <text:p>18/1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33" table:style-name="ce1">
            <text:p>10,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23979" table:style-name="ce1">
            <text:p>942397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NASABC</text:p>
          </table:table-cell>
          <table:table-cell office:value-type="string" table:style-name="ce1">
            <text:p>SEVAN</text:p>
          </table:table-cell>
          <table:table-cell office:value-type="date" office:date-value="1970-06-15T00:00:00" table:style-name="ce4">
            <text:p>15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92" table:style-name="ce1">
            <text:p>11,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21310" table:style-name="ce1">
            <text:p>102213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OKABC</text:p>
          </table:table-cell>
          <table:table-cell office:value-type="string" table:style-name="ce1">
            <text:p>ALMAMY</text:p>
          </table:table-cell>
          <table:table-cell office:value-type="date" office:date-value="1982-05-09T00:00:00" table:style-name="ce4">
            <text:p>09/05/1982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C5DIM</text:p>
          </table:table-cell>
          <table:table-cell office:value-type="string" table:style-name="ce1">
            <text:p>Master2Pro CIIL - DIMI</text:p>
          </table:table-cell>
          <table:table-cell office:value-type="float" office:value="10.731" table:style-name="ce1">
            <text:p>10,73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84485" table:style-name="ce1">
            <text:p>110844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OGABC</text:p>
          </table:table-cell>
          <table:table-cell office:value-type="string" table:style-name="ce1">
            <text:p>MOHAMED</text:p>
          </table:table-cell>
          <table:table-cell office:value-type="date" office:date-value="1980-08-23T00:00:00" table:style-name="ce4">
            <text:p>23/08/1980</text:p>
          </table:table-cell>
          <table:table-cell office:value-type="string" table:style-name="ce1">
            <text:p>327</text:p>
          </table:table-cell>
          <table:table-cell office:value-type="string" table:style-name="ce1">
            <text:p>BENINOIS(E)</text:p>
          </table:table-cell>
          <table:table-cell office:value-type="string" table:style-name="ce1">
            <text:p>G5RIM</text:p>
          </table:table-cell>
          <table:table-cell office:value-type="string" table:style-name="ce1">
            <text:p>Master2 Reseaux info ap</text:p>
          </table:table-cell>
          <table:table-cell office:value-type="float" office:value="3.05" table:style-name="ce1">
            <text:p>3,05</text:p>
          </table:table-cell>
          <table:table-cell office:value-type="string" table:style-name="ce1">
            <text:p>AJ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9235104" table:style-name="ce1">
            <text:p>92351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OGABC</text:p>
          </table:table-cell>
          <table:table-cell office:value-type="string" table:style-name="ce1">
            <text:p>MOHAMED</text:p>
          </table:table-cell>
          <table:table-cell office:value-type="date" office:date-value="1980-03-24T00:00:00" table:style-name="ce4">
            <text:p>24/03/1980</text:p>
          </table:table-cell>
          <table:table-cell office:value-type="string" table:style-name="ce1">
            <text:p>327</text:p>
          </table:table-cell>
          <table:table-cell office:value-type="string" table:style-name="ce1">
            <text:p>BENINOIS(E)</text:p>
          </table:table-cell>
          <table:table-cell office:value-type="string" table:style-name="ce1">
            <text:p>G5RIM</text:p>
          </table:table-cell>
          <table:table-cell office:value-type="string" table:style-name="ce1">
            <text:p>Master2 Reseaux info ap</text:p>
          </table:table-cell>
          <table:table-cell office:value-type="float" office:value="3.68" table:style-name="ce1">
            <text:p>3,6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23195" table:style-name="ce1">
            <text:p>97231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ASABC</text:p>
          </table:table-cell>
          <table:table-cell office:value-type="string" table:style-name="ce1">
            <text:p>NATHALIE</text:p>
          </table:table-cell>
          <table:table-cell office:value-type="date" office:date-value="1984-01-30T00:00:00" table:style-name="ce4">
            <text:p>30/0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3COM</text:p>
          </table:table-cell>
          <table:table-cell office:value-type="string" table:style-name="ce1">
            <text:p>Lic Info-Com an3</text:p>
          </table:table-cell>
          <table:table-cell office:value-type="float" office:value="10.707000000000001" table:style-name="ce1">
            <text:p>10,70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15029" table:style-name="ce1">
            <text:p>90150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BEAABC</text:p>
          </table:table-cell>
          <table:table-cell office:value-type="string" table:style-name="ce1">
            <text:p>PELAGIE</text:p>
          </table:table-cell>
          <table:table-cell office:value-type="date" office:date-value="1980-03-09T00:00:00" table:style-name="ce4">
            <text:p>09/03/1980</text:p>
          </table:table-cell>
          <table:table-cell office:value-type="string" table:style-name="ce1">
            <text:p>323</text:p>
          </table:table-cell>
          <table:table-cell office:value-type="string" table:style-name="ce1">
            <text:p>CENTRAFRICAIN(E)</text:p>
          </table:table-cell>
          <table:table-cell office:value-type="string" table:style-name="ce1">
            <text:p>G5BIO</text:p>
          </table:table-cell>
          <table:table-cell office:value-type="string" table:style-name="ce1">
            <text:p>Master2 Chimie Inge BIO</text:p>
          </table:table-cell>
          <table:table-cell office:value-type="float" office:value="12.27" table:style-name="ce1">
            <text:p>12,27</text:p>
          </table:table-cell>
          <table:table-cell office:value-type="string" table:style-name="ce1">
            <text:p>ADM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0300152" table:style-name="ce1">
            <text:p>103001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IARABC</text:p>
          </table:table-cell>
          <table:table-cell office:value-type="string" table:style-name="ce1">
            <text:p>JEAN YVES</text:p>
          </table:table-cell>
          <table:table-cell office:value-type="date" office:date-value="1969-02-07T00:00:00" table:style-name="ce4">
            <text:p>07/0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TS</text:p>
          </table:table-cell>
          <table:table-cell office:value-type="string" table:style-name="ce1">
            <text:p>Master2Pro Psycho-PTS</text:p>
          </table:table-cell>
          <table:table-cell office:value-type="float" office:value="13.063000000000001" table:style-name="ce1">
            <text:p>13,0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66220" table:style-name="ce1">
            <text:p>98662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OPABC</text:p>
          </table:table-cell>
          <table:table-cell office:value-type="string" table:style-name="ce1">
            <text:p>BOUBACAR</text:p>
          </table:table-cell>
          <table:table-cell office:value-type="date" office:date-value="1970-10-21T00:00:00" table:style-name="ce4">
            <text:p>21/10/1970</text:p>
          </table:table-cell>
          <table:table-cell office:value-type="string" table:style-name="ce1">
            <text:p>335</text:p>
          </table:table-cell>
          <table:table-cell office:value-type="string" table:style-name="ce1">
            <text:p>MALIEN(N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6.4910000000000005" table:style-name="ce1">
            <text:p>6,49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34601" table:style-name="ce1">
            <text:p>93346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OPABC</text:p>
          </table:table-cell>
          <table:table-cell office:value-type="string" table:style-name="ce1">
            <text:p>BOUBACAR</text:p>
          </table:table-cell>
          <table:table-cell office:value-type="date" office:date-value="1966-11-29T00:00:00" table:style-name="ce4">
            <text:p>29/11/1966</text:p>
          </table:table-cell>
          <table:table-cell office:value-type="string" table:style-name="ce1">
            <text:p>335</text:p>
          </table:table-cell>
          <table:table-cell office:value-type="string" table:style-name="ce1">
            <text:p>MALIEN(N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6.5120000000000005" table:style-name="ce1">
            <text:p>6,51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51252" table:style-name="ce1">
            <text:p>96512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CHIABC</text:p>
          </table:table-cell>
          <table:table-cell office:value-type="string" table:style-name="ce1">
            <text:p>LYES</text:p>
          </table:table-cell>
          <table:table-cell office:value-type="date" office:date-value="1985-04-26T00:00:00" table:style-name="ce4">
            <text:p>26/04/1985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33" table:style-name="ce1">
            <text:p>14,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40022" table:style-name="ce1">
            <text:p>113400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EABC</text:p>
          </table:table-cell>
          <table:table-cell office:value-type="string" table:style-name="ce1">
            <text:p>MARY</text:p>
          </table:table-cell>
          <table:table-cell office:value-type="date" office:date-value="1983-01-23T00:00:00" table:style-name="ce4">
            <text:p>23/0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BTE</text:p>
          </table:table-cell>
          <table:table-cell office:value-type="string" table:style-name="ce1">
            <text:p>Master1 BTE</text:p>
          </table:table-cell>
          <table:table-cell office:value-type="float" office:value="8.31" table:style-name="ce1">
            <text:p>8,3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19082" table:style-name="ce1">
            <text:p>1011908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EABC</text:p>
          </table:table-cell>
          <table:table-cell office:value-type="string" table:style-name="ce1">
            <text:p>MARY</text:p>
          </table:table-cell>
          <table:table-cell office:value-type="date" office:date-value="1979-09-24T00:00:00" table:style-name="ce4">
            <text:p>24/09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BTE</text:p>
          </table:table-cell>
          <table:table-cell office:value-type="string" table:style-name="ce1">
            <text:p>Master1 BTE</text:p>
          </table:table-cell>
          <table:table-cell office:value-type="float" office:value="8.8000000000000007" table:style-name="ce1">
            <text:p>8,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22909" table:style-name="ce1">
            <text:p>98229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GOABC</text:p>
          </table:table-cell>
          <table:table-cell office:value-type="string" table:style-name="ce1">
            <text:p>RAHMATOU'LLAHI</text:p>
          </table:table-cell>
          <table:table-cell office:value-type="date" office:date-value="1977-01-23T00:00:00" table:style-name="ce4">
            <text:p>23/01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5.5630000000000006" table:style-name="ce1">
            <text:p>5,5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97118" table:style-name="ce1">
            <text:p>106971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GOABC</text:p>
          </table:table-cell>
          <table:table-cell office:value-type="string" table:style-name="ce1">
            <text:p>RAHMATOU'LLAHI</text:p>
          </table:table-cell>
          <table:table-cell office:value-type="date" office:date-value="1982-02-19T00:00:00" table:style-name="ce4">
            <text:p>19/0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729000000000001" table:style-name="ce1">
            <text:p>10,7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76035" table:style-name="ce1">
            <text:p>112760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RETABC</text:p>
          </table:table-cell>
          <table:table-cell office:value-type="string" table:style-name="ce1">
            <text:p>FABIENNE</text:p>
          </table:table-cell>
          <table:table-cell office:value-type="date" office:date-value="1973-02-17T00:00:00" table:style-name="ce4">
            <text:p>17/0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2.56" table:style-name="ce1">
            <text:p>2,5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76561" table:style-name="ce1">
            <text:p>108765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RETABC</text:p>
          </table:table-cell>
          <table:table-cell office:value-type="string" table:style-name="ce1">
            <text:p>FABIENNE</text:p>
          </table:table-cell>
          <table:table-cell office:value-type="date" office:date-value="1986-07-02T00:00:00" table:style-name="ce4">
            <text:p>02/07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6.99" table:style-name="ce1">
            <text:p>6,9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48737" table:style-name="ce1">
            <text:p>95487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NIABC</text:p>
          </table:table-cell>
          <table:table-cell office:value-type="string" table:style-name="ce1">
            <text:p>ERIC</text:p>
          </table:table-cell>
          <table:table-cell office:value-type="date" office:date-value="1969-10-04T00:00:00" table:style-name="ce4">
            <text:p>04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3.38" table:style-name="ce1">
            <text:p>13,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59999" table:style-name="ce1">
            <text:p>98599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TSUABC</text:p>
          </table:table-cell>
          <table:table-cell office:value-type="string" table:style-name="ce1">
            <text:p>IRIS</text:p>
          </table:table-cell>
          <table:table-cell office:value-type="date" office:date-value="1981-04-16T00:00:00" table:style-name="ce4">
            <text:p>16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ACO</text:p>
          </table:table-cell>
          <table:table-cell office:value-type="string" table:style-name="ce1">
            <text:p>Master2Pro Aff et Commer</text:p>
          </table:table-cell>
          <table:table-cell office:value-type="float" office:value="14.232000000000001" table:style-name="ce1">
            <text:p>14,23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31504" table:style-name="ce1">
            <text:p>102315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ABABC</text:p>
          </table:table-cell>
          <table:table-cell office:value-type="string" table:style-name="ce1">
            <text:p>EL MEHDI</text:p>
          </table:table-cell>
          <table:table-cell office:value-type="date" office:date-value="1973-04-15T00:00:00" table:style-name="ce4">
            <text:p>15/04/1973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5MSM</text:p>
          </table:table-cell>
          <table:table-cell office:value-type="string" table:style-name="ce1">
            <text:p>Master2 Physique et Appli</text:p>
          </table:table-cell>
          <table:table-cell office:value-type="float" office:value="11.3" table:style-name="ce1">
            <text:p>11,3</text:p>
          </table:table-cell>
          <table:table-cell office:value-type="string" table:style-name="ce1">
            <text:p>ADM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9756769" table:style-name="ce1">
            <text:p>97567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DFRABC</text:p>
          </table:table-cell>
          <table:table-cell office:value-type="string" table:style-name="ce1">
            <text:p>PASCAL</text:p>
          </table:table-cell>
          <table:table-cell office:value-type="date" office:date-value="1969-10-06T00:00:00" table:style-name="ce4">
            <text:p>06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CVA</text:p>
          </table:table-cell>
          <table:table-cell office:value-type="string" table:style-name="ce1">
            <text:p>DIU CONTROLE VOIES A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89564" table:style-name="ce1">
            <text:p>105895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ESSABC</text:p>
          </table:table-cell>
          <table:table-cell office:value-type="string" table:style-name="ce1">
            <text:p>MOPPY</text:p>
          </table:table-cell>
          <table:table-cell office:value-type="date" office:date-value="1979-11-27T00:00:00" table:style-name="ce4">
            <text:p>27/1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4589999999999996" table:style-name="ce1">
            <text:p>9,45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30416" table:style-name="ce1">
            <text:p>104304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ESSABC</text:p>
          </table:table-cell>
          <table:table-cell office:value-type="string" table:style-name="ce1">
            <text:p>MOPPY</text:p>
          </table:table-cell>
          <table:table-cell office:value-type="date" office:date-value="1977-03-14T00:00:00" table:style-name="ce4">
            <text:p>14/03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6669999999999998" table:style-name="ce1">
            <text:p>9,66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98223" table:style-name="ce1">
            <text:p>112982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ABC</text:p>
          </table:table-cell>
          <table:table-cell office:value-type="string" table:style-name="ce1">
            <text:p>MOHAMED</text:p>
          </table:table-cell>
          <table:table-cell office:value-type="date" office:date-value="1978-03-12T00:00:00" table:style-name="ce4">
            <text:p>12/03/1978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V2RT3</text:p>
          </table:table-cell>
          <table:table-cell office:value-type="string" table:style-name="ce1">
            <text:p>DUT R et T an2 (FC)</text:p>
          </table:table-cell>
          <table:table-cell office:value-type="float" office:value="13.58" table:style-name="ce1">
            <text:p>13,5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95726" table:style-name="ce1">
            <text:p>93957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LIABC</text:p>
          </table:table-cell>
          <table:table-cell office:value-type="string" table:style-name="ce1">
            <text:p>EVGUENII</text:p>
          </table:table-cell>
          <table:table-cell office:value-type="date" office:date-value="1969-03-25T00:00:00" table:style-name="ce4">
            <text:p>25/03/1969</text:p>
          </table:table-cell>
          <table:table-cell office:value-type="string" table:style-name="ce1">
            <text:p>123</text:p>
          </table:table-cell>
          <table:table-cell office:value-type="string" table:style-name="ce1">
            <text:p>RUSSE</text:p>
          </table:table-cell>
          <table:table-cell office:value-type="string" table:style-name="ce1">
            <text:p>B4ESS</text:p>
          </table:table-cell>
          <table:table-cell office:value-type="string" table:style-name="ce1">
            <text:p>Master1 Sce sport - ES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0041452" table:style-name="ce1">
            <text:p>100414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HIABC</text:p>
          </table:table-cell>
          <table:table-cell office:value-type="string" table:style-name="ce1">
            <text:p>DJOUHRA</text:p>
          </table:table-cell>
          <table:table-cell office:value-type="date" office:date-value="1967-09-29T00:00:00" table:style-name="ce4">
            <text:p>29/09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4.9220000000000006" table:style-name="ce1">
            <text:p>4,92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49259" table:style-name="ce1">
            <text:p>104492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HIABC</text:p>
          </table:table-cell>
          <table:table-cell office:value-type="string" table:style-name="ce1">
            <text:p>DJOUHRA</text:p>
          </table:table-cell>
          <table:table-cell office:value-type="date" office:date-value="1985-08-18T00:00:00" table:style-name="ce4">
            <text:p>18/08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8.8090000000000011" table:style-name="ce1">
            <text:p>8,80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77829" table:style-name="ce1">
            <text:p>97778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TUABC</text:p>
          </table:table-cell>
          <table:table-cell office:value-type="string" table:style-name="ce1">
            <text:p>HARRAG</text:p>
          </table:table-cell>
          <table:table-cell office:value-type="date" office:date-value="1986-10-20T00:00:00" table:style-name="ce4">
            <text:p>20/10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CV</text:p>
          </table:table-cell>
          <table:table-cell office:value-type="string" table:style-name="ce1">
            <text:p>DU CONTR VOIES AER(INT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76740" table:style-name="ce1">
            <text:p>111767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BIABC</text:p>
          </table:table-cell>
          <table:table-cell office:value-type="string" table:style-name="ce1">
            <text:p>ZINEB</text:p>
          </table:table-cell>
          <table:table-cell office:value-type="date" office:date-value="1983-12-25T00:00:00" table:style-name="ce4">
            <text:p>25/12/1983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UACO2</text:p>
          </table:table-cell>
          <table:table-cell office:value-type="string" table:style-name="ce1">
            <text:p>DIU Acupunct Obstetri an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41210" table:style-name="ce1">
            <text:p>89412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DIARIATOU</text:p>
          </table:table-cell>
          <table:table-cell office:value-type="date" office:date-value="1974-10-19T00:00:00" table:style-name="ce4">
            <text:p>19/10/1974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0.742000000000001" table:style-name="ce1">
            <text:p>10,7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48547" table:style-name="ce1">
            <text:p>107485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TUSABC</text:p>
          </table:table-cell>
          <table:table-cell office:value-type="string" table:style-name="ce1">
            <text:p>MANUELA</text:p>
          </table:table-cell>
          <table:table-cell office:value-type="date" office:date-value="1967-05-22T00:00:00" table:style-name="ce4">
            <text:p>22/05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PAP4</text:p>
          </table:table-cell>
          <table:table-cell office:value-type="string" table:style-name="ce1">
            <text:p>Master1 PAP (ITSRS)</text:p>
          </table:table-cell>
          <table:table-cell office:value-type="float" office:value="13.04" table:style-name="ce1">
            <text:p>13,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23322" table:style-name="ce1">
            <text:p>92233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NMABC</text:p>
          </table:table-cell>
          <table:table-cell office:value-type="string" table:style-name="ce1">
            <text:p>YOUSSEF</text:p>
          </table:table-cell>
          <table:table-cell office:value-type="date" office:date-value="1969-02-06T00:00:00" table:style-name="ce4">
            <text:p>06/02/1969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5PNA</text:p>
          </table:table-cell>
          <table:table-cell office:value-type="string" table:style-name="ce1">
            <text:p>Master2 Physique Nanotech</text:p>
          </table:table-cell>
          <table:table-cell office:value-type="float" office:value="5.64" table:style-name="ce1">
            <text:p>5,64</text:p>
          </table:table-cell>
          <table:table-cell office:value-type="string" table:style-name="ce1">
            <text:p>AJ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9215217" table:style-name="ce1">
            <text:p>92152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NMABC</text:p>
          </table:table-cell>
          <table:table-cell office:value-type="string" table:style-name="ce1">
            <text:p>YOUSSEF</text:p>
          </table:table-cell>
          <table:table-cell office:value-type="date" office:date-value="1966-09-03T00:00:00" table:style-name="ce4">
            <text:p>03/09/1966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5PNA</text:p>
          </table:table-cell>
          <table:table-cell office:value-type="string" table:style-name="ce1">
            <text:p>Master2 Physique Nanotech</text:p>
          </table:table-cell>
          <table:table-cell office:value-type="float" office:value="5.64" table:style-name="ce1">
            <text:p>5,6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72823" table:style-name="ce1">
            <text:p>112728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LAABC</text:p>
          </table:table-cell>
          <table:table-cell office:value-type="string" table:style-name="ce1">
            <text:p>ABD ERRAZZAK</text:p>
          </table:table-cell>
          <table:table-cell office:value-type="date" office:date-value="1968-06-18T00:00:00" table:style-name="ce4">
            <text:p>18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5.32" table:style-name="ce1">
            <text:p>15,3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9097099" table:style-name="ce1">
            <text:p>90970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AABC</text:p>
          </table:table-cell>
          <table:table-cell office:value-type="string" table:style-name="ce1">
            <text:p>ZAKIA</text:p>
          </table:table-cell>
          <table:table-cell office:value-type="date" office:date-value="1986-10-08T00:00:00" table:style-name="ce4">
            <text:p>08/10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2.68" table:style-name="ce1">
            <text:p>12,6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9191575" table:style-name="ce1">
            <text:p>91915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GLABC</text:p>
          </table:table-cell>
          <table:table-cell office:value-type="string" table:style-name="ce1">
            <text:p>SEBASTIEN</text:p>
          </table:table-cell>
          <table:table-cell office:value-type="date" office:date-value="1985-05-01T00:00:00" table:style-name="ce4">
            <text:p>01/05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1INF</text:p>
          </table:table-cell>
          <table:table-cell office:value-type="string" table:style-name="ce1">
            <text:p>Lic Informatique an1</text:p>
          </table:table-cell>
          <table:table-cell office:value-type="float" office:value="12.267000000000001" table:style-name="ce1">
            <text:p>12,2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76354" table:style-name="ce1">
            <text:p>101763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TOABC</text:p>
          </table:table-cell>
          <table:table-cell office:value-type="string" table:style-name="ce1">
            <text:p>AUDREY</text:p>
          </table:table-cell>
          <table:table-cell office:value-type="date" office:date-value="1965-10-20T00:00:00" table:style-name="ce4">
            <text:p>20/10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MO</text:p>
          </table:table-cell>
          <table:table-cell office:value-type="string" table:style-name="ce1">
            <text:p>Lic Lettres Modernes an3</text:p>
          </table:table-cell>
          <table:table-cell office:value-type="float" office:value="1.65" table:style-name="ce1">
            <text:p>1,6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83096" table:style-name="ce1">
            <text:p>94830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 SABC</text:p>
          </table:table-cell>
          <table:table-cell office:value-type="string" table:style-name="ce1">
            <text:p>KARIMA</text:p>
          </table:table-cell>
          <table:table-cell office:value-type="date" office:date-value="1981-05-20T00:00:00" table:style-name="ce4">
            <text:p>20/05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13.236000000000001" table:style-name="ce1">
            <text:p>13,23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00296" table:style-name="ce1">
            <text:p>107002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GHABC</text:p>
          </table:table-cell>
          <table:table-cell office:value-type="string" table:style-name="ce1">
            <text:p>LAILA</text:p>
          </table:table-cell>
          <table:table-cell office:value-type="date" office:date-value="1975-10-21T00:00:00" table:style-name="ce4">
            <text:p>21/10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MP</text:p>
          </table:table-cell>
          <table:table-cell office:value-type="string" table:style-name="ce1">
            <text:p>Master2Pro IMPI</text:p>
          </table:table-cell>
          <table:table-cell office:value-type="float" office:value="6.4340000000000002" table:style-name="ce1">
            <text:p>6,4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57042" table:style-name="ce1">
            <text:p>106570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ABC</text:p>
          </table:table-cell>
          <table:table-cell office:value-type="string" table:style-name="ce1">
            <text:p>HELENE</text:p>
          </table:table-cell>
          <table:table-cell office:value-type="date" office:date-value="1979-11-11T00:00:00" table:style-name="ce4">
            <text:p>11/1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3.307" table:style-name="ce1">
            <text:p>13,30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08091" table:style-name="ce1">
            <text:p>113080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NAABC</text:p>
          </table:table-cell>
          <table:table-cell office:value-type="string" table:style-name="ce1">
            <text:p>JEYAKASTAN</text:p>
          </table:table-cell>
          <table:table-cell office:value-type="date" office:date-value="1976-04-06T00:00:00" table:style-name="ce4">
            <text:p>06/04/1976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G5SE</text:p>
          </table:table-cell>
          <table:table-cell office:value-type="string" table:style-name="ce1">
            <text:p>INGENIEUR ENERGETIQUE an3</text:p>
          </table:table-cell>
          <table:table-cell office:value-type="float" office:value="10.95" table:style-name="ce1">
            <text:p>10,9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96043" table:style-name="ce1">
            <text:p>1099604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ROABC</text:p>
          </table:table-cell>
          <table:table-cell office:value-type="string" table:style-name="ce1">
            <text:p>SALAH-EDDINE</text:p>
          </table:table-cell>
          <table:table-cell office:value-type="date" office:date-value="1966-03-23T00:00:00" table:style-name="ce4">
            <text:p>23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MAT</text:p>
          </table:table-cell>
          <table:table-cell office:value-type="string" table:style-name="ce1">
            <text:p>Lic Mathematiques an3</text:p>
          </table:table-cell>
          <table:table-cell office:value-type="float" office:value="3.35" table:style-name="ce1">
            <text:p>3,3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40722" table:style-name="ce1">
            <text:p>96407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ROABC</text:p>
          </table:table-cell>
          <table:table-cell office:value-type="string" table:style-name="ce1">
            <text:p>SALAH-EDDINE</text:p>
          </table:table-cell>
          <table:table-cell office:value-type="date" office:date-value="1969-02-09T00:00:00" table:style-name="ce4">
            <text:p>09/0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MAT</text:p>
          </table:table-cell>
          <table:table-cell office:value-type="string" table:style-name="ce1">
            <text:p>Lic Mathematiques an3</text:p>
          </table:table-cell>
          <table:table-cell office:value-type="float" office:value="4.1840000000000002" table:style-name="ce1">
            <text:p>4,18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96984" table:style-name="ce1">
            <text:p>999698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CCAABC</text:p>
          </table:table-cell>
          <table:table-cell office:value-type="string" table:style-name="ce1">
            <text:p>MATHIEU</text:p>
          </table:table-cell>
          <table:table-cell office:value-type="date" office:date-value="1986-03-30T00:00:00" table:style-name="ce4">
            <text:p>30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SLA</text:p>
          </table:table-cell>
          <table:table-cell office:value-type="string" table:style-name="ce1">
            <text:p>Master1 SLATEL - <text:s/>Anglais</text:p>
          </table:table-cell>
          <table:table-cell office:value-type="float" office:value="7.55" table:style-name="ce1">
            <text:p>7,5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54226" table:style-name="ce1">
            <text:p>112542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KIRABC</text:p>
          </table:table-cell>
          <table:table-cell office:value-type="string" table:style-name="ce1">
            <text:p>KAMEL</text:p>
          </table:table-cell>
          <table:table-cell office:value-type="date" office:date-value="1978-09-26T00:00:00" table:style-name="ce4">
            <text:p>26/09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11.984" table:style-name="ce1">
            <text:p>11,9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80158" table:style-name="ce1">
            <text:p>109801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OUABC</text:p>
          </table:table-cell>
          <table:table-cell office:value-type="string" table:style-name="ce1">
            <text:p>SANDRA</text:p>
          </table:table-cell>
          <table:table-cell office:value-type="date" office:date-value="1977-08-05T00:00:00" table:style-name="ce4">
            <text:p>05/08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EA</text:p>
          </table:table-cell>
          <table:table-cell office:value-type="string" table:style-name="ce1">
            <text:p>Master2Pro Psycho-PEA</text:p>
          </table:table-cell>
          <table:table-cell office:value-type="float" office:value="14.644" table:style-name="ce1">
            <text:p>14,64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41924" table:style-name="ce1">
            <text:p>102419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SEABC</text:p>
          </table:table-cell>
          <table:table-cell office:value-type="string" table:style-name="ce1">
            <text:p>LAURY</text:p>
          </table:table-cell>
          <table:table-cell office:value-type="date" office:date-value="1975-02-03T00:00:00" table:style-name="ce4">
            <text:p>03/0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AH</text:p>
          </table:table-cell>
          <table:table-cell office:value-type="string" table:style-name="ce1">
            <text:p>Master2 HTC ensg Hist-Geo</text:p>
          </table:table-cell>
          <table:table-cell office:value-type="float" office:value="12.466000000000001" table:style-name="ce1">
            <text:p>12,46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50005" table:style-name="ce1">
            <text:p>90500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HEABC</text:p>
          </table:table-cell>
          <table:table-cell office:value-type="string" table:style-name="ce1">
            <text:p>ADELINE</text:p>
          </table:table-cell>
          <table:table-cell office:value-type="date" office:date-value="1980-06-16T00:00:00" table:style-name="ce4">
            <text:p>16/06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4.056000000000001" table:style-name="ce1">
            <text:p>14,05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26513" table:style-name="ce1">
            <text:p>97265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DAABC</text:p>
          </table:table-cell>
          <table:table-cell office:value-type="string" table:style-name="ce1">
            <text:p>SAHRA</text:p>
          </table:table-cell>
          <table:table-cell office:value-type="date" office:date-value="1976-06-28T00:00:00" table:style-name="ce4">
            <text:p>28/06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DA</text:p>
          </table:table-cell>
          <table:table-cell office:value-type="string" table:style-name="ce1">
            <text:p>Master2Rec Droit Affaires</text:p>
          </table:table-cell>
          <table:table-cell office:value-type="float" office:value="13.316000000000001" table:style-name="ce1">
            <text:p>13,3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23796" table:style-name="ce1">
            <text:p>1062379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CHABC</text:p>
          </table:table-cell>
          <table:table-cell office:value-type="string" table:style-name="ce1">
            <text:p>JULIEN</text:p>
          </table:table-cell>
          <table:table-cell office:value-type="date" office:date-value="1979-08-06T00:00:00" table:style-name="ce4">
            <text:p>06/08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177" table:style-name="ce1">
            <text:p>10,1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28853" table:style-name="ce1">
            <text:p>101288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T MABC</text:p>
          </table:table-cell>
          <table:table-cell office:value-type="string" table:style-name="ce1">
            <text:p>OUARDA</text:p>
          </table:table-cell>
          <table:table-cell office:value-type="date" office:date-value="1967-12-21T00:00:00" table:style-name="ce4">
            <text:p>21/1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6.484000000000002" table:style-name="ce1">
            <text:p>16,4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40779" table:style-name="ce1">
            <text:p>934077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TAABC</text:p>
          </table:table-cell>
          <table:table-cell office:value-type="string" table:style-name="ce1">
            <text:p>SEBASTIEN</text:p>
          </table:table-cell>
          <table:table-cell office:value-type="date" office:date-value="1984-04-24T00:00:00" table:style-name="ce4">
            <text:p>24/04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01366" table:style-name="ce1">
            <text:p>93013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AYABC</text:p>
          </table:table-cell>
          <table:table-cell office:value-type="string" table:style-name="ce1">
            <text:p>CHRISTELLE</text:p>
          </table:table-cell>
          <table:table-cell office:value-type="date" office:date-value="1976-12-31T00:00:00" table:style-name="ce4">
            <text:p>31/1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1.926" table:style-name="ce1">
            <text:p>11,92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73363" table:style-name="ce1">
            <text:p>102733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YAABC</text:p>
          </table:table-cell>
          <table:table-cell office:value-type="string" table:style-name="ce1">
            <text:p>NUVIN</text:p>
          </table:table-cell>
          <table:table-cell office:value-type="date" office:date-value="1984-09-30T00:00:00" table:style-name="ce4">
            <text:p>30/09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CI</text:p>
          </table:table-cell>
          <table:table-cell office:value-type="string" table:style-name="ce1">
            <text:p>Master1 Phys Chimie Ingen</text:p>
          </table:table-cell>
          <table:table-cell office:value-type="float" office:value="8.56" table:style-name="ce1">
            <text:p>8,56</text:p>
          </table:table-cell>
          <table:table-cell office:value-type="string" table:style-name="ce1">
            <text:p>AJ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0142695" table:style-name="ce1">
            <text:p>101426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ELOABC</text:p>
          </table:table-cell>
          <table:table-cell office:value-type="string" table:style-name="ce1">
            <text:p>MARIE</text:p>
          </table:table-cell>
          <table:table-cell office:value-type="date" office:date-value="1980-10-24T00:00:00" table:style-name="ce4">
            <text:p>24/10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PS4</text:p>
          </table:table-cell>
          <table:table-cell office:value-type="string" table:style-name="ce1">
            <text:p>Lic AES an3 pa.APS(ITSRS)</text:p>
          </table:table-cell>
          <table:table-cell office:value-type="float" office:value="11.938000000000001" table:style-name="ce1">
            <text:p>11,9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51856" table:style-name="ce1">
            <text:p>92518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DANABC</text:p>
          </table:table-cell>
          <table:table-cell office:value-type="string" table:style-name="ce1">
            <text:p>JAMILA</text:p>
          </table:table-cell>
          <table:table-cell office:value-type="date" office:date-value="1975-03-06T00:00:00" table:style-name="ce4">
            <text:p>06/03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48" table:style-name="ce1">
            <text:p>8,4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66194" table:style-name="ce1">
            <text:p>105661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DANABC</text:p>
          </table:table-cell>
          <table:table-cell office:value-type="string" table:style-name="ce1">
            <text:p>JAMILA</text:p>
          </table:table-cell>
          <table:table-cell office:value-type="date" office:date-value="1987-08-05T00:00:00" table:style-name="ce4">
            <text:p>05/08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657" table:style-name="ce1">
            <text:p>10,65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196821" table:style-name="ce1">
            <text:p>91968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ABC</text:p>
          </table:table-cell>
          <table:table-cell office:value-type="string" table:style-name="ce1">
            <text:p>ISABELLE</text:p>
          </table:table-cell>
          <table:table-cell office:value-type="date" office:date-value="1968-01-04T00:00:00" table:style-name="ce4">
            <text:p>04/0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MO</text:p>
          </table:table-cell>
          <table:table-cell office:value-type="string" table:style-name="ce1">
            <text:p>Lic Lettres Modernes an3</text:p>
          </table:table-cell>
          <table:table-cell office:value-type="float" office:value="11.985000000000001" table:style-name="ce1">
            <text:p>11,98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584397" table:style-name="ce1">
            <text:p>95843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ABC</text:p>
          </table:table-cell>
          <table:table-cell office:value-type="string" table:style-name="ce1">
            <text:p>ISABELLE</text:p>
          </table:table-cell>
          <table:table-cell office:value-type="date" office:date-value="1987-06-20T00:00:00" table:style-name="ce4">
            <text:p>20/06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MO</text:p>
          </table:table-cell>
          <table:table-cell office:value-type="string" table:style-name="ce1">
            <text:p>Lic Lettres Modernes an3</text:p>
          </table:table-cell>
          <table:table-cell office:value-type="float" office:value="12.535" table:style-name="ce1">
            <text:p>12,53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44521" table:style-name="ce1">
            <text:p>95445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ATABC</text:p>
          </table:table-cell>
          <table:table-cell office:value-type="string" table:style-name="ce1">
            <text:p>SAMIR</text:p>
          </table:table-cell>
          <table:table-cell office:value-type="date" office:date-value="1976-11-17T00:00:00" table:style-name="ce4">
            <text:p>17/1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CE</text:p>
          </table:table-cell>
          <table:table-cell office:value-type="string" table:style-name="ce1">
            <text:p>Master2Pro Banq coop eur</text:p>
          </table:table-cell>
          <table:table-cell office:value-type="float" office:value="11.509" table:style-name="ce1">
            <text:p>11,50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09514" table:style-name="ce1">
            <text:p>105095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NIABC</text:p>
          </table:table-cell>
          <table:table-cell office:value-type="string" table:style-name="ce1">
            <text:p>ZINEB</text:p>
          </table:table-cell>
          <table:table-cell office:value-type="date" office:date-value="1967-03-26T00:00:00" table:style-name="ce4">
            <text:p>26/03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2COM</text:p>
          </table:table-cell>
          <table:table-cell office:value-type="string" table:style-name="ce1">
            <text:p>Lic Info-Com an2</text:p>
          </table:table-cell>
          <table:table-cell office:value-type="float" office:value="11.297000000000001" table:style-name="ce1">
            <text:p>11,29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646099" table:style-name="ce1">
            <text:p>106460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EDABC</text:p>
          </table:table-cell>
          <table:table-cell office:value-type="string" table:style-name="ce1">
            <text:p>OLFA</text:p>
          </table:table-cell>
          <table:table-cell office:value-type="date" office:date-value="1974-12-18T00:00:00" table:style-name="ce4">
            <text:p>18/12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AC</text:p>
          </table:table-cell>
          <table:table-cell office:value-type="string" table:style-name="ce1">
            <text:p>Master2 CARIAF par ensg</text:p>
          </table:table-cell>
          <table:table-cell office:value-type="float" office:value="7.8620000000000001" table:style-name="ce1">
            <text:p>7,86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77567" table:style-name="ce1">
            <text:p>937756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HAABC</text:p>
          </table:table-cell>
          <table:table-cell office:value-type="string" table:style-name="ce1">
            <text:p>SID AHMED</text:p>
          </table:table-cell>
          <table:table-cell office:value-type="date" office:date-value="1980-10-01T00:00:00" table:style-name="ce4">
            <text:p>01/10/1980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9.3130000000000006" table:style-name="ce1">
            <text:p>9,31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392250" table:style-name="ce1">
            <text:p>113922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HAABC</text:p>
          </table:table-cell>
          <table:table-cell office:value-type="string" table:style-name="ce1">
            <text:p>SID AHMED</text:p>
          </table:table-cell>
          <table:table-cell office:value-type="date" office:date-value="1972-02-02T00:00:00" table:style-name="ce4">
            <text:p>02/02/1972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0.063000000000001" table:style-name="ce1">
            <text:p>10,06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34132" table:style-name="ce1">
            <text:p>108341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LOABC</text:p>
          </table:table-cell>
          <table:table-cell office:value-type="string" table:style-name="ce1">
            <text:p>OMAR</text:p>
          </table:table-cell>
          <table:table-cell office:value-type="date" office:date-value="1974-03-11T00:00:00" table:style-name="ce4">
            <text:p>11/03/1974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3SCC</text:p>
          </table:table-cell>
          <table:table-cell office:value-type="string" table:style-name="ce1">
            <text:p>Lic Sciences Communic an3</text:p>
          </table:table-cell>
          <table:table-cell office:value-type="float" office:value="9.75" table:style-name="ce1">
            <text:p>9,7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94193" table:style-name="ce1">
            <text:p>95941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LOABC</text:p>
          </table:table-cell>
          <table:table-cell office:value-type="string" table:style-name="ce1">
            <text:p>OMAR</text:p>
          </table:table-cell>
          <table:table-cell office:value-type="date" office:date-value="1981-06-10T00:00:00" table:style-name="ce4">
            <text:p>10/06/1981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3SCC</text:p>
          </table:table-cell>
          <table:table-cell office:value-type="string" table:style-name="ce1">
            <text:p>Lic Sciences Communic an3</text:p>
          </table:table-cell>
          <table:table-cell office:value-type="float" office:value="9.75" table:style-name="ce1">
            <text:p>9,7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406291" table:style-name="ce1">
            <text:p>114062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IDABC</text:p>
          </table:table-cell>
          <table:table-cell office:value-type="string" table:style-name="ce1">
            <text:p>MYRIAM</text:p>
          </table:table-cell>
          <table:table-cell office:value-type="date" office:date-value="1980-12-24T00:00:00" table:style-name="ce4">
            <text:p>24/1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AH</text:p>
          </table:table-cell>
          <table:table-cell office:value-type="string" table:style-name="ce1">
            <text:p>Master2 HTC ensg Hist-Geo</text:p>
          </table:table-cell>
          <table:table-cell office:value-type="float" office:value="13.083" table:style-name="ce1">
            <text:p>13,08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02803" table:style-name="ce1">
            <text:p>92028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IZABC</text:p>
          </table:table-cell>
          <table:table-cell office:value-type="string" table:style-name="ce1">
            <text:p>JIHANE</text:p>
          </table:table-cell>
          <table:table-cell office:value-type="date" office:date-value="1987-02-10T00:00:00" table:style-name="ce4">
            <text:p>10/02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6.934000000000001" table:style-name="ce1">
            <text:p>16,93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47789" table:style-name="ce1">
            <text:p>102477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URAABC</text:p>
          </table:table-cell>
          <table:table-cell office:value-type="string" table:style-name="ce1">
            <text:p>SOLENN</text:p>
          </table:table-cell>
          <table:table-cell office:value-type="date" office:date-value="1986-12-03T00:00:00" table:style-name="ce4">
            <text:p>03/1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AH</text:p>
          </table:table-cell>
          <table:table-cell office:value-type="string" table:style-name="ce1">
            <text:p>Master2 HTC ensg Hist-Geo</text:p>
          </table:table-cell>
          <table:table-cell office:value-type="float" office:value="13.483000000000001" table:style-name="ce1">
            <text:p>13,48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03778" table:style-name="ce1">
            <text:p>107037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YOUABC</text:p>
          </table:table-cell>
          <table:table-cell office:value-type="string" table:style-name="ce1">
            <text:p>SABAH</text:p>
          </table:table-cell>
          <table:table-cell office:value-type="date" office:date-value="1987-05-04T00:00:00" table:style-name="ce4">
            <text:p>04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3.082000000000001" table:style-name="ce1">
            <text:p>13,08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61196" table:style-name="ce1">
            <text:p>101611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IMABC</text:p>
          </table:table-cell>
          <table:table-cell office:value-type="string" table:style-name="ce1">
            <text:p>JALILA</text:p>
          </table:table-cell>
          <table:table-cell office:value-type="date" office:date-value="1987-01-13T00:00:00" table:style-name="ce4">
            <text:p>13/01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0.9" table:style-name="ce1">
            <text:p>10,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91006" table:style-name="ce1">
            <text:p>929100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NGUABC</text:p>
          </table:table-cell>
          <table:table-cell office:value-type="string" table:style-name="ce1">
            <text:p>CLELIA</text:p>
          </table:table-cell>
          <table:table-cell office:value-type="date" office:date-value="1987-05-28T00:00:00" table:style-name="ce4">
            <text:p>28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39010" table:style-name="ce1">
            <text:p>96390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THOABC</text:p>
          </table:table-cell>
          <table:table-cell office:value-type="string" table:style-name="ce1">
            <text:p>SEBASTIEN</text:p>
          </table:table-cell>
          <table:table-cell office:value-type="date" office:date-value="1981-12-07T00:00:00" table:style-name="ce4">
            <text:p>07/1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9.697000000000001" table:style-name="ce1">
            <text:p>9,69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81424" table:style-name="ce1">
            <text:p>108814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THOABC</text:p>
          </table:table-cell>
          <table:table-cell office:value-type="string" table:style-name="ce1">
            <text:p>SEBASTIEN</text:p>
          </table:table-cell>
          <table:table-cell office:value-type="date" office:date-value="1987-07-21T00:00:00" table:style-name="ce4">
            <text:p>21/07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0.732000000000001" table:style-name="ce1">
            <text:p>10,73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94652" table:style-name="ce1">
            <text:p>101946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IEABC</text:p>
          </table:table-cell>
          <table:table-cell office:value-type="string" table:style-name="ce1">
            <text:p>ARSENE</text:p>
          </table:table-cell>
          <table:table-cell office:value-type="date" office:date-value="1969-08-02T00:00:00" table:style-name="ce4">
            <text:p>02/08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AMI</text:p>
          </table:table-cell>
          <table:table-cell office:value-type="string" table:style-name="ce1">
            <text:p>Master2 Algorithmique Mod</text:p>
          </table:table-cell>
          <table:table-cell office:value-type="float" office:value="13.21" table:style-name="ce1">
            <text:p>13,21</text:p>
          </table:table-cell>
          <table:table-cell office:value-type="string" table:style-name="ce1">
            <text:p>ADM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0831158" table:style-name="ce1">
            <text:p>108311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THIABC</text:p>
          </table:table-cell>
          <table:table-cell office:value-type="string" table:style-name="ce1">
            <text:p>NITHIYA</text:p>
          </table:table-cell>
          <table:table-cell office:value-type="date" office:date-value="1977-12-13T00:00:00" table:style-name="ce4">
            <text:p>13/12/1977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D5CDD</text:p>
          </table:table-cell>
          <table:table-cell office:value-type="string" table:style-name="ce1">
            <text:p>Master2Pro CCTPDD</text:p>
          </table:table-cell>
          <table:table-cell office:value-type="float" office:value="10.647" table:style-name="ce1">
            <text:p>10,64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60975" table:style-name="ce1">
            <text:p>108609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MAABC</text:p>
          </table:table-cell>
          <table:table-cell office:value-type="string" table:style-name="ce1">
            <text:p>BOUTHAINA</text:p>
          </table:table-cell>
          <table:table-cell office:value-type="date" office:date-value="1979-01-08T00:00:00" table:style-name="ce4">
            <text:p>08/0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EM</text:p>
          </table:table-cell>
          <table:table-cell office:value-type="string" table:style-name="ce1">
            <text:p>Master1 Culture et Medi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27401" table:style-name="ce1">
            <text:p>107274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OUABC</text:p>
          </table:table-cell>
          <table:table-cell office:value-type="string" table:style-name="ce1">
            <text:p>SARRA</text:p>
          </table:table-cell>
          <table:table-cell office:value-type="date" office:date-value="1986-01-11T00:00:00" table:style-name="ce4">
            <text:p>11/0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11298691" table:style-name="ce1">
            <text:p>112986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INABC</text:p>
          </table:table-cell>
          <table:table-cell office:value-type="string" table:style-name="ce1">
            <text:p>STEPHANIE</text:p>
          </table:table-cell>
          <table:table-cell office:value-type="date" office:date-value="1981-08-21T00:00:00" table:style-name="ce4">
            <text:p>21/08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2.437000000000001" table:style-name="ce1">
            <text:p>12,43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67231" table:style-name="ce1">
            <text:p>112672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IBOABC</text:p>
          </table:table-cell>
          <table:table-cell office:value-type="string" table:style-name="ce1">
            <text:p>SONIA</text:p>
          </table:table-cell>
          <table:table-cell office:value-type="date" office:date-value="1972-07-21T00:00:00" table:style-name="ce4">
            <text:p>21/07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MIA</text:p>
          </table:table-cell>
          <table:table-cell office:value-type="string" table:style-name="ce1">
            <text:p>Master1 LERCI - LEAMIA</text:p>
          </table:table-cell>
          <table:table-cell office:value-type="float" office:value="10.926" table:style-name="ce1">
            <text:p>10,92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12081" table:style-name="ce1">
            <text:p>981208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TEABC</text:p>
          </table:table-cell>
          <table:table-cell office:value-type="string" table:style-name="ce1">
            <text:p>KANI-KARAMOGO</text:p>
          </table:table-cell>
          <table:table-cell office:value-type="date" office:date-value="1981-12-15T00:00:00" table:style-name="ce4">
            <text:p>15/1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PI</text:p>
          </table:table-cell>
          <table:table-cell office:value-type="string" table:style-name="ce1">
            <text:p>Master2Rech DPIE-Interne</text:p>
          </table:table-cell>
          <table:table-cell office:value-type="float" office:value="12.08" table:style-name="ce1">
            <text:p>12,0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09090" table:style-name="ce1">
            <text:p>101090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OUNABC</text:p>
          </table:table-cell>
          <table:table-cell office:value-type="string" table:style-name="ce1">
            <text:p>PHILIPPE</text:p>
          </table:table-cell>
          <table:table-cell office:value-type="date" office:date-value="1975-12-29T00:00:00" table:style-name="ce4">
            <text:p>29/12/1975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19283" table:style-name="ce1">
            <text:p>104192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WADABC</text:p>
          </table:table-cell>
          <table:table-cell office:value-type="string" table:style-name="ce1">
            <text:p>MELANIE</text:p>
          </table:table-cell>
          <table:table-cell office:value-type="date" office:date-value="1984-09-03T00:00:00" table:style-name="ce4">
            <text:p>03/09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DA</text:p>
          </table:table-cell>
          <table:table-cell office:value-type="string" table:style-name="ce1">
            <text:p>Master2Rec Droit Affaires</text:p>
          </table:table-cell>
          <table:table-cell office:value-type="float" office:value="12.794" table:style-name="ce1">
            <text:p>12,79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66951" table:style-name="ce1">
            <text:p>103669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VIEABC</text:p>
          </table:table-cell>
          <table:table-cell office:value-type="string" table:style-name="ce1">
            <text:p>ELODIE</text:p>
          </table:table-cell>
          <table:table-cell office:value-type="date" office:date-value="1971-09-24T00:00:00" table:style-name="ce4">
            <text:p>24/09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0.73" table:style-name="ce1">
            <text:p>10,73</text:p>
          </table:table-cell>
          <table:table-cell office:value-type="string" table:style-name="ce1">
            <text:p>ADM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float" office:value="11427651" table:style-name="ce1">
            <text:p>114276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LLAABC</text:p>
          </table:table-cell>
          <table:table-cell office:value-type="string" table:style-name="ce1">
            <text:p>ALEXANDRA</text:p>
          </table:table-cell>
          <table:table-cell office:value-type="date" office:date-value="1971-04-27T00:00:00" table:style-name="ce4">
            <text:p>27/04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44" table:style-name="ce1">
            <text:p>12,4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39773" table:style-name="ce1">
            <text:p>98397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OUIABC</text:p>
          </table:table-cell>
          <table:table-cell office:value-type="string" table:style-name="ce1">
            <text:p>ILHAM</text:p>
          </table:table-cell>
          <table:table-cell office:value-type="date" office:date-value="1977-11-25T00:00:00" table:style-name="ce4">
            <text:p>25/11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47" table:style-name="ce1">
            <text:p>10,4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74190" table:style-name="ce1">
            <text:p>107741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GLABC</text:p>
          </table:table-cell>
          <table:table-cell office:value-type="string" table:style-name="ce1">
            <text:p>GILLES</text:p>
          </table:table-cell>
          <table:table-cell office:value-type="date" office:date-value="1977-04-25T00:00:00" table:style-name="ce4">
            <text:p>25/04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BTE</text:p>
          </table:table-cell>
          <table:table-cell office:value-type="string" table:style-name="ce1">
            <text:p>Master1 BTE</text:p>
          </table:table-cell>
          <table:table-cell office:value-type="float" office:value="10.75" table:style-name="ce1">
            <text:p>10,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49532" table:style-name="ce1">
            <text:p>114495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ISOABC</text:p>
          </table:table-cell>
          <table:table-cell office:value-type="string" table:style-name="ce1">
            <text:p>AURELIEN</text:p>
          </table:table-cell>
          <table:table-cell office:value-type="date" office:date-value="1973-06-13T00:00:00" table:style-name="ce4">
            <text:p>13/06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99" table:style-name="ce1">
            <text:p>13,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56758" table:style-name="ce1">
            <text:p>89567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LLABC</text:p>
          </table:table-cell>
          <table:table-cell office:value-type="string" table:style-name="ce1">
            <text:p>LAURE</text:p>
          </table:table-cell>
          <table:table-cell office:value-type="date" office:date-value="1971-06-19T00:00:00" table:style-name="ce4">
            <text:p>19/06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99" table:style-name="ce1">
            <text:p>12,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61330" table:style-name="ce1">
            <text:p>1056133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KAABC</text:p>
          </table:table-cell>
          <table:table-cell office:value-type="string" table:style-name="ce1">
            <text:p>CEREN</text:p>
          </table:table-cell>
          <table:table-cell office:value-type="date" office:date-value="1981-07-07T00:00:00" table:style-name="ce4">
            <text:p>07/07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77" table:style-name="ce1">
            <text:p>12,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06955" table:style-name="ce1">
            <text:p>98069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OULABC</text:p>
          </table:table-cell>
          <table:table-cell office:value-type="string" table:style-name="ce1">
            <text:p>LAETITIA</text:p>
          </table:table-cell>
          <table:table-cell office:value-type="date" office:date-value="1985-07-12T00:00:00" table:style-name="ce4">
            <text:p>12/07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2</text:p>
          </table:table-cell>
          <table:table-cell office:value-type="string" table:style-name="ce1">
            <text:p>Master2Pro InfoCom-CRH(AP</text:p>
          </table:table-cell>
          <table:table-cell office:value-type="float" office:value="11.317" table:style-name="ce1">
            <text:p>11,3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41870" table:style-name="ce1">
            <text:p>93418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MAIABC</text:p>
          </table:table-cell>
          <table:table-cell office:value-type="string" table:style-name="ce1">
            <text:p>ANNE-STEPHANIE</text:p>
          </table:table-cell>
          <table:table-cell office:value-type="date" office:date-value="1971-01-16T00:00:00" table:style-name="ce4">
            <text:p>16/0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62" table:style-name="ce1">
            <text:p>13,6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83650" table:style-name="ce1">
            <text:p>102836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LLABC</text:p>
          </table:table-cell>
          <table:table-cell office:value-type="string" table:style-name="ce1">
            <text:p>THOMAS</text:p>
          </table:table-cell>
          <table:table-cell office:value-type="date" office:date-value="1978-09-06T00:00:00" table:style-name="ce4">
            <text:p>06/09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2.01" table:style-name="ce1">
            <text:p>12,0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23757" table:style-name="ce1">
            <text:p>103237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ATABC</text:p>
          </table:table-cell>
          <table:table-cell office:value-type="string" table:style-name="ce1">
            <text:p>ABRAHAM</text:p>
          </table:table-cell>
          <table:table-cell office:value-type="date" office:date-value="1978-05-29T00:00:00" table:style-name="ce4">
            <text:p>29/05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29" table:style-name="ce1">
            <text:p>12,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17243" table:style-name="ce1">
            <text:p>891724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VAABC</text:p>
          </table:table-cell>
          <table:table-cell office:value-type="string" table:style-name="ce1">
            <text:p>REMY</text:p>
          </table:table-cell>
          <table:table-cell office:value-type="date" office:date-value="1981-03-07T00:00:00" table:style-name="ce4">
            <text:p>07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11" table:style-name="ce1">
            <text:p>12,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70688" table:style-name="ce1">
            <text:p>95706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USABC</text:p>
          </table:table-cell>
          <table:table-cell office:value-type="string" table:style-name="ce1">
            <text:p>MARION</text:p>
          </table:table-cell>
          <table:table-cell office:value-type="date" office:date-value="1985-05-28T00:00:00" table:style-name="ce4">
            <text:p>28/05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64" table:style-name="ce1">
            <text:p>11,6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15134" table:style-name="ce1">
            <text:p>112151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CHABC</text:p>
          </table:table-cell>
          <table:table-cell office:value-type="string" table:style-name="ce1">
            <text:p>JESSICA</text:p>
          </table:table-cell>
          <table:table-cell office:value-type="date" office:date-value="1977-09-14T00:00:00" table:style-name="ce4">
            <text:p>14/09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33" table:style-name="ce1">
            <text:p>14,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50097" table:style-name="ce1">
            <text:p>1005009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XAABC</text:p>
          </table:table-cell>
          <table:table-cell office:value-type="string" table:style-name="ce1">
            <text:p>PRESSENA</text:p>
          </table:table-cell>
          <table:table-cell office:value-type="date" office:date-value="1966-11-29T00:00:00" table:style-name="ce4">
            <text:p>29/1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34" table:style-name="ce1">
            <text:p>13,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23090" table:style-name="ce1">
            <text:p>98230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LHABC</text:p>
          </table:table-cell>
          <table:table-cell office:value-type="string" table:style-name="ce1">
            <text:p>MOHAMED</text:p>
          </table:table-cell>
          <table:table-cell office:value-type="date" office:date-value="1984-10-01T00:00:00" table:style-name="ce4">
            <text:p>01/10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91976" table:style-name="ce1">
            <text:p>95919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LHABC</text:p>
          </table:table-cell>
          <table:table-cell office:value-type="string" table:style-name="ce1">
            <text:p>MOHAMED</text:p>
          </table:table-cell>
          <table:table-cell office:value-type="date" office:date-value="1986-01-09T00:00:00" table:style-name="ce4">
            <text:p>09/0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10.63" table:style-name="ce1">
            <text:p>10,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44189" table:style-name="ce1">
            <text:p>98441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YERABC</text:p>
          </table:table-cell>
          <table:table-cell office:value-type="string" table:style-name="ce1">
            <text:p>BENJAMIN</text:p>
          </table:table-cell>
          <table:table-cell office:value-type="date" office:date-value="1981-09-25T00:00:00" table:style-name="ce4">
            <text:p>25/09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4.741000000000001" table:style-name="ce1">
            <text:p>14,74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99314" table:style-name="ce1">
            <text:p>96993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LABC</text:p>
          </table:table-cell>
          <table:table-cell office:value-type="string" table:style-name="ce1">
            <text:p>YASMINE</text:p>
          </table:table-cell>
          <table:table-cell office:value-type="date" office:date-value="1973-05-27T00:00:00" table:style-name="ce4">
            <text:p>27/05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02" table:style-name="ce1">
            <text:p>13,0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53016" table:style-name="ce1">
            <text:p>114530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RIABC</text:p>
          </table:table-cell>
          <table:table-cell office:value-type="string" table:style-name="ce1">
            <text:p>CLAUDIA</text:p>
          </table:table-cell>
          <table:table-cell office:value-type="date" office:date-value="1973-07-02T00:00:00" table:style-name="ce4">
            <text:p>02/07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7" table:style-name="ce1">
            <text:p>13,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13697" table:style-name="ce1">
            <text:p>1011369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LOABC</text:p>
          </table:table-cell>
          <table:table-cell office:value-type="string" table:style-name="ce1">
            <text:p>NABIL</text:p>
          </table:table-cell>
          <table:table-cell office:value-type="date" office:date-value="1968-09-13T00:00:00" table:style-name="ce4">
            <text:p>13/09/1968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5AMI</text:p>
          </table:table-cell>
          <table:table-cell office:value-type="string" table:style-name="ce1">
            <text:p>Master2 Algorithmique Mod</text:p>
          </table:table-cell>
          <table:table-cell office:value-type="float" office:value="3.35" table:style-name="ce1">
            <text:p>3,35</text:p>
          </table:table-cell>
          <table:table-cell office:value-type="string" table:style-name="ce1">
            <text:p>AJ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9223949" table:style-name="ce1">
            <text:p>92239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LOABC</text:p>
          </table:table-cell>
          <table:table-cell office:value-type="string" table:style-name="ce1">
            <text:p>NABIL</text:p>
          </table:table-cell>
          <table:table-cell office:value-type="date" office:date-value="1977-05-15T00:00:00" table:style-name="ce4">
            <text:p>15/05/1977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5AMI</text:p>
          </table:table-cell>
          <table:table-cell office:value-type="string" table:style-name="ce1">
            <text:p>Master2 Algorithmique Mod</text:p>
          </table:table-cell>
          <table:table-cell office:value-type="float" office:value="4.78" table:style-name="ce1">
            <text:p>4,7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69560" table:style-name="ce1">
            <text:p>102695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TEABC</text:p>
          </table:table-cell>
          <table:table-cell office:value-type="string" table:style-name="ce1">
            <text:p>MAHAMADOU</text:p>
          </table:table-cell>
          <table:table-cell office:value-type="date" office:date-value="1979-10-04T00:00:00" table:style-name="ce4">
            <text:p>04/10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0.120000000000001" table:style-name="ce1">
            <text:p>10,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71461" table:style-name="ce1">
            <text:p>957146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DOUABC</text:p>
          </table:table-cell>
          <table:table-cell office:value-type="string" table:style-name="ce1">
            <text:p>OSCAR</text:p>
          </table:table-cell>
          <table:table-cell office:value-type="date" office:date-value="1983-08-09T00:00:00" table:style-name="ce4">
            <text:p>09/08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MP</text:p>
          </table:table-cell>
          <table:table-cell office:value-type="string" table:style-name="ce1">
            <text:p>Master2Pro IMPI</text:p>
          </table:table-cell>
          <table:table-cell office:value-type="float" office:value="10.712" table:style-name="ce1">
            <text:p>10,7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65046" table:style-name="ce1">
            <text:p>99650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CHEABC</text:p>
          </table:table-cell>
          <table:table-cell office:value-type="string" table:style-name="ce1">
            <text:p>ANNE</text:p>
          </table:table-cell>
          <table:table-cell office:value-type="date" office:date-value="1980-02-03T00:00:00" table:style-name="ce4">
            <text:p>03/0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21" table:style-name="ce1">
            <text:p>13,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63273" table:style-name="ce1">
            <text:p>113632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AYABC</text:p>
          </table:table-cell>
          <table:table-cell office:value-type="string" table:style-name="ce1">
            <text:p>CAMILLE</text:p>
          </table:table-cell>
          <table:table-cell office:value-type="date" office:date-value="1970-07-25T00:00:00" table:style-name="ce4">
            <text:p>25/07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94" table:style-name="ce1">
            <text:p>12,9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30849" table:style-name="ce1">
            <text:p>108308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IMAABC</text:p>
          </table:table-cell>
          <table:table-cell office:value-type="string" table:style-name="ce1">
            <text:p>AMAZIGH</text:p>
          </table:table-cell>
          <table:table-cell office:value-type="date" office:date-value="1975-04-16T00:00:00" table:style-name="ce4">
            <text:p>16/04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92" table:style-name="ce1">
            <text:p>10,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57511" table:style-name="ce1">
            <text:p>98575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SABC</text:p>
          </table:table-cell>
          <table:table-cell office:value-type="string" table:style-name="ce1">
            <text:p>MEHDI</text:p>
          </table:table-cell>
          <table:table-cell office:value-type="date" office:date-value="1980-11-13T00:00:00" table:style-name="ce4">
            <text:p>13/1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56188" table:style-name="ce1">
            <text:p>106561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IDABC</text:p>
          </table:table-cell>
          <table:table-cell office:value-type="string" table:style-name="ce1">
            <text:p>SABRINA</text:p>
          </table:table-cell>
          <table:table-cell office:value-type="date" office:date-value="1982-11-12T00:00:00" table:style-name="ce4">
            <text:p>12/1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9343654" table:style-name="ce1">
            <text:p>93436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IDABC</text:p>
          </table:table-cell>
          <table:table-cell office:value-type="string" table:style-name="ce1">
            <text:p>SABRINA</text:p>
          </table:table-cell>
          <table:table-cell office:value-type="date" office:date-value="1967-01-22T00:00:00" table:style-name="ce4">
            <text:p>22/0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table:number-columns-repeated="16373" table:style-name="ce1"/>
        </table:table-row>
        <table:table-row table:style-name="ro1">
          <table:table-cell office:value-type="float" office:value="11335365" table:style-name="ce1">
            <text:p>113353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OUAABC</text:p>
          </table:table-cell>
          <table:table-cell office:value-type="string" table:style-name="ce1">
            <text:p>DALALE</text:p>
          </table:table-cell>
          <table:table-cell office:value-type="date" office:date-value="1967-04-14T00:00:00" table:style-name="ce4">
            <text:p>14/04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9202664" table:style-name="ce1">
            <text:p>92026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OUAABC</text:p>
          </table:table-cell>
          <table:table-cell office:value-type="string" table:style-name="ce1">
            <text:p>DALALE</text:p>
          </table:table-cell>
          <table:table-cell office:value-type="date" office:date-value="1987-02-04T00:00:00" table:style-name="ce4">
            <text:p>04/02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table:number-columns-repeated="16373" table:style-name="ce1"/>
        </table:table-row>
        <table:table-row table:style-name="ro1">
          <table:table-cell office:value-type="float" office:value="9222571" table:style-name="ce1">
            <text:p>92225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LOABC</text:p>
          </table:table-cell>
          <table:table-cell office:value-type="string" table:style-name="ce1">
            <text:p>YAEL</text:p>
          </table:table-cell>
          <table:table-cell office:value-type="date" office:date-value="1984-08-12T00:00:00" table:style-name="ce4">
            <text:p>12/08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4" table:style-name="ce1">
            <text:p>14,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99372" table:style-name="ce1">
            <text:p>91993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OUABC</text:p>
          </table:table-cell>
          <table:table-cell office:value-type="string" table:style-name="ce1">
            <text:p>MALIK</text:p>
          </table:table-cell>
          <table:table-cell office:value-type="date" office:date-value="1977-01-12T00:00:00" table:style-name="ce4">
            <text:p>12/01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34" table:style-name="ce1">
            <text:p>15,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44740" table:style-name="ce1">
            <text:p>98447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REABC</text:p>
          </table:table-cell>
          <table:table-cell office:value-type="string" table:style-name="ce1">
            <text:p>ILAN</text:p>
          </table:table-cell>
          <table:table-cell office:value-type="date" office:date-value="1979-02-21T00:00:00" table:style-name="ce4">
            <text:p>21/0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87" table:style-name="ce1">
            <text:p>13,8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42227" table:style-name="ce1">
            <text:p>110422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RRABC</text:p>
          </table:table-cell>
          <table:table-cell office:value-type="string" table:style-name="ce1">
            <text:p>MEHDI</text:p>
          </table:table-cell>
          <table:table-cell office:value-type="date" office:date-value="1981-10-04T00:00:00" table:style-name="ce4">
            <text:p>04/10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BTE</text:p>
          </table:table-cell>
          <table:table-cell office:value-type="string" table:style-name="ce1">
            <text:p>Master2 BTE</text:p>
          </table:table-cell>
          <table:table-cell office:value-type="float" office:value="13.79" table:style-name="ce1">
            <text:p>13,7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10563" table:style-name="ce1">
            <text:p>102105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DEAABC</text:p>
          </table:table-cell>
          <table:table-cell office:value-type="string" table:style-name="ce1">
            <text:p>DIANE</text:p>
          </table:table-cell>
          <table:table-cell office:value-type="date" office:date-value="1982-06-15T00:00:00" table:style-name="ce4">
            <text:p>15/06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6.010000000000002" table:style-name="ce1">
            <text:p>16,0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46439" table:style-name="ce1">
            <text:p>112464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KAABC</text:p>
          </table:table-cell>
          <table:table-cell office:value-type="string" table:style-name="ce1">
            <text:p>JONATHAN</text:p>
          </table:table-cell>
          <table:table-cell office:value-type="date" office:date-value="1967-05-12T00:00:00" table:style-name="ce4">
            <text:p>12/05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01" table:style-name="ce1">
            <text:p>14,0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431635" table:style-name="ce1">
            <text:p>94316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FFABC</text:p>
          </table:table-cell>
          <table:table-cell office:value-type="string" table:style-name="ce1">
            <text:p>KAMEL</text:p>
          </table:table-cell>
          <table:table-cell office:value-type="date" office:date-value="1973-01-06T00:00:00" table:style-name="ce4">
            <text:p>06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32069" table:style-name="ce1">
            <text:p>107320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ZARZABC</text:p>
          </table:table-cell>
          <table:table-cell office:value-type="string" table:style-name="ce1">
            <text:p>PIERRE</text:p>
          </table:table-cell>
          <table:table-cell office:value-type="date" office:date-value="1974-06-19T00:00:00" table:style-name="ce4">
            <text:p>19/06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23" table:style-name="ce1">
            <text:p>12,2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409742" table:style-name="ce1">
            <text:p>104097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RISABC</text:p>
          </table:table-cell>
          <table:table-cell office:value-type="string" table:style-name="ce1">
            <text:p>MICHEL</text:p>
          </table:table-cell>
          <table:table-cell office:value-type="date" office:date-value="1970-05-28T00:00:00" table:style-name="ce4">
            <text:p>28/05/1970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82" table:style-name="ce1">
            <text:p>11,8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77060" table:style-name="ce1">
            <text:p>105770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CHIABC</text:p>
          </table:table-cell>
          <table:table-cell office:value-type="string" table:style-name="ce1">
            <text:p>YASSINE</text:p>
          </table:table-cell>
          <table:table-cell office:value-type="date" office:date-value="1970-01-16T00:00:00" table:style-name="ce4">
            <text:p>16/0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78" table:style-name="ce1">
            <text:p>11,7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05719" table:style-name="ce1">
            <text:p>109057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ERABC</text:p>
          </table:table-cell>
          <table:table-cell office:value-type="string" table:style-name="ce1">
            <text:p>ALEXANDRA</text:p>
          </table:table-cell>
          <table:table-cell office:value-type="date" office:date-value="1969-07-09T00:00:00" table:style-name="ce4">
            <text:p>09/07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99" table:style-name="ce1">
            <text:p>13,9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87417" table:style-name="ce1">
            <text:p>97874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DAABC</text:p>
          </table:table-cell>
          <table:table-cell office:value-type="string" table:style-name="ce1">
            <text:p>JONATHAN</text:p>
          </table:table-cell>
          <table:table-cell office:value-type="date" office:date-value="1967-12-07T00:00:00" table:style-name="ce4">
            <text:p>07/1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29214" table:style-name="ce1">
            <text:p>89292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ERABC</text:p>
          </table:table-cell>
          <table:table-cell office:value-type="string" table:style-name="ce1">
            <text:p>CAMITO</text:p>
          </table:table-cell>
          <table:table-cell office:value-type="date" office:date-value="1983-02-09T00:00:00" table:style-name="ce4">
            <text:p>09/02/1983</text:p>
          </table:table-cell>
          <table:table-cell office:value-type="string" table:style-name="ce1">
            <text:p>410</text:p>
          </table:table-cell>
          <table:table-cell office:value-type="string" table:style-name="ce1">
            <text:p>HAITIEN(N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8.1870000000000012" table:style-name="ce1">
            <text:p>8,18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952334" table:style-name="ce1">
            <text:p>99523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ERABC</text:p>
          </table:table-cell>
          <table:table-cell office:value-type="string" table:style-name="ce1">
            <text:p>CAMITO</text:p>
          </table:table-cell>
          <table:table-cell office:value-type="date" office:date-value="1983-06-15T00:00:00" table:style-name="ce4">
            <text:p>15/06/1983</text:p>
          </table:table-cell>
          <table:table-cell office:value-type="string" table:style-name="ce1">
            <text:p>410</text:p>
          </table:table-cell>
          <table:table-cell office:value-type="string" table:style-name="ce1">
            <text:p>HAITIEN(N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8.979000000000001" table:style-name="ce1">
            <text:p>8,979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76693" table:style-name="ce1">
            <text:p>106766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RAABC</text:p>
          </table:table-cell>
          <table:table-cell office:value-type="string" table:style-name="ce1">
            <text:p>NADIRA</text:p>
          </table:table-cell>
          <table:table-cell office:value-type="date" office:date-value="1966-11-10T00:00:00" table:style-name="ce4">
            <text:p>10/11/1966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3.884" table:style-name="ce1">
            <text:p>13,88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72764" table:style-name="ce1">
            <text:p>1147276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DHABC</text:p>
          </table:table-cell>
          <table:table-cell office:value-type="string" table:style-name="ce1">
            <text:p>SIRON MAN</text:p>
          </table:table-cell>
          <table:table-cell office:value-type="date" office:date-value="1977-02-16T00:00:00" table:style-name="ce4">
            <text:p>16/02/1977</text:p>
          </table:table-cell>
          <table:table-cell office:value-type="string" table:style-name="ce1">
            <text:p>215</text:p>
          </table:table-cell>
          <table:table-cell office:value-type="string" table:style-name="ce1">
            <text:p>NEPAL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5.9240000000000004" table:style-name="ce1">
            <text:p>5,92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228985" table:style-name="ce1">
            <text:p>102289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ILIABC</text:p>
          </table:table-cell>
          <table:table-cell office:value-type="string" table:style-name="ce1">
            <text:p>ACHRAF</text:p>
          </table:table-cell>
          <table:table-cell office:value-type="date" office:date-value="1970-06-12T00:00:00" table:style-name="ce4">
            <text:p>12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808163" table:style-name="ce1">
            <text:p>108081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ILIABC</text:p>
          </table:table-cell>
          <table:table-cell office:value-type="string" table:style-name="ce1">
            <text:p>ACHRAF</text:p>
          </table:table-cell>
          <table:table-cell office:value-type="date" office:date-value="1969-11-25T00:00:00" table:style-name="ce4">
            <text:p>25/1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1.9350000000000001" table:style-name="ce1">
            <text:p>1,93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484490" table:style-name="ce1">
            <text:p>94844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SAID</text:p>
          </table:table-cell>
          <table:table-cell office:value-type="date" office:date-value="1976-12-08T00:00:00" table:style-name="ce4">
            <text:p>08/12/1976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B4SST</text:p>
          </table:table-cell>
          <table:table-cell office:value-type="string" table:style-name="ce1">
            <text:p>Master1 SSO-SST</text:p>
          </table:table-cell>
          <table:table-cell office:value-type="float" office:value="9.7050000000000001" table:style-name="ce1">
            <text:p>9,70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87815" table:style-name="ce1">
            <text:p>103878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SAID</text:p>
          </table:table-cell>
          <table:table-cell office:value-type="date" office:date-value="1986-02-06T00:00:00" table:style-name="ce4">
            <text:p>06/02/1986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B4SST</text:p>
          </table:table-cell>
          <table:table-cell office:value-type="string" table:style-name="ce1">
            <text:p>Master1 SSO-SST</text:p>
          </table:table-cell>
          <table:table-cell office:value-type="float" office:value="10.33" table:style-name="ce1">
            <text:p>10,3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32426" table:style-name="ce1">
            <text:p>100324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AHMED</text:p>
          </table:table-cell>
          <table:table-cell office:value-type="date" office:date-value="1983-03-20T00:00:00" table:style-name="ce4">
            <text:p>20/03/1983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1.258000000000001" table:style-name="ce1">
            <text:p>11,25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909899" table:style-name="ce1">
            <text:p>1090989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AHMED</text:p>
          </table:table-cell>
          <table:table-cell office:value-type="date" office:date-value="1968-06-05T00:00:00" table:style-name="ce4">
            <text:p>05/06/1968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3.028" table:style-name="ce1">
            <text:p>13,02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73054" table:style-name="ce1">
            <text:p>101730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NEABC</text:p>
          </table:table-cell>
          <table:table-cell office:value-type="string" table:style-name="ce1">
            <text:p>LINA</text:p>
          </table:table-cell>
          <table:table-cell office:value-type="date" office:date-value="1983-02-13T00:00:00" table:style-name="ce4">
            <text:p>13/02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3.055000000000001" table:style-name="ce1">
            <text:p>13,05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12265" table:style-name="ce1">
            <text:p>91122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FFEABC</text:p>
          </table:table-cell>
          <table:table-cell office:value-type="string" table:style-name="ce1">
            <text:p>MUHAMMAD</text:p>
          </table:table-cell>
          <table:table-cell office:value-type="date" office:date-value="1968-10-08T00:00:00" table:style-name="ce4">
            <text:p>08/10/1968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80829" table:style-name="ce1">
            <text:p>97808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FFEABC</text:p>
          </table:table-cell>
          <table:table-cell office:value-type="string" table:style-name="ce1">
            <text:p>MUHAMMAD</text:p>
          </table:table-cell>
          <table:table-cell office:value-type="date" office:date-value="1974-05-14T00:00:00" table:style-name="ce4">
            <text:p>14/05/1974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2710000000000008" table:style-name="ce1">
            <text:p>9,2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32800" table:style-name="ce1">
            <text:p>109328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DITABC</text:p>
          </table:table-cell>
          <table:table-cell office:value-type="string" table:style-name="ce1">
            <text:p>WILLIAM</text:p>
          </table:table-cell>
          <table:table-cell office:value-type="date" office:date-value="1980-02-12T00:00:00" table:style-name="ce4">
            <text:p>12/0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0.25" table:style-name="ce1">
            <text:p>10,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33610" table:style-name="ce1">
            <text:p>113336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RISABC</text:p>
          </table:table-cell>
          <table:table-cell office:value-type="string" table:style-name="ce1">
            <text:p>ROSY</text:p>
          </table:table-cell>
          <table:table-cell office:value-type="date" office:date-value="1978-02-11T00:00:00" table:style-name="ce4">
            <text:p>11/0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2.7" table:style-name="ce1">
            <text:p>12,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41170" table:style-name="ce1">
            <text:p>99411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UNABC</text:p>
          </table:table-cell>
          <table:table-cell office:value-type="string" table:style-name="ce1">
            <text:p>CEDRIC</text:p>
          </table:table-cell>
          <table:table-cell office:value-type="date" office:date-value="1972-08-11T00:00:00" table:style-name="ce4">
            <text:p>11/08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2</text:p>
          </table:table-cell>
          <table:table-cell office:value-type="string" table:style-name="ce1">
            <text:p>Master2Pro InfoCom-CRH(AP</text:p>
          </table:table-cell>
          <table:table-cell office:value-type="float" office:value="13.374000000000001" table:style-name="ce1">
            <text:p>13,37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57604" table:style-name="ce1">
            <text:p>99576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OCABC</text:p>
          </table:table-cell>
          <table:table-cell office:value-type="string" table:style-name="ce1">
            <text:p>FABRICE</text:p>
          </table:table-cell>
          <table:table-cell office:value-type="date" office:date-value="1965-10-14T00:00:00" table:style-name="ce4">
            <text:p>14/10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EM</text:p>
          </table:table-cell>
          <table:table-cell office:value-type="string" table:style-name="ce1">
            <text:p>Master1 Culture et Media</text:p>
          </table:table-cell>
          <table:table-cell office:value-type="float" office:value="8.5210000000000008" table:style-name="ce1">
            <text:p>8,52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30837" table:style-name="ce1">
            <text:p>103308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 ATABC</text:p>
          </table:table-cell>
          <table:table-cell office:value-type="string" table:style-name="ce1">
            <text:p>ABDELHAKIM</text:p>
          </table:table-cell>
          <table:table-cell office:value-type="date" office:date-value="1984-08-30T00:00:00" table:style-name="ce4">
            <text:p>30/08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3.7710000000000004" table:style-name="ce1">
            <text:p>3,7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32343" table:style-name="ce1">
            <text:p>933234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UVABC</text:p>
          </table:table-cell>
          <table:table-cell office:value-type="string" table:style-name="ce1">
            <text:p>FAYCAL</text:p>
          </table:table-cell>
          <table:table-cell office:value-type="date" office:date-value="1969-03-21T00:00:00" table:style-name="ce4">
            <text:p>21/03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0.55" table:style-name="ce1">
            <text:p>10,5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88788" table:style-name="ce1">
            <text:p>103887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NIABC</text:p>
          </table:table-cell>
          <table:table-cell office:value-type="string" table:style-name="ce1">
            <text:p>JENNIFER</text:p>
          </table:table-cell>
          <table:table-cell office:value-type="date" office:date-value="1986-04-20T00:00:00" table:style-name="ce4">
            <text:p>20/04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889000000000001" table:style-name="ce1">
            <text:p>13,88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33710" table:style-name="ce1">
            <text:p>114337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SOABC</text:p>
          </table:table-cell>
          <table:table-cell office:value-type="string" table:style-name="ce1">
            <text:p>BAPTISTE</text:p>
          </table:table-cell>
          <table:table-cell office:value-type="date" office:date-value="1967-01-04T00:00:00" table:style-name="ce4">
            <text:p>04/0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H</text:p>
          </table:table-cell>
          <table:table-cell office:value-type="string" table:style-name="ce1">
            <text:p>Master1 Metiers ensg His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65811" table:style-name="ce1">
            <text:p>89658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ZIKIABC</text:p>
          </table:table-cell>
          <table:table-cell office:value-type="string" table:style-name="ce1">
            <text:p>MOHAMED</text:p>
          </table:table-cell>
          <table:table-cell office:value-type="date" office:date-value="1980-11-12T00:00:00" table:style-name="ce4">
            <text:p>12/11/1980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10.95" table:style-name="ce1">
            <text:p>10,95</text:p>
          </table:table-cell>
          <table:table-cell office:value-type="string" table:style-name="ce1">
            <text:p>ADM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0183760" table:style-name="ce1">
            <text:p>101837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ABC</text:p>
          </table:table-cell>
          <table:table-cell office:value-type="string" table:style-name="ce1">
            <text:p>SEYDINA</text:p>
          </table:table-cell>
          <table:table-cell office:value-type="date" office:date-value="1984-08-05T00:00:00" table:style-name="ce4">
            <text:p>05/08/1984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4.3959999999999999" table:style-name="ce1">
            <text:p>4,39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01365" table:style-name="ce1">
            <text:p>97013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ABC</text:p>
          </table:table-cell>
          <table:table-cell office:value-type="string" table:style-name="ce1">
            <text:p>SEYDINA</text:p>
          </table:table-cell>
          <table:table-cell office:value-type="date" office:date-value="1976-11-13T00:00:00" table:style-name="ce4">
            <text:p>13/11/1976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5.7709999999999999" table:style-name="ce1">
            <text:p>5,7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03737" table:style-name="ce1">
            <text:p>94037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RIABC</text:p>
          </table:table-cell>
          <table:table-cell office:value-type="string" table:style-name="ce1">
            <text:p>RAMI</text:p>
          </table:table-cell>
          <table:table-cell office:value-type="date" office:date-value="1966-07-03T00:00:00" table:style-name="ce4">
            <text:p>03/07/1966</text:p>
          </table:table-cell>
          <table:table-cell office:value-type="string" table:style-name="ce1">
            <text:p>206</text:p>
          </table:table-cell>
          <table:table-cell office:value-type="string" table:style-name="ce1">
            <text:p>SYRIEN(NE)</text:p>
          </table:table-cell>
          <table:table-cell office:value-type="string" table:style-name="ce1">
            <text:p>S3RHA3</text:p>
          </table:table-cell>
          <table:table-cell office:value-type="string" table:style-name="ce1">
            <text:p>LIC PRO GRH - fevrier FC</text:p>
          </table:table-cell>
          <table:table-cell office:value-type="float" office:value="13.22" table:style-name="ce1">
            <text:p>13,2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64955" table:style-name="ce1">
            <text:p>93649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OUABC</text:p>
          </table:table-cell>
          <table:table-cell office:value-type="string" table:style-name="ce1">
            <text:p>MARC</text:p>
          </table:table-cell>
          <table:table-cell office:value-type="date" office:date-value="1972-10-08T00:00:00" table:style-name="ce4">
            <text:p>08/10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CR2</text:p>
          </table:table-cell>
          <table:table-cell office:value-type="string" table:style-name="ce1">
            <text:p>DIU Chir du rachis an2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29448" table:style-name="ce1">
            <text:p>102294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EMABC</text:p>
          </table:table-cell>
          <table:table-cell office:value-type="string" table:style-name="ce1">
            <text:p>JEAN-CHARLES</text:p>
          </table:table-cell>
          <table:table-cell office:value-type="date" office:date-value="1970-10-08T00:00:00" table:style-name="ce4">
            <text:p>08/10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SO3</text:p>
          </table:table-cell>
          <table:table-cell office:value-type="string" table:style-name="ce1">
            <text:p>Master2Pro Polit Soc (FC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12376" table:style-name="ce1">
            <text:p>102123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IRABC</text:p>
          </table:table-cell>
          <table:table-cell office:value-type="string" table:style-name="ce1">
            <text:p>HELA</text:p>
          </table:table-cell>
          <table:table-cell office:value-type="date" office:date-value="1984-03-09T00:00:00" table:style-name="ce4">
            <text:p>09/03/1984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L5TIL</text:p>
          </table:table-cell>
          <table:table-cell office:value-type="string" table:style-name="ce1">
            <text:p>Master2Pro SLTL-TILDE</text:p>
          </table:table-cell>
          <table:table-cell office:value-type="float" office:value="10.163" table:style-name="ce1">
            <text:p>10,1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94080" table:style-name="ce1">
            <text:p>112940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ARABC</text:p>
          </table:table-cell>
          <table:table-cell office:value-type="string" table:style-name="ce1">
            <text:p>OUSMANE</text:p>
          </table:table-cell>
          <table:table-cell office:value-type="date" office:date-value="1985-02-27T00:00:00" table:style-name="ce4">
            <text:p>27/02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9AC1</text:p>
          </table:table-cell>
          <table:table-cell office:value-type="string" table:style-name="ce1">
            <text:p>CAPA ACUPUNCTURE an1</text:p>
          </table:table-cell>
          <table:table-cell office:value-type="float" office:value="10.1" table:style-name="ce1">
            <text:p>10,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52433" table:style-name="ce1">
            <text:p>114524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BERABC</text:p>
          </table:table-cell>
          <table:table-cell office:value-type="string" table:style-name="ce1">
            <text:p>CYRIL</text:p>
          </table:table-cell>
          <table:table-cell office:value-type="date" office:date-value="1974-05-25T00:00:00" table:style-name="ce4">
            <text:p>25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MMA2</text:p>
          </table:table-cell>
          <table:table-cell office:value-type="string" table:style-name="ce1">
            <text:p>DIU MMAA an2</text:p>
          </table:table-cell>
          <table:table-cell office:value-type="float" office:value="12.73" table:style-name="ce1">
            <text:p>12,7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95254" table:style-name="ce1">
            <text:p>114952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HAMABC</text:p>
          </table:table-cell>
          <table:table-cell office:value-type="string" table:style-name="ce1">
            <text:p>HALID</text:p>
          </table:table-cell>
          <table:table-cell office:value-type="date" office:date-value="1966-08-21T00:00:00" table:style-name="ce4">
            <text:p>21/08/1966</text:p>
          </table:table-cell>
          <table:table-cell office:value-type="string" table:style-name="ce1">
            <text:p>223</text:p>
          </table:table-cell>
          <table:table-cell office:value-type="string" table:style-name="ce1">
            <text:p>INDIEN(NE)</text:p>
          </table:table-cell>
          <table:table-cell office:value-type="string" table:style-name="ce1">
            <text:p>G5ST</text:p>
          </table:table-cell>
          <table:table-cell office:value-type="string" table:style-name="ce1">
            <text:p>INGENIEUR TELECOM an3</text:p>
          </table:table-cell>
          <table:table-cell office:value-type="float" office:value="4.51" table:style-name="ce1">
            <text:p>4,51</text:p>
          </table:table-cell>
          <table:table-cell office:value-type="string" table:style-name="ce1">
            <text:p>NAR</text:p>
          </table:table-cell>
          <table:table-cell table:number-columns-repeated="16373" table:style-name="ce1"/>
        </table:table-row>
        <table:table-row table:style-name="ro1">
          <table:table-cell office:value-type="float" office:value="11089116" table:style-name="ce1">
            <text:p>110891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AUABC</text:p>
          </table:table-cell>
          <table:table-cell office:value-type="string" table:style-name="ce1">
            <text:p>DANIEL</text:p>
          </table:table-cell>
          <table:table-cell office:value-type="date" office:date-value="1981-09-20T00:00:00" table:style-name="ce4">
            <text:p>20/09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HO1</text:p>
          </table:table-cell>
          <table:table-cell office:value-type="string" table:style-name="ce1">
            <text:p>DIU HOMEOPATHIE an1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1">
          <table:table-cell office:value-type="float" office:value="11213040" table:style-name="ce1">
            <text:p>112130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TRIABC</text:p>
          </table:table-cell>
          <table:table-cell office:value-type="string" table:style-name="ce1">
            <text:p>STEPHANE</text:p>
          </table:table-cell>
          <table:table-cell office:value-type="date" office:date-value="1966-02-14T00:00:00" table:style-name="ce4">
            <text:p>14/0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4.785" table:style-name="ce1">
            <text:p>14,78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88243" table:style-name="ce1">
            <text:p>1108824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M'HABC</text:p>
          </table:table-cell>
          <table:table-cell office:value-type="string" table:style-name="ce1">
            <text:p>RACHIDA</text:p>
          </table:table-cell>
          <table:table-cell office:value-type="date" office:date-value="1968-09-13T00:00:00" table:style-name="ce4">
            <text:p>13/09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6.4130000000000003" table:style-name="ce1">
            <text:p>6,41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12197" table:style-name="ce1">
            <text:p>112121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M'HABC</text:p>
          </table:table-cell>
          <table:table-cell office:value-type="string" table:style-name="ce1">
            <text:p>RACHIDA</text:p>
          </table:table-cell>
          <table:table-cell office:value-type="date" office:date-value="1984-08-29T00:00:00" table:style-name="ce4">
            <text:p>29/08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9.3800000000000008" table:style-name="ce1">
            <text:p>9,3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93468" table:style-name="ce1">
            <text:p>113934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MOABC</text:p>
          </table:table-cell>
          <table:table-cell office:value-type="string" table:style-name="ce1">
            <text:p>VINCENT</text:p>
          </table:table-cell>
          <table:table-cell office:value-type="date" office:date-value="1983-10-20T00:00:00" table:style-name="ce4">
            <text:p>20/10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BNS</text:p>
          </table:table-cell>
          <table:table-cell office:value-type="string" table:style-name="ce1">
            <text:p>Master1 EBN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0039775" table:style-name="ce1">
            <text:p>100397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MEZABC</text:p>
          </table:table-cell>
          <table:table-cell office:value-type="string" table:style-name="ce1">
            <text:p>THOMAS</text:p>
          </table:table-cell>
          <table:table-cell office:value-type="date" office:date-value="1970-04-22T00:00:00" table:style-name="ce4">
            <text:p>22/04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ESP</text:p>
          </table:table-cell>
          <table:table-cell office:value-type="string" table:style-name="ce1">
            <text:p>Lic LLCE Espagnol an3</text:p>
          </table:table-cell>
          <table:table-cell office:value-type="float" office:value="12.023000000000001" table:style-name="ce1">
            <text:p>12,02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04581" table:style-name="ce1">
            <text:p>1100458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MEZABC</text:p>
          </table:table-cell>
          <table:table-cell office:value-type="string" table:style-name="ce1">
            <text:p>THOMAS</text:p>
          </table:table-cell>
          <table:table-cell office:value-type="date" office:date-value="1968-02-17T00:00:00" table:style-name="ce4">
            <text:p>17/02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ESP</text:p>
          </table:table-cell>
          <table:table-cell office:value-type="string" table:style-name="ce1">
            <text:p>Lic LLCE Espagnol an3</text:p>
          </table:table-cell>
          <table:table-cell office:value-type="float" office:value="12.623000000000001" table:style-name="ce1">
            <text:p>12,62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26045" table:style-name="ce1">
            <text:p>922604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IENABC</text:p>
          </table:table-cell>
          <table:table-cell office:value-type="string" table:style-name="ce1">
            <text:p>VIRGINIE</text:p>
          </table:table-cell>
          <table:table-cell office:value-type="date" office:date-value="1969-06-28T00:00:00" table:style-name="ce4">
            <text:p>28/06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DA</text:p>
          </table:table-cell>
          <table:table-cell office:value-type="string" table:style-name="ce1">
            <text:p>Master2Rec Droit Affaire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93724" table:style-name="ce1">
            <text:p>90937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RIABC</text:p>
          </table:table-cell>
          <table:table-cell office:value-type="string" table:style-name="ce1">
            <text:p>OUIDADE</text:p>
          </table:table-cell>
          <table:table-cell office:value-type="date" office:date-value="1986-11-04T00:00:00" table:style-name="ce4">
            <text:p>04/1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2</text:p>
          </table:table-cell>
          <table:table-cell office:value-type="string" table:style-name="ce1">
            <text:p>Master1 GEO sp. CCA (AP)</text:p>
          </table:table-cell>
          <table:table-cell office:value-type="float" office:value="12.091000000000001" table:style-name="ce1">
            <text:p>12,09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99557" table:style-name="ce1">
            <text:p>106995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YEABC</text:p>
          </table:table-cell>
          <table:table-cell office:value-type="string" table:style-name="ce1">
            <text:p>PHILIPPE</text:p>
          </table:table-cell>
          <table:table-cell office:value-type="date" office:date-value="1973-09-24T00:00:00" table:style-name="ce4">
            <text:p>24/09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SM</text:p>
          </table:table-cell>
          <table:table-cell office:value-type="string" table:style-name="ce1">
            <text:p>Master2 Physique et Appli</text:p>
          </table:table-cell>
          <table:table-cell office:value-type="float" office:value="13.12" table:style-name="ce1">
            <text:p>13,12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1246108" table:style-name="ce1">
            <text:p>112461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ISOABC</text:p>
          </table:table-cell>
          <table:table-cell office:value-type="string" table:style-name="ce1">
            <text:p>NICOLAS</text:p>
          </table:table-cell>
          <table:table-cell office:value-type="date" office:date-value="1967-03-03T00:00:00" table:style-name="ce4">
            <text:p>03/03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DD</text:p>
          </table:table-cell>
          <table:table-cell office:value-type="string" table:style-name="ce1">
            <text:p>Master2 HTC-TDDDE</text:p>
          </table:table-cell>
          <table:table-cell office:value-type="float" office:value="7.3840000000000003" table:style-name="ce1">
            <text:p>7,38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87633" table:style-name="ce1">
            <text:p>94876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ISOABC</text:p>
          </table:table-cell>
          <table:table-cell office:value-type="string" table:style-name="ce1">
            <text:p>NICOLAS</text:p>
          </table:table-cell>
          <table:table-cell office:value-type="date" office:date-value="1966-08-23T00:00:00" table:style-name="ce4">
            <text:p>23/08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DD</text:p>
          </table:table-cell>
          <table:table-cell office:value-type="string" table:style-name="ce1">
            <text:p>Master2 HTC-TDDDE</text:p>
          </table:table-cell>
          <table:table-cell office:value-type="float" office:value="10.384" table:style-name="ce1">
            <text:p>10,3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61393" table:style-name="ce1">
            <text:p>99613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ZEVEABC</text:p>
          </table:table-cell>
          <table:table-cell office:value-type="string" table:style-name="ce1">
            <text:p>RAFAEL</text:p>
          </table:table-cell>
          <table:table-cell office:value-type="date" office:date-value="1971-05-20T00:00:00" table:style-name="ce4">
            <text:p>20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2INF</text:p>
          </table:table-cell>
          <table:table-cell office:value-type="string" table:style-name="ce1">
            <text:p>Lic Informatique an2</text:p>
          </table:table-cell>
          <table:table-cell office:value-type="float" office:value="10.966000000000001" table:style-name="ce1">
            <text:p>10,96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44813" table:style-name="ce1">
            <text:p>105448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MIABC</text:p>
          </table:table-cell>
          <table:table-cell office:value-type="string" table:style-name="ce1">
            <text:p>KHALIL</text:p>
          </table:table-cell>
          <table:table-cell office:value-type="date" office:date-value="1967-08-29T00:00:00" table:style-name="ce4">
            <text:p>29/08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6.37" table:style-name="ce1">
            <text:p>6,3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84303" table:style-name="ce1">
            <text:p>1098430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MIABC</text:p>
          </table:table-cell>
          <table:table-cell office:value-type="string" table:style-name="ce1">
            <text:p>KHALIL</text:p>
          </table:table-cell>
          <table:table-cell office:value-type="date" office:date-value="1977-02-28T00:00:00" table:style-name="ce4">
            <text:p>28/02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6.37" table:style-name="ce1">
            <text:p>6,37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0312200" table:style-name="ce1">
            <text:p>10312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CIABC</text:p>
          </table:table-cell>
          <table:table-cell office:value-type="string" table:style-name="ce1">
            <text:p>BOUZIANE</text:p>
          </table:table-cell>
          <table:table-cell office:value-type="date" office:date-value="1970-06-28T00:00:00" table:style-name="ce4">
            <text:p>28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1.21" table:style-name="ce1">
            <text:p>11,21</text:p>
          </table:table-cell>
          <table:table-cell office:value-type="string" table:style-name="ce1">
            <text:p>ADM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10563619" table:style-name="ce1">
            <text:p>105636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DIABC</text:p>
          </table:table-cell>
          <table:table-cell office:value-type="string" table:style-name="ce1">
            <text:p>TASNIM</text:p>
          </table:table-cell>
          <table:table-cell office:value-type="date" office:date-value="1967-12-23T00:00:00" table:style-name="ce4">
            <text:p>23/12/1967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0.050000000000001" table:style-name="ce1">
            <text:p>10,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96040" table:style-name="ce1">
            <text:p>103960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DIABC</text:p>
          </table:table-cell>
          <table:table-cell office:value-type="string" table:style-name="ce1">
            <text:p>TASNIM</text:p>
          </table:table-cell>
          <table:table-cell office:value-type="date" office:date-value="1972-04-10T00:00:00" table:style-name="ce4">
            <text:p>10/04/1972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1.99" table:style-name="ce1">
            <text:p>11,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29790" table:style-name="ce1">
            <text:p>109297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QUABC</text:p>
          </table:table-cell>
          <table:table-cell office:value-type="string" table:style-name="ce1">
            <text:p>LOVEMINE</text:p>
          </table:table-cell>
          <table:table-cell office:value-type="date" office:date-value="1986-06-18T00:00:00" table:style-name="ce4">
            <text:p>18/06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3.58" table:style-name="ce1">
            <text:p>3,5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91552" table:style-name="ce1">
            <text:p>100915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QUABC</text:p>
          </table:table-cell>
          <table:table-cell office:value-type="string" table:style-name="ce1">
            <text:p>LOVEMINE</text:p>
          </table:table-cell>
          <table:table-cell office:value-type="date" office:date-value="1982-09-23T00:00:00" table:style-name="ce4">
            <text:p>23/09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0.018000000000001" table:style-name="ce1">
            <text:p>10,0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73795" table:style-name="ce1">
            <text:p>90737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INABC</text:p>
          </table:table-cell>
          <table:table-cell office:value-type="string" table:style-name="ce1">
            <text:p>LUCIE</text:p>
          </table:table-cell>
          <table:table-cell office:value-type="date" office:date-value="1969-05-11T00:00:00" table:style-name="ce4">
            <text:p>11/05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9032267" table:style-name="ce1">
            <text:p>90322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SGABC</text:p>
          </table:table-cell>
          <table:table-cell office:value-type="string" table:style-name="ce1">
            <text:p>ANGELINE</text:p>
          </table:table-cell>
          <table:table-cell office:value-type="date" office:date-value="1973-02-02T00:00:00" table:style-name="ce4">
            <text:p>02/0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SST</text:p>
          </table:table-cell>
          <table:table-cell office:value-type="string" table:style-name="ce1">
            <text:p>Master1 SSO-SST</text:p>
          </table:table-cell>
          <table:table-cell office:value-type="float" office:value="12.806000000000001" table:style-name="ce1">
            <text:p>12,8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10779" table:style-name="ce1">
            <text:p>991077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MANABC</text:p>
          </table:table-cell>
          <table:table-cell office:value-type="string" table:style-name="ce1">
            <text:p>AZZEDINE</text:p>
          </table:table-cell>
          <table:table-cell office:value-type="date" office:date-value="1986-06-19T00:00:00" table:style-name="ce4">
            <text:p>19/06/1986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2.5249999999999999" table:style-name="ce1">
            <text:p>2,525</text:p>
          </table:table-cell>
          <table:table-cell office:value-type="string" table:style-name="ce1">
            <text:p>AJ</text:p>
          </table:table-cell>
          <table:table-cell office:value-type="float" office:value="81" table:style-name="ce1">
            <text:p>81</text:p>
          </table:table-cell>
          <table:table-cell table:number-columns-repeated="16372"/>
        </table:table-row>
        <table:table-row table:style-name="ro1">
          <table:table-cell office:value-type="float" office:value="9222074" table:style-name="ce1">
            <text:p>92220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MANABC</text:p>
          </table:table-cell>
          <table:table-cell office:value-type="string" table:style-name="ce1">
            <text:p>AZZEDINE</text:p>
          </table:table-cell>
          <table:table-cell office:value-type="date" office:date-value="1972-02-16T00:00:00" table:style-name="ce4">
            <text:p>16/02/1972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2.5249999999999999" table:style-name="ce1">
            <text:p>2,5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95480" table:style-name="ce1">
            <text:p>102954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GRAABC</text:p>
          </table:table-cell>
          <table:table-cell office:value-type="string" table:style-name="ce1">
            <text:p>MARION</text:p>
          </table:table-cell>
          <table:table-cell office:value-type="date" office:date-value="1973-10-07T00:00:00" table:style-name="ce4">
            <text:p>07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8931664" table:style-name="ce1">
            <text:p>89316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IMAABC</text:p>
          </table:table-cell>
          <table:table-cell office:value-type="string" table:style-name="ce1">
            <text:p>JULIE</text:p>
          </table:table-cell>
          <table:table-cell office:value-type="date" office:date-value="1972-12-03T00:00:00" table:style-name="ce4">
            <text:p>03/1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AH</text:p>
          </table:table-cell>
          <table:table-cell office:value-type="string" table:style-name="ce1">
            <text:p>Master2 HTC ensg Hist-Ge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82075" table:style-name="ce1">
            <text:p>89820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AOABC</text:p>
          </table:table-cell>
          <table:table-cell office:value-type="string" table:style-name="ce1">
            <text:p>HAKIM</text:p>
          </table:table-cell>
          <table:table-cell office:value-type="date" office:date-value="1975-07-22T00:00:00" table:style-name="ce4">
            <text:p>22/07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MAT</text:p>
          </table:table-cell>
          <table:table-cell office:value-type="string" table:style-name="ce1">
            <text:p>Lic Mathematiques an3</text:p>
          </table:table-cell>
          <table:table-cell office:value-type="float" office:value="9.9340000000000011" table:style-name="ce1">
            <text:p>9,9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76877" table:style-name="ce1">
            <text:p>90768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OCAABC</text:p>
          </table:table-cell>
          <table:table-cell office:value-type="string" table:style-name="ce1">
            <text:p>CELINE</text:p>
          </table:table-cell>
          <table:table-cell office:value-type="date" office:date-value="1982-10-23T00:00:00" table:style-name="ce4">
            <text:p>23/10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EA</text:p>
          </table:table-cell>
          <table:table-cell office:value-type="string" table:style-name="ce1">
            <text:p>Master2Pro Psycho-PEA</text:p>
          </table:table-cell>
          <table:table-cell office:value-type="float" office:value="11.588000000000001" table:style-name="ce1">
            <text:p>11,58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73389" table:style-name="ce1">
            <text:p>94733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ALABC</text:p>
          </table:table-cell>
          <table:table-cell office:value-type="string" table:style-name="ce1">
            <text:p>LANDRY</text:p>
          </table:table-cell>
          <table:table-cell office:value-type="date" office:date-value="1973-01-19T00:00:00" table:style-name="ce4">
            <text:p>19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7.5010000000000003" table:style-name="ce1">
            <text:p>7,50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30045" table:style-name="ce1">
            <text:p>110300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ALABC</text:p>
          </table:table-cell>
          <table:table-cell office:value-type="string" table:style-name="ce1">
            <text:p>LANDRY</text:p>
          </table:table-cell>
          <table:table-cell office:value-type="date" office:date-value="1973-10-05T00:00:00" table:style-name="ce4">
            <text:p>05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7.9850000000000003" table:style-name="ce1">
            <text:p>7,98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23849" table:style-name="ce1">
            <text:p>114238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RIABC</text:p>
          </table:table-cell>
          <table:table-cell office:value-type="string" table:style-name="ce1">
            <text:p>AMRAN</text:p>
          </table:table-cell>
          <table:table-cell office:value-type="date" office:date-value="1971-05-30T00:00:00" table:style-name="ce4">
            <text:p>30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IC</text:p>
          </table:table-cell>
          <table:table-cell office:value-type="string" table:style-name="ce1">
            <text:p>Master2 Innovation en com</text:p>
          </table:table-cell>
          <table:table-cell office:value-type="float" office:value="6.05" table:style-name="ce1">
            <text:p>6,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68885" table:style-name="ce1">
            <text:p>99688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RIABC</text:p>
          </table:table-cell>
          <table:table-cell office:value-type="string" table:style-name="ce1">
            <text:p>AMRAN</text:p>
          </table:table-cell>
          <table:table-cell office:value-type="date" office:date-value="1985-06-26T00:00:00" table:style-name="ce4">
            <text:p>26/06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IC</text:p>
          </table:table-cell>
          <table:table-cell office:value-type="string" table:style-name="ce1">
            <text:p>Master2 Innovation en com</text:p>
          </table:table-cell>
          <table:table-cell office:value-type="float" office:value="7.65" table:style-name="ce1">
            <text:p>7,6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11553" table:style-name="ce1">
            <text:p>102115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RDEABC</text:p>
          </table:table-cell>
          <table:table-cell office:value-type="string" table:style-name="ce1">
            <text:p>JULIEN</text:p>
          </table:table-cell>
          <table:table-cell office:value-type="date" office:date-value="1972-12-12T00:00:00" table:style-name="ce4">
            <text:p>12/1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USI2</text:p>
          </table:table-cell>
          <table:table-cell office:value-type="string" table:style-name="ce1">
            <text:p>DU SYSTEME D'INFO an2(CP)</text:p>
          </table:table-cell>
          <table:table-cell office:value-type="float" office:value="14.13" table:style-name="ce1">
            <text:p>14,13</text:p>
          </table:table-cell>
          <table:table-cell table:number-columns-repeated="16374" table:style-name="ce1"/>
        </table:table-row>
        <table:table-row table:style-name="ro1">
          <table:table-cell office:value-type="float" office:value="10198723" table:style-name="ce1">
            <text:p>101987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ONABC</text:p>
          </table:table-cell>
          <table:table-cell office:value-type="string" table:style-name="ce1">
            <text:p>YOANN</text:p>
          </table:table-cell>
          <table:table-cell office:value-type="date" office:date-value="1983-05-22T00:00:00" table:style-name="ce4">
            <text:p>22/05/1983</text:p>
          </table:table-cell>
          <table:table-cell office:value-type="string" table:style-name="ce1">
            <text:p>201</text:p>
          </table:table-cell>
          <table:table-cell office:value-type="string" table:style-name="ce1">
            <text:p>SAOUDIEN(N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15.8" table:style-name="ce1">
            <text:p>15,8</text:p>
          </table:table-cell>
          <table:table-cell office:value-type="string" table:style-name="ce1">
            <text:p>ADM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9755723" table:style-name="ce1">
            <text:p>97557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PONABC</text:p>
          </table:table-cell>
          <table:table-cell office:value-type="string" table:style-name="ce1">
            <text:p>CLEMENT</text:p>
          </table:table-cell>
          <table:table-cell office:value-type="date" office:date-value="1966-07-13T00:00:00" table:style-name="ce4">
            <text:p>13/07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1AES4</text:p>
          </table:table-cell>
          <table:table-cell office:value-type="string" table:style-name="ce1">
            <text:p>Lic AES an1 (ITSRS)</text:p>
          </table:table-cell>
          <table:table-cell office:value-type="float" office:value="12.243" table:style-name="ce1">
            <text:p>12,2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10847" table:style-name="ce1">
            <text:p>105108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OPIABC</text:p>
          </table:table-cell>
          <table:table-cell office:value-type="string" table:style-name="ce1">
            <text:p>ALEXANDRA</text:p>
          </table:table-cell>
          <table:table-cell office:value-type="date" office:date-value="1970-02-08T00:00:00" table:style-name="ce4">
            <text:p>08/02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1.47" table:style-name="ce1">
            <text:p>11,47</text:p>
          </table:table-cell>
          <table:table-cell office:value-type="string" table:style-name="ce1">
            <text:p>ADM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9120429" table:style-name="ce1">
            <text:p>91204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CHABC</text:p>
          </table:table-cell>
          <table:table-cell office:value-type="string" table:style-name="ce1">
            <text:p>SORAYA</text:p>
          </table:table-cell>
          <table:table-cell office:value-type="date" office:date-value="1965-10-21T00:00:00" table:style-name="ce4">
            <text:p>21/10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PE2</text:p>
          </table:table-cell>
          <table:table-cell office:value-type="string" table:style-name="ce1">
            <text:p>Master2 Politiq edit (AP)</text:p>
          </table:table-cell>
          <table:table-cell office:value-type="float" office:value="12.844000000000001" table:style-name="ce1">
            <text:p>12,84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06973" table:style-name="ce1">
            <text:p>90069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RFABC</text:p>
          </table:table-cell>
          <table:table-cell office:value-type="string" table:style-name="ce1">
            <text:p>KARIMA</text:p>
          </table:table-cell>
          <table:table-cell office:value-type="date" office:date-value="1973-01-20T00:00:00" table:style-name="ce4">
            <text:p>20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PEP</text:p>
          </table:table-cell>
          <table:table-cell office:value-type="string" table:style-name="ce1">
            <text:p>Master2 Dyna Cultur : PEP</text:p>
          </table:table-cell>
          <table:table-cell office:value-type="float" office:value="12.521000000000001" table:style-name="ce1">
            <text:p>12,5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30332" table:style-name="ce1">
            <text:p>94303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VIOABC</text:p>
          </table:table-cell>
          <table:table-cell office:value-type="string" table:style-name="ce1">
            <text:p>LUDMILLA</text:p>
          </table:table-cell>
          <table:table-cell office:value-type="date" office:date-value="1983-03-05T00:00:00" table:style-name="ce4">
            <text:p>05/03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TDD</text:p>
          </table:table-cell>
          <table:table-cell office:value-type="string" table:style-name="ce1">
            <text:p>Master1 HTC-TDDDE</text:p>
          </table:table-cell>
          <table:table-cell office:value-type="float" office:value="7.742" table:style-name="ce1">
            <text:p>7,74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36127" table:style-name="ce1">
            <text:p>1013612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VIOABC</text:p>
          </table:table-cell>
          <table:table-cell office:value-type="string" table:style-name="ce1">
            <text:p>LUDMILLA</text:p>
          </table:table-cell>
          <table:table-cell office:value-type="date" office:date-value="1981-03-07T00:00:00" table:style-name="ce4">
            <text:p>07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TDD</text:p>
          </table:table-cell>
          <table:table-cell office:value-type="string" table:style-name="ce1">
            <text:p>Master1 HTC-TDDD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35072" table:style-name="ce1">
            <text:p>108350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FFABC</text:p>
          </table:table-cell>
          <table:table-cell office:value-type="string" table:style-name="ce1">
            <text:p>JONATHAN</text:p>
          </table:table-cell>
          <table:table-cell office:value-type="date" office:date-value="1981-09-27T00:00:00" table:style-name="ce4">
            <text:p>27/09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9.3650000000000002" table:style-name="ce1">
            <text:p>9,36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72765" table:style-name="ce1">
            <text:p>106727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FFABC</text:p>
          </table:table-cell>
          <table:table-cell office:value-type="string" table:style-name="ce1">
            <text:p>JONATHAN</text:p>
          </table:table-cell>
          <table:table-cell office:value-type="date" office:date-value="1972-04-25T00:00:00" table:style-name="ce4">
            <text:p>25/04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0.844000000000001" table:style-name="ce1">
            <text:p>10,84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36776" table:style-name="ce1">
            <text:p>104367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RREABC</text:p>
          </table:table-cell>
          <table:table-cell office:value-type="string" table:style-name="ce1">
            <text:p>FRANCK</text:p>
          </table:table-cell>
          <table:table-cell office:value-type="date" office:date-value="1982-07-31T00:00:00" table:style-name="ce4">
            <text:p>31/07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AN</text:p>
          </table:table-cell>
          <table:table-cell office:value-type="string" table:style-name="ce1">
            <text:p>Master1 Phys Appl sp.Nano</text:p>
          </table:table-cell>
          <table:table-cell office:value-type="float" office:value="11.69" table:style-name="ce1">
            <text:p>11,69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9584155" table:style-name="ce1">
            <text:p>95841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NEABC</text:p>
          </table:table-cell>
          <table:table-cell office:value-type="string" table:style-name="ce1">
            <text:p>TIMOTHEE</text:p>
          </table:table-cell>
          <table:table-cell office:value-type="date" office:date-value="1966-07-07T00:00:00" table:style-name="ce4">
            <text:p>07/07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7.05" table:style-name="ce1">
            <text:p>17,0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13069" table:style-name="ce1">
            <text:p>89130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RHEABC</text:p>
          </table:table-cell>
          <table:table-cell office:value-type="string" table:style-name="ce1">
            <text:p>AUBIN</text:p>
          </table:table-cell>
          <table:table-cell office:value-type="date" office:date-value="1979-01-30T00:00:00" table:style-name="ce4">
            <text:p>30/0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RIM</text:p>
          </table:table-cell>
          <table:table-cell office:value-type="string" table:style-name="ce1">
            <text:p>Master2 Reseaux info ap</text:p>
          </table:table-cell>
          <table:table-cell office:value-type="float" office:value="14.7" table:style-name="ce1">
            <text:p>14,7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9455801" table:style-name="ce1">
            <text:p>94558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TABC</text:p>
          </table:table-cell>
          <table:table-cell office:value-type="string" table:style-name="ce1">
            <text:p>CEDRIC</text:p>
          </table:table-cell>
          <table:table-cell office:value-type="date" office:date-value="1980-06-21T00:00:00" table:style-name="ce4">
            <text:p>21/06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8.5129999999999999" table:style-name="ce1">
            <text:p>8,51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98514" table:style-name="ce1">
            <text:p>93985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HENABC</text:p>
          </table:table-cell>
          <table:table-cell office:value-type="string" table:style-name="ce1">
            <text:p>JOYCE</text:p>
          </table:table-cell>
          <table:table-cell office:value-type="date" office:date-value="1986-04-14T00:00:00" table:style-name="ce4">
            <text:p>14/04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72" table:style-name="ce1">
            <text:p>12,7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72633" table:style-name="ce1">
            <text:p>1117263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OBABC</text:p>
          </table:table-cell>
          <table:table-cell office:value-type="string" table:style-name="ce1">
            <text:p>CATHIA</text:p>
          </table:table-cell>
          <table:table-cell office:value-type="date" office:date-value="1966-06-14T00:00:00" table:style-name="ce4">
            <text:p>14/06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MP</text:p>
          </table:table-cell>
          <table:table-cell office:value-type="string" table:style-name="ce1">
            <text:p>Master2Pro IMPI</text:p>
          </table:table-cell>
          <table:table-cell office:value-type="float" office:value="13.384" table:style-name="ce1">
            <text:p>13,3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77717" table:style-name="ce1">
            <text:p>114777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DDEABC</text:p>
          </table:table-cell>
          <table:table-cell office:value-type="string" table:style-name="ce1">
            <text:p>DOUGLAS</text:p>
          </table:table-cell>
          <table:table-cell office:value-type="date" office:date-value="1986-05-31T00:00:00" table:style-name="ce4">
            <text:p>31/05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52" table:style-name="ce1">
            <text:p>15,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16120" table:style-name="ce1">
            <text:p>104161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ERABC</text:p>
          </table:table-cell>
          <table:table-cell office:value-type="string" table:style-name="ce1">
            <text:p>NADIA</text:p>
          </table:table-cell>
          <table:table-cell office:value-type="date" office:date-value="1986-05-16T00:00:00" table:style-name="ce4">
            <text:p>16/05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AC</text:p>
          </table:table-cell>
          <table:table-cell office:value-type="string" table:style-name="ce1">
            <text:p>Master2 CARIAF par ensg</text:p>
          </table:table-cell>
          <table:table-cell office:value-type="float" office:value="3.4630000000000001" table:style-name="ce1">
            <text:p>3,4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92615" table:style-name="ce1">
            <text:p>101926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OUIABC</text:p>
          </table:table-cell>
          <table:table-cell office:value-type="string" table:style-name="ce1">
            <text:p>LESLIE</text:p>
          </table:table-cell>
          <table:table-cell office:value-type="date" office:date-value="1967-02-19T00:00:00" table:style-name="ce4">
            <text:p>19/0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3.134" table:style-name="ce1">
            <text:p>13,1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25520" table:style-name="ce1">
            <text:p>92255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HOUABC</text:p>
          </table:table-cell>
          <table:table-cell office:value-type="string" table:style-name="ce1">
            <text:p>IBTISEM</text:p>
          </table:table-cell>
          <table:table-cell office:value-type="date" office:date-value="1978-05-08T00:00:00" table:style-name="ce4">
            <text:p>08/05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MTC</text:p>
          </table:table-cell>
          <table:table-cell office:value-type="string" table:style-name="ce1">
            <text:p>Master2Pro MTC</text:p>
          </table:table-cell>
          <table:table-cell office:value-type="float" office:value="14.55" table:style-name="ce1">
            <text:p>14,5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93338" table:style-name="ce1">
            <text:p>98933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OUDABC</text:p>
          </table:table-cell>
          <table:table-cell office:value-type="string" table:style-name="ce1">
            <text:p>MYRIAM</text:p>
          </table:table-cell>
          <table:table-cell office:value-type="date" office:date-value="1981-01-25T00:00:00" table:style-name="ce4">
            <text:p>25/0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9.51" table:style-name="ce1">
            <text:p>9,5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11396864" table:style-name="ce1">
            <text:p>113968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OUDABC</text:p>
          </table:table-cell>
          <table:table-cell office:value-type="string" table:style-name="ce1">
            <text:p>MYRIAM</text:p>
          </table:table-cell>
          <table:table-cell office:value-type="date" office:date-value="1969-04-12T00:00:00" table:style-name="ce4">
            <text:p>12/04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10.64" table:style-name="ce1">
            <text:p>10,6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46482" table:style-name="ce1">
            <text:p>944648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DIABC</text:p>
          </table:table-cell>
          <table:table-cell office:value-type="string" table:style-name="ce1">
            <text:p>RIDA</text:p>
          </table:table-cell>
          <table:table-cell office:value-type="date" office:date-value="1982-08-21T00:00:00" table:style-name="ce4">
            <text:p>21/08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83198" table:style-name="ce1">
            <text:p>93831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MTABC</text:p>
          </table:table-cell>
          <table:table-cell office:value-type="string" table:style-name="ce1">
            <text:p>EMNA</text:p>
          </table:table-cell>
          <table:table-cell office:value-type="date" office:date-value="1980-05-02T00:00:00" table:style-name="ce4">
            <text:p>02/05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BA2</text:p>
          </table:table-cell>
          <table:table-cell office:value-type="string" table:style-name="ce1">
            <text:p>LIC PRO ABF sp. CCP (AP)</text:p>
          </table:table-cell>
          <table:table-cell office:value-type="float" office:value="13.42" table:style-name="ce1">
            <text:p>13,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89899" table:style-name="ce1">
            <text:p>110898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BAABC</text:p>
          </table:table-cell>
          <table:table-cell office:value-type="string" table:style-name="ce1">
            <text:p>SAMIA</text:p>
          </table:table-cell>
          <table:table-cell office:value-type="date" office:date-value="1976-12-14T00:00:00" table:style-name="ce4">
            <text:p>14/1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8130000000000006" table:style-name="ce1">
            <text:p>8,81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69387" table:style-name="ce1">
            <text:p>99693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BAABC</text:p>
          </table:table-cell>
          <table:table-cell office:value-type="string" table:style-name="ce1">
            <text:p>SAMIA</text:p>
          </table:table-cell>
          <table:table-cell office:value-type="date" office:date-value="1978-10-06T00:00:00" table:style-name="ce4">
            <text:p>06/10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729000000000001" table:style-name="ce1">
            <text:p>9,72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49843" table:style-name="ce1">
            <text:p>1064984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-ABABC</text:p>
          </table:table-cell>
          <table:table-cell office:value-type="string" table:style-name="ce1">
            <text:p>SAMIA</text:p>
          </table:table-cell>
          <table:table-cell office:value-type="date" office:date-value="1967-11-11T00:00:00" table:style-name="ce4">
            <text:p>11/1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2.31" table:style-name="ce1">
            <text:p>2,3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04289" table:style-name="ce1">
            <text:p>95042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-ABABC</text:p>
          </table:table-cell>
          <table:table-cell office:value-type="string" table:style-name="ce1">
            <text:p>SAMIA</text:p>
          </table:table-cell>
          <table:table-cell office:value-type="date" office:date-value="1970-10-07T00:00:00" table:style-name="ce4">
            <text:p>07/10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3.9050000000000002" table:style-name="ce1">
            <text:p>3,9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24510" table:style-name="ce1">
            <text:p>113245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DOABC</text:p>
          </table:table-cell>
          <table:table-cell office:value-type="string" table:style-name="ce1">
            <text:p>LYDIE</text:p>
          </table:table-cell>
          <table:table-cell office:value-type="date" office:date-value="1966-05-25T00:00:00" table:style-name="ce4">
            <text:p>25/05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EA</text:p>
          </table:table-cell>
          <table:table-cell office:value-type="string" table:style-name="ce1">
            <text:p>Master2Pro Psycho-PEA</text:p>
          </table:table-cell>
          <table:table-cell office:value-type="float" office:value="12.163" table:style-name="ce1">
            <text:p>12,1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09338" table:style-name="ce1">
            <text:p>95093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SAABC</text:p>
          </table:table-cell>
          <table:table-cell office:value-type="string" table:style-name="ce1">
            <text:p>MOHAMED</text:p>
          </table:table-cell>
          <table:table-cell office:value-type="date" office:date-value="1974-05-22T00:00:00" table:style-name="ce4">
            <text:p>22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A</text:p>
          </table:table-cell>
          <table:table-cell office:value-type="string" table:style-name="ce1">
            <text:p>Master1 Metiers ensg Angl</text:p>
          </table:table-cell>
          <table:table-cell office:value-type="float" office:value="12.719000000000001" table:style-name="ce1">
            <text:p>12,71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79166" table:style-name="ce1">
            <text:p>98791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CIABC</text:p>
          </table:table-cell>
          <table:table-cell office:value-type="string" table:style-name="ce1">
            <text:p>CEMIL</text:p>
          </table:table-cell>
          <table:table-cell office:value-type="date" office:date-value="1980-06-24T00:00:00" table:style-name="ce4">
            <text:p>24/06/1980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8.1669999999999998" table:style-name="ce1">
            <text:p>8,16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17111" table:style-name="ce1">
            <text:p>95171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CIABC</text:p>
          </table:table-cell>
          <table:table-cell office:value-type="string" table:style-name="ce1">
            <text:p>CEMIL</text:p>
          </table:table-cell>
          <table:table-cell office:value-type="date" office:date-value="1986-12-29T00:00:00" table:style-name="ce4">
            <text:p>29/12/1986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71616" table:style-name="ce1">
            <text:p>91716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ROABC</text:p>
          </table:table-cell>
          <table:table-cell office:value-type="string" table:style-name="ce1">
            <text:p>LOIC</text:p>
          </table:table-cell>
          <table:table-cell office:value-type="date" office:date-value="1977-03-10T00:00:00" table:style-name="ce4">
            <text:p>10/03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9143767" table:style-name="ce1">
            <text:p>91437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HBABC</text:p>
          </table:table-cell>
          <table:table-cell office:value-type="string" table:style-name="ce1">
            <text:p>FOUZIA</text:p>
          </table:table-cell>
          <table:table-cell office:value-type="date" office:date-value="1969-07-21T00:00:00" table:style-name="ce4">
            <text:p>21/07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4.5710000000000006" table:style-name="ce1">
            <text:p>4,5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85793" table:style-name="ce1">
            <text:p>91857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FEBABC</text:p>
          </table:table-cell>
          <table:table-cell office:value-type="string" table:style-name="ce1">
            <text:p>AMANDINE</text:p>
          </table:table-cell>
          <table:table-cell office:value-type="date" office:date-value="1976-04-04T00:00:00" table:style-name="ce4">
            <text:p>04/04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1012016" table:style-name="ce1">
            <text:p>110120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BRYABC</text:p>
          </table:table-cell>
          <table:table-cell office:value-type="string" table:style-name="ce1">
            <text:p>WILFRIED</text:p>
          </table:table-cell>
          <table:table-cell office:value-type="date" office:date-value="1966-09-17T00:00:00" table:style-name="ce4">
            <text:p>17/09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7.08" table:style-name="ce1">
            <text:p>7,08</text:p>
          </table:table-cell>
          <table:table-cell office:value-type="string" table:style-name="ce1">
            <text:p>AJ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11222963" table:style-name="ce1">
            <text:p>112229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BRYABC</text:p>
          </table:table-cell>
          <table:table-cell office:value-type="string" table:style-name="ce1">
            <text:p>WILFRIED</text:p>
          </table:table-cell>
          <table:table-cell office:value-type="date" office:date-value="1973-07-29T00:00:00" table:style-name="ce4">
            <text:p>29/07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7.08" table:style-name="ce1">
            <text:p>7,0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04980" table:style-name="ce1">
            <text:p>91049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TIABC</text:p>
          </table:table-cell>
          <table:table-cell office:value-type="string" table:style-name="ce1">
            <text:p>DESIREE</text:p>
          </table:table-cell>
          <table:table-cell office:value-type="date" office:date-value="1986-10-17T00:00:00" table:style-name="ce4">
            <text:p>17/10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3.667" table:style-name="ce1">
            <text:p>13,6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81732" table:style-name="ce1">
            <text:p>103817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MARINE</text:p>
          </table:table-cell>
          <table:table-cell office:value-type="date" office:date-value="1986-02-21T00:00:00" table:style-name="ce4">
            <text:p>21/0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97" table:style-name="ce1">
            <text:p>13,9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18430" table:style-name="ce1">
            <text:p>921843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GRABC</text:p>
          </table:table-cell>
          <table:table-cell office:value-type="string" table:style-name="ce1">
            <text:p>SAMIRA</text:p>
          </table:table-cell>
          <table:table-cell office:value-type="date" office:date-value="1968-08-14T00:00:00" table:style-name="ce4">
            <text:p>14/08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RSE</text:p>
          </table:table-cell>
          <table:table-cell office:value-type="string" table:style-name="ce1">
            <text:p>Master2Pro Droit Social</text:p>
          </table:table-cell>
          <table:table-cell office:value-type="float" office:value="12.139000000000001" table:style-name="ce1">
            <text:p>12,13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31708" table:style-name="ce1">
            <text:p>93317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LIABC</text:p>
          </table:table-cell>
          <table:table-cell office:value-type="string" table:style-name="ce1">
            <text:p>MEHDI</text:p>
          </table:table-cell>
          <table:table-cell office:value-type="date" office:date-value="1968-02-04T00:00:00" table:style-name="ce4">
            <text:p>04/02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EA</text:p>
          </table:table-cell>
          <table:table-cell office:value-type="string" table:style-name="ce1">
            <text:p>Master2Rec Psycho-CE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83869" table:style-name="ce1">
            <text:p>92838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LIEABC</text:p>
          </table:table-cell>
          <table:table-cell office:value-type="string" table:style-name="ce1">
            <text:p>FAYOLE</text:p>
          </table:table-cell>
          <table:table-cell office:value-type="date" office:date-value="1986-03-10T00:00:00" table:style-name="ce4">
            <text:p>10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DIM</text:p>
          </table:table-cell>
          <table:table-cell office:value-type="string" table:style-name="ce1">
            <text:p>Master2Pro CIIL - DIMI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30712" table:style-name="ce1">
            <text:p>102307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ROUABC</text:p>
          </table:table-cell>
          <table:table-cell office:value-type="string" table:style-name="ce1">
            <text:p>ELODIE</text:p>
          </table:table-cell>
          <table:table-cell office:value-type="date" office:date-value="1980-01-13T00:00:00" table:style-name="ce4">
            <text:p>13/0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2.509" table:style-name="ce1">
            <text:p>12,50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196429" table:style-name="ce1">
            <text:p>91964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RUABC</text:p>
          </table:table-cell>
          <table:table-cell office:value-type="string" table:style-name="ce1">
            <text:p>GREGORY</text:p>
          </table:table-cell>
          <table:table-cell office:value-type="date" office:date-value="1972-08-30T00:00:00" table:style-name="ce4">
            <text:p>30/08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MO</text:p>
          </table:table-cell>
          <table:table-cell office:value-type="string" table:style-name="ce1">
            <text:p>Lic Lettres Modernes an3</text:p>
          </table:table-cell>
          <table:table-cell office:value-type="float" office:value="5.3" table:style-name="ce1">
            <text:p>5,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072628" table:style-name="ce1">
            <text:p>100726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ITAABC</text:p>
          </table:table-cell>
          <table:table-cell office:value-type="string" table:style-name="ce1">
            <text:p>FANTA</text:p>
          </table:table-cell>
          <table:table-cell office:value-type="date" office:date-value="1986-09-15T00:00:00" table:style-name="ce4">
            <text:p>15/09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13.257000000000001" table:style-name="ce1">
            <text:p>13,25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98779" table:style-name="ce1">
            <text:p>108987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NHUABC</text:p>
          </table:table-cell>
          <table:table-cell office:value-type="string" table:style-name="ce1">
            <text:p>SABINE</text:p>
          </table:table-cell>
          <table:table-cell office:value-type="date" office:date-value="1987-07-11T00:00:00" table:style-name="ce4">
            <text:p>11/07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1.768000000000001" table:style-name="ce1">
            <text:p>11,76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17432" table:style-name="ce1">
            <text:p>89174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CIABC</text:p>
          </table:table-cell>
          <table:table-cell office:value-type="string" table:style-name="ce1">
            <text:p>JEAN CHRISTOPHE</text:p>
          </table:table-cell>
          <table:table-cell office:value-type="date" office:date-value="1968-02-07T00:00:00" table:style-name="ce4">
            <text:p>07/02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2</text:p>
          </table:table-cell>
          <table:table-cell office:value-type="string" table:style-name="ce1">
            <text:p>Master2Pro SP-CEP (AP)</text:p>
          </table:table-cell>
          <table:table-cell office:value-type="float" office:value="11.712" table:style-name="ce1">
            <text:p>11,71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56483" table:style-name="ce1">
            <text:p>111564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KOKABC</text:p>
          </table:table-cell>
          <table:table-cell office:value-type="string" table:style-name="ce1">
            <text:p>CARLINE</text:p>
          </table:table-cell>
          <table:table-cell office:value-type="date" office:date-value="1973-01-29T00:00:00" table:style-name="ce4">
            <text:p>29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CJ3</text:p>
          </table:table-cell>
          <table:table-cell office:value-type="string" table:style-name="ce1">
            <text:p>DUT CJ (FC)</text:p>
          </table:table-cell>
          <table:table-cell office:value-type="float" office:value="12.72" table:style-name="ce1">
            <text:p>12,7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442671" table:style-name="ce1">
            <text:p>104426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LANABC</text:p>
          </table:table-cell>
          <table:table-cell office:value-type="string" table:style-name="ce1">
            <text:p>WILLIAM</text:p>
          </table:table-cell>
          <table:table-cell office:value-type="date" office:date-value="1974-10-29T00:00:00" table:style-name="ce4">
            <text:p>29/10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3COM</text:p>
          </table:table-cell>
          <table:table-cell office:value-type="string" table:style-name="ce1">
            <text:p>Lic Info-Com an3</text:p>
          </table:table-cell>
          <table:table-cell office:value-type="float" office:value="14.755000000000001" table:style-name="ce1">
            <text:p>14,75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95832" table:style-name="ce1">
            <text:p>100958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LEABC</text:p>
          </table:table-cell>
          <table:table-cell office:value-type="string" table:style-name="ce1">
            <text:p>CYRILLE</text:p>
          </table:table-cell>
          <table:table-cell office:value-type="date" office:date-value="1978-01-28T00:00:00" table:style-name="ce4">
            <text:p>28/0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0.95" table:style-name="ce1">
            <text:p>0,9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161619" table:style-name="ce1">
            <text:p>916161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NGUABC</text:p>
          </table:table-cell>
          <table:table-cell office:value-type="string" table:style-name="ce1">
            <text:p>FREDERIC</text:p>
          </table:table-cell>
          <table:table-cell office:value-type="date" office:date-value="1970-01-27T00:00:00" table:style-name="ce4">
            <text:p>27/0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2.7090000000000001" table:style-name="ce1">
            <text:p>2,709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915802" table:style-name="ce1">
            <text:p>109158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ABC</text:p>
          </table:table-cell>
          <table:table-cell office:value-type="string" table:style-name="ce1">
            <text:p>AMI</text:p>
          </table:table-cell>
          <table:table-cell office:value-type="date" office:date-value="1985-05-14T00:00:00" table:style-name="ce4">
            <text:p>14/05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1AES4</text:p>
          </table:table-cell>
          <table:table-cell office:value-type="string" table:style-name="ce1">
            <text:p>Lic AES an1 (ITSRS)</text:p>
          </table:table-cell>
          <table:table-cell office:value-type="float" office:value="12.966000000000001" table:style-name="ce1">
            <text:p>12,96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21908" table:style-name="ce1">
            <text:p>1102190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TONABC</text:p>
          </table:table-cell>
          <table:table-cell office:value-type="string" table:style-name="ce1">
            <text:p>VIRGINIE</text:p>
          </table:table-cell>
          <table:table-cell office:value-type="date" office:date-value="1973-01-26T00:00:00" table:style-name="ce4">
            <text:p>26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EA</text:p>
          </table:table-cell>
          <table:table-cell office:value-type="string" table:style-name="ce1">
            <text:p>Master2Pro Psycho-PEA</text:p>
          </table:table-cell>
          <table:table-cell office:value-type="float" office:value="11.619" table:style-name="ce1">
            <text:p>11,61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88591" table:style-name="ce1">
            <text:p>113885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COLABC</text:p>
          </table:table-cell>
          <table:table-cell office:value-type="string" table:style-name="ce1">
            <text:p>NOEL</text:p>
          </table:table-cell>
          <table:table-cell office:value-type="date" office:date-value="1986-08-26T00:00:00" table:style-name="ce4">
            <text:p>26/08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2.05" table:style-name="ce1">
            <text:p>12,0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463421" table:style-name="ce1">
            <text:p>94634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GABC</text:p>
          </table:table-cell>
          <table:table-cell office:value-type="string" table:style-name="ce1">
            <text:p>SATARA</text:p>
          </table:table-cell>
          <table:table-cell office:value-type="date" office:date-value="1971-05-04T00:00:00" table:style-name="ce4">
            <text:p>04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3.4170000000000003" table:style-name="ce1">
            <text:p>3,41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113211" table:style-name="ce1">
            <text:p>91132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CHABC</text:p>
          </table:table-cell>
          <table:table-cell office:value-type="string" table:style-name="ce1">
            <text:p>NASSIRA</text:p>
          </table:table-cell>
          <table:table-cell office:value-type="date" office:date-value="1983-06-09T00:00:00" table:style-name="ce4">
            <text:p>09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RSE</text:p>
          </table:table-cell>
          <table:table-cell office:value-type="string" table:style-name="ce1">
            <text:p>Master2Pro Droit Social</text:p>
          </table:table-cell>
          <table:table-cell office:value-type="float" office:value="10.222000000000001" table:style-name="ce1">
            <text:p>10,22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05108" table:style-name="ce1">
            <text:p>1030510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OUABC</text:p>
          </table:table-cell>
          <table:table-cell office:value-type="string" table:style-name="ce1">
            <text:p>YASMINA</text:p>
          </table:table-cell>
          <table:table-cell office:value-type="date" office:date-value="1982-06-11T00:00:00" table:style-name="ce4">
            <text:p>11/06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7.05" table:style-name="ce1">
            <text:p>7,0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298980" table:style-name="ce1">
            <text:p>102989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GNIABC</text:p>
          </table:table-cell>
          <table:table-cell office:value-type="string" table:style-name="ce1">
            <text:p>JULIE</text:p>
          </table:table-cell>
          <table:table-cell office:value-type="date" office:date-value="1976-06-09T00:00:00" table:style-name="ce4">
            <text:p>09/06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DE</text:p>
          </table:table-cell>
          <table:table-cell office:value-type="string" table:style-name="ce1">
            <text:p>Master2 ICO - Comm Entrep</text:p>
          </table:table-cell>
          <table:table-cell office:value-type="float" office:value="12.346" table:style-name="ce1">
            <text:p>12,34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30042" table:style-name="ce1">
            <text:p>113300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SABC</text:p>
          </table:table-cell>
          <table:table-cell office:value-type="string" table:style-name="ce1">
            <text:p>MICKAEL</text:p>
          </table:table-cell>
          <table:table-cell office:value-type="date" office:date-value="1968-01-23T00:00:00" table:style-name="ce4">
            <text:p>23/0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ME</text:p>
          </table:table-cell>
          <table:table-cell office:value-type="string" table:style-name="ce1">
            <text:p>Master1 Maths et enseign</text:p>
          </table:table-cell>
          <table:table-cell office:value-type="float" office:value="10.45" table:style-name="ce1">
            <text:p>10,45</text:p>
          </table:table-cell>
          <table:table-cell office:value-type="string" table:style-name="ce1">
            <text:p>ADM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9969550" table:style-name="ce1">
            <text:p>99695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TERABC</text:p>
          </table:table-cell>
          <table:table-cell office:value-type="string" table:style-name="ce1">
            <text:p>DIANY</text:p>
          </table:table-cell>
          <table:table-cell office:value-type="date" office:date-value="1984-09-27T00:00:00" table:style-name="ce4">
            <text:p>27/09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MIA</text:p>
          </table:table-cell>
          <table:table-cell office:value-type="string" table:style-name="ce1">
            <text:p>Master1 LERCI - LEAMIA</text:p>
          </table:table-cell>
          <table:table-cell office:value-type="float" office:value="11.661000000000001" table:style-name="ce1">
            <text:p>11,66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08274" table:style-name="ce1">
            <text:p>102082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QUABC</text:p>
          </table:table-cell>
          <table:table-cell office:value-type="string" table:style-name="ce1">
            <text:p>ELODIE</text:p>
          </table:table-cell>
          <table:table-cell office:value-type="date" office:date-value="1970-05-15T00:00:00" table:style-name="ce4">
            <text:p>15/05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EA</text:p>
          </table:table-cell>
          <table:table-cell office:value-type="string" table:style-name="ce1">
            <text:p>Master2Rec Psycho-CEA</text:p>
          </table:table-cell>
          <table:table-cell office:value-type="float" office:value="16.25" table:style-name="ce1">
            <text:p>16,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31450" table:style-name="ce1">
            <text:p>111314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TIABC</text:p>
          </table:table-cell>
          <table:table-cell office:value-type="string" table:style-name="ce1">
            <text:p>FELICIEN</text:p>
          </table:table-cell>
          <table:table-cell office:value-type="date" office:date-value="1968-11-10T00:00:00" table:style-name="ce4">
            <text:p>10/1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.5940000000000001" table:style-name="ce1">
            <text:p>1,59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44090" table:style-name="ce1">
            <text:p>110440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OUABC</text:p>
          </table:table-cell>
          <table:table-cell office:value-type="string" table:style-name="ce1">
            <text:p>FATIHA</text:p>
          </table:table-cell>
          <table:table-cell office:value-type="date" office:date-value="1970-05-09T00:00:00" table:style-name="ce4">
            <text:p>09/05/1970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4.167" table:style-name="ce1">
            <text:p>14,1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77134" table:style-name="ce1">
            <text:p>114771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CHABC</text:p>
          </table:table-cell>
          <table:table-cell office:value-type="string" table:style-name="ce1">
            <text:p>NAWEL</text:p>
          </table:table-cell>
          <table:table-cell office:value-type="date" office:date-value="1970-11-19T00:00:00" table:style-name="ce4">
            <text:p>19/1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9.9" table:style-name="ce1">
            <text:p>9,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55716" table:style-name="ce1">
            <text:p>111557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CHABC</text:p>
          </table:table-cell>
          <table:table-cell office:value-type="string" table:style-name="ce1">
            <text:p>NAWEL</text:p>
          </table:table-cell>
          <table:table-cell office:value-type="date" office:date-value="1967-05-04T00:00:00" table:style-name="ce4">
            <text:p>04/05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13.775" table:style-name="ce1">
            <text:p>13,7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78934" table:style-name="ce1">
            <text:p>106789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MIABC</text:p>
          </table:table-cell>
          <table:table-cell office:value-type="string" table:style-name="ce1">
            <text:p>CHAHARAZADE</text:p>
          </table:table-cell>
          <table:table-cell office:value-type="date" office:date-value="1981-05-16T00:00:00" table:style-name="ce4">
            <text:p>16/05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EI</text:p>
          </table:table-cell>
          <table:table-cell office:value-type="string" table:style-name="ce1">
            <text:p>Master1 Dt Europ Interna</text:p>
          </table:table-cell>
          <table:table-cell office:value-type="float" office:value="7.8440000000000003" table:style-name="ce1">
            <text:p>7,84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12349" table:style-name="ce1">
            <text:p>102123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MIABC</text:p>
          </table:table-cell>
          <table:table-cell office:value-type="string" table:style-name="ce1">
            <text:p>CHAHARAZADE</text:p>
          </table:table-cell>
          <table:table-cell office:value-type="date" office:date-value="1986-12-18T00:00:00" table:style-name="ce4">
            <text:p>18/1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EI</text:p>
          </table:table-cell>
          <table:table-cell office:value-type="string" table:style-name="ce1">
            <text:p>Master1 Dt Europ Interna</text:p>
          </table:table-cell>
          <table:table-cell office:value-type="float" office:value="9.5519999999999996" table:style-name="ce1">
            <text:p>9,55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77935" table:style-name="ce1">
            <text:p>110779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SARABC</text:p>
          </table:table-cell>
          <table:table-cell office:value-type="string" table:style-name="ce1">
            <text:p>ISABELLE</text:p>
          </table:table-cell>
          <table:table-cell office:value-type="date" office:date-value="1967-07-11T00:00:00" table:style-name="ce4">
            <text:p>11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MP</text:p>
          </table:table-cell>
          <table:table-cell office:value-type="string" table:style-name="ce1">
            <text:p>Master2Pro IMPI</text:p>
          </table:table-cell>
          <table:table-cell office:value-type="float" office:value="10.559000000000001" table:style-name="ce1">
            <text:p>10,55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87438" table:style-name="ce1">
            <text:p>96874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HOUABC</text:p>
          </table:table-cell>
          <table:table-cell office:value-type="string" table:style-name="ce1">
            <text:p>NACIM</text:p>
          </table:table-cell>
          <table:table-cell office:value-type="date" office:date-value="1966-02-03T00:00:00" table:style-name="ce4">
            <text:p>03/0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10382" table:style-name="ce1">
            <text:p>911038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 BEABC</text:p>
          </table:table-cell>
          <table:table-cell office:value-type="string" table:style-name="ce1">
            <text:p>ANTOINE</text:p>
          </table:table-cell>
          <table:table-cell office:value-type="date" office:date-value="1976-02-20T00:00:00" table:style-name="ce4">
            <text:p>20/0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6.6720000000000006" table:style-name="ce1">
            <text:p>6,67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61036" table:style-name="ce1">
            <text:p>1036103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 BEABC</text:p>
          </table:table-cell>
          <table:table-cell office:value-type="string" table:style-name="ce1">
            <text:p>ANTOINE</text:p>
          </table:table-cell>
          <table:table-cell office:value-type="date" office:date-value="1982-08-10T00:00:00" table:style-name="ce4">
            <text:p>10/08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7.3960000000000008" table:style-name="ce1">
            <text:p>7,39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02750" table:style-name="ce1">
            <text:p>105027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LAABC</text:p>
          </table:table-cell>
          <table:table-cell office:value-type="string" table:style-name="ce1">
            <text:p>JULIEN</text:p>
          </table:table-cell>
          <table:table-cell office:value-type="date" office:date-value="1967-08-28T00:00:00" table:style-name="ce4">
            <text:p>28/08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MP</text:p>
          </table:table-cell>
          <table:table-cell office:value-type="string" table:style-name="ce1">
            <text:p>Master2Pro IMPI</text:p>
          </table:table-cell>
          <table:table-cell office:value-type="float" office:value="11.6" table:style-name="ce1">
            <text:p>11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17837" table:style-name="ce1">
            <text:p>93178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GRABC</text:p>
          </table:table-cell>
          <table:table-cell office:value-type="string" table:style-name="ce1">
            <text:p>ALBAN</text:p>
          </table:table-cell>
          <table:table-cell office:value-type="date" office:date-value="1973-09-10T00:00:00" table:style-name="ce4">
            <text:p>10/09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4.8130000000000006" table:style-name="ce1">
            <text:p>4,81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60348" table:style-name="ce1">
            <text:p>1096034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ITABC</text:p>
          </table:table-cell>
          <table:table-cell office:value-type="string" table:style-name="ce1">
            <text:p>RIVKA</text:p>
          </table:table-cell>
          <table:table-cell office:value-type="date" office:date-value="1968-03-30T00:00:00" table:style-name="ce4">
            <text:p>30/03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0.661000000000001" table:style-name="ce1">
            <text:p>10,66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07355" table:style-name="ce1">
            <text:p>92073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SSABC</text:p>
          </table:table-cell>
          <table:table-cell office:value-type="string" table:style-name="ce1">
            <text:p>EMILIE</text:p>
          </table:table-cell>
          <table:table-cell office:value-type="date" office:date-value="1971-05-12T00:00:00" table:style-name="ce4">
            <text:p>12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2.933" table:style-name="ce1">
            <text:p>12,9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07170" table:style-name="ce1">
            <text:p>113071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ABABC</text:p>
          </table:table-cell>
          <table:table-cell office:value-type="string" table:style-name="ce1">
            <text:p>MEHDI</text:p>
          </table:table-cell>
          <table:table-cell office:value-type="date" office:date-value="1984-01-06T00:00:00" table:style-name="ce4">
            <text:p>06/01/1984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2.08" table:style-name="ce1">
            <text:p>12,0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10695005" table:style-name="ce1">
            <text:p>106950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DEABC</text:p>
          </table:table-cell>
          <table:table-cell office:value-type="string" table:style-name="ce1">
            <text:p>MICHEL</text:p>
          </table:table-cell>
          <table:table-cell office:value-type="date" office:date-value="1979-10-04T00:00:00" table:style-name="ce4">
            <text:p>04/10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0.67" table:style-name="ce1">
            <text:p>10,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56464" table:style-name="ce1">
            <text:p>965646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SUKABC</text:p>
          </table:table-cell>
          <table:table-cell office:value-type="string" table:style-name="ce1">
            <text:p>DUTRON</text:p>
          </table:table-cell>
          <table:table-cell office:value-type="date" office:date-value="1974-07-17T00:00:00" table:style-name="ce4">
            <text:p>17/07/1974</text:p>
          </table:table-cell>
          <table:table-cell office:value-type="string" table:style-name="ce1">
            <text:p>395</text:p>
          </table:table-cell>
          <table:table-cell office:value-type="string" table:style-name="ce1">
            <text:p>ANGOL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9.875" table:style-name="ce1">
            <text:p>9,87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20527" table:style-name="ce1">
            <text:p>111205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SUKABC</text:p>
          </table:table-cell>
          <table:table-cell office:value-type="string" table:style-name="ce1">
            <text:p>DUTRON</text:p>
          </table:table-cell>
          <table:table-cell office:value-type="date" office:date-value="1984-06-12T00:00:00" table:style-name="ce4">
            <text:p>12/06/1984</text:p>
          </table:table-cell>
          <table:table-cell office:value-type="string" table:style-name="ce1">
            <text:p>395</text:p>
          </table:table-cell>
          <table:table-cell office:value-type="string" table:style-name="ce1">
            <text:p>ANGOL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07488" table:style-name="ce1">
            <text:p>100074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HTAABC</text:p>
          </table:table-cell>
          <table:table-cell office:value-type="string" table:style-name="ce1">
            <text:p>NAWEL</text:p>
          </table:table-cell>
          <table:table-cell office:value-type="date" office:date-value="1967-08-03T00:00:00" table:style-name="ce4">
            <text:p>03/08/1967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4" table:style-name="ce1">
            <text:p>11,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27436" table:style-name="ce1">
            <text:p>114274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<text:s/>GUYABC</text:p>
          </table:table-cell>
          <table:table-cell office:value-type="string" table:style-name="ce1">
            <text:p>CHRISTINE</text:p>
          </table:table-cell>
          <table:table-cell office:value-type="date" office:date-value="1984-03-03T00:00:00" table:style-name="ce4">
            <text:p>03/03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EI</text:p>
          </table:table-cell>
          <table:table-cell office:value-type="string" table:style-name="ce1">
            <text:p>Master1 Dt Europ Interna</text:p>
          </table:table-cell>
          <table:table-cell office:value-type="float" office:value="10.104000000000001" table:style-name="ce1">
            <text:p>10,1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61810" table:style-name="ce1">
            <text:p>104618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HABABC</text:p>
          </table:table-cell>
          <table:table-cell office:value-type="string" table:style-name="ce1">
            <text:p>ZINEBE</text:p>
          </table:table-cell>
          <table:table-cell office:value-type="date" office:date-value="1986-12-19T00:00:00" table:style-name="ce4">
            <text:p>19/1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9.5590000000000011" table:style-name="ce1">
            <text:p>9,55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52831" table:style-name="ce1">
            <text:p>111528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HABABC</text:p>
          </table:table-cell>
          <table:table-cell office:value-type="string" table:style-name="ce1">
            <text:p>ZINEBE</text:p>
          </table:table-cell>
          <table:table-cell office:value-type="date" office:date-value="1969-01-23T00:00:00" table:style-name="ce4">
            <text:p>23/0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10.725" table:style-name="ce1">
            <text:p>10,7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01733" table:style-name="ce1">
            <text:p>100017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AYABC</text:p>
          </table:table-cell>
          <table:table-cell office:value-type="string" table:style-name="ce1">
            <text:p>CHARLES</text:p>
          </table:table-cell>
          <table:table-cell office:value-type="date" office:date-value="1981-05-27T00:00:00" table:style-name="ce4">
            <text:p>27/05/1981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78" table:style-name="ce1">
            <text:p>11,7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77055" table:style-name="ce1">
            <text:p>110770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ANTABC</text:p>
          </table:table-cell>
          <table:table-cell office:value-type="string" table:style-name="ce1">
            <text:p>PERINPARAJAH</text:p>
          </table:table-cell>
          <table:table-cell office:value-type="date" office:date-value="1967-07-24T00:00:00" table:style-name="ce4">
            <text:p>24/07/1967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10.4" table:style-name="ce1">
            <text:p>10,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48362" table:style-name="ce1">
            <text:p>96483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TAABC</text:p>
          </table:table-cell>
          <table:table-cell office:value-type="string" table:style-name="ce1">
            <text:p>ANAIS</text:p>
          </table:table-cell>
          <table:table-cell office:value-type="date" office:date-value="1985-06-04T00:00:00" table:style-name="ce4">
            <text:p>04/06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83" table:style-name="ce1">
            <text:p>12,8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94736" table:style-name="ce1">
            <text:p>93947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WDABC</text:p>
          </table:table-cell>
          <table:table-cell office:value-type="string" table:style-name="ce1">
            <text:p>NAILA AKHTER</text:p>
          </table:table-cell>
          <table:table-cell office:value-type="date" office:date-value="1977-11-06T00:00:00" table:style-name="ce4">
            <text:p>06/11/1977</text:p>
          </table:table-cell>
          <table:table-cell office:value-type="string" table:style-name="ce1">
            <text:p>246</text:p>
          </table:table-cell>
          <table:table-cell office:value-type="string" table:style-name="ce1">
            <text:p>BENGALI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334" table:style-name="ce1">
            <text:p>10,3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40307" table:style-name="ce1">
            <text:p>91403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SMABC</text:p>
          </table:table-cell>
          <table:table-cell office:value-type="string" table:style-name="ce1">
            <text:p>SANDRINE</text:p>
          </table:table-cell>
          <table:table-cell office:value-type="date" office:date-value="1966-12-15T00:00:00" table:style-name="ce4">
            <text:p>15/1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56947" table:style-name="ce1">
            <text:p>1085694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ERABC</text:p>
          </table:table-cell>
          <table:table-cell office:value-type="string" table:style-name="ce1">
            <text:p>AHMED</text:p>
          </table:table-cell>
          <table:table-cell office:value-type="date" office:date-value="1972-08-26T00:00:00" table:style-name="ce4">
            <text:p>26/08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85" table:style-name="ce1">
            <text:p>14,8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25935" table:style-name="ce1">
            <text:p>100259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ERABC</text:p>
          </table:table-cell>
          <table:table-cell office:value-type="string" table:style-name="ce1">
            <text:p>MAGALI</text:p>
          </table:table-cell>
          <table:table-cell office:value-type="date" office:date-value="1985-04-28T00:00:00" table:style-name="ce4">
            <text:p>28/04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7.45" table:style-name="ce1">
            <text:p>7,4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93576" table:style-name="ce1">
            <text:p>104935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ERABC</text:p>
          </table:table-cell>
          <table:table-cell office:value-type="string" table:style-name="ce1">
            <text:p>MAGALI</text:p>
          </table:table-cell>
          <table:table-cell office:value-type="date" office:date-value="1969-10-17T00:00:00" table:style-name="ce4">
            <text:p>17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12.45" table:style-name="ce1">
            <text:p>12,4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21377" table:style-name="ce1">
            <text:p>972137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YEABC</text:p>
          </table:table-cell>
          <table:table-cell office:value-type="string" table:style-name="ce1">
            <text:p>ABDOULAI</text:p>
          </table:table-cell>
          <table:table-cell office:value-type="date" office:date-value="1987-03-28T00:00:00" table:style-name="ce4">
            <text:p>28/03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SLF</text:p>
          </table:table-cell>
          <table:table-cell office:value-type="string" table:style-name="ce1">
            <text:p>Master1 SLATEL - Francais</text:p>
          </table:table-cell>
          <table:table-cell office:value-type="float" office:value="4.05" table:style-name="ce1">
            <text:p>4,0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444851" table:style-name="ce1">
            <text:p>944485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OMABC</text:p>
          </table:table-cell>
          <table:table-cell office:value-type="string" table:style-name="ce1">
            <text:p>FRANCK</text:p>
          </table:table-cell>
          <table:table-cell office:value-type="date" office:date-value="1985-11-07T00:00:00" table:style-name="ce4">
            <text:p>07/1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62" table:style-name="ce1">
            <text:p>13,6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48268" table:style-name="ce1">
            <text:p>95482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EABC</text:p>
          </table:table-cell>
          <table:table-cell office:value-type="string" table:style-name="ce1">
            <text:p>PIERRICK</text:p>
          </table:table-cell>
          <table:table-cell office:value-type="date" office:date-value="1984-10-25T00:00:00" table:style-name="ce4">
            <text:p>25/10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10.485000000000001" table:style-name="ce1">
            <text:p>10,48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35578" table:style-name="ce1">
            <text:p>100355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EABC</text:p>
          </table:table-cell>
          <table:table-cell office:value-type="string" table:style-name="ce1">
            <text:p>PIERRICK</text:p>
          </table:table-cell>
          <table:table-cell office:value-type="date" office:date-value="1975-02-10T00:00:00" table:style-name="ce4">
            <text:p>10/0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10.485000000000001" table:style-name="ce1">
            <text:p>10,48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62063" table:style-name="ce1">
            <text:p>103620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INABC</text:p>
          </table:table-cell>
          <table:table-cell office:value-type="string" table:style-name="ce1">
            <text:p>JESSICA</text:p>
          </table:table-cell>
          <table:table-cell office:value-type="date" office:date-value="1970-01-07T00:00:00" table:style-name="ce4">
            <text:p>07/0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79" table:style-name="ce1">
            <text:p>14,7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02073" table:style-name="ce1">
            <text:p>900207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BC</text:p>
          </table:table-cell>
          <table:table-cell office:value-type="string" table:style-name="ce1">
            <text:p>ALEX</text:p>
          </table:table-cell>
          <table:table-cell office:value-type="date" office:date-value="1973-08-26T00:00:00" table:style-name="ce4">
            <text:p>26/08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39" table:style-name="ce1">
            <text:p>10,3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26416" table:style-name="ce1">
            <text:p>110264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GAABC</text:p>
          </table:table-cell>
          <table:table-cell office:value-type="string" table:style-name="ce1">
            <text:p>LYES</text:p>
          </table:table-cell>
          <table:table-cell office:value-type="date" office:date-value="1981-07-22T00:00:00" table:style-name="ce4">
            <text:p>22/07/1981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1.749000000000001" table:style-name="ce1">
            <text:p>11,74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83374" table:style-name="ce1">
            <text:p>93833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RIABC</text:p>
          </table:table-cell>
          <table:table-cell office:value-type="string" table:style-name="ce1">
            <text:p>AMEL</text:p>
          </table:table-cell>
          <table:table-cell office:value-type="date" office:date-value="1982-01-09T00:00:00" table:style-name="ce4">
            <text:p>09/01/1982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2.0230000000000001" table:style-name="ce1">
            <text:p>2,02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84632" table:style-name="ce1">
            <text:p>93846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HIABC</text:p>
          </table:table-cell>
          <table:table-cell office:value-type="string" table:style-name="ce1">
            <text:p>ANAS</text:p>
          </table:table-cell>
          <table:table-cell office:value-type="date" office:date-value="1968-01-05T00:00:00" table:style-name="ce4">
            <text:p>05/0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6.9170000000000007" table:style-name="ce1">
            <text:p>6,91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189176" table:style-name="ce1">
            <text:p>101891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HIABC</text:p>
          </table:table-cell>
          <table:table-cell office:value-type="string" table:style-name="ce1">
            <text:p>ANAS</text:p>
          </table:table-cell>
          <table:table-cell office:value-type="date" office:date-value="1969-03-21T00:00:00" table:style-name="ce4">
            <text:p>21/03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7.3960000000000008" table:style-name="ce1">
            <text:p>7,39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10600" table:style-name="ce1">
            <text:p>93106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 AFABC</text:p>
          </table:table-cell>
          <table:table-cell office:value-type="string" table:style-name="ce1">
            <text:p>FAHD</text:p>
          </table:table-cell>
          <table:table-cell office:value-type="date" office:date-value="1982-08-25T00:00:00" table:style-name="ce4">
            <text:p>25/08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53" table:style-name="ce1">
            <text:p>13,5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42010" table:style-name="ce1">
            <text:p>96420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PPOABC</text:p>
          </table:table-cell>
          <table:table-cell office:value-type="string" table:style-name="ce1">
            <text:p>VIVIANE</text:p>
          </table:table-cell>
          <table:table-cell office:value-type="date" office:date-value="1986-01-09T00:00:00" table:style-name="ce4">
            <text:p>09/0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5.0840000000000005" table:style-name="ce1">
            <text:p>5,08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073293" table:style-name="ce1">
            <text:p>100732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PPOABC</text:p>
          </table:table-cell>
          <table:table-cell office:value-type="string" table:style-name="ce1">
            <text:p>VIVIANE</text:p>
          </table:table-cell>
          <table:table-cell office:value-type="date" office:date-value="1968-01-08T00:00:00" table:style-name="ce4">
            <text:p>08/0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9.0830000000000002" table:style-name="ce1">
            <text:p>9,08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287383" table:style-name="ce1">
            <text:p>1128738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TSABC</text:p>
          </table:table-cell>
          <table:table-cell office:value-type="string" table:style-name="ce1">
            <text:p>ABDERZAK</text:p>
          </table:table-cell>
          <table:table-cell office:value-type="date" office:date-value="1967-11-19T00:00:00" table:style-name="ce4">
            <text:p>19/11/1967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16" table:style-name="ce1">
            <text:p>13,1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12626" table:style-name="ce1">
            <text:p>106126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BYABC</text:p>
          </table:table-cell>
          <table:table-cell office:value-type="string" table:style-name="ce1">
            <text:p>JEREMIE</text:p>
          </table:table-cell>
          <table:table-cell office:value-type="date" office:date-value="1978-12-16T00:00:00" table:style-name="ce4">
            <text:p>16/1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8" table:style-name="ce1">
            <text:p>13,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18486" table:style-name="ce1">
            <text:p>90184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 YOABC</text:p>
          </table:table-cell>
          <table:table-cell office:value-type="string" table:style-name="ce1">
            <text:p>SARRA</text:p>
          </table:table-cell>
          <table:table-cell office:value-type="date" office:date-value="1978-09-04T00:00:00" table:style-name="ce4">
            <text:p>04/09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130000000000001" table:style-name="ce1">
            <text:p>10,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34194" table:style-name="ce1">
            <text:p>91341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UYABC</text:p>
          </table:table-cell>
          <table:table-cell office:value-type="string" table:style-name="ce1">
            <text:p>CELINE</text:p>
          </table:table-cell>
          <table:table-cell office:value-type="date" office:date-value="1967-11-03T00:00:00" table:style-name="ce4">
            <text:p>03/1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97" table:style-name="ce1">
            <text:p>14,9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94165" table:style-name="ce1">
            <text:p>110941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MEDABC</text:p>
          </table:table-cell>
          <table:table-cell office:value-type="string" table:style-name="ce1">
            <text:p>PASEM</text:p>
          </table:table-cell>
          <table:table-cell office:value-type="date" office:date-value="1973-07-21T00:00:00" table:style-name="ce4">
            <text:p>21/07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33" table:style-name="ce1">
            <text:p>12,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57275" table:style-name="ce1">
            <text:p>110572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T OABC</text:p>
          </table:table-cell>
          <table:table-cell office:value-type="string" table:style-name="ce1">
            <text:p>AMINE</text:p>
          </table:table-cell>
          <table:table-cell office:value-type="date" office:date-value="1981-09-12T00:00:00" table:style-name="ce4">
            <text:p>12/09/1981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5RIM</text:p>
          </table:table-cell>
          <table:table-cell office:value-type="string" table:style-name="ce1">
            <text:p>Master2 Reseaux info ap</text:p>
          </table:table-cell>
          <table:table-cell office:value-type="float" office:value="11.6" table:style-name="ce1">
            <text:p>11,6</text:p>
          </table:table-cell>
          <table:table-cell office:value-type="string" table:style-name="ce1">
            <text:p>ADM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10671138" table:style-name="ce1">
            <text:p>106711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RCHABC</text:p>
          </table:table-cell>
          <table:table-cell office:value-type="string" table:style-name="ce1">
            <text:p>MARIEN</text:p>
          </table:table-cell>
          <table:table-cell office:value-type="date" office:date-value="1976-08-25T00:00:00" table:style-name="ce4">
            <text:p>25/08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3.9" table:style-name="ce1">
            <text:p>13,9</text:p>
          </table:table-cell>
          <table:table-cell office:value-type="string" table:style-name="ce1">
            <text:p>ADM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9635946" table:style-name="ce1">
            <text:p>96359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ABC</text:p>
          </table:table-cell>
          <table:table-cell office:value-type="string" table:style-name="ce1">
            <text:p>MELISSA</text:p>
          </table:table-cell>
          <table:table-cell office:value-type="date" office:date-value="1970-12-18T00:00:00" table:style-name="ce4">
            <text:p>18/12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9.4589999999999996" table:style-name="ce1">
            <text:p>9,45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70198" table:style-name="ce1">
            <text:p>103701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ABC</text:p>
          </table:table-cell>
          <table:table-cell office:value-type="string" table:style-name="ce1">
            <text:p>MELISSA</text:p>
          </table:table-cell>
          <table:table-cell office:value-type="date" office:date-value="1971-12-18T00:00:00" table:style-name="ce4">
            <text:p>18/12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938000000000001" table:style-name="ce1">
            <text:p>10,9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50628" table:style-name="ce1">
            <text:p>107506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ZIRIABC</text:p>
          </table:table-cell>
          <table:table-cell office:value-type="string" table:style-name="ce1">
            <text:p>JAMAL</text:p>
          </table:table-cell>
          <table:table-cell office:value-type="date" office:date-value="1967-03-15T00:00:00" table:style-name="ce4">
            <text:p>15/03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R</text:p>
          </table:table-cell>
          <table:table-cell office:value-type="string" table:style-name="ce1">
            <text:p>Master1 Image et Reseaux</text:p>
          </table:table-cell>
          <table:table-cell office:value-type="float" office:value="11.87" table:style-name="ce1">
            <text:p>11,87</text:p>
          </table:table-cell>
          <table:table-cell office:value-type="string" table:style-name="ce1">
            <text:p>ADM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9794846" table:style-name="ce1">
            <text:p>979484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CHABC</text:p>
          </table:table-cell>
          <table:table-cell office:value-type="string" table:style-name="ce1">
            <text:p>PAUL-EMILE</text:p>
          </table:table-cell>
          <table:table-cell office:value-type="date" office:date-value="1978-01-15T00:00:00" table:style-name="ce4">
            <text:p>15/0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83" table:style-name="ce1">
            <text:p>14,8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35236" table:style-name="ce1">
            <text:p>973523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HAMABC</text:p>
          </table:table-cell>
          <table:table-cell office:value-type="string" table:style-name="ce1">
            <text:p>DJAFARE</text:p>
          </table:table-cell>
          <table:table-cell office:value-type="date" office:date-value="1986-04-01T00:00:00" table:style-name="ce4">
            <text:p>01/04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0.764000000000001" table:style-name="ce1">
            <text:p>10,76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42662" table:style-name="ce1">
            <text:p>93426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QUABC</text:p>
          </table:table-cell>
          <table:table-cell office:value-type="string" table:style-name="ce1">
            <text:p>PIERRE</text:p>
          </table:table-cell>
          <table:table-cell office:value-type="date" office:date-value="1977-10-09T00:00:00" table:style-name="ce4">
            <text:p>09/10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31" table:style-name="ce1">
            <text:p>11,3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84807" table:style-name="ce1">
            <text:p>114848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NDABC</text:p>
          </table:table-cell>
          <table:table-cell office:value-type="string" table:style-name="ce1">
            <text:p>MORGANE</text:p>
          </table:table-cell>
          <table:table-cell office:value-type="date" office:date-value="1985-02-12T00:00:00" table:style-name="ce4">
            <text:p>12/02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18" table:style-name="ce1">
            <text:p>12,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84305" table:style-name="ce1">
            <text:p>110843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BEABC</text:p>
          </table:table-cell>
          <table:table-cell office:value-type="string" table:style-name="ce1">
            <text:p>BENJAMIN</text:p>
          </table:table-cell>
          <table:table-cell office:value-type="date" office:date-value="1967-04-07T00:00:00" table:style-name="ce4">
            <text:p>07/04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99" table:style-name="ce1">
            <text:p>12,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65568" table:style-name="ce1">
            <text:p>114655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KANABC</text:p>
          </table:table-cell>
          <table:table-cell office:value-type="string" table:style-name="ce1">
            <text:p>NASSER</text:p>
          </table:table-cell>
          <table:table-cell office:value-type="date" office:date-value="1973-08-05T00:00:00" table:style-name="ce4">
            <text:p>05/08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.7850000000000001" table:style-name="ce1">
            <text:p>1,78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30914" table:style-name="ce1">
            <text:p>113309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KANABC</text:p>
          </table:table-cell>
          <table:table-cell office:value-type="string" table:style-name="ce1">
            <text:p>NASSER</text:p>
          </table:table-cell>
          <table:table-cell office:value-type="date" office:date-value="1977-05-22T00:00:00" table:style-name="ce4">
            <text:p>22/05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4.1660000000000004" table:style-name="ce1">
            <text:p>4,16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60420" table:style-name="ce1">
            <text:p>103604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BINABC</text:p>
          </table:table-cell>
          <table:table-cell office:value-type="string" table:style-name="ce1">
            <text:p>AUDREY</text:p>
          </table:table-cell>
          <table:table-cell office:value-type="date" office:date-value="1986-03-13T00:00:00" table:style-name="ce4">
            <text:p>13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68" table:style-name="ce1">
            <text:p>12,6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62358" table:style-name="ce1">
            <text:p>92623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GHABC</text:p>
          </table:table-cell>
          <table:table-cell office:value-type="string" table:style-name="ce1">
            <text:p>LILIA</text:p>
          </table:table-cell>
          <table:table-cell office:value-type="date" office:date-value="1978-03-08T00:00:00" table:style-name="ce4">
            <text:p>08/03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51" table:style-name="ce1">
            <text:p>13,5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48639" table:style-name="ce1">
            <text:p>97486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DEABC</text:p>
          </table:table-cell>
          <table:table-cell office:value-type="string" table:style-name="ce1">
            <text:p>CELINE</text:p>
          </table:table-cell>
          <table:table-cell office:value-type="date" office:date-value="1975-03-31T00:00:00" table:style-name="ce4">
            <text:p>31/03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2</text:p>
          </table:table-cell>
          <table:table-cell office:value-type="string" table:style-name="ce1">
            <text:p>Master2Pro InfoCom-CRH(AP</text:p>
          </table:table-cell>
          <table:table-cell office:value-type="float" office:value="14.485000000000001" table:style-name="ce1">
            <text:p>14,48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91982" table:style-name="ce1">
            <text:p>1009198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ATABC</text:p>
          </table:table-cell>
          <table:table-cell office:value-type="string" table:style-name="ce1">
            <text:p>INDRISSA</text:p>
          </table:table-cell>
          <table:table-cell office:value-type="date" office:date-value="1971-05-13T00:00:00" table:style-name="ce4">
            <text:p>13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8.27" table:style-name="ce1">
            <text:p>8,2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71739" table:style-name="ce1">
            <text:p>93717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ATABC</text:p>
          </table:table-cell>
          <table:table-cell office:value-type="string" table:style-name="ce1">
            <text:p>INDRISSA</text:p>
          </table:table-cell>
          <table:table-cell office:value-type="date" office:date-value="1972-09-12T00:00:00" table:style-name="ce4">
            <text:p>12/09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0.55" table:style-name="ce1">
            <text:p>10,5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65528" table:style-name="ce1">
            <text:p>108655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MADABC</text:p>
          </table:table-cell>
          <table:table-cell office:value-type="string" table:style-name="ce1">
            <text:p>MOUMAT</text:p>
          </table:table-cell>
          <table:table-cell office:value-type="date" office:date-value="1986-07-04T00:00:00" table:style-name="ce4">
            <text:p>04/07/1986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3.02" table:style-name="ce1">
            <text:p>3,0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009151" table:style-name="ce1">
            <text:p>110091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IKABC</text:p>
          </table:table-cell>
          <table:table-cell office:value-type="string" table:style-name="ce1">
            <text:p>NERMINE</text:p>
          </table:table-cell>
          <table:table-cell office:value-type="date" office:date-value="1981-01-26T00:00:00" table:style-name="ce4">
            <text:p>26/0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51" table:style-name="ce1">
            <text:p>11,5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66274" table:style-name="ce1">
            <text:p>114662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IFABC</text:p>
          </table:table-cell>
          <table:table-cell office:value-type="string" table:style-name="ce1">
            <text:p>EDOUARD</text:p>
          </table:table-cell>
          <table:table-cell office:value-type="date" office:date-value="1981-06-25T00:00:00" table:style-name="ce4">
            <text:p>25/06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51" table:style-name="ce1">
            <text:p>12,5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69971" table:style-name="ce1">
            <text:p>100699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ASABC</text:p>
          </table:table-cell>
          <table:table-cell office:value-type="string" table:style-name="ce1">
            <text:p>LAETITIA</text:p>
          </table:table-cell>
          <table:table-cell office:value-type="date" office:date-value="1975-02-13T00:00:00" table:style-name="ce4">
            <text:p>13/0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47" table:style-name="ce1">
            <text:p>14,4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84110" table:style-name="ce1">
            <text:p>95841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HABC</text:p>
          </table:table-cell>
          <table:table-cell office:value-type="string" table:style-name="ce1">
            <text:p>UYEN-MI</text:p>
          </table:table-cell>
          <table:table-cell office:value-type="date" office:date-value="1970-11-26T00:00:00" table:style-name="ce4">
            <text:p>26/1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61" table:style-name="ce1">
            <text:p>11,6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588354" table:style-name="ce1">
            <text:p>105883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NAABC</text:p>
          </table:table-cell>
          <table:table-cell office:value-type="string" table:style-name="ce1">
            <text:p>MICHEL</text:p>
          </table:table-cell>
          <table:table-cell office:value-type="date" office:date-value="1980-02-03T00:00:00" table:style-name="ce4">
            <text:p>03/0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59" table:style-name="ce1">
            <text:p>12,5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32920" table:style-name="ce1">
            <text:p>98329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MMABC</text:p>
          </table:table-cell>
          <table:table-cell office:value-type="string" table:style-name="ce1">
            <text:p>DEVI</text:p>
          </table:table-cell>
          <table:table-cell office:value-type="date" office:date-value="1983-12-18T00:00:00" table:style-name="ce4">
            <text:p>18/12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3" table:style-name="ce1">
            <text:p>12,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33560" table:style-name="ce1">
            <text:p>107335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DRIABC</text:p>
          </table:table-cell>
          <table:table-cell office:value-type="string" table:style-name="ce1">
            <text:p>FINARITRA</text:p>
          </table:table-cell>
          <table:table-cell office:value-type="date" office:date-value="1974-02-24T00:00:00" table:style-name="ce4">
            <text:p>24/02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75" table:style-name="ce1">
            <text:p>13,7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70918" table:style-name="ce1">
            <text:p>101709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NEABC</text:p>
          </table:table-cell>
          <table:table-cell office:value-type="string" table:style-name="ce1">
            <text:p>LAETITIA</text:p>
          </table:table-cell>
          <table:table-cell office:value-type="date" office:date-value="1974-05-16T00:00:00" table:style-name="ce4">
            <text:p>16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12" table:style-name="ce1">
            <text:p>15,1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20360" table:style-name="ce1">
            <text:p>96203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HAABC</text:p>
          </table:table-cell>
          <table:table-cell office:value-type="string" table:style-name="ce1">
            <text:p>ELIE</text:p>
          </table:table-cell>
          <table:table-cell office:value-type="date" office:date-value="1973-02-25T00:00:00" table:style-name="ce4">
            <text:p>25/0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55" table:style-name="ce1">
            <text:p>11,5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31345" table:style-name="ce1">
            <text:p>1073134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GABC</text:p>
          </table:table-cell>
          <table:table-cell office:value-type="string" table:style-name="ce1">
            <text:p>JULIETTE</text:p>
          </table:table-cell>
          <table:table-cell office:value-type="date" office:date-value="1987-05-19T00:00:00" table:style-name="ce4">
            <text:p>19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95" table:style-name="ce1">
            <text:p>15,9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09878" table:style-name="ce1">
            <text:p>97098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 CUABC</text:p>
          </table:table-cell>
          <table:table-cell office:value-type="string" table:style-name="ce1">
            <text:p>THIERRY</text:p>
          </table:table-cell>
          <table:table-cell office:value-type="date" office:date-value="1983-11-01T00:00:00" table:style-name="ce4">
            <text:p>01/1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07" table:style-name="ce1">
            <text:p>14,0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40980" table:style-name="ce1">
            <text:p>113409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SLABC</text:p>
          </table:table-cell>
          <table:table-cell office:value-type="string" table:style-name="ce1">
            <text:p>OUSSEM</text:p>
          </table:table-cell>
          <table:table-cell office:value-type="date" office:date-value="1967-04-25T00:00:00" table:style-name="ce4">
            <text:p>25/04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4380000000000006" table:style-name="ce1">
            <text:p>9,43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889951" table:style-name="ce1">
            <text:p>98899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SLABC</text:p>
          </table:table-cell>
          <table:table-cell office:value-type="string" table:style-name="ce1">
            <text:p>OUSSEM</text:p>
          </table:table-cell>
          <table:table-cell office:value-type="date" office:date-value="1983-10-22T00:00:00" table:style-name="ce4">
            <text:p>22/10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55992" table:style-name="ce1">
            <text:p>93559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SANABC</text:p>
          </table:table-cell>
          <table:table-cell office:value-type="string" table:style-name="ce1">
            <text:p>NAZLI</text:p>
          </table:table-cell>
          <table:table-cell office:value-type="date" office:date-value="1983-06-20T00:00:00" table:style-name="ce4">
            <text:p>20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1.941000000000001" table:style-name="ce1">
            <text:p>11,94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99125" table:style-name="ce1">
            <text:p>108991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REABC</text:p>
          </table:table-cell>
          <table:table-cell office:value-type="string" table:style-name="ce1">
            <text:p>ELENA</text:p>
          </table:table-cell>
          <table:table-cell office:value-type="date" office:date-value="1981-07-21T00:00:00" table:style-name="ce4">
            <text:p>21/07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25166" table:style-name="ce1">
            <text:p>103251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SSABC</text:p>
          </table:table-cell>
          <table:table-cell office:value-type="string" table:style-name="ce1">
            <text:p>HAFIDA</text:p>
          </table:table-cell>
          <table:table-cell office:value-type="date" office:date-value="1978-07-24T00:00:00" table:style-name="ce4">
            <text:p>24/07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4.42" table:style-name="ce1">
            <text:p>4,4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247704" table:style-name="ce1">
            <text:p>92477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BBAABC</text:p>
          </table:table-cell>
          <table:table-cell office:value-type="string" table:style-name="ce1">
            <text:p>SIMON</text:p>
          </table:table-cell>
          <table:table-cell office:value-type="date" office:date-value="1972-05-15T00:00:00" table:style-name="ce4">
            <text:p>15/05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99" table:style-name="ce1">
            <text:p>11,9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47473" table:style-name="ce1">
            <text:p>90474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HIRABC</text:p>
          </table:table-cell>
          <table:table-cell office:value-type="string" table:style-name="ce1">
            <text:p>SANA</text:p>
          </table:table-cell>
          <table:table-cell office:value-type="date" office:date-value="1979-10-07T00:00:00" table:style-name="ce4">
            <text:p>07/10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0.18" table:style-name="ce1">
            <text:p>10,1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40229" table:style-name="ce1">
            <text:p>103402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HIRABC</text:p>
          </table:table-cell>
          <table:table-cell office:value-type="string" table:style-name="ce1">
            <text:p>SANA</text:p>
          </table:table-cell>
          <table:table-cell office:value-type="date" office:date-value="1972-10-28T00:00:00" table:style-name="ce4">
            <text:p>28/10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1.08" table:style-name="ce1">
            <text:p>11,0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456446" table:style-name="ce1">
            <text:p>104564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IAABC</text:p>
          </table:table-cell>
          <table:table-cell office:value-type="string" table:style-name="ce1">
            <text:p>CHRISTELLE</text:p>
          </table:table-cell>
          <table:table-cell office:value-type="date" office:date-value="1970-02-15T00:00:00" table:style-name="ce4">
            <text:p>15/02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86176" table:style-name="ce1">
            <text:p>96861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RIABC</text:p>
          </table:table-cell>
          <table:table-cell office:value-type="string" table:style-name="ce1">
            <text:p>OLIVIA</text:p>
          </table:table-cell>
          <table:table-cell office:value-type="date" office:date-value="1979-09-09T00:00:00" table:style-name="ce4">
            <text:p>09/09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94" table:style-name="ce1">
            <text:p>11,9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70806" table:style-name="ce1">
            <text:p>907080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ROUABC</text:p>
          </table:table-cell>
          <table:table-cell office:value-type="string" table:style-name="ce1">
            <text:p>SAMIA</text:p>
          </table:table-cell>
          <table:table-cell office:value-type="date" office:date-value="1975-12-11T00:00:00" table:style-name="ce4">
            <text:p>11/12/1975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74" table:style-name="ce1">
            <text:p>15,7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47170" table:style-name="ce1">
            <text:p>93471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IAABC</text:p>
          </table:table-cell>
          <table:table-cell office:value-type="string" table:style-name="ce1">
            <text:p>EMMANUEL PIERRE</text:p>
          </table:table-cell>
          <table:table-cell office:value-type="date" office:date-value="1971-12-20T00:00:00" table:style-name="ce4">
            <text:p>20/12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89" table:style-name="ce1">
            <text:p>11,8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07237" table:style-name="ce1">
            <text:p>110072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YGABC</text:p>
          </table:table-cell>
          <table:table-cell office:value-type="string" table:style-name="ce1">
            <text:p>SEBASTIEN</text:p>
          </table:table-cell>
          <table:table-cell office:value-type="date" office:date-value="1970-01-02T00:00:00" table:style-name="ce4">
            <text:p>02/0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13" table:style-name="ce1">
            <text:p>12,1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77694" table:style-name="ce1">
            <text:p>100776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QUABC</text:p>
          </table:table-cell>
          <table:table-cell office:value-type="string" table:style-name="ce1">
            <text:p>FABIEN</text:p>
          </table:table-cell>
          <table:table-cell office:value-type="date" office:date-value="1973-11-19T00:00:00" table:style-name="ce4">
            <text:p>19/1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1" table:style-name="ce1">
            <text:p>15,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58713" table:style-name="ce1">
            <text:p>97587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KAABC</text:p>
          </table:table-cell>
          <table:table-cell office:value-type="string" table:style-name="ce1">
            <text:p>SAMUEL</text:p>
          </table:table-cell>
          <table:table-cell office:value-type="date" office:date-value="1977-12-27T00:00:00" table:style-name="ce4">
            <text:p>27/12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68" table:style-name="ce1">
            <text:p>15,6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56897" table:style-name="ce1">
            <text:p>107568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RAABC</text:p>
          </table:table-cell>
          <table:table-cell office:value-type="string" table:style-name="ce1">
            <text:p>LINDA</text:p>
          </table:table-cell>
          <table:table-cell office:value-type="date" office:date-value="1971-03-18T00:00:00" table:style-name="ce4">
            <text:p>18/03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43" table:style-name="ce1">
            <text:p>15,4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70045" table:style-name="ce1">
            <text:p>957004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MSABC</text:p>
          </table:table-cell>
          <table:table-cell office:value-type="string" table:style-name="ce1">
            <text:p>HODA</text:p>
          </table:table-cell>
          <table:table-cell office:value-type="date" office:date-value="1986-07-31T00:00:00" table:style-name="ce4">
            <text:p>31/07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2.17" table:style-name="ce1">
            <text:p>12,17</text:p>
          </table:table-cell>
          <table:table-cell office:value-type="string" table:style-name="ce1">
            <text:p>ADM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0472687" table:style-name="ce1">
            <text:p>104726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OUNABC</text:p>
          </table:table-cell>
          <table:table-cell office:value-type="string" table:style-name="ce1">
            <text:p>SOLANGE</text:p>
          </table:table-cell>
          <table:table-cell office:value-type="date" office:date-value="1975-12-13T00:00:00" table:style-name="ce4">
            <text:p>13/1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EE</text:p>
          </table:table-cell>
          <table:table-cell office:value-type="string" table:style-name="ce1">
            <text:p>Lic AES an3 Entreprise</text:p>
          </table:table-cell>
          <table:table-cell office:value-type="float" office:value="11.585000000000001" table:style-name="ce1">
            <text:p>11,58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04826" table:style-name="ce1">
            <text:p>107048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HLABC</text:p>
          </table:table-cell>
          <table:table-cell office:value-type="string" table:style-name="ce1">
            <text:p>JOHN</text:p>
          </table:table-cell>
          <table:table-cell office:value-type="date" office:date-value="1984-03-08T00:00:00" table:style-name="ce4">
            <text:p>08/03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38795" table:style-name="ce1">
            <text:p>108387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GAABC</text:p>
          </table:table-cell>
          <table:table-cell office:value-type="string" table:style-name="ce1">
            <text:p>MARINE</text:p>
          </table:table-cell>
          <table:table-cell office:value-type="date" office:date-value="1967-12-25T00:00:00" table:style-name="ce4">
            <text:p>25/1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24" table:style-name="ce1">
            <text:p>14,2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90011" table:style-name="ce1">
            <text:p>103900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KHEABC</text:p>
          </table:table-cell>
          <table:table-cell office:value-type="string" table:style-name="ce1">
            <text:p>ILYES</text:p>
          </table:table-cell>
          <table:table-cell office:value-type="date" office:date-value="1985-05-01T00:00:00" table:style-name="ce4">
            <text:p>01/05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37" table:style-name="ce1">
            <text:p>12,3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66805" table:style-name="ce1">
            <text:p>95668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EEABC</text:p>
          </table:table-cell>
          <table:table-cell office:value-type="string" table:style-name="ce1">
            <text:p>JULIEN</text:p>
          </table:table-cell>
          <table:table-cell office:value-type="date" office:date-value="1977-01-16T00:00:00" table:style-name="ce4">
            <text:p>16/01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43" table:style-name="ce1">
            <text:p>13,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79916" table:style-name="ce1">
            <text:p>99799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HAKABC</text:p>
          </table:table-cell>
          <table:table-cell office:value-type="string" table:style-name="ce1">
            <text:p>HAJIRA</text:p>
          </table:table-cell>
          <table:table-cell office:value-type="date" office:date-value="1981-03-12T00:00:00" table:style-name="ce4">
            <text:p>12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11.151" table:style-name="ce1">
            <text:p>11,151</text:p>
          </table:table-cell>
          <table:table-cell office:value-type="string" table:style-name="ce1">
            <text:p>ADM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0634650" table:style-name="ce1">
            <text:p>106346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DEABC</text:p>
          </table:table-cell>
          <table:table-cell office:value-type="string" table:style-name="ce1">
            <text:p>LOIS</text:p>
          </table:table-cell>
          <table:table-cell office:value-type="date" office:date-value="1987-03-24T00:00:00" table:style-name="ce4">
            <text:p>24/03/1987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G5PLS</text:p>
          </table:table-cell>
          <table:table-cell office:value-type="string" table:style-name="ce1">
            <text:p>Master2 Prog Log Surs</text:p>
          </table:table-cell>
          <table:table-cell office:value-type="float" office:value="11.14" table:style-name="ce1">
            <text:p>11,14</text:p>
          </table:table-cell>
          <table:table-cell office:value-type="string" table:style-name="ce1">
            <text:p>ADM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10107157" table:style-name="ce1">
            <text:p>101071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 TAABC</text:p>
          </table:table-cell>
          <table:table-cell office:value-type="string" table:style-name="ce1">
            <text:p>CLEMENCE</text:p>
          </table:table-cell>
          <table:table-cell office:value-type="date" office:date-value="1982-12-24T00:00:00" table:style-name="ce4">
            <text:p>24/1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2" table:style-name="ce1">
            <text:p>15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28599" table:style-name="ce1">
            <text:p>94285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TEABC</text:p>
          </table:table-cell>
          <table:table-cell office:value-type="string" table:style-name="ce1">
            <text:p>VANESSA</text:p>
          </table:table-cell>
          <table:table-cell office:value-type="date" office:date-value="1980-08-18T00:00:00" table:style-name="ce4">
            <text:p>18/08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16" table:style-name="ce1">
            <text:p>10,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52528" table:style-name="ce1">
            <text:p>95525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NDABC</text:p>
          </table:table-cell>
          <table:table-cell office:value-type="string" table:style-name="ce1">
            <text:p>THIERRY</text:p>
          </table:table-cell>
          <table:table-cell office:value-type="date" office:date-value="1980-06-01T00:00:00" table:style-name="ce4">
            <text:p>01/06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4.425000000000001" table:style-name="ce1">
            <text:p>14,4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19714" table:style-name="ce1">
            <text:p>89197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ANZABC</text:p>
          </table:table-cell>
          <table:table-cell office:value-type="string" table:style-name="ce1">
            <text:p>MANGA ENACHE</text:p>
          </table:table-cell>
          <table:table-cell office:value-type="date" office:date-value="1979-02-23T00:00:00" table:style-name="ce4">
            <text:p>23/0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9.61" table:style-name="ce1">
            <text:p>9,6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62972" table:style-name="ce1">
            <text:p>99629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ANZABC</text:p>
          </table:table-cell>
          <table:table-cell office:value-type="string" table:style-name="ce1">
            <text:p>MANGA ENACHE</text:p>
          </table:table-cell>
          <table:table-cell office:value-type="date" office:date-value="1982-02-23T00:00:00" table:style-name="ce4">
            <text:p>23/0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0.47" table:style-name="ce1">
            <text:p>10,4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41287" table:style-name="ce1">
            <text:p>100412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SSIABC</text:p>
          </table:table-cell>
          <table:table-cell office:value-type="string" table:style-name="ce1">
            <text:p>NELLY</text:p>
          </table:table-cell>
          <table:table-cell office:value-type="date" office:date-value="1981-02-26T00:00:00" table:style-name="ce4">
            <text:p>26/0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36" table:style-name="ce1">
            <text:p>10,3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08811" table:style-name="ce1">
            <text:p>97088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CAABC</text:p>
          </table:table-cell>
          <table:table-cell office:value-type="string" table:style-name="ce1">
            <text:p>SANDRA</text:p>
          </table:table-cell>
          <table:table-cell office:value-type="date" office:date-value="1979-06-21T00:00:00" table:style-name="ce4">
            <text:p>21/06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15" table:style-name="ce1">
            <text:p>14,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75383" table:style-name="ce1">
            <text:p>107753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AYAABC</text:p>
          </table:table-cell>
          <table:table-cell office:value-type="string" table:style-name="ce1">
            <text:p>SOUAD</text:p>
          </table:table-cell>
          <table:table-cell office:value-type="date" office:date-value="1982-09-23T00:00:00" table:style-name="ce4">
            <text:p>23/09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AE</text:p>
          </table:table-cell>
          <table:table-cell office:value-type="string" table:style-name="ce1">
            <text:p>Master2 SLTL enseig Esp</text:p>
          </table:table-cell>
          <table:table-cell office:value-type="float" office:value="5.9750000000000005" table:style-name="ce1">
            <text:p>5,97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58016" table:style-name="ce1">
            <text:p>102580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MIABC</text:p>
          </table:table-cell>
          <table:table-cell office:value-type="string" table:style-name="ce1">
            <text:p>KARINA</text:p>
          </table:table-cell>
          <table:table-cell office:value-type="date" office:date-value="1984-04-09T00:00:00" table:style-name="ce4">
            <text:p>09/04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13" table:style-name="ce1">
            <text:p>14,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82435" table:style-name="ce1">
            <text:p>101824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ZINABC</text:p>
          </table:table-cell>
          <table:table-cell office:value-type="string" table:style-name="ce1">
            <text:p>AHCENE</text:p>
          </table:table-cell>
          <table:table-cell office:value-type="date" office:date-value="1984-11-17T00:00:00" table:style-name="ce4">
            <text:p>17/11/1984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3SI</text:p>
          </table:table-cell>
          <table:table-cell office:value-type="string" table:style-name="ce1">
            <text:p>INGENIEUR INFO an1</text:p>
          </table:table-cell>
          <table:table-cell office:value-type="float" office:value="12.52" table:style-name="ce1">
            <text:p>12,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19715" table:style-name="ce1">
            <text:p>102197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RIABC</text:p>
          </table:table-cell>
          <table:table-cell office:value-type="string" table:style-name="ce1">
            <text:p>MEGUY</text:p>
          </table:table-cell>
          <table:table-cell office:value-type="date" office:date-value="1977-01-06T00:00:00" table:style-name="ce4">
            <text:p>06/01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4" table:style-name="ce1">
            <text:p>12,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17056" table:style-name="ce1">
            <text:p>94170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EMABC</text:p>
          </table:table-cell>
          <table:table-cell office:value-type="string" table:style-name="ce1">
            <text:p>NADIA</text:p>
          </table:table-cell>
          <table:table-cell office:value-type="date" office:date-value="1969-11-15T00:00:00" table:style-name="ce4">
            <text:p>15/1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63" table:style-name="ce1">
            <text:p>11,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09051" table:style-name="ce1">
            <text:p>100090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DJABC</text:p>
          </table:table-cell>
          <table:table-cell office:value-type="string" table:style-name="ce1">
            <text:p>AKEYIGBA</text:p>
          </table:table-cell>
          <table:table-cell office:value-type="date" office:date-value="1973-06-30T00:00:00" table:style-name="ce4">
            <text:p>30/06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6.0170000000000003" table:style-name="ce1">
            <text:p>6,01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47991" table:style-name="ce1">
            <text:p>101479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DJABC</text:p>
          </table:table-cell>
          <table:table-cell office:value-type="string" table:style-name="ce1">
            <text:p>AKEYIGBA</text:p>
          </table:table-cell>
          <table:table-cell office:value-type="date" office:date-value="1982-10-16T00:00:00" table:style-name="ce4">
            <text:p>16/10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12.517000000000001" table:style-name="ce1">
            <text:p>12,5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09056" table:style-name="ce1">
            <text:p>98090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IMBABC</text:p>
          </table:table-cell>
          <table:table-cell office:value-type="string" table:style-name="ce1">
            <text:p>KIESE</text:p>
          </table:table-cell>
          <table:table-cell office:value-type="date" office:date-value="1985-09-07T00:00:00" table:style-name="ce4">
            <text:p>07/09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5.1110000000000007" table:style-name="ce1">
            <text:p>5,111</text:p>
          </table:table-cell>
          <table:table-cell office:value-type="string" table:style-name="ce1">
            <text:p>AJ</text:p>
          </table:table-cell>
          <table:table-cell office:value-type="float" office:value="64" table:style-name="ce1">
            <text:p>64</text:p>
          </table:table-cell>
          <table:table-cell table:number-columns-repeated="16372"/>
        </table:table-row>
        <table:table-row table:style-name="ro1">
          <table:table-cell office:value-type="float" office:value="9932903" table:style-name="ce1">
            <text:p>99329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IMBABC</text:p>
          </table:table-cell>
          <table:table-cell office:value-type="string" table:style-name="ce1">
            <text:p>KIESE</text:p>
          </table:table-cell>
          <table:table-cell office:value-type="date" office:date-value="1977-07-28T00:00:00" table:style-name="ce4">
            <text:p>28/07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10.275" table:style-name="ce1">
            <text:p>10,2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73421" table:style-name="ce1">
            <text:p>110734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MONABC</text:p>
          </table:table-cell>
          <table:table-cell office:value-type="string" table:style-name="ce1">
            <text:p>MARGUERITE</text:p>
          </table:table-cell>
          <table:table-cell office:value-type="date" office:date-value="1983-09-07T00:00:00" table:style-name="ce4">
            <text:p>07/09/1983</text:p>
          </table:table-cell>
          <table:table-cell office:value-type="string" table:style-name="ce1">
            <text:p>116</text:p>
          </table:table-cell>
          <table:table-cell office:value-type="string" table:style-name="ce1">
            <text:p>TCHEQUE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43" table:style-name="ce1">
            <text:p>12,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39440" table:style-name="ce1">
            <text:p>104394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LMAABC</text:p>
          </table:table-cell>
          <table:table-cell office:value-type="string" table:style-name="ce1">
            <text:p>MERYEM</text:p>
          </table:table-cell>
          <table:table-cell office:value-type="date" office:date-value="1981-07-22T00:00:00" table:style-name="ce4">
            <text:p>22/07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15" table:style-name="ce1">
            <text:p>12,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20776" table:style-name="ce1">
            <text:p>114207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ABC</text:p>
          </table:table-cell>
          <table:table-cell office:value-type="string" table:style-name="ce1">
            <text:p>ODILE</text:p>
          </table:table-cell>
          <table:table-cell office:value-type="date" office:date-value="1967-07-07T00:00:00" table:style-name="ce4">
            <text:p>07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18" table:style-name="ce1">
            <text:p>13,1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36368" table:style-name="ce1">
            <text:p>112363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AMABC</text:p>
          </table:table-cell>
          <table:table-cell office:value-type="string" table:style-name="ce1">
            <text:p>FREDERIC</text:p>
          </table:table-cell>
          <table:table-cell office:value-type="date" office:date-value="1967-02-19T00:00:00" table:style-name="ce4">
            <text:p>19/0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2" table:style-name="ce1">
            <text:p>11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82624" table:style-name="ce1">
            <text:p>114826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DJABC</text:p>
          </table:table-cell>
          <table:table-cell office:value-type="string" table:style-name="ce1">
            <text:p>LAETITIA</text:p>
          </table:table-cell>
          <table:table-cell office:value-type="date" office:date-value="1974-01-24T00:00:00" table:style-name="ce4">
            <text:p>24/0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94069" table:style-name="ce1">
            <text:p>105940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CHEABC</text:p>
          </table:table-cell>
          <table:table-cell office:value-type="string" table:style-name="ce1">
            <text:p>ADEL</text:p>
          </table:table-cell>
          <table:table-cell office:value-type="date" office:date-value="1966-12-23T00:00:00" table:style-name="ce4">
            <text:p>23/1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LMO</text:p>
          </table:table-cell>
          <table:table-cell office:value-type="string" table:style-name="ce1">
            <text:p>Lic Lettres Modernes an1</text:p>
          </table:table-cell>
          <table:table-cell office:value-type="float" office:value="4.7670000000000003" table:style-name="ce1">
            <text:p>4,76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10198" table:style-name="ce1">
            <text:p>99101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SSEABC</text:p>
          </table:table-cell>
          <table:table-cell office:value-type="string" table:style-name="ce1">
            <text:p>LAURENT</text:p>
          </table:table-cell>
          <table:table-cell office:value-type="date" office:date-value="1985-01-19T00:00:00" table:style-name="ce4">
            <text:p>19/0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81" table:style-name="ce1">
            <text:p>11,8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92762" table:style-name="ce1">
            <text:p>101927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AILABC</text:p>
          </table:table-cell>
          <table:table-cell office:value-type="string" table:style-name="ce1">
            <text:p>LOIC</text:p>
          </table:table-cell>
          <table:table-cell office:value-type="date" office:date-value="1986-04-21T00:00:00" table:style-name="ce4">
            <text:p>21/04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98" table:style-name="ce1">
            <text:p>15,9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15959" table:style-name="ce1">
            <text:p>981595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OUABC</text:p>
          </table:table-cell>
          <table:table-cell office:value-type="string" table:style-name="ce1">
            <text:p>BENJAMIN</text:p>
          </table:table-cell>
          <table:table-cell office:value-type="date" office:date-value="1979-02-27T00:00:00" table:style-name="ce4">
            <text:p>27/0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17" table:style-name="ce1">
            <text:p>15,1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417167" table:style-name="ce1">
            <text:p>1141716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ORAABC</text:p>
          </table:table-cell>
          <table:table-cell office:value-type="string" table:style-name="ce1">
            <text:p>MOHAMMAD</text:p>
          </table:table-cell>
          <table:table-cell office:value-type="date" office:date-value="1970-03-03T00:00:00" table:style-name="ce4">
            <text:p>03/03/1970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54" table:style-name="ce1">
            <text:p>13,5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917591" table:style-name="ce1">
            <text:p>99175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MOABC</text:p>
          </table:table-cell>
          <table:table-cell office:value-type="string" table:style-name="ce1">
            <text:p>RUDY</text:p>
          </table:table-cell>
          <table:table-cell office:value-type="date" office:date-value="1966-11-07T00:00:00" table:style-name="ce4">
            <text:p>07/1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64" table:style-name="ce1">
            <text:p>12,6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55820" table:style-name="ce1">
            <text:p>89558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MOABC</text:p>
          </table:table-cell>
          <table:table-cell office:value-type="string" table:style-name="ce1">
            <text:p>RACHEL</text:p>
          </table:table-cell>
          <table:table-cell office:value-type="date" office:date-value="1980-01-20T00:00:00" table:style-name="ce4">
            <text:p>20/0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86" table:style-name="ce1">
            <text:p>13,8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09969" table:style-name="ce1">
            <text:p>90099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LEABC</text:p>
          </table:table-cell>
          <table:table-cell office:value-type="string" table:style-name="ce1">
            <text:p>MORGANE</text:p>
          </table:table-cell>
          <table:table-cell office:value-type="date" office:date-value="1975-12-16T00:00:00" table:style-name="ce4">
            <text:p>16/1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44" table:style-name="ce1">
            <text:p>14,4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92797" table:style-name="ce1">
            <text:p>89927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ARABC</text:p>
          </table:table-cell>
          <table:table-cell office:value-type="string" table:style-name="ce1">
            <text:p>AGATHE</text:p>
          </table:table-cell>
          <table:table-cell office:value-type="date" office:date-value="1978-07-14T00:00:00" table:style-name="ce4">
            <text:p>14/07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9.7420000000000009" table:style-name="ce1">
            <text:p>9,742</text:p>
          </table:table-cell>
          <table:table-cell office:value-type="string" table:style-name="ce1">
            <text:p>ADMC</text:p>
          </table:table-cell>
          <table:table-cell table:number-columns-repeated="16373"/>
        </table:table-row>
        <table:table-row table:style-name="ro1">
          <table:table-cell office:value-type="float" office:value="9363981" table:style-name="ce1">
            <text:p>936398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DEABC</text:p>
          </table:table-cell>
          <table:table-cell office:value-type="string" table:style-name="ce1">
            <text:p>SOLENE</text:p>
          </table:table-cell>
          <table:table-cell office:value-type="date" office:date-value="1971-09-19T00:00:00" table:style-name="ce4">
            <text:p>19/09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99" table:style-name="ce1">
            <text:p>14,9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89725" table:style-name="ce1">
            <text:p>89897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OUABC</text:p>
          </table:table-cell>
          <table:table-cell office:value-type="string" table:style-name="ce1">
            <text:p>NABIL</text:p>
          </table:table-cell>
          <table:table-cell office:value-type="date" office:date-value="1984-01-09T00:00:00" table:style-name="ce4">
            <text:p>09/0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83" table:style-name="ce1">
            <text:p>14,8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71217" table:style-name="ce1">
            <text:p>102712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VYABC</text:p>
          </table:table-cell>
          <table:table-cell office:value-type="string" table:style-name="ce1">
            <text:p>LEO</text:p>
          </table:table-cell>
          <table:table-cell office:value-type="date" office:date-value="1979-03-10T00:00:00" table:style-name="ce4">
            <text:p>10/03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29" table:style-name="ce1">
            <text:p>11,2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24133" table:style-name="ce1">
            <text:p>1072413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TONABC</text:p>
          </table:table-cell>
          <table:table-cell office:value-type="string" table:style-name="ce1">
            <text:p>JOHANNA</text:p>
          </table:table-cell>
          <table:table-cell office:value-type="date" office:date-value="1984-01-30T00:00:00" table:style-name="ce4">
            <text:p>30/0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2.267000000000001" table:style-name="ce1">
            <text:p>12,26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78511" table:style-name="ce1">
            <text:p>108785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SAABC</text:p>
          </table:table-cell>
          <table:table-cell office:value-type="string" table:style-name="ce1">
            <text:p>REZOWANA</text:p>
          </table:table-cell>
          <table:table-cell office:value-type="date" office:date-value="1975-10-22T00:00:00" table:style-name="ce4">
            <text:p>22/10/1975</text:p>
          </table:table-cell>
          <table:table-cell office:value-type="string" table:style-name="ce1">
            <text:p>246</text:p>
          </table:table-cell>
          <table:table-cell office:value-type="string" table:style-name="ce1">
            <text:p>BENGALI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2.9" table:style-name="ce1">
            <text:p>12,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62191" table:style-name="ce1">
            <text:p>109621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DALABC</text:p>
          </table:table-cell>
          <table:table-cell office:value-type="string" table:style-name="ce1">
            <text:p>NADJMA</text:p>
          </table:table-cell>
          <table:table-cell office:value-type="date" office:date-value="1979-06-08T00:00:00" table:style-name="ce4">
            <text:p>08/06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9.713000000000001" table:style-name="ce1">
            <text:p>9,71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194678" table:style-name="ce1">
            <text:p>91946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DALABC</text:p>
          </table:table-cell>
          <table:table-cell office:value-type="string" table:style-name="ce1">
            <text:p>NADJMA</text:p>
          </table:table-cell>
          <table:table-cell office:value-type="date" office:date-value="1983-06-15T00:00:00" table:style-name="ce4">
            <text:p>15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541" table:style-name="ce1">
            <text:p>10,54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131240" table:style-name="ce1">
            <text:p>91312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GNAABC</text:p>
          </table:table-cell>
          <table:table-cell office:value-type="string" table:style-name="ce1">
            <text:p>HABY</text:p>
          </table:table-cell>
          <table:table-cell office:value-type="date" office:date-value="1977-03-26T00:00:00" table:style-name="ce4">
            <text:p>26/03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95" table:style-name="ce1">
            <text:p>11,9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61324" table:style-name="ce1">
            <text:p>112613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JABC</text:p>
          </table:table-cell>
          <table:table-cell office:value-type="string" table:style-name="ce1">
            <text:p>YASSINE</text:p>
          </table:table-cell>
          <table:table-cell office:value-type="date" office:date-value="1982-10-30T00:00:00" table:style-name="ce4">
            <text:p>30/10/1982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3MAT</text:p>
          </table:table-cell>
          <table:table-cell office:value-type="string" table:style-name="ce1">
            <text:p>Lic Mathematiques an3</text:p>
          </table:table-cell>
          <table:table-cell office:value-type="float" office:value="0.67500000000000004" table:style-name="ce1">
            <text:p>0,67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72981" table:style-name="ce1">
            <text:p>1067298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UTABC</text:p>
          </table:table-cell>
          <table:table-cell office:value-type="string" table:style-name="ce1">
            <text:p>ALEXANDRA</text:p>
          </table:table-cell>
          <table:table-cell office:value-type="date" office:date-value="1980-11-08T00:00:00" table:style-name="ce4">
            <text:p>08/1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7.2540000000000004" table:style-name="ce1">
            <text:p>7,25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337684" table:style-name="ce1">
            <text:p>113376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CERABC</text:p>
          </table:table-cell>
          <table:table-cell office:value-type="string" table:style-name="ce1">
            <text:p>CECILIA</text:p>
          </table:table-cell>
          <table:table-cell office:value-type="date" office:date-value="1971-03-16T00:00:00" table:style-name="ce4">
            <text:p>16/03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76" table:style-name="ce1">
            <text:p>13,7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01340" table:style-name="ce1">
            <text:p>103013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PPRABC</text:p>
          </table:table-cell>
          <table:table-cell office:value-type="string" table:style-name="ce1">
            <text:p>MAGALI</text:p>
          </table:table-cell>
          <table:table-cell office:value-type="date" office:date-value="1970-09-16T00:00:00" table:style-name="ce4">
            <text:p>16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1.389" table:style-name="ce1">
            <text:p>1,38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25718" table:style-name="ce1">
            <text:p>89257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CEVABC</text:p>
          </table:table-cell>
          <table:table-cell office:value-type="string" table:style-name="ce1">
            <text:p>NICOLAS</text:p>
          </table:table-cell>
          <table:table-cell office:value-type="date" office:date-value="1979-08-17T00:00:00" table:style-name="ce4">
            <text:p>17/08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2.6" table:style-name="ce1">
            <text:p>12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02924" table:style-name="ce1">
            <text:p>106029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ROLABC</text:p>
          </table:table-cell>
          <table:table-cell office:value-type="string" table:style-name="ce1">
            <text:p>SARA</text:p>
          </table:table-cell>
          <table:table-cell office:value-type="date" office:date-value="1972-01-16T00:00:00" table:style-name="ce4">
            <text:p>16/0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66" table:style-name="ce1">
            <text:p>14,6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44662" table:style-name="ce1">
            <text:p>89446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RIABC</text:p>
          </table:table-cell>
          <table:table-cell office:value-type="string" table:style-name="ce1">
            <text:p>KAMILA</text:p>
          </table:table-cell>
          <table:table-cell office:value-type="date" office:date-value="1970-01-11T00:00:00" table:style-name="ce4">
            <text:p>11/01/1970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16" table:style-name="ce1">
            <text:p>12,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90073" table:style-name="ce1">
            <text:p>91900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HOUABC</text:p>
          </table:table-cell>
          <table:table-cell office:value-type="string" table:style-name="ce1">
            <text:p>WARDA</text:p>
          </table:table-cell>
          <table:table-cell office:value-type="date" office:date-value="1982-05-04T00:00:00" table:style-name="ce4">
            <text:p>04/05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49" table:style-name="ce1">
            <text:p>14,4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80419" table:style-name="ce1">
            <text:p>90804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ETABC</text:p>
          </table:table-cell>
          <table:table-cell office:value-type="string" table:style-name="ce1">
            <text:p>ISABELLE</text:p>
          </table:table-cell>
          <table:table-cell office:value-type="date" office:date-value="1975-05-23T00:00:00" table:style-name="ce4">
            <text:p>23/05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04" table:style-name="ce1">
            <text:p>14,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34573" table:style-name="ce1">
            <text:p>89345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BRABC</text:p>
          </table:table-cell>
          <table:table-cell office:value-type="string" table:style-name="ce1">
            <text:p>SAKINA</text:p>
          </table:table-cell>
          <table:table-cell office:value-type="date" office:date-value="1968-03-30T00:00:00" table:style-name="ce4">
            <text:p>30/03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2.4700000000000002" table:style-name="ce1">
            <text:p>2,4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90167" table:style-name="ce1">
            <text:p>1009016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EFABC</text:p>
          </table:table-cell>
          <table:table-cell office:value-type="string" table:style-name="ce1">
            <text:p>THIBAUT</text:p>
          </table:table-cell>
          <table:table-cell office:value-type="date" office:date-value="1975-06-04T00:00:00" table:style-name="ce4">
            <text:p>04/06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1150726" table:style-name="ce1">
            <text:p>111507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ONABC</text:p>
          </table:table-cell>
          <table:table-cell office:value-type="string" table:style-name="ce1">
            <text:p>OLEH</text:p>
          </table:table-cell>
          <table:table-cell office:value-type="date" office:date-value="1983-04-18T00:00:00" table:style-name="ce4">
            <text:p>18/04/1983</text:p>
          </table:table-cell>
          <table:table-cell office:value-type="string" table:style-name="ce1">
            <text:p>155</text:p>
          </table:table-cell>
          <table:table-cell office:value-type="string" table:style-name="ce1">
            <text:p>UKRAINIEN(N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9.2040000000000006" table:style-name="ce1">
            <text:p>9,20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06634" table:style-name="ce1">
            <text:p>111066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ONABC</text:p>
          </table:table-cell>
          <table:table-cell office:value-type="string" table:style-name="ce1">
            <text:p>OLEH</text:p>
          </table:table-cell>
          <table:table-cell office:value-type="date" office:date-value="1969-09-20T00:00:00" table:style-name="ce4">
            <text:p>20/09/1969</text:p>
          </table:table-cell>
          <table:table-cell office:value-type="string" table:style-name="ce1">
            <text:p>155</text:p>
          </table:table-cell>
          <table:table-cell office:value-type="string" table:style-name="ce1">
            <text:p>UKRAINIEN(N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9.3290000000000006" table:style-name="ce1">
            <text:p>9,32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74284" table:style-name="ce1">
            <text:p>967428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IBAABC</text:p>
          </table:table-cell>
          <table:table-cell office:value-type="string" table:style-name="ce1">
            <text:p>IMTIAZ</text:p>
          </table:table-cell>
          <table:table-cell office:value-type="date" office:date-value="1965-10-04T00:00:00" table:style-name="ce4">
            <text:p>04/10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BA2</text:p>
          </table:table-cell>
          <table:table-cell office:value-type="string" table:style-name="ce1">
            <text:p>LIC PRO ABF sp. CCP (AP)</text:p>
          </table:table-cell>
          <table:table-cell office:value-type="float" office:value="3.35" table:style-name="ce1">
            <text:p>3,3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40443" table:style-name="ce1">
            <text:p>1124044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JIABC</text:p>
          </table:table-cell>
          <table:table-cell office:value-type="string" table:style-name="ce1">
            <text:p>IBRAHIMA</text:p>
          </table:table-cell>
          <table:table-cell office:value-type="date" office:date-value="1979-08-15T00:00:00" table:style-name="ce4">
            <text:p>15/08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EI</text:p>
          </table:table-cell>
          <table:table-cell office:value-type="string" table:style-name="ce1">
            <text:p>Master1 REI</text:p>
          </table:table-cell>
          <table:table-cell office:value-type="float" office:value="9.6280000000000001" table:style-name="ce1">
            <text:p>9,62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49789" table:style-name="ce1">
            <text:p>112497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THABC</text:p>
          </table:table-cell>
          <table:table-cell office:value-type="string" table:style-name="ce1">
            <text:p>JOHAN</text:p>
          </table:table-cell>
          <table:table-cell office:value-type="date" office:date-value="1980-05-08T00:00:00" table:style-name="ce4">
            <text:p>08/05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1.14" table:style-name="ce1">
            <text:p>11,14</text:p>
          </table:table-cell>
          <table:table-cell office:value-type="string" table:style-name="ce1">
            <text:p>ADM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1078918" table:style-name="ce1">
            <text:p>110789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BEIABC</text:p>
          </table:table-cell>
          <table:table-cell office:value-type="string" table:style-name="ce1">
            <text:p>THOMAS</text:p>
          </table:table-cell>
          <table:table-cell office:value-type="date" office:date-value="1987-05-07T00:00:00" table:style-name="ce4">
            <text:p>07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SI</text:p>
          </table:table-cell>
          <table:table-cell office:value-type="string" table:style-name="ce1">
            <text:p>INGENIEUR INFO an2</text:p>
          </table:table-cell>
          <table:table-cell office:value-type="float" office:value="12.55" table:style-name="ce1">
            <text:p>12,5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59432" table:style-name="ce1">
            <text:p>113594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SEABC</text:p>
          </table:table-cell>
          <table:table-cell office:value-type="string" table:style-name="ce1">
            <text:p>NATHALIE</text:p>
          </table:table-cell>
          <table:table-cell office:value-type="date" office:date-value="1986-05-08T00:00:00" table:style-name="ce4">
            <text:p>08/05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2.94" table:style-name="ce1">
            <text:p>12,94</text:p>
          </table:table-cell>
          <table:table-cell office:value-type="string" table:style-name="ce1">
            <text:p>ADM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9200102" table:style-name="ce1">
            <text:p>92001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TILABC</text:p>
          </table:table-cell>
          <table:table-cell office:value-type="string" table:style-name="ce1">
            <text:p>MARIE</text:p>
          </table:table-cell>
          <table:table-cell office:value-type="date" office:date-value="1969-01-18T00:00:00" table:style-name="ce4">
            <text:p>18/0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6.670000000000002" table:style-name="ce1">
            <text:p>16,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70793" table:style-name="ce1">
            <text:p>104707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RATABC</text:p>
          </table:table-cell>
          <table:table-cell office:value-type="string" table:style-name="ce1">
            <text:p>KAHINA</text:p>
          </table:table-cell>
          <table:table-cell office:value-type="date" office:date-value="1973-11-20T00:00:00" table:style-name="ce4">
            <text:p>20/1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610000000000001" table:style-name="ce1">
            <text:p>15,6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12592" table:style-name="ce1">
            <text:p>114125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MANABC</text:p>
          </table:table-cell>
          <table:table-cell office:value-type="string" table:style-name="ce1">
            <text:p>HADDA</text:p>
          </table:table-cell>
          <table:table-cell office:value-type="date" office:date-value="1982-11-04T00:00:00" table:style-name="ce4">
            <text:p>04/1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98" table:style-name="ce1">
            <text:p>8,9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96405" table:style-name="ce1">
            <text:p>96964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MANABC</text:p>
          </table:table-cell>
          <table:table-cell office:value-type="string" table:style-name="ce1">
            <text:p>HADDA</text:p>
          </table:table-cell>
          <table:table-cell office:value-type="date" office:date-value="1984-04-13T00:00:00" table:style-name="ce4">
            <text:p>13/04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74" table:style-name="ce1">
            <text:p>9,7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44573" table:style-name="ce1">
            <text:p>106445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NEABC</text:p>
          </table:table-cell>
          <table:table-cell office:value-type="string" table:style-name="ce1">
            <text:p>AFEF</text:p>
          </table:table-cell>
          <table:table-cell office:value-type="date" office:date-value="1972-08-07T00:00:00" table:style-name="ce4">
            <text:p>07/08/1972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E5BCE</text:p>
          </table:table-cell>
          <table:table-cell office:value-type="string" table:style-name="ce1">
            <text:p>Master2Pro Banq coop eur</text:p>
          </table:table-cell>
          <table:table-cell office:value-type="float" office:value="13.166" table:style-name="ce1">
            <text:p>13,16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11098" table:style-name="ce1">
            <text:p>90110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NTABC</text:p>
          </table:table-cell>
          <table:table-cell office:value-type="string" table:style-name="ce1">
            <text:p>FANNY</text:p>
          </table:table-cell>
          <table:table-cell office:value-type="date" office:date-value="1966-08-10T00:00:00" table:style-name="ce4">
            <text:p>10/08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29" table:style-name="ce1">
            <text:p>13,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18739" table:style-name="ce1">
            <text:p>112187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LLABC</text:p>
          </table:table-cell>
          <table:table-cell office:value-type="string" table:style-name="ce1">
            <text:p>IO</text:p>
          </table:table-cell>
          <table:table-cell office:value-type="date" office:date-value="1974-10-20T00:00:00" table:style-name="ce4">
            <text:p>20/10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18" table:style-name="ce1">
            <text:p>12,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94361" table:style-name="ce1">
            <text:p>919436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CIABC</text:p>
          </table:table-cell>
          <table:table-cell office:value-type="string" table:style-name="ce1">
            <text:p>SOUFYANE</text:p>
          </table:table-cell>
          <table:table-cell office:value-type="date" office:date-value="1985-03-14T00:00:00" table:style-name="ce4">
            <text:p>14/03/1985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5ST</text:p>
          </table:table-cell>
          <table:table-cell office:value-type="string" table:style-name="ce1">
            <text:p>INGENIEUR TELECOM an3</text:p>
          </table:table-cell>
          <table:table-cell office:value-type="float" office:value="13.31" table:style-name="ce1">
            <text:p>13,3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99655" table:style-name="ce1">
            <text:p>95996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AYABC</text:p>
          </table:table-cell>
          <table:table-cell office:value-type="string" table:style-name="ce1">
            <text:p>IDA</text:p>
          </table:table-cell>
          <table:table-cell office:value-type="date" office:date-value="1967-07-11T00:00:00" table:style-name="ce4">
            <text:p>11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3</text:p>
          </table:table-cell>
          <table:table-cell office:value-type="string" table:style-name="ce1">
            <text:p>Master2Pro InfoCom-CRH(FC</text:p>
          </table:table-cell>
          <table:table-cell office:value-type="float" office:value="7.6880000000000006" table:style-name="ce1">
            <text:p>7,68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56302" table:style-name="ce1">
            <text:p>101563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POABC</text:p>
          </table:table-cell>
          <table:table-cell office:value-type="string" table:style-name="ce1">
            <text:p>JONATHAN</text:p>
          </table:table-cell>
          <table:table-cell office:value-type="date" office:date-value="1981-07-15T00:00:00" table:style-name="ce4">
            <text:p>15/07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LMO</text:p>
          </table:table-cell>
          <table:table-cell office:value-type="string" table:style-name="ce1">
            <text:p>Lic Lettres Modernes an2</text:p>
          </table:table-cell>
          <table:table-cell office:value-type="float" office:value="5.1100000000000003" table:style-name="ce1">
            <text:p>5,1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00741" table:style-name="ce1">
            <text:p>98007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POABC</text:p>
          </table:table-cell>
          <table:table-cell office:value-type="string" table:style-name="ce1">
            <text:p>JONATHAN</text:p>
          </table:table-cell>
          <table:table-cell office:value-type="date" office:date-value="1980-07-07T00:00:00" table:style-name="ce4">
            <text:p>07/07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LMO</text:p>
          </table:table-cell>
          <table:table-cell office:value-type="string" table:style-name="ce1">
            <text:p>Lic Lettres Modernes an2</text:p>
          </table:table-cell>
          <table:table-cell office:value-type="float" office:value="7.7270000000000003" table:style-name="ce1">
            <text:p>7,72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60552" table:style-name="ce1">
            <text:p>113605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DDOABC</text:p>
          </table:table-cell>
          <table:table-cell office:value-type="string" table:style-name="ce1">
            <text:p>SONIA</text:p>
          </table:table-cell>
          <table:table-cell office:value-type="date" office:date-value="1987-06-18T00:00:00" table:style-name="ce4">
            <text:p>18/06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12" table:style-name="ce1">
            <text:p>13,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56000" table:style-name="ce1">
            <text:p>9656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LOUABC</text:p>
          </table:table-cell>
          <table:table-cell office:value-type="string" table:style-name="ce1">
            <text:p>NOUREDDINE</text:p>
          </table:table-cell>
          <table:table-cell office:value-type="date" office:date-value="1975-12-31T00:00:00" table:style-name="ce4">
            <text:p>31/12/1975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6.15" table:style-name="ce1">
            <text:p>6,15</text:p>
          </table:table-cell>
          <table:table-cell office:value-type="string" table:style-name="ce1">
            <text:p>AJ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9505293" table:style-name="ce1">
            <text:p>95052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LOUABC</text:p>
          </table:table-cell>
          <table:table-cell office:value-type="string" table:style-name="ce1">
            <text:p>NOUREDDINE</text:p>
          </table:table-cell>
          <table:table-cell office:value-type="date" office:date-value="1974-02-24T00:00:00" table:style-name="ce4">
            <text:p>24/02/1974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6.75" table:style-name="ce1">
            <text:p>6,7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01035" table:style-name="ce1">
            <text:p>103010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 MAABC</text:p>
          </table:table-cell>
          <table:table-cell office:value-type="string" table:style-name="ce1">
            <text:p>BRAHIM</text:p>
          </table:table-cell>
          <table:table-cell office:value-type="date" office:date-value="1970-11-20T00:00:00" table:style-name="ce4">
            <text:p>20/1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87417" table:style-name="ce1">
            <text:p>95874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IKLABC</text:p>
          </table:table-cell>
          <table:table-cell office:value-type="string" table:style-name="ce1">
            <text:p>ILANIT</text:p>
          </table:table-cell>
          <table:table-cell office:value-type="date" office:date-value="1986-09-13T00:00:00" table:style-name="ce4">
            <text:p>13/09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34" table:style-name="ce1">
            <text:p>14,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88041" table:style-name="ce1">
            <text:p>105880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OUABC</text:p>
          </table:table-cell>
          <table:table-cell office:value-type="string" table:style-name="ce1">
            <text:p>HOURIA</text:p>
          </table:table-cell>
          <table:table-cell office:value-type="date" office:date-value="1980-11-03T00:00:00" table:style-name="ce4">
            <text:p>03/11/1980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323" table:style-name="ce1">
            <text:p>10,32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26888" table:style-name="ce1">
            <text:p>99268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CEABC</text:p>
          </table:table-cell>
          <table:table-cell office:value-type="string" table:style-name="ce1">
            <text:p>MARIE-HORTENSE</text:p>
          </table:table-cell>
          <table:table-cell office:value-type="date" office:date-value="1978-08-06T00:00:00" table:style-name="ce4">
            <text:p>06/08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DE</text:p>
          </table:table-cell>
          <table:table-cell office:value-type="string" table:style-name="ce1">
            <text:p>Master2 ICO - Comm Entrep</text:p>
          </table:table-cell>
          <table:table-cell office:value-type="float" office:value="8.077" table:style-name="ce1">
            <text:p>8,07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37140" table:style-name="ce1">
            <text:p>93371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LLABC</text:p>
          </table:table-cell>
          <table:table-cell office:value-type="string" table:style-name="ce1">
            <text:p>OUSMANE 1</text:p>
          </table:table-cell>
          <table:table-cell office:value-type="date" office:date-value="1984-06-23T00:00:00" table:style-name="ce4">
            <text:p>23/06/1984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E3MIE</text:p>
          </table:table-cell>
          <table:table-cell office:value-type="string" table:style-name="ce1">
            <text:p>Lic MIEF an3</text:p>
          </table:table-cell>
          <table:table-cell office:value-type="float" office:value="10.002000000000001" table:style-name="ce1">
            <text:p>10,00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75094" table:style-name="ce1">
            <text:p>94750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ABC</text:p>
          </table:table-cell>
          <table:table-cell office:value-type="string" table:style-name="ce1">
            <text:p>LINIA</text:p>
          </table:table-cell>
          <table:table-cell office:value-type="date" office:date-value="1976-09-20T00:00:00" table:style-name="ce4">
            <text:p>20/09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TDD</text:p>
          </table:table-cell>
          <table:table-cell office:value-type="string" table:style-name="ce1">
            <text:p>Master1 HTC-TDD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61298" table:style-name="ce1">
            <text:p>99612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SSAABC</text:p>
          </table:table-cell>
          <table:table-cell office:value-type="string" table:style-name="ce1">
            <text:p>YASSINE</text:p>
          </table:table-cell>
          <table:table-cell office:value-type="date" office:date-value="1979-10-18T00:00:00" table:style-name="ce4">
            <text:p>18/10/1979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5AMI</text:p>
          </table:table-cell>
          <table:table-cell office:value-type="string" table:style-name="ce1">
            <text:p>Master2 Algorithmique Mod</text:p>
          </table:table-cell>
          <table:table-cell office:value-type="float" office:value="12.96" table:style-name="ce1">
            <text:p>12,96</text:p>
          </table:table-cell>
          <table:table-cell office:value-type="string" table:style-name="ce1">
            <text:p>ADM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9649974" table:style-name="ce1">
            <text:p>96499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LLEABC</text:p>
          </table:table-cell>
          <table:table-cell office:value-type="string" table:style-name="ce1">
            <text:p>CATHERINE</text:p>
          </table:table-cell>
          <table:table-cell office:value-type="date" office:date-value="1982-06-06T00:00:00" table:style-name="ce4">
            <text:p>06/06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MMA2</text:p>
          </table:table-cell>
          <table:table-cell office:value-type="string" table:style-name="ce1">
            <text:p>DIU MMAA an2</text:p>
          </table:table-cell>
          <table:table-cell office:value-type="float" office:value="7.48" table:style-name="ce1">
            <text:p>7,48</text:p>
          </table:table-cell>
          <table:table-cell office:value-type="string" table:style-name="ce1">
            <text:p>DIF</text:p>
          </table:table-cell>
          <table:table-cell table:number-columns-repeated="16373" table:style-name="ce1"/>
        </table:table-row>
        <table:table-row table:style-name="ro1">
          <table:table-cell office:value-type="float" office:value="11218271" table:style-name="ce1">
            <text:p>112182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LAABC</text:p>
          </table:table-cell>
          <table:table-cell office:value-type="string" table:style-name="ce1">
            <text:p>AIMEN</text:p>
          </table:table-cell>
          <table:table-cell office:value-type="date" office:date-value="1977-05-03T00:00:00" table:style-name="ce4">
            <text:p>03/05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71" table:style-name="ce1">
            <text:p>10,7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80544" table:style-name="ce1">
            <text:p>1038054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AJABC</text:p>
          </table:table-cell>
          <table:table-cell office:value-type="string" table:style-name="ce1">
            <text:p>MARIE</text:p>
          </table:table-cell>
          <table:table-cell office:value-type="date" office:date-value="1966-08-07T00:00:00" table:style-name="ce4">
            <text:p>07/08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7.5980000000000008" table:style-name="ce1">
            <text:p>7,59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09970" table:style-name="ce1">
            <text:p>104099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AJABC</text:p>
          </table:table-cell>
          <table:table-cell office:value-type="string" table:style-name="ce1">
            <text:p>MARIE</text:p>
          </table:table-cell>
          <table:table-cell office:value-type="date" office:date-value="1975-08-09T00:00:00" table:style-name="ce4">
            <text:p>09/08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13.231" table:style-name="ce1">
            <text:p>13,23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44871" table:style-name="ce1">
            <text:p>108448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AMPABC</text:p>
          </table:table-cell>
          <table:table-cell office:value-type="string" table:style-name="ce1">
            <text:p>DIANA</text:p>
          </table:table-cell>
          <table:table-cell office:value-type="date" office:date-value="1982-11-12T00:00:00" table:style-name="ce4">
            <text:p>12/1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1.042" table:style-name="ce1">
            <text:p>11,0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81505" table:style-name="ce1">
            <text:p>100815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SSEABC</text:p>
          </table:table-cell>
          <table:table-cell office:value-type="string" table:style-name="ce1">
            <text:p>NAAILAH</text:p>
          </table:table-cell>
          <table:table-cell office:value-type="date" office:date-value="1970-01-30T00:00:00" table:style-name="ce4">
            <text:p>30/01/1970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D4PAP</text:p>
          </table:table-cell>
          <table:table-cell office:value-type="string" table:style-name="ce1">
            <text:p>Master1 PAP</text:p>
          </table:table-cell>
          <table:table-cell office:value-type="float" office:value="11.625" table:style-name="ce1">
            <text:p>11,6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37024" table:style-name="ce1">
            <text:p>101370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BC</text:p>
          </table:table-cell>
          <table:table-cell office:value-type="string" table:style-name="ce1">
            <text:p>ABDOULAYE</text:p>
          </table:table-cell>
          <table:table-cell office:value-type="date" office:date-value="1972-07-03T00:00:00" table:style-name="ce4">
            <text:p>03/07/1972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2.4250000000000003" table:style-name="ce1">
            <text:p>2,4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25699" table:style-name="ce1">
            <text:p>932569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BC</text:p>
          </table:table-cell>
          <table:table-cell office:value-type="string" table:style-name="ce1">
            <text:p>ABDOULAYE</text:p>
          </table:table-cell>
          <table:table-cell office:value-type="date" office:date-value="1985-04-02T00:00:00" table:style-name="ce4">
            <text:p>02/04/1985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2.907" table:style-name="ce1">
            <text:p>2,90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21917" table:style-name="ce1">
            <text:p>105219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BROABC</text:p>
          </table:table-cell>
          <table:table-cell office:value-type="string" table:style-name="ce1">
            <text:p>SABRINA</text:p>
          </table:table-cell>
          <table:table-cell office:value-type="date" office:date-value="1971-01-27T00:00:00" table:style-name="ce4">
            <text:p>27/01/1971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9.5630000000000006" table:style-name="ce1">
            <text:p>9,5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99825" table:style-name="ce1">
            <text:p>108998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BROABC</text:p>
          </table:table-cell>
          <table:table-cell office:value-type="string" table:style-name="ce1">
            <text:p>SABRINA</text:p>
          </table:table-cell>
          <table:table-cell office:value-type="date" office:date-value="1984-08-31T00:00:00" table:style-name="ce4">
            <text:p>31/08/1984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042" table:style-name="ce1">
            <text:p>10,0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13007" table:style-name="ce1">
            <text:p>97130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LLABC</text:p>
          </table:table-cell>
          <table:table-cell office:value-type="string" table:style-name="ce1">
            <text:p>WASSILA</text:p>
          </table:table-cell>
          <table:table-cell office:value-type="date" office:date-value="1979-01-31T00:00:00" table:style-name="ce4">
            <text:p>31/01/1979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7" table:style-name="ce1">
            <text:p>12,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86467" table:style-name="ce1">
            <text:p>107864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QUABC</text:p>
          </table:table-cell>
          <table:table-cell office:value-type="string" table:style-name="ce1">
            <text:p>JOELLE</text:p>
          </table:table-cell>
          <table:table-cell office:value-type="date" office:date-value="1975-06-22T00:00:00" table:style-name="ce4">
            <text:p>22/06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TDD</text:p>
          </table:table-cell>
          <table:table-cell office:value-type="string" table:style-name="ce1">
            <text:p>Master1 HTC-TDDDE</text:p>
          </table:table-cell>
          <table:table-cell office:value-type="float" office:value="13.967000000000001" table:style-name="ce1">
            <text:p>13,9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40427" table:style-name="ce1">
            <text:p>1114042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MRABC</text:p>
          </table:table-cell>
          <table:table-cell office:value-type="string" table:style-name="ce1">
            <text:p>MERIEM RADHIA</text:p>
          </table:table-cell>
          <table:table-cell office:value-type="date" office:date-value="1972-10-12T00:00:00" table:style-name="ce4">
            <text:p>12/10/1972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1SSS</text:p>
          </table:table-cell>
          <table:table-cell office:value-type="string" table:style-name="ce1">
            <text:p>Lic Sante et Sc Soc an1</text:p>
          </table:table-cell>
          <table:table-cell office:value-type="float" office:value="2.734" table:style-name="ce1">
            <text:p>2,7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22700" table:style-name="ce1">
            <text:p>104227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MRABC</text:p>
          </table:table-cell>
          <table:table-cell office:value-type="string" table:style-name="ce1">
            <text:p>MERIEM RADHIA</text:p>
          </table:table-cell>
          <table:table-cell office:value-type="date" office:date-value="1978-02-26T00:00:00" table:style-name="ce4">
            <text:p>26/02/1978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1SSS</text:p>
          </table:table-cell>
          <table:table-cell office:value-type="string" table:style-name="ce1">
            <text:p>Lic Sante et Sc Soc an1</text:p>
          </table:table-cell>
          <table:table-cell office:value-type="float" office:value="3.1960000000000002" table:style-name="ce1">
            <text:p>3,19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57084" table:style-name="ce1">
            <text:p>1105708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FANABC</text:p>
          </table:table-cell>
          <table:table-cell office:value-type="string" table:style-name="ce1">
            <text:p>ABOUBACAR</text:p>
          </table:table-cell>
          <table:table-cell office:value-type="date" office:date-value="1969-11-16T00:00:00" table:style-name="ce4">
            <text:p>16/11/1969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G2SPI</text:p>
          </table:table-cell>
          <table:table-cell office:value-type="string" table:style-name="ce1">
            <text:p>Lic SPI an2</text:p>
          </table:table-cell>
          <table:table-cell office:value-type="float" office:value="9.3819999999999997" table:style-name="ce1">
            <text:p>9,38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65675" table:style-name="ce1">
            <text:p>94656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FANABC</text:p>
          </table:table-cell>
          <table:table-cell office:value-type="string" table:style-name="ce1">
            <text:p>ABOUBACAR</text:p>
          </table:table-cell>
          <table:table-cell office:value-type="date" office:date-value="1979-08-14T00:00:00" table:style-name="ce4">
            <text:p>14/08/1979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G2SPI</text:p>
          </table:table-cell>
          <table:table-cell office:value-type="string" table:style-name="ce1">
            <text:p>Lic SPI an2</text:p>
          </table:table-cell>
          <table:table-cell office:value-type="float" office:value="9.8070000000000004" table:style-name="ce1">
            <text:p>9,807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11139379" table:style-name="ce1">
            <text:p>111393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TOUABC</text:p>
          </table:table-cell>
          <table:table-cell office:value-type="string" table:style-name="ce1">
            <text:p>NADIA</text:p>
          </table:table-cell>
          <table:table-cell office:value-type="date" office:date-value="1977-08-23T00:00:00" table:style-name="ce4">
            <text:p>23/08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SLF</text:p>
          </table:table-cell>
          <table:table-cell office:value-type="string" table:style-name="ce1">
            <text:p>Master1 SLATEL - Francais</text:p>
          </table:table-cell>
          <table:table-cell office:value-type="float" office:value="11.7" table:style-name="ce1">
            <text:p>11,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85613" table:style-name="ce1">
            <text:p>112856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DRIABC</text:p>
          </table:table-cell>
          <table:table-cell office:value-type="string" table:style-name="ce1">
            <text:p>YOUSSEF</text:p>
          </table:table-cell>
          <table:table-cell office:value-type="date" office:date-value="1976-11-13T00:00:00" table:style-name="ce4">
            <text:p>13/1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10.72" table:style-name="ce1">
            <text:p>10,72</text:p>
          </table:table-cell>
          <table:table-cell office:value-type="string" table:style-name="ce1">
            <text:p>ADM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0537435" table:style-name="ce1">
            <text:p>105374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JIBABC</text:p>
          </table:table-cell>
          <table:table-cell office:value-type="string" table:style-name="ce1">
            <text:p>MUSTAPHA</text:p>
          </table:table-cell>
          <table:table-cell office:value-type="date" office:date-value="1974-09-16T00:00:00" table:style-name="ce4">
            <text:p>16/09/1974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4.31" table:style-name="ce1">
            <text:p>14,3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71400" table:style-name="ce1">
            <text:p>102714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ORABC</text:p>
          </table:table-cell>
          <table:table-cell office:value-type="string" table:style-name="ce1">
            <text:p>CEDRIC</text:p>
          </table:table-cell>
          <table:table-cell office:value-type="date" office:date-value="1973-02-26T00:00:00" table:style-name="ce4">
            <text:p>26/0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TDD</text:p>
          </table:table-cell>
          <table:table-cell office:value-type="string" table:style-name="ce1">
            <text:p>Master1 HTC-TDDD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62260" table:style-name="ce1">
            <text:p>97622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WABC</text:p>
          </table:table-cell>
          <table:table-cell office:value-type="string" table:style-name="ce1">
            <text:p>DAOUDA</text:p>
          </table:table-cell>
          <table:table-cell office:value-type="date" office:date-value="1972-04-04T00:00:00" table:style-name="ce4">
            <text:p>04/04/1972</text:p>
          </table:table-cell>
          <table:table-cell office:value-type="string" table:style-name="ce1">
            <text:p>335</text:p>
          </table:table-cell>
          <table:table-cell office:value-type="string" table:style-name="ce1">
            <text:p>MALIEN(N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49383" table:style-name="ce1">
            <text:p>112493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ERTABC</text:p>
          </table:table-cell>
          <table:table-cell office:value-type="string" table:style-name="ce1">
            <text:p>MARIE</text:p>
          </table:table-cell>
          <table:table-cell office:value-type="date" office:date-value="1974-07-28T00:00:00" table:style-name="ce4">
            <text:p>28/07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FS3</text:p>
          </table:table-cell>
          <table:table-cell office:value-type="string" table:style-name="ce1">
            <text:p>Master2 IFS (FC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46583" table:style-name="ce1">
            <text:p>107465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ISABC</text:p>
          </table:table-cell>
          <table:table-cell office:value-type="string" table:style-name="ce1">
            <text:p>ADAM</text:p>
          </table:table-cell>
          <table:table-cell office:value-type="date" office:date-value="1981-10-14T00:00:00" table:style-name="ce4">
            <text:p>14/10/1981</text:p>
          </table:table-cell>
          <table:table-cell office:value-type="string" table:style-name="ce1">
            <text:p>335</text:p>
          </table:table-cell>
          <table:table-cell office:value-type="string" table:style-name="ce1">
            <text:p>MALIEN(N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2.1419999999999999" table:style-name="ce1">
            <text:p>2,14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20653" table:style-name="ce1">
            <text:p>95206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ISABC</text:p>
          </table:table-cell>
          <table:table-cell office:value-type="string" table:style-name="ce1">
            <text:p>ADAM</text:p>
          </table:table-cell>
          <table:table-cell office:value-type="date" office:date-value="1985-06-04T00:00:00" table:style-name="ce4">
            <text:p>04/06/1985</text:p>
          </table:table-cell>
          <table:table-cell office:value-type="string" table:style-name="ce1">
            <text:p>335</text:p>
          </table:table-cell>
          <table:table-cell office:value-type="string" table:style-name="ce1">
            <text:p>MALIEN(N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8.2840000000000007" table:style-name="ce1">
            <text:p>8,28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69549" table:style-name="ce1">
            <text:p>90695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FAABC</text:p>
          </table:table-cell>
          <table:table-cell office:value-type="string" table:style-name="ce1">
            <text:p>ELIAS</text:p>
          </table:table-cell>
          <table:table-cell office:value-type="date" office:date-value="1973-04-17T00:00:00" table:style-name="ce4">
            <text:p>17/04/1973</text:p>
          </table:table-cell>
          <table:table-cell office:value-type="string" table:style-name="ce1">
            <text:p>205</text:p>
          </table:table-cell>
          <table:table-cell office:value-type="string" table:style-name="ce1">
            <text:p>LIBANAIS(E)</text:p>
          </table:table-cell>
          <table:table-cell office:value-type="string" table:style-name="ce1">
            <text:p>G5PNA</text:p>
          </table:table-cell>
          <table:table-cell office:value-type="string" table:style-name="ce1">
            <text:p>Master2 Physique Nanotech</text:p>
          </table:table-cell>
          <table:table-cell office:value-type="float" office:value="12.89" table:style-name="ce1">
            <text:p>12,89</text:p>
          </table:table-cell>
          <table:table-cell office:value-type="string" table:style-name="ce1">
            <text:p>ADM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0114049" table:style-name="ce1">
            <text:p>101140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INABC</text:p>
          </table:table-cell>
          <table:table-cell office:value-type="string" table:style-name="ce1">
            <text:p>CYNTHIA</text:p>
          </table:table-cell>
          <table:table-cell office:value-type="date" office:date-value="1969-07-22T00:00:00" table:style-name="ce4">
            <text:p>22/07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AC</text:p>
          </table:table-cell>
          <table:table-cell office:value-type="string" table:style-name="ce1">
            <text:p>Lic LMO par Arts Cult an3</text:p>
          </table:table-cell>
          <table:table-cell office:value-type="float" office:value="6.2" table:style-name="ce1">
            <text:p>6,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83546" table:style-name="ce1">
            <text:p>1068354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ONABC</text:p>
          </table:table-cell>
          <table:table-cell office:value-type="string" table:style-name="ce1">
            <text:p>VIVIEN</text:p>
          </table:table-cell>
          <table:table-cell office:value-type="date" office:date-value="1974-10-07T00:00:00" table:style-name="ce4">
            <text:p>07/10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9AC2</text:p>
          </table:table-cell>
          <table:table-cell office:value-type="string" table:style-name="ce1">
            <text:p>CAPA ACUPUNCTURE an2</text:p>
          </table:table-cell>
          <table:table-cell office:value-type="float" office:value="13.4" table:style-name="ce1">
            <text:p>13,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09243" table:style-name="ce1">
            <text:p>900924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SADABC</text:p>
          </table:table-cell>
          <table:table-cell office:value-type="string" table:style-name="ce1">
            <text:p>MOHAND</text:p>
          </table:table-cell>
          <table:table-cell office:value-type="date" office:date-value="1981-11-16T00:00:00" table:style-name="ce4">
            <text:p>16/1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TDD</text:p>
          </table:table-cell>
          <table:table-cell office:value-type="string" table:style-name="ce1">
            <text:p>Master1 HTC-TDDDE</text:p>
          </table:table-cell>
          <table:table-cell office:value-type="float" office:value="10.959000000000001" table:style-name="ce1">
            <text:p>10,95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41795" table:style-name="ce1">
            <text:p>1134179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CHIABC</text:p>
          </table:table-cell>
          <table:table-cell office:value-type="string" table:style-name="ce1">
            <text:p>ABDALLAH</text:p>
          </table:table-cell>
          <table:table-cell office:value-type="date" office:date-value="1966-10-26T00:00:00" table:style-name="ce4">
            <text:p>26/10/1966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11426303" table:style-name="ce1">
            <text:p>1142630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CHIABC</text:p>
          </table:table-cell>
          <table:table-cell office:value-type="string" table:style-name="ce1">
            <text:p>ABDALLAH</text:p>
          </table:table-cell>
          <table:table-cell office:value-type="date" office:date-value="1973-06-05T00:00:00" table:style-name="ce4">
            <text:p>05/06/1973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table:number-columns-repeated="16373" table:style-name="ce1"/>
        </table:table-row>
        <table:table-row table:style-name="ro1">
          <table:table-cell office:value-type="float" office:value="9566091" table:style-name="ce1">
            <text:p>95660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RYABC</text:p>
          </table:table-cell>
          <table:table-cell office:value-type="string" table:style-name="ce1">
            <text:p>ISSIAGA</text:p>
          </table:table-cell>
          <table:table-cell office:value-type="date" office:date-value="1980-07-21T00:00:00" table:style-name="ce4">
            <text:p>21/07/1980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1.28" table:style-name="ce1">
            <text:p>1,28</text:p>
          </table:table-cell>
          <table:table-cell table:number-columns-repeated="16374" table:style-name="ce1"/>
        </table:table-row>
        <table:table-row table:style-name="ro1">
          <table:table-cell office:value-type="float" office:value="11332392" table:style-name="ce1">
            <text:p>1133239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RYABC</text:p>
          </table:table-cell>
          <table:table-cell office:value-type="string" table:style-name="ce1">
            <text:p>ISSIAGA</text:p>
          </table:table-cell>
          <table:table-cell office:value-type="date" office:date-value="1981-08-20T00:00:00" table:style-name="ce4">
            <text:p>20/08/1981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2.9" table:style-name="ce1">
            <text:p>2,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39304" table:style-name="ce1">
            <text:p>1123930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CHADIA</text:p>
          </table:table-cell>
          <table:table-cell office:value-type="date" office:date-value="1966-04-03T00:00:00" table:style-name="ce4">
            <text:p>03/04/1966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5.1040000000000001" table:style-name="ce1">
            <text:p>5,10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81592" table:style-name="ce1">
            <text:p>89815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CHADIA</text:p>
          </table:table-cell>
          <table:table-cell office:value-type="date" office:date-value="1972-12-19T00:00:00" table:style-name="ce4">
            <text:p>19/12/1972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6.3540000000000001" table:style-name="ce1">
            <text:p>6,35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84802" table:style-name="ce1">
            <text:p>96848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ANABC</text:p>
          </table:table-cell>
          <table:table-cell office:value-type="string" table:style-name="ce1">
            <text:p>STEPHANIE</text:p>
          </table:table-cell>
          <table:table-cell office:value-type="date" office:date-value="1982-02-02T00:00:00" table:style-name="ce4">
            <text:p>02/0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NA3</text:p>
          </table:table-cell>
          <table:table-cell office:value-type="string" table:style-name="ce1">
            <text:p>DU NATUROTHERAPIE an3</text:p>
          </table:table-cell>
          <table:table-cell office:value-type="float" office:value="13.85" table:style-name="ce1">
            <text:p>13,85</text:p>
          </table:table-cell>
          <table:table-cell table:number-columns-repeated="16374" table:style-name="ce1"/>
        </table:table-row>
        <table:table-row table:style-name="ro1">
          <table:table-cell office:value-type="float" office:value="9001664" table:style-name="ce1">
            <text:p>900166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LFABC</text:p>
          </table:table-cell>
          <table:table-cell office:value-type="string" table:style-name="ce1">
            <text:p>ABDELHAKIM</text:p>
          </table:table-cell>
          <table:table-cell office:value-type="date" office:date-value="1976-06-02T00:00:00" table:style-name="ce4">
            <text:p>02/06/1976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9AC2</text:p>
          </table:table-cell>
          <table:table-cell office:value-type="string" table:style-name="ce1">
            <text:p>CAPA ACUPUNCTURE an2</text:p>
          </table:table-cell>
          <table:table-cell office:value-type="float" office:value="5.6" table:style-name="ce1">
            <text:p>5,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69119" table:style-name="ce1">
            <text:p>102691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NAABC</text:p>
          </table:table-cell>
          <table:table-cell office:value-type="string" table:style-name="ce1">
            <text:p>LINDA</text:p>
          </table:table-cell>
          <table:table-cell office:value-type="date" office:date-value="1971-05-06T00:00:00" table:style-name="ce4">
            <text:p>06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2.0630000000000002" table:style-name="ce1">
            <text:p>2,0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12168" table:style-name="ce1">
            <text:p>101121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NAABC</text:p>
          </table:table-cell>
          <table:table-cell office:value-type="string" table:style-name="ce1">
            <text:p>LINDA</text:p>
          </table:table-cell>
          <table:table-cell office:value-type="date" office:date-value="1971-05-19T00:00:00" table:style-name="ce4">
            <text:p>19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4.4380000000000006" table:style-name="ce1">
            <text:p>4,43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35226" table:style-name="ce1">
            <text:p>1053522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IZIABC</text:p>
          </table:table-cell>
          <table:table-cell office:value-type="string" table:style-name="ce1">
            <text:p>INES</text:p>
          </table:table-cell>
          <table:table-cell office:value-type="date" office:date-value="1965-12-12T00:00:00" table:style-name="ce4">
            <text:p>12/12/1965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E3EGG</text:p>
          </table:table-cell>
          <table:table-cell office:value-type="string" table:style-name="ce1">
            <text:p>Lic Eco-Gestion an3 GE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06492" table:style-name="ce1">
            <text:p>103064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IZIABC</text:p>
          </table:table-cell>
          <table:table-cell office:value-type="string" table:style-name="ce1">
            <text:p>INES</text:p>
          </table:table-cell>
          <table:table-cell office:value-type="date" office:date-value="1985-04-19T00:00:00" table:style-name="ce4">
            <text:p>19/04/1985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E3EGG</text:p>
          </table:table-cell>
          <table:table-cell office:value-type="string" table:style-name="ce1">
            <text:p>Lic Eco-Gestion an3 GEO</text:p>
          </table:table-cell>
          <table:table-cell office:value-type="float" office:value="2.4610000000000003" table:style-name="ce1">
            <text:p>2,46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47353" table:style-name="ce1">
            <text:p>101473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UMUABC</text:p>
          </table:table-cell>
          <table:table-cell office:value-type="string" table:style-name="ce1">
            <text:p>ALINA</text:p>
          </table:table-cell>
          <table:table-cell office:value-type="date" office:date-value="1987-07-20T00:00:00" table:style-name="ce4">
            <text:p>20/07/1987</text:p>
          </table:table-cell>
          <table:table-cell office:value-type="string" table:style-name="ce1">
            <text:p>151</text:p>
          </table:table-cell>
          <table:table-cell office:value-type="string" table:style-name="ce1">
            <text:p>MOLDAVE</text:p>
          </table:table-cell>
          <table:table-cell office:value-type="string" table:style-name="ce1">
            <text:p>L2LMO</text:p>
          </table:table-cell>
          <table:table-cell office:value-type="string" table:style-name="ce1">
            <text:p>Lic Lettres Modernes an2</text:p>
          </table:table-cell>
          <table:table-cell office:value-type="float" office:value="7.6080000000000005" table:style-name="ce1">
            <text:p>7,60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60460" table:style-name="ce1">
            <text:p>106604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UMUABC</text:p>
          </table:table-cell>
          <table:table-cell office:value-type="string" table:style-name="ce1">
            <text:p>ALINA</text:p>
          </table:table-cell>
          <table:table-cell office:value-type="date" office:date-value="1984-11-02T00:00:00" table:style-name="ce4">
            <text:p>02/11/1984</text:p>
          </table:table-cell>
          <table:table-cell office:value-type="string" table:style-name="ce1">
            <text:p>151</text:p>
          </table:table-cell>
          <table:table-cell office:value-type="string" table:style-name="ce1">
            <text:p>MOLDAVE</text:p>
          </table:table-cell>
          <table:table-cell office:value-type="string" table:style-name="ce1">
            <text:p>L2LMO</text:p>
          </table:table-cell>
          <table:table-cell office:value-type="string" table:style-name="ce1">
            <text:p>Lic Lettres Modernes an2</text:p>
          </table:table-cell>
          <table:table-cell office:value-type="float" office:value="9.3420000000000005" table:style-name="ce1">
            <text:p>9,342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10919276" table:style-name="ce1">
            <text:p>109192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YEABC</text:p>
          </table:table-cell>
          <table:table-cell office:value-type="string" table:style-name="ce1">
            <text:p>SEYNABOU</text:p>
          </table:table-cell>
          <table:table-cell office:value-type="date" office:date-value="1968-12-01T00:00:00" table:style-name="ce4">
            <text:p>01/12/1968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2.734" table:style-name="ce1">
            <text:p>12,7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08942" table:style-name="ce1">
            <text:p>108089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 DEABC</text:p>
          </table:table-cell>
          <table:table-cell office:value-type="string" table:style-name="ce1">
            <text:p>MOHAMED</text:p>
          </table:table-cell>
          <table:table-cell office:value-type="date" office:date-value="1982-05-25T00:00:00" table:style-name="ce4">
            <text:p>25/05/1982</text:p>
          </table:table-cell>
          <table:table-cell office:value-type="string" table:style-name="ce1">
            <text:p>301</text:p>
          </table:table-cell>
          <table:table-cell office:value-type="string" table:style-name="ce1">
            <text:p>EGYPTIEN(NE)</text:p>
          </table:table-cell>
          <table:table-cell office:value-type="string" table:style-name="ce1">
            <text:p>BUCVA</text:p>
          </table:table-cell>
          <table:table-cell office:value-type="string" table:style-name="ce1">
            <text:p>DIU CONTROLE VOIES A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98545" table:style-name="ce1">
            <text:p>99985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DILABC</text:p>
          </table:table-cell>
          <table:table-cell office:value-type="string" table:style-name="ce1">
            <text:p>ADAM</text:p>
          </table:table-cell>
          <table:table-cell office:value-type="date" office:date-value="1983-04-06T00:00:00" table:style-name="ce4">
            <text:p>06/04/1983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71" table:style-name="ce1">
            <text:p>10,7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59520" table:style-name="ce1">
            <text:p>109595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SOUABC</text:p>
          </table:table-cell>
          <table:table-cell office:value-type="string" table:style-name="ce1">
            <text:p>NASSOR-DIN</text:p>
          </table:table-cell>
          <table:table-cell office:value-type="date" office:date-value="1981-06-11T00:00:00" table:style-name="ce4">
            <text:p>11/06/1981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D5ACO</text:p>
          </table:table-cell>
          <table:table-cell office:value-type="string" table:style-name="ce1">
            <text:p>Master2Pro Aff et Commer</text:p>
          </table:table-cell>
          <table:table-cell office:value-type="float" office:value="12.763" table:style-name="ce1">
            <text:p>12,7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43806" table:style-name="ce1">
            <text:p>99438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NGABC</text:p>
          </table:table-cell>
          <table:table-cell office:value-type="string" table:style-name="ce1">
            <text:p>AMAGOR</text:p>
          </table:table-cell>
          <table:table-cell office:value-type="date" office:date-value="1968-05-26T00:00:00" table:style-name="ce4">
            <text:p>26/05/1968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G4MSM</text:p>
          </table:table-cell>
          <table:table-cell office:value-type="string" table:style-name="ce1">
            <text:p>Master1 Physique Applicat</text:p>
          </table:table-cell>
          <table:table-cell office:value-type="float" office:value="11.85" table:style-name="ce1">
            <text:p>11,85</text:p>
          </table:table-cell>
          <table:table-cell office:value-type="string" table:style-name="ce1">
            <text:p>ADM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0977298" table:style-name="ce1">
            <text:p>109772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DAABC</text:p>
          </table:table-cell>
          <table:table-cell office:value-type="string" table:style-name="ce1">
            <text:p>GRIGORIOS</text:p>
          </table:table-cell>
          <table:table-cell office:value-type="date" office:date-value="1987-04-21T00:00:00" table:style-name="ce4">
            <text:p>21/04/1987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GREC(QUE)</text:p>
          </table:table-cell>
          <table:table-cell office:value-type="string" table:style-name="ce1">
            <text:p>E5BFA6</text:p>
          </table:table-cell>
          <table:table-cell office:value-type="string" table:style-name="ce1">
            <text:p>Master2Pro BFA (126)</text:p>
          </table:table-cell>
          <table:table-cell office:value-type="float" office:value="10.438000000000001" table:style-name="ce1">
            <text:p>10,438</text:p>
          </table:table-cell>
          <table:table-cell office:value-type="string" table:style-name="ce1">
            <text:p>ADM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9539564" table:style-name="ce1">
            <text:p>95395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IABC</text:p>
          </table:table-cell>
          <table:table-cell office:value-type="string" table:style-name="ce1">
            <text:p>CLAIRE</text:p>
          </table:table-cell>
          <table:table-cell office:value-type="date" office:date-value="1982-03-07T00:00:00" table:style-name="ce4">
            <text:p>07/03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E</text:p>
          </table:table-cell>
          <table:table-cell office:value-type="string" table:style-name="ce1">
            <text:p>Master2 Maths enseignemen</text:p>
          </table:table-cell>
          <table:table-cell office:value-type="float" office:value="15.22" table:style-name="ce1">
            <text:p>15,22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1235005" table:style-name="ce1">
            <text:p>112350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NIABC</text:p>
          </table:table-cell>
          <table:table-cell office:value-type="string" table:style-name="ce1">
            <text:p>KAHINA</text:p>
          </table:table-cell>
          <table:table-cell office:value-type="date" office:date-value="1973-12-26T00:00:00" table:style-name="ce4">
            <text:p>26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BIO</text:p>
          </table:table-cell>
          <table:table-cell office:value-type="string" table:style-name="ce1">
            <text:p>Master2 Chimie Inge BIO</text:p>
          </table:table-cell>
          <table:table-cell office:value-type="float" office:value="13.65" table:style-name="ce1">
            <text:p>13,65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939115" table:style-name="ce1">
            <text:p>109391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UGABC</text:p>
          </table:table-cell>
          <table:table-cell office:value-type="string" table:style-name="ce1">
            <text:p>MAHMOUD</text:p>
          </table:table-cell>
          <table:table-cell office:value-type="date" office:date-value="1983-09-25T00:00:00" table:style-name="ce4">
            <text:p>25/09/1983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8.1880000000000006" table:style-name="ce1">
            <text:p>8,18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27250" table:style-name="ce1">
            <text:p>105272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UGABC</text:p>
          </table:table-cell>
          <table:table-cell office:value-type="string" table:style-name="ce1">
            <text:p>MAHMOUD</text:p>
          </table:table-cell>
          <table:table-cell office:value-type="date" office:date-value="1978-12-05T00:00:00" table:style-name="ce4">
            <text:p>05/12/1978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2.745000000000001" table:style-name="ce1">
            <text:p>12,74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43182" table:style-name="ce1">
            <text:p>114431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UABC</text:p>
          </table:table-cell>
          <table:table-cell office:value-type="string" table:style-name="ce1">
            <text:p>YING</text:p>
          </table:table-cell>
          <table:table-cell office:value-type="date" office:date-value="1985-06-21T00:00:00" table:style-name="ce4">
            <text:p>21/06/1985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10.095000000000001" table:style-name="ce1">
            <text:p>10,09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60911" table:style-name="ce1">
            <text:p>100609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RAABC</text:p>
          </table:table-cell>
          <table:table-cell office:value-type="string" table:style-name="ce1">
            <text:p>LAURE</text:p>
          </table:table-cell>
          <table:table-cell office:value-type="date" office:date-value="1986-06-09T00:00:00" table:style-name="ce4">
            <text:p>09/06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04" table:style-name="ce1">
            <text:p>12,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50877" table:style-name="ce1">
            <text:p>114508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GABC</text:p>
          </table:table-cell>
          <table:table-cell office:value-type="string" table:style-name="ce1">
            <text:p>ESTELLE</text:p>
          </table:table-cell>
          <table:table-cell office:value-type="date" office:date-value="1965-10-27T00:00:00" table:style-name="ce4">
            <text:p>27/10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86" table:style-name="ce1">
            <text:p>12,8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96902" table:style-name="ce1">
            <text:p>95969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MIABC</text:p>
          </table:table-cell>
          <table:table-cell office:value-type="string" table:style-name="ce1">
            <text:p>RYM</text:p>
          </table:table-cell>
          <table:table-cell office:value-type="date" office:date-value="1979-01-29T00:00:00" table:style-name="ce4">
            <text:p>29/0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DD</text:p>
          </table:table-cell>
          <table:table-cell office:value-type="string" table:style-name="ce1">
            <text:p>Master2Pro CCTPDD</text:p>
          </table:table-cell>
          <table:table-cell office:value-type="float" office:value="12.148000000000001" table:style-name="ce1">
            <text:p>12,14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20193" table:style-name="ce1">
            <text:p>102201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IAABC</text:p>
          </table:table-cell>
          <table:table-cell office:value-type="string" table:style-name="ce1">
            <text:p>MOURAD</text:p>
          </table:table-cell>
          <table:table-cell office:value-type="date" office:date-value="1986-08-19T00:00:00" table:style-name="ce4">
            <text:p>19/08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MTC</text:p>
          </table:table-cell>
          <table:table-cell office:value-type="string" table:style-name="ce1">
            <text:p>Master2Pro MTC</text:p>
          </table:table-cell>
          <table:table-cell office:value-type="float" office:value="14.86" table:style-name="ce1">
            <text:p>14,8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88494" table:style-name="ce1">
            <text:p>103884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FFRABC</text:p>
          </table:table-cell>
          <table:table-cell office:value-type="string" table:style-name="ce1">
            <text:p>KEVIN</text:p>
          </table:table-cell>
          <table:table-cell office:value-type="date" office:date-value="1980-12-10T00:00:00" table:style-name="ce4">
            <text:p>10/1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CI</text:p>
          </table:table-cell>
          <table:table-cell office:value-type="string" table:style-name="ce1">
            <text:p>Master1 Phys Chimie Ingen</text:p>
          </table:table-cell>
          <table:table-cell office:value-type="float" office:value="8.81" table:style-name="ce1">
            <text:p>8,81</text:p>
          </table:table-cell>
          <table:table-cell office:value-type="string" table:style-name="ce1">
            <text:p>AJ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10501011" table:style-name="ce1">
            <text:p>105010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GLIABC</text:p>
          </table:table-cell>
          <table:table-cell office:value-type="string" table:style-name="ce1">
            <text:p>CHRISTOPHE</text:p>
          </table:table-cell>
          <table:table-cell office:value-type="date" office:date-value="1971-11-30T00:00:00" table:style-name="ce4">
            <text:p>30/1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10.092000000000001" table:style-name="ce1">
            <text:p>10,0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42966" table:style-name="ce1">
            <text:p>113429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ALABC</text:p>
          </table:table-cell>
          <table:table-cell office:value-type="string" table:style-name="ce1">
            <text:p>NICOLAS</text:p>
          </table:table-cell>
          <table:table-cell office:value-type="date" office:date-value="1966-01-30T00:00:00" table:style-name="ce4">
            <text:p>30/0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SI</text:p>
          </table:table-cell>
          <table:table-cell office:value-type="string" table:style-name="ce1">
            <text:p>INGENIEUR INFO an2</text:p>
          </table:table-cell>
          <table:table-cell office:value-type="float" office:value="10.84" table:style-name="ce1">
            <text:p>10,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38146" table:style-name="ce1">
            <text:p>993814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VOUABC</text:p>
          </table:table-cell>
          <table:table-cell office:value-type="string" table:style-name="ce1">
            <text:p>ADRIEN</text:p>
          </table:table-cell>
          <table:table-cell office:value-type="date" office:date-value="1978-04-24T00:00:00" table:style-name="ce4">
            <text:p>24/04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9325610" table:style-name="ce1">
            <text:p>93256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DJOABC</text:p>
          </table:table-cell>
          <table:table-cell office:value-type="string" table:style-name="ce1">
            <text:p>IDIR</text:p>
          </table:table-cell>
          <table:table-cell office:value-type="date" office:date-value="1980-12-11T00:00:00" table:style-name="ce4">
            <text:p>11/12/1980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5SC</text:p>
          </table:table-cell>
          <table:table-cell office:value-type="string" table:style-name="ce1">
            <text:p>INGENIEUR MACS an3</text:p>
          </table:table-cell>
          <table:table-cell office:value-type="float" office:value="13.54" table:style-name="ce1">
            <text:p>13,5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41380" table:style-name="ce1">
            <text:p>91413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VESABC</text:p>
          </table:table-cell>
          <table:table-cell office:value-type="string" table:style-name="ce1">
            <text:p>MICKAEL</text:p>
          </table:table-cell>
          <table:table-cell office:value-type="date" office:date-value="1985-01-26T00:00:00" table:style-name="ce4">
            <text:p>26/0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3.17" table:style-name="ce1">
            <text:p>13,1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1129926" table:style-name="ce1">
            <text:p>111299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EABC</text:p>
          </table:table-cell>
          <table:table-cell office:value-type="string" table:style-name="ce1">
            <text:p>HAITHEM</text:p>
          </table:table-cell>
          <table:table-cell office:value-type="date" office:date-value="1983-01-31T00:00:00" table:style-name="ce4">
            <text:p>31/0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MAT</text:p>
          </table:table-cell>
          <table:table-cell office:value-type="string" table:style-name="ce1">
            <text:p>Lic Mathematiques an3</text:p>
          </table:table-cell>
          <table:table-cell office:value-type="float" office:value="0.86699999999999999" table:style-name="ce1">
            <text:p>0,86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45345" table:style-name="ce1">
            <text:p>100453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BRIABC</text:p>
          </table:table-cell>
          <table:table-cell office:value-type="string" table:style-name="ce1">
            <text:p>SAMIR</text:p>
          </table:table-cell>
          <table:table-cell office:value-type="date" office:date-value="1972-01-24T00:00:00" table:style-name="ce4">
            <text:p>24/0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1.729000000000001" table:style-name="ce1">
            <text:p>11,7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81426" table:style-name="ce1">
            <text:p>89814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KLABC</text:p>
          </table:table-cell>
          <table:table-cell office:value-type="string" table:style-name="ce1">
            <text:p>BERANI</text:p>
          </table:table-cell>
          <table:table-cell office:value-type="date" office:date-value="1981-09-28T00:00:00" table:style-name="ce4">
            <text:p>28/09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C</text:p>
          </table:table-cell>
          <table:table-cell office:value-type="string" table:style-name="ce1">
            <text:p>INGENIEUR MACS an3</text:p>
          </table:table-cell>
          <table:table-cell office:value-type="float" office:value="13.57" table:style-name="ce1">
            <text:p>13,5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48250" table:style-name="ce1">
            <text:p>98482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INABC</text:p>
          </table:table-cell>
          <table:table-cell office:value-type="string" table:style-name="ce1">
            <text:p>DEBORAH</text:p>
          </table:table-cell>
          <table:table-cell office:value-type="date" office:date-value="1980-01-24T00:00:00" table:style-name="ce4">
            <text:p>24/0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1.411000000000001" table:style-name="ce1">
            <text:p>11,4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91549" table:style-name="ce1">
            <text:p>92915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SAABC</text:p>
          </table:table-cell>
          <table:table-cell office:value-type="string" table:style-name="ce1">
            <text:p>HERVE</text:p>
          </table:table-cell>
          <table:table-cell office:value-type="date" office:date-value="1974-08-14T00:00:00" table:style-name="ce4">
            <text:p>14/08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2</text:p>
          </table:table-cell>
          <table:table-cell office:value-type="string" table:style-name="ce1">
            <text:p>Master2Pro CCA (AP)</text:p>
          </table:table-cell>
          <table:table-cell office:value-type="float" office:value="11.008000000000001" table:style-name="ce1">
            <text:p>11,00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27378" table:style-name="ce1">
            <text:p>113273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AFRABC</text:p>
          </table:table-cell>
          <table:table-cell office:value-type="string" table:style-name="ce1">
            <text:p>ESKANDER</text:p>
          </table:table-cell>
          <table:table-cell office:value-type="date" office:date-value="1970-01-22T00:00:00" table:style-name="ce4">
            <text:p>22/0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MAR</text:p>
          </table:table-cell>
          <table:table-cell office:value-type="string" table:style-name="ce1">
            <text:p>Master1 Marketing</text:p>
          </table:table-cell>
          <table:table-cell office:value-type="float" office:value="3.2190000000000003" table:style-name="ce1">
            <text:p>3,21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62191" table:style-name="ce1">
            <text:p>111621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SIFABC</text:p>
          </table:table-cell>
          <table:table-cell office:value-type="string" table:style-name="ce1">
            <text:p>KELIMA</text:p>
          </table:table-cell>
          <table:table-cell office:value-type="date" office:date-value="1970-02-10T00:00:00" table:style-name="ce4">
            <text:p>10/02/1970</text:p>
          </table:table-cell>
          <table:table-cell office:value-type="string" table:style-name="ce1">
            <text:p>345</text:p>
          </table:table-cell>
          <table:table-cell office:value-type="string" table:style-name="ce1">
            <text:p>TOGOLAIS(E)</text:p>
          </table:table-cell>
          <table:table-cell office:value-type="string" table:style-name="ce1">
            <text:p>D3AEE</text:p>
          </table:table-cell>
          <table:table-cell office:value-type="string" table:style-name="ce1">
            <text:p>Lic AES an3 Entreprise</text:p>
          </table:table-cell>
          <table:table-cell office:value-type="float" office:value="10.371" table:style-name="ce1">
            <text:p>10,37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28829" table:style-name="ce1">
            <text:p>106288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AUSABC</text:p>
          </table:table-cell>
          <table:table-cell office:value-type="string" table:style-name="ce1">
            <text:p>AURELIE</text:p>
          </table:table-cell>
          <table:table-cell office:value-type="date" office:date-value="1972-11-26T00:00:00" table:style-name="ce4">
            <text:p>26/1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A</text:p>
          </table:table-cell>
          <table:table-cell office:value-type="string" table:style-name="ce1">
            <text:p>Master1 Metiers ensg Angl</text:p>
          </table:table-cell>
          <table:table-cell office:value-type="float" office:value="9.875" table:style-name="ce1">
            <text:p>9,87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29625" table:style-name="ce1">
            <text:p>100296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TIABC</text:p>
          </table:table-cell>
          <table:table-cell office:value-type="string" table:style-name="ce1">
            <text:p>FLORIAN</text:p>
          </table:table-cell>
          <table:table-cell office:value-type="date" office:date-value="1969-11-23T00:00:00" table:style-name="ce4">
            <text:p>23/1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57844" table:style-name="ce1">
            <text:p>106578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TIABC</text:p>
          </table:table-cell>
          <table:table-cell office:value-type="string" table:style-name="ce1">
            <text:p>FLORIAN</text:p>
          </table:table-cell>
          <table:table-cell office:value-type="date" office:date-value="1971-12-24T00:00:00" table:style-name="ce4">
            <text:p>24/12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7.13" table:style-name="ce1">
            <text:p>7,1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17241" table:style-name="ce1">
            <text:p>92172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ATABC</text:p>
          </table:table-cell>
          <table:table-cell office:value-type="string" table:style-name="ce1">
            <text:p>AURELIEN</text:p>
          </table:table-cell>
          <table:table-cell office:value-type="date" office:date-value="1969-04-06T00:00:00" table:style-name="ce4">
            <text:p>06/04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4.14" table:style-name="ce1">
            <text:p>14,14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1253358" table:style-name="ce1">
            <text:p>112533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VANABC</text:p>
          </table:table-cell>
          <table:table-cell office:value-type="string" table:style-name="ce1">
            <text:p>VALERIE</text:p>
          </table:table-cell>
          <table:table-cell office:value-type="date" office:date-value="1983-04-12T00:00:00" table:style-name="ce4">
            <text:p>12/04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3.91" table:style-name="ce1">
            <text:p>13,91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355205" table:style-name="ce1">
            <text:p>103552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NIABC</text:p>
          </table:table-cell>
          <table:table-cell office:value-type="string" table:style-name="ce1">
            <text:p>LEILA</text:p>
          </table:table-cell>
          <table:table-cell office:value-type="date" office:date-value="1983-06-13T00:00:00" table:style-name="ce4">
            <text:p>13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10.138" table:style-name="ce1">
            <text:p>10,13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249553" table:style-name="ce1">
            <text:p>92495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NIABC</text:p>
          </table:table-cell>
          <table:table-cell office:value-type="string" table:style-name="ce1">
            <text:p>LEILA</text:p>
          </table:table-cell>
          <table:table-cell office:value-type="date" office:date-value="1968-08-23T00:00:00" table:style-name="ce4">
            <text:p>23/08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10.788" table:style-name="ce1">
            <text:p>10,78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85129" table:style-name="ce1">
            <text:p>111851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NABC</text:p>
          </table:table-cell>
          <table:table-cell office:value-type="string" table:style-name="ce1">
            <text:p>THI NGOC HAN</text:p>
          </table:table-cell>
          <table:table-cell office:value-type="date" office:date-value="1986-09-02T00:00:00" table:style-name="ce4">
            <text:p>02/09/1986</text:p>
          </table:table-cell>
          <table:table-cell office:value-type="string" table:style-name="ce1">
            <text:p>243</text:p>
          </table:table-cell>
          <table:table-cell office:value-type="string" table:style-name="ce1">
            <text:p>VIETNAMIEN(NE)</text:p>
          </table:table-cell>
          <table:table-cell office:value-type="string" table:style-name="ce1">
            <text:p>G2INF</text:p>
          </table:table-cell>
          <table:table-cell office:value-type="string" table:style-name="ce1">
            <text:p>Lic Informatique an2</text:p>
          </table:table-cell>
          <table:table-cell office:value-type="float" office:value="9.26" table:style-name="ce1">
            <text:p>9,26</text:p>
          </table:table-cell>
          <table:table-cell office:value-type="string" table:style-name="ce1">
            <text:p>AJAC</text:p>
          </table:table-cell>
          <table:table-cell table:number-columns-repeated="16373"/>
        </table:table-row>
        <table:table-row table:style-name="ro1">
          <table:table-cell office:value-type="float" office:value="10714115" table:style-name="ce1">
            <text:p>107141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NABC</text:p>
          </table:table-cell>
          <table:table-cell office:value-type="string" table:style-name="ce1">
            <text:p>THI NGOC HAN</text:p>
          </table:table-cell>
          <table:table-cell office:value-type="date" office:date-value="1981-10-24T00:00:00" table:style-name="ce4">
            <text:p>24/10/1981</text:p>
          </table:table-cell>
          <table:table-cell office:value-type="string" table:style-name="ce1">
            <text:p>243</text:p>
          </table:table-cell>
          <table:table-cell office:value-type="string" table:style-name="ce1">
            <text:p>VIETNAMIEN(NE)</text:p>
          </table:table-cell>
          <table:table-cell office:value-type="string" table:style-name="ce1">
            <text:p>G2INF</text:p>
          </table:table-cell>
          <table:table-cell office:value-type="string" table:style-name="ce1">
            <text:p>Lic Informatique an2</text:p>
          </table:table-cell>
          <table:table-cell office:value-type="float" office:value="10.27" table:style-name="ce1">
            <text:p>10,2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683853" table:style-name="ce1">
            <text:p>106838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LLABC</text:p>
          </table:table-cell>
          <table:table-cell office:value-type="string" table:style-name="ce1">
            <text:p>ANAIS</text:p>
          </table:table-cell>
          <table:table-cell office:value-type="date" office:date-value="1986-10-05T00:00:00" table:style-name="ce4">
            <text:p>05/10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EI</text:p>
          </table:table-cell>
          <table:table-cell office:value-type="string" table:style-name="ce1">
            <text:p>Master1 REI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43246" table:style-name="ce1">
            <text:p>96432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MOABC</text:p>
          </table:table-cell>
          <table:table-cell office:value-type="string" table:style-name="ce1">
            <text:p>NELLY</text:p>
          </table:table-cell>
          <table:table-cell office:value-type="date" office:date-value="1982-01-27T00:00:00" table:style-name="ce4">
            <text:p>27/0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8.3019999999999996" table:style-name="ce1">
            <text:p>8,30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960097" table:style-name="ce1">
            <text:p>99600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MOABC</text:p>
          </table:table-cell>
          <table:table-cell office:value-type="string" table:style-name="ce1">
            <text:p>NELLY</text:p>
          </table:table-cell>
          <table:table-cell office:value-type="date" office:date-value="1980-12-30T00:00:00" table:style-name="ce4">
            <text:p>30/1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8.9269999999999996" table:style-name="ce1">
            <text:p>8,927</text:p>
          </table:table-cell>
          <table:table-cell office:value-type="string" table:style-name="ce1">
            <text:p>AJAC</text:p>
          </table:table-cell>
          <table:table-cell table:number-columns-repeated="16373"/>
        </table:table-row>
        <table:table-row table:style-name="ro1">
          <table:table-cell office:value-type="float" office:value="10410990" table:style-name="ce1">
            <text:p>104109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BBAABC</text:p>
          </table:table-cell>
          <table:table-cell office:value-type="string" table:style-name="ce1">
            <text:p>IMAD</text:p>
          </table:table-cell>
          <table:table-cell office:value-type="date" office:date-value="1971-02-28T00:00:00" table:style-name="ce4">
            <text:p>28/02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5.157" table:style-name="ce1">
            <text:p>5,15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15858" table:style-name="ce1">
            <text:p>106158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BBAABC</text:p>
          </table:table-cell>
          <table:table-cell office:value-type="string" table:style-name="ce1">
            <text:p>IMAD</text:p>
          </table:table-cell>
          <table:table-cell office:value-type="date" office:date-value="1974-01-29T00:00:00" table:style-name="ce4">
            <text:p>29/0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5.5910000000000002" table:style-name="ce1">
            <text:p>5,59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462970" table:style-name="ce1">
            <text:p>104629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DRABC</text:p>
          </table:table-cell>
          <table:table-cell office:value-type="string" table:style-name="ce1">
            <text:p>BENOIT</text:p>
          </table:table-cell>
          <table:table-cell office:value-type="date" office:date-value="1983-09-07T00:00:00" table:style-name="ce4">
            <text:p>07/09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8.1509999999999998" table:style-name="ce1">
            <text:p>8,15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273554" table:style-name="ce1">
            <text:p>102735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DRABC</text:p>
          </table:table-cell>
          <table:table-cell office:value-type="string" table:style-name="ce1">
            <text:p>BENOIT</text:p>
          </table:table-cell>
          <table:table-cell office:value-type="date" office:date-value="1981-09-30T00:00:00" table:style-name="ce4">
            <text:p>30/09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9.6260000000000012" table:style-name="ce1">
            <text:p>9,62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97970" table:style-name="ce1">
            <text:p>93979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ZAABC</text:p>
          </table:table-cell>
          <table:table-cell office:value-type="string" table:style-name="ce1">
            <text:p>CLAIRE</text:p>
          </table:table-cell>
          <table:table-cell office:value-type="date" office:date-value="1970-03-18T00:00:00" table:style-name="ce4">
            <text:p>18/03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IC</text:p>
          </table:table-cell>
          <table:table-cell office:value-type="string" table:style-name="ce1">
            <text:p>Master1 Innovation en com</text:p>
          </table:table-cell>
          <table:table-cell office:value-type="float" office:value="7.5280000000000005" table:style-name="ce1">
            <text:p>7,52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909043" table:style-name="ce1">
            <text:p>990904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ZAABC</text:p>
          </table:table-cell>
          <table:table-cell office:value-type="string" table:style-name="ce1">
            <text:p>CLAIRE</text:p>
          </table:table-cell>
          <table:table-cell office:value-type="date" office:date-value="1970-09-24T00:00:00" table:style-name="ce4">
            <text:p>24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IC</text:p>
          </table:table-cell>
          <table:table-cell office:value-type="string" table:style-name="ce1">
            <text:p>Master1 Innovation en com</text:p>
          </table:table-cell>
          <table:table-cell office:value-type="float" office:value="12.75" table:style-name="ce1">
            <text:p>12,7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85564" table:style-name="ce1">
            <text:p>103855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KRABC</text:p>
          </table:table-cell>
          <table:table-cell office:value-type="string" table:style-name="ce1">
            <text:p>SABRIA</text:p>
          </table:table-cell>
          <table:table-cell office:value-type="date" office:date-value="1978-11-05T00:00:00" table:style-name="ce4">
            <text:p>05/1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2</text:p>
          </table:table-cell>
          <table:table-cell office:value-type="string" table:style-name="ce1">
            <text:p>Master2Pro CCA (AP)</text:p>
          </table:table-cell>
          <table:table-cell office:value-type="float" office:value="12.477" table:style-name="ce1">
            <text:p>12,47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94184" table:style-name="ce1">
            <text:p>1059418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RAOABC</text:p>
          </table:table-cell>
          <table:table-cell office:value-type="string" table:style-name="ce1">
            <text:p>YASSINE</text:p>
          </table:table-cell>
          <table:table-cell office:value-type="date" office:date-value="1983-02-01T00:00:00" table:style-name="ce4">
            <text:p>01/02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1.66" table:style-name="ce1">
            <text:p>11,6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75602" table:style-name="ce1">
            <text:p>90756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DDABC</text:p>
          </table:table-cell>
          <table:table-cell office:value-type="string" table:style-name="ce1">
            <text:p>ANTAR</text:p>
          </table:table-cell>
          <table:table-cell office:value-type="date" office:date-value="1982-02-01T00:00:00" table:style-name="ce4">
            <text:p>01/0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1.347" table:style-name="ce1">
            <text:p>1,34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883017" table:style-name="ce1">
            <text:p>98830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DDABC</text:p>
          </table:table-cell>
          <table:table-cell office:value-type="string" table:style-name="ce1">
            <text:p>ANTAR</text:p>
          </table:table-cell>
          <table:table-cell office:value-type="date" office:date-value="1979-01-18T00:00:00" table:style-name="ce4">
            <text:p>18/0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1.54" table:style-name="ce1">
            <text:p>1,5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16582" table:style-name="ce1">
            <text:p>104165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TABC</text:p>
          </table:table-cell>
          <table:table-cell office:value-type="string" table:style-name="ce1">
            <text:p>MADIARA</text:p>
          </table:table-cell>
          <table:table-cell office:value-type="date" office:date-value="1973-01-16T00:00:00" table:style-name="ce4">
            <text:p>16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PAP</text:p>
          </table:table-cell>
          <table:table-cell office:value-type="string" table:style-name="ce1">
            <text:p>Master1 PAP</text:p>
          </table:table-cell>
          <table:table-cell office:value-type="float" office:value="9.1319999999999997" table:style-name="ce1">
            <text:p>9,13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92007" table:style-name="ce1">
            <text:p>94920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AUDABC</text:p>
          </table:table-cell>
          <table:table-cell office:value-type="string" table:style-name="ce1">
            <text:p>CYNTHIA</text:p>
          </table:table-cell>
          <table:table-cell office:value-type="date" office:date-value="1968-11-01T00:00:00" table:style-name="ce4">
            <text:p>01/1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3.458" table:style-name="ce1">
            <text:p>13,45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84711" table:style-name="ce1">
            <text:p>97847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TAABC</text:p>
          </table:table-cell>
          <table:table-cell office:value-type="string" table:style-name="ce1">
            <text:p>BILAL</text:p>
          </table:table-cell>
          <table:table-cell office:value-type="date" office:date-value="1973-09-22T00:00:00" table:style-name="ce4">
            <text:p>22/09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4.96" table:style-name="ce1">
            <text:p>14,9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1273067" table:style-name="ce1">
            <text:p>112730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IRABC</text:p>
          </table:table-cell>
          <table:table-cell office:value-type="string" table:style-name="ce1">
            <text:p>BENGU</text:p>
          </table:table-cell>
          <table:table-cell office:value-type="date" office:date-value="1987-03-22T00:00:00" table:style-name="ce4">
            <text:p>22/03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HIS</text:p>
          </table:table-cell>
          <table:table-cell office:value-type="string" table:style-name="ce1">
            <text:p>Lic Hist-Geo an3 Histoire</text:p>
          </table:table-cell>
          <table:table-cell office:value-type="float" office:value="10.058" table:style-name="ce1">
            <text:p>10,05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57247" table:style-name="ce1">
            <text:p>105572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IRABC</text:p>
          </table:table-cell>
          <table:table-cell office:value-type="string" table:style-name="ce1">
            <text:p>BENGU</text:p>
          </table:table-cell>
          <table:table-cell office:value-type="date" office:date-value="1978-05-13T00:00:00" table:style-name="ce4">
            <text:p>13/05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HIS</text:p>
          </table:table-cell>
          <table:table-cell office:value-type="string" table:style-name="ce1">
            <text:p>Lic Hist-Geo an3 Histoire</text:p>
          </table:table-cell>
          <table:table-cell office:value-type="float" office:value="10.058" table:style-name="ce1">
            <text:p>10,058</text:p>
          </table:table-cell>
          <table:table-cell table:number-columns-repeated="16374" table:style-name="ce1"/>
        </table:table-row>
        <table:table-row table:style-name="ro1">
          <table:table-cell office:value-type="float" office:value="11247875" table:style-name="ce1">
            <text:p>112478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BYABC</text:p>
          </table:table-cell>
          <table:table-cell office:value-type="string" table:style-name="ce1">
            <text:p>FATOUMATA</text:p>
          </table:table-cell>
          <table:table-cell office:value-type="date" office:date-value="1967-10-23T00:00:00" table:style-name="ce4">
            <text:p>23/10/1967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S3EF2</text:p>
          </table:table-cell>
          <table:table-cell office:value-type="string" table:style-name="ce1">
            <text:p>LIC PRO GPI sp. ESF (AP)</text:p>
          </table:table-cell>
          <table:table-cell office:value-type="float" office:value="11.9" table:style-name="ce1">
            <text:p>11,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75782" table:style-name="ce1">
            <text:p>105757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MANABC</text:p>
          </table:table-cell>
          <table:table-cell office:value-type="string" table:style-name="ce1">
            <text:p>KHADIDJA</text:p>
          </table:table-cell>
          <table:table-cell office:value-type="date" office:date-value="1973-06-29T00:00:00" table:style-name="ce4">
            <text:p>29/06/1973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1SSS</text:p>
          </table:table-cell>
          <table:table-cell office:value-type="string" table:style-name="ce1">
            <text:p>Lic Sante et Sc Soc an1</text:p>
          </table:table-cell>
          <table:table-cell office:value-type="float" office:value="9.8239999999999998" table:style-name="ce1">
            <text:p>9,824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10716020" table:style-name="ce1">
            <text:p>107160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MANABC</text:p>
          </table:table-cell>
          <table:table-cell office:value-type="string" table:style-name="ce1">
            <text:p>KHADIDJA</text:p>
          </table:table-cell>
          <table:table-cell office:value-type="date" office:date-value="1971-05-14T00:00:00" table:style-name="ce4">
            <text:p>14/05/1971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1SSS</text:p>
          </table:table-cell>
          <table:table-cell office:value-type="string" table:style-name="ce1">
            <text:p>Lic Sante et Sc Soc an1</text:p>
          </table:table-cell>
          <table:table-cell office:value-type="float" office:value="9.89" table:style-name="ce1">
            <text:p>9,8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64261" table:style-name="ce1">
            <text:p>89642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STIABC</text:p>
          </table:table-cell>
          <table:table-cell office:value-type="string" table:style-name="ce1">
            <text:p>ALEKSANDRA</text:p>
          </table:table-cell>
          <table:table-cell office:value-type="date" office:date-value="1986-02-11T00:00:00" table:style-name="ce4">
            <text:p>11/0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963000000000001" table:style-name="ce1">
            <text:p>13,9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09641" table:style-name="ce1">
            <text:p>91096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LAABC</text:p>
          </table:table-cell>
          <table:table-cell office:value-type="string" table:style-name="ce1">
            <text:p>NABIL</text:p>
          </table:table-cell>
          <table:table-cell office:value-type="date" office:date-value="1976-07-27T00:00:00" table:style-name="ce4">
            <text:p>27/07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.21" table:style-name="ce1">
            <text:p>1,2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26068" table:style-name="ce1">
            <text:p>112260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PAABC</text:p>
          </table:table-cell>
          <table:table-cell office:value-type="string" table:style-name="ce1">
            <text:p>JAIME</text:p>
          </table:table-cell>
          <table:table-cell office:value-type="date" office:date-value="1982-05-11T00:00:00" table:style-name="ce4">
            <text:p>11/05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9.93" table:style-name="ce1">
            <text:p>9,93</text:p>
          </table:table-cell>
          <table:table-cell office:value-type="string" table:style-name="ce1">
            <text:p>AJ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10114863" table:style-name="ce1">
            <text:p>101148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RAABC</text:p>
          </table:table-cell>
          <table:table-cell office:value-type="string" table:style-name="ce1">
            <text:p>CECILIA</text:p>
          </table:table-cell>
          <table:table-cell office:value-type="date" office:date-value="1982-09-07T00:00:00" table:style-name="ce4">
            <text:p>07/09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37" table:style-name="ce1">
            <text:p>13,3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26882" table:style-name="ce1">
            <text:p>111268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YEABC</text:p>
          </table:table-cell>
          <table:table-cell office:value-type="string" table:style-name="ce1">
            <text:p>CHLOE</text:p>
          </table:table-cell>
          <table:table-cell office:value-type="date" office:date-value="1972-12-15T00:00:00" table:style-name="ce4">
            <text:p>15/1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9.734" table:style-name="ce1">
            <text:p>9,7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00246" table:style-name="ce1">
            <text:p>91002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YEABC</text:p>
          </table:table-cell>
          <table:table-cell office:value-type="string" table:style-name="ce1">
            <text:p>CHLOE</text:p>
          </table:table-cell>
          <table:table-cell office:value-type="date" office:date-value="1978-08-16T00:00:00" table:style-name="ce4">
            <text:p>16/08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13.609" table:style-name="ce1">
            <text:p>13,60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10981" table:style-name="ce1">
            <text:p>911098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AMAABC</text:p>
          </table:table-cell>
          <table:table-cell office:value-type="string" table:style-name="ce1">
            <text:p>CAROLINE</text:p>
          </table:table-cell>
          <table:table-cell office:value-type="date" office:date-value="1973-10-19T00:00:00" table:style-name="ce4">
            <text:p>19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76" table:style-name="ce1">
            <text:p>13,7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73947" table:style-name="ce1">
            <text:p>113739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TELABC</text:p>
          </table:table-cell>
          <table:table-cell office:value-type="string" table:style-name="ce1">
            <text:p>GAELLE</text:p>
          </table:table-cell>
          <table:table-cell office:value-type="date" office:date-value="1983-06-25T00:00:00" table:style-name="ce4">
            <text:p>25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EM</text:p>
          </table:table-cell>
          <table:table-cell office:value-type="string" table:style-name="ce1">
            <text:p>Master1 Culture et Media</text:p>
          </table:table-cell>
          <table:table-cell office:value-type="float" office:value="8.8960000000000008" table:style-name="ce1">
            <text:p>8,89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35570" table:style-name="ce1">
            <text:p>99355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ERMABC</text:p>
          </table:table-cell>
          <table:table-cell office:value-type="string" table:style-name="ce1">
            <text:p>YOUSSEF</text:p>
          </table:table-cell>
          <table:table-cell office:value-type="date" office:date-value="1975-11-14T00:00:00" table:style-name="ce4">
            <text:p>14/1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2.27" table:style-name="ce1">
            <text:p>12,27</text:p>
          </table:table-cell>
          <table:table-cell office:value-type="string" table:style-name="ce1">
            <text:p>ADM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1436353" table:style-name="ce1">
            <text:p>114363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TAABC</text:p>
          </table:table-cell>
          <table:table-cell office:value-type="string" table:style-name="ce1">
            <text:p>MARJORIE</text:p>
          </table:table-cell>
          <table:table-cell office:value-type="date" office:date-value="1970-06-09T00:00:00" table:style-name="ce4">
            <text:p>09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5.25" table:style-name="ce1">
            <text:p>5,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70565" table:style-name="ce1">
            <text:p>93705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TAABC</text:p>
          </table:table-cell>
          <table:table-cell office:value-type="string" table:style-name="ce1">
            <text:p>MARJORIE</text:p>
          </table:table-cell>
          <table:table-cell office:value-type="date" office:date-value="1983-09-29T00:00:00" table:style-name="ce4">
            <text:p>29/09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8.0630000000000006" table:style-name="ce1">
            <text:p>8,0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82520" table:style-name="ce1">
            <text:p>96825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ADABC</text:p>
          </table:table-cell>
          <table:table-cell office:value-type="string" table:style-name="ce1">
            <text:p>EDDYSSON</text:p>
          </table:table-cell>
          <table:table-cell office:value-type="date" office:date-value="1987-07-25T00:00:00" table:style-name="ce4">
            <text:p>25/07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4.049000000000001" table:style-name="ce1">
            <text:p>14,04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79553" table:style-name="ce1">
            <text:p>101795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LAABC</text:p>
          </table:table-cell>
          <table:table-cell office:value-type="string" table:style-name="ce1">
            <text:p>NADIA</text:p>
          </table:table-cell>
          <table:table-cell office:value-type="date" office:date-value="1981-03-18T00:00:00" table:style-name="ce4">
            <text:p>18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6.0310000000000006" table:style-name="ce1">
            <text:p>6,03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82979" table:style-name="ce1">
            <text:p>104829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CHEABC</text:p>
          </table:table-cell>
          <table:table-cell office:value-type="string" table:style-name="ce1">
            <text:p>VIRGINIE</text:p>
          </table:table-cell>
          <table:table-cell office:value-type="date" office:date-value="1981-12-16T00:00:00" table:style-name="ce4">
            <text:p>16/1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6.7" table:style-name="ce1">
            <text:p>6,7</text:p>
          </table:table-cell>
          <table:table-cell office:value-type="string" table:style-name="ce1">
            <text:p>AJ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9532889" table:style-name="ce1">
            <text:p>95328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CHEABC</text:p>
          </table:table-cell>
          <table:table-cell office:value-type="string" table:style-name="ce1">
            <text:p>VIRGINIE</text:p>
          </table:table-cell>
          <table:table-cell office:value-type="date" office:date-value="1967-10-11T00:00:00" table:style-name="ce4">
            <text:p>11/10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6.7" table:style-name="ce1">
            <text:p>6,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44850" table:style-name="ce1">
            <text:p>107448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YIBABC</text:p>
          </table:table-cell>
          <table:table-cell office:value-type="string" table:style-name="ce1">
            <text:p>HINDA</text:p>
          </table:table-cell>
          <table:table-cell office:value-type="date" office:date-value="1973-03-01T00:00:00" table:style-name="ce4">
            <text:p>01/03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DE</text:p>
          </table:table-cell>
          <table:table-cell office:value-type="string" table:style-name="ce1">
            <text:p>Master2 ICO - Comm Entrep</text:p>
          </table:table-cell>
          <table:table-cell office:value-type="float" office:value="13.067" table:style-name="ce1">
            <text:p>13,0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44621" table:style-name="ce1">
            <text:p>114446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LAMABC</text:p>
          </table:table-cell>
          <table:table-cell office:value-type="string" table:style-name="ce1">
            <text:p>ISMAIL</text:p>
          </table:table-cell>
          <table:table-cell office:value-type="date" office:date-value="1981-03-05T00:00:00" table:style-name="ce4">
            <text:p>05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HIS</text:p>
          </table:table-cell>
          <table:table-cell office:value-type="string" table:style-name="ce1">
            <text:p>Lic Hist-Geo an3 Histoir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25540" table:style-name="ce1">
            <text:p>99255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ICHABC</text:p>
          </table:table-cell>
          <table:table-cell office:value-type="string" table:style-name="ce1">
            <text:p>SIHAM</text:p>
          </table:table-cell>
          <table:table-cell office:value-type="date" office:date-value="1984-07-04T00:00:00" table:style-name="ce4">
            <text:p>04/07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3.11" table:style-name="ce1">
            <text:p>13,1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11478889" table:style-name="ce1">
            <text:p>114788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EYABC</text:p>
          </table:table-cell>
          <table:table-cell office:value-type="string" table:style-name="ce1">
            <text:p>IGOR</text:p>
          </table:table-cell>
          <table:table-cell office:value-type="date" office:date-value="1966-02-03T00:00:00" table:style-name="ce4">
            <text:p>03/0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4.18" table:style-name="ce1">
            <text:p>14,1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9428088" table:style-name="ce1">
            <text:p>94280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OUABC</text:p>
          </table:table-cell>
          <table:table-cell office:value-type="string" table:style-name="ce1">
            <text:p>BASSIMA</text:p>
          </table:table-cell>
          <table:table-cell office:value-type="date" office:date-value="1971-12-10T00:00:00" table:style-name="ce4">
            <text:p>10/12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3.784000000000001" table:style-name="ce1">
            <text:p>13,7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89102" table:style-name="ce1">
            <text:p>90891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LABC</text:p>
          </table:table-cell>
          <table:table-cell office:value-type="string" table:style-name="ce1">
            <text:p>COUMBA</text:p>
          </table:table-cell>
          <table:table-cell office:value-type="date" office:date-value="1965-12-03T00:00:00" table:style-name="ce4">
            <text:p>03/12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EI</text:p>
          </table:table-cell>
          <table:table-cell office:value-type="string" table:style-name="ce1">
            <text:p>Master1 REI</text:p>
          </table:table-cell>
          <table:table-cell office:value-type="float" office:value="11.114000000000001" table:style-name="ce1">
            <text:p>11,1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55488" table:style-name="ce1">
            <text:p>1125548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YABC</text:p>
          </table:table-cell>
          <table:table-cell office:value-type="string" table:style-name="ce1">
            <text:p>YANNIS</text:p>
          </table:table-cell>
          <table:table-cell office:value-type="date" office:date-value="1984-09-25T00:00:00" table:style-name="ce4">
            <text:p>25/09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1.449" table:style-name="ce1">
            <text:p>11,44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69998" table:style-name="ce1">
            <text:p>93699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YABC</text:p>
          </table:table-cell>
          <table:table-cell office:value-type="string" table:style-name="ce1">
            <text:p>YANNIS</text:p>
          </table:table-cell>
          <table:table-cell office:value-type="date" office:date-value="1966-04-01T00:00:00" table:style-name="ce4">
            <text:p>01/04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2.842000000000001" table:style-name="ce1">
            <text:p>12,8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90438" table:style-name="ce1">
            <text:p>104904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NGABC</text:p>
          </table:table-cell>
          <table:table-cell office:value-type="string" table:style-name="ce1">
            <text:p>MORGANE</text:p>
          </table:table-cell>
          <table:table-cell office:value-type="date" office:date-value="1968-06-16T00:00:00" table:style-name="ce4">
            <text:p>16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C</text:p>
          </table:table-cell>
          <table:table-cell office:value-type="string" table:style-name="ce1">
            <text:p>Master1 CARIAF par ensg</text:p>
          </table:table-cell>
          <table:table-cell office:value-type="float" office:value="12.167" table:style-name="ce1">
            <text:p>12,1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60473" table:style-name="ce1">
            <text:p>108604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 GRABC</text:p>
          </table:table-cell>
          <table:table-cell office:value-type="string" table:style-name="ce1">
            <text:p>MARINE</text:p>
          </table:table-cell>
          <table:table-cell office:value-type="date" office:date-value="1966-02-17T00:00:00" table:style-name="ce4">
            <text:p>17/0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TS</text:p>
          </table:table-cell>
          <table:table-cell office:value-type="string" table:style-name="ce1">
            <text:p>Master2Pro Psycho-PTS</text:p>
          </table:table-cell>
          <table:table-cell office:value-type="float" office:value="13.015000000000001" table:style-name="ce1">
            <text:p>13,0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29690" table:style-name="ce1">
            <text:p>89296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HAMABC</text:p>
          </table:table-cell>
          <table:table-cell office:value-type="string" table:style-name="ce1">
            <text:p>SEIF</text:p>
          </table:table-cell>
          <table:table-cell office:value-type="date" office:date-value="1975-09-27T00:00:00" table:style-name="ce4">
            <text:p>27/09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3.59" table:style-name="ce1">
            <text:p>13,59</text:p>
          </table:table-cell>
          <table:table-cell office:value-type="string" table:style-name="ce1">
            <text:p>ADM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9323305" table:style-name="ce1">
            <text:p>93233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OUAABC</text:p>
          </table:table-cell>
          <table:table-cell office:value-type="string" table:style-name="ce1">
            <text:p>MALIKA</text:p>
          </table:table-cell>
          <table:table-cell office:value-type="date" office:date-value="1977-04-23T00:00:00" table:style-name="ce4">
            <text:p>23/04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TC</text:p>
          </table:table-cell>
          <table:table-cell office:value-type="string" table:style-name="ce1">
            <text:p>LIC PRO ABF sp.TCOB</text:p>
          </table:table-cell>
          <table:table-cell office:value-type="float" office:value="11.142000000000001" table:style-name="ce1">
            <text:p>11,1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68491" table:style-name="ce1">
            <text:p>105684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HAABC</text:p>
          </table:table-cell>
          <table:table-cell office:value-type="string" table:style-name="ce1">
            <text:p>RANI PUJA</text:p>
          </table:table-cell>
          <table:table-cell office:value-type="date" office:date-value="1970-03-14T00:00:00" table:style-name="ce4">
            <text:p>14/03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37596" table:style-name="ce1">
            <text:p>1033759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MONABC</text:p>
          </table:table-cell>
          <table:table-cell office:value-type="string" table:style-name="ce1">
            <text:p>STEPHANE</text:p>
          </table:table-cell>
          <table:table-cell office:value-type="date" office:date-value="1983-11-24T00:00:00" table:style-name="ce4">
            <text:p>24/1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7.55" table:style-name="ce1">
            <text:p>7,5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92802" table:style-name="ce1">
            <text:p>107928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MONABC</text:p>
          </table:table-cell>
          <table:table-cell office:value-type="string" table:style-name="ce1">
            <text:p>STEPHANE</text:p>
          </table:table-cell>
          <table:table-cell office:value-type="date" office:date-value="1984-02-17T00:00:00" table:style-name="ce4">
            <text:p>17/0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4.15" table:style-name="ce1">
            <text:p>14,15</text:p>
          </table:table-cell>
          <table:table-cell office:value-type="string" table:style-name="ce1">
            <text:p>ADM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9501359" table:style-name="ce1">
            <text:p>950135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RRABC</text:p>
          </table:table-cell>
          <table:table-cell office:value-type="string" table:style-name="ce1">
            <text:p>ISSAKA</text:p>
          </table:table-cell>
          <table:table-cell office:value-type="date" office:date-value="1977-09-27T00:00:00" table:style-name="ce4">
            <text:p>27/09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AI</text:p>
          </table:table-cell>
          <table:table-cell office:value-type="string" table:style-name="ce1">
            <text:p>LIC PRO MDO AUDIT</text:p>
          </table:table-cell>
          <table:table-cell office:value-type="float" office:value="10.415000000000001" table:style-name="ce1">
            <text:p>10,4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44112" table:style-name="ce1">
            <text:p>90441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BENABC</text:p>
          </table:table-cell>
          <table:table-cell office:value-type="string" table:style-name="ce1">
            <text:p>MARINE</text:p>
          </table:table-cell>
          <table:table-cell office:value-type="date" office:date-value="1966-04-29T00:00:00" table:style-name="ce4">
            <text:p>29/04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TS</text:p>
          </table:table-cell>
          <table:table-cell office:value-type="string" table:style-name="ce1">
            <text:p>Master2Pro Psycho-PTS</text:p>
          </table:table-cell>
          <table:table-cell office:value-type="float" office:value="14.185" table:style-name="ce1">
            <text:p>14,18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07270" table:style-name="ce1">
            <text:p>97072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AMABC</text:p>
          </table:table-cell>
          <table:table-cell office:value-type="string" table:style-name="ce1">
            <text:p>CHRISTINA</text:p>
          </table:table-cell>
          <table:table-cell office:value-type="date" office:date-value="1976-07-22T00:00:00" table:style-name="ce4">
            <text:p>22/07/1976</text:p>
          </table:table-cell>
          <table:table-cell office:value-type="string" table:style-name="ce1">
            <text:p>301</text:p>
          </table:table-cell>
          <table:table-cell office:value-type="string" table:style-name="ce1">
            <text:p>EGYPTIEN(N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304" table:style-name="ce1">
            <text:p>13,3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80863" table:style-name="ce1">
            <text:p>104808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VIEABC</text:p>
          </table:table-cell>
          <table:table-cell office:value-type="string" table:style-name="ce1">
            <text:p>MAUD</text:p>
          </table:table-cell>
          <table:table-cell office:value-type="date" office:date-value="1981-04-16T00:00:00" table:style-name="ce4">
            <text:p>16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6.600000000000001" table:style-name="ce1">
            <text:p>16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15713" table:style-name="ce1">
            <text:p>96157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KARABC</text:p>
          </table:table-cell>
          <table:table-cell office:value-type="string" table:style-name="ce1">
            <text:p>KELTOUMA</text:p>
          </table:table-cell>
          <table:table-cell office:value-type="date" office:date-value="1978-11-30T00:00:00" table:style-name="ce4">
            <text:p>30/11/1978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D3AEP</text:p>
          </table:table-cell>
          <table:table-cell office:value-type="string" table:style-name="ce1">
            <text:p>Lic AES an3 Admin Publiqu</text:p>
          </table:table-cell>
          <table:table-cell office:value-type="float" office:value="11.035" table:style-name="ce1">
            <text:p>11,03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37910" table:style-name="ce1">
            <text:p>99379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ULABC</text:p>
          </table:table-cell>
          <table:table-cell office:value-type="string" table:style-name="ce1">
            <text:p>ROLAND</text:p>
          </table:table-cell>
          <table:table-cell office:value-type="date" office:date-value="1985-10-09T00:00:00" table:style-name="ce4">
            <text:p>09/10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11.711" table:style-name="ce1">
            <text:p>11,7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27806" table:style-name="ce1">
            <text:p>99278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AABC</text:p>
          </table:table-cell>
          <table:table-cell office:value-type="string" table:style-name="ce1">
            <text:p>JAMEL</text:p>
          </table:table-cell>
          <table:table-cell office:value-type="date" office:date-value="1982-07-02T00:00:00" table:style-name="ce4">
            <text:p>02/07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DE</text:p>
          </table:table-cell>
          <table:table-cell office:value-type="string" table:style-name="ce1">
            <text:p>Master2 ICO - Comm Entrep</text:p>
          </table:table-cell>
          <table:table-cell office:value-type="float" office:value="12.213000000000001" table:style-name="ce1">
            <text:p>12,2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08795" table:style-name="ce1">
            <text:p>1060879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LICABC</text:p>
          </table:table-cell>
          <table:table-cell office:value-type="string" table:style-name="ce1">
            <text:p>SAMY</text:p>
          </table:table-cell>
          <table:table-cell office:value-type="date" office:date-value="1980-06-20T00:00:00" table:style-name="ce4">
            <text:p>20/06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2.652000000000001" table:style-name="ce1">
            <text:p>12,6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33972" table:style-name="ce1">
            <text:p>89339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UNEABC</text:p>
          </table:table-cell>
          <table:table-cell office:value-type="string" table:style-name="ce1">
            <text:p>WILHELM</text:p>
          </table:table-cell>
          <table:table-cell office:value-type="date" office:date-value="1967-01-02T00:00:00" table:style-name="ce4">
            <text:p>02/0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RIM</text:p>
          </table:table-cell>
          <table:table-cell office:value-type="string" table:style-name="ce1">
            <text:p>Master2 Reseaux info ap</text:p>
          </table:table-cell>
          <table:table-cell office:value-type="float" office:value="11.78" table:style-name="ce1">
            <text:p>11,78</text:p>
          </table:table-cell>
          <table:table-cell office:value-type="string" table:style-name="ce1">
            <text:p>ADM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10612923" table:style-name="ce1">
            <text:p>106129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REABC</text:p>
          </table:table-cell>
          <table:table-cell office:value-type="string" table:style-name="ce1">
            <text:p>FAYROUSE</text:p>
          </table:table-cell>
          <table:table-cell office:value-type="date" office:date-value="1983-06-24T00:00:00" table:style-name="ce4">
            <text:p>24/06/1983</text:p>
          </table:table-cell>
          <table:table-cell office:value-type="string" table:style-name="ce1">
            <text:p>345</text:p>
          </table:table-cell>
          <table:table-cell office:value-type="string" table:style-name="ce1">
            <text:p>TOGOL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0.238000000000001" table:style-name="ce1">
            <text:p>10,2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29851" table:style-name="ce1">
            <text:p>952985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LEABC</text:p>
          </table:table-cell>
          <table:table-cell office:value-type="string" table:style-name="ce1">
            <text:p>CHRISTOPHE</text:p>
          </table:table-cell>
          <table:table-cell office:value-type="date" office:date-value="1970-06-20T00:00:00" table:style-name="ce4">
            <text:p>20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4.02" table:style-name="ce1">
            <text:p>14,02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9881588" table:style-name="ce1">
            <text:p>98815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AGABC</text:p>
          </table:table-cell>
          <table:table-cell office:value-type="string" table:style-name="ce1">
            <text:p>LEILA</text:p>
          </table:table-cell>
          <table:table-cell office:value-type="date" office:date-value="1978-09-19T00:00:00" table:style-name="ce4">
            <text:p>19/09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10.16" table:style-name="ce1">
            <text:p>10,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18313" table:style-name="ce1">
            <text:p>108183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TOUABC</text:p>
          </table:table-cell>
          <table:table-cell office:value-type="string" table:style-name="ce1">
            <text:p>VINCENT</text:p>
          </table:table-cell>
          <table:table-cell office:value-type="date" office:date-value="1974-10-22T00:00:00" table:style-name="ce4">
            <text:p>22/10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2</text:p>
          </table:table-cell>
          <table:table-cell office:value-type="string" table:style-name="ce1">
            <text:p>Master2Pro CCA (AP)</text:p>
          </table:table-cell>
          <table:table-cell office:value-type="float" office:value="12.006" table:style-name="ce1">
            <text:p>12,0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47494" table:style-name="ce1">
            <text:p>98474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ANABC</text:p>
          </table:table-cell>
          <table:table-cell office:value-type="string" table:style-name="ce1">
            <text:p>MICHAEL</text:p>
          </table:table-cell>
          <table:table-cell office:value-type="date" office:date-value="1984-05-08T00:00:00" table:style-name="ce4">
            <text:p>08/05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CI</text:p>
          </table:table-cell>
          <table:table-cell office:value-type="string" table:style-name="ce1">
            <text:p>Master1 Phys Chimie Ingen</text:p>
          </table:table-cell>
          <table:table-cell office:value-type="float" office:value="9.0299999999999994" table:style-name="ce1">
            <text:p>9,03</text:p>
          </table:table-cell>
          <table:table-cell office:value-type="string" table:style-name="ce1">
            <text:p>AJ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0441422" table:style-name="ce1">
            <text:p>104414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GNABC</text:p>
          </table:table-cell>
          <table:table-cell office:value-type="string" table:style-name="ce1">
            <text:p>CELIA</text:p>
          </table:table-cell>
          <table:table-cell office:value-type="date" office:date-value="1978-07-29T00:00:00" table:style-name="ce4">
            <text:p>29/07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5.022" table:style-name="ce1">
            <text:p>15,02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70694" table:style-name="ce1">
            <text:p>108706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SHABC</text:p>
          </table:table-cell>
          <table:table-cell office:value-type="string" table:style-name="ce1">
            <text:p>SHAHRZAD</text:p>
          </table:table-cell>
          <table:table-cell office:value-type="date" office:date-value="1978-02-28T00:00:00" table:style-name="ce4">
            <text:p>28/0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66" table:style-name="ce1">
            <text:p>12,6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49651" table:style-name="ce1">
            <text:p>107496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DOABC</text:p>
          </table:table-cell>
          <table:table-cell office:value-type="string" table:style-name="ce1">
            <text:p>MARION</text:p>
          </table:table-cell>
          <table:table-cell office:value-type="date" office:date-value="1977-05-04T00:00:00" table:style-name="ce4">
            <text:p>04/05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38" table:style-name="ce1">
            <text:p>12,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84719" table:style-name="ce1">
            <text:p>102847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GAMABC</text:p>
          </table:table-cell>
          <table:table-cell office:value-type="string" table:style-name="ce1">
            <text:p>APARNA</text:p>
          </table:table-cell>
          <table:table-cell office:value-type="date" office:date-value="1977-02-09T00:00:00" table:style-name="ce4">
            <text:p>09/02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1.94" table:style-name="ce1">
            <text:p>11,94</text:p>
          </table:table-cell>
          <table:table-cell office:value-type="string" table:style-name="ce1">
            <text:p>ADM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9884317" table:style-name="ce1">
            <text:p>98843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VINABC</text:p>
          </table:table-cell>
          <table:table-cell office:value-type="string" table:style-name="ce1">
            <text:p>CELINE</text:p>
          </table:table-cell>
          <table:table-cell office:value-type="date" office:date-value="1971-03-12T00:00:00" table:style-name="ce4">
            <text:p>12/03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EA</text:p>
          </table:table-cell>
          <table:table-cell office:value-type="string" table:style-name="ce1">
            <text:p>Master2Pro Psycho-PEA</text:p>
          </table:table-cell>
          <table:table-cell office:value-type="float" office:value="12.35" table:style-name="ce1">
            <text:p>12,3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72074" table:style-name="ce1">
            <text:p>113720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INABC</text:p>
          </table:table-cell>
          <table:table-cell office:value-type="string" table:style-name="ce1">
            <text:p>MARIE-ANNE</text:p>
          </table:table-cell>
          <table:table-cell office:value-type="date" office:date-value="1969-06-03T00:00:00" table:style-name="ce4">
            <text:p>03/06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674000000000001" table:style-name="ce1">
            <text:p>13,67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39425" table:style-name="ce1">
            <text:p>112394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ONABC</text:p>
          </table:table-cell>
          <table:table-cell office:value-type="string" table:style-name="ce1">
            <text:p>STEPHANIE</text:p>
          </table:table-cell>
          <table:table-cell office:value-type="date" office:date-value="1986-03-24T00:00:00" table:style-name="ce4">
            <text:p>24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26" table:style-name="ce1">
            <text:p>13,2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32263" table:style-name="ce1">
            <text:p>91322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ILEABC</text:p>
          </table:table-cell>
          <table:table-cell office:value-type="string" table:style-name="ce1">
            <text:p>MICKAEL</text:p>
          </table:table-cell>
          <table:table-cell office:value-type="date" office:date-value="1976-08-23T00:00:00" table:style-name="ce4">
            <text:p>23/08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729000000000001" table:style-name="ce1">
            <text:p>10,7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03037" table:style-name="ce1">
            <text:p>99030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KOEABC</text:p>
          </table:table-cell>
          <table:table-cell office:value-type="string" table:style-name="ce1">
            <text:p>ROGER</text:p>
          </table:table-cell>
          <table:table-cell office:value-type="date" office:date-value="1986-08-07T00:00:00" table:style-name="ce4">
            <text:p>07/08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9.3810000000000002" table:style-name="ce1">
            <text:p>9,38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77200" table:style-name="ce1">
            <text:p>10777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KOEABC</text:p>
          </table:table-cell>
          <table:table-cell office:value-type="string" table:style-name="ce1">
            <text:p>ROGER</text:p>
          </table:table-cell>
          <table:table-cell office:value-type="date" office:date-value="1970-08-26T00:00:00" table:style-name="ce4">
            <text:p>26/08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10.077" table:style-name="ce1">
            <text:p>10,0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86880" table:style-name="ce1">
            <text:p>90868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LAABC</text:p>
          </table:table-cell>
          <table:table-cell office:value-type="string" table:style-name="ce1">
            <text:p>VANESSA</text:p>
          </table:table-cell>
          <table:table-cell office:value-type="date" office:date-value="1987-01-24T00:00:00" table:style-name="ce4">
            <text:p>24/01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4.022" table:style-name="ce1">
            <text:p>14,02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24155" table:style-name="ce1">
            <text:p>103241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.A. ABC</text:p>
          </table:table-cell>
          <table:table-cell office:value-type="string" table:style-name="ce1">
            <text:p>SYLVIE</text:p>
          </table:table-cell>
          <table:table-cell office:value-type="date" office:date-value="1979-03-20T00:00:00" table:style-name="ce4">
            <text:p>20/03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A</text:p>
          </table:table-cell>
          <table:table-cell office:value-type="string" table:style-name="ce1">
            <text:p>Lic LEA Angl-Allemand an3</text:p>
          </table:table-cell>
          <table:table-cell office:value-type="float" office:value="10.507" table:style-name="ce1">
            <text:p>10,50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63487" table:style-name="ce1">
            <text:p>89634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.A. ABC</text:p>
          </table:table-cell>
          <table:table-cell office:value-type="string" table:style-name="ce1">
            <text:p>SYLVIE</text:p>
          </table:table-cell>
          <table:table-cell office:value-type="date" office:date-value="1983-05-08T00:00:00" table:style-name="ce4">
            <text:p>08/05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A</text:p>
          </table:table-cell>
          <table:table-cell office:value-type="string" table:style-name="ce1">
            <text:p>Lic LEA Angl-Allemand an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42063" table:style-name="ce1">
            <text:p>107420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RINABC</text:p>
          </table:table-cell>
          <table:table-cell office:value-type="string" table:style-name="ce1">
            <text:p>AUDREY</text:p>
          </table:table-cell>
          <table:table-cell office:value-type="date" office:date-value="1986-03-17T00:00:00" table:style-name="ce4">
            <text:p>17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4.634" table:style-name="ce1">
            <text:p>14,6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66999" table:style-name="ce1">
            <text:p>1046699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ESABC</text:p>
          </table:table-cell>
          <table:table-cell office:value-type="string" table:style-name="ce1">
            <text:p>SILAMPARASHAN</text:p>
          </table:table-cell>
          <table:table-cell office:value-type="date" office:date-value="1984-11-18T00:00:00" table:style-name="ce4">
            <text:p>18/1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80202" table:style-name="ce1">
            <text:p>96802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LLABC</text:p>
          </table:table-cell>
          <table:table-cell office:value-type="string" table:style-name="ce1">
            <text:p>AMINATA</text:p>
          </table:table-cell>
          <table:table-cell office:value-type="date" office:date-value="1969-08-09T00:00:00" table:style-name="ce4">
            <text:p>09/08/1969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L1PSY</text:p>
          </table:table-cell>
          <table:table-cell office:value-type="string" table:style-name="ce1">
            <text:p>Lic Psychologie an1</text:p>
          </table:table-cell>
          <table:table-cell office:value-type="float" office:value="0.10500000000000001" table:style-name="ce1">
            <text:p>0,1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53341" table:style-name="ce1">
            <text:p>99533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ICABC</text:p>
          </table:table-cell>
          <table:table-cell office:value-type="string" table:style-name="ce1">
            <text:p>PHILIPPE</text:p>
          </table:table-cell>
          <table:table-cell office:value-type="date" office:date-value="1981-05-07T00:00:00" table:style-name="ce4">
            <text:p>07/05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229000000000001" table:style-name="ce1">
            <text:p>10,2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02750" table:style-name="ce1">
            <text:p>95027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IDABC</text:p>
          </table:table-cell>
          <table:table-cell office:value-type="string" table:style-name="ce1">
            <text:p>KHIR DIN</text:p>
          </table:table-cell>
          <table:table-cell office:value-type="date" office:date-value="1974-03-24T00:00:00" table:style-name="ce4">
            <text:p>24/03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3.009" table:style-name="ce1">
            <text:p>13,00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28571" table:style-name="ce1">
            <text:p>111285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LEABC</text:p>
          </table:table-cell>
          <table:table-cell office:value-type="string" table:style-name="ce1">
            <text:p>NICOLAS</text:p>
          </table:table-cell>
          <table:table-cell office:value-type="date" office:date-value="1966-09-25T00:00:00" table:style-name="ce4">
            <text:p>25/09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47" table:style-name="ce1">
            <text:p>11,4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43979" table:style-name="ce1">
            <text:p>103439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YNAABC</text:p>
          </table:table-cell>
          <table:table-cell office:value-type="string" table:style-name="ce1">
            <text:p>CYNTHIA</text:p>
          </table:table-cell>
          <table:table-cell office:value-type="date" office:date-value="1981-11-16T00:00:00" table:style-name="ce4">
            <text:p>16/1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8</text:p>
          </table:table-cell>
          <table:table-cell office:value-type="string" table:style-name="ce1">
            <text:p>Master1 Droit affai(CA)</text:p>
          </table:table-cell>
          <table:table-cell office:value-type="float" office:value="11.2" table:style-name="ce1">
            <text:p>11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73624" table:style-name="ce1">
            <text:p>105736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TIABC</text:p>
          </table:table-cell>
          <table:table-cell office:value-type="string" table:style-name="ce1">
            <text:p>MELODY</text:p>
          </table:table-cell>
          <table:table-cell office:value-type="date" office:date-value="1979-08-06T00:00:00" table:style-name="ce4">
            <text:p>06/08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4.652000000000001" table:style-name="ce1">
            <text:p>14,6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77536" table:style-name="ce1">
            <text:p>937753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ANABC</text:p>
          </table:table-cell>
          <table:table-cell office:value-type="string" table:style-name="ce1">
            <text:p>FREDERIC</text:p>
          </table:table-cell>
          <table:table-cell office:value-type="date" office:date-value="1971-03-02T00:00:00" table:style-name="ce4">
            <text:p>02/03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9421675" table:style-name="ce1">
            <text:p>94216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IAABC</text:p>
          </table:table-cell>
          <table:table-cell office:value-type="string" table:style-name="ce1">
            <text:p>YASMINA</text:p>
          </table:table-cell>
          <table:table-cell office:value-type="date" office:date-value="1975-04-13T00:00:00" table:style-name="ce4">
            <text:p>13/04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4.93" table:style-name="ce1">
            <text:p>4,9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38267" table:style-name="ce1">
            <text:p>109382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IAABC</text:p>
          </table:table-cell>
          <table:table-cell office:value-type="string" table:style-name="ce1">
            <text:p>YASMINA</text:p>
          </table:table-cell>
          <table:table-cell office:value-type="date" office:date-value="1969-03-17T00:00:00" table:style-name="ce4">
            <text:p>17/03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11.43" table:style-name="ce1">
            <text:p>11,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51321" table:style-name="ce1">
            <text:p>114513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ERABC</text:p>
          </table:table-cell>
          <table:table-cell office:value-type="string" table:style-name="ce1">
            <text:p>DERYA</text:p>
          </table:table-cell>
          <table:table-cell office:value-type="date" office:date-value="1978-08-03T00:00:00" table:style-name="ce4">
            <text:p>03/08/1978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5.8390000000000004" table:style-name="ce1">
            <text:p>5,83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10256" table:style-name="ce1">
            <text:p>113102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ERABC</text:p>
          </table:table-cell>
          <table:table-cell office:value-type="string" table:style-name="ce1">
            <text:p>DERYA</text:p>
          </table:table-cell>
          <table:table-cell office:value-type="date" office:date-value="1977-10-07T00:00:00" table:style-name="ce4">
            <text:p>07/10/1977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11.339" table:style-name="ce1">
            <text:p>11,33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09266" table:style-name="ce1">
            <text:p>112092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GOABC</text:p>
          </table:table-cell>
          <table:table-cell office:value-type="string" table:style-name="ce1">
            <text:p>MARIE MADELEINE</text:p>
          </table:table-cell>
          <table:table-cell office:value-type="date" office:date-value="1977-06-11T00:00:00" table:style-name="ce4">
            <text:p>11/06/1977</text:p>
          </table:table-cell>
          <table:table-cell office:value-type="string" table:style-name="ce1">
            <text:p>312</text:p>
          </table:table-cell>
          <table:table-cell office:value-type="string" table:style-name="ce1">
            <text:p>ZAIRO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0.89" table:style-name="ce1">
            <text:p>10,8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91574" table:style-name="ce1">
            <text:p>109915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GOABC</text:p>
          </table:table-cell>
          <table:table-cell office:value-type="string" table:style-name="ce1">
            <text:p>MARIE MADELEINE</text:p>
          </table:table-cell>
          <table:table-cell office:value-type="date" office:date-value="1975-03-29T00:00:00" table:style-name="ce4">
            <text:p>29/03/1975</text:p>
          </table:table-cell>
          <table:table-cell office:value-type="string" table:style-name="ce1">
            <text:p>312</text:p>
          </table:table-cell>
          <table:table-cell office:value-type="string" table:style-name="ce1">
            <text:p>ZAIRO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1.89" table:style-name="ce1">
            <text:p>11,8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36728" table:style-name="ce1">
            <text:p>97367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ADABC</text:p>
          </table:table-cell>
          <table:table-cell office:value-type="string" table:style-name="ce1">
            <text:p>ALLISON</text:p>
          </table:table-cell>
          <table:table-cell office:value-type="date" office:date-value="1969-10-25T00:00:00" table:style-name="ce4">
            <text:p>25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125" table:style-name="ce1">
            <text:p>10,1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48928" table:style-name="ce1">
            <text:p>99489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DOABC</text:p>
          </table:table-cell>
          <table:table-cell office:value-type="string" table:style-name="ce1">
            <text:p>MOHAMED</text:p>
          </table:table-cell>
          <table:table-cell office:value-type="date" office:date-value="1981-08-20T00:00:00" table:style-name="ce4">
            <text:p>20/08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MAR</text:p>
          </table:table-cell>
          <table:table-cell office:value-type="string" table:style-name="ce1">
            <text:p>Master2 Marketing</text:p>
          </table:table-cell>
          <table:table-cell office:value-type="float" office:value="11.4" table:style-name="ce1">
            <text:p>11,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61600" table:style-name="ce1">
            <text:p>92616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IRABC</text:p>
          </table:table-cell>
          <table:table-cell office:value-type="string" table:style-name="ce1">
            <text:p>WUIDED</text:p>
          </table:table-cell>
          <table:table-cell office:value-type="date" office:date-value="1979-08-07T00:00:00" table:style-name="ce4">
            <text:p>07/08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ACO</text:p>
          </table:table-cell>
          <table:table-cell office:value-type="string" table:style-name="ce1">
            <text:p>Master2Pro Aff et Commer</text:p>
          </table:table-cell>
          <table:table-cell office:value-type="float" office:value="14.422000000000001" table:style-name="ce1">
            <text:p>14,42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32657" table:style-name="ce1">
            <text:p>95326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NTABC</text:p>
          </table:table-cell>
          <table:table-cell office:value-type="string" table:style-name="ce1">
            <text:p>EDWIGE</text:p>
          </table:table-cell>
          <table:table-cell office:value-type="date" office:date-value="1979-11-13T00:00:00" table:style-name="ce4">
            <text:p>13/1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</text:p>
          </table:table-cell>
          <table:table-cell office:value-type="string" table:style-name="ce1">
            <text:p>Master1Pro INFOCOM-CRH</text:p>
          </table:table-cell>
          <table:table-cell office:value-type="float" office:value="11.789" table:style-name="ce1">
            <text:p>11,78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58570" table:style-name="ce1">
            <text:p>93585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AMABC</text:p>
          </table:table-cell>
          <table:table-cell office:value-type="string" table:style-name="ce1">
            <text:p>HANANE</text:p>
          </table:table-cell>
          <table:table-cell office:value-type="date" office:date-value="1972-01-02T00:00:00" table:style-name="ce4">
            <text:p>02/0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MAR</text:p>
          </table:table-cell>
          <table:table-cell office:value-type="string" table:style-name="ce1">
            <text:p>Master2 Marketing</text:p>
          </table:table-cell>
          <table:table-cell office:value-type="float" office:value="13.47" table:style-name="ce1">
            <text:p>13,4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96253" table:style-name="ce1">
            <text:p>112962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GOABC</text:p>
          </table:table-cell>
          <table:table-cell office:value-type="string" table:style-name="ce1">
            <text:p>IGORE</text:p>
          </table:table-cell>
          <table:table-cell office:value-type="date" office:date-value="1966-03-12T00:00:00" table:style-name="ce4">
            <text:p>12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9.19" table:style-name="ce1">
            <text:p>9,1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68568" table:style-name="ce1">
            <text:p>113685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GOABC</text:p>
          </table:table-cell>
          <table:table-cell office:value-type="string" table:style-name="ce1">
            <text:p>IGORE</text:p>
          </table:table-cell>
          <table:table-cell office:value-type="date" office:date-value="1986-11-28T00:00:00" table:style-name="ce4">
            <text:p>28/1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9.4310000000000009" table:style-name="ce1">
            <text:p>9,43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59555" table:style-name="ce1">
            <text:p>94595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TAABC</text:p>
          </table:table-cell>
          <table:table-cell office:value-type="string" table:style-name="ce1">
            <text:p>GHISLAIN</text:p>
          </table:table-cell>
          <table:table-cell office:value-type="date" office:date-value="1975-07-19T00:00:00" table:style-name="ce4">
            <text:p>19/07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9.3049999999999997" table:style-name="ce1">
            <text:p>9,305</text:p>
          </table:table-cell>
          <table:table-cell office:value-type="string" table:style-name="ce1">
            <text:p>AJ</text:p>
          </table:table-cell>
          <table:table-cell office:value-type="float" office:value="97" table:style-name="ce1">
            <text:p>97</text:p>
          </table:table-cell>
          <table:table-cell table:number-columns-repeated="16372"/>
        </table:table-row>
        <table:table-row table:style-name="ro1">
          <table:table-cell office:value-type="float" office:value="10071392" table:style-name="ce1">
            <text:p>1007139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TAABC</text:p>
          </table:table-cell>
          <table:table-cell office:value-type="string" table:style-name="ce1">
            <text:p>GHISLAIN</text:p>
          </table:table-cell>
          <table:table-cell office:value-type="date" office:date-value="1987-07-24T00:00:00" table:style-name="ce4">
            <text:p>24/07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11.09" table:style-name="ce1">
            <text:p>11,09</text:p>
          </table:table-cell>
          <table:table-cell office:value-type="string" table:style-name="ce1">
            <text:p>ADM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9290843" table:style-name="ce1">
            <text:p>929084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ATABC</text:p>
          </table:table-cell>
          <table:table-cell office:value-type="string" table:style-name="ce1">
            <text:p>VANESSA</text:p>
          </table:table-cell>
          <table:table-cell office:value-type="date" office:date-value="1984-09-21T00:00:00" table:style-name="ce4">
            <text:p>21/09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9.6460000000000008" table:style-name="ce1">
            <text:p>9,64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14953" table:style-name="ce1">
            <text:p>95149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ATABC</text:p>
          </table:table-cell>
          <table:table-cell office:value-type="string" table:style-name="ce1">
            <text:p>VANESSA</text:p>
          </table:table-cell>
          <table:table-cell office:value-type="date" office:date-value="1971-10-10T00:00:00" table:style-name="ce4">
            <text:p>10/10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0.604000000000001" table:style-name="ce1">
            <text:p>10,6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81873" table:style-name="ce1">
            <text:p>106818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ANIABC</text:p>
          </table:table-cell>
          <table:table-cell office:value-type="string" table:style-name="ce1">
            <text:p>ESRA</text:p>
          </table:table-cell>
          <table:table-cell office:value-type="date" office:date-value="1976-12-06T00:00:00" table:style-name="ce4">
            <text:p>06/12/1976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0.64300000000000002" table:style-name="ce1">
            <text:p>0,64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37201" table:style-name="ce1">
            <text:p>114372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OUMABC</text:p>
          </table:table-cell>
          <table:table-cell office:value-type="string" table:style-name="ce1">
            <text:p>YASMINE</text:p>
          </table:table-cell>
          <table:table-cell office:value-type="date" office:date-value="1969-11-06T00:00:00" table:style-name="ce4">
            <text:p>06/1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PQE</text:p>
          </table:table-cell>
          <table:table-cell office:value-type="string" table:style-name="ce1">
            <text:p>Master2 PCPE-PQE</text:p>
          </table:table-cell>
          <table:table-cell office:value-type="float" office:value="5.56" table:style-name="ce1">
            <text:p>5,5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10347648" table:style-name="ce1">
            <text:p>1034764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OUMABC</text:p>
          </table:table-cell>
          <table:table-cell office:value-type="string" table:style-name="ce1">
            <text:p>YASMINE</text:p>
          </table:table-cell>
          <table:table-cell office:value-type="date" office:date-value="1968-10-27T00:00:00" table:style-name="ce4">
            <text:p>27/10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PQE</text:p>
          </table:table-cell>
          <table:table-cell office:value-type="string" table:style-name="ce1">
            <text:p>Master2 PCPE-PQE</text:p>
          </table:table-cell>
          <table:table-cell office:value-type="float" office:value="5.56" table:style-name="ce1">
            <text:p>5,56</text:p>
          </table:table-cell>
          <table:table-cell table:number-columns-repeated="16374" table:style-name="ce1"/>
        </table:table-row>
        <table:table-row table:style-name="ro1">
          <table:table-cell office:value-type="float" office:value="9770242" table:style-name="ce1">
            <text:p>97702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GAABC</text:p>
          </table:table-cell>
          <table:table-cell office:value-type="string" table:style-name="ce1">
            <text:p>AMANDINE</text:p>
          </table:table-cell>
          <table:table-cell office:value-type="date" office:date-value="1974-12-25T00:00:00" table:style-name="ce4">
            <text:p>25/12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6.835" table:style-name="ce1">
            <text:p>6,83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96480" table:style-name="ce1">
            <text:p>89964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GAABC</text:p>
          </table:table-cell>
          <table:table-cell office:value-type="string" table:style-name="ce1">
            <text:p>AMANDINE</text:p>
          </table:table-cell>
          <table:table-cell office:value-type="date" office:date-value="1967-08-31T00:00:00" table:style-name="ce4">
            <text:p>31/08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9.157" table:style-name="ce1">
            <text:p>9,15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86617" table:style-name="ce1">
            <text:p>97866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ORABC</text:p>
          </table:table-cell>
          <table:table-cell office:value-type="string" table:style-name="ce1">
            <text:p>GRAZIELLA</text:p>
          </table:table-cell>
          <table:table-cell office:value-type="date" office:date-value="1986-06-16T00:00:00" table:style-name="ce4">
            <text:p>16/06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4.504000000000001" table:style-name="ce1">
            <text:p>14,5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87680" table:style-name="ce1">
            <text:p>97876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TTEABC</text:p>
          </table:table-cell>
          <table:table-cell office:value-type="string" table:style-name="ce1">
            <text:p>ADELINE</text:p>
          </table:table-cell>
          <table:table-cell office:value-type="date" office:date-value="1974-09-15T00:00:00" table:style-name="ce4">
            <text:p>15/09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2.01" table:style-name="ce1">
            <text:p>12,0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83369" table:style-name="ce1">
            <text:p>104833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TMAABC</text:p>
          </table:table-cell>
          <table:table-cell office:value-type="string" table:style-name="ce1">
            <text:p>FANNY</text:p>
          </table:table-cell>
          <table:table-cell office:value-type="date" office:date-value="1975-11-19T00:00:00" table:style-name="ce4">
            <text:p>19/1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EA</text:p>
          </table:table-cell>
          <table:table-cell office:value-type="string" table:style-name="ce1">
            <text:p>Master2Pro Psycho-PEA</text:p>
          </table:table-cell>
          <table:table-cell office:value-type="float" office:value="13.019" table:style-name="ce1">
            <text:p>13,01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80119" table:style-name="ce1">
            <text:p>103801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NIABC</text:p>
          </table:table-cell>
          <table:table-cell office:value-type="string" table:style-name="ce1">
            <text:p>PAULINE</text:p>
          </table:table-cell>
          <table:table-cell office:value-type="date" office:date-value="1983-06-19T00:00:00" table:style-name="ce4">
            <text:p>19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13.159000000000001" table:style-name="ce1">
            <text:p>13,15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97374" table:style-name="ce1">
            <text:p>106973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 AKABC</text:p>
          </table:table-cell>
          <table:table-cell office:value-type="string" table:style-name="ce1">
            <text:p>TARECK</text:p>
          </table:table-cell>
          <table:table-cell office:value-type="date" office:date-value="1976-04-03T00:00:00" table:style-name="ce4">
            <text:p>03/04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3.88" table:style-name="ce1">
            <text:p>13,88</text:p>
          </table:table-cell>
          <table:table-cell office:value-type="string" table:style-name="ce1">
            <text:p>ADM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1013650" table:style-name="ce1">
            <text:p>110136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ANABC</text:p>
          </table:table-cell>
          <table:table-cell office:value-type="string" table:style-name="ce1">
            <text:p>ANNE-LISE</text:p>
          </table:table-cell>
          <table:table-cell office:value-type="date" office:date-value="1980-05-21T00:00:00" table:style-name="ce4">
            <text:p>21/05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AST</text:p>
          </table:table-cell>
          <table:table-cell office:value-type="string" table:style-name="ce1">
            <text:p>LIC PRO IS Travail Social</text:p>
          </table:table-cell>
          <table:table-cell office:value-type="float" office:value="11.906000000000001" table:style-name="ce1">
            <text:p>11,9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24507" table:style-name="ce1">
            <text:p>95245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MAABC</text:p>
          </table:table-cell>
          <table:table-cell office:value-type="string" table:style-name="ce1">
            <text:p>ELODIE</text:p>
          </table:table-cell>
          <table:table-cell office:value-type="date" office:date-value="1967-12-25T00:00:00" table:style-name="ce4">
            <text:p>25/1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PS4</text:p>
          </table:table-cell>
          <table:table-cell office:value-type="string" table:style-name="ce1">
            <text:p>Lic AES an3 pa.APS(ITSRS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31250" table:style-name="ce1">
            <text:p>108312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VIAABC</text:p>
          </table:table-cell>
          <table:table-cell office:value-type="string" table:style-name="ce1">
            <text:p>JENNIFER</text:p>
          </table:table-cell>
          <table:table-cell office:value-type="date" office:date-value="1977-01-12T00:00:00" table:style-name="ce4">
            <text:p>12/01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6" table:style-name="ce1">
            <text:p>13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33889" table:style-name="ce1">
            <text:p>100338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NEABC</text:p>
          </table:table-cell>
          <table:table-cell office:value-type="string" table:style-name="ce1">
            <text:p>FERHAT</text:p>
          </table:table-cell>
          <table:table-cell office:value-type="date" office:date-value="1970-08-30T00:00:00" table:style-name="ce4">
            <text:p>30/08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MIE</text:p>
          </table:table-cell>
          <table:table-cell office:value-type="string" table:style-name="ce1">
            <text:p>Lic MIEF an2</text:p>
          </table:table-cell>
          <table:table-cell office:value-type="float" office:value="3.1720000000000002" table:style-name="ce1">
            <text:p>3,17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79955" table:style-name="ce1">
            <text:p>103799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NEABC</text:p>
          </table:table-cell>
          <table:table-cell office:value-type="string" table:style-name="ce1">
            <text:p>FERHAT</text:p>
          </table:table-cell>
          <table:table-cell office:value-type="date" office:date-value="1972-01-22T00:00:00" table:style-name="ce4">
            <text:p>22/0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MIE</text:p>
          </table:table-cell>
          <table:table-cell office:value-type="string" table:style-name="ce1">
            <text:p>Lic MIEF an2</text:p>
          </table:table-cell>
          <table:table-cell office:value-type="float" office:value="4.1040000000000001" table:style-name="ce1">
            <text:p>4,10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50516" table:style-name="ce1">
            <text:p>96505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TROABC</text:p>
          </table:table-cell>
          <table:table-cell office:value-type="string" table:style-name="ce1">
            <text:p>AURELIE</text:p>
          </table:table-cell>
          <table:table-cell office:value-type="date" office:date-value="1976-10-25T00:00:00" table:style-name="ce4">
            <text:p>25/10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AST</text:p>
          </table:table-cell>
          <table:table-cell office:value-type="string" table:style-name="ce1">
            <text:p>LIC PRO IS Travail Social</text:p>
          </table:table-cell>
          <table:table-cell office:value-type="float" office:value="13.3" table:style-name="ce1">
            <text:p>13,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63849" table:style-name="ce1">
            <text:p>99638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AABC</text:p>
          </table:table-cell>
          <table:table-cell office:value-type="string" table:style-name="ce1">
            <text:p>AMANDINE</text:p>
          </table:table-cell>
          <table:table-cell office:value-type="date" office:date-value="1983-08-13T00:00:00" table:style-name="ce4">
            <text:p>13/08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1.681000000000001" table:style-name="ce1">
            <text:p>11,68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56421" table:style-name="ce1">
            <text:p>106564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ALABC</text:p>
          </table:table-cell>
          <table:table-cell office:value-type="string" table:style-name="ce1">
            <text:p>MYRIAM</text:p>
          </table:table-cell>
          <table:table-cell office:value-type="date" office:date-value="1981-04-08T00:00:00" table:style-name="ce4">
            <text:p>08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2</text:p>
          </table:table-cell>
          <table:table-cell office:value-type="string" table:style-name="ce1">
            <text:p>Master2Pro InfoCom-CRH(AP</text:p>
          </table:table-cell>
          <table:table-cell office:value-type="float" office:value="13.23" table:style-name="ce1">
            <text:p>13,2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34530" table:style-name="ce1">
            <text:p>95345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TINABC</text:p>
          </table:table-cell>
          <table:table-cell office:value-type="string" table:style-name="ce1">
            <text:p>NEJDET</text:p>
          </table:table-cell>
          <table:table-cell office:value-type="date" office:date-value="1977-02-06T00:00:00" table:style-name="ce4">
            <text:p>06/02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PLS</text:p>
          </table:table-cell>
          <table:table-cell office:value-type="string" table:style-name="ce1">
            <text:p>Master2 Prog Log Surs</text:p>
          </table:table-cell>
          <table:table-cell office:value-type="float" office:value="12.96" table:style-name="ce1">
            <text:p>12,96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9467034" table:style-name="ce1">
            <text:p>94670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ZBAABC</text:p>
          </table:table-cell>
          <table:table-cell office:value-type="string" table:style-name="ce1">
            <text:p>JAMEL</text:p>
          </table:table-cell>
          <table:table-cell office:value-type="date" office:date-value="1981-08-18T00:00:00" table:style-name="ce4">
            <text:p>18/08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R</text:p>
          </table:table-cell>
          <table:table-cell office:value-type="string" table:style-name="ce1">
            <text:p>Master1 LERCI-CARIAF</text:p>
          </table:table-cell>
          <table:table-cell office:value-type="float" office:value="9.5170000000000012" table:style-name="ce1">
            <text:p>9,51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22956" table:style-name="ce1">
            <text:p>112229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CEABC</text:p>
          </table:table-cell>
          <table:table-cell office:value-type="string" table:style-name="ce1">
            <text:p>ELSA</text:p>
          </table:table-cell>
          <table:table-cell office:value-type="date" office:date-value="1986-06-22T00:00:00" table:style-name="ce4">
            <text:p>22/06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EA</text:p>
          </table:table-cell>
          <table:table-cell office:value-type="string" table:style-name="ce1">
            <text:p>Master2Rec Psycho-CEA</text:p>
          </table:table-cell>
          <table:table-cell office:value-type="float" office:value="15.25" table:style-name="ce1">
            <text:p>15,2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93514" table:style-name="ce1">
            <text:p>101935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DULABC</text:p>
          </table:table-cell>
          <table:table-cell office:value-type="string" table:style-name="ce1">
            <text:p>SONIA</text:p>
          </table:table-cell>
          <table:table-cell office:value-type="date" office:date-value="1971-04-18T00:00:00" table:style-name="ce4">
            <text:p>18/04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3.125" table:style-name="ce1">
            <text:p>13,12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470835" table:style-name="ce1">
            <text:p>94708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DEGABC</text:p>
          </table:table-cell>
          <table:table-cell office:value-type="string" table:style-name="ce1">
            <text:p>LAETITIA</text:p>
          </table:table-cell>
          <table:table-cell office:value-type="date" office:date-value="1969-03-15T00:00:00" table:style-name="ce4">
            <text:p>15/03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1.73" table:style-name="ce1">
            <text:p>11,7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76082" table:style-name="ce1">
            <text:p>92760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ZDAABC</text:p>
          </table:table-cell>
          <table:table-cell office:value-type="string" table:style-name="ce1">
            <text:p>KAHINA</text:p>
          </table:table-cell>
          <table:table-cell office:value-type="date" office:date-value="1986-09-17T00:00:00" table:style-name="ce4">
            <text:p>17/09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2.584000000000001" table:style-name="ce1">
            <text:p>12,58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73941" table:style-name="ce1">
            <text:p>103739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DAKABC</text:p>
          </table:table-cell>
          <table:table-cell office:value-type="string" table:style-name="ce1">
            <text:p>EMILIE</text:p>
          </table:table-cell>
          <table:table-cell office:value-type="date" office:date-value="1971-05-15T00:00:00" table:style-name="ce4">
            <text:p>15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7.8109999999999999" table:style-name="ce1">
            <text:p>7,81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48153" table:style-name="ce1">
            <text:p>93481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DAKABC</text:p>
          </table:table-cell>
          <table:table-cell office:value-type="string" table:style-name="ce1">
            <text:p>EMILIE</text:p>
          </table:table-cell>
          <table:table-cell office:value-type="date" office:date-value="1970-02-06T00:00:00" table:style-name="ce4">
            <text:p>06/02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13.227" table:style-name="ce1">
            <text:p>13,22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87592" table:style-name="ce1">
            <text:p>95875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 TABC</text:p>
          </table:table-cell>
          <table:table-cell office:value-type="string" table:style-name="ce1">
            <text:p>RIM</text:p>
          </table:table-cell>
          <table:table-cell office:value-type="date" office:date-value="1970-02-18T00:00:00" table:style-name="ce4">
            <text:p>18/02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EM</text:p>
          </table:table-cell>
          <table:table-cell office:value-type="string" table:style-name="ce1">
            <text:p>Master1 Culture et Media</text:p>
          </table:table-cell>
          <table:table-cell office:value-type="float" office:value="10.375" table:style-name="ce1">
            <text:p>10,37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66321" table:style-name="ce1">
            <text:p>98663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LIABC</text:p>
          </table:table-cell>
          <table:table-cell office:value-type="string" table:style-name="ce1">
            <text:p>HICHAM</text:p>
          </table:table-cell>
          <table:table-cell office:value-type="date" office:date-value="1969-05-23T00:00:00" table:style-name="ce4">
            <text:p>23/05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2.352" table:style-name="ce1">
            <text:p>12,35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74314" table:style-name="ce1">
            <text:p>90743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GUZABC</text:p>
          </table:table-cell>
          <table:table-cell office:value-type="string" table:style-name="ce1">
            <text:p>KATIE</text:p>
          </table:table-cell>
          <table:table-cell office:value-type="date" office:date-value="1968-04-22T00:00:00" table:style-name="ce4">
            <text:p>22/04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13.861000000000001" table:style-name="ce1">
            <text:p>13,86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36021" table:style-name="ce1">
            <text:p>107360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LTAABC</text:p>
          </table:table-cell>
          <table:table-cell office:value-type="string" table:style-name="ce1">
            <text:p>RACHELLE</text:p>
          </table:table-cell>
          <table:table-cell office:value-type="date" office:date-value="1984-06-16T00:00:00" table:style-name="ce4">
            <text:p>16/06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3.183" table:style-name="ce1">
            <text:p>13,18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49370" table:style-name="ce1">
            <text:p>97493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ERABC</text:p>
          </table:table-cell>
          <table:table-cell office:value-type="string" table:style-name="ce1">
            <text:p>NICOLAS</text:p>
          </table:table-cell>
          <table:table-cell office:value-type="date" office:date-value="1977-07-31T00:00:00" table:style-name="ce4">
            <text:p>31/07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H</text:p>
          </table:table-cell>
          <table:table-cell office:value-type="string" table:style-name="ce1">
            <text:p>Master1 Metiers ensg Hist</text:p>
          </table:table-cell>
          <table:table-cell office:value-type="float" office:value="12.359" table:style-name="ce1">
            <text:p>12,35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494777" table:style-name="ce1">
            <text:p>94947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DAABC</text:p>
          </table:table-cell>
          <table:table-cell office:value-type="string" table:style-name="ce1">
            <text:p>KHADIJA</text:p>
          </table:table-cell>
          <table:table-cell office:value-type="date" office:date-value="1980-07-28T00:00:00" table:style-name="ce4">
            <text:p>28/07/1980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7.9930000000000003" table:style-name="ce1">
            <text:p>7,99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060264" table:style-name="ce1">
            <text:p>100602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DAABC</text:p>
          </table:table-cell>
          <table:table-cell office:value-type="string" table:style-name="ce1">
            <text:p>KHADIJA</text:p>
          </table:table-cell>
          <table:table-cell office:value-type="date" office:date-value="1974-01-03T00:00:00" table:style-name="ce4">
            <text:p>03/01/1974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9.0080000000000009" table:style-name="ce1">
            <text:p>9,00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46333" table:style-name="ce1">
            <text:p>1034633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LIABC</text:p>
          </table:table-cell>
          <table:table-cell office:value-type="string" table:style-name="ce1">
            <text:p>ERIKA</text:p>
          </table:table-cell>
          <table:table-cell office:value-type="date" office:date-value="1968-01-10T00:00:00" table:style-name="ce4">
            <text:p>10/0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2.15" table:style-name="ce1">
            <text:p>12,1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40472" table:style-name="ce1">
            <text:p>113404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PEZABC</text:p>
          </table:table-cell>
          <table:table-cell office:value-type="string" table:style-name="ce1">
            <text:p>MAGALIE</text:p>
          </table:table-cell>
          <table:table-cell office:value-type="date" office:date-value="1984-12-07T00:00:00" table:style-name="ce4">
            <text:p>07/1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5.417000000000002" table:style-name="ce1">
            <text:p>15,41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85968" table:style-name="ce1">
            <text:p>112859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DOJABC</text:p>
          </table:table-cell>
          <table:table-cell office:value-type="string" table:style-name="ce1">
            <text:p>MARINA</text:p>
          </table:table-cell>
          <table:table-cell office:value-type="date" office:date-value="1986-03-25T00:00:00" table:style-name="ce4">
            <text:p>25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652000000000001" table:style-name="ce1">
            <text:p>13,65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97913" table:style-name="ce1">
            <text:p>100979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QUEABC</text:p>
          </table:table-cell>
          <table:table-cell office:value-type="string" table:style-name="ce1">
            <text:p>ANDREA</text:p>
          </table:table-cell>
          <table:table-cell office:value-type="date" office:date-value="1976-08-20T00:00:00" table:style-name="ce4">
            <text:p>20/08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PI</text:p>
          </table:table-cell>
          <table:table-cell office:value-type="string" table:style-name="ce1">
            <text:p>Master2Rech DPIE-Interne</text:p>
          </table:table-cell>
          <table:table-cell office:value-type="float" office:value="13.625" table:style-name="ce1">
            <text:p>13,6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47244" table:style-name="ce1">
            <text:p>1144724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AKABC</text:p>
          </table:table-cell>
          <table:table-cell office:value-type="string" table:style-name="ce1">
            <text:p>HASNA</text:p>
          </table:table-cell>
          <table:table-cell office:value-type="date" office:date-value="1978-10-20T00:00:00" table:style-name="ce4">
            <text:p>20/10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7.0670000000000002" table:style-name="ce1">
            <text:p>7,06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61494" table:style-name="ce1">
            <text:p>95614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AKABC</text:p>
          </table:table-cell>
          <table:table-cell office:value-type="string" table:style-name="ce1">
            <text:p>HASNA</text:p>
          </table:table-cell>
          <table:table-cell office:value-type="date" office:date-value="1967-09-30T00:00:00" table:style-name="ce4">
            <text:p>30/09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9.3979999999999997" table:style-name="ce1">
            <text:p>9,39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55931" table:style-name="ce1">
            <text:p>90559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LAABC</text:p>
          </table:table-cell>
          <table:table-cell office:value-type="string" table:style-name="ce1">
            <text:p>HAKIM</text:p>
          </table:table-cell>
          <table:table-cell office:value-type="date" office:date-value="1981-06-28T00:00:00" table:style-name="ce4">
            <text:p>28/06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R</text:p>
          </table:table-cell>
          <table:table-cell office:value-type="string" table:style-name="ce1">
            <text:p>Master1 Image et Reseaux</text:p>
          </table:table-cell>
          <table:table-cell office:value-type="float" office:value="9.4350000000000005" table:style-name="ce1">
            <text:p>9,435</text:p>
          </table:table-cell>
          <table:table-cell office:value-type="string" table:style-name="ce1">
            <text:p>AJ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9004382" table:style-name="ce1">
            <text:p>900438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LAABC</text:p>
          </table:table-cell>
          <table:table-cell office:value-type="string" table:style-name="ce1">
            <text:p>HAKIM</text:p>
          </table:table-cell>
          <table:table-cell office:value-type="date" office:date-value="1979-07-02T00:00:00" table:style-name="ce4">
            <text:p>02/07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R</text:p>
          </table:table-cell>
          <table:table-cell office:value-type="string" table:style-name="ce1">
            <text:p>Master1 Image et Reseaux</text:p>
          </table:table-cell>
          <table:table-cell office:value-type="float" office:value="9.6050000000000004" table:style-name="ce1">
            <text:p>9,6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99678" table:style-name="ce1">
            <text:p>108996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ABAABC</text:p>
          </table:table-cell>
          <table:table-cell office:value-type="string" table:style-name="ce1">
            <text:p>AMANDINE</text:p>
          </table:table-cell>
          <table:table-cell office:value-type="date" office:date-value="1968-07-21T00:00:00" table:style-name="ce4">
            <text:p>21/07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5.5340000000000007" table:style-name="ce1">
            <text:p>5,5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25427" table:style-name="ce1">
            <text:p>1062542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ABAABC</text:p>
          </table:table-cell>
          <table:table-cell office:value-type="string" table:style-name="ce1">
            <text:p>AMANDINE</text:p>
          </table:table-cell>
          <table:table-cell office:value-type="date" office:date-value="1971-02-19T00:00:00" table:style-name="ce4">
            <text:p>19/02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12.534000000000001" table:style-name="ce1">
            <text:p>12,5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36187" table:style-name="ce1">
            <text:p>93361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TIABC</text:p>
          </table:table-cell>
          <table:table-cell office:value-type="string" table:style-name="ce1">
            <text:p>DAVILA</text:p>
          </table:table-cell>
          <table:table-cell office:value-type="date" office:date-value="1967-12-03T00:00:00" table:style-name="ce4">
            <text:p>03/1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3.642000000000001" table:style-name="ce1">
            <text:p>13,6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14358" table:style-name="ce1">
            <text:p>113143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YARABC</text:p>
          </table:table-cell>
          <table:table-cell office:value-type="string" table:style-name="ce1">
            <text:p>MELISSA</text:p>
          </table:table-cell>
          <table:table-cell office:value-type="date" office:date-value="1976-01-11T00:00:00" table:style-name="ce4">
            <text:p>11/0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51" table:style-name="ce1">
            <text:p>13,5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99702" table:style-name="ce1">
            <text:p>102997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IDABC</text:p>
          </table:table-cell>
          <table:table-cell office:value-type="string" table:style-name="ce1">
            <text:p>FAOULA</text:p>
          </table:table-cell>
          <table:table-cell office:value-type="date" office:date-value="1985-08-21T00:00:00" table:style-name="ce4">
            <text:p>21/08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9.4459999999999997" table:style-name="ce1">
            <text:p>9,44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50487" table:style-name="ce1">
            <text:p>103504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AGABC</text:p>
          </table:table-cell>
          <table:table-cell office:value-type="string" table:style-name="ce1">
            <text:p>HAWA</text:p>
          </table:table-cell>
          <table:table-cell office:value-type="date" office:date-value="1985-03-30T00:00:00" table:style-name="ce4">
            <text:p>30/03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SST</text:p>
          </table:table-cell>
          <table:table-cell office:value-type="string" table:style-name="ce1">
            <text:p>Master1 SSO-SST</text:p>
          </table:table-cell>
          <table:table-cell office:value-type="float" office:value="12.89" table:style-name="ce1">
            <text:p>12,8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38363" table:style-name="ce1">
            <text:p>97383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LLABC</text:p>
          </table:table-cell>
          <table:table-cell office:value-type="string" table:style-name="ce1">
            <text:p>FANNY</text:p>
          </table:table-cell>
          <table:table-cell office:value-type="date" office:date-value="1980-11-16T00:00:00" table:style-name="ce4">
            <text:p>16/1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4.015000000000001" table:style-name="ce1">
            <text:p>14,0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56273" table:style-name="ce1">
            <text:p>101562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A ABC</text:p>
          </table:table-cell>
          <table:table-cell office:value-type="string" table:style-name="ce1">
            <text:p>PRISCILLA</text:p>
          </table:table-cell>
          <table:table-cell office:value-type="date" office:date-value="1976-10-24T00:00:00" table:style-name="ce4">
            <text:p>24/10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PS4</text:p>
          </table:table-cell>
          <table:table-cell office:value-type="string" table:style-name="ce1">
            <text:p>Lic AES an3 pa.APS(ITSRS)</text:p>
          </table:table-cell>
          <table:table-cell office:value-type="float" office:value="11.146000000000001" table:style-name="ce1">
            <text:p>11,14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26535" table:style-name="ce1">
            <text:p>103265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YABC</text:p>
          </table:table-cell>
          <table:table-cell office:value-type="string" table:style-name="ce1">
            <text:p>MARIE</text:p>
          </table:table-cell>
          <table:table-cell office:value-type="date" office:date-value="1978-06-28T00:00:00" table:style-name="ce4">
            <text:p>28/06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25" table:style-name="ce1">
            <text:p>13,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63493" table:style-name="ce1">
            <text:p>91634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MIABC</text:p>
          </table:table-cell>
          <table:table-cell office:value-type="string" table:style-name="ce1">
            <text:p>AUDREY</text:p>
          </table:table-cell>
          <table:table-cell office:value-type="date" office:date-value="1986-06-20T00:00:00" table:style-name="ce4">
            <text:p>20/06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IL</text:p>
          </table:table-cell>
          <table:table-cell office:value-type="string" table:style-name="ce1">
            <text:p>Master2Pro SLTL-TILDE</text:p>
          </table:table-cell>
          <table:table-cell office:value-type="float" office:value="11.252000000000001" table:style-name="ce1">
            <text:p>11,2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59409" table:style-name="ce1">
            <text:p>92594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CHEABC</text:p>
          </table:table-cell>
          <table:table-cell office:value-type="string" table:style-name="ce1">
            <text:p>ELISE</text:p>
          </table:table-cell>
          <table:table-cell office:value-type="date" office:date-value="1973-12-07T00:00:00" table:style-name="ce4">
            <text:p>07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7.1630000000000003" table:style-name="ce1">
            <text:p>7,1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78216" table:style-name="ce1">
            <text:p>91782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CHEABC</text:p>
          </table:table-cell>
          <table:table-cell office:value-type="string" table:style-name="ce1">
            <text:p>ELISE</text:p>
          </table:table-cell>
          <table:table-cell office:value-type="date" office:date-value="1967-01-14T00:00:00" table:style-name="ce4">
            <text:p>14/0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14.663" table:style-name="ce1">
            <text:p>14,6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76672" table:style-name="ce1">
            <text:p>112766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CENABC</text:p>
          </table:table-cell>
          <table:table-cell office:value-type="string" table:style-name="ce1">
            <text:p>ELIF</text:p>
          </table:table-cell>
          <table:table-cell office:value-type="date" office:date-value="1967-06-13T00:00:00" table:style-name="ce4">
            <text:p>13/06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IE</text:p>
          </table:table-cell>
          <table:table-cell office:value-type="string" table:style-name="ce1">
            <text:p>Master2Rec DEI pa. Eco</text:p>
          </table:table-cell>
          <table:table-cell office:value-type="float" office:value="11.104000000000001" table:style-name="ce1">
            <text:p>11,1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44019" table:style-name="ce1">
            <text:p>1054401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GIABC</text:p>
          </table:table-cell>
          <table:table-cell office:value-type="string" table:style-name="ce1">
            <text:p>VINCENT</text:p>
          </table:table-cell>
          <table:table-cell office:value-type="date" office:date-value="1968-07-21T00:00:00" table:style-name="ce4">
            <text:p>21/07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13.361000000000001" table:style-name="ce1">
            <text:p>13,36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04464" table:style-name="ce1">
            <text:p>89044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CHABC</text:p>
          </table:table-cell>
          <table:table-cell office:value-type="string" table:style-name="ce1">
            <text:p>SABRINA</text:p>
          </table:table-cell>
          <table:table-cell office:value-type="date" office:date-value="1977-06-02T00:00:00" table:style-name="ce4">
            <text:p>02/06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0.917" table:style-name="ce1">
            <text:p>10,9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59469" table:style-name="ce1">
            <text:p>108594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OABC</text:p>
          </table:table-cell>
          <table:table-cell office:value-type="string" table:style-name="ce1">
            <text:p>GELILA</text:p>
          </table:table-cell>
          <table:table-cell office:value-type="date" office:date-value="1979-09-02T00:00:00" table:style-name="ce4">
            <text:p>02/09/1979</text:p>
          </table:table-cell>
          <table:table-cell office:value-type="string" table:style-name="ce1">
            <text:p>315</text:p>
          </table:table-cell>
          <table:table-cell office:value-type="string" table:style-name="ce1">
            <text:p>ETHIOPIEN(NE)</text:p>
          </table:table-cell>
          <table:table-cell office:value-type="string" table:style-name="ce1">
            <text:p>D4REI</text:p>
          </table:table-cell>
          <table:table-cell office:value-type="string" table:style-name="ce1">
            <text:p>Master1 REI</text:p>
          </table:table-cell>
          <table:table-cell office:value-type="float" office:value="11.688000000000001" table:style-name="ce1">
            <text:p>11,68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86474" table:style-name="ce1">
            <text:p>110864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ZAFABC</text:p>
          </table:table-cell>
          <table:table-cell office:value-type="string" table:style-name="ce1">
            <text:p>RICKY</text:p>
          </table:table-cell>
          <table:table-cell office:value-type="date" office:date-value="1982-08-13T00:00:00" table:style-name="ce4">
            <text:p>13/08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6.8240000000000007" table:style-name="ce1">
            <text:p>6,82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48538" table:style-name="ce1">
            <text:p>102485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ZAFABC</text:p>
          </table:table-cell>
          <table:table-cell office:value-type="string" table:style-name="ce1">
            <text:p>RICKY</text:p>
          </table:table-cell>
          <table:table-cell office:value-type="date" office:date-value="1978-08-21T00:00:00" table:style-name="ce4">
            <text:p>21/08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8.2949999999999999" table:style-name="ce1">
            <text:p>8,295</text:p>
          </table:table-cell>
          <table:table-cell office:value-type="string" table:style-name="ce1">
            <text:p>AJ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10314215" table:style-name="ce1">
            <text:p>103142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DAABC</text:p>
          </table:table-cell>
          <table:table-cell office:value-type="string" table:style-name="ce1">
            <text:p>HANANE</text:p>
          </table:table-cell>
          <table:table-cell office:value-type="date" office:date-value="1977-10-27T00:00:00" table:style-name="ce4">
            <text:p>27/10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1.23" table:style-name="ce1">
            <text:p>11,23</text:p>
          </table:table-cell>
          <table:table-cell office:value-type="string" table:style-name="ce1">
            <text:p>ADM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11252783" table:style-name="ce1">
            <text:p>112527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SSAABC</text:p>
          </table:table-cell>
          <table:table-cell office:value-type="string" table:style-name="ce1">
            <text:p>JULIE</text:p>
          </table:table-cell>
          <table:table-cell office:value-type="date" office:date-value="1981-06-21T00:00:00" table:style-name="ce4">
            <text:p>21/06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BTC</text:p>
          </table:table-cell>
          <table:table-cell office:value-type="string" table:style-name="ce1">
            <text:p>Master2 BTCG</text:p>
          </table:table-cell>
          <table:table-cell office:value-type="float" office:value="13.8" table:style-name="ce1">
            <text:p>13,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41606" table:style-name="ce1">
            <text:p>1104160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MTEABC</text:p>
          </table:table-cell>
          <table:table-cell office:value-type="string" table:style-name="ce1">
            <text:p>ALEXANDRA</text:p>
          </table:table-cell>
          <table:table-cell office:value-type="date" office:date-value="1971-01-16T00:00:00" table:style-name="ce4">
            <text:p>16/0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HIS</text:p>
          </table:table-cell>
          <table:table-cell office:value-type="string" table:style-name="ce1">
            <text:p>Lic Hist-Geo an1 Histoire</text:p>
          </table:table-cell>
          <table:table-cell office:value-type="float" office:value="0.67" table:style-name="ce1">
            <text:p>0,6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01873" table:style-name="ce1">
            <text:p>1130187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REABC</text:p>
          </table:table-cell>
          <table:table-cell office:value-type="string" table:style-name="ce1">
            <text:p>LASSINA BABA</text:p>
          </table:table-cell>
          <table:table-cell office:value-type="date" office:date-value="1968-04-22T00:00:00" table:style-name="ce4">
            <text:p>22/04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S3ME2</text:p>
          </table:table-cell>
          <table:table-cell office:value-type="string" table:style-name="ce1">
            <text:p>LIC PRO MECANIQUE (AP)</text:p>
          </table:table-cell>
          <table:table-cell office:value-type="float" office:value="12.77" table:style-name="ce1">
            <text:p>12,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03448" table:style-name="ce1">
            <text:p>98034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RAABC</text:p>
          </table:table-cell>
          <table:table-cell office:value-type="string" table:style-name="ce1">
            <text:p>ABDOUL</text:p>
          </table:table-cell>
          <table:table-cell office:value-type="date" office:date-value="1984-02-10T00:00:00" table:style-name="ce4">
            <text:p>10/0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9.09" table:style-name="ce1">
            <text:p>9,09</text:p>
          </table:table-cell>
          <table:table-cell office:value-type="string" table:style-name="ce1">
            <text:p>AJ</text:p>
          </table:table-cell>
          <table:table-cell office:value-type="float" office:value="110" table:style-name="ce1">
            <text:p>110</text:p>
          </table:table-cell>
          <table:table-cell table:number-columns-repeated="16372"/>
        </table:table-row>
        <table:table-row table:style-name="ro1">
          <table:table-cell office:value-type="float" office:value="10598908" table:style-name="ce1">
            <text:p>105989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RAABC</text:p>
          </table:table-cell>
          <table:table-cell office:value-type="string" table:style-name="ce1">
            <text:p>ABDOUL</text:p>
          </table:table-cell>
          <table:table-cell office:value-type="date" office:date-value="1966-03-03T00:00:00" table:style-name="ce4">
            <text:p>03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9.09" table:style-name="ce1">
            <text:p>9,0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48298" table:style-name="ce1">
            <text:p>112482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OGUABC</text:p>
          </table:table-cell>
          <table:table-cell office:value-type="string" table:style-name="ce1">
            <text:p>NOLVENN</text:p>
          </table:table-cell>
          <table:table-cell office:value-type="date" office:date-value="1968-08-21T00:00:00" table:style-name="ce4">
            <text:p>21/08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AES4</text:p>
          </table:table-cell>
          <table:table-cell office:value-type="string" table:style-name="ce1">
            <text:p>Lic AES an2 (ITSRS)</text:p>
          </table:table-cell>
          <table:table-cell office:value-type="float" office:value="12.667" table:style-name="ce1">
            <text:p>12,6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01848" table:style-name="ce1">
            <text:p>100018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ISNABC</text:p>
          </table:table-cell>
          <table:table-cell office:value-type="string" table:style-name="ce1">
            <text:p>LIONEL</text:p>
          </table:table-cell>
          <table:table-cell office:value-type="date" office:date-value="1969-05-11T00:00:00" table:style-name="ce4">
            <text:p>11/05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8.7799999999999994" table:style-name="ce1">
            <text:p>8,78</text:p>
          </table:table-cell>
          <table:table-cell office:value-type="string" table:style-name="ce1">
            <text:p>AJ</text:p>
          </table:table-cell>
          <table:table-cell office:value-type="float" office:value="118" table:style-name="ce1">
            <text:p>118</text:p>
          </table:table-cell>
          <table:table-cell table:number-columns-repeated="16372"/>
        </table:table-row>
        <table:table-row table:style-name="ro1">
          <table:table-cell office:value-type="float" office:value="9343265" table:style-name="ce1">
            <text:p>93432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ISNABC</text:p>
          </table:table-cell>
          <table:table-cell office:value-type="string" table:style-name="ce1">
            <text:p>LIONEL</text:p>
          </table:table-cell>
          <table:table-cell office:value-type="date" office:date-value="1969-12-13T00:00:00" table:style-name="ce4">
            <text:p>13/1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8.7799999999999994" table:style-name="ce1">
            <text:p>8,7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21678" table:style-name="ce1">
            <text:p>103216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OABC</text:p>
          </table:table-cell>
          <table:table-cell office:value-type="string" table:style-name="ce1">
            <text:p>ELISABETH-MARIE</text:p>
          </table:table-cell>
          <table:table-cell office:value-type="date" office:date-value="1975-04-30T00:00:00" table:style-name="ce4">
            <text:p>30/04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48357" table:style-name="ce1">
            <text:p>97483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STRABC</text:p>
          </table:table-cell>
          <table:table-cell office:value-type="string" table:style-name="ce1">
            <text:p>ALISSON</text:p>
          </table:table-cell>
          <table:table-cell office:value-type="date" office:date-value="1968-06-02T00:00:00" table:style-name="ce4">
            <text:p>02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ONG</text:p>
          </table:table-cell>
          <table:table-cell office:value-type="string" table:style-name="ce1">
            <text:p>Master2Pro ONG</text:p>
          </table:table-cell>
          <table:table-cell office:value-type="float" office:value="12.066000000000001" table:style-name="ce1">
            <text:p>12,06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98508" table:style-name="ce1">
            <text:p>999850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AABC</text:p>
          </table:table-cell>
          <table:table-cell office:value-type="string" table:style-name="ce1">
            <text:p>PRISCILLIA</text:p>
          </table:table-cell>
          <table:table-cell office:value-type="date" office:date-value="1974-01-05T00:00:00" table:style-name="ce4">
            <text:p>05/0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4.8" table:style-name="ce1">
            <text:p>4,8</text:p>
          </table:table-cell>
          <table:table-cell office:value-type="string" table:style-name="ce1">
            <text:p>AJ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9810901" table:style-name="ce1">
            <text:p>98109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AABC</text:p>
          </table:table-cell>
          <table:table-cell office:value-type="string" table:style-name="ce1">
            <text:p>PRISCILLIA</text:p>
          </table:table-cell>
          <table:table-cell office:value-type="date" office:date-value="1967-11-18T00:00:00" table:style-name="ce4">
            <text:p>18/1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4.8" table:style-name="ce1">
            <text:p>4,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08141" table:style-name="ce1">
            <text:p>107081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TABC</text:p>
          </table:table-cell>
          <table:table-cell office:value-type="string" table:style-name="ce1">
            <text:p>HADIA</text:p>
          </table:table-cell>
          <table:table-cell office:value-type="date" office:date-value="1979-11-20T00:00:00" table:style-name="ce4">
            <text:p>20/1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7.9170000000000007" table:style-name="ce1">
            <text:p>7,91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41471" table:style-name="ce1">
            <text:p>95414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TABC</text:p>
          </table:table-cell>
          <table:table-cell office:value-type="string" table:style-name="ce1">
            <text:p>HADIA</text:p>
          </table:table-cell>
          <table:table-cell office:value-type="date" office:date-value="1979-06-03T00:00:00" table:style-name="ce4">
            <text:p>03/06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23" table:style-name="ce1">
            <text:p>10,2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29340" table:style-name="ce1">
            <text:p>109293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GEABC</text:p>
          </table:table-cell>
          <table:table-cell office:value-type="string" table:style-name="ce1">
            <text:p>ANTOINE</text:p>
          </table:table-cell>
          <table:table-cell office:value-type="date" office:date-value="1977-10-05T00:00:00" table:style-name="ce4">
            <text:p>05/10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MP</text:p>
          </table:table-cell>
          <table:table-cell office:value-type="string" table:style-name="ce1">
            <text:p>Master2Pro IMPI</text:p>
          </table:table-cell>
          <table:table-cell office:value-type="float" office:value="12.317" table:style-name="ce1">
            <text:p>12,3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55426" table:style-name="ce1">
            <text:p>112554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RIABC</text:p>
          </table:table-cell>
          <table:table-cell office:value-type="string" table:style-name="ce1">
            <text:p>PIERRE</text:p>
          </table:table-cell>
          <table:table-cell office:value-type="date" office:date-value="1983-08-06T00:00:00" table:style-name="ce4">
            <text:p>06/08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3.367000000000001" table:style-name="ce1">
            <text:p>13,3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32753" table:style-name="ce1">
            <text:p>107327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GNABC</text:p>
          </table:table-cell>
          <table:table-cell office:value-type="string" table:style-name="ce1">
            <text:p>CHRISTOPHE</text:p>
          </table:table-cell>
          <table:table-cell office:value-type="date" office:date-value="1970-02-27T00:00:00" table:style-name="ce4">
            <text:p>27/02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1.6" table:style-name="ce1">
            <text:p>11,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64798" table:style-name="ce1">
            <text:p>89647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NKABC</text:p>
          </table:table-cell>
          <table:table-cell office:value-type="string" table:style-name="ce1">
            <text:p>CECILE</text:p>
          </table:table-cell>
          <table:table-cell office:value-type="date" office:date-value="1980-03-02T00:00:00" table:style-name="ce4">
            <text:p>02/03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782" table:style-name="ce1">
            <text:p>9,78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07221" table:style-name="ce1">
            <text:p>90072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RABC</text:p>
          </table:table-cell>
          <table:table-cell office:value-type="string" table:style-name="ce1">
            <text:p>RAMATA - KEN</text:p>
          </table:table-cell>
          <table:table-cell office:value-type="date" office:date-value="1970-06-05T00:00:00" table:style-name="ce4">
            <text:p>05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625" table:style-name="ce1">
            <text:p>8,6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40269" table:style-name="ce1">
            <text:p>94402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RABC</text:p>
          </table:table-cell>
          <table:table-cell office:value-type="string" table:style-name="ce1">
            <text:p>RAMATA - KEN</text:p>
          </table:table-cell>
          <table:table-cell office:value-type="date" office:date-value="1975-05-22T00:00:00" table:style-name="ce4">
            <text:p>22/05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729000000000001" table:style-name="ce1">
            <text:p>8,72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53657" table:style-name="ce1">
            <text:p>114536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GEABC</text:p>
          </table:table-cell>
          <table:table-cell office:value-type="string" table:style-name="ce1">
            <text:p>AURELIE</text:p>
          </table:table-cell>
          <table:table-cell office:value-type="date" office:date-value="1975-08-09T00:00:00" table:style-name="ce4">
            <text:p>09/08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4.467000000000001" table:style-name="ce1">
            <text:p>14,4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97099" table:style-name="ce1">
            <text:p>101970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NIABC</text:p>
          </table:table-cell>
          <table:table-cell office:value-type="string" table:style-name="ce1">
            <text:p>HANNAN</text:p>
          </table:table-cell>
          <table:table-cell office:value-type="date" office:date-value="1969-09-03T00:00:00" table:style-name="ce4">
            <text:p>03/09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RIM</text:p>
          </table:table-cell>
          <table:table-cell office:value-type="string" table:style-name="ce1">
            <text:p>Master2 Reseaux info ap</text:p>
          </table:table-cell>
          <table:table-cell office:value-type="float" office:value="13.18" table:style-name="ce1">
            <text:p>13,18</text:p>
          </table:table-cell>
          <table:table-cell office:value-type="string" table:style-name="ce1">
            <text:p>ADM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9843820" table:style-name="ce1">
            <text:p>98438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LIGABC</text:p>
          </table:table-cell>
          <table:table-cell office:value-type="string" table:style-name="ce1">
            <text:p>LAETITIA</text:p>
          </table:table-cell>
          <table:table-cell office:value-type="date" office:date-value="1987-07-05T00:00:00" table:style-name="ce4">
            <text:p>05/07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9.918000000000001" table:style-name="ce1">
            <text:p>9,91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27902" table:style-name="ce1">
            <text:p>105279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LIGABC</text:p>
          </table:table-cell>
          <table:table-cell office:value-type="string" table:style-name="ce1">
            <text:p>LAETITIA</text:p>
          </table:table-cell>
          <table:table-cell office:value-type="date" office:date-value="1984-04-30T00:00:00" table:style-name="ce4">
            <text:p>30/04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10.018000000000001" table:style-name="ce1">
            <text:p>10,01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52294" table:style-name="ce1">
            <text:p>103522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CABC</text:p>
          </table:table-cell>
          <table:table-cell office:value-type="string" table:style-name="ce1">
            <text:p>JEAN-PASCAL</text:p>
          </table:table-cell>
          <table:table-cell office:value-type="date" office:date-value="1977-07-27T00:00:00" table:style-name="ce4">
            <text:p>27/07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3.3920000000000003" table:style-name="ce1">
            <text:p>3,39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69747" table:style-name="ce1">
            <text:p>936974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CABC</text:p>
          </table:table-cell>
          <table:table-cell office:value-type="string" table:style-name="ce1">
            <text:p>JEAN-PASCAL</text:p>
          </table:table-cell>
          <table:table-cell office:value-type="date" office:date-value="1983-06-01T00:00:00" table:style-name="ce4">
            <text:p>01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3.5590000000000002" table:style-name="ce1">
            <text:p>3,55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76849" table:style-name="ce1">
            <text:p>103768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YLAABC</text:p>
          </table:table-cell>
          <table:table-cell office:value-type="string" table:style-name="ce1">
            <text:p>WAFAA</text:p>
          </table:table-cell>
          <table:table-cell office:value-type="date" office:date-value="1982-03-11T00:00:00" table:style-name="ce4">
            <text:p>11/03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2.521000000000001" table:style-name="ce1">
            <text:p>12,5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64583" table:style-name="ce1">
            <text:p>1026458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CIABC</text:p>
          </table:table-cell>
          <table:table-cell office:value-type="string" table:style-name="ce1">
            <text:p>MEDDY</text:p>
          </table:table-cell>
          <table:table-cell office:value-type="date" office:date-value="1975-02-27T00:00:00" table:style-name="ce4">
            <text:p>27/0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1.7" table:style-name="ce1">
            <text:p>11,7</text:p>
          </table:table-cell>
          <table:table-cell office:value-type="string" table:style-name="ce1">
            <text:p>ADM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9803232" table:style-name="ce1">
            <text:p>98032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OIABC</text:p>
          </table:table-cell>
          <table:table-cell office:value-type="string" table:style-name="ce1">
            <text:p>LUCILE</text:p>
          </table:table-cell>
          <table:table-cell office:value-type="date" office:date-value="1974-05-11T00:00:00" table:style-name="ce4">
            <text:p>11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652000000000001" table:style-name="ce1">
            <text:p>13,6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21834" table:style-name="ce1">
            <text:p>104218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LOABC</text:p>
          </table:table-cell>
          <table:table-cell office:value-type="string" table:style-name="ce1">
            <text:p>SONIA</text:p>
          </table:table-cell>
          <table:table-cell office:value-type="date" office:date-value="1979-12-05T00:00:00" table:style-name="ce4">
            <text:p>05/1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2CS</text:p>
          </table:table-cell>
          <table:table-cell office:value-type="string" table:style-name="ce1">
            <text:p>DUT CS op. AS an2</text:p>
          </table:table-cell>
          <table:table-cell office:value-type="float" office:value="12.976000000000001" table:style-name="ce1">
            <text:p>12,97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40172" table:style-name="ce1">
            <text:p>101401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TIABC</text:p>
          </table:table-cell>
          <table:table-cell office:value-type="string" table:style-name="ce1">
            <text:p>JULIEN</text:p>
          </table:table-cell>
          <table:table-cell office:value-type="date" office:date-value="1974-07-09T00:00:00" table:style-name="ce4">
            <text:p>09/07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2.11" table:style-name="ce1">
            <text:p>12,11</text:p>
          </table:table-cell>
          <table:table-cell office:value-type="string" table:style-name="ce1">
            <text:p>ADM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10920593" table:style-name="ce1">
            <text:p>109205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IABC</text:p>
          </table:table-cell>
          <table:table-cell office:value-type="string" table:style-name="ce1">
            <text:p>JULIA</text:p>
          </table:table-cell>
          <table:table-cell office:value-type="date" office:date-value="1965-10-05T00:00:00" table:style-name="ce4">
            <text:p>05/10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2</text:p>
          </table:table-cell>
          <table:table-cell office:value-type="string" table:style-name="ce1">
            <text:p>Master1 GEO sp. CCA (AP)</text:p>
          </table:table-cell>
          <table:table-cell office:value-type="float" office:value="12.087" table:style-name="ce1">
            <text:p>12,08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22161" table:style-name="ce1">
            <text:p>1002216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KACABC</text:p>
          </table:table-cell>
          <table:table-cell office:value-type="string" table:style-name="ce1">
            <text:p>CARLOS</text:p>
          </table:table-cell>
          <table:table-cell office:value-type="date" office:date-value="1970-08-09T00:00:00" table:style-name="ce4">
            <text:p>09/08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8.5910000000000011" table:style-name="ce1">
            <text:p>8,59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36805" table:style-name="ce1">
            <text:p>110368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KACABC</text:p>
          </table:table-cell>
          <table:table-cell office:value-type="string" table:style-name="ce1">
            <text:p>CARLOS</text:p>
          </table:table-cell>
          <table:table-cell office:value-type="date" office:date-value="1966-12-05T00:00:00" table:style-name="ce4">
            <text:p>05/1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0.607000000000001" table:style-name="ce1">
            <text:p>10,60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39348" table:style-name="ce1">
            <text:p>1143934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TAABC</text:p>
          </table:table-cell>
          <table:table-cell office:value-type="string" table:style-name="ce1">
            <text:p>NFONO</text:p>
          </table:table-cell>
          <table:table-cell office:value-type="date" office:date-value="1977-10-20T00:00:00" table:style-name="ce4">
            <text:p>20/10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EM</text:p>
          </table:table-cell>
          <table:table-cell office:value-type="string" table:style-name="ce1">
            <text:p>Master1 Culture et Media</text:p>
          </table:table-cell>
          <table:table-cell office:value-type="float" office:value="12.334000000000001" table:style-name="ce1">
            <text:p>12,3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70798" table:style-name="ce1">
            <text:p>109707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GACABC</text:p>
          </table:table-cell>
          <table:table-cell office:value-type="string" table:style-name="ce1">
            <text:p>SARAH</text:p>
          </table:table-cell>
          <table:table-cell office:value-type="date" office:date-value="1975-06-17T00:00:00" table:style-name="ce4">
            <text:p>17/06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DE</text:p>
          </table:table-cell>
          <table:table-cell office:value-type="string" table:style-name="ce1">
            <text:p>Master2 ICO - Comm Entrep</text:p>
          </table:table-cell>
          <table:table-cell office:value-type="float" office:value="12.275" table:style-name="ce1">
            <text:p>12,2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06480" table:style-name="ce1">
            <text:p>102064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OBABC</text:p>
          </table:table-cell>
          <table:table-cell office:value-type="string" table:style-name="ce1">
            <text:p>CECILE</text:p>
          </table:table-cell>
          <table:table-cell office:value-type="date" office:date-value="1979-02-10T00:00:00" table:style-name="ce4">
            <text:p>10/0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6.05" table:style-name="ce1">
            <text:p>16,0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27741" table:style-name="ce1">
            <text:p>90277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VAABC</text:p>
          </table:table-cell>
          <table:table-cell office:value-type="string" table:style-name="ce1">
            <text:p>AZIEL</text:p>
          </table:table-cell>
          <table:table-cell office:value-type="date" office:date-value="1967-11-20T00:00:00" table:style-name="ce4">
            <text:p>20/1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IN7</text:p>
          </table:table-cell>
          <table:table-cell office:value-type="string" table:style-name="ce1">
            <text:p>DUT INFORMATIQUE (AS)</text:p>
          </table:table-cell>
          <table:table-cell office:value-type="float" office:value="13.3" table:style-name="ce1">
            <text:p>13,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25949" table:style-name="ce1">
            <text:p>90259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BROABC</text:p>
          </table:table-cell>
          <table:table-cell office:value-type="string" table:style-name="ce1">
            <text:p>TEDDY</text:p>
          </table:table-cell>
          <table:table-cell office:value-type="date" office:date-value="1975-03-25T00:00:00" table:style-name="ce4">
            <text:p>25/03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4.708" table:style-name="ce1">
            <text:p>14,70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28003" table:style-name="ce1">
            <text:p>105280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HYEABC</text:p>
          </table:table-cell>
          <table:table-cell office:value-type="string" table:style-name="ce1">
            <text:p>CORALIE</text:p>
          </table:table-cell>
          <table:table-cell office:value-type="date" office:date-value="1981-01-20T00:00:00" table:style-name="ce4">
            <text:p>20/0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11.65" table:style-name="ce1">
            <text:p>11,6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41759" table:style-name="ce1">
            <text:p>102417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HYEABC</text:p>
          </table:table-cell>
          <table:table-cell office:value-type="string" table:style-name="ce1">
            <text:p>CORALIE</text:p>
          </table:table-cell>
          <table:table-cell office:value-type="date" office:date-value="1969-10-09T00:00:00" table:style-name="ce4">
            <text:p>09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11.84" table:style-name="ce1">
            <text:p>11,84</text:p>
          </table:table-cell>
          <table:table-cell table:number-columns-repeated="16374" table:style-name="ce1"/>
        </table:table-row>
        <table:table-row table:style-name="ro1">
          <table:table-cell office:value-type="float" office:value="10815444" table:style-name="ce1">
            <text:p>1081544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JOABC</text:p>
          </table:table-cell>
          <table:table-cell office:value-type="string" table:style-name="ce1">
            <text:p>REJANE</text:p>
          </table:table-cell>
          <table:table-cell office:value-type="date" office:date-value="1966-06-29T00:00:00" table:style-name="ce4">
            <text:p>29/06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4.7919999999999998" table:style-name="ce1">
            <text:p>4,79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25809" table:style-name="ce1">
            <text:p>93258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JOABC</text:p>
          </table:table-cell>
          <table:table-cell office:value-type="string" table:style-name="ce1">
            <text:p>REJANE</text:p>
          </table:table-cell>
          <table:table-cell office:value-type="date" office:date-value="1977-10-22T00:00:00" table:style-name="ce4">
            <text:p>22/10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146000000000001" table:style-name="ce1">
            <text:p>10,14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24987" table:style-name="ce1">
            <text:p>112249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YOUABC</text:p>
          </table:table-cell>
          <table:table-cell office:value-type="string" table:style-name="ce1">
            <text:p>RABIA</text:p>
          </table:table-cell>
          <table:table-cell office:value-type="date" office:date-value="1980-01-10T00:00:00" table:style-name="ce4">
            <text:p>10/0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6.24" table:style-name="ce1">
            <text:p>6,2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767002" table:style-name="ce1">
            <text:p>97670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YOUABC</text:p>
          </table:table-cell>
          <table:table-cell office:value-type="string" table:style-name="ce1">
            <text:p>RABIA</text:p>
          </table:table-cell>
          <table:table-cell office:value-type="date" office:date-value="1982-12-13T00:00:00" table:style-name="ce4">
            <text:p>13/1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6.5940000000000003" table:style-name="ce1">
            <text:p>6,59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63768" table:style-name="ce1">
            <text:p>106637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GRAABC</text:p>
          </table:table-cell>
          <table:table-cell office:value-type="string" table:style-name="ce1">
            <text:p>CLAIRE</text:p>
          </table:table-cell>
          <table:table-cell office:value-type="date" office:date-value="1982-11-19T00:00:00" table:style-name="ce4">
            <text:p>19/1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EA</text:p>
          </table:table-cell>
          <table:table-cell office:value-type="string" table:style-name="ce1">
            <text:p>Master2Pro Psycho-PEA</text:p>
          </table:table-cell>
          <table:table-cell office:value-type="float" office:value="12.25" table:style-name="ce1">
            <text:p>12,2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44320" table:style-name="ce1">
            <text:p>102443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ONABC</text:p>
          </table:table-cell>
          <table:table-cell office:value-type="string" table:style-name="ce1">
            <text:p>PERRINE</text:p>
          </table:table-cell>
          <table:table-cell office:value-type="date" office:date-value="1970-09-28T00:00:00" table:style-name="ce4">
            <text:p>28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2.859" table:style-name="ce1">
            <text:p>12,85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36227" table:style-name="ce1">
            <text:p>97362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AHYABC</text:p>
          </table:table-cell>
          <table:table-cell office:value-type="string" table:style-name="ce1">
            <text:p>SAMIR</text:p>
          </table:table-cell>
          <table:table-cell office:value-type="date" office:date-value="1987-06-30T00:00:00" table:style-name="ce4">
            <text:p>30/06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3.0860000000000003" table:style-name="ce1">
            <text:p>3,08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16858" table:style-name="ce1">
            <text:p>106168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AHYABC</text:p>
          </table:table-cell>
          <table:table-cell office:value-type="string" table:style-name="ce1">
            <text:p>SAMIR</text:p>
          </table:table-cell>
          <table:table-cell office:value-type="date" office:date-value="1977-03-15T00:00:00" table:style-name="ce4">
            <text:p>15/03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3.41" table:style-name="ce1">
            <text:p>3,4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467018" table:style-name="ce1">
            <text:p>114670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RYABC</text:p>
          </table:table-cell>
          <table:table-cell office:value-type="string" table:style-name="ce1">
            <text:p>STEPHANIE</text:p>
          </table:table-cell>
          <table:table-cell office:value-type="date" office:date-value="1979-09-15T00:00:00" table:style-name="ce4">
            <text:p>15/09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5.621" table:style-name="ce1">
            <text:p>15,62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70954" table:style-name="ce1">
            <text:p>111709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ZARABC</text:p>
          </table:table-cell>
          <table:table-cell office:value-type="string" table:style-name="ce1">
            <text:p>YOUSSEF</text:p>
          </table:table-cell>
          <table:table-cell office:value-type="date" office:date-value="1986-10-24T00:00:00" table:style-name="ce4">
            <text:p>24/10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0.748000000000001" table:style-name="ce1">
            <text:p>10,74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90035" table:style-name="ce1">
            <text:p>110900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MEABC</text:p>
          </table:table-cell>
          <table:table-cell office:value-type="string" table:style-name="ce1">
            <text:p>SAMUEL</text:p>
          </table:table-cell>
          <table:table-cell office:value-type="date" office:date-value="1966-01-31T00:00:00" table:style-name="ce4">
            <text:p>31/0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18" table:style-name="ce1">
            <text:p>11,1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90755" table:style-name="ce1">
            <text:p>107907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GHABC</text:p>
          </table:table-cell>
          <table:table-cell office:value-type="string" table:style-name="ce1">
            <text:p>AZIZA</text:p>
          </table:table-cell>
          <table:table-cell office:value-type="date" office:date-value="1982-02-09T00:00:00" table:style-name="ce4">
            <text:p>09/0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DA</text:p>
          </table:table-cell>
          <table:table-cell office:value-type="string" table:style-name="ce1">
            <text:p>Master2Rec Droit Affaires</text:p>
          </table:table-cell>
          <table:table-cell office:value-type="float" office:value="12.069000000000001" table:style-name="ce1">
            <text:p>12,06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91174" table:style-name="ce1">
            <text:p>89911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BC</text:p>
          </table:table-cell>
          <table:table-cell office:value-type="string" table:style-name="ce1">
            <text:p>THI MAI PHUONG</text:p>
          </table:table-cell>
          <table:table-cell office:value-type="date" office:date-value="1970-10-06T00:00:00" table:style-name="ce4">
            <text:p>06/10/1970</text:p>
          </table:table-cell>
          <table:table-cell office:value-type="string" table:style-name="ce1">
            <text:p>243</text:p>
          </table:table-cell>
          <table:table-cell office:value-type="string" table:style-name="ce1">
            <text:p>VIETNAMIEN(N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9.745000000000001" table:style-name="ce1">
            <text:p>9,74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49857" table:style-name="ce1">
            <text:p>93498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BC</text:p>
          </table:table-cell>
          <table:table-cell office:value-type="string" table:style-name="ce1">
            <text:p>THI MAI PHUONG</text:p>
          </table:table-cell>
          <table:table-cell office:value-type="date" office:date-value="1972-03-07T00:00:00" table:style-name="ce4">
            <text:p>07/03/1972</text:p>
          </table:table-cell>
          <table:table-cell office:value-type="string" table:style-name="ce1">
            <text:p>243</text:p>
          </table:table-cell>
          <table:table-cell office:value-type="string" table:style-name="ce1">
            <text:p>VIETNAMIEN(N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44820" table:style-name="ce1">
            <text:p>92448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ONABC</text:p>
          </table:table-cell>
          <table:table-cell office:value-type="string" table:style-name="ce1">
            <text:p>SABRINA</text:p>
          </table:table-cell>
          <table:table-cell office:value-type="date" office:date-value="1968-05-30T00:00:00" table:style-name="ce4">
            <text:p>30/05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563000000000001" table:style-name="ce1">
            <text:p>10,56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654857" table:style-name="ce1">
            <text:p>106548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RCABC</text:p>
          </table:table-cell>
          <table:table-cell office:value-type="string" table:style-name="ce1">
            <text:p>SIOBHAN</text:p>
          </table:table-cell>
          <table:table-cell office:value-type="date" office:date-value="1980-10-22T00:00:00" table:style-name="ce4">
            <text:p>22/10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15.276000000000002" table:style-name="ce1">
            <text:p>15,27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88939" table:style-name="ce1">
            <text:p>94889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ANABC</text:p>
          </table:table-cell>
          <table:table-cell office:value-type="string" table:style-name="ce1">
            <text:p>VICTOR-GEORGES</text:p>
          </table:table-cell>
          <table:table-cell office:value-type="date" office:date-value="1972-05-22T00:00:00" table:style-name="ce4">
            <text:p>22/05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6.649999999999999" table:style-name="ce1">
            <text:p>16,6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09434" table:style-name="ce1">
            <text:p>91094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SARA</text:p>
          </table:table-cell>
          <table:table-cell office:value-type="date" office:date-value="1967-06-14T00:00:00" table:style-name="ce4">
            <text:p>14/06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81" table:style-name="ce1">
            <text:p>12,8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44438" table:style-name="ce1">
            <text:p>92444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NOABC</text:p>
          </table:table-cell>
          <table:table-cell office:value-type="string" table:style-name="ce1">
            <text:p>CHLOE</text:p>
          </table:table-cell>
          <table:table-cell office:value-type="date" office:date-value="1968-12-06T00:00:00" table:style-name="ce4">
            <text:p>06/12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9.697000000000001" table:style-name="ce1">
            <text:p>9,69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33673" table:style-name="ce1">
            <text:p>93336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NOABC</text:p>
          </table:table-cell>
          <table:table-cell office:value-type="string" table:style-name="ce1">
            <text:p>CHLOE</text:p>
          </table:table-cell>
          <table:table-cell office:value-type="date" office:date-value="1966-09-27T00:00:00" table:style-name="ce4">
            <text:p>27/09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0.281000000000001" table:style-name="ce1">
            <text:p>10,28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06585" table:style-name="ce1">
            <text:p>106065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ISSABC</text:p>
          </table:table-cell>
          <table:table-cell office:value-type="string" table:style-name="ce1">
            <text:p>LAURE</text:p>
          </table:table-cell>
          <table:table-cell office:value-type="date" office:date-value="1982-09-27T00:00:00" table:style-name="ce4">
            <text:p>27/09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49" table:style-name="ce1">
            <text:p>12,4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63590" table:style-name="ce1">
            <text:p>113635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ECABC</text:p>
          </table:table-cell>
          <table:table-cell office:value-type="string" table:style-name="ce1">
            <text:p>MOUNIR</text:p>
          </table:table-cell>
          <table:table-cell office:value-type="date" office:date-value="1968-04-04T00:00:00" table:style-name="ce4">
            <text:p>04/04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3.6" table:style-name="ce1">
            <text:p>13,6</text:p>
          </table:table-cell>
          <table:table-cell office:value-type="string" table:style-name="ce1">
            <text:p>ADM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9722349" table:style-name="ce1">
            <text:p>97223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ALABC</text:p>
          </table:table-cell>
          <table:table-cell office:value-type="string" table:style-name="ce1">
            <text:p>WILFRIED</text:p>
          </table:table-cell>
          <table:table-cell office:value-type="date" office:date-value="1981-01-17T00:00:00" table:style-name="ce4">
            <text:p>17/01/1981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B3STA</text:p>
          </table:table-cell>
          <table:table-cell office:value-type="string" table:style-name="ce1">
            <text:p>Lic STAPS sp. APA an3</text:p>
          </table:table-cell>
          <table:table-cell office:value-type="float" office:value="2.69" table:style-name="ce1">
            <text:p>2,69</text:p>
          </table:table-cell>
          <table:table-cell office:value-type="string" table:style-name="ce1">
            <text:p>AJ</text:p>
          </table:table-cell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1">
          <table:table-cell office:value-type="float" office:value="11055850" table:style-name="ce1">
            <text:p>110558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ALABC</text:p>
          </table:table-cell>
          <table:table-cell office:value-type="string" table:style-name="ce1">
            <text:p>WILFRIED</text:p>
          </table:table-cell>
          <table:table-cell office:value-type="date" office:date-value="1980-05-30T00:00:00" table:style-name="ce4">
            <text:p>30/05/1980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B3STA</text:p>
          </table:table-cell>
          <table:table-cell office:value-type="string" table:style-name="ce1">
            <text:p>Lic STAPS sp. APA an3</text:p>
          </table:table-cell>
          <table:table-cell office:value-type="float" office:value="2.69" table:style-name="ce1">
            <text:p>2,6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44811" table:style-name="ce1">
            <text:p>91448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WEABC</text:p>
          </table:table-cell>
          <table:table-cell office:value-type="string" table:style-name="ce1">
            <text:p>GAELLE</text:p>
          </table:table-cell>
          <table:table-cell office:value-type="date" office:date-value="1973-01-31T00:00:00" table:style-name="ce4">
            <text:p>31/01/1973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D5RSE</text:p>
          </table:table-cell>
          <table:table-cell office:value-type="string" table:style-name="ce1">
            <text:p>Master2Pro Droit Social</text:p>
          </table:table-cell>
          <table:table-cell office:value-type="float" office:value="10.82" table:style-name="ce1">
            <text:p>10,8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68350" table:style-name="ce1">
            <text:p>89683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FFABC</text:p>
          </table:table-cell>
          <table:table-cell office:value-type="string" table:style-name="ce1">
            <text:p>MATTHIEU</text:p>
          </table:table-cell>
          <table:table-cell office:value-type="date" office:date-value="1975-04-10T00:00:00" table:style-name="ce4">
            <text:p>10/04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9.4050000000000011" table:style-name="ce1">
            <text:p>9,405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9498163" table:style-name="ce1">
            <text:p>94981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FFABC</text:p>
          </table:table-cell>
          <table:table-cell office:value-type="string" table:style-name="ce1">
            <text:p>MATTHIEU</text:p>
          </table:table-cell>
          <table:table-cell office:value-type="date" office:date-value="1986-06-05T00:00:00" table:style-name="ce4">
            <text:p>05/06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10.339" table:style-name="ce1">
            <text:p>10,33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93661" table:style-name="ce1">
            <text:p>1119366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TIABC</text:p>
          </table:table-cell>
          <table:table-cell office:value-type="string" table:style-name="ce1">
            <text:p>CHARLES-HENRI</text:p>
          </table:table-cell>
          <table:table-cell office:value-type="date" office:date-value="1975-11-25T00:00:00" table:style-name="ce4">
            <text:p>25/1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56" table:style-name="ce1">
            <text:p>11,5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49291" table:style-name="ce1">
            <text:p>95492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GUEABC</text:p>
          </table:table-cell>
          <table:table-cell office:value-type="string" table:style-name="ce1">
            <text:p>ALEXANDRA</text:p>
          </table:table-cell>
          <table:table-cell office:value-type="date" office:date-value="1972-12-27T00:00:00" table:style-name="ce4">
            <text:p>27/1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26" table:style-name="ce1">
            <text:p>11,2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61668" table:style-name="ce1">
            <text:p>105616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LIEABC</text:p>
          </table:table-cell>
          <table:table-cell office:value-type="string" table:style-name="ce1">
            <text:p>LAURENT</text:p>
          </table:table-cell>
          <table:table-cell office:value-type="date" office:date-value="1973-06-16T00:00:00" table:style-name="ce4">
            <text:p>16/06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39" table:style-name="ce1">
            <text:p>11,3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05441" table:style-name="ce1">
            <text:p>107054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SNABC</text:p>
          </table:table-cell>
          <table:table-cell office:value-type="string" table:style-name="ce1">
            <text:p>ADRIEN</text:p>
          </table:table-cell>
          <table:table-cell office:value-type="date" office:date-value="1981-06-10T00:00:00" table:style-name="ce4">
            <text:p>10/06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APS</text:p>
          </table:table-cell>
          <table:table-cell office:value-type="string" table:style-name="ce1">
            <text:p>Master1 <text:s/>APSA</text:p>
          </table:table-cell>
          <table:table-cell office:value-type="float" office:value="10.78" table:style-name="ce1">
            <text:p>10,78</text:p>
          </table:table-cell>
          <table:table-cell office:value-type="string" table:style-name="ce1">
            <text:p>ADM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0992034" table:style-name="ce1">
            <text:p>109920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ONABC</text:p>
          </table:table-cell>
          <table:table-cell office:value-type="string" table:style-name="ce1">
            <text:p>CELIA</text:p>
          </table:table-cell>
          <table:table-cell office:value-type="date" office:date-value="1966-07-14T00:00:00" table:style-name="ce4">
            <text:p>14/07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0.76" table:style-name="ce1">
            <text:p>10,76</text:p>
          </table:table-cell>
          <table:table-cell office:value-type="string" table:style-name="ce1">
            <text:p>ADM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0162420" table:style-name="ce1">
            <text:p>101624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REABC</text:p>
          </table:table-cell>
          <table:table-cell office:value-type="string" table:style-name="ce1">
            <text:p>FABRICE</text:p>
          </table:table-cell>
          <table:table-cell office:value-type="date" office:date-value="1968-11-28T00:00:00" table:style-name="ce4">
            <text:p>28/1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4.901000000000002" table:style-name="ce1">
            <text:p>14,90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15093" table:style-name="ce1">
            <text:p>108150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RINABC</text:p>
          </table:table-cell>
          <table:table-cell office:value-type="string" table:style-name="ce1">
            <text:p>XAVIER</text:p>
          </table:table-cell>
          <table:table-cell office:value-type="date" office:date-value="1968-04-19T00:00:00" table:style-name="ce4">
            <text:p>19/04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SS</text:p>
          </table:table-cell>
          <table:table-cell office:value-type="string" table:style-name="ce1">
            <text:p>Master1 Sce sport - ES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0179571" table:style-name="ce1">
            <text:p>101795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SAABC</text:p>
          </table:table-cell>
          <table:table-cell office:value-type="string" table:style-name="ce1">
            <text:p>MARWA</text:p>
          </table:table-cell>
          <table:table-cell office:value-type="date" office:date-value="1980-10-08T00:00:00" table:style-name="ce4">
            <text:p>08/10/1980</text:p>
          </table:table-cell>
          <table:table-cell office:value-type="string" table:style-name="ce1">
            <text:p>301</text:p>
          </table:table-cell>
          <table:table-cell office:value-type="string" table:style-name="ce1">
            <text:p>EGYPTIEN(N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08" table:style-name="ce1">
            <text:p>13,0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00290" table:style-name="ce1">
            <text:p>103002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RIABC</text:p>
          </table:table-cell>
          <table:table-cell office:value-type="string" table:style-name="ce1">
            <text:p>BENOIT</text:p>
          </table:table-cell>
          <table:table-cell office:value-type="date" office:date-value="1980-11-28T00:00:00" table:style-name="ce4">
            <text:p>28/1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P1SG2</text:p>
          </table:table-cell>
          <table:table-cell office:value-type="string" table:style-name="ce1">
            <text:p>DUT SGM an1 (AP)</text:p>
          </table:table-cell>
          <table:table-cell office:value-type="float" office:value="10.26" table:style-name="ce1">
            <text:p>10,2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47667" table:style-name="ce1">
            <text:p>934766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YAABC</text:p>
          </table:table-cell>
          <table:table-cell office:value-type="string" table:style-name="ce1">
            <text:p>SAMUEL</text:p>
          </table:table-cell>
          <table:table-cell office:value-type="date" office:date-value="1976-07-12T00:00:00" table:style-name="ce4">
            <text:p>12/07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8.11" table:style-name="ce1">
            <text:p>8,11</text:p>
          </table:table-cell>
          <table:table-cell office:value-type="string" table:style-name="ce1">
            <text:p>AJ</text:p>
          </table:table-cell>
          <table:table-cell office:value-type="float" office:value="126" table:style-name="ce1">
            <text:p>126</text:p>
          </table:table-cell>
          <table:table-cell table:number-columns-repeated="16372"/>
        </table:table-row>
        <table:table-row table:style-name="ro1">
          <table:table-cell office:value-type="float" office:value="10842862" table:style-name="ce1">
            <text:p>108428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YAABC</text:p>
          </table:table-cell>
          <table:table-cell office:value-type="string" table:style-name="ce1">
            <text:p>SAMUEL</text:p>
          </table:table-cell>
          <table:table-cell office:value-type="date" office:date-value="1983-06-15T00:00:00" table:style-name="ce4">
            <text:p>15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8.11" table:style-name="ce1">
            <text:p>8,1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40228" table:style-name="ce1">
            <text:p>108402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LFABC</text:p>
          </table:table-cell>
          <table:table-cell office:value-type="string" table:style-name="ce1">
            <text:p>ANOIR</text:p>
          </table:table-cell>
          <table:table-cell office:value-type="date" office:date-value="1973-12-08T00:00:00" table:style-name="ce4">
            <text:p>08/12/1973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4.0950000000000006" table:style-name="ce1">
            <text:p>4,09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31939" table:style-name="ce1">
            <text:p>96319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LFABC</text:p>
          </table:table-cell>
          <table:table-cell office:value-type="string" table:style-name="ce1">
            <text:p>ANOIR</text:p>
          </table:table-cell>
          <table:table-cell office:value-type="date" office:date-value="1968-11-02T00:00:00" table:style-name="ce4">
            <text:p>02/11/1968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9.1820000000000004" table:style-name="ce1">
            <text:p>9,18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27829" table:style-name="ce1">
            <text:p>106278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CKABC</text:p>
          </table:table-cell>
          <table:table-cell office:value-type="string" table:style-name="ce1">
            <text:p>THIORO</text:p>
          </table:table-cell>
          <table:table-cell office:value-type="date" office:date-value="1981-08-14T00:00:00" table:style-name="ce4">
            <text:p>14/08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32" table:style-name="ce1">
            <text:p>13,3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50937" table:style-name="ce1">
            <text:p>90509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 BUABC</text:p>
          </table:table-cell>
          <table:table-cell office:value-type="string" table:style-name="ce1">
            <text:p>GUILLAUME</text:p>
          </table:table-cell>
          <table:table-cell office:value-type="date" office:date-value="1975-04-23T00:00:00" table:style-name="ce4">
            <text:p>23/04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47" table:style-name="ce1">
            <text:p>11,4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22502" table:style-name="ce1">
            <text:p>100225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LLIABC</text:p>
          </table:table-cell>
          <table:table-cell office:value-type="string" table:style-name="ce1">
            <text:p>GABRIEL</text:p>
          </table:table-cell>
          <table:table-cell office:value-type="date" office:date-value="1967-10-17T00:00:00" table:style-name="ce4">
            <text:p>17/10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EP</text:p>
          </table:table-cell>
          <table:table-cell office:value-type="string" table:style-name="ce1">
            <text:p>Lic STAPS sp. ES an 3</text:p>
          </table:table-cell>
          <table:table-cell office:value-type="float" office:value="11.89" table:style-name="ce1">
            <text:p>11,89</text:p>
          </table:table-cell>
          <table:table-cell office:value-type="string" table:style-name="ce1">
            <text:p>ADM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1393737" table:style-name="ce1">
            <text:p>1139373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NEABC</text:p>
          </table:table-cell>
          <table:table-cell office:value-type="string" table:style-name="ce1">
            <text:p>SYLVIE</text:p>
          </table:table-cell>
          <table:table-cell office:value-type="date" office:date-value="1981-04-04T00:00:00" table:style-name="ce4">
            <text:p>04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22" table:style-name="ce1">
            <text:p>12,2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41587" table:style-name="ce1">
            <text:p>95415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QUABC</text:p>
          </table:table-cell>
          <table:table-cell office:value-type="string" table:style-name="ce1">
            <text:p>TIFFANIE</text:p>
          </table:table-cell>
          <table:table-cell office:value-type="date" office:date-value="1981-02-20T00:00:00" table:style-name="ce4">
            <text:p>20/0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99" table:style-name="ce1">
            <text:p>13,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76108" table:style-name="ce1">
            <text:p>108761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THABC</text:p>
          </table:table-cell>
          <table:table-cell office:value-type="string" table:style-name="ce1">
            <text:p>CAMILLE</text:p>
          </table:table-cell>
          <table:table-cell office:value-type="date" office:date-value="1975-01-01T00:00:00" table:style-name="ce4">
            <text:p>01/0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05" table:style-name="ce1">
            <text:p>12,0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33997" table:style-name="ce1">
            <text:p>102339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FASABC</text:p>
          </table:table-cell>
          <table:table-cell office:value-type="string" table:style-name="ce1">
            <text:p>YAELLE</text:p>
          </table:table-cell>
          <table:table-cell office:value-type="date" office:date-value="1986-04-04T00:00:00" table:style-name="ce4">
            <text:p>04/04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12" table:style-name="ce1">
            <text:p>15,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03317" table:style-name="ce1">
            <text:p>111033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VAABC</text:p>
          </table:table-cell>
          <table:table-cell office:value-type="string" table:style-name="ce1">
            <text:p>ORNELLA</text:p>
          </table:table-cell>
          <table:table-cell office:value-type="date" office:date-value="1965-09-30T00:00:00" table:style-name="ce4">
            <text:p>30/09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24" table:style-name="ce1">
            <text:p>14,2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451062" table:style-name="ce1">
            <text:p>94510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OPABC</text:p>
          </table:table-cell>
          <table:table-cell office:value-type="string" table:style-name="ce1">
            <text:p>AIDA</text:p>
          </table:table-cell>
          <table:table-cell office:value-type="date" office:date-value="1979-11-22T00:00:00" table:style-name="ce4">
            <text:p>22/1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2</text:p>
          </table:table-cell>
          <table:table-cell office:value-type="string" table:style-name="ce1">
            <text:p>Master1 BFGR (AP)</text:p>
          </table:table-cell>
          <table:table-cell office:value-type="float" office:value="11.68" table:style-name="ce1">
            <text:p>11,6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92878" table:style-name="ce1">
            <text:p>114928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IABC</text:p>
          </table:table-cell>
          <table:table-cell office:value-type="string" table:style-name="ce1">
            <text:p>EZECHIEL</text:p>
          </table:table-cell>
          <table:table-cell office:value-type="date" office:date-value="1971-05-22T00:00:00" table:style-name="ce4">
            <text:p>22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5419999999999998" table:style-name="ce1">
            <text:p>8,54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614621" table:style-name="ce1">
            <text:p>96146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IABC</text:p>
          </table:table-cell>
          <table:table-cell office:value-type="string" table:style-name="ce1">
            <text:p>EZECHIEL</text:p>
          </table:table-cell>
          <table:table-cell office:value-type="date" office:date-value="1976-06-16T00:00:00" table:style-name="ce4">
            <text:p>16/06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854000000000001" table:style-name="ce1">
            <text:p>8,85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34346" table:style-name="ce1">
            <text:p>106343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AGUABC</text:p>
          </table:table-cell>
          <table:table-cell office:value-type="string" table:style-name="ce1">
            <text:p>LAURE</text:p>
          </table:table-cell>
          <table:table-cell office:value-type="date" office:date-value="1979-11-17T00:00:00" table:style-name="ce4">
            <text:p>17/1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9.4580000000000002" table:style-name="ce1">
            <text:p>9,45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918762" table:style-name="ce1">
            <text:p>109187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AGUABC</text:p>
          </table:table-cell>
          <table:table-cell office:value-type="string" table:style-name="ce1">
            <text:p>LAURE</text:p>
          </table:table-cell>
          <table:table-cell office:value-type="date" office:date-value="1986-03-27T00:00:00" table:style-name="ce4">
            <text:p>27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729000000000001" table:style-name="ce1">
            <text:p>10,72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58197" table:style-name="ce1">
            <text:p>90581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TIKABC</text:p>
          </table:table-cell>
          <table:table-cell office:value-type="string" table:style-name="ce1">
            <text:p>KAMIR</text:p>
          </table:table-cell>
          <table:table-cell office:value-type="date" office:date-value="1983-08-03T00:00:00" table:style-name="ce4">
            <text:p>03/08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1" table:style-name="ce1">
            <text:p>13,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675821" table:style-name="ce1">
            <text:p>106758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SSAABC</text:p>
          </table:table-cell>
          <table:table-cell office:value-type="string" table:style-name="ce1">
            <text:p>SOPHIE</text:p>
          </table:table-cell>
          <table:table-cell office:value-type="date" office:date-value="1972-07-25T00:00:00" table:style-name="ce4">
            <text:p>25/07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8.3309999999999995" table:style-name="ce1">
            <text:p>8,33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024352" table:style-name="ce1">
            <text:p>100243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SSAABC</text:p>
          </table:table-cell>
          <table:table-cell office:value-type="string" table:style-name="ce1">
            <text:p>SOPHIE</text:p>
          </table:table-cell>
          <table:table-cell office:value-type="date" office:date-value="1969-05-26T00:00:00" table:style-name="ce4">
            <text:p>26/05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SST</text:p>
          </table:table-cell>
          <table:table-cell office:value-type="string" table:style-name="ce1">
            <text:p>Master2 SSO-SST</text:p>
          </table:table-cell>
          <table:table-cell office:value-type="float" office:value="16.831" table:style-name="ce1">
            <text:p>16,83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26225" table:style-name="ce1">
            <text:p>95262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GUABC</text:p>
          </table:table-cell>
          <table:table-cell office:value-type="string" table:style-name="ce1">
            <text:p>VICTOR</text:p>
          </table:table-cell>
          <table:table-cell office:value-type="date" office:date-value="1975-09-29T00:00:00" table:style-name="ce4">
            <text:p>29/09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98" table:style-name="ce1">
            <text:p>10,9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13428" table:style-name="ce1">
            <text:p>113134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AIABC</text:p>
          </table:table-cell>
          <table:table-cell office:value-type="string" table:style-name="ce1">
            <text:p>HANANE</text:p>
          </table:table-cell>
          <table:table-cell office:value-type="date" office:date-value="1966-12-07T00:00:00" table:style-name="ce4">
            <text:p>07/1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9.7710000000000008" table:style-name="ce1">
            <text:p>9,77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55311" table:style-name="ce1">
            <text:p>103553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AIABC</text:p>
          </table:table-cell>
          <table:table-cell office:value-type="string" table:style-name="ce1">
            <text:p>HANANE</text:p>
          </table:table-cell>
          <table:table-cell office:value-type="date" office:date-value="1971-01-04T00:00:00" table:style-name="ce4">
            <text:p>04/0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0.167" table:style-name="ce1">
            <text:p>10,16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78351" table:style-name="ce1">
            <text:p>89783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ILABC</text:p>
          </table:table-cell>
          <table:table-cell office:value-type="string" table:style-name="ce1">
            <text:p>HASSIBA</text:p>
          </table:table-cell>
          <table:table-cell office:value-type="date" office:date-value="1978-01-28T00:00:00" table:style-name="ce4">
            <text:p>28/01/1978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UTM</text:p>
          </table:table-cell>
          <table:table-cell office:value-type="string" table:style-name="ce1">
            <text:p>DU TECH MICROCHIRURGICAL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89885" table:style-name="ce1">
            <text:p>100898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ABC</text:p>
          </table:table-cell>
          <table:table-cell office:value-type="string" table:style-name="ce1">
            <text:p>GABRIEL</text:p>
          </table:table-cell>
          <table:table-cell office:value-type="date" office:date-value="1981-09-19T00:00:00" table:style-name="ce4">
            <text:p>19/09/1981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G3ELD1</text:p>
          </table:table-cell>
          <table:table-cell office:value-type="string" table:style-name="ce1">
            <text:p>Lic Electron an3 pa.CNE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803374" table:style-name="ce1">
            <text:p>108033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ABC</text:p>
          </table:table-cell>
          <table:table-cell office:value-type="string" table:style-name="ce1">
            <text:p>GABRIEL</text:p>
          </table:table-cell>
          <table:table-cell office:value-type="date" office:date-value="1968-02-21T00:00:00" table:style-name="ce4">
            <text:p>21/02/1968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G3ELD1</text:p>
          </table:table-cell>
          <table:table-cell office:value-type="string" table:style-name="ce1">
            <text:p>Lic Electron an3 pa.CNED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9043621" table:style-name="ce1">
            <text:p>90436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NKABC</text:p>
          </table:table-cell>
          <table:table-cell office:value-type="string" table:style-name="ce1">
            <text:p>GAEL</text:p>
          </table:table-cell>
          <table:table-cell office:value-type="date" office:date-value="1979-08-21T00:00:00" table:style-name="ce4">
            <text:p>21/08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68" table:style-name="ce1">
            <text:p>11,6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181144" table:style-name="ce1">
            <text:p>91811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IABC</text:p>
          </table:table-cell>
          <table:table-cell office:value-type="string" table:style-name="ce1">
            <text:p>JIMMY</text:p>
          </table:table-cell>
          <table:table-cell office:value-type="date" office:date-value="1974-05-28T00:00:00" table:style-name="ce4">
            <text:p>28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DD</text:p>
          </table:table-cell>
          <table:table-cell office:value-type="string" table:style-name="ce1">
            <text:p>Master2Pro CCTPDD</text:p>
          </table:table-cell>
          <table:table-cell office:value-type="float" office:value="12.77" table:style-name="ce1">
            <text:p>12,7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74810" table:style-name="ce1">
            <text:p>107748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 SMABC</text:p>
          </table:table-cell>
          <table:table-cell office:value-type="string" table:style-name="ce1">
            <text:p>ROMAIN</text:p>
          </table:table-cell>
          <table:table-cell office:value-type="date" office:date-value="1981-10-05T00:00:00" table:style-name="ce4">
            <text:p>05/10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0.61" table:style-name="ce1">
            <text:p>10,6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483300" table:style-name="ce1">
            <text:p>94833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 SMABC</text:p>
          </table:table-cell>
          <table:table-cell office:value-type="string" table:style-name="ce1">
            <text:p>ROMAIN</text:p>
          </table:table-cell>
          <table:table-cell office:value-type="date" office:date-value="1969-10-05T00:00:00" table:style-name="ce4">
            <text:p>05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1.89" table:style-name="ce1">
            <text:p>11,8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44066" table:style-name="ce1">
            <text:p>112440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CHABC</text:p>
          </table:table-cell>
          <table:table-cell office:value-type="string" table:style-name="ce1">
            <text:p>LINDA</text:p>
          </table:table-cell>
          <table:table-cell office:value-type="date" office:date-value="1968-03-01T00:00:00" table:style-name="ce4">
            <text:p>01/03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2</text:p>
          </table:table-cell>
          <table:table-cell office:value-type="string" table:style-name="ce1">
            <text:p>Master2Pro BFA (AP)</text:p>
          </table:table-cell>
          <table:table-cell office:value-type="float" office:value="14.388" table:style-name="ce1">
            <text:p>14,38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24885" table:style-name="ce1">
            <text:p>110248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OUDABC</text:p>
          </table:table-cell>
          <table:table-cell office:value-type="string" table:style-name="ce1">
            <text:p>MAXIME</text:p>
          </table:table-cell>
          <table:table-cell office:value-type="date" office:date-value="1978-12-23T00:00:00" table:style-name="ce4">
            <text:p>23/1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91" table:style-name="ce1">
            <text:p>11,9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992172" table:style-name="ce1">
            <text:p>99921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ORABC</text:p>
          </table:table-cell>
          <table:table-cell office:value-type="string" table:style-name="ce1">
            <text:p>DALILA</text:p>
          </table:table-cell>
          <table:table-cell office:value-type="date" office:date-value="1966-08-16T00:00:00" table:style-name="ce4">
            <text:p>16/08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9.74" table:style-name="ce1">
            <text:p>9,7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018204" table:style-name="ce1">
            <text:p>901820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ORABC</text:p>
          </table:table-cell>
          <table:table-cell office:value-type="string" table:style-name="ce1">
            <text:p>DALILA</text:p>
          </table:table-cell>
          <table:table-cell office:value-type="date" office:date-value="1975-08-11T00:00:00" table:style-name="ce4">
            <text:p>11/08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719000000000001" table:style-name="ce1">
            <text:p>10,71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90444" table:style-name="ce1">
            <text:p>929044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 NABC</text:p>
          </table:table-cell>
          <table:table-cell office:value-type="string" table:style-name="ce1">
            <text:p>IMANE</text:p>
          </table:table-cell>
          <table:table-cell office:value-type="date" office:date-value="1975-02-12T00:00:00" table:style-name="ce4">
            <text:p>12/0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98" table:style-name="ce1">
            <text:p>13,9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631806" table:style-name="ce1">
            <text:p>1063180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JAYABC</text:p>
          </table:table-cell>
          <table:table-cell office:value-type="string" table:style-name="ce1">
            <text:p>NOEMIE</text:p>
          </table:table-cell>
          <table:table-cell office:value-type="date" office:date-value="1977-07-15T00:00:00" table:style-name="ce4">
            <text:p>15/07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41" table:style-name="ce1">
            <text:p>13,4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89917" table:style-name="ce1">
            <text:p>103899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RUCABC</text:p>
          </table:table-cell>
          <table:table-cell office:value-type="string" table:style-name="ce1">
            <text:p>BERTRAND</text:p>
          </table:table-cell>
          <table:table-cell office:value-type="date" office:date-value="1984-11-01T00:00:00" table:style-name="ce4">
            <text:p>01/1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41" table:style-name="ce1">
            <text:p>13,4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68553" table:style-name="ce1">
            <text:p>111685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ATABC</text:p>
          </table:table-cell>
          <table:table-cell office:value-type="string" table:style-name="ce1">
            <text:p>MARIAM</text:p>
          </table:table-cell>
          <table:table-cell office:value-type="date" office:date-value="1969-08-08T00:00:00" table:style-name="ce4">
            <text:p>08/08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25" table:style-name="ce1">
            <text:p>11,2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847746" table:style-name="ce1">
            <text:p>108477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DIAABC</text:p>
          </table:table-cell>
          <table:table-cell office:value-type="string" table:style-name="ce1">
            <text:p>BESMA</text:p>
          </table:table-cell>
          <table:table-cell office:value-type="date" office:date-value="1987-03-03T00:00:00" table:style-name="ce4">
            <text:p>03/03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22" table:style-name="ce1">
            <text:p>13,2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35075" table:style-name="ce1">
            <text:p>98350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ZAABC</text:p>
          </table:table-cell>
          <table:table-cell office:value-type="string" table:style-name="ce1">
            <text:p>AMINA</text:p>
          </table:table-cell>
          <table:table-cell office:value-type="date" office:date-value="1966-10-13T00:00:00" table:style-name="ce4">
            <text:p>13/10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42" table:style-name="ce1">
            <text:p>15,4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68274" table:style-name="ce1">
            <text:p>98682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 SABC</text:p>
          </table:table-cell>
          <table:table-cell office:value-type="string" table:style-name="ce1">
            <text:p>CELINE</text:p>
          </table:table-cell>
          <table:table-cell office:value-type="date" office:date-value="1985-08-17T00:00:00" table:style-name="ce4">
            <text:p>17/08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08" table:style-name="ce1">
            <text:p>13,0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67373" table:style-name="ce1">
            <text:p>107673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RENABC</text:p>
          </table:table-cell>
          <table:table-cell office:value-type="string" table:style-name="ce1">
            <text:p>SAGIRA</text:p>
          </table:table-cell>
          <table:table-cell office:value-type="date" office:date-value="1966-05-25T00:00:00" table:style-name="ce4">
            <text:p>25/05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BTE</text:p>
          </table:table-cell>
          <table:table-cell office:value-type="string" table:style-name="ce1">
            <text:p>Master1 BTE</text:p>
          </table:table-cell>
          <table:table-cell office:value-type="float" office:value="13.79" table:style-name="ce1">
            <text:p>13,7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44748" table:style-name="ce1">
            <text:p>1034474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VEUABC</text:p>
          </table:table-cell>
          <table:table-cell office:value-type="string" table:style-name="ce1">
            <text:p>MANON</text:p>
          </table:table-cell>
          <table:table-cell office:value-type="date" office:date-value="1974-03-16T00:00:00" table:style-name="ce4">
            <text:p>16/03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2" table:style-name="ce1">
            <text:p>12,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468790" table:style-name="ce1">
            <text:p>104687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GHAABC</text:p>
          </table:table-cell>
          <table:table-cell office:value-type="string" table:style-name="ce1">
            <text:p>SORAYA</text:p>
          </table:table-cell>
          <table:table-cell office:value-type="date" office:date-value="1976-12-15T00:00:00" table:style-name="ce4">
            <text:p>15/1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96" table:style-name="ce1">
            <text:p>11,9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88171" table:style-name="ce1">
            <text:p>101881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BRABC</text:p>
          </table:table-cell>
          <table:table-cell office:value-type="string" table:style-name="ce1">
            <text:p>LOUBNA</text:p>
          </table:table-cell>
          <table:table-cell office:value-type="date" office:date-value="1983-03-04T00:00:00" table:style-name="ce4">
            <text:p>04/03/1983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2MAT</text:p>
          </table:table-cell>
          <table:table-cell office:value-type="string" table:style-name="ce1">
            <text:p>Lic Mathematiques an2</text:p>
          </table:table-cell>
          <table:table-cell office:value-type="float" office:value="9.6859999999999999" table:style-name="ce1">
            <text:p>9,68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599187" table:style-name="ce1">
            <text:p>105991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BRABC</text:p>
          </table:table-cell>
          <table:table-cell office:value-type="string" table:style-name="ce1">
            <text:p>LOUBNA</text:p>
          </table:table-cell>
          <table:table-cell office:value-type="date" office:date-value="1970-09-07T00:00:00" table:style-name="ce4">
            <text:p>07/09/1970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2MAT</text:p>
          </table:table-cell>
          <table:table-cell office:value-type="string" table:style-name="ce1">
            <text:p>Lic Mathematiques an2</text:p>
          </table:table-cell>
          <table:table-cell office:value-type="float" office:value="10.289" table:style-name="ce1">
            <text:p>10,28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21627" table:style-name="ce1">
            <text:p>932162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NDHABC</text:p>
          </table:table-cell>
          <table:table-cell office:value-type="string" table:style-name="ce1">
            <text:p>IMAN</text:p>
          </table:table-cell>
          <table:table-cell office:value-type="date" office:date-value="1975-05-10T00:00:00" table:style-name="ce4">
            <text:p>10/05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1.094000000000001" table:style-name="ce1">
            <text:p>11,09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76354" table:style-name="ce1">
            <text:p>97763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FFOABC</text:p>
          </table:table-cell>
          <table:table-cell office:value-type="string" table:style-name="ce1">
            <text:p>QUENTIN</text:p>
          </table:table-cell>
          <table:table-cell office:value-type="date" office:date-value="1976-11-08T00:00:00" table:style-name="ce4">
            <text:p>08/1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0.65" table:style-name="ce1">
            <text:p>10,6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44897" table:style-name="ce1">
            <text:p>93448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JATABC</text:p>
          </table:table-cell>
          <table:table-cell office:value-type="string" table:style-name="ce1">
            <text:p>MONIREH</text:p>
          </table:table-cell>
          <table:table-cell office:value-type="date" office:date-value="1986-11-12T00:00:00" table:style-name="ce4">
            <text:p>12/1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69" table:style-name="ce1">
            <text:p>14,6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57257" table:style-name="ce1">
            <text:p>97572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ARABC</text:p>
          </table:table-cell>
          <table:table-cell office:value-type="string" table:style-name="ce1">
            <text:p>RONNI</text:p>
          </table:table-cell>
          <table:table-cell office:value-type="date" office:date-value="1969-12-04T00:00:00" table:style-name="ce4">
            <text:p>04/1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2.32" table:style-name="ce1">
            <text:p>12,3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62767" table:style-name="ce1">
            <text:p>93627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YERABC</text:p>
          </table:table-cell>
          <table:table-cell office:value-type="string" table:style-name="ce1">
            <text:p>MAUD</text:p>
          </table:table-cell>
          <table:table-cell office:value-type="date" office:date-value="1986-09-22T00:00:00" table:style-name="ce4">
            <text:p>22/09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0.6" table:style-name="ce1">
            <text:p>0,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102531" table:style-name="ce1">
            <text:p>101025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IMAABC</text:p>
          </table:table-cell>
          <table:table-cell office:value-type="string" table:style-name="ce1">
            <text:p>BARBARA</text:p>
          </table:table-cell>
          <table:table-cell office:value-type="date" office:date-value="1972-04-23T00:00:00" table:style-name="ce4">
            <text:p>23/04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23" table:style-name="ce1">
            <text:p>11,2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46749" table:style-name="ce1">
            <text:p>108467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SIABC</text:p>
          </table:table-cell>
          <table:table-cell office:value-type="string" table:style-name="ce1">
            <text:p>SEBASTIEN</text:p>
          </table:table-cell>
          <table:table-cell office:value-type="date" office:date-value="1979-03-30T00:00:00" table:style-name="ce4">
            <text:p>30/03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29" table:style-name="ce1">
            <text:p>13,2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678003" table:style-name="ce1">
            <text:p>106780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MUABC</text:p>
          </table:table-cell>
          <table:table-cell office:value-type="string" table:style-name="ce1">
            <text:p>LAURA</text:p>
          </table:table-cell>
          <table:table-cell office:value-type="date" office:date-value="1974-11-09T00:00:00" table:style-name="ce4">
            <text:p>09/1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61" table:style-name="ce1">
            <text:p>13,6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463282" table:style-name="ce1">
            <text:p>104632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SEABC</text:p>
          </table:table-cell>
          <table:table-cell office:value-type="string" table:style-name="ce1">
            <text:p>CAMILLE</text:p>
          </table:table-cell>
          <table:table-cell office:value-type="date" office:date-value="1973-01-29T00:00:00" table:style-name="ce4">
            <text:p>29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53" table:style-name="ce1">
            <text:p>15,5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72358" table:style-name="ce1">
            <text:p>107723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BUABC</text:p>
          </table:table-cell>
          <table:table-cell office:value-type="string" table:style-name="ce1">
            <text:p>CAROLE</text:p>
          </table:table-cell>
          <table:table-cell office:value-type="date" office:date-value="1978-01-21T00:00:00" table:style-name="ce4">
            <text:p>21/0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18" table:style-name="ce1">
            <text:p>15,1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156867" table:style-name="ce1">
            <text:p>91568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BERABC</text:p>
          </table:table-cell>
          <table:table-cell office:value-type="string" table:style-name="ce1">
            <text:p>AGATHE</text:p>
          </table:table-cell>
          <table:table-cell office:value-type="date" office:date-value="1981-12-03T00:00:00" table:style-name="ce4">
            <text:p>03/1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72" table:style-name="ce1">
            <text:p>12,7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75378" table:style-name="ce1">
            <text:p>96753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DIABC</text:p>
          </table:table-cell>
          <table:table-cell office:value-type="string" table:style-name="ce1">
            <text:p>SONIA</text:p>
          </table:table-cell>
          <table:table-cell office:value-type="date" office:date-value="1981-11-11T00:00:00" table:style-name="ce4">
            <text:p>11/1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14" table:style-name="ce1">
            <text:p>15,1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19307" table:style-name="ce1">
            <text:p>101193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HABC</text:p>
          </table:table-cell>
          <table:table-cell office:value-type="string" table:style-name="ce1">
            <text:p>VERONIQUE</text:p>
          </table:table-cell>
          <table:table-cell office:value-type="date" office:date-value="1975-10-27T00:00:00" table:style-name="ce4">
            <text:p>27/10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49" table:style-name="ce1">
            <text:p>13,4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18398" table:style-name="ce1">
            <text:p>113183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TIABC</text:p>
          </table:table-cell>
          <table:table-cell office:value-type="string" table:style-name="ce1">
            <text:p>PAUL</text:p>
          </table:table-cell>
          <table:table-cell office:value-type="date" office:date-value="1972-11-18T00:00:00" table:style-name="ce4">
            <text:p>18/1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11" table:style-name="ce1">
            <text:p>15,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06629" table:style-name="ce1">
            <text:p>90066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RIABC</text:p>
          </table:table-cell>
          <table:table-cell office:value-type="string" table:style-name="ce1">
            <text:p>MAUD</text:p>
          </table:table-cell>
          <table:table-cell office:value-type="date" office:date-value="1973-05-19T00:00:00" table:style-name="ce4">
            <text:p>19/05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81" table:style-name="ce1">
            <text:p>14,8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77865" table:style-name="ce1">
            <text:p>113778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RIABC</text:p>
          </table:table-cell>
          <table:table-cell office:value-type="string" table:style-name="ce1">
            <text:p>EKRAME</text:p>
          </table:table-cell>
          <table:table-cell office:value-type="date" office:date-value="1980-08-01T00:00:00" table:style-name="ce4">
            <text:p>01/08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BTE</text:p>
          </table:table-cell>
          <table:table-cell office:value-type="string" table:style-name="ce1">
            <text:p>Master2 BTE</text:p>
          </table:table-cell>
          <table:table-cell office:value-type="float" office:value="9.5400000000000009" table:style-name="ce1">
            <text:p>9,5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20251" table:style-name="ce1">
            <text:p>111202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UABC</text:p>
          </table:table-cell>
          <table:table-cell office:value-type="string" table:style-name="ce1">
            <text:p>CAM-THI</text:p>
          </table:table-cell>
          <table:table-cell office:value-type="date" office:date-value="1981-08-21T00:00:00" table:style-name="ce4">
            <text:p>21/08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6.080000000000002" table:style-name="ce1">
            <text:p>16,0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68411" table:style-name="ce1">
            <text:p>94684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TRAABC</text:p>
          </table:table-cell>
          <table:table-cell office:value-type="string" table:style-name="ce1">
            <text:p>LARABI</text:p>
          </table:table-cell>
          <table:table-cell office:value-type="date" office:date-value="1973-12-04T00:00:00" table:style-name="ce4">
            <text:p>04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7.91" table:style-name="ce1">
            <text:p>7,9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92790" table:style-name="ce1">
            <text:p>110927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SSEABC</text:p>
          </table:table-cell>
          <table:table-cell office:value-type="string" table:style-name="ce1">
            <text:p>ANTHONY</text:p>
          </table:table-cell>
          <table:table-cell office:value-type="date" office:date-value="1984-10-13T00:00:00" table:style-name="ce4">
            <text:p>13/10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1DRO</text:p>
          </table:table-cell>
          <table:table-cell office:value-type="string" table:style-name="ce1">
            <text:p>Lic Droit an1</text:p>
          </table:table-cell>
          <table:table-cell office:value-type="float" office:value="9.5190000000000001" table:style-name="ce1">
            <text:p>9,519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9836798" table:style-name="ce1">
            <text:p>98367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MADABC</text:p>
          </table:table-cell>
          <table:table-cell office:value-type="string" table:style-name="ce1">
            <text:p>SADAF</text:p>
          </table:table-cell>
          <table:table-cell office:value-type="date" office:date-value="1975-01-19T00:00:00" table:style-name="ce4">
            <text:p>19/0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79" table:style-name="ce1">
            <text:p>13,7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09499" table:style-name="ce1">
            <text:p>106094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SABC</text:p>
          </table:table-cell>
          <table:table-cell office:value-type="string" table:style-name="ce1">
            <text:p>OLGA</text:p>
          </table:table-cell>
          <table:table-cell office:value-type="date" office:date-value="1975-03-16T00:00:00" table:style-name="ce4">
            <text:p>16/03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AE</text:p>
          </table:table-cell>
          <table:table-cell office:value-type="string" table:style-name="ce1">
            <text:p>Master2 SLTL enseig Esp</text:p>
          </table:table-cell>
          <table:table-cell office:value-type="float" office:value="14.996" table:style-name="ce1">
            <text:p>14,9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66796" table:style-name="ce1">
            <text:p>1066679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YUABC</text:p>
          </table:table-cell>
          <table:table-cell office:value-type="string" table:style-name="ce1">
            <text:p>GOKHAN</text:p>
          </table:table-cell>
          <table:table-cell office:value-type="date" office:date-value="1966-10-06T00:00:00" table:style-name="ce4">
            <text:p>06/10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CI</text:p>
          </table:table-cell>
          <table:table-cell office:value-type="string" table:style-name="ce1">
            <text:p>Master1 Phys Chimie Ingen</text:p>
          </table:table-cell>
          <table:table-cell office:value-type="float" office:value="10.85" table:style-name="ce1">
            <text:p>10,85</text:p>
          </table:table-cell>
          <table:table-cell office:value-type="string" table:style-name="ce1">
            <text:p>AJ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11476520" table:style-name="ce1">
            <text:p>114765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OUDABC</text:p>
          </table:table-cell>
          <table:table-cell office:value-type="string" table:style-name="ce1">
            <text:p>INAAT-CHARIF</text:p>
          </table:table-cell>
          <table:table-cell office:value-type="date" office:date-value="1973-09-01T00:00:00" table:style-name="ce4">
            <text:p>01/09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53" table:style-name="ce1">
            <text:p>12,5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01132" table:style-name="ce1">
            <text:p>105011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OUAABC</text:p>
          </table:table-cell>
          <table:table-cell office:value-type="string" table:style-name="ce1">
            <text:p>HAKIM</text:p>
          </table:table-cell>
          <table:table-cell office:value-type="date" office:date-value="1974-05-10T00:00:00" table:style-name="ce4">
            <text:p>10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0.66" table:style-name="ce1">
            <text:p>10,6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57530" table:style-name="ce1">
            <text:p>1035753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ENDABC</text:p>
          </table:table-cell>
          <table:table-cell office:value-type="string" table:style-name="ce1">
            <text:p>JULIE</text:p>
          </table:table-cell>
          <table:table-cell office:value-type="date" office:date-value="1973-10-11T00:00:00" table:style-name="ce4">
            <text:p>11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6" table:style-name="ce1">
            <text:p>14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07944" table:style-name="ce1">
            <text:p>90079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MEABC</text:p>
          </table:table-cell>
          <table:table-cell office:value-type="string" table:style-name="ce1">
            <text:p>MARCUS</text:p>
          </table:table-cell>
          <table:table-cell office:value-type="date" office:date-value="1977-04-10T00:00:00" table:style-name="ce4">
            <text:p>10/04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EM</text:p>
          </table:table-cell>
          <table:table-cell office:value-type="string" table:style-name="ce1">
            <text:p>PCEM 2</text:p>
          </table:table-cell>
          <table:table-cell office:value-type="float" office:value="7.58" table:style-name="ce1">
            <text:p>7,5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85324" table:style-name="ce1">
            <text:p>112853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IOABC</text:p>
          </table:table-cell>
          <table:table-cell office:value-type="string" table:style-name="ce1">
            <text:p>ISABELLE</text:p>
          </table:table-cell>
          <table:table-cell office:value-type="date" office:date-value="1975-10-27T00:00:00" table:style-name="ce4">
            <text:p>27/10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72465" table:style-name="ce1">
            <text:p>111724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DAABC</text:p>
          </table:table-cell>
          <table:table-cell office:value-type="string" table:style-name="ce1">
            <text:p>DIEUDONNE</text:p>
          </table:table-cell>
          <table:table-cell office:value-type="date" office:date-value="1966-07-04T00:00:00" table:style-name="ce4">
            <text:p>04/07/1966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0.377000000000001" table:style-name="ce1">
            <text:p>10,3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57964" table:style-name="ce1">
            <text:p>1075796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VYABC</text:p>
          </table:table-cell>
          <table:table-cell office:value-type="string" table:style-name="ce1">
            <text:p>ROBIN</text:p>
          </table:table-cell>
          <table:table-cell office:value-type="date" office:date-value="1983-04-02T00:00:00" table:style-name="ce4">
            <text:p>02/04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8" table:style-name="ce1">
            <text:p>10,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18698" table:style-name="ce1">
            <text:p>103186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SA ABC</text:p>
          </table:table-cell>
          <table:table-cell office:value-type="string" table:style-name="ce1">
            <text:p>ASSIAT</text:p>
          </table:table-cell>
          <table:table-cell office:value-type="date" office:date-value="1976-02-28T00:00:00" table:style-name="ce4">
            <text:p>28/02/1976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0.543000000000001" table:style-name="ce1">
            <text:p>10,5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43596" table:style-name="ce1">
            <text:p>1124359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FEBABC</text:p>
          </table:table-cell>
          <table:table-cell office:value-type="string" table:style-name="ce1">
            <text:p>JEREMY</text:p>
          </table:table-cell>
          <table:table-cell office:value-type="date" office:date-value="1965-10-26T00:00:00" table:style-name="ce4">
            <text:p>26/10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0.63" table:style-name="ce1">
            <text:p>10,63</text:p>
          </table:table-cell>
          <table:table-cell office:value-type="string" table:style-name="ce1">
            <text:p>ADM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9204268" table:style-name="ce1">
            <text:p>92042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TAABC</text:p>
          </table:table-cell>
          <table:table-cell office:value-type="string" table:style-name="ce1">
            <text:p>LAKHDER</text:p>
          </table:table-cell>
          <table:table-cell office:value-type="date" office:date-value="1975-10-24T00:00:00" table:style-name="ce4">
            <text:p>24/10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9.7089999999999996" table:style-name="ce1">
            <text:p>9,70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68650" table:style-name="ce1">
            <text:p>108686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TAABC</text:p>
          </table:table-cell>
          <table:table-cell office:value-type="string" table:style-name="ce1">
            <text:p>LAKHDER</text:p>
          </table:table-cell>
          <table:table-cell office:value-type="date" office:date-value="1987-01-08T00:00:00" table:style-name="ce4">
            <text:p>08/01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10.009" table:style-name="ce1">
            <text:p>10,00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34686" table:style-name="ce1">
            <text:p>94346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NGABC</text:p>
          </table:table-cell>
          <table:table-cell office:value-type="string" table:style-name="ce1">
            <text:p>TIAN</text:p>
          </table:table-cell>
          <table:table-cell office:value-type="date" office:date-value="1986-01-11T00:00:00" table:style-name="ce4">
            <text:p>11/01/1986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1.652000000000001" table:style-name="ce1">
            <text:p>11,6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88166" table:style-name="ce1">
            <text:p>91881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BIBABC</text:p>
          </table:table-cell>
          <table:table-cell office:value-type="string" table:style-name="ce1">
            <text:p>JULIEN</text:p>
          </table:table-cell>
          <table:table-cell office:value-type="date" office:date-value="1981-10-25T00:00:00" table:style-name="ce4">
            <text:p>25/10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99" table:style-name="ce1">
            <text:p>11,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58691" table:style-name="ce1">
            <text:p>107586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ANABC</text:p>
          </table:table-cell>
          <table:table-cell office:value-type="string" table:style-name="ce1">
            <text:p>DAVID</text:p>
          </table:table-cell>
          <table:table-cell office:value-type="date" office:date-value="1978-11-20T00:00:00" table:style-name="ce4">
            <text:p>20/1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76" table:style-name="ce1">
            <text:p>11,7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52812" table:style-name="ce1">
            <text:p>101528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LEDABC</text:p>
          </table:table-cell>
          <table:table-cell office:value-type="string" table:style-name="ce1">
            <text:p>HANNA</text:p>
          </table:table-cell>
          <table:table-cell office:value-type="date" office:date-value="1967-05-23T00:00:00" table:style-name="ce4">
            <text:p>23/05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28352" table:style-name="ce1">
            <text:p>106283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BAABC</text:p>
          </table:table-cell>
          <table:table-cell office:value-type="string" table:style-name="ce1">
            <text:p>FARID</text:p>
          </table:table-cell>
          <table:table-cell office:value-type="date" office:date-value="1983-03-17T00:00:00" table:style-name="ce4">
            <text:p>17/03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8.0050000000000008" table:style-name="ce1">
            <text:p>8,0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92902" table:style-name="ce1">
            <text:p>112929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BAABC</text:p>
          </table:table-cell>
          <table:table-cell office:value-type="string" table:style-name="ce1">
            <text:p>FARID</text:p>
          </table:table-cell>
          <table:table-cell office:value-type="date" office:date-value="1975-05-16T00:00:00" table:style-name="ce4">
            <text:p>16/05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9.891" table:style-name="ce1">
            <text:p>9,89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95467" table:style-name="ce1">
            <text:p>98954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GOABC</text:p>
          </table:table-cell>
          <table:table-cell office:value-type="string" table:style-name="ce1">
            <text:p>PINAR</text:p>
          </table:table-cell>
          <table:table-cell office:value-type="date" office:date-value="1985-10-11T00:00:00" table:style-name="ce4">
            <text:p>11/10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91" table:style-name="ce1">
            <text:p>12,9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42119" table:style-name="ce1">
            <text:p>96421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HAABC</text:p>
          </table:table-cell>
          <table:table-cell office:value-type="string" table:style-name="ce1">
            <text:p>ANISSA</text:p>
          </table:table-cell>
          <table:table-cell office:value-type="date" office:date-value="1974-02-02T00:00:00" table:style-name="ce4">
            <text:p>02/02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BTE</text:p>
          </table:table-cell>
          <table:table-cell office:value-type="string" table:style-name="ce1">
            <text:p>Master1 BTE</text:p>
          </table:table-cell>
          <table:table-cell office:value-type="float" office:value="8.9500000000000011" table:style-name="ce1">
            <text:p>8,9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20779" table:style-name="ce1">
            <text:p>101207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HAABC</text:p>
          </table:table-cell>
          <table:table-cell office:value-type="string" table:style-name="ce1">
            <text:p>ANISSA</text:p>
          </table:table-cell>
          <table:table-cell office:value-type="date" office:date-value="1981-03-30T00:00:00" table:style-name="ce4">
            <text:p>30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BTE</text:p>
          </table:table-cell>
          <table:table-cell office:value-type="string" table:style-name="ce1">
            <text:p>Master1 BTE</text:p>
          </table:table-cell>
          <table:table-cell office:value-type="float" office:value="10.15" table:style-name="ce1">
            <text:p>10,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81000" table:style-name="ce1">
            <text:p>106810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FAABC</text:p>
          </table:table-cell>
          <table:table-cell office:value-type="string" table:style-name="ce1">
            <text:p>YAMINA</text:p>
          </table:table-cell>
          <table:table-cell office:value-type="date" office:date-value="1985-03-25T00:00:00" table:style-name="ce4">
            <text:p>25/03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64" table:style-name="ce1">
            <text:p>11,6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28912" table:style-name="ce1">
            <text:p>97289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ANCABC</text:p>
          </table:table-cell>
          <table:table-cell office:value-type="string" table:style-name="ce1">
            <text:p>CHARLOTTE</text:p>
          </table:table-cell>
          <table:table-cell office:value-type="date" office:date-value="1966-11-25T00:00:00" table:style-name="ce4">
            <text:p>25/1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71" table:style-name="ce1">
            <text:p>12,7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44569" table:style-name="ce1">
            <text:p>112445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NOABC</text:p>
          </table:table-cell>
          <table:table-cell office:value-type="string" table:style-name="ce1">
            <text:p>PHILIPPINE</text:p>
          </table:table-cell>
          <table:table-cell office:value-type="date" office:date-value="1987-07-27T00:00:00" table:style-name="ce4">
            <text:p>27/07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1.084000000000001" table:style-name="ce1">
            <text:p>11,0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88132" table:style-name="ce1">
            <text:p>102881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RAOABC</text:p>
          </table:table-cell>
          <table:table-cell office:value-type="string" table:style-name="ce1">
            <text:p>HANANE</text:p>
          </table:table-cell>
          <table:table-cell office:value-type="date" office:date-value="1979-06-25T00:00:00" table:style-name="ce4">
            <text:p>25/06/1979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10.83" table:style-name="ce1">
            <text:p>10,8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087588" table:style-name="ce1">
            <text:p>110875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RAOABC</text:p>
          </table:table-cell>
          <table:table-cell office:value-type="string" table:style-name="ce1">
            <text:p>HANANE</text:p>
          </table:table-cell>
          <table:table-cell office:value-type="date" office:date-value="1980-09-08T00:00:00" table:style-name="ce4">
            <text:p>08/09/1980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11.06" table:style-name="ce1">
            <text:p>11,06</text:p>
          </table:table-cell>
          <table:table-cell table:number-columns-repeated="16374" table:style-name="ce1"/>
        </table:table-row>
        <table:table-row table:style-name="ro1">
          <table:table-cell office:value-type="float" office:value="9417757" table:style-name="ce1">
            <text:p>94177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RIABC</text:p>
          </table:table-cell>
          <table:table-cell office:value-type="string" table:style-name="ce1">
            <text:p>ORIANNE</text:p>
          </table:table-cell>
          <table:table-cell office:value-type="date" office:date-value="1987-04-07T00:00:00" table:style-name="ce4">
            <text:p>07/04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49" table:style-name="ce1">
            <text:p>12,4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64890" table:style-name="ce1">
            <text:p>97648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BERABC</text:p>
          </table:table-cell>
          <table:table-cell office:value-type="string" table:style-name="ce1">
            <text:p>ZOHRE</text:p>
          </table:table-cell>
          <table:table-cell office:value-type="date" office:date-value="1972-10-24T00:00:00" table:style-name="ce4">
            <text:p>24/10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661236" table:style-name="ce1">
            <text:p>96612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BERABC</text:p>
          </table:table-cell>
          <table:table-cell office:value-type="string" table:style-name="ce1">
            <text:p>ZOHRE</text:p>
          </table:table-cell>
          <table:table-cell office:value-type="date" office:date-value="1974-11-28T00:00:00" table:style-name="ce4">
            <text:p>28/1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13.49" table:style-name="ce1">
            <text:p>13,4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12727" table:style-name="ce1">
            <text:p>110127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BIOABC</text:p>
          </table:table-cell>
          <table:table-cell office:value-type="string" table:style-name="ce1">
            <text:p>MANUEL</text:p>
          </table:table-cell>
          <table:table-cell office:value-type="date" office:date-value="1975-04-26T00:00:00" table:style-name="ce4">
            <text:p>26/04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69258" table:style-name="ce1">
            <text:p>110692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RIQABC</text:p>
          </table:table-cell>
          <table:table-cell office:value-type="string" table:style-name="ce1">
            <text:p>DAVID</text:p>
          </table:table-cell>
          <table:table-cell office:value-type="date" office:date-value="1985-07-27T00:00:00" table:style-name="ce4">
            <text:p>27/07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24" table:style-name="ce1">
            <text:p>15,2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91771" table:style-name="ce1">
            <text:p>98917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RARABC</text:p>
          </table:table-cell>
          <table:table-cell office:value-type="string" table:style-name="ce1">
            <text:p>CAROLINE</text:p>
          </table:table-cell>
          <table:table-cell office:value-type="date" office:date-value="1968-02-23T00:00:00" table:style-name="ce4">
            <text:p>23/02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2.125" table:style-name="ce1">
            <text:p>12,12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31741" table:style-name="ce1">
            <text:p>97317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NNABC</text:p>
          </table:table-cell>
          <table:table-cell office:value-type="string" table:style-name="ce1">
            <text:p>SOFIANE</text:p>
          </table:table-cell>
          <table:table-cell office:value-type="date" office:date-value="1974-05-10T00:00:00" table:style-name="ce4">
            <text:p>10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4.2839999999999998" table:style-name="ce1">
            <text:p>4,28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741349" table:style-name="ce1">
            <text:p>97413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NNABC</text:p>
          </table:table-cell>
          <table:table-cell office:value-type="string" table:style-name="ce1">
            <text:p>SOFIANE</text:p>
          </table:table-cell>
          <table:table-cell office:value-type="date" office:date-value="1966-03-27T00:00:00" table:style-name="ce4">
            <text:p>27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8.7789999999999999" table:style-name="ce1">
            <text:p>8,779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225876" table:style-name="ce1">
            <text:p>102258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GAZABC</text:p>
          </table:table-cell>
          <table:table-cell office:value-type="string" table:style-name="ce1">
            <text:p>THIBAUD</text:p>
          </table:table-cell>
          <table:table-cell office:value-type="date" office:date-value="1967-07-03T00:00:00" table:style-name="ce4">
            <text:p>03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0.313000000000001" table:style-name="ce1">
            <text:p>10,31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72320" table:style-name="ce1">
            <text:p>89723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POABC</text:p>
          </table:table-cell>
          <table:table-cell office:value-type="string" table:style-name="ce1">
            <text:p>MICHAEL</text:p>
          </table:table-cell>
          <table:table-cell office:value-type="date" office:date-value="1969-04-09T00:00:00" table:style-name="ce4">
            <text:p>09/04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536217" table:style-name="ce1">
            <text:p>105362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POABC</text:p>
          </table:table-cell>
          <table:table-cell office:value-type="string" table:style-name="ce1">
            <text:p>MICHAEL</text:p>
          </table:table-cell>
          <table:table-cell office:value-type="date" office:date-value="1969-09-08T00:00:00" table:style-name="ce4">
            <text:p>08/09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604000000000001" table:style-name="ce1">
            <text:p>10,60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34825" table:style-name="ce1">
            <text:p>114348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STEABC</text:p>
          </table:table-cell>
          <table:table-cell office:value-type="string" table:style-name="ce1">
            <text:p>MARTA</text:p>
          </table:table-cell>
          <table:table-cell office:value-type="date" office:date-value="1972-06-14T00:00:00" table:style-name="ce4">
            <text:p>14/06/1972</text:p>
          </table:table-cell>
          <table:table-cell office:value-type="string" table:style-name="ce1">
            <text:p>156</text:p>
          </table:table-cell>
          <table:table-cell office:value-type="string" table:style-name="ce1">
            <text:p>MACEDOINE (EX-REPUBLIQUE DE YOUGOSLAVI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9.2680000000000007" table:style-name="ce1">
            <text:p>9,26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602340" table:style-name="ce1">
            <text:p>96023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STEABC</text:p>
          </table:table-cell>
          <table:table-cell office:value-type="string" table:style-name="ce1">
            <text:p>MARTA</text:p>
          </table:table-cell>
          <table:table-cell office:value-type="date" office:date-value="1970-10-17T00:00:00" table:style-name="ce4">
            <text:p>17/10/1970</text:p>
          </table:table-cell>
          <table:table-cell office:value-type="string" table:style-name="ce1">
            <text:p>156</text:p>
          </table:table-cell>
          <table:table-cell office:value-type="string" table:style-name="ce1">
            <text:p>MACEDOINE (EX-REPUBLIQUE DE YOUGOSLAVI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10.385" table:style-name="ce1">
            <text:p>10,38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16263" table:style-name="ce1">
            <text:p>108162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LIMABC</text:p>
          </table:table-cell>
          <table:table-cell office:value-type="string" table:style-name="ce1">
            <text:p>JONATHAN</text:p>
          </table:table-cell>
          <table:table-cell office:value-type="date" office:date-value="1966-06-21T00:00:00" table:style-name="ce4">
            <text:p>21/06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13" table:style-name="ce1">
            <text:p>12,1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51421" table:style-name="ce1">
            <text:p>114514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HAABC</text:p>
          </table:table-cell>
          <table:table-cell office:value-type="string" table:style-name="ce1">
            <text:p>YACINE</text:p>
          </table:table-cell>
          <table:table-cell office:value-type="date" office:date-value="1968-06-03T00:00:00" table:style-name="ce4">
            <text:p>03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78" table:style-name="ce1">
            <text:p>11,7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94890" table:style-name="ce1">
            <text:p>108948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KABC</text:p>
          </table:table-cell>
          <table:table-cell office:value-type="string" table:style-name="ce1">
            <text:p>VY</text:p>
          </table:table-cell>
          <table:table-cell office:value-type="date" office:date-value="1965-09-18T00:00:00" table:style-name="ce4">
            <text:p>18/09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97" table:style-name="ce1">
            <text:p>11,9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68006" table:style-name="ce1">
            <text:p>1146800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DAABC</text:p>
          </table:table-cell>
          <table:table-cell office:value-type="string" table:style-name="ce1">
            <text:p>ISMAHANE</text:p>
          </table:table-cell>
          <table:table-cell office:value-type="date" office:date-value="1982-09-14T00:00:00" table:style-name="ce4">
            <text:p>14/09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63" table:style-name="ce1">
            <text:p>12,6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53871" table:style-name="ce1">
            <text:p>100538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RABC</text:p>
          </table:table-cell>
          <table:table-cell office:value-type="string" table:style-name="ce1">
            <text:p>MICKAEL</text:p>
          </table:table-cell>
          <table:table-cell office:value-type="date" office:date-value="1981-02-06T00:00:00" table:style-name="ce4">
            <text:p>06/0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98" table:style-name="ce1">
            <text:p>14,9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51107" table:style-name="ce1">
            <text:p>108511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CQABC</text:p>
          </table:table-cell>
          <table:table-cell office:value-type="string" table:style-name="ce1">
            <text:p>OLIVIA</text:p>
          </table:table-cell>
          <table:table-cell office:value-type="date" office:date-value="1985-06-04T00:00:00" table:style-name="ce4">
            <text:p>04/06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06" table:style-name="ce1">
            <text:p>13,0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97913" table:style-name="ce1">
            <text:p>108979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RDABC</text:p>
          </table:table-cell>
          <table:table-cell office:value-type="string" table:style-name="ce1">
            <text:p>HOUSSEN</text:p>
          </table:table-cell>
          <table:table-cell office:value-type="date" office:date-value="1968-04-21T00:00:00" table:style-name="ce4">
            <text:p>21/04/1968</text:p>
          </table:table-cell>
          <table:table-cell office:value-type="string" table:style-name="ce1">
            <text:p>333</text:p>
          </table:table-cell>
          <table:table-cell office:value-type="string" table:style-name="ce1">
            <text:p>MALGACHE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7" table:style-name="ce1">
            <text:p>11,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78469" table:style-name="ce1">
            <text:p>110784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ELTABC</text:p>
          </table:table-cell>
          <table:table-cell office:value-type="string" table:style-name="ce1">
            <text:p>ADRIEN</text:p>
          </table:table-cell>
          <table:table-cell office:value-type="date" office:date-value="1985-08-05T00:00:00" table:style-name="ce4">
            <text:p>05/08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26" table:style-name="ce1">
            <text:p>15,2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51401" table:style-name="ce1">
            <text:p>95514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COABC</text:p>
          </table:table-cell>
          <table:table-cell office:value-type="string" table:style-name="ce1">
            <text:p>ANDREE ANNE</text:p>
          </table:table-cell>
          <table:table-cell office:value-type="date" office:date-value="1987-01-26T00:00:00" table:style-name="ce4">
            <text:p>26/01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04" table:style-name="ce1">
            <text:p>13,0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85199" table:style-name="ce1">
            <text:p>112851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DDABC</text:p>
          </table:table-cell>
          <table:table-cell office:value-type="string" table:style-name="ce1">
            <text:p>CYNTHIA</text:p>
          </table:table-cell>
          <table:table-cell office:value-type="date" office:date-value="1968-06-23T00:00:00" table:style-name="ce4">
            <text:p>23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27" table:style-name="ce1">
            <text:p>12,2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55781" table:style-name="ce1">
            <text:p>1015578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GESABC</text:p>
          </table:table-cell>
          <table:table-cell office:value-type="string" table:style-name="ce1">
            <text:p>ROMAIN</text:p>
          </table:table-cell>
          <table:table-cell office:value-type="date" office:date-value="1984-11-18T00:00:00" table:style-name="ce4">
            <text:p>18/1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.1200000000000001" table:style-name="ce1">
            <text:p>1,1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85799" table:style-name="ce1">
            <text:p>100857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GABC</text:p>
          </table:table-cell>
          <table:table-cell office:value-type="string" table:style-name="ce1">
            <text:p>ANNABELLE</text:p>
          </table:table-cell>
          <table:table-cell office:value-type="date" office:date-value="1984-12-01T00:00:00" table:style-name="ce4">
            <text:p>01/1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71" table:style-name="ce1">
            <text:p>12,7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468165" table:style-name="ce1">
            <text:p>94681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UDYABC</text:p>
          </table:table-cell>
          <table:table-cell office:value-type="string" table:style-name="ce1">
            <text:p>FABIENNE</text:p>
          </table:table-cell>
          <table:table-cell office:value-type="date" office:date-value="1972-05-01T00:00:00" table:style-name="ce4">
            <text:p>01/05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111000000000001" table:style-name="ce1">
            <text:p>13,11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93807" table:style-name="ce1">
            <text:p>101938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UONABC</text:p>
          </table:table-cell>
          <table:table-cell office:value-type="string" table:style-name="ce1">
            <text:p>THI-THUY-VAN</text:p>
          </table:table-cell>
          <table:table-cell office:value-type="date" office:date-value="1967-05-20T00:00:00" table:style-name="ce4">
            <text:p>20/05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03" table:style-name="ce1">
            <text:p>11,0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113692" table:style-name="ce1">
            <text:p>111136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SIABC</text:p>
          </table:table-cell>
          <table:table-cell office:value-type="string" table:style-name="ce1">
            <text:p>ELODIE</text:p>
          </table:table-cell>
          <table:table-cell office:value-type="date" office:date-value="1974-01-14T00:00:00" table:style-name="ce4">
            <text:p>14/0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42" table:style-name="ce1">
            <text:p>13,4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99413" table:style-name="ce1">
            <text:p>112994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IKIABC</text:p>
          </table:table-cell>
          <table:table-cell office:value-type="string" table:style-name="ce1">
            <text:p>MAMADOU</text:p>
          </table:table-cell>
          <table:table-cell office:value-type="date" office:date-value="1977-06-12T00:00:00" table:style-name="ce4">
            <text:p>12/06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ACO</text:p>
          </table:table-cell>
          <table:table-cell office:value-type="string" table:style-name="ce1">
            <text:p>Master2Pro Aff et Commer</text:p>
          </table:table-cell>
          <table:table-cell office:value-type="float" office:value="14.001000000000001" table:style-name="ce1">
            <text:p>14,00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70240" table:style-name="ce1">
            <text:p>112702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STEPHANIE</text:p>
          </table:table-cell>
          <table:table-cell office:value-type="date" office:date-value="1977-10-01T00:00:00" table:style-name="ce4">
            <text:p>01/10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5.094000000000001" table:style-name="ce1">
            <text:p>15,09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49316" table:style-name="ce1">
            <text:p>108493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NGABC</text:p>
          </table:table-cell>
          <table:table-cell office:value-type="string" table:style-name="ce1">
            <text:p>YINJIE</text:p>
          </table:table-cell>
          <table:table-cell office:value-type="date" office:date-value="1983-12-19T00:00:00" table:style-name="ce4">
            <text:p>19/12/1983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E5MAR</text:p>
          </table:table-cell>
          <table:table-cell office:value-type="string" table:style-name="ce1">
            <text:p>Master2 Marketing</text:p>
          </table:table-cell>
          <table:table-cell office:value-type="float" office:value="13.83" table:style-name="ce1">
            <text:p>13,8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35060" table:style-name="ce1">
            <text:p>102350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ECABC</text:p>
          </table:table-cell>
          <table:table-cell office:value-type="string" table:style-name="ce1">
            <text:p>ALICE</text:p>
          </table:table-cell>
          <table:table-cell office:value-type="date" office:date-value="1981-10-05T00:00:00" table:style-name="ce4">
            <text:p>05/10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726000000000001" table:style-name="ce1">
            <text:p>13,72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94023" table:style-name="ce1">
            <text:p>108940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FSAABC</text:p>
          </table:table-cell>
          <table:table-cell office:value-type="string" table:style-name="ce1">
            <text:p>SOFIANE</text:p>
          </table:table-cell>
          <table:table-cell office:value-type="date" office:date-value="1979-04-12T00:00:00" table:style-name="ce4">
            <text:p>12/04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6" table:style-name="ce1">
            <text:p>14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74388" table:style-name="ce1">
            <text:p>1147438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 MOABC</text:p>
          </table:table-cell>
          <table:table-cell office:value-type="string" table:style-name="ce1">
            <text:p>ELIE</text:p>
          </table:table-cell>
          <table:table-cell office:value-type="date" office:date-value="1972-03-11T00:00:00" table:style-name="ce4">
            <text:p>11/03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2.37" table:style-name="ce1">
            <text:p>2,3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77826" table:style-name="ce1">
            <text:p>977782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MENABC</text:p>
          </table:table-cell>
          <table:table-cell office:value-type="string" table:style-name="ce1">
            <text:p>NAWEL</text:p>
          </table:table-cell>
          <table:table-cell office:value-type="date" office:date-value="1976-07-27T00:00:00" table:style-name="ce4">
            <text:p>27/07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PI</text:p>
          </table:table-cell>
          <table:table-cell office:value-type="string" table:style-name="ce1">
            <text:p>Master2Rech DPIE-Interne</text:p>
          </table:table-cell>
          <table:table-cell office:value-type="float" office:value="12.48" table:style-name="ce1">
            <text:p>12,4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04057" table:style-name="ce1">
            <text:p>93040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OUNABC</text:p>
          </table:table-cell>
          <table:table-cell office:value-type="string" table:style-name="ce1">
            <text:p>KEVIN</text:p>
          </table:table-cell>
          <table:table-cell office:value-type="date" office:date-value="1984-12-04T00:00:00" table:style-name="ce4">
            <text:p>04/1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13" table:style-name="ce1">
            <text:p>11,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62764" table:style-name="ce1">
            <text:p>107627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VAABC</text:p>
          </table:table-cell>
          <table:table-cell office:value-type="string" table:style-name="ce1">
            <text:p>MYRIAM</text:p>
          </table:table-cell>
          <table:table-cell office:value-type="date" office:date-value="1977-04-10T00:00:00" table:style-name="ce4">
            <text:p>10/04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B</text:p>
          </table:table-cell>
          <table:table-cell office:value-type="string" table:style-name="ce1">
            <text:p>Lic Sc de la Vie an3 Biom</text:p>
          </table:table-cell>
          <table:table-cell office:value-type="float" office:value="11.783000000000001" table:style-name="ce1">
            <text:p>11,783</text:p>
          </table:table-cell>
          <table:table-cell office:value-type="string" table:style-name="ce1">
            <text:p>ADM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0604989" table:style-name="ce1">
            <text:p>106049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ARABC</text:p>
          </table:table-cell>
          <table:table-cell office:value-type="string" table:style-name="ce1">
            <text:p>FARID</text:p>
          </table:table-cell>
          <table:table-cell office:value-type="date" office:date-value="1972-12-09T00:00:00" table:style-name="ce4">
            <text:p>09/12/1972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6.1859999999999999" table:style-name="ce1">
            <text:p>6,18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62009" table:style-name="ce1">
            <text:p>916200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ARABC</text:p>
          </table:table-cell>
          <table:table-cell office:value-type="string" table:style-name="ce1">
            <text:p>FARID</text:p>
          </table:table-cell>
          <table:table-cell office:value-type="date" office:date-value="1971-01-29T00:00:00" table:style-name="ce4">
            <text:p>29/01/1971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8.5780000000000012" table:style-name="ce1">
            <text:p>8,57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58008" table:style-name="ce1">
            <text:p>110580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MESABC</text:p>
          </table:table-cell>
          <table:table-cell office:value-type="string" table:style-name="ce1">
            <text:p>NATHANAEL</text:p>
          </table:table-cell>
          <table:table-cell office:value-type="date" office:date-value="1978-02-25T00:00:00" table:style-name="ce4">
            <text:p>25/0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58" table:style-name="ce1">
            <text:p>14,5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66351" table:style-name="ce1">
            <text:p>1016635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 ISABC</text:p>
          </table:table-cell>
          <table:table-cell office:value-type="string" table:style-name="ce1">
            <text:p>MEIDI</text:p>
          </table:table-cell>
          <table:table-cell office:value-type="date" office:date-value="1982-01-28T00:00:00" table:style-name="ce4">
            <text:p>28/0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69" table:style-name="ce1">
            <text:p>13,6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51946" table:style-name="ce1">
            <text:p>111519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FANABC</text:p>
          </table:table-cell>
          <table:table-cell office:value-type="string" table:style-name="ce1">
            <text:p>AICHA</text:p>
          </table:table-cell>
          <table:table-cell office:value-type="date" office:date-value="1982-01-27T00:00:00" table:style-name="ce4">
            <text:p>27/0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69" table:style-name="ce1">
            <text:p>13,6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20278" table:style-name="ce1">
            <text:p>101202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ZIAABC</text:p>
          </table:table-cell>
          <table:table-cell office:value-type="string" table:style-name="ce1">
            <text:p>SARRAH</text:p>
          </table:table-cell>
          <table:table-cell office:value-type="date" office:date-value="1973-07-23T00:00:00" table:style-name="ce4">
            <text:p>23/07/1973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18" table:style-name="ce1">
            <text:p>14,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39596" table:style-name="ce1">
            <text:p>97395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ABC</text:p>
          </table:table-cell>
          <table:table-cell office:value-type="string" table:style-name="ce1">
            <text:p>THI</text:p>
          </table:table-cell>
          <table:table-cell office:value-type="date" office:date-value="1987-05-31T00:00:00" table:style-name="ce4">
            <text:p>31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IM</text:p>
          </table:table-cell>
          <table:table-cell office:value-type="string" table:style-name="ce1">
            <text:p>Master1 Droit immobilier</text:p>
          </table:table-cell>
          <table:table-cell office:value-type="float" office:value="5.2709999999999999" table:style-name="ce1">
            <text:p>5,2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12015" table:style-name="ce1">
            <text:p>93120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ABC</text:p>
          </table:table-cell>
          <table:table-cell office:value-type="string" table:style-name="ce1">
            <text:p>THI</text:p>
          </table:table-cell>
          <table:table-cell office:value-type="date" office:date-value="1969-09-13T00:00:00" table:style-name="ce4">
            <text:p>13/09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IM</text:p>
          </table:table-cell>
          <table:table-cell office:value-type="string" table:style-name="ce1">
            <text:p>Master1 Droit immobilier</text:p>
          </table:table-cell>
          <table:table-cell office:value-type="float" office:value="6.0630000000000006" table:style-name="ce1">
            <text:p>6,0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26460" table:style-name="ce1">
            <text:p>94264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DJABC</text:p>
          </table:table-cell>
          <table:table-cell office:value-type="string" table:style-name="ce1">
            <text:p>NASSERA</text:p>
          </table:table-cell>
          <table:table-cell office:value-type="date" office:date-value="1979-05-12T00:00:00" table:style-name="ce4">
            <text:p>12/05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SLE</text:p>
          </table:table-cell>
          <table:table-cell office:value-type="string" table:style-name="ce1">
            <text:p>Master1 SLATEL - Espagnol</text:p>
          </table:table-cell>
          <table:table-cell office:value-type="float" office:value="12.39" table:style-name="ce1">
            <text:p>12,3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57782" table:style-name="ce1">
            <text:p>89577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TEABC</text:p>
          </table:table-cell>
          <table:table-cell office:value-type="string" table:style-name="ce1">
            <text:p>PRISCILLA</text:p>
          </table:table-cell>
          <table:table-cell office:value-type="date" office:date-value="1969-07-06T00:00:00" table:style-name="ce4">
            <text:p>06/07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47" table:style-name="ce1">
            <text:p>12,4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491778" table:style-name="ce1">
            <text:p>104917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GURABC</text:p>
          </table:table-cell>
          <table:table-cell office:value-type="string" table:style-name="ce1">
            <text:p>LUIS</text:p>
          </table:table-cell>
          <table:table-cell office:value-type="date" office:date-value="1986-12-08T00:00:00" table:style-name="ce4">
            <text:p>08/1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63" table:style-name="ce1">
            <text:p>11,6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28531" table:style-name="ce1">
            <text:p>98285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TUABC</text:p>
          </table:table-cell>
          <table:table-cell office:value-type="string" table:style-name="ce1">
            <text:p>TIPHAINE</text:p>
          </table:table-cell>
          <table:table-cell office:value-type="date" office:date-value="1973-09-15T00:00:00" table:style-name="ce4">
            <text:p>15/09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64" table:style-name="ce1">
            <text:p>14,6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87873" table:style-name="ce1">
            <text:p>928787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EHLABC</text:p>
          </table:table-cell>
          <table:table-cell office:value-type="string" table:style-name="ce1">
            <text:p>JULIEN</text:p>
          </table:table-cell>
          <table:table-cell office:value-type="date" office:date-value="1976-01-09T00:00:00" table:style-name="ce4">
            <text:p>09/0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6" table:style-name="ce1">
            <text:p>11,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05249" table:style-name="ce1">
            <text:p>109052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FANABC</text:p>
          </table:table-cell>
          <table:table-cell office:value-type="string" table:style-name="ce1">
            <text:p>MAHAMADOU DAVID</text:p>
          </table:table-cell>
          <table:table-cell office:value-type="date" office:date-value="1974-08-02T00:00:00" table:style-name="ce4">
            <text:p>02/08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01" table:style-name="ce1">
            <text:p>13,0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19007" table:style-name="ce1">
            <text:p>90190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LLEABC</text:p>
          </table:table-cell>
          <table:table-cell office:value-type="string" table:style-name="ce1">
            <text:p>JULIE</text:p>
          </table:table-cell>
          <table:table-cell office:value-type="date" office:date-value="1986-11-24T00:00:00" table:style-name="ce4">
            <text:p>24/1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12476" table:style-name="ce1">
            <text:p>93124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REABC</text:p>
          </table:table-cell>
          <table:table-cell office:value-type="string" table:style-name="ce1">
            <text:p>MATINNIN</text:p>
          </table:table-cell>
          <table:table-cell office:value-type="date" office:date-value="1968-11-23T00:00:00" table:style-name="ce4">
            <text:p>23/1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04" table:style-name="ce1">
            <text:p>12,0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79908" table:style-name="ce1">
            <text:p>977990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YAPABC</text:p>
          </table:table-cell>
          <table:table-cell office:value-type="string" table:style-name="ce1">
            <text:p>SHREEDEVI</text:p>
          </table:table-cell>
          <table:table-cell office:value-type="date" office:date-value="1967-06-04T00:00:00" table:style-name="ce4">
            <text:p>04/06/1967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068260" table:style-name="ce1">
            <text:p>90682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PEZABC</text:p>
          </table:table-cell>
          <table:table-cell office:value-type="string" table:style-name="ce1">
            <text:p>SARAH</text:p>
          </table:table-cell>
          <table:table-cell office:value-type="date" office:date-value="1972-06-04T00:00:00" table:style-name="ce4">
            <text:p>04/06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7.86" table:style-name="ce1">
            <text:p>7,8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28500" table:style-name="ce1">
            <text:p>93285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ELABC</text:p>
          </table:table-cell>
          <table:table-cell office:value-type="string" table:style-name="ce1">
            <text:p>PAULINE</text:p>
          </table:table-cell>
          <table:table-cell office:value-type="date" office:date-value="1974-09-13T00:00:00" table:style-name="ce4">
            <text:p>13/09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71" table:style-name="ce1">
            <text:p>11,7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181867" table:style-name="ce1">
            <text:p>101818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SEYABC</text:p>
          </table:table-cell>
          <table:table-cell office:value-type="string" table:style-name="ce1">
            <text:p>VIRGINIE</text:p>
          </table:table-cell>
          <table:table-cell office:value-type="date" office:date-value="1970-04-07T00:00:00" table:style-name="ce4">
            <text:p>07/04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26" table:style-name="ce1">
            <text:p>14,2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38528" table:style-name="ce1">
            <text:p>105385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SINABC</text:p>
          </table:table-cell>
          <table:table-cell office:value-type="string" table:style-name="ce1">
            <text:p>GERALDINE</text:p>
          </table:table-cell>
          <table:table-cell office:value-type="date" office:date-value="1966-02-24T00:00:00" table:style-name="ce4">
            <text:p>24/0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7" table:style-name="ce1">
            <text:p>13,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72891" table:style-name="ce1">
            <text:p>114728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SSOABC</text:p>
          </table:table-cell>
          <table:table-cell office:value-type="string" table:style-name="ce1">
            <text:p>MAMOU</text:p>
          </table:table-cell>
          <table:table-cell office:value-type="date" office:date-value="1985-04-08T00:00:00" table:style-name="ce4">
            <text:p>08/04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0.6" table:style-name="ce1">
            <text:p>10,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49584" table:style-name="ce1">
            <text:p>1134958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MYABC</text:p>
          </table:table-cell>
          <table:table-cell office:value-type="string" table:style-name="ce1">
            <text:p>QUENTIN</text:p>
          </table:table-cell>
          <table:table-cell office:value-type="date" office:date-value="1981-05-17T00:00:00" table:style-name="ce4">
            <text:p>17/05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95" table:style-name="ce1">
            <text:p>11,9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247154" table:style-name="ce1">
            <text:p>92471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GNOABC</text:p>
          </table:table-cell>
          <table:table-cell office:value-type="string" table:style-name="ce1">
            <text:p>FABIEN</text:p>
          </table:table-cell>
          <table:table-cell office:value-type="date" office:date-value="1985-03-26T00:00:00" table:style-name="ce4">
            <text:p>26/03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56" table:style-name="ce1">
            <text:p>14,5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47117" table:style-name="ce1">
            <text:p>97471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AOABC</text:p>
          </table:table-cell>
          <table:table-cell office:value-type="string" table:style-name="ce1">
            <text:p>KHALID</text:p>
          </table:table-cell>
          <table:table-cell office:value-type="date" office:date-value="1967-12-05T00:00:00" table:style-name="ce4">
            <text:p>05/1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49" table:style-name="ce1">
            <text:p>11,4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72896" table:style-name="ce1">
            <text:p>108728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TAABC</text:p>
          </table:table-cell>
          <table:table-cell office:value-type="string" table:style-name="ce1">
            <text:p>SAMIA</text:p>
          </table:table-cell>
          <table:table-cell office:value-type="date" office:date-value="1970-10-06T00:00:00" table:style-name="ce4">
            <text:p>06/10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</text:p>
          </table:table-cell>
          <table:table-cell office:value-type="string" table:style-name="ce1">
            <text:p>Master1Pro INFOCOM-CRH</text:p>
          </table:table-cell>
          <table:table-cell office:value-type="float" office:value="8.4610000000000003" table:style-name="ce1">
            <text:p>8,46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62278" table:style-name="ce1">
            <text:p>107622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TAABC</text:p>
          </table:table-cell>
          <table:table-cell office:value-type="string" table:style-name="ce1">
            <text:p>SAMIA</text:p>
          </table:table-cell>
          <table:table-cell office:value-type="date" office:date-value="1985-07-15T00:00:00" table:style-name="ce4">
            <text:p>15/07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</text:p>
          </table:table-cell>
          <table:table-cell office:value-type="string" table:style-name="ce1">
            <text:p>Master1Pro INFOCOM-CRH</text:p>
          </table:table-cell>
          <table:table-cell office:value-type="float" office:value="9.7949999999999999" table:style-name="ce1">
            <text:p>9,79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30159" table:style-name="ce1">
            <text:p>97301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DOUABC</text:p>
          </table:table-cell>
          <table:table-cell office:value-type="string" table:style-name="ce1">
            <text:p>LOUISE</text:p>
          </table:table-cell>
          <table:table-cell office:value-type="date" office:date-value="1981-03-01T00:00:00" table:style-name="ce4">
            <text:p>01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18" table:style-name="ce1">
            <text:p>12,1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68806" table:style-name="ce1">
            <text:p>108688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NABC</text:p>
          </table:table-cell>
          <table:table-cell office:value-type="string" table:style-name="ce1">
            <text:p>DAVID</text:p>
          </table:table-cell>
          <table:table-cell office:value-type="date" office:date-value="1981-11-02T00:00:00" table:style-name="ce4">
            <text:p>02/1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MAR</text:p>
          </table:table-cell>
          <table:table-cell office:value-type="string" table:style-name="ce1">
            <text:p>Master2 Marketing</text:p>
          </table:table-cell>
          <table:table-cell office:value-type="float" office:value="12.16" table:style-name="ce1">
            <text:p>12,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16844" table:style-name="ce1">
            <text:p>102168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AABC</text:p>
          </table:table-cell>
          <table:table-cell office:value-type="string" table:style-name="ce1">
            <text:p>MOHAMED</text:p>
          </table:table-cell>
          <table:table-cell office:value-type="date" office:date-value="1979-02-10T00:00:00" table:style-name="ce4">
            <text:p>10/02/1979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5.4279999999999999" table:style-name="ce1">
            <text:p>5,42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04543" table:style-name="ce1">
            <text:p>970454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INBABC</text:p>
          </table:table-cell>
          <table:table-cell office:value-type="string" table:style-name="ce1">
            <text:p>SUNDAY</text:p>
          </table:table-cell>
          <table:table-cell office:value-type="date" office:date-value="1973-05-20T00:00:00" table:style-name="ce4">
            <text:p>20/05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9.67" table:style-name="ce1">
            <text:p>9,67</text:p>
          </table:table-cell>
          <table:table-cell office:value-type="string" table:style-name="ce1">
            <text:p>AJ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9119175" table:style-name="ce1">
            <text:p>91191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INBABC</text:p>
          </table:table-cell>
          <table:table-cell office:value-type="string" table:style-name="ce1">
            <text:p>SUNDAY</text:p>
          </table:table-cell>
          <table:table-cell office:value-type="date" office:date-value="1978-11-01T00:00:00" table:style-name="ce4">
            <text:p>01/1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9.67" table:style-name="ce1">
            <text:p>9,6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36334" table:style-name="ce1">
            <text:p>111363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NGABC</text:p>
          </table:table-cell>
          <table:table-cell office:value-type="string" table:style-name="ce1">
            <text:p>MAMADOU DJIBY</text:p>
          </table:table-cell>
          <table:table-cell office:value-type="date" office:date-value="1967-12-07T00:00:00" table:style-name="ce4">
            <text:p>07/12/1967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3.048" table:style-name="ce1">
            <text:p>13,04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23154" table:style-name="ce1">
            <text:p>93231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AABC</text:p>
          </table:table-cell>
          <table:table-cell office:value-type="string" table:style-name="ce1">
            <text:p>OMAN</text:p>
          </table:table-cell>
          <table:table-cell office:value-type="date" office:date-value="1973-03-30T00:00:00" table:style-name="ce4">
            <text:p>30/03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63" table:style-name="ce1">
            <text:p>11,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00622" table:style-name="ce1">
            <text:p>105006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RISABC</text:p>
          </table:table-cell>
          <table:table-cell office:value-type="string" table:style-name="ce1">
            <text:p>ALEXANDRA</text:p>
          </table:table-cell>
          <table:table-cell office:value-type="date" office:date-value="1986-02-06T00:00:00" table:style-name="ce4">
            <text:p>06/0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6.5209999999999999" table:style-name="ce1">
            <text:p>6,52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24942" table:style-name="ce1">
            <text:p>114249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RISABC</text:p>
          </table:table-cell>
          <table:table-cell office:value-type="string" table:style-name="ce1">
            <text:p>ALEXANDRA</text:p>
          </table:table-cell>
          <table:table-cell office:value-type="date" office:date-value="1969-11-28T00:00:00" table:style-name="ce4">
            <text:p>28/1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6.9790000000000001" table:style-name="ce1">
            <text:p>6,97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61129" table:style-name="ce1">
            <text:p>100611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COABC</text:p>
          </table:table-cell>
          <table:table-cell office:value-type="string" table:style-name="ce1">
            <text:p>KELLY</text:p>
          </table:table-cell>
          <table:table-cell office:value-type="date" office:date-value="1970-06-10T00:00:00" table:style-name="ce4">
            <text:p>10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9.3580000000000005" table:style-name="ce1">
            <text:p>9,35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13931" table:style-name="ce1">
            <text:p>94139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COABC</text:p>
          </table:table-cell>
          <table:table-cell office:value-type="string" table:style-name="ce1">
            <text:p>KELLY</text:p>
          </table:table-cell>
          <table:table-cell office:value-type="date" office:date-value="1987-05-15T00:00:00" table:style-name="ce4">
            <text:p>15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9.6300000000000008" table:style-name="ce1">
            <text:p>9,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09227" table:style-name="ce1">
            <text:p>108092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HMEABC</text:p>
          </table:table-cell>
          <table:table-cell office:value-type="string" table:style-name="ce1">
            <text:p>AMINE</text:p>
          </table:table-cell>
          <table:table-cell office:value-type="date" office:date-value="1974-07-08T00:00:00" table:style-name="ce4">
            <text:p>08/07/1974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84876" table:style-name="ce1">
            <text:p>104848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HMEABC</text:p>
          </table:table-cell>
          <table:table-cell office:value-type="string" table:style-name="ce1">
            <text:p>AMINE</text:p>
          </table:table-cell>
          <table:table-cell office:value-type="date" office:date-value="1978-09-20T00:00:00" table:style-name="ce4">
            <text:p>20/09/1978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0.15" table:style-name="ce1">
            <text:p>0,1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54860" table:style-name="ce1">
            <text:p>92548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JABC</text:p>
          </table:table-cell>
          <table:table-cell office:value-type="string" table:style-name="ce1">
            <text:p>SAMAH</text:p>
          </table:table-cell>
          <table:table-cell office:value-type="date" office:date-value="1985-07-02T00:00:00" table:style-name="ce4">
            <text:p>02/07/1985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8.8960000000000008" table:style-name="ce1">
            <text:p>8,89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71302" table:style-name="ce1">
            <text:p>109713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JABC</text:p>
          </table:table-cell>
          <table:table-cell office:value-type="string" table:style-name="ce1">
            <text:p>SAMAH</text:p>
          </table:table-cell>
          <table:table-cell office:value-type="date" office:date-value="1973-09-28T00:00:00" table:style-name="ce4">
            <text:p>28/09/1973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1.396000000000001" table:style-name="ce1">
            <text:p>11,3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22532" table:style-name="ce1">
            <text:p>112225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MAABC</text:p>
          </table:table-cell>
          <table:table-cell office:value-type="string" table:style-name="ce1">
            <text:p>AUDREY</text:p>
          </table:table-cell>
          <table:table-cell office:value-type="date" office:date-value="1983-12-07T00:00:00" table:style-name="ce4">
            <text:p>07/12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4.55" table:style-name="ce1">
            <text:p>14,5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02458" table:style-name="ce1">
            <text:p>108024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HYOABC</text:p>
          </table:table-cell>
          <table:table-cell office:value-type="string" table:style-name="ce1">
            <text:p>ABDO</text:p>
          </table:table-cell>
          <table:table-cell office:value-type="date" office:date-value="1974-10-14T00:00:00" table:style-name="ce4">
            <text:p>14/10/1974</text:p>
          </table:table-cell>
          <table:table-cell office:value-type="string" table:style-name="ce1">
            <text:p>205</text:p>
          </table:table-cell>
          <table:table-cell office:value-type="string" table:style-name="ce1">
            <text:p>LIBANAIS(E)</text:p>
          </table:table-cell>
          <table:table-cell office:value-type="string" table:style-name="ce1">
            <text:p>G5ST</text:p>
          </table:table-cell>
          <table:table-cell office:value-type="string" table:style-name="ce1">
            <text:p>INGENIEUR TELECOM an3</text:p>
          </table:table-cell>
          <table:table-cell office:value-type="float" office:value="15.37" table:style-name="ce1">
            <text:p>15,3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35485" table:style-name="ce1">
            <text:p>96354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KHEABC</text:p>
          </table:table-cell>
          <table:table-cell office:value-type="string" table:style-name="ce1">
            <text:p>OMAR</text:p>
          </table:table-cell>
          <table:table-cell office:value-type="date" office:date-value="1966-10-26T00:00:00" table:style-name="ce4">
            <text:p>26/10/1966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24" table:style-name="ce1">
            <text:p>10,2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76632" table:style-name="ce1">
            <text:p>98766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VOAABC</text:p>
          </table:table-cell>
          <table:table-cell office:value-type="string" table:style-name="ce1">
            <text:p>MANOHIARRISOA</text:p>
          </table:table-cell>
          <table:table-cell office:value-type="date" office:date-value="1969-11-20T00:00:00" table:style-name="ce4">
            <text:p>20/11/1969</text:p>
          </table:table-cell>
          <table:table-cell office:value-type="string" table:style-name="ce1">
            <text:p>333</text:p>
          </table:table-cell>
          <table:table-cell office:value-type="string" table:style-name="ce1">
            <text:p>MALGACHE</text:p>
          </table:table-cell>
          <table:table-cell office:value-type="string" table:style-name="ce1">
            <text:p>E5EIF</text:p>
          </table:table-cell>
          <table:table-cell office:value-type="string" table:style-name="ce1">
            <text:p>Master2 Eco inter finance</text:p>
          </table:table-cell>
          <table:table-cell office:value-type="float" office:value="10.647" table:style-name="ce1">
            <text:p>10,64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65600" table:style-name="ce1">
            <text:p>111656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VOAABC</text:p>
          </table:table-cell>
          <table:table-cell office:value-type="string" table:style-name="ce1">
            <text:p>MANOHIARRISOA</text:p>
          </table:table-cell>
          <table:table-cell office:value-type="date" office:date-value="1982-12-31T00:00:00" table:style-name="ce4">
            <text:p>31/12/1982</text:p>
          </table:table-cell>
          <table:table-cell office:value-type="string" table:style-name="ce1">
            <text:p>333</text:p>
          </table:table-cell>
          <table:table-cell office:value-type="string" table:style-name="ce1">
            <text:p>MALGACHE</text:p>
          </table:table-cell>
          <table:table-cell office:value-type="string" table:style-name="ce1">
            <text:p>E5EIF</text:p>
          </table:table-cell>
          <table:table-cell office:value-type="string" table:style-name="ce1">
            <text:p>Master2 Eco inter finance</text:p>
          </table:table-cell>
          <table:table-cell office:value-type="float" office:value="10.813000000000001" table:style-name="ce1">
            <text:p>10,8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18106" table:style-name="ce1">
            <text:p>100181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ARAABC</text:p>
          </table:table-cell>
          <table:table-cell office:value-type="string" table:style-name="ce1">
            <text:p>KARIM</text:p>
          </table:table-cell>
          <table:table-cell office:value-type="date" office:date-value="1987-03-15T00:00:00" table:style-name="ce4">
            <text:p>15/03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3.16" table:style-name="ce1">
            <text:p>13,16</text:p>
          </table:table-cell>
          <table:table-cell office:value-type="string" table:style-name="ce1">
            <text:p>ADM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9910897" table:style-name="ce1">
            <text:p>99108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NEABC</text:p>
          </table:table-cell>
          <table:table-cell office:value-type="string" table:style-name="ce1">
            <text:p>HARMONY</text:p>
          </table:table-cell>
          <table:table-cell office:value-type="date" office:date-value="1971-12-16T00:00:00" table:style-name="ce4">
            <text:p>16/12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4.261000000000001" table:style-name="ce1">
            <text:p>14,26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31872" table:style-name="ce1">
            <text:p>95318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GHABC</text:p>
          </table:table-cell>
          <table:table-cell office:value-type="string" table:style-name="ce1">
            <text:p>PRITY</text:p>
          </table:table-cell>
          <table:table-cell office:value-type="date" office:date-value="1976-06-12T00:00:00" table:style-name="ce4">
            <text:p>12/06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EM</text:p>
          </table:table-cell>
          <table:table-cell office:value-type="string" table:style-name="ce1">
            <text:p>PCEM 2</text:p>
          </table:table-cell>
          <table:table-cell office:value-type="float" office:value="11.92" table:style-name="ce1">
            <text:p>11,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68817" table:style-name="ce1">
            <text:p>113688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GHABC</text:p>
          </table:table-cell>
          <table:table-cell office:value-type="string" table:style-name="ce1">
            <text:p>PRITY</text:p>
          </table:table-cell>
          <table:table-cell office:value-type="date" office:date-value="1971-08-23T00:00:00" table:style-name="ce4">
            <text:p>23/08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EM</text:p>
          </table:table-cell>
          <table:table-cell office:value-type="string" table:style-name="ce1">
            <text:p>PCEM 2</text:p>
          </table:table-cell>
          <table:table-cell office:value-type="float" office:value="11.92" table:style-name="ce1">
            <text:p>11,9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92930" table:style-name="ce1">
            <text:p>93929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BTIABC</text:p>
          </table:table-cell>
          <table:table-cell office:value-type="string" table:style-name="ce1">
            <text:p>ACHRAF</text:p>
          </table:table-cell>
          <table:table-cell office:value-type="date" office:date-value="1977-03-12T00:00:00" table:style-name="ce4">
            <text:p>12/03/1977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5SC</text:p>
          </table:table-cell>
          <table:table-cell office:value-type="string" table:style-name="ce1">
            <text:p>INGENIEUR MACS an3</text:p>
          </table:table-cell>
          <table:table-cell office:value-type="float" office:value="14.27" table:style-name="ce1">
            <text:p>14,2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97074" table:style-name="ce1">
            <text:p>101970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IEABC</text:p>
          </table:table-cell>
          <table:table-cell office:value-type="string" table:style-name="ce1">
            <text:p>KEINKINDER PAUL</text:p>
          </table:table-cell>
          <table:table-cell office:value-type="date" office:date-value="1977-05-17T00:00:00" table:style-name="ce4">
            <text:p>17/05/1977</text:p>
          </table:table-cell>
          <table:table-cell office:value-type="string" table:style-name="ce1">
            <text:p>410</text:p>
          </table:table-cell>
          <table:table-cell office:value-type="string" table:style-name="ce1">
            <text:p>HAITIEN(NE)</text:p>
          </table:table-cell>
          <table:table-cell office:value-type="string" table:style-name="ce1">
            <text:p>L1ANG</text:p>
          </table:table-cell>
          <table:table-cell office:value-type="string" table:style-name="ce1">
            <text:p>Lic LLCE Anglais an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09992" table:style-name="ce1">
            <text:p>104099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VIABC</text:p>
          </table:table-cell>
          <table:table-cell office:value-type="string" table:style-name="ce1">
            <text:p>ALEXANDRA</text:p>
          </table:table-cell>
          <table:table-cell office:value-type="date" office:date-value="1971-01-03T00:00:00" table:style-name="ce4">
            <text:p>03/0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HIS</text:p>
          </table:table-cell>
          <table:table-cell office:value-type="string" table:style-name="ce1">
            <text:p>Lic Hist-Geo an3 Histoire</text:p>
          </table:table-cell>
          <table:table-cell office:value-type="float" office:value="0.42500000000000004" table:style-name="ce1">
            <text:p>0,4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41372" table:style-name="ce1">
            <text:p>114413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GOPABC</text:p>
          </table:table-cell>
          <table:table-cell office:value-type="string" table:style-name="ce1">
            <text:p>MARIE</text:p>
          </table:table-cell>
          <table:table-cell office:value-type="date" office:date-value="1981-01-20T00:00:00" table:style-name="ce4">
            <text:p>20/0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MP</text:p>
          </table:table-cell>
          <table:table-cell office:value-type="string" table:style-name="ce1">
            <text:p>Master2Pro IMPI</text:p>
          </table:table-cell>
          <table:table-cell office:value-type="float" office:value="12.188000000000001" table:style-name="ce1">
            <text:p>12,18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79944" table:style-name="ce1">
            <text:p>1067994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DRIABC</text:p>
          </table:table-cell>
          <table:table-cell office:value-type="string" table:style-name="ce1">
            <text:p>PAULE</text:p>
          </table:table-cell>
          <table:table-cell office:value-type="date" office:date-value="1976-03-04T00:00:00" table:style-name="ce4">
            <text:p>04/03/1976</text:p>
          </table:table-cell>
          <table:table-cell office:value-type="string" table:style-name="ce1">
            <text:p>333</text:p>
          </table:table-cell>
          <table:table-cell office:value-type="string" table:style-name="ce1">
            <text:p>MALGACHE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10.017000000000001" table:style-name="ce1">
            <text:p>10,0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32918" table:style-name="ce1">
            <text:p>111329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EINABC</text:p>
          </table:table-cell>
          <table:table-cell office:value-type="string" table:style-name="ce1">
            <text:p>MELIE</text:p>
          </table:table-cell>
          <table:table-cell office:value-type="date" office:date-value="1984-09-17T00:00:00" table:style-name="ce4">
            <text:p>17/09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49" table:style-name="ce1">
            <text:p>11,4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56818" table:style-name="ce1">
            <text:p>95568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ZELABC</text:p>
          </table:table-cell>
          <table:table-cell office:value-type="string" table:style-name="ce1">
            <text:p>ASSEM</text:p>
          </table:table-cell>
          <table:table-cell office:value-type="date" office:date-value="1969-12-17T00:00:00" table:style-name="ce4">
            <text:p>17/1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5.1100000000000003" table:style-name="ce1">
            <text:p>5,1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28432" table:style-name="ce1">
            <text:p>93284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AUABC</text:p>
          </table:table-cell>
          <table:table-cell office:value-type="string" table:style-name="ce1">
            <text:p>CECILE</text:p>
          </table:table-cell>
          <table:table-cell office:value-type="date" office:date-value="1974-06-11T00:00:00" table:style-name="ce4">
            <text:p>11/06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92" table:style-name="ce1">
            <text:p>11,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86559" table:style-name="ce1">
            <text:p>107865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ONABC</text:p>
          </table:table-cell>
          <table:table-cell office:value-type="string" table:style-name="ce1">
            <text:p>DOROTHEE</text:p>
          </table:table-cell>
          <table:table-cell office:value-type="date" office:date-value="1978-11-19T00:00:00" table:style-name="ce4">
            <text:p>19/1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5.54" table:style-name="ce1">
            <text:p>15,5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41069" table:style-name="ce1">
            <text:p>105410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LEABC</text:p>
          </table:table-cell>
          <table:table-cell office:value-type="string" table:style-name="ce1">
            <text:p>PIERRE-ALAIN</text:p>
          </table:table-cell>
          <table:table-cell office:value-type="date" office:date-value="1968-05-17T00:00:00" table:style-name="ce4">
            <text:p>17/05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96" table:style-name="ce1">
            <text:p>13,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04733" table:style-name="ce1">
            <text:p>94047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 ROABC</text:p>
          </table:table-cell>
          <table:table-cell office:value-type="string" table:style-name="ce1">
            <text:p>ALEXIS</text:p>
          </table:table-cell>
          <table:table-cell office:value-type="date" office:date-value="1973-03-26T00:00:00" table:style-name="ce4">
            <text:p>26/03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IM</text:p>
          </table:table-cell>
          <table:table-cell office:value-type="string" table:style-name="ce1">
            <text:p>Master1 Droit immobilier</text:p>
          </table:table-cell>
          <table:table-cell office:value-type="float" office:value="0.47900000000000004" table:style-name="ce1">
            <text:p>0,47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57179" table:style-name="ce1">
            <text:p>114571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SIABC</text:p>
          </table:table-cell>
          <table:table-cell office:value-type="string" table:style-name="ce1">
            <text:p>SIHAM</text:p>
          </table:table-cell>
          <table:table-cell office:value-type="date" office:date-value="1978-08-08T00:00:00" table:style-name="ce4">
            <text:p>08/08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AJ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0364543" table:style-name="ce1">
            <text:p>1036454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SIABC</text:p>
          </table:table-cell>
          <table:table-cell office:value-type="string" table:style-name="ce1">
            <text:p>SIHAM</text:p>
          </table:table-cell>
          <table:table-cell office:value-type="date" office:date-value="1984-07-22T00:00:00" table:style-name="ce4">
            <text:p>22/07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16178" table:style-name="ce1">
            <text:p>98161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CORABC</text:p>
          </table:table-cell>
          <table:table-cell office:value-type="string" table:style-name="ce1">
            <text:p>CYRIELLE</text:p>
          </table:table-cell>
          <table:table-cell office:value-type="date" office:date-value="1984-05-10T00:00:00" table:style-name="ce4">
            <text:p>10/05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19603" table:style-name="ce1">
            <text:p>1141960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COABC</text:p>
          </table:table-cell>
          <table:table-cell office:value-type="string" table:style-name="ce1">
            <text:p>YANN</text:p>
          </table:table-cell>
          <table:table-cell office:value-type="date" office:date-value="1982-09-22T00:00:00" table:style-name="ce4">
            <text:p>22/09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43" table:style-name="ce1">
            <text:p>13,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07184" table:style-name="ce1">
            <text:p>1030718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NSABC</text:p>
          </table:table-cell>
          <table:table-cell office:value-type="string" table:style-name="ce1">
            <text:p>VLADIMIR</text:p>
          </table:table-cell>
          <table:table-cell office:value-type="date" office:date-value="1976-12-06T00:00:00" table:style-name="ce4">
            <text:p>06/1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35" table:style-name="ce1">
            <text:p>13,3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15620" table:style-name="ce1">
            <text:p>106156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INABC</text:p>
          </table:table-cell>
          <table:table-cell office:value-type="string" table:style-name="ce1">
            <text:p>CINDY</text:p>
          </table:table-cell>
          <table:table-cell office:value-type="date" office:date-value="1966-03-27T00:00:00" table:style-name="ce4">
            <text:p>27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1.804" table:style-name="ce1">
            <text:p>11,8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63842" table:style-name="ce1">
            <text:p>92638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UYEABC</text:p>
          </table:table-cell>
          <table:table-cell office:value-type="string" table:style-name="ce1">
            <text:p>THI LAN</text:p>
          </table:table-cell>
          <table:table-cell office:value-type="date" office:date-value="1972-08-16T00:00:00" table:style-name="ce4">
            <text:p>16/08/1972</text:p>
          </table:table-cell>
          <table:table-cell office:value-type="string" table:style-name="ce1">
            <text:p>243</text:p>
          </table:table-cell>
          <table:table-cell office:value-type="string" table:style-name="ce1">
            <text:p>VIETNAMIEN(N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0.591000000000001" table:style-name="ce1">
            <text:p>10,59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32286" table:style-name="ce1">
            <text:p>933228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ELABC</text:p>
          </table:table-cell>
          <table:table-cell office:value-type="string" table:style-name="ce1">
            <text:p>JIMMY</text:p>
          </table:table-cell>
          <table:table-cell office:value-type="date" office:date-value="1978-05-16T00:00:00" table:style-name="ce4">
            <text:p>16/05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8.9969999999999999" table:style-name="ce1">
            <text:p>8,99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71107" table:style-name="ce1">
            <text:p>109711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ELABC</text:p>
          </table:table-cell>
          <table:table-cell office:value-type="string" table:style-name="ce1">
            <text:p>JIMMY</text:p>
          </table:table-cell>
          <table:table-cell office:value-type="date" office:date-value="1969-12-02T00:00:00" table:style-name="ce4">
            <text:p>02/1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10.743" table:style-name="ce1">
            <text:p>10,7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21598" table:style-name="ce1">
            <text:p>95215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 ROABC</text:p>
          </table:table-cell>
          <table:table-cell office:value-type="string" table:style-name="ce1">
            <text:p>LISE</text:p>
          </table:table-cell>
          <table:table-cell office:value-type="date" office:date-value="1982-12-09T00:00:00" table:style-name="ce4">
            <text:p>09/1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0.44" table:style-name="ce1">
            <text:p>10,4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86247" table:style-name="ce1">
            <text:p>91862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THABC</text:p>
          </table:table-cell>
          <table:table-cell office:value-type="string" table:style-name="ce1">
            <text:p>KIRUSHANTHI</text:p>
          </table:table-cell>
          <table:table-cell office:value-type="date" office:date-value="1979-07-30T00:00:00" table:style-name="ce4">
            <text:p>30/07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64" table:style-name="ce1">
            <text:p>12,6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28302" table:style-name="ce1">
            <text:p>109283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ANABC</text:p>
          </table:table-cell>
          <table:table-cell office:value-type="string" table:style-name="ce1">
            <text:p>VICTOIRE</text:p>
          </table:table-cell>
          <table:table-cell office:value-type="date" office:date-value="1986-05-09T00:00:00" table:style-name="ce4">
            <text:p>09/05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92" table:style-name="ce1">
            <text:p>11,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31525" table:style-name="ce1">
            <text:p>93315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ABC</text:p>
          </table:table-cell>
          <table:table-cell office:value-type="string" table:style-name="ce1">
            <text:p>ROSINE</text:p>
          </table:table-cell>
          <table:table-cell office:value-type="date" office:date-value="1982-04-09T00:00:00" table:style-name="ce4">
            <text:p>09/04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29" table:style-name="ce1">
            <text:p>12,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87594" table:style-name="ce1">
            <text:p>89875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HIABC</text:p>
          </table:table-cell>
          <table:table-cell office:value-type="string" table:style-name="ce1">
            <text:p>JOHRA</text:p>
          </table:table-cell>
          <table:table-cell office:value-type="date" office:date-value="1986-08-15T00:00:00" table:style-name="ce4">
            <text:p>15/08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5.684000000000001" table:style-name="ce1">
            <text:p>15,6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40358" table:style-name="ce1">
            <text:p>98403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FZAABC</text:p>
          </table:table-cell>
          <table:table-cell office:value-type="string" table:style-name="ce1">
            <text:p>MOHAMED</text:p>
          </table:table-cell>
          <table:table-cell office:value-type="date" office:date-value="1986-10-11T00:00:00" table:style-name="ce4">
            <text:p>11/10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63" table:style-name="ce1">
            <text:p>11,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00569" table:style-name="ce1">
            <text:p>106005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YRAABC</text:p>
          </table:table-cell>
          <table:table-cell office:value-type="string" table:style-name="ce1">
            <text:p>KEVIN</text:p>
          </table:table-cell>
          <table:table-cell office:value-type="date" office:date-value="1980-03-16T00:00:00" table:style-name="ce4">
            <text:p>16/03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08" table:style-name="ce1">
            <text:p>13,0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54310" table:style-name="ce1">
            <text:p>113543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HOUABC</text:p>
          </table:table-cell>
          <table:table-cell office:value-type="string" table:style-name="ce1">
            <text:p>FADILA</text:p>
          </table:table-cell>
          <table:table-cell office:value-type="date" office:date-value="1979-11-10T00:00:00" table:style-name="ce4">
            <text:p>10/1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6.02" table:style-name="ce1">
            <text:p>16,0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72893" table:style-name="ce1">
            <text:p>99728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AAABC</text:p>
          </table:table-cell>
          <table:table-cell office:value-type="string" table:style-name="ce1">
            <text:p>BILAL</text:p>
          </table:table-cell>
          <table:table-cell office:value-type="date" office:date-value="1971-01-10T00:00:00" table:style-name="ce4">
            <text:p>10/0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IL</text:p>
          </table:table-cell>
          <table:table-cell office:value-type="string" table:style-name="ce1">
            <text:p>Master2Pro SLTL-TILDE</text:p>
          </table:table-cell>
          <table:table-cell office:value-type="float" office:value="11.103" table:style-name="ce1">
            <text:p>11,10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25786" table:style-name="ce1">
            <text:p>94257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ENABC</text:p>
          </table:table-cell>
          <table:table-cell office:value-type="string" table:style-name="ce1">
            <text:p>MELANIE</text:p>
          </table:table-cell>
          <table:table-cell office:value-type="date" office:date-value="1968-05-29T00:00:00" table:style-name="ce4">
            <text:p>29/05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59105" table:style-name="ce1">
            <text:p>109591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ENABC</text:p>
          </table:table-cell>
          <table:table-cell office:value-type="string" table:style-name="ce1">
            <text:p>MELANIE</text:p>
          </table:table-cell>
          <table:table-cell office:value-type="date" office:date-value="1967-11-11T00:00:00" table:style-name="ce4">
            <text:p>11/1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13.548" table:style-name="ce1">
            <text:p>13,54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65389" table:style-name="ce1">
            <text:p>109653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LIABC</text:p>
          </table:table-cell>
          <table:table-cell office:value-type="string" table:style-name="ce1">
            <text:p>CLEMENCE</text:p>
          </table:table-cell>
          <table:table-cell office:value-type="date" office:date-value="1981-04-18T00:00:00" table:style-name="ce4">
            <text:p>18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87" table:style-name="ce1">
            <text:p>13,8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69963" table:style-name="ce1">
            <text:p>106699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LIEABC</text:p>
          </table:table-cell>
          <table:table-cell office:value-type="string" table:style-name="ce1">
            <text:p>TYPHAINE</text:p>
          </table:table-cell>
          <table:table-cell office:value-type="date" office:date-value="1968-05-19T00:00:00" table:style-name="ce4">
            <text:p>19/05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4.115" table:style-name="ce1">
            <text:p>14,1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70991" table:style-name="ce1">
            <text:p>108709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YAHABC</text:p>
          </table:table-cell>
          <table:table-cell office:value-type="string" table:style-name="ce1">
            <text:p>RACHID</text:p>
          </table:table-cell>
          <table:table-cell office:value-type="date" office:date-value="1987-01-07T00:00:00" table:style-name="ce4">
            <text:p>07/01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IL</text:p>
          </table:table-cell>
          <table:table-cell office:value-type="string" table:style-name="ce1">
            <text:p>Master2Pro SLTL-TILDE</text:p>
          </table:table-cell>
          <table:table-cell office:value-type="float" office:value="10.796000000000001" table:style-name="ce1">
            <text:p>10,7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71562" table:style-name="ce1">
            <text:p>92715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TOABC</text:p>
          </table:table-cell>
          <table:table-cell office:value-type="string" table:style-name="ce1">
            <text:p>AHMED</text:p>
          </table:table-cell>
          <table:table-cell office:value-type="date" office:date-value="1983-06-01T00:00:00" table:style-name="ce4">
            <text:p>01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81" table:style-name="ce1">
            <text:p>11,8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12235" table:style-name="ce1">
            <text:p>107122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ELCABC</text:p>
          </table:table-cell>
          <table:table-cell office:value-type="string" table:style-name="ce1">
            <text:p>CHARLES</text:p>
          </table:table-cell>
          <table:table-cell office:value-type="date" office:date-value="1976-12-31T00:00:00" table:style-name="ce4">
            <text:p>31/1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0.85" table:style-name="ce1">
            <text:p>10,8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75071" table:style-name="ce1">
            <text:p>102750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LOABC</text:p>
          </table:table-cell>
          <table:table-cell office:value-type="string" table:style-name="ce1">
            <text:p>KATIA</text:p>
          </table:table-cell>
          <table:table-cell office:value-type="date" office:date-value="1981-10-16T00:00:00" table:style-name="ce4">
            <text:p>16/10/1981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161" table:style-name="ce1">
            <text:p>161</text:p>
          </table:table-cell>
          <table:table-cell table:number-columns-repeated="16372"/>
        </table:table-row>
        <table:table-row table:style-name="ro1">
          <table:table-cell office:value-type="float" office:value="9488804" table:style-name="ce1">
            <text:p>948880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LOABC</text:p>
          </table:table-cell>
          <table:table-cell office:value-type="string" table:style-name="ce1">
            <text:p>KATIA</text:p>
          </table:table-cell>
          <table:table-cell office:value-type="date" office:date-value="1971-12-08T00:00:00" table:style-name="ce4">
            <text:p>08/12/1971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table:number-columns-repeated="16373" table:style-name="ce1"/>
        </table:table-row>
        <table:table-row table:style-name="ro1">
          <table:table-cell office:value-type="float" office:value="11013190" table:style-name="ce1">
            <text:p>110131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DELABC</text:p>
          </table:table-cell>
          <table:table-cell office:value-type="string" table:style-name="ce1">
            <text:p>FAYCAL</text:p>
          </table:table-cell>
          <table:table-cell office:value-type="date" office:date-value="1979-05-08T00:00:00" table:style-name="ce4">
            <text:p>08/05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839443" table:style-name="ce1">
            <text:p>983944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ALABC</text:p>
          </table:table-cell>
          <table:table-cell office:value-type="string" table:style-name="ce1">
            <text:p>OLFA</text:p>
          </table:table-cell>
          <table:table-cell office:value-type="date" office:date-value="1986-09-14T00:00:00" table:style-name="ce4">
            <text:p>14/09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10.01" table:style-name="ce1">
            <text:p>10,0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863257" table:style-name="ce1">
            <text:p>108632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ALABC</text:p>
          </table:table-cell>
          <table:table-cell office:value-type="string" table:style-name="ce1">
            <text:p>OLFA</text:p>
          </table:table-cell>
          <table:table-cell office:value-type="date" office:date-value="1966-11-22T00:00:00" table:style-name="ce4">
            <text:p>22/1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10.27" table:style-name="ce1">
            <text:p>10,27</text:p>
          </table:table-cell>
          <table:table-cell table:number-columns-repeated="16374" table:style-name="ce1"/>
        </table:table-row>
        <table:table-row table:style-name="ro1">
          <table:table-cell office:value-type="float" office:value="9021296" table:style-name="ce1">
            <text:p>90212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INABC</text:p>
          </table:table-cell>
          <table:table-cell office:value-type="string" table:style-name="ce1">
            <text:p>ALISON</text:p>
          </table:table-cell>
          <table:table-cell office:value-type="date" office:date-value="1976-11-25T00:00:00" table:style-name="ce4">
            <text:p>25/1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R8</text:p>
          </table:table-cell>
          <table:table-cell office:value-type="string" table:style-name="ce1">
            <text:p>Master1 Droit Prive (CA)</text:p>
          </table:table-cell>
          <table:table-cell office:value-type="float" office:value="10.7" table:style-name="ce1">
            <text:p>10,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83270" table:style-name="ce1">
            <text:p>113832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BC</text:p>
          </table:table-cell>
          <table:table-cell office:value-type="string" table:style-name="ce1">
            <text:p>ZHONGYAN</text:p>
          </table:table-cell>
          <table:table-cell office:value-type="date" office:date-value="1974-11-09T00:00:00" table:style-name="ce4">
            <text:p>09/11/1974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6.8450000000000006" table:style-name="ce1">
            <text:p>6,84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196356" table:style-name="ce1">
            <text:p>1119635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BC</text:p>
          </table:table-cell>
          <table:table-cell office:value-type="string" table:style-name="ce1">
            <text:p>ZHONGYAN</text:p>
          </table:table-cell>
          <table:table-cell office:value-type="date" office:date-value="1987-06-11T00:00:00" table:style-name="ce4">
            <text:p>11/06/1987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8.5780000000000012" table:style-name="ce1">
            <text:p>8,57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64115" table:style-name="ce1">
            <text:p>106641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RRABC</text:p>
          </table:table-cell>
          <table:table-cell office:value-type="string" table:style-name="ce1">
            <text:p>BACHIR</text:p>
          </table:table-cell>
          <table:table-cell office:value-type="date" office:date-value="1981-08-29T00:00:00" table:style-name="ce4">
            <text:p>29/08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NEL</text:p>
          </table:table-cell>
          <table:table-cell office:value-type="string" table:style-name="ce1">
            <text:p>Master2Rec SLTL-NEL</text:p>
          </table:table-cell>
          <table:table-cell office:value-type="float" office:value="15.438000000000001" table:style-name="ce1">
            <text:p>15,43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932957" table:style-name="ce1">
            <text:p>99329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KAMABC</text:p>
          </table:table-cell>
          <table:table-cell office:value-type="string" table:style-name="ce1">
            <text:p>SORAYA</text:p>
          </table:table-cell>
          <table:table-cell office:value-type="date" office:date-value="1984-12-15T00:00:00" table:style-name="ce4">
            <text:p>15/12/1984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5MTC</text:p>
          </table:table-cell>
          <table:table-cell office:value-type="string" table:style-name="ce1">
            <text:p>Master2Pro MTC</text:p>
          </table:table-cell>
          <table:table-cell office:value-type="float" office:value="14.12" table:style-name="ce1">
            <text:p>14,1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08150" table:style-name="ce1">
            <text:p>114081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TAABC</text:p>
          </table:table-cell>
          <table:table-cell office:value-type="string" table:style-name="ce1">
            <text:p>VINCENT</text:p>
          </table:table-cell>
          <table:table-cell office:value-type="date" office:date-value="1980-09-16T00:00:00" table:style-name="ce4">
            <text:p>16/09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2.58" table:style-name="ce1">
            <text:p>12,5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74668" table:style-name="ce1">
            <text:p>109746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MADABC</text:p>
          </table:table-cell>
          <table:table-cell office:value-type="string" table:style-name="ce1">
            <text:p>SAMIR</text:p>
          </table:table-cell>
          <table:table-cell office:value-type="date" office:date-value="1976-03-21T00:00:00" table:style-name="ce4">
            <text:p>21/03/1976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4SLF</text:p>
          </table:table-cell>
          <table:table-cell office:value-type="string" table:style-name="ce1">
            <text:p>Master1 SLATEL - Francais</text:p>
          </table:table-cell>
          <table:table-cell office:value-type="float" office:value="7.71" table:style-name="ce1">
            <text:p>7,7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154362" table:style-name="ce1">
            <text:p>101543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VAABC</text:p>
          </table:table-cell>
          <table:table-cell office:value-type="string" table:style-name="ce1">
            <text:p>AURELIE</text:p>
          </table:table-cell>
          <table:table-cell office:value-type="date" office:date-value="1976-07-28T00:00:00" table:style-name="ce4">
            <text:p>28/07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2.509" table:style-name="ce1">
            <text:p>12,50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31251" table:style-name="ce1">
            <text:p>102312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JDOABC</text:p>
          </table:table-cell>
          <table:table-cell office:value-type="string" table:style-name="ce1">
            <text:p>NADIA</text:p>
          </table:table-cell>
          <table:table-cell office:value-type="date" office:date-value="1973-12-19T00:00:00" table:style-name="ce4">
            <text:p>19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75" table:style-name="ce1">
            <text:p>11,7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642613" table:style-name="ce1">
            <text:p>106426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AFABC</text:p>
          </table:table-cell>
          <table:table-cell office:value-type="string" table:style-name="ce1">
            <text:p>MICKAEL</text:p>
          </table:table-cell>
          <table:table-cell office:value-type="date" office:date-value="1977-04-30T00:00:00" table:style-name="ce4">
            <text:p>30/04/1977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17" table:style-name="ce1">
            <text:p>11,1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423685" table:style-name="ce1">
            <text:p>114236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MEDABC</text:p>
          </table:table-cell>
          <table:table-cell office:value-type="string" table:style-name="ce1">
            <text:p>IMANE</text:p>
          </table:table-cell>
          <table:table-cell office:value-type="date" office:date-value="1982-02-23T00:00:00" table:style-name="ce4">
            <text:p>23/0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9.92" table:style-name="ce1">
            <text:p>9,9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78842" table:style-name="ce1">
            <text:p>93788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MEDABC</text:p>
          </table:table-cell>
          <table:table-cell office:value-type="string" table:style-name="ce1">
            <text:p>IMANE</text:p>
          </table:table-cell>
          <table:table-cell office:value-type="date" office:date-value="1979-10-21T00:00:00" table:style-name="ce4">
            <text:p>21/10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10.38" table:style-name="ce1">
            <text:p>10,38</text:p>
          </table:table-cell>
          <table:table-cell table:number-columns-repeated="16374" table:style-name="ce1"/>
        </table:table-row>
        <table:table-row table:style-name="ro1">
          <table:table-cell office:value-type="float" office:value="10743439" table:style-name="ce1">
            <text:p>107434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IABC</text:p>
          </table:table-cell>
          <table:table-cell office:value-type="string" table:style-name="ce1">
            <text:p>FANGFANG</text:p>
          </table:table-cell>
          <table:table-cell office:value-type="date" office:date-value="1967-10-21T00:00:00" table:style-name="ce4">
            <text:p>21/10/1967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9.11" table:style-name="ce1">
            <text:p>9,11</text:p>
          </table:table-cell>
          <table:table-cell table:number-columns-repeated="16374" table:style-name="ce1"/>
        </table:table-row>
        <table:table-row table:style-name="ro1">
          <table:table-cell office:value-type="float" office:value="11256839" table:style-name="ce1">
            <text:p>112568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IABC</text:p>
          </table:table-cell>
          <table:table-cell office:value-type="string" table:style-name="ce1">
            <text:p>FANGFANG</text:p>
          </table:table-cell>
          <table:table-cell office:value-type="date" office:date-value="1981-07-01T00:00:00" table:style-name="ce4">
            <text:p>01/07/1981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E4IFM</text:p>
          </table:table-cell>
          <table:table-cell office:value-type="string" table:style-name="ce1">
            <text:p>Master1 IFM</text:p>
          </table:table-cell>
          <table:table-cell office:value-type="float" office:value="9.57" table:style-name="ce1">
            <text:p>9,5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25553" table:style-name="ce1">
            <text:p>108255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KAABC</text:p>
          </table:table-cell>
          <table:table-cell office:value-type="string" table:style-name="ce1">
            <text:p>ADJA</text:p>
          </table:table-cell>
          <table:table-cell office:value-type="date" office:date-value="1982-03-30T00:00:00" table:style-name="ce4">
            <text:p>30/03/1982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L5HEP</text:p>
          </table:table-cell>
          <table:table-cell office:value-type="string" table:style-name="ce1">
            <text:p>Master2 Hist patrimoine</text:p>
          </table:table-cell>
          <table:table-cell office:value-type="float" office:value="13.834000000000001" table:style-name="ce1">
            <text:p>13,8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51486" table:style-name="ce1">
            <text:p>90514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IABC</text:p>
          </table:table-cell>
          <table:table-cell office:value-type="string" table:style-name="ce1">
            <text:p>OUARDA</text:p>
          </table:table-cell>
          <table:table-cell office:value-type="date" office:date-value="1978-05-11T00:00:00" table:style-name="ce4">
            <text:p>11/05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3.133000000000001" table:style-name="ce1">
            <text:p>13,1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31778" table:style-name="ce1">
            <text:p>109317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AUABC</text:p>
          </table:table-cell>
          <table:table-cell office:value-type="string" table:style-name="ce1">
            <text:p>CAMILLE</text:p>
          </table:table-cell>
          <table:table-cell office:value-type="date" office:date-value="1968-10-10T00:00:00" table:style-name="ce4">
            <text:p>10/10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1.896000000000001" table:style-name="ce1">
            <text:p>11,8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22958" table:style-name="ce1">
            <text:p>107229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CLOABC</text:p>
          </table:table-cell>
          <table:table-cell office:value-type="string" table:style-name="ce1">
            <text:p>MICHELE</text:p>
          </table:table-cell>
          <table:table-cell office:value-type="date" office:date-value="1984-12-07T00:00:00" table:style-name="ce4">
            <text:p>07/1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EM</text:p>
          </table:table-cell>
          <table:table-cell office:value-type="string" table:style-name="ce1">
            <text:p>Master1 Culture et Media</text:p>
          </table:table-cell>
          <table:table-cell office:value-type="float" office:value="10.438000000000001" table:style-name="ce1">
            <text:p>10,4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93672" table:style-name="ce1">
            <text:p>112936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FATOUHYA</text:p>
          </table:table-cell>
          <table:table-cell office:value-type="date" office:date-value="1983-02-13T00:00:00" table:style-name="ce4">
            <text:p>13/02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1SVI</text:p>
          </table:table-cell>
          <table:table-cell office:value-type="string" table:style-name="ce1">
            <text:p>Lic SV an1</text:p>
          </table:table-cell>
          <table:table-cell office:value-type="float" office:value="8.7460000000000004" table:style-name="ce1">
            <text:p>8,746</text:p>
          </table:table-cell>
          <table:table-cell office:value-type="string" table:style-name="ce1">
            <text:p>AJ</text:p>
          </table:table-cell>
          <table:table-cell office:value-type="float" office:value="76" table:style-name="ce1">
            <text:p>76</text:p>
          </table:table-cell>
          <table:table-cell table:number-columns-repeated="16372"/>
        </table:table-row>
        <table:table-row table:style-name="ro1">
          <table:table-cell office:value-type="float" office:value="11238541" table:style-name="ce1">
            <text:p>112385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FATOUHYA</text:p>
          </table:table-cell>
          <table:table-cell office:value-type="date" office:date-value="1975-05-21T00:00:00" table:style-name="ce4">
            <text:p>21/05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1SVI</text:p>
          </table:table-cell>
          <table:table-cell office:value-type="string" table:style-name="ce1">
            <text:p>Lic SV an1</text:p>
          </table:table-cell>
          <table:table-cell office:value-type="float" office:value="8.7460000000000004" table:style-name="ce1">
            <text:p>8,746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10581378" table:style-name="ce1">
            <text:p>105813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-MABC</text:p>
          </table:table-cell>
          <table:table-cell office:value-type="string" table:style-name="ce1">
            <text:p>HANANE</text:p>
          </table:table-cell>
          <table:table-cell office:value-type="date" office:date-value="1982-05-06T00:00:00" table:style-name="ce4">
            <text:p>06/05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MAR</text:p>
          </table:table-cell>
          <table:table-cell office:value-type="string" table:style-name="ce1">
            <text:p>Master2 Marketing</text:p>
          </table:table-cell>
          <table:table-cell office:value-type="float" office:value="13.49" table:style-name="ce1">
            <text:p>13,4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44974" table:style-name="ce1">
            <text:p>106449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NAABC</text:p>
          </table:table-cell>
          <table:table-cell office:value-type="string" table:style-name="ce1">
            <text:p>SYLVESTRE</text:p>
          </table:table-cell>
          <table:table-cell office:value-type="date" office:date-value="1972-08-16T00:00:00" table:style-name="ce4">
            <text:p>16/08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2.4980000000000002" table:style-name="ce1">
            <text:p>2,498</text:p>
          </table:table-cell>
          <table:table-cell office:value-type="string" table:style-name="ce1">
            <text:p>AJ</text:p>
          </table:table-cell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11389775" table:style-name="ce1">
            <text:p>113897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NAABC</text:p>
          </table:table-cell>
          <table:table-cell office:value-type="string" table:style-name="ce1">
            <text:p>SYLVESTRE</text:p>
          </table:table-cell>
          <table:table-cell office:value-type="date" office:date-value="1972-10-02T00:00:00" table:style-name="ce4">
            <text:p>02/10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2.4980000000000002" table:style-name="ce1">
            <text:p>2,49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70980" table:style-name="ce1">
            <text:p>111709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KULABC</text:p>
          </table:table-cell>
          <table:table-cell office:value-type="string" table:style-name="ce1">
            <text:p>LAETITIA</text:p>
          </table:table-cell>
          <table:table-cell office:value-type="date" office:date-value="1971-04-13T00:00:00" table:style-name="ce4">
            <text:p>13/04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EI</text:p>
          </table:table-cell>
          <table:table-cell office:value-type="string" table:style-name="ce1">
            <text:p>Master1 REI</text:p>
          </table:table-cell>
          <table:table-cell office:value-type="float" office:value="10.137" table:style-name="ce1">
            <text:p>10,13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25775" table:style-name="ce1">
            <text:p>114257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GAABC</text:p>
          </table:table-cell>
          <table:table-cell office:value-type="string" table:style-name="ce1">
            <text:p>MELISSA</text:p>
          </table:table-cell>
          <table:table-cell office:value-type="date" office:date-value="1980-10-19T00:00:00" table:style-name="ce4">
            <text:p>19/10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3COM</text:p>
          </table:table-cell>
          <table:table-cell office:value-type="string" table:style-name="ce1">
            <text:p>Lic Info-Com an3</text:p>
          </table:table-cell>
          <table:table-cell office:value-type="float" office:value="13.402000000000001" table:style-name="ce1">
            <text:p>13,40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35612" table:style-name="ce1">
            <text:p>1083561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KOUABC</text:p>
          </table:table-cell>
          <table:table-cell office:value-type="string" table:style-name="ce1">
            <text:p>MALIK</text:p>
          </table:table-cell>
          <table:table-cell office:value-type="date" office:date-value="1969-02-02T00:00:00" table:style-name="ce4">
            <text:p>02/0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11.006" table:style-name="ce1">
            <text:p>11,0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04429" table:style-name="ce1">
            <text:p>107044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SEABC</text:p>
          </table:table-cell>
          <table:table-cell office:value-type="string" table:style-name="ce1">
            <text:p>CAROLINE</text:p>
          </table:table-cell>
          <table:table-cell office:value-type="date" office:date-value="1973-01-29T00:00:00" table:style-name="ce4">
            <text:p>29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HEP</text:p>
          </table:table-cell>
          <table:table-cell office:value-type="string" table:style-name="ce1">
            <text:p>Master1 Hist patrimoine</text:p>
          </table:table-cell>
          <table:table-cell office:value-type="float" office:value="15.775" table:style-name="ce1">
            <text:p>15,7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14381" table:style-name="ce1">
            <text:p>1011438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UIRABC</text:p>
          </table:table-cell>
          <table:table-cell office:value-type="string" table:style-name="ce1">
            <text:p>HOUDA</text:p>
          </table:table-cell>
          <table:table-cell office:value-type="date" office:date-value="1986-05-13T00:00:00" table:style-name="ce4">
            <text:p>13/05/1986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41173" table:style-name="ce1">
            <text:p>101411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UIRABC</text:p>
          </table:table-cell>
          <table:table-cell office:value-type="string" table:style-name="ce1">
            <text:p>HOUDA</text:p>
          </table:table-cell>
          <table:table-cell office:value-type="date" office:date-value="1985-11-29T00:00:00" table:style-name="ce4">
            <text:p>29/11/1985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11.17" table:style-name="ce1">
            <text:p>11,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57123" table:style-name="ce1">
            <text:p>94571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IDABC</text:p>
          </table:table-cell>
          <table:table-cell office:value-type="string" table:style-name="ce1">
            <text:p>KAHINA</text:p>
          </table:table-cell>
          <table:table-cell office:value-type="date" office:date-value="1967-02-18T00:00:00" table:style-name="ce4">
            <text:p>18/02/1967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5SDL</text:p>
          </table:table-cell>
          <table:table-cell office:value-type="string" table:style-name="ce1">
            <text:p>Master2Rec Sces du lang</text:p>
          </table:table-cell>
          <table:table-cell office:value-type="float" office:value="13.85" table:style-name="ce1">
            <text:p>13,8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51547" table:style-name="ce1">
            <text:p>985154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OUDABC</text:p>
          </table:table-cell>
          <table:table-cell office:value-type="string" table:style-name="ce1">
            <text:p>ARMAND MAXIME</text:p>
          </table:table-cell>
          <table:table-cell office:value-type="date" office:date-value="1968-11-05T00:00:00" table:style-name="ce4">
            <text:p>05/11/1968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G5PNA</text:p>
          </table:table-cell>
          <table:table-cell office:value-type="string" table:style-name="ce1">
            <text:p>Master2 Physique Nanotech</text:p>
          </table:table-cell>
          <table:table-cell office:value-type="float" office:value="12.03" table:style-name="ce1">
            <text:p>12,03</text:p>
          </table:table-cell>
          <table:table-cell office:value-type="string" table:style-name="ce1">
            <text:p>ADM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0415820" table:style-name="ce1">
            <text:p>104158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ATABC</text:p>
          </table:table-cell>
          <table:table-cell office:value-type="string" table:style-name="ce1">
            <text:p>MOUSSA</text:p>
          </table:table-cell>
          <table:table-cell office:value-type="date" office:date-value="1969-04-27T00:00:00" table:style-name="ce4">
            <text:p>27/04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9.2490000000000006" table:style-name="ce1">
            <text:p>9,24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98401" table:style-name="ce1">
            <text:p>89984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ATABC</text:p>
          </table:table-cell>
          <table:table-cell office:value-type="string" table:style-name="ce1">
            <text:p>MOUSSA</text:p>
          </table:table-cell>
          <table:table-cell office:value-type="date" office:date-value="1970-07-04T00:00:00" table:style-name="ce4">
            <text:p>04/07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9.8520000000000003" table:style-name="ce1">
            <text:p>9,85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05499" table:style-name="ce1">
            <text:p>970549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UAABC</text:p>
          </table:table-cell>
          <table:table-cell office:value-type="string" table:style-name="ce1">
            <text:p>SOFIAN</text:p>
          </table:table-cell>
          <table:table-cell office:value-type="date" office:date-value="1985-11-11T00:00:00" table:style-name="ce4">
            <text:p>11/1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2.558" table:style-name="ce1">
            <text:p>12,55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09229" table:style-name="ce1">
            <text:p>94092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DJABC</text:p>
          </table:table-cell>
          <table:table-cell office:value-type="string" table:style-name="ce1">
            <text:p>AHMED</text:p>
          </table:table-cell>
          <table:table-cell office:value-type="date" office:date-value="1981-06-17T00:00:00" table:style-name="ce4">
            <text:p>17/06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1.084000000000001" table:style-name="ce1">
            <text:p>11,0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75367" table:style-name="ce1">
            <text:p>1037536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VAABC</text:p>
          </table:table-cell>
          <table:table-cell office:value-type="string" table:style-name="ce1">
            <text:p>JEAN SEBASTIEN</text:p>
          </table:table-cell>
          <table:table-cell office:value-type="date" office:date-value="1971-05-23T00:00:00" table:style-name="ce4">
            <text:p>23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11.986000000000001" table:style-name="ce1">
            <text:p>11,98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04745" table:style-name="ce1">
            <text:p>101047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AABC</text:p>
          </table:table-cell>
          <table:table-cell office:value-type="string" table:style-name="ce1">
            <text:p>WILLIAM</text:p>
          </table:table-cell>
          <table:table-cell office:value-type="date" office:date-value="1986-10-29T00:00:00" table:style-name="ce4">
            <text:p>29/10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3COM</text:p>
          </table:table-cell>
          <table:table-cell office:value-type="string" table:style-name="ce1">
            <text:p>Lic Info-Com an3</text:p>
          </table:table-cell>
          <table:table-cell office:value-type="float" office:value="1.135" table:style-name="ce1">
            <text:p>1,13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27266" table:style-name="ce1">
            <text:p>99272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IABC</text:p>
          </table:table-cell>
          <table:table-cell office:value-type="string" table:style-name="ce1">
            <text:p>CHARYFA</text:p>
          </table:table-cell>
          <table:table-cell office:value-type="date" office:date-value="1985-02-05T00:00:00" table:style-name="ce4">
            <text:p>05/02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11.163" table:style-name="ce1">
            <text:p>11,1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81479" table:style-name="ce1">
            <text:p>96814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CIABC</text:p>
          </table:table-cell>
          <table:table-cell office:value-type="string" table:style-name="ce1">
            <text:p>REINE</text:p>
          </table:table-cell>
          <table:table-cell office:value-type="date" office:date-value="1982-11-10T00:00:00" table:style-name="ce4">
            <text:p>10/1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HIS</text:p>
          </table:table-cell>
          <table:table-cell office:value-type="string" table:style-name="ce1">
            <text:p>Lic Hist-Geo an3 Histoir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33425" table:style-name="ce1">
            <text:p>103334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MAABC</text:p>
          </table:table-cell>
          <table:table-cell office:value-type="string" table:style-name="ce1">
            <text:p>YACOUBA</text:p>
          </table:table-cell>
          <table:table-cell office:value-type="date" office:date-value="1970-12-28T00:00:00" table:style-name="ce4">
            <text:p>28/12/1970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E4IEF</text:p>
          </table:table-cell>
          <table:table-cell office:value-type="string" table:style-name="ce1">
            <text:p>Master1 IEF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17319" table:style-name="ce1">
            <text:p>95173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EGABC</text:p>
          </table:table-cell>
          <table:table-cell office:value-type="string" table:style-name="ce1">
            <text:p>JOSEE PAULE</text:p>
          </table:table-cell>
          <table:table-cell office:value-type="date" office:date-value="1972-01-18T00:00:00" table:style-name="ce4">
            <text:p>18/0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2.052000000000001" table:style-name="ce1">
            <text:p>12,0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26933" table:style-name="ce1">
            <text:p>100269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DOUABC</text:p>
          </table:table-cell>
          <table:table-cell office:value-type="string" table:style-name="ce1">
            <text:p>ABDELKRIM</text:p>
          </table:table-cell>
          <table:table-cell office:value-type="date" office:date-value="1972-11-17T00:00:00" table:style-name="ce4">
            <text:p>17/1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2.529" table:style-name="ce1">
            <text:p>12,5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39866" table:style-name="ce1">
            <text:p>106398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SSOABC</text:p>
          </table:table-cell>
          <table:table-cell office:value-type="string" table:style-name="ce1">
            <text:p>ERIC</text:p>
          </table:table-cell>
          <table:table-cell office:value-type="date" office:date-value="1983-09-08T00:00:00" table:style-name="ce4">
            <text:p>08/09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518000000000001" table:style-name="ce1">
            <text:p>13,5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45667" table:style-name="ce1">
            <text:p>89456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IABC</text:p>
          </table:table-cell>
          <table:table-cell office:value-type="string" table:style-name="ce1">
            <text:p>SARRA</text:p>
          </table:table-cell>
          <table:table-cell office:value-type="date" office:date-value="1981-09-28T00:00:00" table:style-name="ce4">
            <text:p>28/09/1981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8.7710000000000008" table:style-name="ce1">
            <text:p>8,7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48627" table:style-name="ce1">
            <text:p>964862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IABC</text:p>
          </table:table-cell>
          <table:table-cell office:value-type="string" table:style-name="ce1">
            <text:p>SARRA</text:p>
          </table:table-cell>
          <table:table-cell office:value-type="date" office:date-value="1981-12-07T00:00:00" table:style-name="ce4">
            <text:p>07/12/1981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9.2710000000000008" table:style-name="ce1">
            <text:p>9,2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11423" table:style-name="ce1">
            <text:p>100114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SSOABC</text:p>
          </table:table-cell>
          <table:table-cell office:value-type="string" table:style-name="ce1">
            <text:p>OUSMANE</text:p>
          </table:table-cell>
          <table:table-cell office:value-type="date" office:date-value="1983-10-07T00:00:00" table:style-name="ce4">
            <text:p>07/10/1983</text:p>
          </table:table-cell>
          <table:table-cell office:value-type="string" table:style-name="ce1">
            <text:p>335</text:p>
          </table:table-cell>
          <table:table-cell office:value-type="string" table:style-name="ce1">
            <text:p>MALIEN(NE)</text:p>
          </table:table-cell>
          <table:table-cell office:value-type="string" table:style-name="ce1">
            <text:p>L1ANG</text:p>
          </table:table-cell>
          <table:table-cell office:value-type="string" table:style-name="ce1">
            <text:p>Lic LLCE Anglais an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31961" table:style-name="ce1">
            <text:p>943196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LABC</text:p>
          </table:table-cell>
          <table:table-cell office:value-type="string" table:style-name="ce1">
            <text:p>GORGUI</text:p>
          </table:table-cell>
          <table:table-cell office:value-type="date" office:date-value="1976-02-21T00:00:00" table:style-name="ce4">
            <text:p>21/02/1976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D4REI</text:p>
          </table:table-cell>
          <table:table-cell office:value-type="string" table:style-name="ce1">
            <text:p>Master1 REI</text:p>
          </table:table-cell>
          <table:table-cell office:value-type="float" office:value="12.471" table:style-name="ce1">
            <text:p>12,47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45101" table:style-name="ce1">
            <text:p>95451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OUABC</text:p>
          </table:table-cell>
          <table:table-cell office:value-type="string" table:style-name="ce1">
            <text:p>SAFIA</text:p>
          </table:table-cell>
          <table:table-cell office:value-type="date" office:date-value="1984-07-09T00:00:00" table:style-name="ce4">
            <text:p>09/07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CI</text:p>
          </table:table-cell>
          <table:table-cell office:value-type="string" table:style-name="ce1">
            <text:p>Master1 Phys Chimie Ingen</text:p>
          </table:table-cell>
          <table:table-cell office:value-type="float" office:value="7.04" table:style-name="ce1">
            <text:p>7,04</text:p>
          </table:table-cell>
          <table:table-cell office:value-type="string" table:style-name="ce1">
            <text:p>AJ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0938954" table:style-name="ce1">
            <text:p>109389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OTABC</text:p>
          </table:table-cell>
          <table:table-cell office:value-type="string" table:style-name="ce1">
            <text:p>RADO</text:p>
          </table:table-cell>
          <table:table-cell office:value-type="date" office:date-value="1981-10-01T00:00:00" table:style-name="ce4">
            <text:p>01/10/1981</text:p>
          </table:table-cell>
          <table:table-cell office:value-type="string" table:style-name="ce1">
            <text:p>333</text:p>
          </table:table-cell>
          <table:table-cell office:value-type="string" table:style-name="ce1">
            <text:p>MALGACHE</text:p>
          </table:table-cell>
          <table:table-cell office:value-type="string" table:style-name="ce1">
            <text:p>S3ME</text:p>
          </table:table-cell>
          <table:table-cell office:value-type="string" table:style-name="ce1">
            <text:p>LIC PRO MECANIQUE</text:p>
          </table:table-cell>
          <table:table-cell office:value-type="float" office:value="14.41" table:style-name="ce1">
            <text:p>14,4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22661" table:style-name="ce1">
            <text:p>992266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GABC</text:p>
          </table:table-cell>
          <table:table-cell office:value-type="string" table:style-name="ce1">
            <text:p>YANGFAN</text:p>
          </table:table-cell>
          <table:table-cell office:value-type="date" office:date-value="1985-04-04T00:00:00" table:style-name="ce4">
            <text:p>04/04/1985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1.62" table:style-name="ce1">
            <text:p>11,6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77271" table:style-name="ce1">
            <text:p>102772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UPABC</text:p>
          </table:table-cell>
          <table:table-cell office:value-type="string" table:style-name="ce1">
            <text:p>SEHOU</text:p>
          </table:table-cell>
          <table:table-cell office:value-type="date" office:date-value="1983-06-26T00:00:00" table:style-name="ce4">
            <text:p>26/06/1983</text:p>
          </table:table-cell>
          <table:table-cell office:value-type="string" table:style-name="ce1">
            <text:p>327</text:p>
          </table:table-cell>
          <table:table-cell office:value-type="string" table:style-name="ce1">
            <text:p>BENINOIS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4.8360000000000003" table:style-name="ce1">
            <text:p>4,83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40130" table:style-name="ce1">
            <text:p>1084013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MOABC</text:p>
          </table:table-cell>
          <table:table-cell office:value-type="string" table:style-name="ce1">
            <text:p>MARIE-CAROLINE</text:p>
          </table:table-cell>
          <table:table-cell office:value-type="date" office:date-value="1985-03-19T00:00:00" table:style-name="ce4">
            <text:p>19/03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UCSC3</text:p>
          </table:table-cell>
          <table:table-cell office:value-type="string" table:style-name="ce1">
            <text:p>DESU CSCL (FC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90592" table:style-name="ce1">
            <text:p>929059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MBAABC</text:p>
          </table:table-cell>
          <table:table-cell office:value-type="string" table:style-name="ce1">
            <text:p>REGIS</text:p>
          </table:table-cell>
          <table:table-cell office:value-type="date" office:date-value="1986-02-14T00:00:00" table:style-name="ce4">
            <text:p>14/02/1986</text:p>
          </table:table-cell>
          <table:table-cell office:value-type="string" table:style-name="ce1">
            <text:p>344</text:p>
          </table:table-cell>
          <table:table-cell office:value-type="string" table:style-name="ce1">
            <text:p>TCHADIEN(N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9.7799999999999994" table:style-name="ce1">
            <text:p>9,7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76892" table:style-name="ce1">
            <text:p>1117689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MBAABC</text:p>
          </table:table-cell>
          <table:table-cell office:value-type="string" table:style-name="ce1">
            <text:p>REGIS</text:p>
          </table:table-cell>
          <table:table-cell office:value-type="date" office:date-value="1977-08-01T00:00:00" table:style-name="ce4">
            <text:p>01/08/1977</text:p>
          </table:table-cell>
          <table:table-cell office:value-type="string" table:style-name="ce1">
            <text:p>344</text:p>
          </table:table-cell>
          <table:table-cell office:value-type="string" table:style-name="ce1">
            <text:p>TCHADIEN(N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96499" table:style-name="ce1">
            <text:p>94964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NABC</text:p>
          </table:table-cell>
          <table:table-cell office:value-type="string" table:style-name="ce1">
            <text:p>MIARANTSOA</text:p>
          </table:table-cell>
          <table:table-cell office:value-type="date" office:date-value="1979-12-21T00:00:00" table:style-name="ce4">
            <text:p>21/12/1979</text:p>
          </table:table-cell>
          <table:table-cell office:value-type="string" table:style-name="ce1">
            <text:p>333</text:p>
          </table:table-cell>
          <table:table-cell office:value-type="string" table:style-name="ce1">
            <text:p>MALGACHE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6.3650000000000002" table:style-name="ce1">
            <text:p>6,36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43597" table:style-name="ce1">
            <text:p>101435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NABC</text:p>
          </table:table-cell>
          <table:table-cell office:value-type="string" table:style-name="ce1">
            <text:p>MIARANTSOA</text:p>
          </table:table-cell>
          <table:table-cell office:value-type="date" office:date-value="1969-11-25T00:00:00" table:style-name="ce4">
            <text:p>25/11/1969</text:p>
          </table:table-cell>
          <table:table-cell office:value-type="string" table:style-name="ce1">
            <text:p>333</text:p>
          </table:table-cell>
          <table:table-cell office:value-type="string" table:style-name="ce1">
            <text:p>MALGACHE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7.1880000000000006" table:style-name="ce1">
            <text:p>7,18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69837" table:style-name="ce1">
            <text:p>986983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BYABC</text:p>
          </table:table-cell>
          <table:table-cell office:value-type="string" table:style-name="ce1">
            <text:p>RABY</text:p>
          </table:table-cell>
          <table:table-cell office:value-type="date" office:date-value="1984-08-26T00:00:00" table:style-name="ce4">
            <text:p>26/08/1984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D5CDD</text:p>
          </table:table-cell>
          <table:table-cell office:value-type="string" table:style-name="ce1">
            <text:p>Master2Pro CCTPDD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60145" table:style-name="ce1">
            <text:p>966014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MOABC</text:p>
          </table:table-cell>
          <table:table-cell office:value-type="string" table:style-name="ce1">
            <text:p>LAMIA</text:p>
          </table:table-cell>
          <table:table-cell office:value-type="date" office:date-value="1982-02-11T00:00:00" table:style-name="ce4">
            <text:p>11/02/1982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1.35" table:style-name="ce1">
            <text:p>11,3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09206" table:style-name="ce1">
            <text:p>101092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DIABC</text:p>
          </table:table-cell>
          <table:table-cell office:value-type="string" table:style-name="ce1">
            <text:p>YOUSSOUF</text:p>
          </table:table-cell>
          <table:table-cell office:value-type="date" office:date-value="1986-12-05T00:00:00" table:style-name="ce4">
            <text:p>05/12/1986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D4REI</text:p>
          </table:table-cell>
          <table:table-cell office:value-type="string" table:style-name="ce1">
            <text:p>Master1 REI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45241" table:style-name="ce1">
            <text:p>101452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NOABC</text:p>
          </table:table-cell>
          <table:table-cell office:value-type="string" table:style-name="ce1">
            <text:p>SADJIA</text:p>
          </table:table-cell>
          <table:table-cell office:value-type="date" office:date-value="1984-05-02T00:00:00" table:style-name="ce4">
            <text:p>02/05/1984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43542" table:style-name="ce1">
            <text:p>107435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GABC</text:p>
          </table:table-cell>
          <table:table-cell office:value-type="string" table:style-name="ce1">
            <text:p>ZHIYU</text:p>
          </table:table-cell>
          <table:table-cell office:value-type="date" office:date-value="1967-11-29T00:00:00" table:style-name="ce4">
            <text:p>29/11/1967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10.042" table:style-name="ce1">
            <text:p>10,0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47575" table:style-name="ce1">
            <text:p>96475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DAABC</text:p>
          </table:table-cell>
          <table:table-cell office:value-type="string" table:style-name="ce1">
            <text:p>OMAR</text:p>
          </table:table-cell>
          <table:table-cell office:value-type="date" office:date-value="1984-12-11T00:00:00" table:style-name="ce4">
            <text:p>11/1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XAA3</text:p>
          </table:table-cell>
          <table:table-cell office:value-type="string" table:style-name="ce1">
            <text:p>DAEU op. A (CNED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82451" table:style-name="ce1">
            <text:p>105824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NUABC</text:p>
          </table:table-cell>
          <table:table-cell office:value-type="string" table:style-name="ce1">
            <text:p>CLAIRE</text:p>
          </table:table-cell>
          <table:table-cell office:value-type="date" office:date-value="1977-04-03T00:00:00" table:style-name="ce4">
            <text:p>03/04/1977</text:p>
          </table:table-cell>
          <table:table-cell office:value-type="string" table:style-name="ce1">
            <text:p>327</text:p>
          </table:table-cell>
          <table:table-cell office:value-type="string" table:style-name="ce1">
            <text:p>BENINOIS(E)</text:p>
          </table:table-cell>
          <table:table-cell office:value-type="string" table:style-name="ce1">
            <text:p>E5BCE</text:p>
          </table:table-cell>
          <table:table-cell office:value-type="string" table:style-name="ce1">
            <text:p>Master2Pro Banq coop eur</text:p>
          </table:table-cell>
          <table:table-cell office:value-type="float" office:value="12.035" table:style-name="ce1">
            <text:p>12,03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73848" table:style-name="ce1">
            <text:p>110738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OUSABC</text:p>
          </table:table-cell>
          <table:table-cell office:value-type="string" table:style-name="ce1">
            <text:p>AFFISSOU CHRISTIAN</text:p>
          </table:table-cell>
          <table:table-cell office:value-type="date" office:date-value="1980-09-30T00:00:00" table:style-name="ce4">
            <text:p>30/09/1980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48368" table:style-name="ce1">
            <text:p>108483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OUSABC</text:p>
          </table:table-cell>
          <table:table-cell office:value-type="string" table:style-name="ce1">
            <text:p>AFFISSOU CHRISTIAN</text:p>
          </table:table-cell>
          <table:table-cell office:value-type="date" office:date-value="1966-04-27T00:00:00" table:style-name="ce4">
            <text:p>27/04/1966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7.109" table:style-name="ce1">
            <text:p>7,10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48715" table:style-name="ce1">
            <text:p>107487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TTIABC</text:p>
          </table:table-cell>
          <table:table-cell office:value-type="string" table:style-name="ce1">
            <text:p>HOUDA</text:p>
          </table:table-cell>
          <table:table-cell office:value-type="date" office:date-value="1971-04-08T00:00:00" table:style-name="ce4">
            <text:p>08/04/1971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BUACO2</text:p>
          </table:table-cell>
          <table:table-cell office:value-type="string" table:style-name="ce1">
            <text:p>DIU Acupunct Obstetri an2</text:p>
          </table:table-cell>
          <table:table-cell office:value-type="float" office:value="10.050000000000001" table:style-name="ce1">
            <text:p>10,0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82818" table:style-name="ce1">
            <text:p>98828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EABC</text:p>
          </table:table-cell>
          <table:table-cell office:value-type="string" table:style-name="ce1">
            <text:p>NDEYE</text:p>
          </table:table-cell>
          <table:table-cell office:value-type="date" office:date-value="1977-11-16T00:00:00" table:style-name="ce4">
            <text:p>16/11/1977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3.48" table:style-name="ce1">
            <text:p>3,4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83936" table:style-name="ce1">
            <text:p>104839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EABC</text:p>
          </table:table-cell>
          <table:table-cell office:value-type="string" table:style-name="ce1">
            <text:p>NDEYE</text:p>
          </table:table-cell>
          <table:table-cell office:value-type="date" office:date-value="1966-11-21T00:00:00" table:style-name="ce4">
            <text:p>21/11/1966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3.57" table:style-name="ce1">
            <text:p>3,57</text:p>
          </table:table-cell>
          <table:table-cell office:value-type="string" table:style-name="ce1">
            <text:p>AJ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9179702" table:style-name="ce1">
            <text:p>91797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AOUABC</text:p>
          </table:table-cell>
          <table:table-cell office:value-type="string" table:style-name="ce1">
            <text:p>HAFIDHA</text:p>
          </table:table-cell>
          <table:table-cell office:value-type="date" office:date-value="1980-01-26T00:00:00" table:style-name="ce4">
            <text:p>26/01/1980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1.748000000000001" table:style-name="ce1">
            <text:p>11,74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45745" table:style-name="ce1">
            <text:p>99457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RAABC</text:p>
          </table:table-cell>
          <table:table-cell office:value-type="string" table:style-name="ce1">
            <text:p>SELLA</text:p>
          </table:table-cell>
          <table:table-cell office:value-type="date" office:date-value="1986-02-27T00:00:00" table:style-name="ce4">
            <text:p>27/0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EF</text:p>
          </table:table-cell>
          <table:table-cell office:value-type="string" table:style-name="ce1">
            <text:p>Master1 IEFE</text:p>
          </table:table-cell>
          <table:table-cell office:value-type="float" office:value="7.3250000000000002" table:style-name="ce1">
            <text:p>7,3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91488" table:style-name="ce1">
            <text:p>1119148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RAABC</text:p>
          </table:table-cell>
          <table:table-cell office:value-type="string" table:style-name="ce1">
            <text:p>SELLA</text:p>
          </table:table-cell>
          <table:table-cell office:value-type="date" office:date-value="1968-09-30T00:00:00" table:style-name="ce4">
            <text:p>30/09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EF</text:p>
          </table:table-cell>
          <table:table-cell office:value-type="string" table:style-name="ce1">
            <text:p>Master1 IEFE</text:p>
          </table:table-cell>
          <table:table-cell office:value-type="float" office:value="12.299000000000001" table:style-name="ce1">
            <text:p>12,2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07614" table:style-name="ce1">
            <text:p>90076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ARABC</text:p>
          </table:table-cell>
          <table:table-cell office:value-type="string" table:style-name="ce1">
            <text:p>SANIA</text:p>
          </table:table-cell>
          <table:table-cell office:value-type="date" office:date-value="1976-04-12T00:00:00" table:style-name="ce4">
            <text:p>12/04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PQE</text:p>
          </table:table-cell>
          <table:table-cell office:value-type="string" table:style-name="ce1">
            <text:p>Master2 PCPE-PQE</text:p>
          </table:table-cell>
          <table:table-cell office:value-type="float" office:value="11.92" table:style-name="ce1">
            <text:p>11,92</text:p>
          </table:table-cell>
          <table:table-cell office:value-type="string" table:style-name="ce1">
            <text:p>AJ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9376675" table:style-name="ce1">
            <text:p>93766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ARABC</text:p>
          </table:table-cell>
          <table:table-cell office:value-type="string" table:style-name="ce1">
            <text:p>SANIA</text:p>
          </table:table-cell>
          <table:table-cell office:value-type="date" office:date-value="1979-06-01T00:00:00" table:style-name="ce4">
            <text:p>01/06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PQE</text:p>
          </table:table-cell>
          <table:table-cell office:value-type="string" table:style-name="ce1">
            <text:p>Master2 PCPE-PQE</text:p>
          </table:table-cell>
          <table:table-cell office:value-type="float" office:value="12.75" table:style-name="ce1">
            <text:p>12,75</text:p>
          </table:table-cell>
          <table:table-cell table:number-columns-repeated="16374" table:style-name="ce1"/>
        </table:table-row>
        <table:table-row table:style-name="ro1">
          <table:table-cell office:value-type="float" office:value="8975803" table:style-name="ce1">
            <text:p>89758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HAABC</text:p>
          </table:table-cell>
          <table:table-cell office:value-type="string" table:style-name="ce1">
            <text:p>LINDA</text:p>
          </table:table-cell>
          <table:table-cell office:value-type="date" office:date-value="1974-08-30T00:00:00" table:style-name="ce4">
            <text:p>30/08/1974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4BIO</text:p>
          </table:table-cell>
          <table:table-cell office:value-type="string" table:style-name="ce1">
            <text:p>Master1 Biomateriaux</text:p>
          </table:table-cell>
          <table:table-cell office:value-type="float" office:value="9.25" table:style-name="ce1">
            <text:p>9,25</text:p>
          </table:table-cell>
          <table:table-cell office:value-type="string" table:style-name="ce1">
            <text:p>AJ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0988243" table:style-name="ce1">
            <text:p>1098824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HAABC</text:p>
          </table:table-cell>
          <table:table-cell office:value-type="string" table:style-name="ce1">
            <text:p>LINDA</text:p>
          </table:table-cell>
          <table:table-cell office:value-type="date" office:date-value="1978-08-26T00:00:00" table:style-name="ce4">
            <text:p>26/08/1978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4BIO</text:p>
          </table:table-cell>
          <table:table-cell office:value-type="string" table:style-name="ce1">
            <text:p>Master1 Biomateriaux</text:p>
          </table:table-cell>
          <table:table-cell office:value-type="float" office:value="10.050000000000001" table:style-name="ce1">
            <text:p>10,05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9288047" table:style-name="ce1">
            <text:p>92880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JAABC</text:p>
          </table:table-cell>
          <table:table-cell office:value-type="string" table:style-name="ce1">
            <text:p>KARIMA</text:p>
          </table:table-cell>
          <table:table-cell office:value-type="date" office:date-value="1983-05-23T00:00:00" table:style-name="ce4">
            <text:p>23/05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7.1050000000000004" table:style-name="ce1">
            <text:p>7,1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44092" table:style-name="ce1">
            <text:p>107440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OUABC</text:p>
          </table:table-cell>
          <table:table-cell office:value-type="string" table:style-name="ce1">
            <text:p>ANNE</text:p>
          </table:table-cell>
          <table:table-cell office:value-type="date" office:date-value="1977-04-10T00:00:00" table:style-name="ce4">
            <text:p>10/04/1977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L2LAA</text:p>
          </table:table-cell>
          <table:table-cell office:value-type="string" table:style-name="ce1">
            <text:p>Lic LEA Angl-Allemand an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16127" table:style-name="ce1">
            <text:p>109161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ADABC</text:p>
          </table:table-cell>
          <table:table-cell office:value-type="string" table:style-name="ce1">
            <text:p>OUSSAMA</text:p>
          </table:table-cell>
          <table:table-cell office:value-type="date" office:date-value="1984-10-11T00:00:00" table:style-name="ce4">
            <text:p>11/10/1984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5PLS</text:p>
          </table:table-cell>
          <table:table-cell office:value-type="string" table:style-name="ce1">
            <text:p>Master2 Prog Log Surs</text:p>
          </table:table-cell>
          <table:table-cell office:value-type="float" office:value="9.8000000000000007" table:style-name="ce1">
            <text:p>9,8</text:p>
          </table:table-cell>
          <table:table-cell office:value-type="string" table:style-name="ce1">
            <text:p>AJ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9757123" table:style-name="ce1">
            <text:p>97571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ADABC</text:p>
          </table:table-cell>
          <table:table-cell office:value-type="string" table:style-name="ce1">
            <text:p>OUSSAMA</text:p>
          </table:table-cell>
          <table:table-cell office:value-type="date" office:date-value="1976-07-11T00:00:00" table:style-name="ce4">
            <text:p>11/07/1976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5PLS</text:p>
          </table:table-cell>
          <table:table-cell office:value-type="string" table:style-name="ce1">
            <text:p>Master2 Prog Log Surs</text:p>
          </table:table-cell>
          <table:table-cell office:value-type="float" office:value="11.17" table:style-name="ce1">
            <text:p>11,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36008" table:style-name="ce1">
            <text:p>1143600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LLAABC</text:p>
          </table:table-cell>
          <table:table-cell office:value-type="string" table:style-name="ce1">
            <text:p>FATOU</text:p>
          </table:table-cell>
          <table:table-cell office:value-type="date" office:date-value="1971-01-13T00:00:00" table:style-name="ce4">
            <text:p>13/0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9.4290000000000003" table:style-name="ce1">
            <text:p>9,42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61395" table:style-name="ce1">
            <text:p>112613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LLAABC</text:p>
          </table:table-cell>
          <table:table-cell office:value-type="string" table:style-name="ce1">
            <text:p>FATOU</text:p>
          </table:table-cell>
          <table:table-cell office:value-type="date" office:date-value="1973-06-07T00:00:00" table:style-name="ce4">
            <text:p>07/06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2.252000000000001" table:style-name="ce1">
            <text:p>12,2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08358" table:style-name="ce1">
            <text:p>112083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DAABC</text:p>
          </table:table-cell>
          <table:table-cell office:value-type="string" table:style-name="ce1">
            <text:p>DIONISSIOS</text:p>
          </table:table-cell>
          <table:table-cell office:value-type="date" office:date-value="1970-02-09T00:00:00" table:style-name="ce4">
            <text:p>09/02/1970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GREC(QUE)</text:p>
          </table:table-cell>
          <table:table-cell office:value-type="string" table:style-name="ce1">
            <text:p>E5BFA6</text:p>
          </table:table-cell>
          <table:table-cell office:value-type="string" table:style-name="ce1">
            <text:p>Master2Pro BFA (126)</text:p>
          </table:table-cell>
          <table:table-cell office:value-type="float" office:value="12.013" table:style-name="ce1">
            <text:p>12,013</text:p>
          </table:table-cell>
          <table:table-cell office:value-type="string" table:style-name="ce1">
            <text:p>ADM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9891649" table:style-name="ce1">
            <text:p>98916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ASSABC</text:p>
          </table:table-cell>
          <table:table-cell office:value-type="string" table:style-name="ce1">
            <text:p>ROCHENEL</text:p>
          </table:table-cell>
          <table:table-cell office:value-type="date" office:date-value="1970-02-11T00:00:00" table:style-name="ce4">
            <text:p>11/02/1970</text:p>
          </table:table-cell>
          <table:table-cell office:value-type="string" table:style-name="ce1">
            <text:p>410</text:p>
          </table:table-cell>
          <table:table-cell office:value-type="string" table:style-name="ce1">
            <text:p>HAITIEN(N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6.9170000000000007" table:style-name="ce1">
            <text:p>6,917</text:p>
          </table:table-cell>
          <table:table-cell office:value-type="string" table:style-name="ce1">
            <text:p>AJAC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float" office:value="11137902" table:style-name="ce1">
            <text:p>111379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ASSABC</text:p>
          </table:table-cell>
          <table:table-cell office:value-type="string" table:style-name="ce1">
            <text:p>ROCHENEL</text:p>
          </table:table-cell>
          <table:table-cell office:value-type="date" office:date-value="1984-05-21T00:00:00" table:style-name="ce4">
            <text:p>21/05/1984</text:p>
          </table:table-cell>
          <table:table-cell office:value-type="string" table:style-name="ce1">
            <text:p>410</text:p>
          </table:table-cell>
          <table:table-cell office:value-type="string" table:style-name="ce1">
            <text:p>HAITIEN(N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8.5449999999999999" table:style-name="ce1">
            <text:p>8,54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02892" table:style-name="ce1">
            <text:p>106028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TIABC</text:p>
          </table:table-cell>
          <table:table-cell office:value-type="string" table:style-name="ce1">
            <text:p>CORINE</text:p>
          </table:table-cell>
          <table:table-cell office:value-type="date" office:date-value="1974-03-21T00:00:00" table:style-name="ce4">
            <text:p>21/03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EA</text:p>
          </table:table-cell>
          <table:table-cell office:value-type="string" table:style-name="ce1">
            <text:p>Master2Rec Psycho-CE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08084" table:style-name="ce1">
            <text:p>980808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MFABC</text:p>
          </table:table-cell>
          <table:table-cell office:value-type="string" table:style-name="ce1">
            <text:p>OLIVIER</text:p>
          </table:table-cell>
          <table:table-cell office:value-type="date" office:date-value="1971-01-25T00:00:00" table:style-name="ce4">
            <text:p>25/0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SP2</text:p>
          </table:table-cell>
          <table:table-cell office:value-type="string" table:style-name="ce1">
            <text:p>DIU ACCOMPAGNEMENT an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34601" table:style-name="ce1">
            <text:p>104346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LEABC</text:p>
          </table:table-cell>
          <table:table-cell office:value-type="string" table:style-name="ce1">
            <text:p>THERESE</text:p>
          </table:table-cell>
          <table:table-cell office:value-type="date" office:date-value="1972-04-29T00:00:00" table:style-name="ce4">
            <text:p>29/04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OS2</text:p>
          </table:table-cell>
          <table:table-cell office:value-type="string" table:style-name="ce1">
            <text:p>DIU MED MANUELLE an2</text:p>
          </table:table-cell>
          <table:table-cell office:value-type="float" office:value="14.7" table:style-name="ce1">
            <text:p>14,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16388" table:style-name="ce1">
            <text:p>901638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RNABC</text:p>
          </table:table-cell>
          <table:table-cell office:value-type="string" table:style-name="ce1">
            <text:p>YANN</text:p>
          </table:table-cell>
          <table:table-cell office:value-type="date" office:date-value="1986-02-02T00:00:00" table:style-name="ce4">
            <text:p>02/0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11.497" table:style-name="ce1">
            <text:p>11,49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90062" table:style-name="ce1">
            <text:p>112900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SADABC</text:p>
          </table:table-cell>
          <table:table-cell office:value-type="string" table:style-name="ce1">
            <text:p>SOUMAIA</text:p>
          </table:table-cell>
          <table:table-cell office:value-type="date" office:date-value="1986-08-18T00:00:00" table:style-name="ce4">
            <text:p>18/08/1986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6.2780000000000005" table:style-name="ce1">
            <text:p>6,278</text:p>
          </table:table-cell>
          <table:table-cell office:value-type="string" table:style-name="ce1">
            <text:p>AJ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0808189" table:style-name="ce1">
            <text:p>108081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SADABC</text:p>
          </table:table-cell>
          <table:table-cell office:value-type="string" table:style-name="ce1">
            <text:p>SOUMAIA</text:p>
          </table:table-cell>
          <table:table-cell office:value-type="date" office:date-value="1987-06-13T00:00:00" table:style-name="ce4">
            <text:p>13/06/1987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7.7360000000000007" table:style-name="ce1">
            <text:p>7,736</text:p>
          </table:table-cell>
          <table:table-cell office:value-type="string" table:style-name="ce1">
            <text:p>AJ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10671502" table:style-name="ce1">
            <text:p>106715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VERABC</text:p>
          </table:table-cell>
          <table:table-cell office:value-type="string" table:style-name="ce1">
            <text:p>MELANIE</text:p>
          </table:table-cell>
          <table:table-cell office:value-type="date" office:date-value="1985-04-08T00:00:00" table:style-name="ce4">
            <text:p>08/04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PB</text:p>
          </table:table-cell>
          <table:table-cell office:value-type="string" table:style-name="ce1">
            <text:p>DU PSYCHOPATHOLOGIE BEB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03968" table:style-name="ce1">
            <text:p>93039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PEABC</text:p>
          </table:table-cell>
          <table:table-cell office:value-type="string" table:style-name="ce1">
            <text:p>FRANCOISE</text:p>
          </table:table-cell>
          <table:table-cell office:value-type="date" office:date-value="1986-12-18T00:00:00" table:style-name="ce4">
            <text:p>18/1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HO2</text:p>
          </table:table-cell>
          <table:table-cell office:value-type="string" table:style-name="ce1">
            <text:p>DIU HOMEOPATHIE an2</text:p>
          </table:table-cell>
          <table:table-cell office:value-type="float" office:value="10.25" table:style-name="ce1">
            <text:p>10,25</text:p>
          </table:table-cell>
          <table:table-cell table:number-columns-repeated="16374" table:style-name="ce1"/>
        </table:table-row>
        <table:table-row table:style-name="ro1">
          <table:table-cell office:value-type="float" office:value="9388952" table:style-name="ce1">
            <text:p>93889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HOABC</text:p>
          </table:table-cell>
          <table:table-cell office:value-type="string" table:style-name="ce1">
            <text:p>KHALED</text:p>
          </table:table-cell>
          <table:table-cell office:value-type="date" office:date-value="1971-01-04T00:00:00" table:style-name="ce4">
            <text:p>04/0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3.7840000000000003" table:style-name="ce1">
            <text:p>3,78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58473" table:style-name="ce1">
            <text:p>1005847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HOABC</text:p>
          </table:table-cell>
          <table:table-cell office:value-type="string" table:style-name="ce1">
            <text:p>KHALED</text:p>
          </table:table-cell>
          <table:table-cell office:value-type="date" office:date-value="1972-08-25T00:00:00" table:style-name="ce4">
            <text:p>25/08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4.3370000000000006" table:style-name="ce1">
            <text:p>4,33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58981" table:style-name="ce1">
            <text:p>985898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HIABC</text:p>
          </table:table-cell>
          <table:table-cell office:value-type="string" table:style-name="ce1">
            <text:p>AIJANTHAN</text:p>
          </table:table-cell>
          <table:table-cell office:value-type="date" office:date-value="1975-01-23T00:00:00" table:style-name="ce4">
            <text:p>23/0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96485" table:style-name="ce1">
            <text:p>112964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HIABC</text:p>
          </table:table-cell>
          <table:table-cell office:value-type="string" table:style-name="ce1">
            <text:p>AIJANTHAN</text:p>
          </table:table-cell>
          <table:table-cell office:value-type="date" office:date-value="1978-09-17T00:00:00" table:style-name="ce4">
            <text:p>17/09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7.75" table:style-name="ce1">
            <text:p>7,7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70647" table:style-name="ce1">
            <text:p>114706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CTOABC</text:p>
          </table:table-cell>
          <table:table-cell office:value-type="string" table:style-name="ce1">
            <text:p>FEBE</text:p>
          </table:table-cell>
          <table:table-cell office:value-type="date" office:date-value="1972-02-13T00:00:00" table:style-name="ce4">
            <text:p>13/0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6.1190000000000007" table:style-name="ce1">
            <text:p>6,11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54073" table:style-name="ce1">
            <text:p>98540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CTOABC</text:p>
          </table:table-cell>
          <table:table-cell office:value-type="string" table:style-name="ce1">
            <text:p>FEBE</text:p>
          </table:table-cell>
          <table:table-cell office:value-type="date" office:date-value="1978-02-05T00:00:00" table:style-name="ce4">
            <text:p>05/0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2.014000000000001" table:style-name="ce1">
            <text:p>12,0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63262" table:style-name="ce1">
            <text:p>106632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RIABC</text:p>
          </table:table-cell>
          <table:table-cell office:value-type="string" table:style-name="ce1">
            <text:p>STEPHANE</text:p>
          </table:table-cell>
          <table:table-cell office:value-type="date" office:date-value="1985-02-12T00:00:00" table:style-name="ce4">
            <text:p>12/02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EE</text:p>
          </table:table-cell>
          <table:table-cell office:value-type="string" table:style-name="ce1">
            <text:p>DIU PHYSIO PATH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220280" table:style-name="ce1">
            <text:p>102202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PEIABC</text:p>
          </table:table-cell>
          <table:table-cell office:value-type="string" table:style-name="ce1">
            <text:p>AURELIE</text:p>
          </table:table-cell>
          <table:table-cell office:value-type="date" office:date-value="1985-03-27T00:00:00" table:style-name="ce4">
            <text:p>27/03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UASP2</text:p>
          </table:table-cell>
          <table:table-cell office:value-type="string" table:style-name="ce1">
            <text:p>DIU ACCOMPAGNEMENT an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83487" table:style-name="ce1">
            <text:p>1058348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OURABC</text:p>
          </table:table-cell>
          <table:table-cell office:value-type="string" table:style-name="ce1">
            <text:p>ILIAS</text:p>
          </table:table-cell>
          <table:table-cell office:value-type="date" office:date-value="1970-06-29T00:00:00" table:style-name="ce4">
            <text:p>29/06/1970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GREC(QUE)</text:p>
          </table:table-cell>
          <table:table-cell office:value-type="string" table:style-name="ce1">
            <text:p>D2DRO6</text:p>
          </table:table-cell>
          <table:table-cell office:value-type="string" table:style-name="ce1">
            <text:p>Lic Droit an2 (126)</text:p>
          </table:table-cell>
          <table:table-cell office:value-type="float" office:value="1.0580000000000001" table:style-name="ce1">
            <text:p>1,05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22134" table:style-name="ce1">
            <text:p>103221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OURABC</text:p>
          </table:table-cell>
          <table:table-cell office:value-type="string" table:style-name="ce1">
            <text:p>ILIAS</text:p>
          </table:table-cell>
          <table:table-cell office:value-type="date" office:date-value="1976-03-13T00:00:00" table:style-name="ce4">
            <text:p>13/03/1976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GREC(QUE)</text:p>
          </table:table-cell>
          <table:table-cell office:value-type="string" table:style-name="ce1">
            <text:p>D2DRO6</text:p>
          </table:table-cell>
          <table:table-cell office:value-type="string" table:style-name="ce1">
            <text:p>Lic Droit an2 (126)</text:p>
          </table:table-cell>
          <table:table-cell office:value-type="float" office:value="3.0580000000000003" table:style-name="ce1">
            <text:p>3,05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06986" table:style-name="ce1">
            <text:p>980698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LISABC</text:p>
          </table:table-cell>
          <table:table-cell office:value-type="string" table:style-name="ce1">
            <text:p>KONSTANTINOS</text:p>
          </table:table-cell>
          <table:table-cell office:value-type="date" office:date-value="1975-03-28T00:00:00" table:style-name="ce4">
            <text:p>28/03/1975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GREC(QUE)</text:p>
          </table:table-cell>
          <table:table-cell office:value-type="string" table:style-name="ce1">
            <text:p>D3DRO6</text:p>
          </table:table-cell>
          <table:table-cell office:value-type="string" table:style-name="ce1">
            <text:p>Lic Droit An3 (126)</text:p>
          </table:table-cell>
          <table:table-cell office:value-type="float" office:value="2.625" table:style-name="ce1">
            <text:p>2,6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53122" table:style-name="ce1">
            <text:p>92531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IGABC</text:p>
          </table:table-cell>
          <table:table-cell office:value-type="string" table:style-name="ce1">
            <text:p>MICHAEL</text:p>
          </table:table-cell>
          <table:table-cell office:value-type="date" office:date-value="1980-05-23T00:00:00" table:style-name="ce4">
            <text:p>23/05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6</text:p>
          </table:table-cell>
          <table:table-cell office:value-type="string" table:style-name="ce1">
            <text:p>Master2Pro BFA (126)</text:p>
          </table:table-cell>
          <table:table-cell office:value-type="float" office:value="14.009" table:style-name="ce1">
            <text:p>14,009</text:p>
          </table:table-cell>
          <table:table-cell office:value-type="string" table:style-name="ce1">
            <text:p>ADM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0276696" table:style-name="ce1">
            <text:p>1027669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ATHABC</text:p>
          </table:table-cell>
          <table:table-cell office:value-type="string" table:style-name="ce1">
            <text:p>PANTELIS</text:p>
          </table:table-cell>
          <table:table-cell office:value-type="date" office:date-value="1976-11-20T00:00:00" table:style-name="ce4">
            <text:p>20/11/1976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GREC(QU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53931" table:style-name="ce1">
            <text:p>97539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HABC</text:p>
          </table:table-cell>
          <table:table-cell office:value-type="string" table:style-name="ce1">
            <text:p>ALPHA OUMAR</text:p>
          </table:table-cell>
          <table:table-cell office:value-type="date" office:date-value="1981-01-30T00:00:00" table:style-name="ce4">
            <text:p>30/01/1981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G5ST</text:p>
          </table:table-cell>
          <table:table-cell office:value-type="string" table:style-name="ce1">
            <text:p>INGENIEUR TELECOM an3</text:p>
          </table:table-cell>
          <table:table-cell office:value-type="float" office:value="12.56" table:style-name="ce1">
            <text:p>12,5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67213" table:style-name="ce1">
            <text:p>114672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ZOABC</text:p>
          </table:table-cell>
          <table:table-cell office:value-type="string" table:style-name="ce1">
            <text:p>FADI</text:p>
          </table:table-cell>
          <table:table-cell office:value-type="date" office:date-value="1967-06-30T00:00:00" table:style-name="ce4">
            <text:p>30/06/1967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3.43" table:style-name="ce1">
            <text:p>13,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16952" table:style-name="ce1">
            <text:p>94169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ANCABC</text:p>
          </table:table-cell>
          <table:table-cell office:value-type="string" table:style-name="ce1">
            <text:p>ALEXANDRE</text:p>
          </table:table-cell>
          <table:table-cell office:value-type="date" office:date-value="1985-04-12T00:00:00" table:style-name="ce4">
            <text:p>12/04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769" table:style-name="ce1">
            <text:p>10,76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41157" table:style-name="ce1">
            <text:p>92411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RANABC</text:p>
          </table:table-cell>
          <table:table-cell office:value-type="string" table:style-name="ce1">
            <text:p>DAMIEN</text:p>
          </table:table-cell>
          <table:table-cell office:value-type="date" office:date-value="1971-10-29T00:00:00" table:style-name="ce4">
            <text:p>29/10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S3CR2</text:p>
          </table:table-cell>
          <table:table-cell office:value-type="string" table:style-name="ce1">
            <text:p>LIC PRO MO sp. PMO (AP)</text:p>
          </table:table-cell>
          <table:table-cell office:value-type="float" office:value="11.87" table:style-name="ce1">
            <text:p>11,8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80507" table:style-name="ce1">
            <text:p>90805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TIABC</text:p>
          </table:table-cell>
          <table:table-cell office:value-type="string" table:style-name="ce1">
            <text:p>TIAGO</text:p>
          </table:table-cell>
          <table:table-cell office:value-type="date" office:date-value="1983-08-08T00:00:00" table:style-name="ce4">
            <text:p>08/08/1983</text:p>
          </table:table-cell>
          <table:table-cell office:value-type="string" table:style-name="ce1">
            <text:p>139</text:p>
          </table:table-cell>
          <table:table-cell office:value-type="string" table:style-name="ce1">
            <text:p>PORTUGAIS(E)</text:p>
          </table:table-cell>
          <table:table-cell office:value-type="string" table:style-name="ce1">
            <text:p>G4ST</text:p>
          </table:table-cell>
          <table:table-cell office:value-type="string" table:style-name="ce1">
            <text:p>INGENIEUR TELECOM an2</text:p>
          </table:table-cell>
          <table:table-cell office:value-type="float" office:value="11.12" table:style-name="ce1">
            <text:p>11,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30340" table:style-name="ce1">
            <text:p>96303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HEABC</text:p>
          </table:table-cell>
          <table:table-cell office:value-type="string" table:style-name="ce1">
            <text:p>HANANE</text:p>
          </table:table-cell>
          <table:table-cell office:value-type="date" office:date-value="1969-02-25T00:00:00" table:style-name="ce4">
            <text:p>25/0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CAE</text:p>
          </table:table-cell>
          <table:table-cell office:value-type="string" table:style-name="ce1">
            <text:p>Master2 SLTL enseig Esp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24998" table:style-name="ce1">
            <text:p>99249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WABC</text:p>
          </table:table-cell>
          <table:table-cell office:value-type="string" table:style-name="ce1">
            <text:p>DIADIE</text:p>
          </table:table-cell>
          <table:table-cell office:value-type="date" office:date-value="1981-04-04T00:00:00" table:style-name="ce4">
            <text:p>04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1.495000000000001" table:style-name="ce1">
            <text:p>11,49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67877" table:style-name="ce1">
            <text:p>896787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GABC</text:p>
          </table:table-cell>
          <table:table-cell office:value-type="string" table:style-name="ce1">
            <text:p>YONG</text:p>
          </table:table-cell>
          <table:table-cell office:value-type="date" office:date-value="1969-08-07T00:00:00" table:style-name="ce4">
            <text:p>07/08/1969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37092" table:style-name="ce1">
            <text:p>106370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ELLABC</text:p>
          </table:table-cell>
          <table:table-cell office:value-type="string" table:style-name="ce1">
            <text:p>KAMILA</text:p>
          </table:table-cell>
          <table:table-cell office:value-type="date" office:date-value="1977-01-08T00:00:00" table:style-name="ce4">
            <text:p>08/01/1977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2.26" table:style-name="ce1">
            <text:p>12,2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33139" table:style-name="ce1">
            <text:p>97331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ISEABC</text:p>
          </table:table-cell>
          <table:table-cell office:value-type="string" table:style-name="ce1">
            <text:p>CELINE</text:p>
          </table:table-cell>
          <table:table-cell office:value-type="date" office:date-value="1973-10-02T00:00:00" table:style-name="ce4">
            <text:p>02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2</text:p>
          </table:table-cell>
          <table:table-cell office:value-type="string" table:style-name="ce1">
            <text:p>Master1 BFGR (AP)</text:p>
          </table:table-cell>
          <table:table-cell office:value-type="float" office:value="12.54" table:style-name="ce1">
            <text:p>12,5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55032" table:style-name="ce1">
            <text:p>96550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ABC</text:p>
          </table:table-cell>
          <table:table-cell office:value-type="string" table:style-name="ce1">
            <text:p>SALEM</text:p>
          </table:table-cell>
          <table:table-cell office:value-type="date" office:date-value="1977-07-06T00:00:00" table:style-name="ce4">
            <text:p>06/07/1977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5MAR</text:p>
          </table:table-cell>
          <table:table-cell office:value-type="string" table:style-name="ce1">
            <text:p>Master2 Marketing</text:p>
          </table:table-cell>
          <table:table-cell office:value-type="float" office:value="13.55" table:style-name="ce1">
            <text:p>13,5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55096" table:style-name="ce1">
            <text:p>1085509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DJABC</text:p>
          </table:table-cell>
          <table:table-cell office:value-type="string" table:style-name="ce1">
            <text:p>ROMAIN</text:p>
          </table:table-cell>
          <table:table-cell office:value-type="date" office:date-value="1982-04-22T00:00:00" table:style-name="ce4">
            <text:p>22/04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EL3</text:p>
          </table:table-cell>
          <table:table-cell office:value-type="string" table:style-name="ce1">
            <text:p>DUT GEII (FC)</text:p>
          </table:table-cell>
          <table:table-cell office:value-type="float" office:value="13.2" table:style-name="ce1">
            <text:p>13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57200" table:style-name="ce1">
            <text:p>10557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INABC</text:p>
          </table:table-cell>
          <table:table-cell office:value-type="string" table:style-name="ce1">
            <text:p>SEBASTIEN</text:p>
          </table:table-cell>
          <table:table-cell office:value-type="date" office:date-value="1976-05-14T00:00:00" table:style-name="ce4">
            <text:p>14/05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AJ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11119038" table:style-name="ce1">
            <text:p>111190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INABC</text:p>
          </table:table-cell>
          <table:table-cell office:value-type="string" table:style-name="ce1">
            <text:p>SEBASTIEN</text:p>
          </table:table-cell>
          <table:table-cell office:value-type="date" office:date-value="1968-03-17T00:00:00" table:style-name="ce4">
            <text:p>17/03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10.81" table:style-name="ce1">
            <text:p>10,8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74068" table:style-name="ce1">
            <text:p>107740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TEABC</text:p>
          </table:table-cell>
          <table:table-cell office:value-type="string" table:style-name="ce1">
            <text:p>SANDIE</text:p>
          </table:table-cell>
          <table:table-cell office:value-type="date" office:date-value="1968-07-02T00:00:00" table:style-name="ce4">
            <text:p>02/07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95" table:style-name="ce1">
            <text:p>13,9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91547" table:style-name="ce1">
            <text:p>1029154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LAABC</text:p>
          </table:table-cell>
          <table:table-cell office:value-type="string" table:style-name="ce1">
            <text:p>BENOIT</text:p>
          </table:table-cell>
          <table:table-cell office:value-type="date" office:date-value="1971-07-08T00:00:00" table:style-name="ce4">
            <text:p>08/07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5.16" table:style-name="ce1">
            <text:p>15,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80148" table:style-name="ce1">
            <text:p>103801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OUABC</text:p>
          </table:table-cell>
          <table:table-cell office:value-type="string" table:style-name="ce1">
            <text:p>HAMZA</text:p>
          </table:table-cell>
          <table:table-cell office:value-type="date" office:date-value="1983-03-17T00:00:00" table:style-name="ce4">
            <text:p>17/03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1EGE</text:p>
          </table:table-cell>
          <table:table-cell office:value-type="string" table:style-name="ce1">
            <text:p>Lic Eco-Gestion an1</text:p>
          </table:table-cell>
          <table:table-cell office:value-type="float" office:value="9.7420000000000009" table:style-name="ce1">
            <text:p>9,74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13776" table:style-name="ce1">
            <text:p>97137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OUABC</text:p>
          </table:table-cell>
          <table:table-cell office:value-type="string" table:style-name="ce1">
            <text:p>HAMZA</text:p>
          </table:table-cell>
          <table:table-cell office:value-type="date" office:date-value="1967-03-08T00:00:00" table:style-name="ce4">
            <text:p>08/03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1EGE</text:p>
          </table:table-cell>
          <table:table-cell office:value-type="string" table:style-name="ce1">
            <text:p>Lic Eco-Gestion an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33029" table:style-name="ce1">
            <text:p>89330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ULABC</text:p>
          </table:table-cell>
          <table:table-cell office:value-type="string" table:style-name="ce1">
            <text:p>LAURANNE</text:p>
          </table:table-cell>
          <table:table-cell office:value-type="date" office:date-value="1978-04-19T00:00:00" table:style-name="ce4">
            <text:p>19/04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8" table:style-name="ce1">
            <text:p>13,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35561" table:style-name="ce1">
            <text:p>105355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FTABC</text:p>
          </table:table-cell>
          <table:table-cell office:value-type="string" table:style-name="ce1">
            <text:p>MERYAM</text:p>
          </table:table-cell>
          <table:table-cell office:value-type="date" office:date-value="1969-03-07T00:00:00" table:style-name="ce4">
            <text:p>07/03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2</text:p>
          </table:table-cell>
          <table:table-cell office:value-type="string" table:style-name="ce1">
            <text:p>Master1 BFGR (AP)</text:p>
          </table:table-cell>
          <table:table-cell office:value-type="float" office:value="11.67" table:style-name="ce1">
            <text:p>11,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86319" table:style-name="ce1">
            <text:p>90863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TOABC</text:p>
          </table:table-cell>
          <table:table-cell office:value-type="string" table:style-name="ce1">
            <text:p>PAULINE</text:p>
          </table:table-cell>
          <table:table-cell office:value-type="date" office:date-value="1984-02-03T00:00:00" table:style-name="ce4">
            <text:p>03/0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78" table:style-name="ce1">
            <text:p>12,7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84943" table:style-name="ce1">
            <text:p>1098494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REABC</text:p>
          </table:table-cell>
          <table:table-cell office:value-type="string" table:style-name="ce1">
            <text:p>MORGAN</text:p>
          </table:table-cell>
          <table:table-cell office:value-type="date" office:date-value="1986-02-25T00:00:00" table:style-name="ce4">
            <text:p>25/0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4.28" table:style-name="ce1">
            <text:p>14,2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66674" table:style-name="ce1">
            <text:p>98666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NONABC</text:p>
          </table:table-cell>
          <table:table-cell office:value-type="string" table:style-name="ce1">
            <text:p>TRISTAN</text:p>
          </table:table-cell>
          <table:table-cell office:value-type="date" office:date-value="1967-01-02T00:00:00" table:style-name="ce4">
            <text:p>02/0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34" table:style-name="ce1">
            <text:p>11,3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931946" table:style-name="ce1">
            <text:p>99319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NABC</text:p>
          </table:table-cell>
          <table:table-cell office:value-type="string" table:style-name="ce1">
            <text:p>HELENE</text:p>
          </table:table-cell>
          <table:table-cell office:value-type="date" office:date-value="1977-06-17T00:00:00" table:style-name="ce4">
            <text:p>17/06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1.8" table:style-name="ce1">
            <text:p>11,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86309" table:style-name="ce1">
            <text:p>102863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TTAABC</text:p>
          </table:table-cell>
          <table:table-cell office:value-type="string" table:style-name="ce1">
            <text:p>SABRINA</text:p>
          </table:table-cell>
          <table:table-cell office:value-type="date" office:date-value="1977-03-18T00:00:00" table:style-name="ce4">
            <text:p>18/03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2</text:p>
          </table:table-cell>
          <table:table-cell office:value-type="string" table:style-name="ce1">
            <text:p>Master2Pro SP-CEP (AP)</text:p>
          </table:table-cell>
          <table:table-cell office:value-type="float" office:value="13.782" table:style-name="ce1">
            <text:p>13,78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67343" table:style-name="ce1">
            <text:p>1056734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ZAABC</text:p>
          </table:table-cell>
          <table:table-cell office:value-type="string" table:style-name="ce1">
            <text:p>LUCILLE</text:p>
          </table:table-cell>
          <table:table-cell office:value-type="date" office:date-value="1986-08-04T00:00:00" table:style-name="ce4">
            <text:p>04/08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776" table:style-name="ce1">
            <text:p>10,77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46770" table:style-name="ce1">
            <text:p>89467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DITABC</text:p>
          </table:table-cell>
          <table:table-cell office:value-type="string" table:style-name="ce1">
            <text:p>NICOLAS</text:p>
          </table:table-cell>
          <table:table-cell office:value-type="date" office:date-value="1977-03-12T00:00:00" table:style-name="ce4">
            <text:p>12/03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9.1550000000000011" table:style-name="ce1">
            <text:p>9,15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44637" table:style-name="ce1">
            <text:p>93446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DITABC</text:p>
          </table:table-cell>
          <table:table-cell office:value-type="string" table:style-name="ce1">
            <text:p>NICOLAS</text:p>
          </table:table-cell>
          <table:table-cell office:value-type="date" office:date-value="1966-01-21T00:00:00" table:style-name="ce4">
            <text:p>21/0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10.847000000000001" table:style-name="ce1">
            <text:p>10,84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36940" table:style-name="ce1">
            <text:p>89369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LEABC</text:p>
          </table:table-cell>
          <table:table-cell office:value-type="string" table:style-name="ce1">
            <text:p>ELISE</text:p>
          </table:table-cell>
          <table:table-cell office:value-type="date" office:date-value="1979-02-16T00:00:00" table:style-name="ce4">
            <text:p>16/0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042" table:style-name="ce1">
            <text:p>10,04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493107" table:style-name="ce1">
            <text:p>104931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FFABC</text:p>
          </table:table-cell>
          <table:table-cell office:value-type="string" table:style-name="ce1">
            <text:p>LAURIANNE</text:p>
          </table:table-cell>
          <table:table-cell office:value-type="date" office:date-value="1982-04-05T00:00:00" table:style-name="ce4">
            <text:p>05/04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RSE</text:p>
          </table:table-cell>
          <table:table-cell office:value-type="string" table:style-name="ce1">
            <text:p>Master2Pro Droit Social</text:p>
          </table:table-cell>
          <table:table-cell office:value-type="float" office:value="14.083" table:style-name="ce1">
            <text:p>14,08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89136" table:style-name="ce1">
            <text:p>1018913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LLAABC</text:p>
          </table:table-cell>
          <table:table-cell office:value-type="string" table:style-name="ce1">
            <text:p>CYRILLE</text:p>
          </table:table-cell>
          <table:table-cell office:value-type="date" office:date-value="1984-05-10T00:00:00" table:style-name="ce4">
            <text:p>10/05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6.36" table:style-name="ce1">
            <text:p>16,3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17136" table:style-name="ce1">
            <text:p>1111713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INABC</text:p>
          </table:table-cell>
          <table:table-cell office:value-type="string" table:style-name="ce1">
            <text:p>YONATHAN</text:p>
          </table:table-cell>
          <table:table-cell office:value-type="date" office:date-value="1983-12-26T00:00:00" table:style-name="ce4">
            <text:p>26/12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23" table:style-name="ce1">
            <text:p>10,2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00950" table:style-name="ce1">
            <text:p>95009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UTABC</text:p>
          </table:table-cell>
          <table:table-cell office:value-type="string" table:style-name="ce1">
            <text:p>MARINE</text:p>
          </table:table-cell>
          <table:table-cell office:value-type="date" office:date-value="1965-10-06T00:00:00" table:style-name="ce4">
            <text:p>06/10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5.19" table:style-name="ce1">
            <text:p>15,1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47671" table:style-name="ce1">
            <text:p>103476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RLABC</text:p>
          </table:table-cell>
          <table:table-cell office:value-type="string" table:style-name="ce1">
            <text:p>ALEXIS</text:p>
          </table:table-cell>
          <table:table-cell office:value-type="date" office:date-value="1974-08-10T00:00:00" table:style-name="ce4">
            <text:p>10/08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5.46" table:style-name="ce1">
            <text:p>15,4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416123" table:style-name="ce1">
            <text:p>104161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EABC</text:p>
          </table:table-cell>
          <table:table-cell office:value-type="string" table:style-name="ce1">
            <text:p>JESSICA</text:p>
          </table:table-cell>
          <table:table-cell office:value-type="date" office:date-value="1973-06-24T00:00:00" table:style-name="ce4">
            <text:p>24/06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93215" table:style-name="ce1">
            <text:p>102932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SIMABC</text:p>
          </table:table-cell>
          <table:table-cell office:value-type="string" table:style-name="ce1">
            <text:p>TEBERCIA</text:p>
          </table:table-cell>
          <table:table-cell office:value-type="date" office:date-value="1976-10-29T00:00:00" table:style-name="ce4">
            <text:p>29/10/1976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4.8310000000000004" table:style-name="ce1">
            <text:p>4,83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17873" table:style-name="ce1">
            <text:p>93178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SIMABC</text:p>
          </table:table-cell>
          <table:table-cell office:value-type="string" table:style-name="ce1">
            <text:p>TEBERCIA</text:p>
          </table:table-cell>
          <table:table-cell office:value-type="date" office:date-value="1976-04-16T00:00:00" table:style-name="ce4">
            <text:p>16/04/1976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10.246" table:style-name="ce1">
            <text:p>10,246</text:p>
          </table:table-cell>
          <table:table-cell office:value-type="string" table:style-name="ce1">
            <text:p>ADM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11255561" table:style-name="ce1">
            <text:p>112555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T-MABC</text:p>
          </table:table-cell>
          <table:table-cell office:value-type="string" table:style-name="ce1">
            <text:p>SABRINA</text:p>
          </table:table-cell>
          <table:table-cell office:value-type="date" office:date-value="1983-02-06T00:00:00" table:style-name="ce4">
            <text:p>06/02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13.67" table:style-name="ce1">
            <text:p>13,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20296" table:style-name="ce1">
            <text:p>962029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SABC</text:p>
          </table:table-cell>
          <table:table-cell office:value-type="string" table:style-name="ce1">
            <text:p>HICHAM</text:p>
          </table:table-cell>
          <table:table-cell office:value-type="date" office:date-value="1967-12-05T00:00:00" table:style-name="ce4">
            <text:p>05/1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75013" table:style-name="ce1">
            <text:p>90750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BULABC</text:p>
          </table:table-cell>
          <table:table-cell office:value-type="string" table:style-name="ce1">
            <text:p>RAHMI</text:p>
          </table:table-cell>
          <table:table-cell office:value-type="date" office:date-value="1976-07-30T00:00:00" table:style-name="ce4">
            <text:p>30/07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SS</text:p>
          </table:table-cell>
          <table:table-cell office:value-type="string" table:style-name="ce1">
            <text:p>Lic Sante et Sc Soc an2</text:p>
          </table:table-cell>
          <table:table-cell office:value-type="float" office:value="11.85" table:style-name="ce1">
            <text:p>11,8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06880" table:style-name="ce1">
            <text:p>105068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XEYABC</text:p>
          </table:table-cell>
          <table:table-cell office:value-type="string" table:style-name="ce1">
            <text:p>GREGOIRE</text:p>
          </table:table-cell>
          <table:table-cell office:value-type="date" office:date-value="1977-08-12T00:00:00" table:style-name="ce4">
            <text:p>12/08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45" table:style-name="ce1">
            <text:p>11,4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61194" table:style-name="ce1">
            <text:p>107611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LEABC</text:p>
          </table:table-cell>
          <table:table-cell office:value-type="string" table:style-name="ce1">
            <text:p>NATHALIE</text:p>
          </table:table-cell>
          <table:table-cell office:value-type="date" office:date-value="1982-01-23T00:00:00" table:style-name="ce4">
            <text:p>23/0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H</text:p>
          </table:table-cell>
          <table:table-cell office:value-type="string" table:style-name="ce1">
            <text:p>Master1 Metiers ensg Hist</text:p>
          </table:table-cell>
          <table:table-cell office:value-type="float" office:value="14.899000000000001" table:style-name="ce1">
            <text:p>14,8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70519" table:style-name="ce1">
            <text:p>90705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ZABC</text:p>
          </table:table-cell>
          <table:table-cell office:value-type="string" table:style-name="ce1">
            <text:p>NACERA</text:p>
          </table:table-cell>
          <table:table-cell office:value-type="date" office:date-value="1987-05-08T00:00:00" table:style-name="ce4">
            <text:p>08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10.94" table:style-name="ce1">
            <text:p>10,94</text:p>
          </table:table-cell>
          <table:table-cell office:value-type="string" table:style-name="ce1">
            <text:p>ADM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9091594" table:style-name="ce1">
            <text:p>90915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HAMABC</text:p>
          </table:table-cell>
          <table:table-cell office:value-type="string" table:style-name="ce1">
            <text:p>CECILIA</text:p>
          </table:table-cell>
          <table:table-cell office:value-type="date" office:date-value="1981-03-05T00:00:00" table:style-name="ce4">
            <text:p>05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2.008000000000001" table:style-name="ce1">
            <text:p>12,00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34090" table:style-name="ce1">
            <text:p>94340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LBABC</text:p>
          </table:table-cell>
          <table:table-cell office:value-type="string" table:style-name="ce1">
            <text:p>SIWAR</text:p>
          </table:table-cell>
          <table:table-cell office:value-type="date" office:date-value="1981-09-29T00:00:00" table:style-name="ce4">
            <text:p>29/09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E</text:p>
          </table:table-cell>
          <table:table-cell office:value-type="string" table:style-name="ce1">
            <text:p>Master1 Metiers ensg Esp</text:p>
          </table:table-cell>
          <table:table-cell office:value-type="float" office:value="8.8800000000000008" table:style-name="ce1">
            <text:p>8,8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45152" table:style-name="ce1">
            <text:p>110451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ESABC</text:p>
          </table:table-cell>
          <table:table-cell office:value-type="string" table:style-name="ce1">
            <text:p>BETTIA</text:p>
          </table:table-cell>
          <table:table-cell office:value-type="date" office:date-value="1966-03-09T00:00:00" table:style-name="ce4">
            <text:p>09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3.45" table:style-name="ce1">
            <text:p>13,4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38073" table:style-name="ce1">
            <text:p>104380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LLABC</text:p>
          </table:table-cell>
          <table:table-cell office:value-type="string" table:style-name="ce1">
            <text:p>KRYSTEL</text:p>
          </table:table-cell>
          <table:table-cell office:value-type="date" office:date-value="1970-06-18T00:00:00" table:style-name="ce4">
            <text:p>18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DE</text:p>
          </table:table-cell>
          <table:table-cell office:value-type="string" table:style-name="ce1">
            <text:p>Master2 ICO - Comm Entrep</text:p>
          </table:table-cell>
          <table:table-cell office:value-type="float" office:value="13.342000000000001" table:style-name="ce1">
            <text:p>13,3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42375" table:style-name="ce1">
            <text:p>95423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DJABC</text:p>
          </table:table-cell>
          <table:table-cell office:value-type="string" table:style-name="ce1">
            <text:p>JOHANNA</text:p>
          </table:table-cell>
          <table:table-cell office:value-type="date" office:date-value="1975-06-17T00:00:00" table:style-name="ce4">
            <text:p>17/06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0.39" table:style-name="ce1">
            <text:p>10,3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13520" table:style-name="ce1">
            <text:p>97135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COIABC</text:p>
          </table:table-cell>
          <table:table-cell office:value-type="string" table:style-name="ce1">
            <text:p>ARNAUD</text:p>
          </table:table-cell>
          <table:table-cell office:value-type="date" office:date-value="1979-01-01T00:00:00" table:style-name="ce4">
            <text:p>01/0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PLS</text:p>
          </table:table-cell>
          <table:table-cell office:value-type="string" table:style-name="ce1">
            <text:p>Master2 Prog Log Surs</text:p>
          </table:table-cell>
          <table:table-cell office:value-type="float" office:value="14.15" table:style-name="ce1">
            <text:p>14,15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9053956" table:style-name="ce1">
            <text:p>905395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SUFABC</text:p>
          </table:table-cell>
          <table:table-cell office:value-type="string" table:style-name="ce1">
            <text:p>SYLVAIN</text:p>
          </table:table-cell>
          <table:table-cell office:value-type="date" office:date-value="1972-01-27T00:00:00" table:style-name="ce4">
            <text:p>27/0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EM</text:p>
          </table:table-cell>
          <table:table-cell office:value-type="string" table:style-name="ce1">
            <text:p>Master1 Culture et Media</text:p>
          </table:table-cell>
          <table:table-cell office:value-type="float" office:value="12.037000000000001" table:style-name="ce1">
            <text:p>12,03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52136" table:style-name="ce1">
            <text:p>104521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BC</text:p>
          </table:table-cell>
          <table:table-cell office:value-type="string" table:style-name="ce1">
            <text:p>SABRINA</text:p>
          </table:table-cell>
          <table:table-cell office:value-type="date" office:date-value="1985-04-18T00:00:00" table:style-name="ce4">
            <text:p>18/04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10.575000000000001" table:style-name="ce1">
            <text:p>10,5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46189" table:style-name="ce1">
            <text:p>100461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ANABC</text:p>
          </table:table-cell>
          <table:table-cell office:value-type="string" table:style-name="ce1">
            <text:p>CLEMENT</text:p>
          </table:table-cell>
          <table:table-cell office:value-type="date" office:date-value="1978-02-24T00:00:00" table:style-name="ce4">
            <text:p>24/0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DE</text:p>
          </table:table-cell>
          <table:table-cell office:value-type="string" table:style-name="ce1">
            <text:p>Master2 ICO - Comm Entrep</text:p>
          </table:table-cell>
          <table:table-cell office:value-type="float" office:value="12.575000000000001" table:style-name="ce1">
            <text:p>12,5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29844" table:style-name="ce1">
            <text:p>109298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AABC</text:p>
          </table:table-cell>
          <table:table-cell office:value-type="string" table:style-name="ce1">
            <text:p>MOHAND</text:p>
          </table:table-cell>
          <table:table-cell office:value-type="date" office:date-value="1976-04-04T00:00:00" table:style-name="ce4">
            <text:p>04/04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087" table:style-name="ce1">
            <text:p>10,08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07712" table:style-name="ce1">
            <text:p>1130771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AABC</text:p>
          </table:table-cell>
          <table:table-cell office:value-type="string" table:style-name="ce1">
            <text:p>MOHAND</text:p>
          </table:table-cell>
          <table:table-cell office:value-type="date" office:date-value="1971-10-18T00:00:00" table:style-name="ce4">
            <text:p>18/10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087" table:style-name="ce1">
            <text:p>10,08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80400" table:style-name="ce1">
            <text:p>108804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PINABC</text:p>
          </table:table-cell>
          <table:table-cell office:value-type="string" table:style-name="ce1">
            <text:p>JULIAN</text:p>
          </table:table-cell>
          <table:table-cell office:value-type="date" office:date-value="1984-01-03T00:00:00" table:style-name="ce4">
            <text:p>03/0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3.478" table:style-name="ce1">
            <text:p>13,47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38389" table:style-name="ce1">
            <text:p>93383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KRAABC</text:p>
          </table:table-cell>
          <table:table-cell office:value-type="string" table:style-name="ce1">
            <text:p>SAMY</text:p>
          </table:table-cell>
          <table:table-cell office:value-type="date" office:date-value="1970-05-08T00:00:00" table:style-name="ce4">
            <text:p>08/05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8.7919999999999998" table:style-name="ce1">
            <text:p>8,79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64194" table:style-name="ce1">
            <text:p>105641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KRAABC</text:p>
          </table:table-cell>
          <table:table-cell office:value-type="string" table:style-name="ce1">
            <text:p>SAMY</text:p>
          </table:table-cell>
          <table:table-cell office:value-type="date" office:date-value="1974-04-19T00:00:00" table:style-name="ce4">
            <text:p>19/04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10.557" table:style-name="ce1">
            <text:p>10,55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96406" table:style-name="ce1">
            <text:p>959640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BBABC</text:p>
          </table:table-cell>
          <table:table-cell office:value-type="string" table:style-name="ce1">
            <text:p>HELENE</text:p>
          </table:table-cell>
          <table:table-cell office:value-type="date" office:date-value="1973-04-12T00:00:00" table:style-name="ce4">
            <text:p>12/04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RH2</text:p>
          </table:table-cell>
          <table:table-cell office:value-type="string" table:style-name="ce1">
            <text:p>LIC PRO GRH op AP PS (AP)</text:p>
          </table:table-cell>
          <table:table-cell office:value-type="float" office:value="16.39" table:style-name="ce1">
            <text:p>16,3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48214" table:style-name="ce1">
            <text:p>90482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ZAABC</text:p>
          </table:table-cell>
          <table:table-cell office:value-type="string" table:style-name="ce1">
            <text:p>MALEK</text:p>
          </table:table-cell>
          <table:table-cell office:value-type="date" office:date-value="1982-03-02T00:00:00" table:style-name="ce4">
            <text:p>02/03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10.642000000000001" table:style-name="ce1">
            <text:p>10,6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63366" table:style-name="ce1">
            <text:p>114633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INABC</text:p>
          </table:table-cell>
          <table:table-cell office:value-type="string" table:style-name="ce1">
            <text:p>ANASTASIA</text:p>
          </table:table-cell>
          <table:table-cell office:value-type="date" office:date-value="1973-10-10T00:00:00" table:style-name="ce4">
            <text:p>10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EM</text:p>
          </table:table-cell>
          <table:table-cell office:value-type="string" table:style-name="ce1">
            <text:p>Master1 Culture et Media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69813" table:style-name="ce1">
            <text:p>112698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ULABC</text:p>
          </table:table-cell>
          <table:table-cell office:value-type="string" table:style-name="ce1">
            <text:p>CAMILLE</text:p>
          </table:table-cell>
          <table:table-cell office:value-type="date" office:date-value="1972-07-16T00:00:00" table:style-name="ce4">
            <text:p>16/07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.23" table:style-name="ce1">
            <text:p>1,2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58419" table:style-name="ce1">
            <text:p>89584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HDIABC</text:p>
          </table:table-cell>
          <table:table-cell office:value-type="string" table:style-name="ce1">
            <text:p>SEHEM</text:p>
          </table:table-cell>
          <table:table-cell office:value-type="date" office:date-value="1977-08-03T00:00:00" table:style-name="ce4">
            <text:p>03/08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2</text:p>
          </table:table-cell>
          <table:table-cell office:value-type="string" table:style-name="ce1">
            <text:p>Master2Pro CCA (AP)</text:p>
          </table:table-cell>
          <table:table-cell office:value-type="float" office:value="11.722000000000001" table:style-name="ce1">
            <text:p>11,72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72990" table:style-name="ce1">
            <text:p>108729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BAABC</text:p>
          </table:table-cell>
          <table:table-cell office:value-type="string" table:style-name="ce1">
            <text:p>JONATHAN</text:p>
          </table:table-cell>
          <table:table-cell office:value-type="date" office:date-value="1973-12-02T00:00:00" table:style-name="ce4">
            <text:p>02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06" table:style-name="ce1">
            <text:p>11,0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51634" table:style-name="ce1">
            <text:p>104516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HABC</text:p>
          </table:table-cell>
          <table:table-cell office:value-type="string" table:style-name="ce1">
            <text:p>RACHID</text:p>
          </table:table-cell>
          <table:table-cell office:value-type="date" office:date-value="1984-08-20T00:00:00" table:style-name="ce4">
            <text:p>20/08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9.5080000000000009" table:style-name="ce1">
            <text:p>9,50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66218" table:style-name="ce1">
            <text:p>96662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JAABC</text:p>
          </table:table-cell>
          <table:table-cell office:value-type="string" table:style-name="ce1">
            <text:p>MOHAND</text:p>
          </table:table-cell>
          <table:table-cell office:value-type="date" office:date-value="1983-01-15T00:00:00" table:style-name="ce4">
            <text:p>15/0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EF</text:p>
          </table:table-cell>
          <table:table-cell office:value-type="string" table:style-name="ce1">
            <text:p>Master1 IEFE</text:p>
          </table:table-cell>
          <table:table-cell office:value-type="float" office:value="7.4620000000000006" table:style-name="ce1">
            <text:p>7,46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58562" table:style-name="ce1">
            <text:p>97585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JAABC</text:p>
          </table:table-cell>
          <table:table-cell office:value-type="string" table:style-name="ce1">
            <text:p>MOHAND</text:p>
          </table:table-cell>
          <table:table-cell office:value-type="date" office:date-value="1977-07-04T00:00:00" table:style-name="ce4">
            <text:p>04/07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IEF</text:p>
          </table:table-cell>
          <table:table-cell office:value-type="string" table:style-name="ce1">
            <text:p>Master1 IEFE</text:p>
          </table:table-cell>
          <table:table-cell office:value-type="float" office:value="11.777000000000001" table:style-name="ce1">
            <text:p>11,7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09147" table:style-name="ce1">
            <text:p>92091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ZAABC</text:p>
          </table:table-cell>
          <table:table-cell office:value-type="string" table:style-name="ce1">
            <text:p>SARA</text:p>
          </table:table-cell>
          <table:table-cell office:value-type="date" office:date-value="1972-05-25T00:00:00" table:style-name="ce4">
            <text:p>25/05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7.0060000000000002" table:style-name="ce1">
            <text:p>7,00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11260" table:style-name="ce1">
            <text:p>95112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FABC</text:p>
          </table:table-cell>
          <table:table-cell office:value-type="string" table:style-name="ce1">
            <text:p>JAMAL</text:p>
          </table:table-cell>
          <table:table-cell office:value-type="date" office:date-value="1972-12-19T00:00:00" table:style-name="ce4">
            <text:p>19/1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10.1" table:style-name="ce1">
            <text:p>10,1</text:p>
          </table:table-cell>
          <table:table-cell office:value-type="string" table:style-name="ce1">
            <text:p>AJ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11209445" table:style-name="ce1">
            <text:p>112094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FABC</text:p>
          </table:table-cell>
          <table:table-cell office:value-type="string" table:style-name="ce1">
            <text:p>JAMAL</text:p>
          </table:table-cell>
          <table:table-cell office:value-type="date" office:date-value="1982-02-20T00:00:00" table:style-name="ce4">
            <text:p>20/0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10.29" table:style-name="ce1">
            <text:p>10,2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92383" table:style-name="ce1">
            <text:p>1119238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ENABC</text:p>
          </table:table-cell>
          <table:table-cell office:value-type="string" table:style-name="ce1">
            <text:p>JIMMY</text:p>
          </table:table-cell>
          <table:table-cell office:value-type="date" office:date-value="1973-10-28T00:00:00" table:style-name="ce4">
            <text:p>28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9.870000000000001" table:style-name="ce1">
            <text:p>9,8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57608" table:style-name="ce1">
            <text:p>103576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ENABC</text:p>
          </table:table-cell>
          <table:table-cell office:value-type="string" table:style-name="ce1">
            <text:p>JIMMY</text:p>
          </table:table-cell>
          <table:table-cell office:value-type="date" office:date-value="1972-05-06T00:00:00" table:style-name="ce4">
            <text:p>06/05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10.041" table:style-name="ce1">
            <text:p>10,04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68265" table:style-name="ce1">
            <text:p>109682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ERAABC</text:p>
          </table:table-cell>
          <table:table-cell office:value-type="string" table:style-name="ce1">
            <text:p>AKILA</text:p>
          </table:table-cell>
          <table:table-cell office:value-type="date" office:date-value="1983-07-09T00:00:00" table:style-name="ce4">
            <text:p>09/07/1983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1.44" table:style-name="ce1">
            <text:p>11,4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91091" table:style-name="ce1">
            <text:p>98910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OAABC</text:p>
          </table:table-cell>
          <table:table-cell office:value-type="string" table:style-name="ce1">
            <text:p>GUEDE</text:p>
          </table:table-cell>
          <table:table-cell office:value-type="date" office:date-value="1980-05-12T00:00:00" table:style-name="ce4">
            <text:p>12/05/1980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147" table:style-name="ce1">
            <text:p>10,14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21024" table:style-name="ce1">
            <text:p>96210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KOAABC</text:p>
          </table:table-cell>
          <table:table-cell office:value-type="string" table:style-name="ce1">
            <text:p>GUEDE</text:p>
          </table:table-cell>
          <table:table-cell office:value-type="date" office:date-value="1967-07-20T00:00:00" table:style-name="ce4">
            <text:p>20/07/1967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147" table:style-name="ce1">
            <text:p>10,14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277513" table:style-name="ce1">
            <text:p>112775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RABC</text:p>
          </table:table-cell>
          <table:table-cell office:value-type="string" table:style-name="ce1">
            <text:p>YAYE</text:p>
          </table:table-cell>
          <table:table-cell office:value-type="date" office:date-value="1980-09-23T00:00:00" table:style-name="ce4">
            <text:p>23/09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4.6900000000000004" table:style-name="ce1">
            <text:p>4,69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007009" table:style-name="ce1">
            <text:p>110070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 AMABC</text:p>
          </table:table-cell>
          <table:table-cell office:value-type="string" table:style-name="ce1">
            <text:p>SAMIRA</text:p>
          </table:table-cell>
          <table:table-cell office:value-type="date" office:date-value="1986-05-14T00:00:00" table:style-name="ce4">
            <text:p>14/05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CCA2</text:p>
          </table:table-cell>
          <table:table-cell office:value-type="string" table:style-name="ce1">
            <text:p>LIC PRO ABF sp.CCA (AP)</text:p>
          </table:table-cell>
          <table:table-cell office:value-type="float" office:value="12.09" table:style-name="ce1">
            <text:p>12,0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50463" table:style-name="ce1">
            <text:p>109504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DOABC</text:p>
          </table:table-cell>
          <table:table-cell office:value-type="string" table:style-name="ce1">
            <text:p>OLIVIER</text:p>
          </table:table-cell>
          <table:table-cell office:value-type="date" office:date-value="1977-04-15T00:00:00" table:style-name="ce4">
            <text:p>15/04/1977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434000000000001" table:style-name="ce1">
            <text:p>10,43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951097" table:style-name="ce1">
            <text:p>995109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DOABC</text:p>
          </table:table-cell>
          <table:table-cell office:value-type="string" table:style-name="ce1">
            <text:p>OLIVIER</text:p>
          </table:table-cell>
          <table:table-cell office:value-type="date" office:date-value="1971-05-21T00:00:00" table:style-name="ce4">
            <text:p>21/05/1971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434000000000001" table:style-name="ce1">
            <text:p>10,43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231824" table:style-name="ce1">
            <text:p>92318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FEBABC</text:p>
          </table:table-cell>
          <table:table-cell office:value-type="string" table:style-name="ce1">
            <text:p>PERRINE</text:p>
          </table:table-cell>
          <table:table-cell office:value-type="date" office:date-value="1967-08-27T00:00:00" table:style-name="ce4">
            <text:p>27/08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4.75" table:style-name="ce1">
            <text:p>14,7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03808" table:style-name="ce1">
            <text:p>1030380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ANABC</text:p>
          </table:table-cell>
          <table:table-cell office:value-type="string" table:style-name="ce1">
            <text:p>MELINA</text:p>
          </table:table-cell>
          <table:table-cell office:value-type="date" office:date-value="1975-06-17T00:00:00" table:style-name="ce4">
            <text:p>17/06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L2</text:p>
          </table:table-cell>
          <table:table-cell office:value-type="string" table:style-name="ce1">
            <text:p>Master2 Commer livre (AP)</text:p>
          </table:table-cell>
          <table:table-cell office:value-type="float" office:value="11.888" table:style-name="ce1">
            <text:p>11,88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644798" table:style-name="ce1">
            <text:p>106447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BIABC</text:p>
          </table:table-cell>
          <table:table-cell office:value-type="string" table:style-name="ce1">
            <text:p>THIBAUT</text:p>
          </table:table-cell>
          <table:table-cell office:value-type="date" office:date-value="1973-12-18T00:00:00" table:style-name="ce4">
            <text:p>18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9.8150000000000013" table:style-name="ce1">
            <text:p>9,81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421163" table:style-name="ce1">
            <text:p>114211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BIABC</text:p>
          </table:table-cell>
          <table:table-cell office:value-type="string" table:style-name="ce1">
            <text:p>THIBAUT</text:p>
          </table:table-cell>
          <table:table-cell office:value-type="date" office:date-value="1971-08-29T00:00:00" table:style-name="ce4">
            <text:p>29/08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9.9980000000000011" table:style-name="ce1">
            <text:p>9,99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69015" table:style-name="ce1">
            <text:p>89690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UETABC</text:p>
          </table:table-cell>
          <table:table-cell office:value-type="string" table:style-name="ce1">
            <text:p>NICOLAS</text:p>
          </table:table-cell>
          <table:table-cell office:value-type="date" office:date-value="1987-07-23T00:00:00" table:style-name="ce4">
            <text:p>23/07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10.735000000000001" table:style-name="ce1">
            <text:p>10,73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431022" table:style-name="ce1">
            <text:p>94310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 MAABC</text:p>
          </table:table-cell>
          <table:table-cell office:value-type="string" table:style-name="ce1">
            <text:p>ELODIE</text:p>
          </table:table-cell>
          <table:table-cell office:value-type="date" office:date-value="1973-04-18T00:00:00" table:style-name="ce4">
            <text:p>18/04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1.25" table:style-name="ce1">
            <text:p>11,2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98346" table:style-name="ce1">
            <text:p>109983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GAABC</text:p>
          </table:table-cell>
          <table:table-cell office:value-type="string" table:style-name="ce1">
            <text:p>VERONIQUE</text:p>
          </table:table-cell>
          <table:table-cell office:value-type="date" office:date-value="1983-06-30T00:00:00" table:style-name="ce4">
            <text:p>30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2</text:p>
          </table:table-cell>
          <table:table-cell office:value-type="string" table:style-name="ce1">
            <text:p>Master2Pro CCA (AP)</text:p>
          </table:table-cell>
          <table:table-cell office:value-type="float" office:value="12.879000000000001" table:style-name="ce1">
            <text:p>12,87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197373" table:style-name="ce1">
            <text:p>101973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ILUABC</text:p>
          </table:table-cell>
          <table:table-cell office:value-type="string" table:style-name="ce1">
            <text:p>STEPHIE</text:p>
          </table:table-cell>
          <table:table-cell office:value-type="date" office:date-value="1982-04-26T00:00:00" table:style-name="ce4">
            <text:p>26/04/1982</text:p>
          </table:table-cell>
          <table:table-cell office:value-type="string" table:style-name="ce1">
            <text:p>312</text:p>
          </table:table-cell>
          <table:table-cell office:value-type="string" table:style-name="ce1">
            <text:p>ZAIRO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1.305" table:style-name="ce1">
            <text:p>11,30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67670" table:style-name="ce1">
            <text:p>112676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CQUABC</text:p>
          </table:table-cell>
          <table:table-cell office:value-type="string" table:style-name="ce1">
            <text:p>BENOIT</text:p>
          </table:table-cell>
          <table:table-cell office:value-type="date" office:date-value="1971-07-25T00:00:00" table:style-name="ce4">
            <text:p>25/07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SE</text:p>
          </table:table-cell>
          <table:table-cell office:value-type="string" table:style-name="ce1">
            <text:p>INGENIEUR ENERGETIQUE an2</text:p>
          </table:table-cell>
          <table:table-cell office:value-type="float" office:value="11.39" table:style-name="ce1">
            <text:p>11,3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63636" table:style-name="ce1">
            <text:p>1036363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AABC</text:p>
          </table:table-cell>
          <table:table-cell office:value-type="string" table:style-name="ce1">
            <text:p>BRAHIM</text:p>
          </table:table-cell>
          <table:table-cell office:value-type="date" office:date-value="1985-07-19T00:00:00" table:style-name="ce4">
            <text:p>19/07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2.017000000000001" table:style-name="ce1">
            <text:p>12,01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76940" table:style-name="ce1">
            <text:p>111769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ANABC</text:p>
          </table:table-cell>
          <table:table-cell office:value-type="string" table:style-name="ce1">
            <text:p>OUISSAM</text:p>
          </table:table-cell>
          <table:table-cell office:value-type="date" office:date-value="1980-10-09T00:00:00" table:style-name="ce4">
            <text:p>09/10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2</text:p>
          </table:table-cell>
          <table:table-cell office:value-type="string" table:style-name="ce1">
            <text:p>Master2Pro BFA (AP)</text:p>
          </table:table-cell>
          <table:table-cell office:value-type="float" office:value="12.144" table:style-name="ce1">
            <text:p>12,14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05675" table:style-name="ce1">
            <text:p>102056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OUABC</text:p>
          </table:table-cell>
          <table:table-cell office:value-type="string" table:style-name="ce1">
            <text:p>NADIA</text:p>
          </table:table-cell>
          <table:table-cell office:value-type="date" office:date-value="1982-12-04T00:00:00" table:style-name="ce4">
            <text:p>04/1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2</text:p>
          </table:table-cell>
          <table:table-cell office:value-type="string" table:style-name="ce1">
            <text:p>Master2Pro BFA (AP)</text:p>
          </table:table-cell>
          <table:table-cell office:value-type="float" office:value="12.664000000000001" table:style-name="ce1">
            <text:p>12,66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78952" table:style-name="ce1">
            <text:p>108789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SHKABC</text:p>
          </table:table-cell>
          <table:table-cell office:value-type="string" table:style-name="ce1">
            <text:p>MARINE</text:p>
          </table:table-cell>
          <table:table-cell office:value-type="date" office:date-value="1969-12-03T00:00:00" table:style-name="ce4">
            <text:p>03/1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2</text:p>
          </table:table-cell>
          <table:table-cell office:value-type="string" table:style-name="ce1">
            <text:p>Master1Pro INFOCO-CRH(AP)</text:p>
          </table:table-cell>
          <table:table-cell office:value-type="float" office:value="12.25" table:style-name="ce1">
            <text:p>12,2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91144" table:style-name="ce1">
            <text:p>89911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THEABC</text:p>
          </table:table-cell>
          <table:table-cell office:value-type="string" table:style-name="ce1">
            <text:p>ANTOINE</text:p>
          </table:table-cell>
          <table:table-cell office:value-type="date" office:date-value="1973-05-09T00:00:00" table:style-name="ce4">
            <text:p>09/05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5.9990000000000006" table:style-name="ce1">
            <text:p>5,999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135062" table:style-name="ce1">
            <text:p>91350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YOUABC</text:p>
          </table:table-cell>
          <table:table-cell office:value-type="string" table:style-name="ce1">
            <text:p>NAJIBA</text:p>
          </table:table-cell>
          <table:table-cell office:value-type="date" office:date-value="1982-09-08T00:00:00" table:style-name="ce4">
            <text:p>08/09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3.531000000000001" table:style-name="ce1">
            <text:p>13,53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12335" table:style-name="ce1">
            <text:p>108123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OUAABC</text:p>
          </table:table-cell>
          <table:table-cell office:value-type="string" table:style-name="ce1">
            <text:p>MARIEM</text:p>
          </table:table-cell>
          <table:table-cell office:value-type="date" office:date-value="1971-11-28T00:00:00" table:style-name="ce4">
            <text:p>28/1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4.762" table:style-name="ce1">
            <text:p>14,76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95775" table:style-name="ce1">
            <text:p>97957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ZIZIABC</text:p>
          </table:table-cell>
          <table:table-cell office:value-type="string" table:style-name="ce1">
            <text:p>LEMAR</text:p>
          </table:table-cell>
          <table:table-cell office:value-type="date" office:date-value="1986-05-14T00:00:00" table:style-name="ce4">
            <text:p>14/05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3.118" table:style-name="ce1">
            <text:p>13,11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23240" table:style-name="ce1">
            <text:p>111232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TAHABC</text:p>
          </table:table-cell>
          <table:table-cell office:value-type="string" table:style-name="ce1">
            <text:p>FOUZIA</text:p>
          </table:table-cell>
          <table:table-cell office:value-type="date" office:date-value="1979-06-20T00:00:00" table:style-name="ce4">
            <text:p>20/06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2.812000000000001" table:style-name="ce1">
            <text:p>12,81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95255" table:style-name="ce1">
            <text:p>90952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ARABC</text:p>
          </table:table-cell>
          <table:table-cell office:value-type="string" table:style-name="ce1">
            <text:p>MOUSSA</text:p>
          </table:table-cell>
          <table:table-cell office:value-type="date" office:date-value="1974-09-11T00:00:00" table:style-name="ce4">
            <text:p>11/09/1974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1.058" table:style-name="ce1">
            <text:p>11,05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95200" table:style-name="ce1">
            <text:p>10695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ARABC</text:p>
          </table:table-cell>
          <table:table-cell office:value-type="string" table:style-name="ce1">
            <text:p>MOUSSA</text:p>
          </table:table-cell>
          <table:table-cell office:value-type="date" office:date-value="1965-11-14T00:00:00" table:style-name="ce4">
            <text:p>14/11/1965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1.063000000000001" table:style-name="ce1">
            <text:p>11,06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950116" table:style-name="ce1">
            <text:p>109501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LABC</text:p>
          </table:table-cell>
          <table:table-cell office:value-type="string" table:style-name="ce1">
            <text:p>SAMIA</text:p>
          </table:table-cell>
          <table:table-cell office:value-type="date" office:date-value="1979-04-21T00:00:00" table:style-name="ce4">
            <text:p>21/04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9.7629999999999999" table:style-name="ce1">
            <text:p>9,76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148343" table:style-name="ce1">
            <text:p>914834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ALABC</text:p>
          </table:table-cell>
          <table:table-cell office:value-type="string" table:style-name="ce1">
            <text:p>SAMIA</text:p>
          </table:table-cell>
          <table:table-cell office:value-type="date" office:date-value="1982-02-05T00:00:00" table:style-name="ce4">
            <text:p>05/0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0.635" table:style-name="ce1">
            <text:p>10,63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99335" table:style-name="ce1">
            <text:p>105993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ITABC</text:p>
          </table:table-cell>
          <table:table-cell office:value-type="string" table:style-name="ce1">
            <text:p>SARAH</text:p>
          </table:table-cell>
          <table:table-cell office:value-type="date" office:date-value="1972-04-18T00:00:00" table:style-name="ce4">
            <text:p>18/04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PE</text:p>
          </table:table-cell>
          <table:table-cell office:value-type="string" table:style-name="ce1">
            <text:p>Master2 Politiques editor</text:p>
          </table:table-cell>
          <table:table-cell office:value-type="float" office:value="12.764000000000001" table:style-name="ce1">
            <text:p>12,76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04269" table:style-name="ce1">
            <text:p>100042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ICABC</text:p>
          </table:table-cell>
          <table:table-cell office:value-type="string" table:style-name="ce1">
            <text:p>NAWAL</text:p>
          </table:table-cell>
          <table:table-cell office:value-type="date" office:date-value="1981-08-19T00:00:00" table:style-name="ce4">
            <text:p>19/08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2</text:p>
          </table:table-cell>
          <table:table-cell office:value-type="string" table:style-name="ce1">
            <text:p>Master1 GEO sp. CCA (AP)</text:p>
          </table:table-cell>
          <table:table-cell office:value-type="float" office:value="11.35" table:style-name="ce1">
            <text:p>11,3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01523" table:style-name="ce1">
            <text:p>91015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UILABC</text:p>
          </table:table-cell>
          <table:table-cell office:value-type="string" table:style-name="ce1">
            <text:p>JULIA</text:p>
          </table:table-cell>
          <table:table-cell office:value-type="date" office:date-value="1981-11-04T00:00:00" table:style-name="ce4">
            <text:p>04/1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14.275" table:style-name="ce1">
            <text:p>14,2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48180" table:style-name="ce1">
            <text:p>111481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IABC</text:p>
          </table:table-cell>
          <table:table-cell office:value-type="string" table:style-name="ce1">
            <text:p>CEDRIC</text:p>
          </table:table-cell>
          <table:table-cell office:value-type="date" office:date-value="1981-06-03T00:00:00" table:style-name="ce4">
            <text:p>03/06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3.102" table:style-name="ce1">
            <text:p>13,10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68979" table:style-name="ce1">
            <text:p>112689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UYEABC</text:p>
          </table:table-cell>
          <table:table-cell office:value-type="string" table:style-name="ce1">
            <text:p>LAURA</text:p>
          </table:table-cell>
          <table:table-cell office:value-type="date" office:date-value="1975-06-25T00:00:00" table:style-name="ce4">
            <text:p>25/06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5.13" table:style-name="ce1">
            <text:p>15,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89921" table:style-name="ce1">
            <text:p>92899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RAABC</text:p>
          </table:table-cell>
          <table:table-cell office:value-type="string" table:style-name="ce1">
            <text:p>ALEXANDRE</text:p>
          </table:table-cell>
          <table:table-cell office:value-type="date" office:date-value="1977-10-28T00:00:00" table:style-name="ce4">
            <text:p>28/10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SI2</text:p>
          </table:table-cell>
          <table:table-cell office:value-type="string" table:style-name="ce1">
            <text:p>INGENIEUR INFO an1 (AP)</text:p>
          </table:table-cell>
          <table:table-cell office:value-type="float" office:value="13.66" table:style-name="ce1">
            <text:p>13,6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62195" table:style-name="ce1">
            <text:p>107621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EPABC</text:p>
          </table:table-cell>
          <table:table-cell office:value-type="string" table:style-name="ce1">
            <text:p>LAETITIA</text:p>
          </table:table-cell>
          <table:table-cell office:value-type="date" office:date-value="1983-11-08T00:00:00" table:style-name="ce4">
            <text:p>08/1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RH2</text:p>
          </table:table-cell>
          <table:table-cell office:value-type="string" table:style-name="ce1">
            <text:p>LIC PRO GRH op AP PS (AP)</text:p>
          </table:table-cell>
          <table:table-cell office:value-type="float" office:value="13.75" table:style-name="ce1">
            <text:p>13,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60505" table:style-name="ce1">
            <text:p>98605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EABC</text:p>
          </table:table-cell>
          <table:table-cell office:value-type="string" table:style-name="ce1">
            <text:p>IBRAHIMA</text:p>
          </table:table-cell>
          <table:table-cell office:value-type="date" office:date-value="1975-11-05T00:00:00" table:style-name="ce4">
            <text:p>05/1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AN</text:p>
          </table:table-cell>
          <table:table-cell office:value-type="string" table:style-name="ce1">
            <text:p>Master1 Phys Appl sp.Nano</text:p>
          </table:table-cell>
          <table:table-cell office:value-type="float" office:value="8.98" table:style-name="ce1">
            <text:p>8,9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49297" table:style-name="ce1">
            <text:p>924929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EABC</text:p>
          </table:table-cell>
          <table:table-cell office:value-type="string" table:style-name="ce1">
            <text:p>IBRAHIMA</text:p>
          </table:table-cell>
          <table:table-cell office:value-type="date" office:date-value="1973-10-03T00:00:00" table:style-name="ce4">
            <text:p>03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AN</text:p>
          </table:table-cell>
          <table:table-cell office:value-type="string" table:style-name="ce1">
            <text:p>Master1 Phys Appl sp.Nano</text:p>
          </table:table-cell>
          <table:table-cell office:value-type="float" office:value="9.0299999999999994" table:style-name="ce1">
            <text:p>9,03</text:p>
          </table:table-cell>
          <table:table-cell office:value-type="string" table:style-name="ce1">
            <text:p>AJ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0839234" table:style-name="ce1">
            <text:p>108392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VIABC</text:p>
          </table:table-cell>
          <table:table-cell office:value-type="string" table:style-name="ce1">
            <text:p>SEBASTIEN</text:p>
          </table:table-cell>
          <table:table-cell office:value-type="date" office:date-value="1982-12-29T00:00:00" table:style-name="ce4">
            <text:p>29/1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T</text:p>
          </table:table-cell>
          <table:table-cell office:value-type="string" table:style-name="ce1">
            <text:p>INGENIEUR TELECOM an3</text:p>
          </table:table-cell>
          <table:table-cell office:value-type="float" office:value="14.37" table:style-name="ce1">
            <text:p>14,3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46846" table:style-name="ce1">
            <text:p>1024684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JIDABC</text:p>
          </table:table-cell>
          <table:table-cell office:value-type="string" table:style-name="ce1">
            <text:p>YOUSSEF</text:p>
          </table:table-cell>
          <table:table-cell office:value-type="date" office:date-value="1978-12-24T00:00:00" table:style-name="ce4">
            <text:p>24/1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10.738000000000001" table:style-name="ce1">
            <text:p>10,7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41922" table:style-name="ce1">
            <text:p>99419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ZZAABC</text:p>
          </table:table-cell>
          <table:table-cell office:value-type="string" table:style-name="ce1">
            <text:p>ERIC</text:p>
          </table:table-cell>
          <table:table-cell office:value-type="date" office:date-value="1982-07-08T00:00:00" table:style-name="ce4">
            <text:p>08/07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DIM</text:p>
          </table:table-cell>
          <table:table-cell office:value-type="string" table:style-name="ce1">
            <text:p>Master2Pro CIIL - DIMI</text:p>
          </table:table-cell>
          <table:table-cell office:value-type="float" office:value="13.396000000000001" table:style-name="ce1">
            <text:p>13,3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37599" table:style-name="ce1">
            <text:p>93375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TMABC</text:p>
          </table:table-cell>
          <table:table-cell office:value-type="string" table:style-name="ce1">
            <text:p>PHONESAVANH - JULIE</text:p>
          </table:table-cell>
          <table:table-cell office:value-type="date" office:date-value="1979-03-18T00:00:00" table:style-name="ce4">
            <text:p>18/03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14290" table:style-name="ce1">
            <text:p>98142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TMABC</text:p>
          </table:table-cell>
          <table:table-cell office:value-type="string" table:style-name="ce1">
            <text:p>PHONESAVANH - JULIE</text:p>
          </table:table-cell>
          <table:table-cell office:value-type="date" office:date-value="1966-04-23T00:00:00" table:style-name="ce4">
            <text:p>23/04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ISU</text:p>
          </table:table-cell>
          <table:table-cell office:value-type="string" table:style-name="ce1">
            <text:p>Master2Pro I S Urbaines</text:p>
          </table:table-cell>
          <table:table-cell office:value-type="float" office:value="12.42" table:style-name="ce1">
            <text:p>12,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95153" table:style-name="ce1">
            <text:p>103951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NKABC</text:p>
          </table:table-cell>
          <table:table-cell office:value-type="string" table:style-name="ce1">
            <text:p>MARIAM</text:p>
          </table:table-cell>
          <table:table-cell office:value-type="date" office:date-value="1970-07-10T00:00:00" table:style-name="ce4">
            <text:p>10/07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ESP</text:p>
          </table:table-cell>
          <table:table-cell office:value-type="string" table:style-name="ce1">
            <text:p>Lic LLCE Espagnol an1</text:p>
          </table:table-cell>
          <table:table-cell office:value-type="float" office:value="11.441000000000001" table:style-name="ce1">
            <text:p>11,44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11011" table:style-name="ce1">
            <text:p>111110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NKABC</text:p>
          </table:table-cell>
          <table:table-cell office:value-type="string" table:style-name="ce1">
            <text:p>MARIAM</text:p>
          </table:table-cell>
          <table:table-cell office:value-type="date" office:date-value="1972-12-30T00:00:00" table:style-name="ce4">
            <text:p>30/1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ESP</text:p>
          </table:table-cell>
          <table:table-cell office:value-type="string" table:style-name="ce1">
            <text:p>Lic LLCE Espagnol an1</text:p>
          </table:table-cell>
          <table:table-cell office:value-type="float" office:value="11.69" table:style-name="ce1">
            <text:p>11,69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10397696" table:style-name="ce1">
            <text:p>103976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ANABC</text:p>
          </table:table-cell>
          <table:table-cell office:value-type="string" table:style-name="ce1">
            <text:p>SARAH</text:p>
          </table:table-cell>
          <table:table-cell office:value-type="date" office:date-value="1974-01-01T00:00:00" table:style-name="ce4">
            <text:p>01/0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12" table:style-name="ce1">
            <text:p>13,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58839" table:style-name="ce1">
            <text:p>107588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DIABC</text:p>
          </table:table-cell>
          <table:table-cell office:value-type="string" table:style-name="ce1">
            <text:p>LUCILLE</text:p>
          </table:table-cell>
          <table:table-cell office:value-type="date" office:date-value="1968-03-01T00:00:00" table:style-name="ce4">
            <text:p>01/03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EM</text:p>
          </table:table-cell>
          <table:table-cell office:value-type="string" table:style-name="ce1">
            <text:p>PCEM 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98005" table:style-name="ce1">
            <text:p>105980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DIABC</text:p>
          </table:table-cell>
          <table:table-cell office:value-type="string" table:style-name="ce1">
            <text:p>LUCILLE</text:p>
          </table:table-cell>
          <table:table-cell office:value-type="date" office:date-value="1982-05-18T00:00:00" table:style-name="ce4">
            <text:p>18/05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EM</text:p>
          </table:table-cell>
          <table:table-cell office:value-type="string" table:style-name="ce1">
            <text:p>PCEM 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R</text:p>
          </table:table-cell>
          <table:table-cell table:number-columns-repeated="16373" table:style-name="ce1"/>
        </table:table-row>
        <table:table-row table:style-name="ro1">
          <table:table-cell office:value-type="float" office:value="11386636" table:style-name="ce1">
            <text:p>113866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RESABC</text:p>
          </table:table-cell>
          <table:table-cell office:value-type="string" table:style-name="ce1">
            <text:p>MELODIE</text:p>
          </table:table-cell>
          <table:table-cell office:value-type="date" office:date-value="1969-02-28T00:00:00" table:style-name="ce4">
            <text:p>28/02/1969</text:p>
          </table:table-cell>
          <table:table-cell office:value-type="string" table:style-name="ce1">
            <text:p>139</text:p>
          </table:table-cell>
          <table:table-cell office:value-type="string" table:style-name="ce1">
            <text:p>PORTUG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4.504000000000001" table:style-name="ce1">
            <text:p>14,5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18538" table:style-name="ce1">
            <text:p>89185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REABC</text:p>
          </table:table-cell>
          <table:table-cell office:value-type="string" table:style-name="ce1">
            <text:p>JUSTINE</text:p>
          </table:table-cell>
          <table:table-cell office:value-type="date" office:date-value="1986-05-28T00:00:00" table:style-name="ce4">
            <text:p>28/05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10.356" table:style-name="ce1">
            <text:p>10,356</text:p>
          </table:table-cell>
          <table:table-cell office:value-type="string" table:style-name="ce1">
            <text:p>ADMC</text:p>
          </table:table-cell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9125514" table:style-name="ce1">
            <text:p>91255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HAABC</text:p>
          </table:table-cell>
          <table:table-cell office:value-type="string" table:style-name="ce1">
            <text:p>ANNA</text:p>
          </table:table-cell>
          <table:table-cell office:value-type="date" office:date-value="1974-04-04T00:00:00" table:style-name="ce4">
            <text:p>04/04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6.309999999999999" table:style-name="ce1">
            <text:p>16,3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72258" table:style-name="ce1">
            <text:p>91722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KEABC</text:p>
          </table:table-cell>
          <table:table-cell office:value-type="string" table:style-name="ce1">
            <text:p>LOTFI</text:p>
          </table:table-cell>
          <table:table-cell office:value-type="date" office:date-value="1975-11-10T00:00:00" table:style-name="ce4">
            <text:p>10/1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10.327" table:style-name="ce1">
            <text:p>10,32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08071" table:style-name="ce1">
            <text:p>110080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YILABC</text:p>
          </table:table-cell>
          <table:table-cell office:value-type="string" table:style-name="ce1">
            <text:p>NURBANU</text:p>
          </table:table-cell>
          <table:table-cell office:value-type="date" office:date-value="1967-07-01T00:00:00" table:style-name="ce4">
            <text:p>01/07/1967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G4SI</text:p>
          </table:table-cell>
          <table:table-cell office:value-type="string" table:style-name="ce1">
            <text:p>INGENIEUR INFO an2</text:p>
          </table:table-cell>
          <table:table-cell office:value-type="float" office:value="12.95" table:style-name="ce1">
            <text:p>12,9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96939" table:style-name="ce1">
            <text:p>89969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QUIABC</text:p>
          </table:table-cell>
          <table:table-cell office:value-type="string" table:style-name="ce1">
            <text:p>FLORENT</text:p>
          </table:table-cell>
          <table:table-cell office:value-type="date" office:date-value="1974-09-08T00:00:00" table:style-name="ce4">
            <text:p>08/09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IM</text:p>
          </table:table-cell>
          <table:table-cell office:value-type="string" table:style-name="ce1">
            <text:p>Master1 Droit immobilier</text:p>
          </table:table-cell>
          <table:table-cell office:value-type="float" office:value="5.3230000000000004" table:style-name="ce1">
            <text:p>5,32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71239" table:style-name="ce1">
            <text:p>96712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QUIABC</text:p>
          </table:table-cell>
          <table:table-cell office:value-type="string" table:style-name="ce1">
            <text:p>FLORENT</text:p>
          </table:table-cell>
          <table:table-cell office:value-type="date" office:date-value="1973-03-18T00:00:00" table:style-name="ce4">
            <text:p>18/03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IM</text:p>
          </table:table-cell>
          <table:table-cell office:value-type="string" table:style-name="ce1">
            <text:p>Master1 Droit immobilier</text:p>
          </table:table-cell>
          <table:table-cell office:value-type="float" office:value="10.177" table:style-name="ce1">
            <text:p>10,1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85907" table:style-name="ce1">
            <text:p>114859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GABC</text:p>
          </table:table-cell>
          <table:table-cell office:value-type="string" table:style-name="ce1">
            <text:p>DINH, QUOC, TUAN</text:p>
          </table:table-cell>
          <table:table-cell office:value-type="date" office:date-value="1971-04-21T00:00:00" table:style-name="ce4">
            <text:p>21/04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2.56" table:style-name="ce1">
            <text:p>12,5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83696" table:style-name="ce1">
            <text:p>105836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CAABC</text:p>
          </table:table-cell>
          <table:table-cell office:value-type="string" table:style-name="ce1">
            <text:p>MAUREEN</text:p>
          </table:table-cell>
          <table:table-cell office:value-type="date" office:date-value="1980-07-20T00:00:00" table:style-name="ce4">
            <text:p>20/07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0.858000000000001" table:style-name="ce1">
            <text:p>10,85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33693" table:style-name="ce1">
            <text:p>97336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LCRABC</text:p>
          </table:table-cell>
          <table:table-cell office:value-type="string" table:style-name="ce1">
            <text:p>MATHILDE</text:p>
          </table:table-cell>
          <table:table-cell office:value-type="date" office:date-value="1979-09-06T00:00:00" table:style-name="ce4">
            <text:p>06/09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42" table:style-name="ce1">
            <text:p>14,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08754" table:style-name="ce1">
            <text:p>112087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RARABC</text:p>
          </table:table-cell>
          <table:table-cell office:value-type="string" table:style-name="ce1">
            <text:p>YOHANN</text:p>
          </table:table-cell>
          <table:table-cell office:value-type="date" office:date-value="1981-05-26T00:00:00" table:style-name="ce4">
            <text:p>26/05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3.29" table:style-name="ce1">
            <text:p>13,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18524" table:style-name="ce1">
            <text:p>113185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ROABC</text:p>
          </table:table-cell>
          <table:table-cell office:value-type="string" table:style-name="ce1">
            <text:p>SIHAM</text:p>
          </table:table-cell>
          <table:table-cell office:value-type="date" office:date-value="1966-12-04T00:00:00" table:style-name="ce4">
            <text:p>04/1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3.333" table:style-name="ce1">
            <text:p>13,3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97660" table:style-name="ce1">
            <text:p>98976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EUABC</text:p>
          </table:table-cell>
          <table:table-cell office:value-type="string" table:style-name="ce1">
            <text:p>PYRENE</text:p>
          </table:table-cell>
          <table:table-cell office:value-type="date" office:date-value="1975-12-28T00:00:00" table:style-name="ce4">
            <text:p>28/1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TH</text:p>
          </table:table-cell>
          <table:table-cell office:value-type="string" table:style-name="ce1">
            <text:p>Master1 Ethologie</text:p>
          </table:table-cell>
          <table:table-cell office:value-type="float" office:value="13.35" table:style-name="ce1">
            <text:p>13,3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15024" table:style-name="ce1">
            <text:p>91150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JAABC</text:p>
          </table:table-cell>
          <table:table-cell office:value-type="string" table:style-name="ce1">
            <text:p>MOURAD</text:p>
          </table:table-cell>
          <table:table-cell office:value-type="date" office:date-value="1986-03-23T00:00:00" table:style-name="ce4">
            <text:p>23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PLS</text:p>
          </table:table-cell>
          <table:table-cell office:value-type="string" table:style-name="ce1">
            <text:p>Master2 Prog Log Surs</text:p>
          </table:table-cell>
          <table:table-cell office:value-type="float" office:value="13.14" table:style-name="ce1">
            <text:p>13,14</text:p>
          </table:table-cell>
          <table:table-cell office:value-type="string" table:style-name="ce1">
            <text:p>ADM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0419018" table:style-name="ce1">
            <text:p>104190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IARABC</text:p>
          </table:table-cell>
          <table:table-cell office:value-type="string" table:style-name="ce1">
            <text:p>KEVIN</text:p>
          </table:table-cell>
          <table:table-cell office:value-type="date" office:date-value="1972-12-11T00:00:00" table:style-name="ce4">
            <text:p>11/1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0270757" table:style-name="ce1">
            <text:p>102707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LEABC</text:p>
          </table:table-cell>
          <table:table-cell office:value-type="string" table:style-name="ce1">
            <text:p>DAVID</text:p>
          </table:table-cell>
          <table:table-cell office:value-type="date" office:date-value="1974-04-20T00:00:00" table:style-name="ce4">
            <text:p>20/04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10.38" table:style-name="ce1">
            <text:p>10,38</text:p>
          </table:table-cell>
          <table:table-cell office:value-type="string" table:style-name="ce1">
            <text:p>ADM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10825042" table:style-name="ce1">
            <text:p>108250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CHABC</text:p>
          </table:table-cell>
          <table:table-cell office:value-type="string" table:style-name="ce1">
            <text:p>MARINA</text:p>
          </table:table-cell>
          <table:table-cell office:value-type="date" office:date-value="1982-06-13T00:00:00" table:style-name="ce4">
            <text:p>13/06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SLE</text:p>
          </table:table-cell>
          <table:table-cell office:value-type="string" table:style-name="ce1">
            <text:p>Master1 SLATEL - Espagnol</text:p>
          </table:table-cell>
          <table:table-cell office:value-type="float" office:value="12.845000000000001" table:style-name="ce1">
            <text:p>12,84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71674" table:style-name="ce1">
            <text:p>93716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TIEABC</text:p>
          </table:table-cell>
          <table:table-cell office:value-type="string" table:style-name="ce1">
            <text:p>SANDRA</text:p>
          </table:table-cell>
          <table:table-cell office:value-type="date" office:date-value="1982-03-16T00:00:00" table:style-name="ce4">
            <text:p>16/03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EP</text:p>
          </table:table-cell>
          <table:table-cell office:value-type="string" table:style-name="ce1">
            <text:p>Lic STAPS sp. ES an 3</text:p>
          </table:table-cell>
          <table:table-cell office:value-type="float" office:value="10.35" table:style-name="ce1">
            <text:p>10,35</text:p>
          </table:table-cell>
          <table:table-cell office:value-type="string" table:style-name="ce1">
            <text:p>ADM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9137279" table:style-name="ce1">
            <text:p>913727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TOABC</text:p>
          </table:table-cell>
          <table:table-cell office:value-type="string" table:style-name="ce1">
            <text:p>FLORIAN</text:p>
          </table:table-cell>
          <table:table-cell office:value-type="date" office:date-value="1968-11-09T00:00:00" table:style-name="ce4">
            <text:p>09/1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3.17" table:style-name="ce1">
            <text:p>13,17</text:p>
          </table:table-cell>
          <table:table-cell office:value-type="string" table:style-name="ce1">
            <text:p>ADM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1091565" table:style-name="ce1">
            <text:p>110915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ABC</text:p>
          </table:table-cell>
          <table:table-cell office:value-type="string" table:style-name="ce1">
            <text:p>ANNE-CLAIRE</text:p>
          </table:table-cell>
          <table:table-cell office:value-type="date" office:date-value="1968-05-11T00:00:00" table:style-name="ce4">
            <text:p>11/05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052" table:style-name="ce1">
            <text:p>10,0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81539" table:style-name="ce1">
            <text:p>93815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RUDY</text:p>
          </table:table-cell>
          <table:table-cell office:value-type="date" office:date-value="1976-10-21T00:00:00" table:style-name="ce4">
            <text:p>21/10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2.143000000000001" table:style-name="ce1">
            <text:p>12,1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65563" table:style-name="ce1">
            <text:p>107655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CAABC</text:p>
          </table:table-cell>
          <table:table-cell office:value-type="string" table:style-name="ce1">
            <text:p>STEPHANIE</text:p>
          </table:table-cell>
          <table:table-cell office:value-type="date" office:date-value="1972-01-10T00:00:00" table:style-name="ce4">
            <text:p>10/0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15" table:style-name="ce1">
            <text:p>13,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95496" table:style-name="ce1">
            <text:p>103954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FAABC</text:p>
          </table:table-cell>
          <table:table-cell office:value-type="string" table:style-name="ce1">
            <text:p>SIHEM</text:p>
          </table:table-cell>
          <table:table-cell office:value-type="date" office:date-value="1973-05-10T00:00:00" table:style-name="ce4">
            <text:p>10/05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MIE</text:p>
          </table:table-cell>
          <table:table-cell office:value-type="string" table:style-name="ce1">
            <text:p>Lic MIEF an2</text:p>
          </table:table-cell>
          <table:table-cell office:value-type="float" office:value="0.63400000000000001" table:style-name="ce1">
            <text:p>0,6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92557" table:style-name="ce1">
            <text:p>94925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FAABC</text:p>
          </table:table-cell>
          <table:table-cell office:value-type="string" table:style-name="ce1">
            <text:p>SIHEM</text:p>
          </table:table-cell>
          <table:table-cell office:value-type="date" office:date-value="1971-10-16T00:00:00" table:style-name="ce4">
            <text:p>16/10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MIE</text:p>
          </table:table-cell>
          <table:table-cell office:value-type="string" table:style-name="ce1">
            <text:p>Lic MIEF an2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41277" table:style-name="ce1">
            <text:p>914127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CIBABC</text:p>
          </table:table-cell>
          <table:table-cell office:value-type="string" table:style-name="ce1">
            <text:p>NASSIM</text:p>
          </table:table-cell>
          <table:table-cell office:value-type="date" office:date-value="1985-01-29T00:00:00" table:style-name="ce4">
            <text:p>29/0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4.4630000000000001" table:style-name="ce1">
            <text:p>4,4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71752" table:style-name="ce1">
            <text:p>109717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CIBABC</text:p>
          </table:table-cell>
          <table:table-cell office:value-type="string" table:style-name="ce1">
            <text:p>NASSIM</text:p>
          </table:table-cell>
          <table:table-cell office:value-type="date" office:date-value="1969-07-22T00:00:00" table:style-name="ce4">
            <text:p>22/07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7.2560000000000002" table:style-name="ce1">
            <text:p>7,25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97304" table:style-name="ce1">
            <text:p>1099730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EUABC</text:p>
          </table:table-cell>
          <table:table-cell office:value-type="string" table:style-name="ce1">
            <text:p>LAURA</text:p>
          </table:table-cell>
          <table:table-cell office:value-type="date" office:date-value="1970-10-29T00:00:00" table:style-name="ce4">
            <text:p>29/10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A</text:p>
          </table:table-cell>
          <table:table-cell office:value-type="string" table:style-name="ce1">
            <text:p>Lic STAPS sp. APA an3</text:p>
          </table:table-cell>
          <table:table-cell office:value-type="float" office:value="11.54" table:style-name="ce1">
            <text:p>11,54</text:p>
          </table:table-cell>
          <table:table-cell office:value-type="string" table:style-name="ce1">
            <text:p>ADM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9458867" table:style-name="ce1">
            <text:p>945886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ABABC</text:p>
          </table:table-cell>
          <table:table-cell office:value-type="string" table:style-name="ce1">
            <text:p>TOUFIK</text:p>
          </table:table-cell>
          <table:table-cell office:value-type="date" office:date-value="1966-02-27T00:00:00" table:style-name="ce4">
            <text:p>27/0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1.63" table:style-name="ce1">
            <text:p>11,6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10935" table:style-name="ce1">
            <text:p>105109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RNABC</text:p>
          </table:table-cell>
          <table:table-cell office:value-type="string" table:style-name="ce1">
            <text:p>STEPHANE</text:p>
          </table:table-cell>
          <table:table-cell office:value-type="date" office:date-value="1985-05-28T00:00:00" table:style-name="ce4">
            <text:p>28/05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6.22" table:style-name="ce1">
            <text:p>16,2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41406" table:style-name="ce1">
            <text:p>90414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UCABC</text:p>
          </table:table-cell>
          <table:table-cell office:value-type="string" table:style-name="ce1">
            <text:p>REMY</text:p>
          </table:table-cell>
          <table:table-cell office:value-type="date" office:date-value="1985-06-14T00:00:00" table:style-name="ce4">
            <text:p>14/06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1324709" table:style-name="ce1">
            <text:p>113247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OSABC</text:p>
          </table:table-cell>
          <table:table-cell office:value-type="string" table:style-name="ce1">
            <text:p>AMELIE</text:p>
          </table:table-cell>
          <table:table-cell office:value-type="date" office:date-value="1966-12-02T00:00:00" table:style-name="ce4">
            <text:p>02/1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2.16" table:style-name="ce1">
            <text:p>12,16</text:p>
          </table:table-cell>
          <table:table-cell office:value-type="string" table:style-name="ce1">
            <text:p>ADM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0144177" table:style-name="ce1">
            <text:p>101441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QUIABC</text:p>
          </table:table-cell>
          <table:table-cell office:value-type="string" table:style-name="ce1">
            <text:p>CHLOE</text:p>
          </table:table-cell>
          <table:table-cell office:value-type="date" office:date-value="1969-09-20T00:00:00" table:style-name="ce4">
            <text:p>20/09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2.97" table:style-name="ce1">
            <text:p>12,97</text:p>
          </table:table-cell>
          <table:table-cell office:value-type="string" table:style-name="ce1">
            <text:p>ADM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9406324" table:style-name="ce1">
            <text:p>94063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MSABC</text:p>
          </table:table-cell>
          <table:table-cell office:value-type="string" table:style-name="ce1">
            <text:p>ANTONI</text:p>
          </table:table-cell>
          <table:table-cell office:value-type="date" office:date-value="1968-09-11T00:00:00" table:style-name="ce4">
            <text:p>11/09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DA</text:p>
          </table:table-cell>
          <table:table-cell office:value-type="string" table:style-name="ce1">
            <text:p>Master2Rec Droit Affaires</text:p>
          </table:table-cell>
          <table:table-cell office:value-type="float" office:value="12.687000000000001" table:style-name="ce1">
            <text:p>12,68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81976" table:style-name="ce1">
            <text:p>102819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OUMABC</text:p>
          </table:table-cell>
          <table:table-cell office:value-type="string" table:style-name="ce1">
            <text:p>SIDY</text:p>
          </table:table-cell>
          <table:table-cell office:value-type="date" office:date-value="1970-06-24T00:00:00" table:style-name="ce4">
            <text:p>24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</text:p>
          </table:table-cell>
          <table:table-cell office:value-type="string" table:style-name="ce1">
            <text:p>Master1Pro INFOCOM-CRH</text:p>
          </table:table-cell>
          <table:table-cell office:value-type="float" office:value="12.85" table:style-name="ce1">
            <text:p>12,8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54103" table:style-name="ce1">
            <text:p>113541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RAABC</text:p>
          </table:table-cell>
          <table:table-cell office:value-type="string" table:style-name="ce1">
            <text:p>SARAH</text:p>
          </table:table-cell>
          <table:table-cell office:value-type="date" office:date-value="1972-05-27T00:00:00" table:style-name="ce4">
            <text:p>27/05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9.5679999999999996" table:style-name="ce1">
            <text:p>9,56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42465" table:style-name="ce1">
            <text:p>97424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RAABC</text:p>
          </table:table-cell>
          <table:table-cell office:value-type="string" table:style-name="ce1">
            <text:p>SARAH</text:p>
          </table:table-cell>
          <table:table-cell office:value-type="date" office:date-value="1987-02-05T00:00:00" table:style-name="ce4">
            <text:p>05/02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135" table:style-name="ce1">
            <text:p>10,13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45260" table:style-name="ce1">
            <text:p>107452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ONGABC</text:p>
          </table:table-cell>
          <table:table-cell office:value-type="string" table:style-name="ce1">
            <text:p>PAUL</text:p>
          </table:table-cell>
          <table:table-cell office:value-type="date" office:date-value="1971-05-07T00:00:00" table:style-name="ce4">
            <text:p>07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L2</text:p>
          </table:table-cell>
          <table:table-cell office:value-type="string" table:style-name="ce1">
            <text:p>Master2 Commer livre (AP)</text:p>
          </table:table-cell>
          <table:table-cell office:value-type="float" office:value="12.882000000000001" table:style-name="ce1">
            <text:p>12,88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90617" table:style-name="ce1">
            <text:p>93906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TELABC</text:p>
          </table:table-cell>
          <table:table-cell office:value-type="string" table:style-name="ce1">
            <text:p>BHAVANABEN</text:p>
          </table:table-cell>
          <table:table-cell office:value-type="date" office:date-value="1976-05-22T00:00:00" table:style-name="ce4">
            <text:p>22/05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SI3</text:p>
          </table:table-cell>
          <table:table-cell office:value-type="string" table:style-name="ce1">
            <text:p>LIC PRO SIL sp. GL (FC)</text:p>
          </table:table-cell>
          <table:table-cell office:value-type="float" office:value="14.68" table:style-name="ce1">
            <text:p>14,6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00582" table:style-name="ce1">
            <text:p>90005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VAABC</text:p>
          </table:table-cell>
          <table:table-cell office:value-type="string" table:style-name="ce1">
            <text:p>LUXSANA</text:p>
          </table:table-cell>
          <table:table-cell office:value-type="date" office:date-value="1970-09-22T00:00:00" table:style-name="ce4">
            <text:p>22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8.5940000000000012" table:style-name="ce1">
            <text:p>8,59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38924" table:style-name="ce1">
            <text:p>92389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VAABC</text:p>
          </table:table-cell>
          <table:table-cell office:value-type="string" table:style-name="ce1">
            <text:p>LUXSANA</text:p>
          </table:table-cell>
          <table:table-cell office:value-type="date" office:date-value="1976-12-24T00:00:00" table:style-name="ce4">
            <text:p>24/1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0.98" table:style-name="ce1">
            <text:p>10,9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22591" table:style-name="ce1">
            <text:p>103225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CHABC</text:p>
          </table:table-cell>
          <table:table-cell office:value-type="string" table:style-name="ce1">
            <text:p>SARAH</text:p>
          </table:table-cell>
          <table:table-cell office:value-type="date" office:date-value="1979-09-08T00:00:00" table:style-name="ce4">
            <text:p>08/09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2.501000000000001" table:style-name="ce1">
            <text:p>12,50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98391" table:style-name="ce1">
            <text:p>112983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LLABC</text:p>
          </table:table-cell>
          <table:table-cell office:value-type="string" table:style-name="ce1">
            <text:p>ANTOINE</text:p>
          </table:table-cell>
          <table:table-cell office:value-type="date" office:date-value="1971-01-25T00:00:00" table:style-name="ce4">
            <text:p>25/0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09944" table:style-name="ce1">
            <text:p>104099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DHUABC</text:p>
          </table:table-cell>
          <table:table-cell office:value-type="string" table:style-name="ce1">
            <text:p>LOVEPRIT</text:p>
          </table:table-cell>
          <table:table-cell office:value-type="date" office:date-value="1976-05-24T00:00:00" table:style-name="ce4">
            <text:p>24/05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2.76" table:style-name="ce1">
            <text:p>12,7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0007414" table:style-name="ce1">
            <text:p>1000741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GDEABC</text:p>
          </table:table-cell>
          <table:table-cell office:value-type="string" table:style-name="ce1">
            <text:p>ANGELIQUE</text:p>
          </table:table-cell>
          <table:table-cell office:value-type="date" office:date-value="1987-03-27T00:00:00" table:style-name="ce4">
            <text:p>27/03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HGE</text:p>
          </table:table-cell>
          <table:table-cell office:value-type="string" table:style-name="ce1">
            <text:p>Lic Hist-Geo an3 Hist-Geo</text:p>
          </table:table-cell>
          <table:table-cell office:value-type="float" office:value="10.814" table:style-name="ce1">
            <text:p>10,8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87632" table:style-name="ce1">
            <text:p>90876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COUABC</text:p>
          </table:table-cell>
          <table:table-cell office:value-type="string" table:style-name="ce1">
            <text:p>JULIEN</text:p>
          </table:table-cell>
          <table:table-cell office:value-type="date" office:date-value="1967-10-29T00:00:00" table:style-name="ce4">
            <text:p>29/10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MPI</text:p>
          </table:table-cell>
          <table:table-cell office:value-type="string" table:style-name="ce1">
            <text:p>Master2 Math Fondamentale</text:p>
          </table:table-cell>
          <table:table-cell office:value-type="float" office:value="16.21" table:style-name="ce1">
            <text:p>16,21</text:p>
          </table:table-cell>
          <table:table-cell office:value-type="string" table:style-name="ce1">
            <text:p>ADM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0219211" table:style-name="ce1">
            <text:p>102192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NTABC</text:p>
          </table:table-cell>
          <table:table-cell office:value-type="string" table:style-name="ce1">
            <text:p>AURELIE</text:p>
          </table:table-cell>
          <table:table-cell office:value-type="date" office:date-value="1983-03-08T00:00:00" table:style-name="ce4">
            <text:p>08/03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10.06" table:style-name="ce1">
            <text:p>10,06</text:p>
          </table:table-cell>
          <table:table-cell office:value-type="string" table:style-name="ce1">
            <text:p>ADM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9763463" table:style-name="ce1">
            <text:p>97634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PREABC</text:p>
          </table:table-cell>
          <table:table-cell office:value-type="string" table:style-name="ce1">
            <text:p>ABIGAYIL</text:p>
          </table:table-cell>
          <table:table-cell office:value-type="date" office:date-value="1983-08-28T00:00:00" table:style-name="ce4">
            <text:p>28/08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09" table:style-name="ce1">
            <text:p>13,0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13635" table:style-name="ce1">
            <text:p>113136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SSABC</text:p>
          </table:table-cell>
          <table:table-cell office:value-type="string" table:style-name="ce1">
            <text:p>BASTIEN</text:p>
          </table:table-cell>
          <table:table-cell office:value-type="date" office:date-value="1984-10-20T00:00:00" table:style-name="ce4">
            <text:p>20/10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APS</text:p>
          </table:table-cell>
          <table:table-cell office:value-type="string" table:style-name="ce1">
            <text:p>Master2 APSA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ADM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9694546" table:style-name="ce1">
            <text:p>969454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J-ABC</text:p>
          </table:table-cell>
          <table:table-cell office:value-type="string" table:style-name="ce1">
            <text:p>ZACHARIA</text:p>
          </table:table-cell>
          <table:table-cell office:value-type="date" office:date-value="1983-03-05T00:00:00" table:style-name="ce4">
            <text:p>05/03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A</text:p>
          </table:table-cell>
          <table:table-cell office:value-type="string" table:style-name="ce1">
            <text:p>Lic STAPS sp. APA an3</text:p>
          </table:table-cell>
          <table:table-cell office:value-type="float" office:value="9.82" table:style-name="ce1">
            <text:p>9,82</text:p>
          </table:table-cell>
          <table:table-cell office:value-type="string" table:style-name="ce1">
            <text:p>AJ</text:p>
          </table:table-cell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10030787" table:style-name="ce1">
            <text:p>1003078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J-ABC</text:p>
          </table:table-cell>
          <table:table-cell office:value-type="string" table:style-name="ce1">
            <text:p>ZACHARIA</text:p>
          </table:table-cell>
          <table:table-cell office:value-type="date" office:date-value="1973-05-16T00:00:00" table:style-name="ce4">
            <text:p>16/05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A</text:p>
          </table:table-cell>
          <table:table-cell office:value-type="string" table:style-name="ce1">
            <text:p>Lic STAPS sp. APA an3</text:p>
          </table:table-cell>
          <table:table-cell office:value-type="float" office:value="9.82" table:style-name="ce1">
            <text:p>9,8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17521" table:style-name="ce1">
            <text:p>1021752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BOABC</text:p>
          </table:table-cell>
          <table:table-cell office:value-type="string" table:style-name="ce1">
            <text:p>DEBORAH</text:p>
          </table:table-cell>
          <table:table-cell office:value-type="date" office:date-value="1969-10-14T00:00:00" table:style-name="ce4">
            <text:p>14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86" table:style-name="ce1">
            <text:p>13,8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95532" table:style-name="ce1">
            <text:p>109955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SSABC</text:p>
          </table:table-cell>
          <table:table-cell office:value-type="string" table:style-name="ce1">
            <text:p>MARION</text:p>
          </table:table-cell>
          <table:table-cell office:value-type="date" office:date-value="1983-11-08T00:00:00" table:style-name="ce4">
            <text:p>08/1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78" table:style-name="ce1">
            <text:p>14,7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25618" table:style-name="ce1">
            <text:p>96256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LIABC</text:p>
          </table:table-cell>
          <table:table-cell office:value-type="string" table:style-name="ce1">
            <text:p>PUTHYRITH</text:p>
          </table:table-cell>
          <table:table-cell office:value-type="date" office:date-value="1981-04-04T00:00:00" table:style-name="ce4">
            <text:p>04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7.01" table:style-name="ce1">
            <text:p>7,01</text:p>
          </table:table-cell>
          <table:table-cell office:value-type="string" table:style-name="ce1">
            <text:p>AJ</text:p>
          </table:table-cell>
          <table:table-cell office:value-type="float" office:value="137" table:style-name="ce1">
            <text:p>137</text:p>
          </table:table-cell>
          <table:table-cell table:number-columns-repeated="16372"/>
        </table:table-row>
        <table:table-row table:style-name="ro1">
          <table:table-cell office:value-type="float" office:value="10323687" table:style-name="ce1">
            <text:p>1032368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LIABC</text:p>
          </table:table-cell>
          <table:table-cell office:value-type="string" table:style-name="ce1">
            <text:p>PUTHYRITH</text:p>
          </table:table-cell>
          <table:table-cell office:value-type="date" office:date-value="1973-12-05T00:00:00" table:style-name="ce4">
            <text:p>05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7.01" table:style-name="ce1">
            <text:p>7,0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49791" table:style-name="ce1">
            <text:p>109497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COABC</text:p>
          </table:table-cell>
          <table:table-cell office:value-type="string" table:style-name="ce1">
            <text:p>ANTOINE</text:p>
          </table:table-cell>
          <table:table-cell office:value-type="date" office:date-value="1976-01-11T00:00:00" table:style-name="ce4">
            <text:p>11/0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6.085" table:style-name="ce1">
            <text:p>6,08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36106" table:style-name="ce1">
            <text:p>104361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COABC</text:p>
          </table:table-cell>
          <table:table-cell office:value-type="string" table:style-name="ce1">
            <text:p>ANTOINE</text:p>
          </table:table-cell>
          <table:table-cell office:value-type="date" office:date-value="1980-05-10T00:00:00" table:style-name="ce4">
            <text:p>10/05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6.7750000000000004" table:style-name="ce1">
            <text:p>6,77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42722" table:style-name="ce1">
            <text:p>96427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YAABC</text:p>
          </table:table-cell>
          <table:table-cell office:value-type="string" table:style-name="ce1">
            <text:p>WAHIBA</text:p>
          </table:table-cell>
          <table:table-cell office:value-type="date" office:date-value="1967-08-02T00:00:00" table:style-name="ce4">
            <text:p>02/08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3.01" table:style-name="ce1">
            <text:p>13,01</text:p>
          </table:table-cell>
          <table:table-cell office:value-type="string" table:style-name="ce1">
            <text:p>ADM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9439362" table:style-name="ce1">
            <text:p>94393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GABC</text:p>
          </table:table-cell>
          <table:table-cell office:value-type="string" table:style-name="ce1">
            <text:p>MARC</text:p>
          </table:table-cell>
          <table:table-cell office:value-type="date" office:date-value="1965-09-24T00:00:00" table:style-name="ce4">
            <text:p>24/09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11.62" table:style-name="ce1">
            <text:p>11,62</text:p>
          </table:table-cell>
          <table:table-cell office:value-type="string" table:style-name="ce1">
            <text:p>ADM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0147785" table:style-name="ce1">
            <text:p>101477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UZABC</text:p>
          </table:table-cell>
          <table:table-cell office:value-type="string" table:style-name="ce1">
            <text:p>BERGINE</text:p>
          </table:table-cell>
          <table:table-cell office:value-type="date" office:date-value="1982-07-29T00:00:00" table:style-name="ce4">
            <text:p>29/07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DM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9576351" table:style-name="ce1">
            <text:p>95763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IMIABC</text:p>
          </table:table-cell>
          <table:table-cell office:value-type="string" table:style-name="ce1">
            <text:p>AURELIA</text:p>
          </table:table-cell>
          <table:table-cell office:value-type="date" office:date-value="1978-12-31T00:00:00" table:style-name="ce4">
            <text:p>31/1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7" table:style-name="ce1">
            <text:p>12,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87866" table:style-name="ce1">
            <text:p>92878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ITABC</text:p>
          </table:table-cell>
          <table:table-cell office:value-type="string" table:style-name="ce1">
            <text:p>SEBASTIEN</text:p>
          </table:table-cell>
          <table:table-cell office:value-type="date" office:date-value="1976-03-29T00:00:00" table:style-name="ce4">
            <text:p>29/03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6.13" table:style-name="ce1">
            <text:p>6,13</text:p>
          </table:table-cell>
          <table:table-cell office:value-type="string" table:style-name="ce1">
            <text:p>AJ</text:p>
          </table:table-cell>
          <table:table-cell office:value-type="float" office:value="142" table:style-name="ce1">
            <text:p>142</text:p>
          </table:table-cell>
          <table:table-cell table:number-columns-repeated="16372"/>
        </table:table-row>
        <table:table-row table:style-name="ro1">
          <table:table-cell office:value-type="float" office:value="10575269" table:style-name="ce1">
            <text:p>105752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ITABC</text:p>
          </table:table-cell>
          <table:table-cell office:value-type="string" table:style-name="ce1">
            <text:p>SEBASTIEN</text:p>
          </table:table-cell>
          <table:table-cell office:value-type="date" office:date-value="1974-04-30T00:00:00" table:style-name="ce4">
            <text:p>30/04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6.13" table:style-name="ce1">
            <text:p>6,1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26050" table:style-name="ce1">
            <text:p>104260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SOABC</text:p>
          </table:table-cell>
          <table:table-cell office:value-type="string" table:style-name="ce1">
            <text:p>RAJAE</text:p>
          </table:table-cell>
          <table:table-cell office:value-type="date" office:date-value="1967-09-16T00:00:00" table:style-name="ce4">
            <text:p>16/09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2.492000000000001" table:style-name="ce1">
            <text:p>12,4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28990" table:style-name="ce1">
            <text:p>97289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DEABC</text:p>
          </table:table-cell>
          <table:table-cell office:value-type="string" table:style-name="ce1">
            <text:p>GAELLE</text:p>
          </table:table-cell>
          <table:table-cell office:value-type="date" office:date-value="1979-07-20T00:00:00" table:style-name="ce4">
            <text:p>20/07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813000000000001" table:style-name="ce1">
            <text:p>10,8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49962" table:style-name="ce1">
            <text:p>105499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CHABC</text:p>
          </table:table-cell>
          <table:table-cell office:value-type="string" table:style-name="ce1">
            <text:p>LUC</text:p>
          </table:table-cell>
          <table:table-cell office:value-type="date" office:date-value="1982-02-07T00:00:00" table:style-name="ce4">
            <text:p>07/0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7.3230000000000004" table:style-name="ce1">
            <text:p>7,32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75760" table:style-name="ce1">
            <text:p>101757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CHABC</text:p>
          </table:table-cell>
          <table:table-cell office:value-type="string" table:style-name="ce1">
            <text:p>LUC</text:p>
          </table:table-cell>
          <table:table-cell office:value-type="date" office:date-value="1983-03-13T00:00:00" table:style-name="ce4">
            <text:p>13/03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8.1669999999999998" table:style-name="ce1">
            <text:p>8,16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44972" table:style-name="ce1">
            <text:p>108449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ERNESTINE</text:p>
          </table:table-cell>
          <table:table-cell office:value-type="date" office:date-value="1981-10-26T00:00:00" table:style-name="ce4">
            <text:p>26/10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8.1189999999999998" table:style-name="ce1">
            <text:p>8,11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41357" table:style-name="ce1">
            <text:p>98413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ERNESTINE</text:p>
          </table:table-cell>
          <table:table-cell office:value-type="date" office:date-value="1969-11-03T00:00:00" table:style-name="ce4">
            <text:p>03/1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9.6530000000000005" table:style-name="ce1">
            <text:p>9,65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21322" table:style-name="ce1">
            <text:p>98213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APABC</text:p>
          </table:table-cell>
          <table:table-cell office:value-type="string" table:style-name="ce1">
            <text:p>DOMINIQUE</text:p>
          </table:table-cell>
          <table:table-cell office:value-type="date" office:date-value="1982-07-01T00:00:00" table:style-name="ce4">
            <text:p>01/07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9.7000000000000011" table:style-name="ce1">
            <text:p>9,7</text:p>
          </table:table-cell>
          <table:table-cell office:value-type="string" table:style-name="ce1">
            <text:p>AJ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float" office:value="11194492" table:style-name="ce1">
            <text:p>111944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 SMABC</text:p>
          </table:table-cell>
          <table:table-cell office:value-type="string" table:style-name="ce1">
            <text:p>CLEMENCE</text:p>
          </table:table-cell>
          <table:table-cell office:value-type="date" office:date-value="1969-03-10T00:00:00" table:style-name="ce4">
            <text:p>10/03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2.94" table:style-name="ce1">
            <text:p>12,94</text:p>
          </table:table-cell>
          <table:table-cell office:value-type="string" table:style-name="ce1">
            <text:p>ADM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9587765" table:style-name="ce1">
            <text:p>95877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SEABC</text:p>
          </table:table-cell>
          <table:table-cell office:value-type="string" table:style-name="ce1">
            <text:p>LUCILE</text:p>
          </table:table-cell>
          <table:table-cell office:value-type="date" office:date-value="1981-10-29T00:00:00" table:style-name="ce4">
            <text:p>29/10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9.15" table:style-name="ce1">
            <text:p>9,1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16037" table:style-name="ce1">
            <text:p>1021603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IRABC</text:p>
          </table:table-cell>
          <table:table-cell office:value-type="string" table:style-name="ce1">
            <text:p>IRAM</text:p>
          </table:table-cell>
          <table:table-cell office:value-type="date" office:date-value="1972-07-30T00:00:00" table:style-name="ce4">
            <text:p>30/07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TI</text:p>
          </table:table-cell>
          <table:table-cell office:value-type="string" table:style-name="ce1">
            <text:p>Master2Pro MTI</text:p>
          </table:table-cell>
          <table:table-cell office:value-type="float" office:value="16.095000000000002" table:style-name="ce1">
            <text:p>16,09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76322" table:style-name="ce1">
            <text:p>114763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NEABC</text:p>
          </table:table-cell>
          <table:table-cell office:value-type="string" table:style-name="ce1">
            <text:p>NAIMA</text:p>
          </table:table-cell>
          <table:table-cell office:value-type="date" office:date-value="1976-08-04T00:00:00" table:style-name="ce4">
            <text:p>04/08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</text:p>
          </table:table-cell>
          <table:table-cell office:value-type="string" table:style-name="ce1">
            <text:p>Master2Pro CEPP</text:p>
          </table:table-cell>
          <table:table-cell office:value-type="float" office:value="6.9290000000000003" table:style-name="ce1">
            <text:p>6,92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62507" table:style-name="ce1">
            <text:p>97625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DOABC</text:p>
          </table:table-cell>
          <table:table-cell office:value-type="string" table:style-name="ce1">
            <text:p>BRICE</text:p>
          </table:table-cell>
          <table:table-cell office:value-type="date" office:date-value="1969-03-05T00:00:00" table:style-name="ce4">
            <text:p>05/03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1.04" table:style-name="ce1">
            <text:p>11,04</text:p>
          </table:table-cell>
          <table:table-cell office:value-type="string" table:style-name="ce1">
            <text:p>ADM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10755976" table:style-name="ce1">
            <text:p>107559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EIABC</text:p>
          </table:table-cell>
          <table:table-cell office:value-type="string" table:style-name="ce1">
            <text:p>JORGE</text:p>
          </table:table-cell>
          <table:table-cell office:value-type="date" office:date-value="1967-03-14T00:00:00" table:style-name="ce4">
            <text:p>14/03/1967</text:p>
          </table:table-cell>
          <table:table-cell office:value-type="string" table:style-name="ce1">
            <text:p>139</text:p>
          </table:table-cell>
          <table:table-cell office:value-type="string" table:style-name="ce1">
            <text:p>PORTUG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20412" table:style-name="ce1">
            <text:p>105204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CAKABC</text:p>
          </table:table-cell>
          <table:table-cell office:value-type="string" table:style-name="ce1">
            <text:p>SELMA</text:p>
          </table:table-cell>
          <table:table-cell office:value-type="date" office:date-value="1967-11-25T00:00:00" table:style-name="ce4">
            <text:p>25/1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PAP</text:p>
          </table:table-cell>
          <table:table-cell office:value-type="string" table:style-name="ce1">
            <text:p>Master1 PAP</text:p>
          </table:table-cell>
          <table:table-cell office:value-type="float" office:value="10.091000000000001" table:style-name="ce1">
            <text:p>10,09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30196" table:style-name="ce1">
            <text:p>104301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OSABC</text:p>
          </table:table-cell>
          <table:table-cell office:value-type="string" table:style-name="ce1">
            <text:p>SABRINA</text:p>
          </table:table-cell>
          <table:table-cell office:value-type="date" office:date-value="1986-02-04T00:00:00" table:style-name="ce4">
            <text:p>04/0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83" table:style-name="ce1">
            <text:p>12,8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34391" table:style-name="ce1">
            <text:p>95343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DAABC</text:p>
          </table:table-cell>
          <table:table-cell office:value-type="string" table:style-name="ce1">
            <text:p>SOFIAN</text:p>
          </table:table-cell>
          <table:table-cell office:value-type="date" office:date-value="1981-07-30T00:00:00" table:style-name="ce4">
            <text:p>30/07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10.809000000000001" table:style-name="ce1">
            <text:p>10,80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84779" table:style-name="ce1">
            <text:p>1108477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BOABC</text:p>
          </table:table-cell>
          <table:table-cell office:value-type="string" table:style-name="ce1">
            <text:p>MOHAMED</text:p>
          </table:table-cell>
          <table:table-cell office:value-type="date" office:date-value="1976-09-01T00:00:00" table:style-name="ce4">
            <text:p>01/09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5.69" table:style-name="ce1">
            <text:p>5,6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77774" table:style-name="ce1">
            <text:p>98777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MEABC</text:p>
          </table:table-cell>
          <table:table-cell office:value-type="string" table:style-name="ce1">
            <text:p>FRANCK</text:p>
          </table:table-cell>
          <table:table-cell office:value-type="date" office:date-value="1985-06-12T00:00:00" table:style-name="ce4">
            <text:p>12/06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2.06" table:style-name="ce1">
            <text:p>12,06</text:p>
          </table:table-cell>
          <table:table-cell office:value-type="string" table:style-name="ce1">
            <text:p>ADM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9567833" table:style-name="ce1">
            <text:p>956783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YIKABC</text:p>
          </table:table-cell>
          <table:table-cell office:value-type="string" table:style-name="ce1">
            <text:p>MEHTAP</text:p>
          </table:table-cell>
          <table:table-cell office:value-type="date" office:date-value="1972-03-21T00:00:00" table:style-name="ce4">
            <text:p>21/03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1.411000000000001" table:style-name="ce1">
            <text:p>11,4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32589" table:style-name="ce1">
            <text:p>106325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YAABC</text:p>
          </table:table-cell>
          <table:table-cell office:value-type="string" table:style-name="ce1">
            <text:p>NASSIMA</text:p>
          </table:table-cell>
          <table:table-cell office:value-type="date" office:date-value="1974-10-10T00:00:00" table:style-name="ce4">
            <text:p>10/10/1974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L3GEO</text:p>
          </table:table-cell>
          <table:table-cell office:value-type="string" table:style-name="ce1">
            <text:p>Lic Hist-Geo an3 Geograph</text:p>
          </table:table-cell>
          <table:table-cell office:value-type="float" office:value="12.003" table:style-name="ce1">
            <text:p>12,00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58801" table:style-name="ce1">
            <text:p>105588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TRAABC</text:p>
          </table:table-cell>
          <table:table-cell office:value-type="string" table:style-name="ce1">
            <text:p>LAETITIA</text:p>
          </table:table-cell>
          <table:table-cell office:value-type="date" office:date-value="1974-10-22T00:00:00" table:style-name="ce4">
            <text:p>22/10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L</text:p>
          </table:table-cell>
          <table:table-cell office:value-type="string" table:style-name="ce1">
            <text:p>Master1 Metiers ensg LM</text:p>
          </table:table-cell>
          <table:table-cell office:value-type="float" office:value="15.095000000000001" table:style-name="ce1">
            <text:p>15,09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79742" table:style-name="ce1">
            <text:p>114797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DJABC</text:p>
          </table:table-cell>
          <table:table-cell office:value-type="string" table:style-name="ce1">
            <text:p>SABRINA</text:p>
          </table:table-cell>
          <table:table-cell office:value-type="date" office:date-value="1969-05-11T00:00:00" table:style-name="ce4">
            <text:p>11/05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MIA</text:p>
          </table:table-cell>
          <table:table-cell office:value-type="string" table:style-name="ce1">
            <text:p>Master2Pro LERCI-LEAMIA</text:p>
          </table:table-cell>
          <table:table-cell office:value-type="float" office:value="13.811" table:style-name="ce1">
            <text:p>13,8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96756" table:style-name="ce1">
            <text:p>959675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LIABC</text:p>
          </table:table-cell>
          <table:table-cell office:value-type="string" table:style-name="ce1">
            <text:p>XAVIER</text:p>
          </table:table-cell>
          <table:table-cell office:value-type="date" office:date-value="1967-07-10T00:00:00" table:style-name="ce4">
            <text:p>10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5.04" table:style-name="ce1">
            <text:p>5,04</text:p>
          </table:table-cell>
          <table:table-cell office:value-type="string" table:style-name="ce1">
            <text:p>AJ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10419606" table:style-name="ce1">
            <text:p>104196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LIABC</text:p>
          </table:table-cell>
          <table:table-cell office:value-type="string" table:style-name="ce1">
            <text:p>XAVIER</text:p>
          </table:table-cell>
          <table:table-cell office:value-type="date" office:date-value="1973-01-19T00:00:00" table:style-name="ce4">
            <text:p>19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5.04" table:style-name="ce1">
            <text:p>5,0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09767" table:style-name="ce1">
            <text:p>107097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REABC</text:p>
          </table:table-cell>
          <table:table-cell office:value-type="string" table:style-name="ce1">
            <text:p>KADIA</text:p>
          </table:table-cell>
          <table:table-cell office:value-type="date" office:date-value="1979-07-27T00:00:00" table:style-name="ce4">
            <text:p>27/07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10.658000000000001" table:style-name="ce1">
            <text:p>10,65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88251" table:style-name="ce1">
            <text:p>94882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HAMABC</text:p>
          </table:table-cell>
          <table:table-cell office:value-type="string" table:style-name="ce1">
            <text:p>NAVILA</text:p>
          </table:table-cell>
          <table:table-cell office:value-type="date" office:date-value="1979-01-28T00:00:00" table:style-name="ce4">
            <text:p>28/0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2</text:p>
          </table:table-cell>
          <table:table-cell office:value-type="string" table:style-name="ce1">
            <text:p>Master1 Banq fin Ass (AP)</text:p>
          </table:table-cell>
          <table:table-cell office:value-type="float" office:value="11.776" table:style-name="ce1">
            <text:p>11,77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55606" table:style-name="ce1">
            <text:p>107556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YI-ABC</text:p>
          </table:table-cell>
          <table:table-cell office:value-type="string" table:style-name="ce1">
            <text:p>VIVIEN</text:p>
          </table:table-cell>
          <table:table-cell office:value-type="date" office:date-value="1981-09-15T00:00:00" table:style-name="ce4">
            <text:p>15/09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1.99" table:style-name="ce1">
            <text:p>11,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12482" table:style-name="ce1">
            <text:p>1001248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CIABC</text:p>
          </table:table-cell>
          <table:table-cell office:value-type="string" table:style-name="ce1">
            <text:p>ALEXIS</text:p>
          </table:table-cell>
          <table:table-cell office:value-type="date" office:date-value="1975-05-12T00:00:00" table:style-name="ce4">
            <text:p>12/05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11.613000000000001" table:style-name="ce1">
            <text:p>11,6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96795" table:style-name="ce1">
            <text:p>105967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COABC</text:p>
          </table:table-cell>
          <table:table-cell office:value-type="string" table:style-name="ce1">
            <text:p>MARIE-JULIE</text:p>
          </table:table-cell>
          <table:table-cell office:value-type="date" office:date-value="1970-03-31T00:00:00" table:style-name="ce4">
            <text:p>31/03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19" table:style-name="ce1">
            <text:p>14,1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71387" table:style-name="ce1">
            <text:p>89713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ILABC</text:p>
          </table:table-cell>
          <table:table-cell office:value-type="string" table:style-name="ce1">
            <text:p>SABINE</text:p>
          </table:table-cell>
          <table:table-cell office:value-type="date" office:date-value="1976-05-19T00:00:00" table:style-name="ce4">
            <text:p>19/05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7.1960000000000006" table:style-name="ce1">
            <text:p>7,19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88229" table:style-name="ce1">
            <text:p>102882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ILABC</text:p>
          </table:table-cell>
          <table:table-cell office:value-type="string" table:style-name="ce1">
            <text:p>SABINE</text:p>
          </table:table-cell>
          <table:table-cell office:value-type="date" office:date-value="1966-07-11T00:00:00" table:style-name="ce4">
            <text:p>11/07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7.8330000000000002" table:style-name="ce1">
            <text:p>7,83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49773" table:style-name="ce1">
            <text:p>994977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BYABC</text:p>
          </table:table-cell>
          <table:table-cell office:value-type="string" table:style-name="ce1">
            <text:p>ABDOUL-MOHAMED</text:p>
          </table:table-cell>
          <table:table-cell office:value-type="date" office:date-value="1970-11-06T00:00:00" table:style-name="ce4">
            <text:p>06/1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2</text:p>
          </table:table-cell>
          <table:table-cell office:value-type="string" table:style-name="ce1">
            <text:p>Master2Pro BFA (AP)</text:p>
          </table:table-cell>
          <table:table-cell office:value-type="float" office:value="12.775" table:style-name="ce1">
            <text:p>12,7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01407" table:style-name="ce1">
            <text:p>104014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ZACABC</text:p>
          </table:table-cell>
          <table:table-cell office:value-type="string" table:style-name="ce1">
            <text:p>AUDREY</text:p>
          </table:table-cell>
          <table:table-cell office:value-type="date" office:date-value="1968-07-21T00:00:00" table:style-name="ce4">
            <text:p>21/07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0.741" table:style-name="ce1">
            <text:p>10,74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60526" table:style-name="ce1">
            <text:p>1066052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SOABC</text:p>
          </table:table-cell>
          <table:table-cell office:value-type="string" table:style-name="ce1">
            <text:p>ILHAME</text:p>
          </table:table-cell>
          <table:table-cell office:value-type="date" office:date-value="1985-11-22T00:00:00" table:style-name="ce4">
            <text:p>22/1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8.9380000000000006" table:style-name="ce1">
            <text:p>8,93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14799" table:style-name="ce1">
            <text:p>106147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SOABC</text:p>
          </table:table-cell>
          <table:table-cell office:value-type="string" table:style-name="ce1">
            <text:p>ILHAME</text:p>
          </table:table-cell>
          <table:table-cell office:value-type="date" office:date-value="1978-06-15T00:00:00" table:style-name="ce4">
            <text:p>15/06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9.8330000000000002" table:style-name="ce1">
            <text:p>9,83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07230" table:style-name="ce1">
            <text:p>990723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REAABC</text:p>
          </table:table-cell>
          <table:table-cell office:value-type="string" table:style-name="ce1">
            <text:p>AURELIE</text:p>
          </table:table-cell>
          <table:table-cell office:value-type="date" office:date-value="1979-01-20T00:00:00" table:style-name="ce4">
            <text:p>20/0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EI</text:p>
          </table:table-cell>
          <table:table-cell office:value-type="string" table:style-name="ce1">
            <text:p>Master1 REI</text:p>
          </table:table-cell>
          <table:table-cell office:value-type="float" office:value="10.651" table:style-name="ce1">
            <text:p>10,65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03157" table:style-name="ce1">
            <text:p>92031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DEABC</text:p>
          </table:table-cell>
          <table:table-cell office:value-type="string" table:style-name="ce1">
            <text:p>SYLVIE</text:p>
          </table:table-cell>
          <table:table-cell office:value-type="date" office:date-value="1982-06-21T00:00:00" table:style-name="ce4">
            <text:p>21/06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1DRO</text:p>
          </table:table-cell>
          <table:table-cell office:value-type="string" table:style-name="ce1">
            <text:p>Lic Droit an1</text:p>
          </table:table-cell>
          <table:table-cell office:value-type="float" office:value="9.0210000000000008" table:style-name="ce1">
            <text:p>9,02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41907" table:style-name="ce1">
            <text:p>112419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DEABC</text:p>
          </table:table-cell>
          <table:table-cell office:value-type="string" table:style-name="ce1">
            <text:p>SYLVIE</text:p>
          </table:table-cell>
          <table:table-cell office:value-type="date" office:date-value="1978-12-03T00:00:00" table:style-name="ce4">
            <text:p>03/12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1DRO</text:p>
          </table:table-cell>
          <table:table-cell office:value-type="string" table:style-name="ce1">
            <text:p>Lic Droit an1</text:p>
          </table:table-cell>
          <table:table-cell office:value-type="float" office:value="9.1050000000000004" table:style-name="ce1">
            <text:p>9,1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33093" table:style-name="ce1">
            <text:p>102330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TPABC</text:p>
          </table:table-cell>
          <table:table-cell office:value-type="string" table:style-name="ce1">
            <text:p>SUBAJINI</text:p>
          </table:table-cell>
          <table:table-cell office:value-type="date" office:date-value="1970-01-23T00:00:00" table:style-name="ce4">
            <text:p>23/01/1970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9.4" table:style-name="ce1">
            <text:p>9,4</text:p>
          </table:table-cell>
          <table:table-cell office:value-type="string" table:style-name="ce1">
            <text:p>AJ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9895983" table:style-name="ce1">
            <text:p>98959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TPABC</text:p>
          </table:table-cell>
          <table:table-cell office:value-type="string" table:style-name="ce1">
            <text:p>SUBAJINI</text:p>
          </table:table-cell>
          <table:table-cell office:value-type="date" office:date-value="1985-03-13T00:00:00" table:style-name="ce4">
            <text:p>13/03/1985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G5GPR</text:p>
          </table:table-cell>
          <table:table-cell office:value-type="string" table:style-name="ce1">
            <text:p>Master2 PCI-GP</text:p>
          </table:table-cell>
          <table:table-cell office:value-type="float" office:value="9.6" table:style-name="ce1">
            <text:p>9,6</text:p>
          </table:table-cell>
          <table:table-cell office:value-type="string" table:style-name="ce1">
            <text:p>AJ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10900573" table:style-name="ce1">
            <text:p>109005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CHABC</text:p>
          </table:table-cell>
          <table:table-cell office:value-type="string" table:style-name="ce1">
            <text:p>ELODIE</text:p>
          </table:table-cell>
          <table:table-cell office:value-type="date" office:date-value="1967-11-30T00:00:00" table:style-name="ce4">
            <text:p>30/1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2.907" table:style-name="ce1">
            <text:p>12,90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32079" table:style-name="ce1">
            <text:p>90320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MIABC</text:p>
          </table:table-cell>
          <table:table-cell office:value-type="string" table:style-name="ce1">
            <text:p>DEBORAH</text:p>
          </table:table-cell>
          <table:table-cell office:value-type="date" office:date-value="1969-08-28T00:00:00" table:style-name="ce4">
            <text:p>28/08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21" table:style-name="ce1">
            <text:p>13,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30142" table:style-name="ce1">
            <text:p>97301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LARABC</text:p>
          </table:table-cell>
          <table:table-cell office:value-type="string" table:style-name="ce1">
            <text:p>VANESSA</text:p>
          </table:table-cell>
          <table:table-cell office:value-type="date" office:date-value="1983-01-28T00:00:00" table:style-name="ce4">
            <text:p>28/0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52" table:style-name="ce1">
            <text:p>13,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15216" table:style-name="ce1">
            <text:p>104152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BEABC</text:p>
          </table:table-cell>
          <table:table-cell office:value-type="string" table:style-name="ce1">
            <text:p>ELSA</text:p>
          </table:table-cell>
          <table:table-cell office:value-type="date" office:date-value="1973-08-16T00:00:00" table:style-name="ce4">
            <text:p>16/08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86" table:style-name="ce1">
            <text:p>12,8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66085" table:style-name="ce1">
            <text:p>91660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RYABC</text:p>
          </table:table-cell>
          <table:table-cell office:value-type="string" table:style-name="ce1">
            <text:p>COLLINE</text:p>
          </table:table-cell>
          <table:table-cell office:value-type="date" office:date-value="1983-03-10T00:00:00" table:style-name="ce4">
            <text:p>10/03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6" table:style-name="ce1">
            <text:p>13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80172" table:style-name="ce1">
            <text:p>99801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AVABC</text:p>
          </table:table-cell>
          <table:table-cell office:value-type="string" table:style-name="ce1">
            <text:p>CHARLOTTE</text:p>
          </table:table-cell>
          <table:table-cell office:value-type="date" office:date-value="1970-02-01T00:00:00" table:style-name="ce4">
            <text:p>01/02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2</text:p>
          </table:table-cell>
          <table:table-cell office:value-type="string" table:style-name="ce1">
            <text:p>Master1 Banq fin Ass (AP)</text:p>
          </table:table-cell>
          <table:table-cell office:value-type="float" office:value="13.118" table:style-name="ce1">
            <text:p>13,1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24729" table:style-name="ce1">
            <text:p>111247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FFAABC</text:p>
          </table:table-cell>
          <table:table-cell office:value-type="string" table:style-name="ce1">
            <text:p>NELLY</text:p>
          </table:table-cell>
          <table:table-cell office:value-type="date" office:date-value="1983-07-06T00:00:00" table:style-name="ce4">
            <text:p>06/07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AES4</text:p>
          </table:table-cell>
          <table:table-cell office:value-type="string" table:style-name="ce1">
            <text:p>Lic AES an2 (ITSRS)</text:p>
          </table:table-cell>
          <table:table-cell office:value-type="float" office:value="13.264000000000001" table:style-name="ce1">
            <text:p>13,26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90473" table:style-name="ce1">
            <text:p>108904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OBABC</text:p>
          </table:table-cell>
          <table:table-cell office:value-type="string" table:style-name="ce1">
            <text:p>AURORE</text:p>
          </table:table-cell>
          <table:table-cell office:value-type="date" office:date-value="1977-09-16T00:00:00" table:style-name="ce4">
            <text:p>16/09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0.62" table:style-name="ce1">
            <text:p>10,6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86363" table:style-name="ce1">
            <text:p>94863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TRABC</text:p>
          </table:table-cell>
          <table:table-cell office:value-type="string" table:style-name="ce1">
            <text:p>VANIA</text:p>
          </table:table-cell>
          <table:table-cell office:value-type="date" office:date-value="1984-01-10T00:00:00" table:style-name="ce4">
            <text:p>10/01/1984</text:p>
          </table:table-cell>
          <table:table-cell office:value-type="string" table:style-name="ce1">
            <text:p>139</text:p>
          </table:table-cell>
          <table:table-cell office:value-type="string" table:style-name="ce1">
            <text:p>PORTUGAIS(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0.717000000000001" table:style-name="ce1">
            <text:p>10,7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66920" table:style-name="ce1">
            <text:p>102669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NNABC</text:p>
          </table:table-cell>
          <table:table-cell office:value-type="string" table:style-name="ce1">
            <text:p>WALID</text:p>
          </table:table-cell>
          <table:table-cell office:value-type="date" office:date-value="1979-06-24T00:00:00" table:style-name="ce4">
            <text:p>24/06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GEO</text:p>
          </table:table-cell>
          <table:table-cell office:value-type="string" table:style-name="ce1">
            <text:p>Lic Hist-Geo an1 Geograph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96654" table:style-name="ce1">
            <text:p>108966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RAABC</text:p>
          </table:table-cell>
          <table:table-cell office:value-type="string" table:style-name="ce1">
            <text:p>GAELLE</text:p>
          </table:table-cell>
          <table:table-cell office:value-type="date" office:date-value="1970-11-21T00:00:00" table:style-name="ce4">
            <text:p>21/1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21" table:style-name="ce1">
            <text:p>13,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14560" table:style-name="ce1">
            <text:p>104145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AHABC</text:p>
          </table:table-cell>
          <table:table-cell office:value-type="string" table:style-name="ce1">
            <text:p>FATIMA</text:p>
          </table:table-cell>
          <table:table-cell office:value-type="date" office:date-value="1979-12-21T00:00:00" table:style-name="ce4">
            <text:p>21/1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MIA</text:p>
          </table:table-cell>
          <table:table-cell office:value-type="string" table:style-name="ce1">
            <text:p>Master1 LERCI - LEAMIA</text:p>
          </table:table-cell>
          <table:table-cell office:value-type="float" office:value="3.9350000000000001" table:style-name="ce1">
            <text:p>3,93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44941" table:style-name="ce1">
            <text:p>102449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AHABC</text:p>
          </table:table-cell>
          <table:table-cell office:value-type="string" table:style-name="ce1">
            <text:p>FATIMA</text:p>
          </table:table-cell>
          <table:table-cell office:value-type="date" office:date-value="1966-06-20T00:00:00" table:style-name="ce4">
            <text:p>20/06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MIA</text:p>
          </table:table-cell>
          <table:table-cell office:value-type="string" table:style-name="ce1">
            <text:p>Master1 LERCI - LEAMIA</text:p>
          </table:table-cell>
          <table:table-cell office:value-type="float" office:value="10.766" table:style-name="ce1">
            <text:p>10,76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73681" table:style-name="ce1">
            <text:p>947368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JENNIFER</text:p>
          </table:table-cell>
          <table:table-cell office:value-type="date" office:date-value="1984-04-01T00:00:00" table:style-name="ce4">
            <text:p>01/04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11" table:style-name="ce1">
            <text:p>13,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79885" table:style-name="ce1">
            <text:p>89798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LIABC</text:p>
          </table:table-cell>
          <table:table-cell office:value-type="string" table:style-name="ce1">
            <text:p>KEVIN</text:p>
          </table:table-cell>
          <table:table-cell office:value-type="date" office:date-value="1970-01-16T00:00:00" table:style-name="ce4">
            <text:p>16/0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0.641" table:style-name="ce1">
            <text:p>10,64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20332" table:style-name="ce1">
            <text:p>107203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LIABC</text:p>
          </table:table-cell>
          <table:table-cell office:value-type="string" table:style-name="ce1">
            <text:p>KEVIN</text:p>
          </table:table-cell>
          <table:table-cell office:value-type="date" office:date-value="1967-06-27T00:00:00" table:style-name="ce4">
            <text:p>27/06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0.9" table:style-name="ce1">
            <text:p>10,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47506" table:style-name="ce1">
            <text:p>108475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SABC</text:p>
          </table:table-cell>
          <table:table-cell office:value-type="string" table:style-name="ce1">
            <text:p>YOHAN</text:p>
          </table:table-cell>
          <table:table-cell office:value-type="date" office:date-value="1983-11-06T00:00:00" table:style-name="ce4">
            <text:p>06/1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4.33" table:style-name="ce1">
            <text:p>14,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75688" table:style-name="ce1">
            <text:p>102756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EDJABC</text:p>
          </table:table-cell>
          <table:table-cell office:value-type="string" table:style-name="ce1">
            <text:p>MARIE NOELLE</text:p>
          </table:table-cell>
          <table:table-cell office:value-type="date" office:date-value="1976-04-06T00:00:00" table:style-name="ce4">
            <text:p>06/04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EM</text:p>
          </table:table-cell>
          <table:table-cell office:value-type="string" table:style-name="ce1">
            <text:p>Master1 Culture et Media</text:p>
          </table:table-cell>
          <table:table-cell office:value-type="float" office:value="11.469000000000001" table:style-name="ce1">
            <text:p>11,46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26248" table:style-name="ce1">
            <text:p>95262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ADAABC</text:p>
          </table:table-cell>
          <table:table-cell office:value-type="string" table:style-name="ce1">
            <text:p>KARIM</text:p>
          </table:table-cell>
          <table:table-cell office:value-type="date" office:date-value="1973-12-28T00:00:00" table:style-name="ce4">
            <text:p>28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G2</text:p>
          </table:table-cell>
          <table:table-cell office:value-type="string" table:style-name="ce1">
            <text:p>Master1 BFGR (AP)</text:p>
          </table:table-cell>
          <table:table-cell office:value-type="float" office:value="14.33" table:style-name="ce1">
            <text:p>14,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06809" table:style-name="ce1">
            <text:p>104068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ERAABC</text:p>
          </table:table-cell>
          <table:table-cell office:value-type="string" table:style-name="ce1">
            <text:p>NADIA</text:p>
          </table:table-cell>
          <table:table-cell office:value-type="date" office:date-value="1971-04-29T00:00:00" table:style-name="ce4">
            <text:p>29/04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T</text:p>
          </table:table-cell>
          <table:table-cell office:value-type="string" table:style-name="ce1">
            <text:p>INGENIEUR TELECOM an3</text:p>
          </table:table-cell>
          <table:table-cell office:value-type="float" office:value="13.98" table:style-name="ce1">
            <text:p>13,9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49017" table:style-name="ce1">
            <text:p>95490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ORABC</text:p>
          </table:table-cell>
          <table:table-cell office:value-type="string" table:style-name="ce1">
            <text:p>MOULY</text:p>
          </table:table-cell>
          <table:table-cell office:value-type="date" office:date-value="1985-06-09T00:00:00" table:style-name="ce4">
            <text:p>09/06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235000000000001" table:style-name="ce1">
            <text:p>10,23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92710" table:style-name="ce1">
            <text:p>107927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DRABC</text:p>
          </table:table-cell>
          <table:table-cell office:value-type="string" table:style-name="ce1">
            <text:p>THIBAUT</text:p>
          </table:table-cell>
          <table:table-cell office:value-type="date" office:date-value="1967-04-03T00:00:00" table:style-name="ce4">
            <text:p>03/04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S3SST2</text:p>
          </table:table-cell>
          <table:table-cell office:value-type="string" table:style-name="ce1">
            <text:p>LIC PRO <text:s/>SBP SSTE (AP)</text:p>
          </table:table-cell>
          <table:table-cell office:value-type="float" office:value="12.35" table:style-name="ce1">
            <text:p>12,3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77880" table:style-name="ce1">
            <text:p>104778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MABC</text:p>
          </table:table-cell>
          <table:table-cell office:value-type="string" table:style-name="ce1">
            <text:p>SOKKHASSAK</text:p>
          </table:table-cell>
          <table:table-cell office:value-type="date" office:date-value="1972-09-06T00:00:00" table:style-name="ce4">
            <text:p>06/09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CI</text:p>
          </table:table-cell>
          <table:table-cell office:value-type="string" table:style-name="ce1">
            <text:p>Master1 Phys Chimie Ingen</text:p>
          </table:table-cell>
          <table:table-cell office:value-type="float" office:value="10.19" table:style-name="ce1">
            <text:p>10,19</text:p>
          </table:table-cell>
          <table:table-cell office:value-type="string" table:style-name="ce1">
            <text:p>AJ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0616866" table:style-name="ce1">
            <text:p>106168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KRABC</text:p>
          </table:table-cell>
          <table:table-cell office:value-type="string" table:style-name="ce1">
            <text:p>FARID</text:p>
          </table:table-cell>
          <table:table-cell office:value-type="date" office:date-value="1981-10-01T00:00:00" table:style-name="ce4">
            <text:p>01/10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2</text:p>
          </table:table-cell>
          <table:table-cell office:value-type="string" table:style-name="ce1">
            <text:p>Master1 GEO sp. CCA (AP)</text:p>
          </table:table-cell>
          <table:table-cell office:value-type="float" office:value="10.814" table:style-name="ce1">
            <text:p>10,8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31908" table:style-name="ce1">
            <text:p>933190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I ABC</text:p>
          </table:table-cell>
          <table:table-cell office:value-type="string" table:style-name="ce1">
            <text:p>KOMEL</text:p>
          </table:table-cell>
          <table:table-cell office:value-type="date" office:date-value="1975-12-15T00:00:00" table:style-name="ce4">
            <text:p>15/1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2.72" table:style-name="ce1">
            <text:p>12,7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09403" table:style-name="ce1">
            <text:p>97094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YTABC</text:p>
          </table:table-cell>
          <table:table-cell office:value-type="string" table:style-name="ce1">
            <text:p>SONIA</text:p>
          </table:table-cell>
          <table:table-cell office:value-type="date" office:date-value="1975-09-23T00:00:00" table:style-name="ce4">
            <text:p>23/09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1GEB</text:p>
          </table:table-cell>
          <table:table-cell office:value-type="string" table:style-name="ce1">
            <text:p>DUT GEA an1 sem2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41423" table:style-name="ce1">
            <text:p>96414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VIEABC</text:p>
          </table:table-cell>
          <table:table-cell office:value-type="string" table:style-name="ce1">
            <text:p>SANDY</text:p>
          </table:table-cell>
          <table:table-cell office:value-type="date" office:date-value="1981-10-26T00:00:00" table:style-name="ce4">
            <text:p>26/10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AES4</text:p>
          </table:table-cell>
          <table:table-cell office:value-type="string" table:style-name="ce1">
            <text:p>Lic AES an2 (ITSRS)</text:p>
          </table:table-cell>
          <table:table-cell office:value-type="float" office:value="12.389000000000001" table:style-name="ce1">
            <text:p>12,38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25367" table:style-name="ce1">
            <text:p>1112536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VAABC</text:p>
          </table:table-cell>
          <table:table-cell office:value-type="string" table:style-name="ce1">
            <text:p>SALMON</text:p>
          </table:table-cell>
          <table:table-cell office:value-type="date" office:date-value="1975-05-10T00:00:00" table:style-name="ce4">
            <text:p>10/05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12.575000000000001" table:style-name="ce1">
            <text:p>12,5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44318" table:style-name="ce1">
            <text:p>94443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HOABC</text:p>
          </table:table-cell>
          <table:table-cell office:value-type="string" table:style-name="ce1">
            <text:p>MANON</text:p>
          </table:table-cell>
          <table:table-cell office:value-type="date" office:date-value="1966-02-16T00:00:00" table:style-name="ce4">
            <text:p>16/02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2" table:style-name="ce1">
            <text:p>13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48180" table:style-name="ce1">
            <text:p>102481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PIABC</text:p>
          </table:table-cell>
          <table:table-cell office:value-type="string" table:style-name="ce1">
            <text:p>CAROLINE</text:p>
          </table:table-cell>
          <table:table-cell office:value-type="date" office:date-value="1981-09-30T00:00:00" table:style-name="ce4">
            <text:p>30/09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PI</text:p>
          </table:table-cell>
          <table:table-cell office:value-type="string" table:style-name="ce1">
            <text:p>Master2Rech DPIE-Intern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62858" table:style-name="ce1">
            <text:p>106628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GAABC</text:p>
          </table:table-cell>
          <table:table-cell office:value-type="string" table:style-name="ce1">
            <text:p>SARAH</text:p>
          </table:table-cell>
          <table:table-cell office:value-type="date" office:date-value="1985-04-28T00:00:00" table:style-name="ce4">
            <text:p>28/04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12.169" table:style-name="ce1">
            <text:p>12,16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70662" table:style-name="ce1">
            <text:p>95706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COABC</text:p>
          </table:table-cell>
          <table:table-cell office:value-type="string" table:style-name="ce1">
            <text:p>ASTA</text:p>
          </table:table-cell>
          <table:table-cell office:value-type="date" office:date-value="1974-12-28T00:00:00" table:style-name="ce4">
            <text:p>28/12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CCA2</text:p>
          </table:table-cell>
          <table:table-cell office:value-type="string" table:style-name="ce1">
            <text:p>LIC PRO ABF sp.CCA (AP)</text:p>
          </table:table-cell>
          <table:table-cell office:value-type="float" office:value="10.16" table:style-name="ce1">
            <text:p>10,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84515" table:style-name="ce1">
            <text:p>100845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ANABC</text:p>
          </table:table-cell>
          <table:table-cell office:value-type="string" table:style-name="ce1">
            <text:p>KATARINA</text:p>
          </table:table-cell>
          <table:table-cell office:value-type="date" office:date-value="1979-11-20T00:00:00" table:style-name="ce4">
            <text:p>20/1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511000000000001" table:style-name="ce1">
            <text:p>10,5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23889" table:style-name="ce1">
            <text:p>95238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ENTABC</text:p>
          </table:table-cell>
          <table:table-cell office:value-type="string" table:style-name="ce1">
            <text:p>JESSICA</text:p>
          </table:table-cell>
          <table:table-cell office:value-type="date" office:date-value="1976-02-12T00:00:00" table:style-name="ce4">
            <text:p>12/02/1976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4.077" table:style-name="ce1">
            <text:p>14,0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85149" table:style-name="ce1">
            <text:p>112851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UVABC</text:p>
          </table:table-cell>
          <table:table-cell office:value-type="string" table:style-name="ce1">
            <text:p>YVES</text:p>
          </table:table-cell>
          <table:table-cell office:value-type="date" office:date-value="1974-08-30T00:00:00" table:style-name="ce4">
            <text:p>30/08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11.62" table:style-name="ce1">
            <text:p>11,62</text:p>
          </table:table-cell>
          <table:table-cell office:value-type="string" table:style-name="ce1">
            <text:p>ADM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9904360" table:style-name="ce1">
            <text:p>99043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TIVABC</text:p>
          </table:table-cell>
          <table:table-cell office:value-type="string" table:style-name="ce1">
            <text:p>SIMON</text:p>
          </table:table-cell>
          <table:table-cell office:value-type="date" office:date-value="1987-08-11T00:00:00" table:style-name="ce4">
            <text:p>11/08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5.697000000000001" table:style-name="ce1">
            <text:p>15,69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30836" table:style-name="ce1">
            <text:p>1143083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SNABC</text:p>
          </table:table-cell>
          <table:table-cell office:value-type="string" table:style-name="ce1">
            <text:p>ABDELKRIM</text:p>
          </table:table-cell>
          <table:table-cell office:value-type="date" office:date-value="1978-08-28T00:00:00" table:style-name="ce4">
            <text:p>28/08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13.216000000000001" table:style-name="ce1">
            <text:p>13,2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05473" table:style-name="ce1">
            <text:p>93054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RAABC</text:p>
          </table:table-cell>
          <table:table-cell office:value-type="string" table:style-name="ce1">
            <text:p>LAVANIA</text:p>
          </table:table-cell>
          <table:table-cell office:value-type="date" office:date-value="1977-04-28T00:00:00" table:style-name="ce4">
            <text:p>28/04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</text:p>
          </table:table-cell>
          <table:table-cell office:value-type="string" table:style-name="ce1">
            <text:p>Master1 G.E.O. <text:s/>sp. CCA</text:p>
          </table:table-cell>
          <table:table-cell office:value-type="float" office:value="10.377000000000001" table:style-name="ce1">
            <text:p>10,3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08424" table:style-name="ce1">
            <text:p>97084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TIABC</text:p>
          </table:table-cell>
          <table:table-cell office:value-type="string" table:style-name="ce1">
            <text:p>ELODIE</text:p>
          </table:table-cell>
          <table:table-cell office:value-type="date" office:date-value="1976-12-31T00:00:00" table:style-name="ce4">
            <text:p>31/1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1.333" table:style-name="ce1">
            <text:p>11,3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42094" table:style-name="ce1">
            <text:p>105420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NDABC</text:p>
          </table:table-cell>
          <table:table-cell office:value-type="string" table:style-name="ce1">
            <text:p>MATHIEU</text:p>
          </table:table-cell>
          <table:table-cell office:value-type="date" office:date-value="1974-03-19T00:00:00" table:style-name="ce4">
            <text:p>19/03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TC</text:p>
          </table:table-cell>
          <table:table-cell office:value-type="string" table:style-name="ce1">
            <text:p>LIC PRO ABF sp.TCOB</text:p>
          </table:table-cell>
          <table:table-cell office:value-type="float" office:value="13.806000000000001" table:style-name="ce1">
            <text:p>13,8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64234" table:style-name="ce1">
            <text:p>108642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TABC</text:p>
          </table:table-cell>
          <table:table-cell office:value-type="string" table:style-name="ce1">
            <text:p>AMANDINE</text:p>
          </table:table-cell>
          <table:table-cell office:value-type="date" office:date-value="1971-11-13T00:00:00" table:style-name="ce4">
            <text:p>13/1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3.7" table:style-name="ce1">
            <text:p>3,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51108" table:style-name="ce1">
            <text:p>111511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NOCABC</text:p>
          </table:table-cell>
          <table:table-cell office:value-type="string" table:style-name="ce1">
            <text:p>JEAN-MARC</text:p>
          </table:table-cell>
          <table:table-cell office:value-type="date" office:date-value="1972-11-09T00:00:00" table:style-name="ce4">
            <text:p>09/1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CCA2</text:p>
          </table:table-cell>
          <table:table-cell office:value-type="string" table:style-name="ce1">
            <text:p>Master2Pro CCA (AP)</text:p>
          </table:table-cell>
          <table:table-cell office:value-type="float" office:value="10.979000000000001" table:style-name="ce1">
            <text:p>10,97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84944" table:style-name="ce1">
            <text:p>113849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VEABC</text:p>
          </table:table-cell>
          <table:table-cell office:value-type="string" table:style-name="ce1">
            <text:p>SEBASTIEN</text:p>
          </table:table-cell>
          <table:table-cell office:value-type="date" office:date-value="1973-12-08T00:00:00" table:style-name="ce4">
            <text:p>08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9.8490000000000002" table:style-name="ce1">
            <text:p>9,84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09854" table:style-name="ce1">
            <text:p>107098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VEABC</text:p>
          </table:table-cell>
          <table:table-cell office:value-type="string" table:style-name="ce1">
            <text:p>SEBASTIEN</text:p>
          </table:table-cell>
          <table:table-cell office:value-type="date" office:date-value="1967-09-08T00:00:00" table:style-name="ce4">
            <text:p>08/09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223000000000001" table:style-name="ce1">
            <text:p>10,22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55908" table:style-name="ce1">
            <text:p>98559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TCABC</text:p>
          </table:table-cell>
          <table:table-cell office:value-type="string" table:style-name="ce1">
            <text:p>KEVIN</text:p>
          </table:table-cell>
          <table:table-cell office:value-type="date" office:date-value="1980-01-05T00:00:00" table:style-name="ce4">
            <text:p>05/0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2.277000000000001" table:style-name="ce1">
            <text:p>12,27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98590" table:style-name="ce1">
            <text:p>98985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IANABC</text:p>
          </table:table-cell>
          <table:table-cell office:value-type="string" table:style-name="ce1">
            <text:p>NAJETTE</text:p>
          </table:table-cell>
          <table:table-cell office:value-type="date" office:date-value="1985-07-23T00:00:00" table:style-name="ce4">
            <text:p>23/07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2.093" table:style-name="ce1">
            <text:p>12,09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29189" table:style-name="ce1">
            <text:p>1002918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FANABC</text:p>
          </table:table-cell>
          <table:table-cell office:value-type="string" table:style-name="ce1">
            <text:p>DIARRA</text:p>
          </table:table-cell>
          <table:table-cell office:value-type="date" office:date-value="1966-01-21T00:00:00" table:style-name="ce4">
            <text:p>21/0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PCI</text:p>
          </table:table-cell>
          <table:table-cell office:value-type="string" table:style-name="ce1">
            <text:p>Master1 Phys Chimie Ingen</text:p>
          </table:table-cell>
          <table:table-cell office:value-type="float" office:value="9.82" table:style-name="ce1">
            <text:p>9,82</text:p>
          </table:table-cell>
          <table:table-cell office:value-type="string" table:style-name="ce1">
            <text:p>AJ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0783323" table:style-name="ce1">
            <text:p>107833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O WABC</text:p>
          </table:table-cell>
          <table:table-cell office:value-type="string" table:style-name="ce1">
            <text:p>VANESSA</text:p>
          </table:table-cell>
          <table:table-cell office:value-type="date" office:date-value="1971-11-16T00:00:00" table:style-name="ce4">
            <text:p>16/1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DIM</text:p>
          </table:table-cell>
          <table:table-cell office:value-type="string" table:style-name="ce1">
            <text:p>Master1 CIIL - DIMI</text:p>
          </table:table-cell>
          <table:table-cell office:value-type="float" office:value="11.336" table:style-name="ce1">
            <text:p>11,33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90002" table:style-name="ce1">
            <text:p>101900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'HOUABC</text:p>
          </table:table-cell>
          <table:table-cell office:value-type="string" table:style-name="ce1">
            <text:p>GREGOIRE</text:p>
          </table:table-cell>
          <table:table-cell office:value-type="date" office:date-value="1970-09-27T00:00:00" table:style-name="ce4">
            <text:p>27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3COM</text:p>
          </table:table-cell>
          <table:table-cell office:value-type="string" table:style-name="ce1">
            <text:p>Lic Info-Com an3</text:p>
          </table:table-cell>
          <table:table-cell office:value-type="float" office:value="10.453000000000001" table:style-name="ce1">
            <text:p>10,45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43049" table:style-name="ce1">
            <text:p>101430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ABC</text:p>
          </table:table-cell>
          <table:table-cell office:value-type="string" table:style-name="ce1">
            <text:p>ANAIS</text:p>
          </table:table-cell>
          <table:table-cell office:value-type="date" office:date-value="1986-04-26T00:00:00" table:style-name="ce4">
            <text:p>26/04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2GP</text:p>
          </table:table-cell>
          <table:table-cell office:value-type="string" table:style-name="ce1">
            <text:p>DUT GEA op. PMO an2</text:p>
          </table:table-cell>
          <table:table-cell office:value-type="float" office:value="12.57" table:style-name="ce1">
            <text:p>12,5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24639" table:style-name="ce1">
            <text:p>94246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ICABC</text:p>
          </table:table-cell>
          <table:table-cell office:value-type="string" table:style-name="ce1">
            <text:p>SIHEM</text:p>
          </table:table-cell>
          <table:table-cell office:value-type="date" office:date-value="1972-02-05T00:00:00" table:style-name="ce4">
            <text:p>05/0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9.7309999999999999" table:style-name="ce1">
            <text:p>9,73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90149" table:style-name="ce1">
            <text:p>98901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ICABC</text:p>
          </table:table-cell>
          <table:table-cell office:value-type="string" table:style-name="ce1">
            <text:p>SIHEM</text:p>
          </table:table-cell>
          <table:table-cell office:value-type="date" office:date-value="1987-05-17T00:00:00" table:style-name="ce4">
            <text:p>17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9.8250000000000011" table:style-name="ce1">
            <text:p>9,825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9111192" table:style-name="ce1">
            <text:p>91111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OCHABC</text:p>
          </table:table-cell>
          <table:table-cell office:value-type="string" table:style-name="ce1">
            <text:p>CORALIE</text:p>
          </table:table-cell>
          <table:table-cell office:value-type="date" office:date-value="1976-10-01T00:00:00" table:style-name="ce4">
            <text:p>01/10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8440000000000012" table:style-name="ce1">
            <text:p>8,84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05862" table:style-name="ce1">
            <text:p>92058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OCHABC</text:p>
          </table:table-cell>
          <table:table-cell office:value-type="string" table:style-name="ce1">
            <text:p>CORALIE</text:p>
          </table:table-cell>
          <table:table-cell office:value-type="date" office:date-value="1978-08-11T00:00:00" table:style-name="ce4">
            <text:p>11/08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907" table:style-name="ce1">
            <text:p>8,90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74924" table:style-name="ce1">
            <text:p>107749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SABC</text:p>
          </table:table-cell>
          <table:table-cell office:value-type="string" table:style-name="ce1">
            <text:p>ROMAIN</text:p>
          </table:table-cell>
          <table:table-cell office:value-type="date" office:date-value="1970-07-02T00:00:00" table:style-name="ce4">
            <text:p>02/07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3.012" table:style-name="ce1">
            <text:p>13,0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63525" table:style-name="ce1">
            <text:p>111635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JAABC</text:p>
          </table:table-cell>
          <table:table-cell office:value-type="string" table:style-name="ce1">
            <text:p>ROGINI</text:p>
          </table:table-cell>
          <table:table-cell office:value-type="date" office:date-value="1986-03-10T00:00:00" table:style-name="ce4">
            <text:p>10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8" table:style-name="ce1">
            <text:p>12,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71456" table:style-name="ce1">
            <text:p>112714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EBABC</text:p>
          </table:table-cell>
          <table:table-cell office:value-type="string" table:style-name="ce1">
            <text:p>AMEL</text:p>
          </table:table-cell>
          <table:table-cell office:value-type="date" office:date-value="1980-02-19T00:00:00" table:style-name="ce4">
            <text:p>19/0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IE</text:p>
          </table:table-cell>
          <table:table-cell office:value-type="string" table:style-name="ce1">
            <text:p>Master2Rec DEI pa. Eco</text:p>
          </table:table-cell>
          <table:table-cell office:value-type="float" office:value="9.8230000000000004" table:style-name="ce1">
            <text:p>9,82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97752" table:style-name="ce1">
            <text:p>97977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EBABC</text:p>
          </table:table-cell>
          <table:table-cell office:value-type="string" table:style-name="ce1">
            <text:p>AMEL</text:p>
          </table:table-cell>
          <table:table-cell office:value-type="date" office:date-value="1977-08-12T00:00:00" table:style-name="ce4">
            <text:p>12/08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IE</text:p>
          </table:table-cell>
          <table:table-cell office:value-type="string" table:style-name="ce1">
            <text:p>Master2Rec DEI pa. Eco</text:p>
          </table:table-cell>
          <table:table-cell office:value-type="float" office:value="10.302000000000001" table:style-name="ce1">
            <text:p>10,30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10557" table:style-name="ce1">
            <text:p>93105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BEABC</text:p>
          </table:table-cell>
          <table:table-cell office:value-type="string" table:style-name="ce1">
            <text:p>DRISSYA</text:p>
          </table:table-cell>
          <table:table-cell office:value-type="date" office:date-value="1985-05-17T00:00:00" table:style-name="ce4">
            <text:p>17/05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2</text:p>
          </table:table-cell>
          <table:table-cell office:value-type="string" table:style-name="ce1">
            <text:p>Master2Pro SP-CEP (AP)</text:p>
          </table:table-cell>
          <table:table-cell office:value-type="float" office:value="14.154" table:style-name="ce1">
            <text:p>14,15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49256" table:style-name="ce1">
            <text:p>106492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DABC</text:p>
          </table:table-cell>
          <table:table-cell office:value-type="string" table:style-name="ce1">
            <text:p>AHLAM</text:p>
          </table:table-cell>
          <table:table-cell office:value-type="date" office:date-value="1979-04-30T00:00:00" table:style-name="ce4">
            <text:p>30/04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E</text:p>
          </table:table-cell>
          <table:table-cell office:value-type="string" table:style-name="ce1">
            <text:p>Master1 Metiers ensg Esp</text:p>
          </table:table-cell>
          <table:table-cell office:value-type="float" office:value="12.029" table:style-name="ce1">
            <text:p>12,0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12131" table:style-name="ce1">
            <text:p>109121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ALABC</text:p>
          </table:table-cell>
          <table:table-cell office:value-type="string" table:style-name="ce1">
            <text:p>CELINE</text:p>
          </table:table-cell>
          <table:table-cell office:value-type="date" office:date-value="1982-04-18T00:00:00" table:style-name="ce4">
            <text:p>18/04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4.434000000000001" table:style-name="ce1">
            <text:p>14,4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07227" table:style-name="ce1">
            <text:p>110072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LLAABC</text:p>
          </table:table-cell>
          <table:table-cell office:value-type="string" table:style-name="ce1">
            <text:p>OUMAR</text:p>
          </table:table-cell>
          <table:table-cell office:value-type="date" office:date-value="1968-01-31T00:00:00" table:style-name="ce4">
            <text:p>31/0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LAE</text:p>
          </table:table-cell>
          <table:table-cell office:value-type="string" table:style-name="ce1">
            <text:p>Lic LEA Angl-Espagnol an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46102" table:style-name="ce1">
            <text:p>102461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LFUABC</text:p>
          </table:table-cell>
          <table:table-cell office:value-type="string" table:style-name="ce1">
            <text:p>ALEXANDRE</text:p>
          </table:table-cell>
          <table:table-cell office:value-type="date" office:date-value="1971-05-06T00:00:00" table:style-name="ce4">
            <text:p>06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9.2190000000000012" table:style-name="ce1">
            <text:p>9,219</text:p>
          </table:table-cell>
          <table:table-cell office:value-type="string" table:style-name="ce1">
            <text:p>ADMC</text:p>
          </table:table-cell>
          <table:table-cell table:number-columns-repeated="16373" table:style-name="ce1"/>
        </table:table-row>
        <table:table-row table:style-name="ro1">
          <table:table-cell office:value-type="float" office:value="9723516" table:style-name="ce1">
            <text:p>97235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RGUABC</text:p>
          </table:table-cell>
          <table:table-cell office:value-type="string" table:style-name="ce1">
            <text:p>FREDERICK</text:p>
          </table:table-cell>
          <table:table-cell office:value-type="date" office:date-value="1968-05-14T00:00:00" table:style-name="ce4">
            <text:p>14/05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92252" table:style-name="ce1">
            <text:p>114922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IRABC</text:p>
          </table:table-cell>
          <table:table-cell office:value-type="string" table:style-name="ce1">
            <text:p>OZEN</text:p>
          </table:table-cell>
          <table:table-cell office:value-type="date" office:date-value="1976-11-30T00:00:00" table:style-name="ce4">
            <text:p>30/1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1.99" table:style-name="ce1">
            <text:p>11,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26995" table:style-name="ce1">
            <text:p>104269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VAABC</text:p>
          </table:table-cell>
          <table:table-cell office:value-type="string" table:style-name="ce1">
            <text:p>THEVAPRIYA</text:p>
          </table:table-cell>
          <table:table-cell office:value-type="date" office:date-value="1974-12-10T00:00:00" table:style-name="ce4">
            <text:p>10/12/1974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38" table:style-name="ce1">
            <text:p>12,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15318" table:style-name="ce1">
            <text:p>112153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FAOABC</text:p>
          </table:table-cell>
          <table:table-cell office:value-type="string" table:style-name="ce1">
            <text:p>AMINE</text:p>
          </table:table-cell>
          <table:table-cell office:value-type="date" office:date-value="1987-04-30T00:00:00" table:style-name="ce4">
            <text:p>30/04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8.870000000000001" table:style-name="ce1">
            <text:p>8,87</text:p>
          </table:table-cell>
          <table:table-cell office:value-type="string" table:style-name="ce1">
            <text:p>AJ</text:p>
          </table:table-cell>
          <table:table-cell office:value-type="float" office:value="115" table:style-name="ce1">
            <text:p>115</text:p>
          </table:table-cell>
          <table:table-cell table:number-columns-repeated="16372"/>
        </table:table-row>
        <table:table-row table:style-name="ro1">
          <table:table-cell office:value-type="float" office:value="9598426" table:style-name="ce1">
            <text:p>95984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FAOABC</text:p>
          </table:table-cell>
          <table:table-cell office:value-type="string" table:style-name="ce1">
            <text:p>AMINE</text:p>
          </table:table-cell>
          <table:table-cell office:value-type="date" office:date-value="1986-03-13T00:00:00" table:style-name="ce4">
            <text:p>13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TA</text:p>
          </table:table-cell>
          <table:table-cell office:value-type="string" table:style-name="ce1">
            <text:p>Lic STAPS an2</text:p>
          </table:table-cell>
          <table:table-cell office:value-type="float" office:value="8.870000000000001" table:style-name="ce1">
            <text:p>8,8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95331" table:style-name="ce1">
            <text:p>104953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RTABC</text:p>
          </table:table-cell>
          <table:table-cell office:value-type="string" table:style-name="ce1">
            <text:p>DALILA</text:p>
          </table:table-cell>
          <table:table-cell office:value-type="date" office:date-value="1982-01-25T00:00:00" table:style-name="ce4">
            <text:p>25/0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3.903" table:style-name="ce1">
            <text:p>13,90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03184" table:style-name="ce1">
            <text:p>111031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RABC</text:p>
          </table:table-cell>
          <table:table-cell office:value-type="string" table:style-name="ce1">
            <text:p>SAFIE</text:p>
          </table:table-cell>
          <table:table-cell office:value-type="date" office:date-value="1985-01-20T00:00:00" table:style-name="ce4">
            <text:p>20/0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38" table:style-name="ce1">
            <text:p>13,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46842" table:style-name="ce1">
            <text:p>101468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 HABC</text:p>
          </table:table-cell>
          <table:table-cell office:value-type="string" table:style-name="ce1">
            <text:p>LESLYE</text:p>
          </table:table-cell>
          <table:table-cell office:value-type="date" office:date-value="1985-11-11T00:00:00" table:style-name="ce4">
            <text:p>11/1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RSE</text:p>
          </table:table-cell>
          <table:table-cell office:value-type="string" table:style-name="ce1">
            <text:p>Master2Pro Droit Social</text:p>
          </table:table-cell>
          <table:table-cell office:value-type="float" office:value="13.348000000000001" table:style-name="ce1">
            <text:p>13,34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92772" table:style-name="ce1">
            <text:p>103927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HIABC</text:p>
          </table:table-cell>
          <table:table-cell office:value-type="string" table:style-name="ce1">
            <text:p>SARAH</text:p>
          </table:table-cell>
          <table:table-cell office:value-type="date" office:date-value="1982-08-16T00:00:00" table:style-name="ce4">
            <text:p>16/08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1.0390000000000001" table:style-name="ce1">
            <text:p>1,03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28716" table:style-name="ce1">
            <text:p>98287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HIABC</text:p>
          </table:table-cell>
          <table:table-cell office:value-type="string" table:style-name="ce1">
            <text:p>SARAH</text:p>
          </table:table-cell>
          <table:table-cell office:value-type="date" office:date-value="1977-06-30T00:00:00" table:style-name="ce4">
            <text:p>30/06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3.8720000000000003" table:style-name="ce1">
            <text:p>3,872</text:p>
          </table:table-cell>
          <table:table-cell office:value-type="string" table:style-name="ce1">
            <text:p>AJ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0217582" table:style-name="ce1">
            <text:p>102175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SOABC</text:p>
          </table:table-cell>
          <table:table-cell office:value-type="string" table:style-name="ce1">
            <text:p>JULIE</text:p>
          </table:table-cell>
          <table:table-cell office:value-type="date" office:date-value="1969-04-15T00:00:00" table:style-name="ce4">
            <text:p>15/04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2.75" table:style-name="ce1">
            <text:p>12,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85080" table:style-name="ce1">
            <text:p>114850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SUIABC</text:p>
          </table:table-cell>
          <table:table-cell office:value-type="string" table:style-name="ce1">
            <text:p>PERETZ</text:p>
          </table:table-cell>
          <table:table-cell office:value-type="date" office:date-value="1973-08-03T00:00:00" table:style-name="ce4">
            <text:p>03/08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6.57" table:style-name="ce1">
            <text:p>6,5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43696" table:style-name="ce1">
            <text:p>100436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LABC</text:p>
          </table:table-cell>
          <table:table-cell office:value-type="string" table:style-name="ce1">
            <text:p>ALEXANDRA</text:p>
          </table:table-cell>
          <table:table-cell office:value-type="date" office:date-value="1971-05-30T00:00:00" table:style-name="ce4">
            <text:p>30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7.8240000000000007" table:style-name="ce1">
            <text:p>7,82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74241" table:style-name="ce1">
            <text:p>105742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LABC</text:p>
          </table:table-cell>
          <table:table-cell office:value-type="string" table:style-name="ce1">
            <text:p>ALEXANDRA</text:p>
          </table:table-cell>
          <table:table-cell office:value-type="date" office:date-value="1978-04-11T00:00:00" table:style-name="ce4">
            <text:p>11/04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8.5850000000000009" table:style-name="ce1">
            <text:p>8,585</text:p>
          </table:table-cell>
          <table:table-cell office:value-type="string" table:style-name="ce1">
            <text:p>AJ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11014458" table:style-name="ce1">
            <text:p>110144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LAWABC</text:p>
          </table:table-cell>
          <table:table-cell office:value-type="string" table:style-name="ce1">
            <text:p>SEBASTIEN</text:p>
          </table:table-cell>
          <table:table-cell office:value-type="date" office:date-value="1974-09-26T00:00:00" table:style-name="ce4">
            <text:p>26/09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2</text:p>
          </table:table-cell>
          <table:table-cell office:value-type="string" table:style-name="ce1">
            <text:p>Master1 GEO sp. CCA (AP)</text:p>
          </table:table-cell>
          <table:table-cell office:value-type="float" office:value="11.935" table:style-name="ce1">
            <text:p>11,93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79612" table:style-name="ce1">
            <text:p>1097961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 LAABC</text:p>
          </table:table-cell>
          <table:table-cell office:value-type="string" table:style-name="ce1">
            <text:p>MARION</text:p>
          </table:table-cell>
          <table:table-cell office:value-type="date" office:date-value="1982-08-20T00:00:00" table:style-name="ce4">
            <text:p>20/08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DE</text:p>
          </table:table-cell>
          <table:table-cell office:value-type="string" table:style-name="ce1">
            <text:p>Master2 ICO - Comm Entrep</text:p>
          </table:table-cell>
          <table:table-cell office:value-type="float" office:value="12.117000000000001" table:style-name="ce1">
            <text:p>12,1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63974" table:style-name="ce1">
            <text:p>91639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LFRABC</text:p>
          </table:table-cell>
          <table:table-cell office:value-type="string" table:style-name="ce1">
            <text:p>KAMRAN</text:p>
          </table:table-cell>
          <table:table-cell office:value-type="date" office:date-value="1981-01-22T00:00:00" table:style-name="ce4">
            <text:p>22/0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CE</text:p>
          </table:table-cell>
          <table:table-cell office:value-type="string" table:style-name="ce1">
            <text:p>Master2Pro Banq coop eur</text:p>
          </table:table-cell>
          <table:table-cell office:value-type="float" office:value="12.832000000000001" table:style-name="ce1">
            <text:p>12,83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42147" table:style-name="ce1">
            <text:p>89421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AMABC</text:p>
          </table:table-cell>
          <table:table-cell office:value-type="string" table:style-name="ce1">
            <text:p>LEILA</text:p>
          </table:table-cell>
          <table:table-cell office:value-type="date" office:date-value="1966-05-15T00:00:00" table:style-name="ce4">
            <text:p>15/05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</text:p>
          </table:table-cell>
          <table:table-cell office:value-type="string" table:style-name="ce1">
            <text:p>Master1Pro INFOCOM-CRH</text:p>
          </table:table-cell>
          <table:table-cell office:value-type="float" office:value="7.3109999999999999" table:style-name="ce1">
            <text:p>7,31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31469" table:style-name="ce1">
            <text:p>89314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BIABC</text:p>
          </table:table-cell>
          <table:table-cell office:value-type="string" table:style-name="ce1">
            <text:p>LAURIE</text:p>
          </table:table-cell>
          <table:table-cell office:value-type="date" office:date-value="1984-02-10T00:00:00" table:style-name="ce4">
            <text:p>10/0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4.122" table:style-name="ce1">
            <text:p>14,12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48493" table:style-name="ce1">
            <text:p>97484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ALABC</text:p>
          </table:table-cell>
          <table:table-cell office:value-type="string" table:style-name="ce1">
            <text:p>ALEXANDRE</text:p>
          </table:table-cell>
          <table:table-cell office:value-type="date" office:date-value="1981-09-21T00:00:00" table:style-name="ce4">
            <text:p>21/09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8.625" table:style-name="ce1">
            <text:p>8,62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91079" table:style-name="ce1">
            <text:p>909107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ALABC</text:p>
          </table:table-cell>
          <table:table-cell office:value-type="string" table:style-name="ce1">
            <text:p>ALEXANDRE</text:p>
          </table:table-cell>
          <table:table-cell office:value-type="date" office:date-value="1982-11-20T00:00:00" table:style-name="ce4">
            <text:p>20/1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9.3230000000000004" table:style-name="ce1">
            <text:p>9,323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9211840" table:style-name="ce1">
            <text:p>92118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CHOABC</text:p>
          </table:table-cell>
          <table:table-cell office:value-type="string" table:style-name="ce1">
            <text:p>HECTOR</text:p>
          </table:table-cell>
          <table:table-cell office:value-type="date" office:date-value="1987-05-22T00:00:00" table:style-name="ce4">
            <text:p>22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9.92" table:style-name="ce1">
            <text:p>9,92</text:p>
          </table:table-cell>
          <table:table-cell office:value-type="string" table:style-name="ce1">
            <text:p>AJ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10595684" table:style-name="ce1">
            <text:p>1059568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CHOABC</text:p>
          </table:table-cell>
          <table:table-cell office:value-type="string" table:style-name="ce1">
            <text:p>HECTOR</text:p>
          </table:table-cell>
          <table:table-cell office:value-type="date" office:date-value="1984-01-20T00:00:00" table:style-name="ce4">
            <text:p>20/0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10.42" table:style-name="ce1">
            <text:p>10,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21061" table:style-name="ce1">
            <text:p>98210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 KHABC</text:p>
          </table:table-cell>
          <table:table-cell office:value-type="string" table:style-name="ce1">
            <text:p>NADIA</text:p>
          </table:table-cell>
          <table:table-cell office:value-type="date" office:date-value="1978-04-19T00:00:00" table:style-name="ce4">
            <text:p>19/04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</text:p>
          </table:table-cell>
          <table:table-cell office:value-type="string" table:style-name="ce1">
            <text:p>Master1Pro INFOCOM-CRH</text:p>
          </table:table-cell>
          <table:table-cell office:value-type="float" office:value="7.87" table:style-name="ce1">
            <text:p>7,8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73461" table:style-name="ce1">
            <text:p>967346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 KHABC</text:p>
          </table:table-cell>
          <table:table-cell office:value-type="string" table:style-name="ce1">
            <text:p>NADIA</text:p>
          </table:table-cell>
          <table:table-cell office:value-type="date" office:date-value="1981-07-11T00:00:00" table:style-name="ce4">
            <text:p>11/07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</text:p>
          </table:table-cell>
          <table:table-cell office:value-type="string" table:style-name="ce1">
            <text:p>Master1Pro INFOCOM-CRH</text:p>
          </table:table-cell>
          <table:table-cell office:value-type="float" office:value="9.5359999999999996" table:style-name="ce1">
            <text:p>9,53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41472" table:style-name="ce1">
            <text:p>89414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UDABC</text:p>
          </table:table-cell>
          <table:table-cell office:value-type="string" table:style-name="ce1">
            <text:p>EMELINE</text:p>
          </table:table-cell>
          <table:table-cell office:value-type="date" office:date-value="1980-04-08T00:00:00" table:style-name="ce4">
            <text:p>08/04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3.554" table:style-name="ce1">
            <text:p>13,55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74020" table:style-name="ce1">
            <text:p>98740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STABC</text:p>
          </table:table-cell>
          <table:table-cell office:value-type="string" table:style-name="ce1">
            <text:p>LISE</text:p>
          </table:table-cell>
          <table:table-cell office:value-type="date" office:date-value="1975-03-06T00:00:00" table:style-name="ce4">
            <text:p>06/03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PSY</text:p>
          </table:table-cell>
          <table:table-cell office:value-type="string" table:style-name="ce1">
            <text:p>Lic Psychologie an1</text:p>
          </table:table-cell>
          <table:table-cell office:value-type="float" office:value="14.127000000000001" table:style-name="ce1">
            <text:p>14,127</text:p>
          </table:table-cell>
          <table:table-cell office:value-type="string" table:style-name="ce1">
            <text:p>ADM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0359214" table:style-name="ce1">
            <text:p>103592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SAABC</text:p>
          </table:table-cell>
          <table:table-cell office:value-type="string" table:style-name="ce1">
            <text:p>WEJAHET</text:p>
          </table:table-cell>
          <table:table-cell office:value-type="date" office:date-value="1967-12-13T00:00:00" table:style-name="ce4">
            <text:p>13/1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G</text:p>
          </table:table-cell>
          <table:table-cell office:value-type="string" table:style-name="ce1">
            <text:p>Lic Eco-Gestion an3 GEO</text:p>
          </table:table-cell>
          <table:table-cell office:value-type="float" office:value="4.4320000000000004" table:style-name="ce1">
            <text:p>4,43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92860" table:style-name="ce1">
            <text:p>104928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SAABC</text:p>
          </table:table-cell>
          <table:table-cell office:value-type="string" table:style-name="ce1">
            <text:p>WEJAHET</text:p>
          </table:table-cell>
          <table:table-cell office:value-type="date" office:date-value="1970-08-11T00:00:00" table:style-name="ce4">
            <text:p>11/08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G</text:p>
          </table:table-cell>
          <table:table-cell office:value-type="string" table:style-name="ce1">
            <text:p>Lic Eco-Gestion an3 GEO</text:p>
          </table:table-cell>
          <table:table-cell office:value-type="float" office:value="6.7170000000000005" table:style-name="ce1">
            <text:p>6,71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35909" table:style-name="ce1">
            <text:p>903590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CAABC</text:p>
          </table:table-cell>
          <table:table-cell office:value-type="string" table:style-name="ce1">
            <text:p>NICOLAS</text:p>
          </table:table-cell>
          <table:table-cell office:value-type="date" office:date-value="1965-12-26T00:00:00" table:style-name="ce4">
            <text:p>26/12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4480000000000004" table:style-name="ce1">
            <text:p>9,44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32558" table:style-name="ce1">
            <text:p>98325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CAABC</text:p>
          </table:table-cell>
          <table:table-cell office:value-type="string" table:style-name="ce1">
            <text:p>NICOLAS</text:p>
          </table:table-cell>
          <table:table-cell office:value-type="date" office:date-value="1986-10-02T00:00:00" table:style-name="ce4">
            <text:p>02/10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761000000000001" table:style-name="ce1">
            <text:p>9,76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07340" table:style-name="ce1">
            <text:p>110073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RHABC</text:p>
          </table:table-cell>
          <table:table-cell office:value-type="string" table:style-name="ce1">
            <text:p>MOHAMED</text:p>
          </table:table-cell>
          <table:table-cell office:value-type="date" office:date-value="1981-01-03T00:00:00" table:style-name="ce4">
            <text:p>03/01/1981</text:p>
          </table:table-cell>
          <table:table-cell office:value-type="string" table:style-name="ce1">
            <text:p>397</text:p>
          </table:table-cell>
          <table:table-cell office:value-type="string" table:style-name="ce1">
            <text:p>COMORIEN(N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2.759" table:style-name="ce1">
            <text:p>12,75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03990" table:style-name="ce1">
            <text:p>102039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 BOABC</text:p>
          </table:table-cell>
          <table:table-cell office:value-type="string" table:style-name="ce1">
            <text:p>FADILA</text:p>
          </table:table-cell>
          <table:table-cell office:value-type="date" office:date-value="1975-12-17T00:00:00" table:style-name="ce4">
            <text:p>17/12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PS</text:p>
          </table:table-cell>
          <table:table-cell office:value-type="string" table:style-name="ce1">
            <text:p>Lic AES an3 Act Publ Soc</text:p>
          </table:table-cell>
          <table:table-cell office:value-type="float" office:value="4.7090000000000005" table:style-name="ce1">
            <text:p>4,70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50158" table:style-name="ce1">
            <text:p>95501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KAABC</text:p>
          </table:table-cell>
          <table:table-cell office:value-type="string" table:style-name="ce1">
            <text:p>ALI</text:p>
          </table:table-cell>
          <table:table-cell office:value-type="date" office:date-value="1969-11-23T00:00:00" table:style-name="ce4">
            <text:p>23/1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1AES</text:p>
          </table:table-cell>
          <table:table-cell office:value-type="string" table:style-name="ce1">
            <text:p>Lic AES an1</text:p>
          </table:table-cell>
          <table:table-cell office:value-type="float" office:value="11.028" table:style-name="ce1">
            <text:p>11,02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64865" table:style-name="ce1">
            <text:p>95648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TONABC</text:p>
          </table:table-cell>
          <table:table-cell office:value-type="string" table:style-name="ce1">
            <text:p>AUDE</text:p>
          </table:table-cell>
          <table:table-cell office:value-type="date" office:date-value="1982-12-09T00:00:00" table:style-name="ce4">
            <text:p>09/12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9.0370000000000008" table:style-name="ce1">
            <text:p>9,03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76216" table:style-name="ce1">
            <text:p>109762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TONABC</text:p>
          </table:table-cell>
          <table:table-cell office:value-type="string" table:style-name="ce1">
            <text:p>AUDE</text:p>
          </table:table-cell>
          <table:table-cell office:value-type="date" office:date-value="1985-08-18T00:00:00" table:style-name="ce4">
            <text:p>18/08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10.318" table:style-name="ce1">
            <text:p>10,3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13140" table:style-name="ce1">
            <text:p>111131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TCHABC</text:p>
          </table:table-cell>
          <table:table-cell office:value-type="string" table:style-name="ce1">
            <text:p>ELISA</text:p>
          </table:table-cell>
          <table:table-cell office:value-type="date" office:date-value="1970-11-19T00:00:00" table:style-name="ce4">
            <text:p>19/1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RH</text:p>
          </table:table-cell>
          <table:table-cell office:value-type="string" table:style-name="ce1">
            <text:p>LIC PRO GRH op AP PS</text:p>
          </table:table-cell>
          <table:table-cell office:value-type="float" office:value="13.3" table:style-name="ce1">
            <text:p>13,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22259" table:style-name="ce1">
            <text:p>103222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KAABC</text:p>
          </table:table-cell>
          <table:table-cell office:value-type="string" table:style-name="ce1">
            <text:p>AMIRA</text:p>
          </table:table-cell>
          <table:table-cell office:value-type="date" office:date-value="1981-01-18T00:00:00" table:style-name="ce4">
            <text:p>18/0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1.736000000000001" table:style-name="ce1">
            <text:p>11,73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67689" table:style-name="ce1">
            <text:p>99676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TOUABC</text:p>
          </table:table-cell>
          <table:table-cell office:value-type="string" table:style-name="ce1">
            <text:p>KAOUTHAR</text:p>
          </table:table-cell>
          <table:table-cell office:value-type="date" office:date-value="1970-09-15T00:00:00" table:style-name="ce4">
            <text:p>15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DD</text:p>
          </table:table-cell>
          <table:table-cell office:value-type="string" table:style-name="ce1">
            <text:p>Master2 HTC-TDDDE</text:p>
          </table:table-cell>
          <table:table-cell office:value-type="float" office:value="14.25" table:style-name="ce1">
            <text:p>14,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56868" table:style-name="ce1">
            <text:p>91568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 FOABC</text:p>
          </table:table-cell>
          <table:table-cell office:value-type="string" table:style-name="ce1">
            <text:p>MAGALI</text:p>
          </table:table-cell>
          <table:table-cell office:value-type="date" office:date-value="1981-03-09T00:00:00" table:style-name="ce4">
            <text:p>09/03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2.804" table:style-name="ce1">
            <text:p>12,8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42026" table:style-name="ce1">
            <text:p>108420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 GUABC</text:p>
          </table:table-cell>
          <table:table-cell office:value-type="string" table:style-name="ce1">
            <text:p>BENJAMIN</text:p>
          </table:table-cell>
          <table:table-cell office:value-type="date" office:date-value="1969-01-10T00:00:00" table:style-name="ce4">
            <text:p>10/0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521000000000001" table:style-name="ce1">
            <text:p>10,5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19724" table:style-name="ce1">
            <text:p>93197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LEGABC</text:p>
          </table:table-cell>
          <table:table-cell office:value-type="string" table:style-name="ce1">
            <text:p>AUGUSTIN</text:p>
          </table:table-cell>
          <table:table-cell office:value-type="date" office:date-value="1980-10-24T00:00:00" table:style-name="ce4">
            <text:p>24/10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2PC</text:p>
          </table:table-cell>
          <table:table-cell office:value-type="string" table:style-name="ce1">
            <text:p>Lic Physiq-Chimie an2</text:p>
          </table:table-cell>
          <table:table-cell office:value-type="float" office:value="5.9130000000000003" table:style-name="ce1">
            <text:p>5,91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50821" table:style-name="ce1">
            <text:p>93508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LEGABC</text:p>
          </table:table-cell>
          <table:table-cell office:value-type="string" table:style-name="ce1">
            <text:p>AUGUSTIN</text:p>
          </table:table-cell>
          <table:table-cell office:value-type="date" office:date-value="1982-10-07T00:00:00" table:style-name="ce4">
            <text:p>07/10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2PC</text:p>
          </table:table-cell>
          <table:table-cell office:value-type="string" table:style-name="ce1">
            <text:p>Lic Physiq-Chimie an2</text:p>
          </table:table-cell>
          <table:table-cell office:value-type="float" office:value="5.9359999999999999" table:style-name="ce1">
            <text:p>5,93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72075" table:style-name="ce1">
            <text:p>100720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BIABC</text:p>
          </table:table-cell>
          <table:table-cell office:value-type="string" table:style-name="ce1">
            <text:p>OUAFA</text:p>
          </table:table-cell>
          <table:table-cell office:value-type="date" office:date-value="1969-02-25T00:00:00" table:style-name="ce4">
            <text:p>25/02/1969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D4DDA</text:p>
          </table:table-cell>
          <table:table-cell office:value-type="string" table:style-name="ce1">
            <text:p>Master1 Dt des Affaires</text:p>
          </table:table-cell>
          <table:table-cell office:value-type="float" office:value="10.136000000000001" table:style-name="ce1">
            <text:p>10,13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44563" table:style-name="ce1">
            <text:p>103445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AABC</text:p>
          </table:table-cell>
          <table:table-cell office:value-type="string" table:style-name="ce1">
            <text:p>HAJAR</text:p>
          </table:table-cell>
          <table:table-cell office:value-type="date" office:date-value="1984-11-06T00:00:00" table:style-name="ce4">
            <text:p>06/1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RSE</text:p>
          </table:table-cell>
          <table:table-cell office:value-type="string" table:style-name="ce1">
            <text:p>Master2Pro Droit Social</text:p>
          </table:table-cell>
          <table:table-cell office:value-type="float" office:value="12.806000000000001" table:style-name="ce1">
            <text:p>12,8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42133" table:style-name="ce1">
            <text:p>1054213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URABC</text:p>
          </table:table-cell>
          <table:table-cell office:value-type="string" table:style-name="ce1">
            <text:p>AMALLE</text:p>
          </table:table-cell>
          <table:table-cell office:value-type="date" office:date-value="1967-07-02T00:00:00" table:style-name="ce4">
            <text:p>02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7.7190000000000003" table:style-name="ce1">
            <text:p>7,71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31509" table:style-name="ce1">
            <text:p>90315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URABC</text:p>
          </table:table-cell>
          <table:table-cell office:value-type="string" table:style-name="ce1">
            <text:p>AMALLE</text:p>
          </table:table-cell>
          <table:table-cell office:value-type="date" office:date-value="1978-09-08T00:00:00" table:style-name="ce4">
            <text:p>08/09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615" table:style-name="ce1">
            <text:p>10,6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44946" table:style-name="ce1">
            <text:p>108449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QUABC</text:p>
          </table:table-cell>
          <table:table-cell office:value-type="string" table:style-name="ce1">
            <text:p>EMELINE</text:p>
          </table:table-cell>
          <table:table-cell office:value-type="date" office:date-value="1969-05-11T00:00:00" table:style-name="ce4">
            <text:p>11/05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0.32" table:style-name="ce1">
            <text:p>10,32</text:p>
          </table:table-cell>
          <table:table-cell office:value-type="string" table:style-name="ce1">
            <text:p>ADM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11128157" table:style-name="ce1">
            <text:p>111281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LOABC</text:p>
          </table:table-cell>
          <table:table-cell office:value-type="string" table:style-name="ce1">
            <text:p>ANTHONY</text:p>
          </table:table-cell>
          <table:table-cell office:value-type="date" office:date-value="1973-10-25T00:00:00" table:style-name="ce4">
            <text:p>25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5.11" table:style-name="ce1">
            <text:p>15,1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909316" table:style-name="ce1">
            <text:p>109093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IVABC</text:p>
          </table:table-cell>
          <table:table-cell office:value-type="string" table:style-name="ce1">
            <text:p>ALISSON</text:p>
          </table:table-cell>
          <table:table-cell office:value-type="date" office:date-value="1965-12-17T00:00:00" table:style-name="ce4">
            <text:p>17/12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10.19" table:style-name="ce1">
            <text:p>10,19</text:p>
          </table:table-cell>
          <table:table-cell office:value-type="string" table:style-name="ce1">
            <text:p>ADM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0581454" table:style-name="ce1">
            <text:p>105814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SAABC</text:p>
          </table:table-cell>
          <table:table-cell office:value-type="string" table:style-name="ce1">
            <text:p>ANAR</text:p>
          </table:table-cell>
          <table:table-cell office:value-type="date" office:date-value="1977-06-30T00:00:00" table:style-name="ce4">
            <text:p>30/06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8.0210000000000008" table:style-name="ce1">
            <text:p>8,02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04623" table:style-name="ce1">
            <text:p>92046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ALABC</text:p>
          </table:table-cell>
          <table:table-cell office:value-type="string" table:style-name="ce1">
            <text:p>HAMLAOUI</text:p>
          </table:table-cell>
          <table:table-cell office:value-type="date" office:date-value="1986-07-31T00:00:00" table:style-name="ce4">
            <text:p>31/07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2.55" table:style-name="ce1">
            <text:p>12,55</text:p>
          </table:table-cell>
          <table:table-cell office:value-type="string" table:style-name="ce1">
            <text:p>ADM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9769593" table:style-name="ce1">
            <text:p>97695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HLABC</text:p>
          </table:table-cell>
          <table:table-cell office:value-type="string" table:style-name="ce1">
            <text:p>SONIA</text:p>
          </table:table-cell>
          <table:table-cell office:value-type="date" office:date-value="1972-04-06T00:00:00" table:style-name="ce4">
            <text:p>06/04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RSE</text:p>
          </table:table-cell>
          <table:table-cell office:value-type="string" table:style-name="ce1">
            <text:p>Master2Pro Droit Social</text:p>
          </table:table-cell>
          <table:table-cell office:value-type="float" office:value="12.181000000000001" table:style-name="ce1">
            <text:p>12,18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47880" table:style-name="ce1">
            <text:p>91478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GEABC</text:p>
          </table:table-cell>
          <table:table-cell office:value-type="string" table:style-name="ce1">
            <text:p>JEROME</text:p>
          </table:table-cell>
          <table:table-cell office:value-type="date" office:date-value="1977-01-27T00:00:00" table:style-name="ce4">
            <text:p>27/01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7.8860000000000001" table:style-name="ce1">
            <text:p>7,88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07098" table:style-name="ce1">
            <text:p>98070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GEABC</text:p>
          </table:table-cell>
          <table:table-cell office:value-type="string" table:style-name="ce1">
            <text:p>JEROME</text:p>
          </table:table-cell>
          <table:table-cell office:value-type="date" office:date-value="1978-07-26T00:00:00" table:style-name="ce4">
            <text:p>26/07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13.519" table:style-name="ce1">
            <text:p>13,51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19102" table:style-name="ce1">
            <text:p>99191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KHABC</text:p>
          </table:table-cell>
          <table:table-cell office:value-type="string" table:style-name="ce1">
            <text:p>WALYD</text:p>
          </table:table-cell>
          <table:table-cell office:value-type="date" office:date-value="1971-06-08T00:00:00" table:style-name="ce4">
            <text:p>08/06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HGE</text:p>
          </table:table-cell>
          <table:table-cell office:value-type="string" table:style-name="ce1">
            <text:p>Lic Hist-Geo an3 Hist-Geo</text:p>
          </table:table-cell>
          <table:table-cell office:value-type="float" office:value="10.034000000000001" table:style-name="ce1">
            <text:p>10,0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09083" table:style-name="ce1">
            <text:p>930908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KHABC</text:p>
          </table:table-cell>
          <table:table-cell office:value-type="string" table:style-name="ce1">
            <text:p>WALYD</text:p>
          </table:table-cell>
          <table:table-cell office:value-type="date" office:date-value="1979-03-24T00:00:00" table:style-name="ce4">
            <text:p>24/03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HGE</text:p>
          </table:table-cell>
          <table:table-cell office:value-type="string" table:style-name="ce1">
            <text:p>Lic Hist-Geo an3 Hist-Geo</text:p>
          </table:table-cell>
          <table:table-cell office:value-type="float" office:value="10.184000000000001" table:style-name="ce1">
            <text:p>10,1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20064" table:style-name="ce1">
            <text:p>1022006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INHABC</text:p>
          </table:table-cell>
          <table:table-cell office:value-type="string" table:style-name="ce1">
            <text:p>ANH-DUNG</text:p>
          </table:table-cell>
          <table:table-cell office:value-type="date" office:date-value="1981-07-14T00:00:00" table:style-name="ce4">
            <text:p>14/07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3.6" table:style-name="ce1">
            <text:p>13,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0544242" table:style-name="ce1">
            <text:p>105442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INABC</text:p>
          </table:table-cell>
          <table:table-cell office:value-type="string" table:style-name="ce1">
            <text:p>BENOIT</text:p>
          </table:table-cell>
          <table:table-cell office:value-type="date" office:date-value="1987-05-28T00:00:00" table:style-name="ce4">
            <text:p>28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2</text:p>
          </table:table-cell>
          <table:table-cell office:value-type="string" table:style-name="ce1">
            <text:p>Master2Pro SP-CEP (AP)</text:p>
          </table:table-cell>
          <table:table-cell office:value-type="float" office:value="13.654" table:style-name="ce1">
            <text:p>13,65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68001" table:style-name="ce1">
            <text:p>96680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ICABC</text:p>
          </table:table-cell>
          <table:table-cell office:value-type="string" table:style-name="ce1">
            <text:p>MARIE</text:p>
          </table:table-cell>
          <table:table-cell office:value-type="date" office:date-value="1977-07-28T00:00:00" table:style-name="ce4">
            <text:p>28/07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IE</text:p>
          </table:table-cell>
          <table:table-cell office:value-type="string" table:style-name="ce1">
            <text:p>Master2Rec DEI pa. Eco</text:p>
          </table:table-cell>
          <table:table-cell office:value-type="float" office:value="8.729000000000001" table:style-name="ce1">
            <text:p>8,72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14026" table:style-name="ce1">
            <text:p>112140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CHUABC</text:p>
          </table:table-cell>
          <table:table-cell office:value-type="string" table:style-name="ce1">
            <text:p>RUBESH</text:p>
          </table:table-cell>
          <table:table-cell office:value-type="date" office:date-value="1987-05-21T00:00:00" table:style-name="ce4">
            <text:p>21/05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10.362" table:style-name="ce1">
            <text:p>10,36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25538" table:style-name="ce1">
            <text:p>103255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PASABC</text:p>
          </table:table-cell>
          <table:table-cell office:value-type="string" table:style-name="ce1">
            <text:p>ROBEN</text:p>
          </table:table-cell>
          <table:table-cell office:value-type="date" office:date-value="1974-03-08T00:00:00" table:style-name="ce4">
            <text:p>08/03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LAE</text:p>
          </table:table-cell>
          <table:table-cell office:value-type="string" table:style-name="ce1">
            <text:p>Lic LEA Angl-Espagnol an1</text:p>
          </table:table-cell>
          <table:table-cell office:value-type="float" office:value="10.229000000000001" table:style-name="ce1">
            <text:p>10,22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00992" table:style-name="ce1">
            <text:p>1060099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PASABC</text:p>
          </table:table-cell>
          <table:table-cell office:value-type="string" table:style-name="ce1">
            <text:p>ROBEN</text:p>
          </table:table-cell>
          <table:table-cell office:value-type="date" office:date-value="1968-02-08T00:00:00" table:style-name="ce4">
            <text:p>08/02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LAE</text:p>
          </table:table-cell>
          <table:table-cell office:value-type="string" table:style-name="ce1">
            <text:p>Lic LEA Angl-Espagnol an1</text:p>
          </table:table-cell>
          <table:table-cell office:value-type="float" office:value="12.648000000000001" table:style-name="ce1">
            <text:p>12,64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70447" table:style-name="ce1">
            <text:p>1147044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YAHABC</text:p>
          </table:table-cell>
          <table:table-cell office:value-type="string" table:style-name="ce1">
            <text:p>MOURAD</text:p>
          </table:table-cell>
          <table:table-cell office:value-type="date" office:date-value="1969-10-27T00:00:00" table:style-name="ce4">
            <text:p>27/10/1969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1EGE</text:p>
          </table:table-cell>
          <table:table-cell office:value-type="string" table:style-name="ce1">
            <text:p>Lic Eco-Gestion an1</text:p>
          </table:table-cell>
          <table:table-cell office:value-type="float" office:value="1.4340000000000002" table:style-name="ce1">
            <text:p>1,4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26947" table:style-name="ce1">
            <text:p>92269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SAABC</text:p>
          </table:table-cell>
          <table:table-cell office:value-type="string" table:style-name="ce1">
            <text:p>SARAH</text:p>
          </table:table-cell>
          <table:table-cell office:value-type="date" office:date-value="1968-11-26T00:00:00" table:style-name="ce4">
            <text:p>26/11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8" table:style-name="ce1">
            <text:p>13,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73846" table:style-name="ce1">
            <text:p>110738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LASABC</text:p>
          </table:table-cell>
          <table:table-cell office:value-type="string" table:style-name="ce1">
            <text:p>LAETITIA</text:p>
          </table:table-cell>
          <table:table-cell office:value-type="date" office:date-value="1978-03-21T00:00:00" table:style-name="ce4">
            <text:p>21/03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PI</text:p>
          </table:table-cell>
          <table:table-cell office:value-type="string" table:style-name="ce1">
            <text:p>Master1 Droit Public Int.</text:p>
          </table:table-cell>
          <table:table-cell office:value-type="float" office:value="12.538" table:style-name="ce1">
            <text:p>12,53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56762" table:style-name="ce1">
            <text:p>98567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NEABC</text:p>
          </table:table-cell>
          <table:table-cell office:value-type="string" table:style-name="ce1">
            <text:p>FRANCIS</text:p>
          </table:table-cell>
          <table:table-cell office:value-type="date" office:date-value="1971-06-14T00:00:00" table:style-name="ce4">
            <text:p>14/06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09" table:style-name="ce1">
            <text:p>13,0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57188" table:style-name="ce1">
            <text:p>110571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IABC</text:p>
          </table:table-cell>
          <table:table-cell office:value-type="string" table:style-name="ce1">
            <text:p>SAFAA</text:p>
          </table:table-cell>
          <table:table-cell office:value-type="date" office:date-value="1979-12-24T00:00:00" table:style-name="ce4">
            <text:p>24/1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9.0839999999999996" table:style-name="ce1">
            <text:p>9,08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36786" table:style-name="ce1">
            <text:p>98367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IABC</text:p>
          </table:table-cell>
          <table:table-cell office:value-type="string" table:style-name="ce1">
            <text:p>SAFAA</text:p>
          </table:table-cell>
          <table:table-cell office:value-type="date" office:date-value="1972-12-11T00:00:00" table:style-name="ce4">
            <text:p>11/1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771000000000001" table:style-name="ce1">
            <text:p>10,77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99619" table:style-name="ce1">
            <text:p>92996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OUAABC</text:p>
          </table:table-cell>
          <table:table-cell office:value-type="string" table:style-name="ce1">
            <text:p>NADIA</text:p>
          </table:table-cell>
          <table:table-cell office:value-type="date" office:date-value="1983-07-27T00:00:00" table:style-name="ce4">
            <text:p>27/07/1983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99" table:style-name="ce1">
            <text:p>10,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80835" table:style-name="ce1">
            <text:p>98808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VILABC</text:p>
          </table:table-cell>
          <table:table-cell office:value-type="string" table:style-name="ce1">
            <text:p>LARA</text:p>
          </table:table-cell>
          <table:table-cell office:value-type="date" office:date-value="1980-04-01T00:00:00" table:style-name="ce4">
            <text:p>01/04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APS</text:p>
          </table:table-cell>
          <table:table-cell office:value-type="string" table:style-name="ce1">
            <text:p>Master1 <text:s/>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0364141" table:style-name="ce1">
            <text:p>103641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CUNABC</text:p>
          </table:table-cell>
          <table:table-cell office:value-type="string" table:style-name="ce1">
            <text:p>STEVEN</text:p>
          </table:table-cell>
          <table:table-cell office:value-type="date" office:date-value="1972-11-06T00:00:00" table:style-name="ce4">
            <text:p>06/1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44072" table:style-name="ce1">
            <text:p>93440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CUNABC</text:p>
          </table:table-cell>
          <table:table-cell office:value-type="string" table:style-name="ce1">
            <text:p>STEVEN</text:p>
          </table:table-cell>
          <table:table-cell office:value-type="date" office:date-value="1970-07-27T00:00:00" table:style-name="ce4">
            <text:p>27/07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6.91" table:style-name="ce1">
            <text:p>6,9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007520" table:style-name="ce1">
            <text:p>90075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UELABC</text:p>
          </table:table-cell>
          <table:table-cell office:value-type="string" table:style-name="ce1">
            <text:p>SEVERINE</text:p>
          </table:table-cell>
          <table:table-cell office:value-type="date" office:date-value="1970-09-03T00:00:00" table:style-name="ce4">
            <text:p>03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23" table:style-name="ce1">
            <text:p>9,2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98353" table:style-name="ce1">
            <text:p>103983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ZUELABC</text:p>
          </table:table-cell>
          <table:table-cell office:value-type="string" table:style-name="ce1">
            <text:p>SEVERINE</text:p>
          </table:table-cell>
          <table:table-cell office:value-type="date" office:date-value="1983-01-17T00:00:00" table:style-name="ce4">
            <text:p>17/0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75" table:style-name="ce1">
            <text:p>9,7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244638" table:style-name="ce1">
            <text:p>92446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MBABC</text:p>
          </table:table-cell>
          <table:table-cell office:value-type="string" table:style-name="ce1">
            <text:p>CYNTHIA</text:p>
          </table:table-cell>
          <table:table-cell office:value-type="date" office:date-value="1982-06-27T00:00:00" table:style-name="ce4">
            <text:p>27/06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61" table:style-name="ce1">
            <text:p>14,6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925664" table:style-name="ce1">
            <text:p>99256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DEABC</text:p>
          </table:table-cell>
          <table:table-cell office:value-type="string" table:style-name="ce1">
            <text:p>CHRISTEL</text:p>
          </table:table-cell>
          <table:table-cell office:value-type="date" office:date-value="1977-07-23T00:00:00" table:style-name="ce4">
            <text:p>23/07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4" table:style-name="ce1">
            <text:p>14,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72297" table:style-name="ce1">
            <text:p>1147229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NSABC</text:p>
          </table:table-cell>
          <table:table-cell office:value-type="string" table:style-name="ce1">
            <text:p>MAKHLOUF</text:p>
          </table:table-cell>
          <table:table-cell office:value-type="date" office:date-value="1980-10-16T00:00:00" table:style-name="ce4">
            <text:p>16/10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</text:p>
          </table:table-cell>
          <table:table-cell office:value-type="string" table:style-name="ce1">
            <text:p>Master2Pro EFI-BFGR</text:p>
          </table:table-cell>
          <table:table-cell office:value-type="float" office:value="12.4" table:style-name="ce1">
            <text:p>12,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75370" table:style-name="ce1">
            <text:p>113753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RRABC</text:p>
          </table:table-cell>
          <table:table-cell office:value-type="string" table:style-name="ce1">
            <text:p>SARAH</text:p>
          </table:table-cell>
          <table:table-cell office:value-type="date" office:date-value="1970-02-03T00:00:00" table:style-name="ce4">
            <text:p>03/02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9.854000000000001" table:style-name="ce1">
            <text:p>9,85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636609" table:style-name="ce1">
            <text:p>96366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ERRABC</text:p>
          </table:table-cell>
          <table:table-cell office:value-type="string" table:style-name="ce1">
            <text:p>SARAH</text:p>
          </table:table-cell>
          <table:table-cell office:value-type="date" office:date-value="1974-07-11T00:00:00" table:style-name="ce4">
            <text:p>11/07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RSE</text:p>
          </table:table-cell>
          <table:table-cell office:value-type="string" table:style-name="ce1">
            <text:p>Master1 Pro Dt Social RSE</text:p>
          </table:table-cell>
          <table:table-cell office:value-type="float" office:value="10.417" table:style-name="ce1">
            <text:p>10,41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00093" table:style-name="ce1">
            <text:p>111000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IDABC</text:p>
          </table:table-cell>
          <table:table-cell office:value-type="string" table:style-name="ce1">
            <text:p>RAMZI</text:p>
          </table:table-cell>
          <table:table-cell office:value-type="date" office:date-value="1985-04-19T00:00:00" table:style-name="ce4">
            <text:p>19/04/1985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056674" table:style-name="ce1">
            <text:p>90566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REABC</text:p>
          </table:table-cell>
          <table:table-cell office:value-type="string" table:style-name="ce1">
            <text:p>MYRIAM</text:p>
          </table:table-cell>
          <table:table-cell office:value-type="date" office:date-value="1966-05-26T00:00:00" table:style-name="ce4">
            <text:p>26/05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5.052000000000001" table:style-name="ce1">
            <text:p>15,05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53180" table:style-name="ce1">
            <text:p>114531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MOABC</text:p>
          </table:table-cell>
          <table:table-cell office:value-type="string" table:style-name="ce1">
            <text:p>SABRINA</text:p>
          </table:table-cell>
          <table:table-cell office:value-type="date" office:date-value="1986-11-10T00:00:00" table:style-name="ce4">
            <text:p>10/1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219000000000001" table:style-name="ce1">
            <text:p>10,21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88692" table:style-name="ce1">
            <text:p>110886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SSABC</text:p>
          </table:table-cell>
          <table:table-cell office:value-type="string" table:style-name="ce1">
            <text:p>VIRGINIE</text:p>
          </table:table-cell>
          <table:table-cell office:value-type="date" office:date-value="1979-12-05T00:00:00" table:style-name="ce4">
            <text:p>05/1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51" table:style-name="ce1">
            <text:p>13,5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644191" table:style-name="ce1">
            <text:p>106441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NIABC</text:p>
          </table:table-cell>
          <table:table-cell office:value-type="string" table:style-name="ce1">
            <text:p>PAULINE</text:p>
          </table:table-cell>
          <table:table-cell office:value-type="date" office:date-value="1965-09-19T00:00:00" table:style-name="ce4">
            <text:p>19/09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1.24" table:style-name="ce1">
            <text:p>11,2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60859" table:style-name="ce1">
            <text:p>936085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DEABC</text:p>
          </table:table-cell>
          <table:table-cell office:value-type="string" table:style-name="ce1">
            <text:p>SEBASTIEN</text:p>
          </table:table-cell>
          <table:table-cell office:value-type="date" office:date-value="1969-05-09T00:00:00" table:style-name="ce4">
            <text:p>09/05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DEI</text:p>
          </table:table-cell>
          <table:table-cell office:value-type="string" table:style-name="ce1">
            <text:p>Master1 Dt Europ Interna</text:p>
          </table:table-cell>
          <table:table-cell office:value-type="float" office:value="10.375" table:style-name="ce1">
            <text:p>10,37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49692" table:style-name="ce1">
            <text:p>100496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OMABC</text:p>
          </table:table-cell>
          <table:table-cell office:value-type="string" table:style-name="ce1">
            <text:p>KEMBERLY</text:p>
          </table:table-cell>
          <table:table-cell office:value-type="date" office:date-value="1986-08-01T00:00:00" table:style-name="ce4">
            <text:p>01/08/1986</text:p>
          </table:table-cell>
          <table:table-cell office:value-type="string" table:style-name="ce1">
            <text:p>410</text:p>
          </table:table-cell>
          <table:table-cell office:value-type="string" table:style-name="ce1">
            <text:p>HAITIEN(N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10.172000000000001" table:style-name="ce1">
            <text:p>10,17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158530" table:style-name="ce1">
            <text:p>915853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BIABC</text:p>
          </table:table-cell>
          <table:table-cell office:value-type="string" table:style-name="ce1">
            <text:p>SABRINA</text:p>
          </table:table-cell>
          <table:table-cell office:value-type="date" office:date-value="1974-09-07T00:00:00" table:style-name="ce4">
            <text:p>07/09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5.16" table:style-name="ce1">
            <text:p>15,1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59627" table:style-name="ce1">
            <text:p>89596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RDIABC</text:p>
          </table:table-cell>
          <table:table-cell office:value-type="string" table:style-name="ce1">
            <text:p>PHILIPPE</text:p>
          </table:table-cell>
          <table:table-cell office:value-type="date" office:date-value="1984-04-10T00:00:00" table:style-name="ce4">
            <text:p>10/04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ETS</text:p>
          </table:table-cell>
          <table:table-cell office:value-type="string" table:style-name="ce1">
            <text:p>Master2Pro Etudes Strat</text:p>
          </table:table-cell>
          <table:table-cell office:value-type="float" office:value="13.173" table:style-name="ce1">
            <text:p>13,17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18283" table:style-name="ce1">
            <text:p>103182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POUABC</text:p>
          </table:table-cell>
          <table:table-cell office:value-type="string" table:style-name="ce1">
            <text:p>CELINE</text:p>
          </table:table-cell>
          <table:table-cell office:value-type="date" office:date-value="1977-12-25T00:00:00" table:style-name="ce4">
            <text:p>25/12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8.7200000000000006" table:style-name="ce1">
            <text:p>8,7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95784" table:style-name="ce1">
            <text:p>98957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POUABC</text:p>
          </table:table-cell>
          <table:table-cell office:value-type="string" table:style-name="ce1">
            <text:p>CELINE</text:p>
          </table:table-cell>
          <table:table-cell office:value-type="date" office:date-value="1985-03-13T00:00:00" table:style-name="ce4">
            <text:p>13/03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1.79" table:style-name="ce1">
            <text:p>11,7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53627" table:style-name="ce1">
            <text:p>99536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ETABC</text:p>
          </table:table-cell>
          <table:table-cell office:value-type="string" table:style-name="ce1">
            <text:p>JULIEN</text:p>
          </table:table-cell>
          <table:table-cell office:value-type="date" office:date-value="1986-04-15T00:00:00" table:style-name="ce4">
            <text:p>15/04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3.786000000000001" table:style-name="ce1">
            <text:p>13,78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64209" table:style-name="ce1">
            <text:p>113642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GRABC</text:p>
          </table:table-cell>
          <table:table-cell office:value-type="string" table:style-name="ce1">
            <text:p>AURELIA</text:p>
          </table:table-cell>
          <table:table-cell office:value-type="date" office:date-value="1972-12-25T00:00:00" table:style-name="ce4">
            <text:p>25/1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4.034000000000001" table:style-name="ce1">
            <text:p>14,03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52538" table:style-name="ce1">
            <text:p>93525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EGABC</text:p>
          </table:table-cell>
          <table:table-cell office:value-type="string" table:style-name="ce1">
            <text:p>AMANDINE</text:p>
          </table:table-cell>
          <table:table-cell office:value-type="date" office:date-value="1987-06-02T00:00:00" table:style-name="ce4">
            <text:p>02/06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29" table:style-name="ce1">
            <text:p>13,2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27302" table:style-name="ce1">
            <text:p>107273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INEABC</text:p>
          </table:table-cell>
          <table:table-cell office:value-type="string" table:style-name="ce1">
            <text:p>VIVIEN</text:p>
          </table:table-cell>
          <table:table-cell office:value-type="date" office:date-value="1979-03-11T00:00:00" table:style-name="ce4">
            <text:p>11/03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A</text:p>
          </table:table-cell>
          <table:table-cell office:value-type="string" table:style-name="ce1">
            <text:p>Lic STAPS sp. APA an3</text:p>
          </table:table-cell>
          <table:table-cell office:value-type="float" office:value="11.29" table:style-name="ce1">
            <text:p>11,29</text:p>
          </table:table-cell>
          <table:table-cell office:value-type="string" table:style-name="ce1">
            <text:p>ADM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0808731" table:style-name="ce1">
            <text:p>108087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MBAABC</text:p>
          </table:table-cell>
          <table:table-cell office:value-type="string" table:style-name="ce1">
            <text:p>MAYANGALELE</text:p>
          </table:table-cell>
          <table:table-cell office:value-type="date" office:date-value="1974-06-29T00:00:00" table:style-name="ce4">
            <text:p>29/06/1974</text:p>
          </table:table-cell>
          <table:table-cell office:value-type="string" table:style-name="ce1">
            <text:p>312</text:p>
          </table:table-cell>
          <table:table-cell office:value-type="string" table:style-name="ce1">
            <text:p>ZAIRO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136000000000001" table:style-name="ce1">
            <text:p>9,13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47628" table:style-name="ce1">
            <text:p>96476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AOABC</text:p>
          </table:table-cell>
          <table:table-cell office:value-type="string" table:style-name="ce1">
            <text:p>LAMYA</text:p>
          </table:table-cell>
          <table:table-cell office:value-type="date" office:date-value="1973-03-14T00:00:00" table:style-name="ce4">
            <text:p>14/03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PS</text:p>
          </table:table-cell>
          <table:table-cell office:value-type="string" table:style-name="ce1">
            <text:p>Lic AES an3 Act Publ Soc</text:p>
          </table:table-cell>
          <table:table-cell office:value-type="float" office:value="11.232000000000001" table:style-name="ce1">
            <text:p>11,23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13100" table:style-name="ce1">
            <text:p>108131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ELABC</text:p>
          </table:table-cell>
          <table:table-cell office:value-type="string" table:style-name="ce1">
            <text:p>STEPHANIE</text:p>
          </table:table-cell>
          <table:table-cell office:value-type="date" office:date-value="1971-03-03T00:00:00" table:style-name="ce4">
            <text:p>03/03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86" table:style-name="ce1">
            <text:p>13,8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21317" table:style-name="ce1">
            <text:p>90213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SOABC</text:p>
          </table:table-cell>
          <table:table-cell office:value-type="string" table:style-name="ce1">
            <text:p>GUY</text:p>
          </table:table-cell>
          <table:table-cell office:value-type="date" office:date-value="1973-11-19T00:00:00" table:style-name="ce4">
            <text:p>19/1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GEO</text:p>
          </table:table-cell>
          <table:table-cell office:value-type="string" table:style-name="ce1">
            <text:p>Lic Hist-Geo an2 Geograph</text:p>
          </table:table-cell>
          <table:table-cell office:value-type="float" office:value="9.5470000000000006" table:style-name="ce1">
            <text:p>9,547</text:p>
          </table:table-cell>
          <table:table-cell office:value-type="string" table:style-name="ce1">
            <text:p>ADMC</text:p>
          </table:table-cell>
          <table:table-cell table:number-columns-repeated="16373" table:style-name="ce1"/>
        </table:table-row>
        <table:table-row table:style-name="ro1">
          <table:table-cell office:value-type="float" office:value="9806520" table:style-name="ce1">
            <text:p>98065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LAABC</text:p>
          </table:table-cell>
          <table:table-cell office:value-type="string" table:style-name="ce1">
            <text:p>NASRINE</text:p>
          </table:table-cell>
          <table:table-cell office:value-type="date" office:date-value="1977-08-09T00:00:00" table:style-name="ce4">
            <text:p>09/08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RSE</text:p>
          </table:table-cell>
          <table:table-cell office:value-type="string" table:style-name="ce1">
            <text:p>Master2Pro Droit Social</text:p>
          </table:table-cell>
          <table:table-cell office:value-type="float" office:value="11.292" table:style-name="ce1">
            <text:p>11,2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72858" table:style-name="ce1">
            <text:p>90728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AIABC</text:p>
          </table:table-cell>
          <table:table-cell office:value-type="string" table:style-name="ce1">
            <text:p>SEBASTIEN</text:p>
          </table:table-cell>
          <table:table-cell office:value-type="date" office:date-value="1976-02-27T00:00:00" table:style-name="ce4">
            <text:p>27/0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63" table:style-name="ce1">
            <text:p>13,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18538" table:style-name="ce1">
            <text:p>113185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EPABC</text:p>
          </table:table-cell>
          <table:table-cell office:value-type="string" table:style-name="ce1">
            <text:p>JEAN</text:p>
          </table:table-cell>
          <table:table-cell office:value-type="date" office:date-value="1975-09-18T00:00:00" table:style-name="ce4">
            <text:p>18/09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1STA</text:p>
          </table:table-cell>
          <table:table-cell office:value-type="string" table:style-name="ce1">
            <text:p>Lic STAPS an1</text:p>
          </table:table-cell>
          <table:table-cell office:value-type="float" office:value="10.28" table:style-name="ce1">
            <text:p>10,28</text:p>
          </table:table-cell>
          <table:table-cell office:value-type="string" table:style-name="ce1">
            <text:p>ADM</text:p>
          </table:table-cell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10202051" table:style-name="ce1">
            <text:p>102020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IOTABC</text:p>
          </table:table-cell>
          <table:table-cell office:value-type="string" table:style-name="ce1">
            <text:p>MARIE</text:p>
          </table:table-cell>
          <table:table-cell office:value-type="date" office:date-value="1967-07-14T00:00:00" table:style-name="ce4">
            <text:p>14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63" table:style-name="ce1">
            <text:p>13,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01215" table:style-name="ce1">
            <text:p>99012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RAABC</text:p>
          </table:table-cell>
          <table:table-cell office:value-type="string" table:style-name="ce1">
            <text:p>ALDJIA</text:p>
          </table:table-cell>
          <table:table-cell office:value-type="date" office:date-value="1987-04-02T00:00:00" table:style-name="ce4">
            <text:p>02/04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SST</text:p>
          </table:table-cell>
          <table:table-cell office:value-type="string" table:style-name="ce1">
            <text:p>Master1 SSO-SST</text:p>
          </table:table-cell>
          <table:table-cell office:value-type="float" office:value="13.115" table:style-name="ce1">
            <text:p>13,11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68226" table:style-name="ce1">
            <text:p>89682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MOABC</text:p>
          </table:table-cell>
          <table:table-cell office:value-type="string" table:style-name="ce1">
            <text:p>MIKE</text:p>
          </table:table-cell>
          <table:table-cell office:value-type="date" office:date-value="1982-03-24T00:00:00" table:style-name="ce4">
            <text:p>24/03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SCC</text:p>
          </table:table-cell>
          <table:table-cell office:value-type="string" table:style-name="ce1">
            <text:p>Lic Sciences Communic an3</text:p>
          </table:table-cell>
          <table:table-cell office:value-type="float" office:value="10.94" table:style-name="ce1">
            <text:p>10,9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69718" table:style-name="ce1">
            <text:p>111697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ALABC</text:p>
          </table:table-cell>
          <table:table-cell office:value-type="string" table:style-name="ce1">
            <text:p>LAURA</text:p>
          </table:table-cell>
          <table:table-cell office:value-type="date" office:date-value="1976-03-25T00:00:00" table:style-name="ce4">
            <text:p>25/03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2.718" table:style-name="ce1">
            <text:p>12,71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33800" table:style-name="ce1">
            <text:p>95338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LAIABC</text:p>
          </table:table-cell>
          <table:table-cell office:value-type="string" table:style-name="ce1">
            <text:p>LISE</text:p>
          </table:table-cell>
          <table:table-cell office:value-type="date" office:date-value="1977-02-14T00:00:00" table:style-name="ce4">
            <text:p>14/02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PI</text:p>
          </table:table-cell>
          <table:table-cell office:value-type="string" table:style-name="ce1">
            <text:p>Master2Rech DPIE-Interne</text:p>
          </table:table-cell>
          <table:table-cell office:value-type="float" office:value="14.539000000000001" table:style-name="ce1">
            <text:p>14,53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80209" table:style-name="ce1">
            <text:p>988020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AWABC</text:p>
          </table:table-cell>
          <table:table-cell office:value-type="string" table:style-name="ce1">
            <text:p>JOEL</text:p>
          </table:table-cell>
          <table:table-cell office:value-type="date" office:date-value="1974-04-01T00:00:00" table:style-name="ce4">
            <text:p>01/04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PS</text:p>
          </table:table-cell>
          <table:table-cell office:value-type="string" table:style-name="ce1">
            <text:p>Lic AES an3 Act Publ Soc</text:p>
          </table:table-cell>
          <table:table-cell office:value-type="float" office:value="9.4920000000000009" table:style-name="ce1">
            <text:p>9,49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801016" table:style-name="ce1">
            <text:p>98010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CKAABC</text:p>
          </table:table-cell>
          <table:table-cell office:value-type="string" table:style-name="ce1">
            <text:p>GAELLE</text:p>
          </table:table-cell>
          <table:table-cell office:value-type="date" office:date-value="1974-06-20T00:00:00" table:style-name="ce4">
            <text:p>20/06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9.2949999999999999" table:style-name="ce1">
            <text:p>9,29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745818" table:style-name="ce1">
            <text:p>97458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CKAABC</text:p>
          </table:table-cell>
          <table:table-cell office:value-type="string" table:style-name="ce1">
            <text:p>GAELLE</text:p>
          </table:table-cell>
          <table:table-cell office:value-type="date" office:date-value="1966-01-01T00:00:00" table:style-name="ce4">
            <text:p>01/0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9.8950000000000014" table:style-name="ce1">
            <text:p>9,89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191522" table:style-name="ce1">
            <text:p>101915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OUNABC</text:p>
          </table:table-cell>
          <table:table-cell office:value-type="string" table:style-name="ce1">
            <text:p>LUCRESSE</text:p>
          </table:table-cell>
          <table:table-cell office:value-type="date" office:date-value="1977-12-31T00:00:00" table:style-name="ce4">
            <text:p>31/12/1977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9.5620000000000012" table:style-name="ce1">
            <text:p>9,56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473275" table:style-name="ce1">
            <text:p>114732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OUNABC</text:p>
          </table:table-cell>
          <table:table-cell office:value-type="string" table:style-name="ce1">
            <text:p>LUCRESSE</text:p>
          </table:table-cell>
          <table:table-cell office:value-type="date" office:date-value="1980-12-09T00:00:00" table:style-name="ce4">
            <text:p>09/12/1980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10.311" table:style-name="ce1">
            <text:p>10,31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91205" table:style-name="ce1">
            <text:p>110912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ILABC</text:p>
          </table:table-cell>
          <table:table-cell office:value-type="string" table:style-name="ce1">
            <text:p>EL AAREM</text:p>
          </table:table-cell>
          <table:table-cell office:value-type="date" office:date-value="1978-09-12T00:00:00" table:style-name="ce4">
            <text:p>12/09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1DRO</text:p>
          </table:table-cell>
          <table:table-cell office:value-type="string" table:style-name="ce1">
            <text:p>Lic Droit an1</text:p>
          </table:table-cell>
          <table:table-cell office:value-type="float" office:value="8.3570000000000011" table:style-name="ce1">
            <text:p>8,35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435059" table:style-name="ce1">
            <text:p>104350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ILABC</text:p>
          </table:table-cell>
          <table:table-cell office:value-type="string" table:style-name="ce1">
            <text:p>EL AAREM</text:p>
          </table:table-cell>
          <table:table-cell office:value-type="date" office:date-value="1984-01-19T00:00:00" table:style-name="ce4">
            <text:p>19/0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1DRO</text:p>
          </table:table-cell>
          <table:table-cell office:value-type="string" table:style-name="ce1">
            <text:p>Lic Droit an1</text:p>
          </table:table-cell>
          <table:table-cell office:value-type="float" office:value="9.1280000000000001" table:style-name="ce1">
            <text:p>9,12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83290" table:style-name="ce1">
            <text:p>106832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ONABC</text:p>
          </table:table-cell>
          <table:table-cell office:value-type="string" table:style-name="ce1">
            <text:p>KELLY-MELISSA</text:p>
          </table:table-cell>
          <table:table-cell office:value-type="date" office:date-value="1967-03-26T00:00:00" table:style-name="ce4">
            <text:p>26/03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8.9600000000000009" table:style-name="ce1">
            <text:p>8,9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35330" table:style-name="ce1">
            <text:p>1033533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ONABC</text:p>
          </table:table-cell>
          <table:table-cell office:value-type="string" table:style-name="ce1">
            <text:p>KELLY-MELISSA</text:p>
          </table:table-cell>
          <table:table-cell office:value-type="date" office:date-value="1986-11-25T00:00:00" table:style-name="ce4">
            <text:p>25/1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0.34" table:style-name="ce1">
            <text:p>10,3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73721" table:style-name="ce1">
            <text:p>95737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MOABC</text:p>
          </table:table-cell>
          <table:table-cell office:value-type="string" table:style-name="ce1">
            <text:p>FARICE</text:p>
          </table:table-cell>
          <table:table-cell office:value-type="date" office:date-value="1986-08-12T00:00:00" table:style-name="ce4">
            <text:p>12/08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8.5190000000000001" table:style-name="ce1">
            <text:p>8,519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619943" table:style-name="ce1">
            <text:p>1061994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MOABC</text:p>
          </table:table-cell>
          <table:table-cell office:value-type="string" table:style-name="ce1">
            <text:p>FARICE</text:p>
          </table:table-cell>
          <table:table-cell office:value-type="date" office:date-value="1969-02-25T00:00:00" table:style-name="ce4">
            <text:p>25/0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9.5030000000000001" table:style-name="ce1">
            <text:p>9,50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029258" table:style-name="ce1">
            <text:p>100292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BIABC</text:p>
          </table:table-cell>
          <table:table-cell office:value-type="string" table:style-name="ce1">
            <text:p>CHRISTOPHE</text:p>
          </table:table-cell>
          <table:table-cell office:value-type="date" office:date-value="1979-02-11T00:00:00" table:style-name="ce4">
            <text:p>11/0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ST</text:p>
          </table:table-cell>
          <table:table-cell office:value-type="string" table:style-name="ce1">
            <text:p>INGENIEUR TELECOM an2</text:p>
          </table:table-cell>
          <table:table-cell office:value-type="float" office:value="12.03" table:style-name="ce1">
            <text:p>12,0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51196" table:style-name="ce1">
            <text:p>96511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OURABC</text:p>
          </table:table-cell>
          <table:table-cell office:value-type="string" table:style-name="ce1">
            <text:p>SAMIRA</text:p>
          </table:table-cell>
          <table:table-cell office:value-type="date" office:date-value="1966-03-24T00:00:00" table:style-name="ce4">
            <text:p>24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BA3</text:p>
          </table:table-cell>
          <table:table-cell office:value-type="string" table:style-name="ce1">
            <text:p>LIC PRO ABF sp. CCP (FC)</text:p>
          </table:table-cell>
          <table:table-cell office:value-type="float" office:value="11.83" table:style-name="ce1">
            <text:p>11,8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38808" table:style-name="ce1">
            <text:p>1103880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T HABC</text:p>
          </table:table-cell>
          <table:table-cell office:value-type="string" table:style-name="ce1">
            <text:p>AINDA</text:p>
          </table:table-cell>
          <table:table-cell office:value-type="date" office:date-value="1979-09-19T00:00:00" table:style-name="ce4">
            <text:p>19/09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2.8090000000000002" table:style-name="ce1">
            <text:p>2,80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36460" table:style-name="ce1">
            <text:p>101364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T HABC</text:p>
          </table:table-cell>
          <table:table-cell office:value-type="string" table:style-name="ce1">
            <text:p>AINDA</text:p>
          </table:table-cell>
          <table:table-cell office:value-type="date" office:date-value="1984-12-27T00:00:00" table:style-name="ce4">
            <text:p>27/1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5.6280000000000001" table:style-name="ce1">
            <text:p>5,62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82330" table:style-name="ce1">
            <text:p>113823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ZAABC</text:p>
          </table:table-cell>
          <table:table-cell office:value-type="string" table:style-name="ce1">
            <text:p>JULIEN</text:p>
          </table:table-cell>
          <table:table-cell office:value-type="date" office:date-value="1968-06-26T00:00:00" table:style-name="ce4">
            <text:p>26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AES</text:p>
          </table:table-cell>
          <table:table-cell office:value-type="string" table:style-name="ce1">
            <text:p>Lic AES an2</text:p>
          </table:table-cell>
          <table:table-cell office:value-type="float" office:value="8.6280000000000001" table:style-name="ce1">
            <text:p>8,62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10391" table:style-name="ce1">
            <text:p>1021039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NZAABC</text:p>
          </table:table-cell>
          <table:table-cell office:value-type="string" table:style-name="ce1">
            <text:p>JULIEN</text:p>
          </table:table-cell>
          <table:table-cell office:value-type="date" office:date-value="1966-04-21T00:00:00" table:style-name="ce4">
            <text:p>21/04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AES</text:p>
          </table:table-cell>
          <table:table-cell office:value-type="string" table:style-name="ce1">
            <text:p>Lic AES an2</text:p>
          </table:table-cell>
          <table:table-cell office:value-type="float" office:value="8.761000000000001" table:style-name="ce1">
            <text:p>8,761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9626671" table:style-name="ce1">
            <text:p>96266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NAABC</text:p>
          </table:table-cell>
          <table:table-cell office:value-type="string" table:style-name="ce1">
            <text:p>CAROLINE</text:p>
          </table:table-cell>
          <table:table-cell office:value-type="date" office:date-value="1984-01-29T00:00:00" table:style-name="ce4">
            <text:p>29/01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10.324" table:style-name="ce1">
            <text:p>10,324</text:p>
          </table:table-cell>
          <table:table-cell office:value-type="string" table:style-name="ce1">
            <text:p>ADM</text:p>
          </table:table-cell>
          <table:table-cell office:value-type="float" office:value="57" table:style-name="ce1">
            <text:p>57</text:p>
          </table:table-cell>
          <table:table-cell table:number-columns-repeated="16372"/>
        </table:table-row>
        <table:table-row table:style-name="ro1">
          <table:table-cell office:value-type="float" office:value="11445055" table:style-name="ce1">
            <text:p>114450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BARABC</text:p>
          </table:table-cell>
          <table:table-cell office:value-type="string" table:style-name="ce1">
            <text:p>ADAM</text:p>
          </table:table-cell>
          <table:table-cell office:value-type="date" office:date-value="1973-04-21T00:00:00" table:style-name="ce4">
            <text:p>21/04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LMO</text:p>
          </table:table-cell>
          <table:table-cell office:value-type="string" table:style-name="ce1">
            <text:p>Lic Lettres Modernes an1</text:p>
          </table:table-cell>
          <table:table-cell office:value-type="float" office:value="12.566000000000001" table:style-name="ce1">
            <text:p>12,56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687485" table:style-name="ce1">
            <text:p>106874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BARABC</text:p>
          </table:table-cell>
          <table:table-cell office:value-type="string" table:style-name="ce1">
            <text:p>ADAM</text:p>
          </table:table-cell>
          <table:table-cell office:value-type="date" office:date-value="1983-09-12T00:00:00" table:style-name="ce4">
            <text:p>12/09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1LMO</text:p>
          </table:table-cell>
          <table:table-cell office:value-type="string" table:style-name="ce1">
            <text:p>Lic Lettres Modernes an1</text:p>
          </table:table-cell>
          <table:table-cell office:value-type="float" office:value="12.616000000000001" table:style-name="ce1">
            <text:p>12,61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52727" table:style-name="ce1">
            <text:p>1115272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CHEABC</text:p>
          </table:table-cell>
          <table:table-cell office:value-type="string" table:style-name="ce1">
            <text:p>JESSICA</text:p>
          </table:table-cell>
          <table:table-cell office:value-type="date" office:date-value="1968-05-11T00:00:00" table:style-name="ce4">
            <text:p>11/05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CAR</text:p>
          </table:table-cell>
          <table:table-cell office:value-type="string" table:style-name="ce1">
            <text:p>Master1 LERCI-CARIAF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59611" table:style-name="ce1">
            <text:p>113596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NG ABC</text:p>
          </table:table-cell>
          <table:table-cell office:value-type="string" table:style-name="ce1">
            <text:p>KEOMLY</text:p>
          </table:table-cell>
          <table:table-cell office:value-type="date" office:date-value="1969-12-05T00:00:00" table:style-name="ce4">
            <text:p>05/12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G</text:p>
          </table:table-cell>
          <table:table-cell office:value-type="string" table:style-name="ce1">
            <text:p>Lic Eco-Gestion an3 GEO</text:p>
          </table:table-cell>
          <table:table-cell office:value-type="float" office:value="3.5620000000000003" table:style-name="ce1">
            <text:p>3,56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38198" table:style-name="ce1">
            <text:p>103381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NG ABC</text:p>
          </table:table-cell>
          <table:table-cell office:value-type="string" table:style-name="ce1">
            <text:p>KEOMLY</text:p>
          </table:table-cell>
          <table:table-cell office:value-type="date" office:date-value="1971-09-11T00:00:00" table:style-name="ce4">
            <text:p>11/09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G</text:p>
          </table:table-cell>
          <table:table-cell office:value-type="string" table:style-name="ce1">
            <text:p>Lic Eco-Gestion an3 GEO</text:p>
          </table:table-cell>
          <table:table-cell office:value-type="float" office:value="5.0049999999999999" table:style-name="ce1">
            <text:p>5,0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77590" table:style-name="ce1">
            <text:p>97775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OUABC</text:p>
          </table:table-cell>
          <table:table-cell office:value-type="string" table:style-name="ce1">
            <text:p>GWENAEL</text:p>
          </table:table-cell>
          <table:table-cell office:value-type="date" office:date-value="1982-11-23T00:00:00" table:style-name="ce4">
            <text:p>23/1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APS</text:p>
          </table:table-cell>
          <table:table-cell office:value-type="string" table:style-name="ce1">
            <text:p>Master1 <text:s/>APS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F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9692734" table:style-name="ce1">
            <text:p>96927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LONABC</text:p>
          </table:table-cell>
          <table:table-cell office:value-type="string" table:style-name="ce1">
            <text:p>AMINA</text:p>
          </table:table-cell>
          <table:table-cell office:value-type="date" office:date-value="1974-12-02T00:00:00" table:style-name="ce4">
            <text:p>02/12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ESP</text:p>
          </table:table-cell>
          <table:table-cell office:value-type="string" table:style-name="ce1">
            <text:p>Lic LLCE Espagnol an2</text:p>
          </table:table-cell>
          <table:table-cell office:value-type="float" office:value="3.2960000000000003" table:style-name="ce1">
            <text:p>3,29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62851" table:style-name="ce1">
            <text:p>102628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KACABC</text:p>
          </table:table-cell>
          <table:table-cell office:value-type="string" table:style-name="ce1">
            <text:p>JULIE</text:p>
          </table:table-cell>
          <table:table-cell office:value-type="date" office:date-value="1983-10-27T00:00:00" table:style-name="ce4">
            <text:p>27/10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CCA2</text:p>
          </table:table-cell>
          <table:table-cell office:value-type="string" table:style-name="ce1">
            <text:p>LIC PRO ABF sp.CCA (AP)</text:p>
          </table:table-cell>
          <table:table-cell office:value-type="float" office:value="12.04" table:style-name="ce1">
            <text:p>12,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06673" table:style-name="ce1">
            <text:p>96066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SOABC</text:p>
          </table:table-cell>
          <table:table-cell office:value-type="string" table:style-name="ce1">
            <text:p>ELEONORE</text:p>
          </table:table-cell>
          <table:table-cell office:value-type="date" office:date-value="1977-12-08T00:00:00" table:style-name="ce4">
            <text:p>08/12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10.253" table:style-name="ce1">
            <text:p>10,253</text:p>
          </table:table-cell>
          <table:table-cell office:value-type="string" table:style-name="ce1">
            <text:p>ADM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11142856" table:style-name="ce1">
            <text:p>111428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T RABC</text:p>
          </table:table-cell>
          <table:table-cell office:value-type="string" table:style-name="ce1">
            <text:p>NADEGE</text:p>
          </table:table-cell>
          <table:table-cell office:value-type="date" office:date-value="1971-10-17T00:00:00" table:style-name="ce4">
            <text:p>17/10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ANG</text:p>
          </table:table-cell>
          <table:table-cell office:value-type="string" table:style-name="ce1">
            <text:p>Lic LLCE Anglais an3</text:p>
          </table:table-cell>
          <table:table-cell office:value-type="float" office:value="14.06" table:style-name="ce1">
            <text:p>14,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80950" table:style-name="ce1">
            <text:p>106809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OURABC</text:p>
          </table:table-cell>
          <table:table-cell office:value-type="string" table:style-name="ce1">
            <text:p>AISSA</text:p>
          </table:table-cell>
          <table:table-cell office:value-type="date" office:date-value="1976-08-15T00:00:00" table:style-name="ce4">
            <text:p>15/08/1976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498218" table:style-name="ce1">
            <text:p>94982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IEABC</text:p>
          </table:table-cell>
          <table:table-cell office:value-type="string" table:style-name="ce1">
            <text:p>YOHAN</text:p>
          </table:table-cell>
          <table:table-cell office:value-type="date" office:date-value="1980-06-10T00:00:00" table:style-name="ce4">
            <text:p>10/06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EP</text:p>
          </table:table-cell>
          <table:table-cell office:value-type="string" table:style-name="ce1">
            <text:p>Lic STAPS sp. ES an 3</text:p>
          </table:table-cell>
          <table:table-cell office:value-type="float" office:value="5.01" table:style-name="ce1">
            <text:p>5,0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17894" table:style-name="ce1">
            <text:p>111178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IEABC</text:p>
          </table:table-cell>
          <table:table-cell office:value-type="string" table:style-name="ce1">
            <text:p>YOHAN</text:p>
          </table:table-cell>
          <table:table-cell office:value-type="date" office:date-value="1976-04-14T00:00:00" table:style-name="ce4">
            <text:p>14/04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EP</text:p>
          </table:table-cell>
          <table:table-cell office:value-type="string" table:style-name="ce1">
            <text:p>Lic STAPS sp. ES an 3</text:p>
          </table:table-cell>
          <table:table-cell office:value-type="float" office:value="5.1000000000000005" table:style-name="ce1">
            <text:p>5,1</text:p>
          </table:table-cell>
          <table:table-cell office:value-type="string" table:style-name="ce1">
            <text:p>AJ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9423552" table:style-name="ce1">
            <text:p>94235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NAABC</text:p>
          </table:table-cell>
          <table:table-cell office:value-type="string" table:style-name="ce1">
            <text:p>GUILLAUME</text:p>
          </table:table-cell>
          <table:table-cell office:value-type="date" office:date-value="1974-07-14T00:00:00" table:style-name="ce4">
            <text:p>14/07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0.75" table:style-name="ce1">
            <text:p>10,75</text:p>
          </table:table-cell>
          <table:table-cell office:value-type="string" table:style-name="ce1">
            <text:p>ADM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11430768" table:style-name="ce1">
            <text:p>1143076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EZABC</text:p>
          </table:table-cell>
          <table:table-cell office:value-type="string" table:style-name="ce1">
            <text:p>MAUREEN</text:p>
          </table:table-cell>
          <table:table-cell office:value-type="date" office:date-value="1985-12-29T00:00:00" table:style-name="ce4">
            <text:p>29/12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3.188000000000001" table:style-name="ce1">
            <text:p>13,18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01717" table:style-name="ce1">
            <text:p>99017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MABC</text:p>
          </table:table-cell>
          <table:table-cell office:value-type="string" table:style-name="ce1">
            <text:p>DIYE</text:p>
          </table:table-cell>
          <table:table-cell office:value-type="date" office:date-value="1985-03-25T00:00:00" table:style-name="ce4">
            <text:p>25/03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10.012" table:style-name="ce1">
            <text:p>10,0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30066" table:style-name="ce1">
            <text:p>92300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UIABC</text:p>
          </table:table-cell>
          <table:table-cell office:value-type="string" table:style-name="ce1">
            <text:p>CLAUDE</text:p>
          </table:table-cell>
          <table:table-cell office:value-type="date" office:date-value="1967-10-30T00:00:00" table:style-name="ce4">
            <text:p>30/10/1967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5.0540000000000003" table:style-name="ce1">
            <text:p>5,05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45020" table:style-name="ce1">
            <text:p>90450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UIABC</text:p>
          </table:table-cell>
          <table:table-cell office:value-type="string" table:style-name="ce1">
            <text:p>CLAUDE</text:p>
          </table:table-cell>
          <table:table-cell office:value-type="date" office:date-value="1971-10-23T00:00:00" table:style-name="ce4">
            <text:p>23/10/1971</text:p>
          </table:table-cell>
          <table:table-cell office:value-type="string" table:style-name="ce1">
            <text:p>322</text:p>
          </table:table-cell>
          <table:table-cell office:value-type="string" table:style-name="ce1">
            <text:p>CAMEROUNAIS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7.0070000000000006" table:style-name="ce1">
            <text:p>7,00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75804" table:style-name="ce1">
            <text:p>1117580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RABC</text:p>
          </table:table-cell>
          <table:table-cell office:value-type="string" table:style-name="ce1">
            <text:p>ASSATA</text:p>
          </table:table-cell>
          <table:table-cell office:value-type="date" office:date-value="1978-08-23T00:00:00" table:style-name="ce4">
            <text:p>23/08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1.417" table:style-name="ce1">
            <text:p>11,4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81282" table:style-name="ce1">
            <text:p>99812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OIABC</text:p>
          </table:table-cell>
          <table:table-cell office:value-type="string" table:style-name="ce1">
            <text:p>RAISSA</text:p>
          </table:table-cell>
          <table:table-cell office:value-type="date" office:date-value="1972-06-07T00:00:00" table:style-name="ce4">
            <text:p>07/06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407" table:style-name="ce1">
            <text:p>9,40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24057" table:style-name="ce1">
            <text:p>89240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BOIABC</text:p>
          </table:table-cell>
          <table:table-cell office:value-type="string" table:style-name="ce1">
            <text:p>RAISSA</text:p>
          </table:table-cell>
          <table:table-cell office:value-type="date" office:date-value="1968-02-23T00:00:00" table:style-name="ce4">
            <text:p>23/02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459" table:style-name="ce1">
            <text:p>10,45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14078" table:style-name="ce1">
            <text:p>90140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AABC</text:p>
          </table:table-cell>
          <table:table-cell office:value-type="string" table:style-name="ce1">
            <text:p>ESTELLE</text:p>
          </table:table-cell>
          <table:table-cell office:value-type="date" office:date-value="1977-07-04T00:00:00" table:style-name="ce4">
            <text:p>04/07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EA</text:p>
          </table:table-cell>
          <table:table-cell office:value-type="string" table:style-name="ce1">
            <text:p>Master2Pro Psycho-PEA</text:p>
          </table:table-cell>
          <table:table-cell office:value-type="float" office:value="10.663" table:style-name="ce1">
            <text:p>10,6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77586" table:style-name="ce1">
            <text:p>1037758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AEMABC</text:p>
          </table:table-cell>
          <table:table-cell office:value-type="string" table:style-name="ce1">
            <text:p>CHUKWUDI</text:p>
          </table:table-cell>
          <table:table-cell office:value-type="date" office:date-value="1975-03-21T00:00:00" table:style-name="ce4">
            <text:p>21/03/1975</text:p>
          </table:table-cell>
          <table:table-cell office:value-type="string" table:style-name="ce1">
            <text:p>312</text:p>
          </table:table-cell>
          <table:table-cell office:value-type="string" table:style-name="ce1">
            <text:p>ZAIROIS(E)</text:p>
          </table:table-cell>
          <table:table-cell office:value-type="string" table:style-name="ce1">
            <text:p>C5DIM</text:p>
          </table:table-cell>
          <table:table-cell office:value-type="string" table:style-name="ce1">
            <text:p>Master2Pro CIIL - DIMI</text:p>
          </table:table-cell>
          <table:table-cell office:value-type="float" office:value="12.517000000000001" table:style-name="ce1">
            <text:p>12,5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13195" table:style-name="ce1">
            <text:p>95131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GRABC</text:p>
          </table:table-cell>
          <table:table-cell office:value-type="string" table:style-name="ce1">
            <text:p>JAMILA</text:p>
          </table:table-cell>
          <table:table-cell office:value-type="date" office:date-value="1978-03-01T00:00:00" table:style-name="ce4">
            <text:p>01/03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</text:p>
          </table:table-cell>
          <table:table-cell office:value-type="string" table:style-name="ce1">
            <text:p>Master1Pro INFOCOM-CRH</text:p>
          </table:table-cell>
          <table:table-cell office:value-type="float" office:value="8.1280000000000001" table:style-name="ce1">
            <text:p>8,12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71842" table:style-name="ce1">
            <text:p>104718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GRABC</text:p>
          </table:table-cell>
          <table:table-cell office:value-type="string" table:style-name="ce1">
            <text:p>JAMILA</text:p>
          </table:table-cell>
          <table:table-cell office:value-type="date" office:date-value="1984-09-20T00:00:00" table:style-name="ce4">
            <text:p>20/09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RH</text:p>
          </table:table-cell>
          <table:table-cell office:value-type="string" table:style-name="ce1">
            <text:p>Master1Pro INFOCOM-CRH</text:p>
          </table:table-cell>
          <table:table-cell office:value-type="float" office:value="9.1280000000000001" table:style-name="ce1">
            <text:p>9,12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17277" table:style-name="ce1">
            <text:p>97172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ABC</text:p>
          </table:table-cell>
          <table:table-cell office:value-type="string" table:style-name="ce1">
            <text:p>ROSEMARY</text:p>
          </table:table-cell>
          <table:table-cell office:value-type="date" office:date-value="1981-01-15T00:00:00" table:style-name="ce4">
            <text:p>15/0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CRH2</text:p>
          </table:table-cell>
          <table:table-cell office:value-type="string" table:style-name="ce1">
            <text:p>Master2Pro InfoCom-CRH(AP</text:p>
          </table:table-cell>
          <table:table-cell office:value-type="float" office:value="14.905000000000001" table:style-name="ce1">
            <text:p>14,90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09313" table:style-name="ce1">
            <text:p>96093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SOABC</text:p>
          </table:table-cell>
          <table:table-cell office:value-type="string" table:style-name="ce1">
            <text:p>EMILY DEL ROSARIO</text:p>
          </table:table-cell>
          <table:table-cell office:value-type="date" office:date-value="1980-02-23T00:00:00" table:style-name="ce4">
            <text:p>23/0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4.344000000000001" table:style-name="ce1">
            <text:p>14,34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31345" table:style-name="ce1">
            <text:p>108313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HNOABC</text:p>
          </table:table-cell>
          <table:table-cell office:value-type="string" table:style-name="ce1">
            <text:p>NOURDINE</text:p>
          </table:table-cell>
          <table:table-cell office:value-type="date" office:date-value="1968-05-24T00:00:00" table:style-name="ce4">
            <text:p>24/05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CCA2</text:p>
          </table:table-cell>
          <table:table-cell office:value-type="string" table:style-name="ce1">
            <text:p>Master1 GEO sp. CCA (AP)</text:p>
          </table:table-cell>
          <table:table-cell office:value-type="float" office:value="9.0990000000000002" table:style-name="ce1">
            <text:p>9,09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14695" table:style-name="ce1">
            <text:p>90146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LIABC</text:p>
          </table:table-cell>
          <table:table-cell office:value-type="string" table:style-name="ce1">
            <text:p>LINDA</text:p>
          </table:table-cell>
          <table:table-cell office:value-type="date" office:date-value="1974-01-18T00:00:00" table:style-name="ce4">
            <text:p>18/0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EID</text:p>
          </table:table-cell>
          <table:table-cell office:value-type="string" table:style-name="ce1">
            <text:p>Master2 INFO-EID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9065687" table:style-name="ce1">
            <text:p>90656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KHABC</text:p>
          </table:table-cell>
          <table:table-cell office:value-type="string" table:style-name="ce1">
            <text:p>SONIA</text:p>
          </table:table-cell>
          <table:table-cell office:value-type="date" office:date-value="1966-07-18T00:00:00" table:style-name="ce4">
            <text:p>18/07/1966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6.9650000000000007" table:style-name="ce1">
            <text:p>6,96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06617" table:style-name="ce1">
            <text:p>89066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KHABC</text:p>
          </table:table-cell>
          <table:table-cell office:value-type="string" table:style-name="ce1">
            <text:p>SONIA</text:p>
          </table:table-cell>
          <table:table-cell office:value-type="date" office:date-value="1974-03-05T00:00:00" table:style-name="ce4">
            <text:p>05/03/1974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C5CRH</text:p>
          </table:table-cell>
          <table:table-cell office:value-type="string" table:style-name="ce1">
            <text:p>Master2 ICO -CRH</text:p>
          </table:table-cell>
          <table:table-cell office:value-type="float" office:value="10.648" table:style-name="ce1">
            <text:p>10,64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65967" table:style-name="ce1">
            <text:p>94659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KHABC</text:p>
          </table:table-cell>
          <table:table-cell office:value-type="string" table:style-name="ce1">
            <text:p>SARAH</text:p>
          </table:table-cell>
          <table:table-cell office:value-type="date" office:date-value="1966-11-01T00:00:00" table:style-name="ce4">
            <text:p>01/1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96" table:style-name="ce1">
            <text:p>12,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78196" table:style-name="ce1">
            <text:p>1147819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ARABC</text:p>
          </table:table-cell>
          <table:table-cell office:value-type="string" table:style-name="ce1">
            <text:p>YOUCEF</text:p>
          </table:table-cell>
          <table:table-cell office:value-type="date" office:date-value="1982-10-06T00:00:00" table:style-name="ce4">
            <text:p>06/10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7.43" table:style-name="ce1">
            <text:p>7,4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48299" table:style-name="ce1">
            <text:p>107482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KIKABC</text:p>
          </table:table-cell>
          <table:table-cell office:value-type="string" table:style-name="ce1">
            <text:p>SAMIA</text:p>
          </table:table-cell>
          <table:table-cell office:value-type="date" office:date-value="1972-01-11T00:00:00" table:style-name="ce4">
            <text:p>11/0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72" table:style-name="ce1">
            <text:p>14,7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80927" table:style-name="ce1">
            <text:p>1148092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LAABC</text:p>
          </table:table-cell>
          <table:table-cell office:value-type="string" table:style-name="ce1">
            <text:p>SOFIA</text:p>
          </table:table-cell>
          <table:table-cell office:value-type="date" office:date-value="1980-10-31T00:00:00" table:style-name="ce4">
            <text:p>31/10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0.78" table:style-name="ce1">
            <text:p>10,7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26153" table:style-name="ce1">
            <text:p>113261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IOABC</text:p>
          </table:table-cell>
          <table:table-cell office:value-type="string" table:style-name="ce1">
            <text:p>ELSA</text:p>
          </table:table-cell>
          <table:table-cell office:value-type="date" office:date-value="1973-07-28T00:00:00" table:style-name="ce4">
            <text:p>28/07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3.07" table:style-name="ce1">
            <text:p>13,0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92186" table:style-name="ce1">
            <text:p>106921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ICHABC</text:p>
          </table:table-cell>
          <table:table-cell office:value-type="string" table:style-name="ce1">
            <text:p>SARAH</text:p>
          </table:table-cell>
          <table:table-cell office:value-type="date" office:date-value="1979-06-05T00:00:00" table:style-name="ce4">
            <text:p>05/06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17" table:style-name="ce1">
            <text:p>11,1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70938" table:style-name="ce1">
            <text:p>99709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HAABC</text:p>
          </table:table-cell>
          <table:table-cell office:value-type="string" table:style-name="ce1">
            <text:p>STEPHANIE</text:p>
          </table:table-cell>
          <table:table-cell office:value-type="date" office:date-value="1975-10-23T00:00:00" table:style-name="ce4">
            <text:p>23/10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6" table:style-name="ce1">
            <text:p>14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35621" table:style-name="ce1">
            <text:p>98356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UEABC</text:p>
          </table:table-cell>
          <table:table-cell office:value-type="string" table:style-name="ce1">
            <text:p>SYLVAIN</text:p>
          </table:table-cell>
          <table:table-cell office:value-type="date" office:date-value="1973-12-17T00:00:00" table:style-name="ce4">
            <text:p>17/12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59" table:style-name="ce1">
            <text:p>12,5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67199" table:style-name="ce1">
            <text:p>111671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QUEABC</text:p>
          </table:table-cell>
          <table:table-cell office:value-type="string" table:style-name="ce1">
            <text:p>MARLENE</text:p>
          </table:table-cell>
          <table:table-cell office:value-type="date" office:date-value="1981-12-31T00:00:00" table:style-name="ce4">
            <text:p>31/12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51" table:style-name="ce1">
            <text:p>14,5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88323" table:style-name="ce1">
            <text:p>101883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LLABC</text:p>
          </table:table-cell>
          <table:table-cell office:value-type="string" table:style-name="ce1">
            <text:p>VIVIANA</text:p>
          </table:table-cell>
          <table:table-cell office:value-type="date" office:date-value="1985-06-02T00:00:00" table:style-name="ce4">
            <text:p>02/06/1985</text:p>
          </table:table-cell>
          <table:table-cell office:value-type="string" table:style-name="ce1">
            <text:p>421</text:p>
          </table:table-cell>
          <table:table-cell office:value-type="string" table:style-name="ce1">
            <text:p>PARAGUAYEN(N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2.6" table:style-name="ce1">
            <text:p>12,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51017" table:style-name="ce1">
            <text:p>89510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MOABC</text:p>
          </table:table-cell>
          <table:table-cell office:value-type="string" table:style-name="ce1">
            <text:p>ZOE</text:p>
          </table:table-cell>
          <table:table-cell office:value-type="date" office:date-value="1967-10-03T00:00:00" table:style-name="ce4">
            <text:p>03/10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8" table:style-name="ce1">
            <text:p>13,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20725" table:style-name="ce1">
            <text:p>91207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GABC</text:p>
          </table:table-cell>
          <table:table-cell office:value-type="string" table:style-name="ce1">
            <text:p>JESSICA</text:p>
          </table:table-cell>
          <table:table-cell office:value-type="date" office:date-value="1980-03-22T00:00:00" table:style-name="ce4">
            <text:p>22/03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3.81" table:style-name="ce1">
            <text:p>13,81</text:p>
          </table:table-cell>
          <table:table-cell office:value-type="string" table:style-name="ce1">
            <text:p>ADM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0542417" table:style-name="ce1">
            <text:p>105424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YOABC</text:p>
          </table:table-cell>
          <table:table-cell office:value-type="string" table:style-name="ce1">
            <text:p>SIMON</text:p>
          </table:table-cell>
          <table:table-cell office:value-type="date" office:date-value="1969-10-21T00:00:00" table:style-name="ce4">
            <text:p>21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0.61" table:style-name="ce1">
            <text:p>10,6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49770" table:style-name="ce1">
            <text:p>108497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BOABC</text:p>
          </table:table-cell>
          <table:table-cell office:value-type="string" table:style-name="ce1">
            <text:p>MOUFIDA</text:p>
          </table:table-cell>
          <table:table-cell office:value-type="date" office:date-value="1983-05-27T00:00:00" table:style-name="ce4">
            <text:p>27/05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8.197000000000001" table:style-name="ce1">
            <text:p>8,19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85762" table:style-name="ce1">
            <text:p>89857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AFRABC</text:p>
          </table:table-cell>
          <table:table-cell office:value-type="string" table:style-name="ce1">
            <text:p>IKRAM</text:p>
          </table:table-cell>
          <table:table-cell office:value-type="date" office:date-value="1972-08-14T00:00:00" table:style-name="ce4">
            <text:p>14/08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12.197000000000001" table:style-name="ce1">
            <text:p>12,19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16137" table:style-name="ce1">
            <text:p>95161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TIAABC</text:p>
          </table:table-cell>
          <table:table-cell office:value-type="string" table:style-name="ce1">
            <text:p>MANSOOR</text:p>
          </table:table-cell>
          <table:table-cell office:value-type="date" office:date-value="1966-10-07T00:00:00" table:style-name="ce4">
            <text:p>07/10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3EGB</text:p>
          </table:table-cell>
          <table:table-cell office:value-type="string" table:style-name="ce1">
            <text:p>Lic Eco-Gestion an3 Banq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36590" table:style-name="ce1">
            <text:p>98365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DDOABC</text:p>
          </table:table-cell>
          <table:table-cell office:value-type="string" table:style-name="ce1">
            <text:p>RACHIDA</text:p>
          </table:table-cell>
          <table:table-cell office:value-type="date" office:date-value="1981-08-25T00:00:00" table:style-name="ce4">
            <text:p>25/08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96" table:style-name="ce1">
            <text:p>11,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61038" table:style-name="ce1">
            <text:p>95610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BEABC</text:p>
          </table:table-cell>
          <table:table-cell office:value-type="string" table:style-name="ce1">
            <text:p>WAGUI</text:p>
          </table:table-cell>
          <table:table-cell office:value-type="date" office:date-value="1967-06-04T00:00:00" table:style-name="ce4">
            <text:p>04/06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45" table:style-name="ce1">
            <text:p>12,4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88431" table:style-name="ce1">
            <text:p>105884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OUABC</text:p>
          </table:table-cell>
          <table:table-cell office:value-type="string" table:style-name="ce1">
            <text:p>SAMIRA</text:p>
          </table:table-cell>
          <table:table-cell office:value-type="date" office:date-value="1981-07-29T00:00:00" table:style-name="ce4">
            <text:p>29/07/1981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52656" table:style-name="ce1">
            <text:p>91526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NEYABC</text:p>
          </table:table-cell>
          <table:table-cell office:value-type="string" table:style-name="ce1">
            <text:p>GULEN</text:p>
          </table:table-cell>
          <table:table-cell office:value-type="date" office:date-value="1979-09-21T00:00:00" table:style-name="ce4">
            <text:p>21/09/1979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11.547000000000001" table:style-name="ce1">
            <text:p>11,547</text:p>
          </table:table-cell>
          <table:table-cell office:value-type="string" table:style-name="ce1">
            <text:p>ADM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9229157" table:style-name="ce1">
            <text:p>92291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BOTABC</text:p>
          </table:table-cell>
          <table:table-cell office:value-type="string" table:style-name="ce1">
            <text:p>ANTOINETTE</text:p>
          </table:table-cell>
          <table:table-cell office:value-type="date" office:date-value="1966-07-08T00:00:00" table:style-name="ce4">
            <text:p>08/07/1966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G5RIM</text:p>
          </table:table-cell>
          <table:table-cell office:value-type="string" table:style-name="ce1">
            <text:p>Master2 Reseaux info ap</text:p>
          </table:table-cell>
          <table:table-cell office:value-type="float" office:value="12.38" table:style-name="ce1">
            <text:p>12,38</text:p>
          </table:table-cell>
          <table:table-cell office:value-type="string" table:style-name="ce1">
            <text:p>AJ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9968198" table:style-name="ce1">
            <text:p>99681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BOTABC</text:p>
          </table:table-cell>
          <table:table-cell office:value-type="string" table:style-name="ce1">
            <text:p>ANTOINETTE</text:p>
          </table:table-cell>
          <table:table-cell office:value-type="date" office:date-value="1965-09-25T00:00:00" table:style-name="ce4">
            <text:p>25/09/1965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SENEGALAIS(E)</text:p>
          </table:table-cell>
          <table:table-cell office:value-type="string" table:style-name="ce1">
            <text:p>G5RIM</text:p>
          </table:table-cell>
          <table:table-cell office:value-type="string" table:style-name="ce1">
            <text:p>Master2 Reseaux info ap</text:p>
          </table:table-cell>
          <table:table-cell office:value-type="float" office:value="13.05" table:style-name="ce1">
            <text:p>13,0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51490" table:style-name="ce1">
            <text:p>91514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KHABC</text:p>
          </table:table-cell>
          <table:table-cell office:value-type="string" table:style-name="ce1">
            <text:p>TAMIM</text:p>
          </table:table-cell>
          <table:table-cell office:value-type="date" office:date-value="1978-04-21T00:00:00" table:style-name="ce4">
            <text:p>21/04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7.36" table:style-name="ce1">
            <text:p>7,3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61034" table:style-name="ce1">
            <text:p>98610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TAABC</text:p>
          </table:table-cell>
          <table:table-cell office:value-type="string" table:style-name="ce1">
            <text:p>BERANGERE</text:p>
          </table:table-cell>
          <table:table-cell office:value-type="date" office:date-value="1971-02-26T00:00:00" table:style-name="ce4">
            <text:p>26/02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33" table:style-name="ce1">
            <text:p>12,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22017" table:style-name="ce1">
            <text:p>103220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 MOABC</text:p>
          </table:table-cell>
          <table:table-cell office:value-type="string" table:style-name="ce1">
            <text:p>THIZIRI</text:p>
          </table:table-cell>
          <table:table-cell office:value-type="date" office:date-value="1974-08-24T00:00:00" table:style-name="ce4">
            <text:p>24/08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5.73" table:style-name="ce1">
            <text:p>15,7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53694" table:style-name="ce1">
            <text:p>98536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GANABC</text:p>
          </table:table-cell>
          <table:table-cell office:value-type="string" table:style-name="ce1">
            <text:p>KAVITHA</text:p>
          </table:table-cell>
          <table:table-cell office:value-type="date" office:date-value="1971-05-17T00:00:00" table:style-name="ce4">
            <text:p>17/05/1971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0.9" table:style-name="ce1">
            <text:p>10,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46457" table:style-name="ce1">
            <text:p>98464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YEABC</text:p>
          </table:table-cell>
          <table:table-cell office:value-type="string" table:style-name="ce1">
            <text:p>JORDI</text:p>
          </table:table-cell>
          <table:table-cell office:value-type="date" office:date-value="1973-01-14T00:00:00" table:style-name="ce4">
            <text:p>14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31" table:style-name="ce1">
            <text:p>10,3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36200" table:style-name="ce1">
            <text:p>993620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NCABC</text:p>
          </table:table-cell>
          <table:table-cell office:value-type="string" table:style-name="ce1">
            <text:p>CHRISTELLE</text:p>
          </table:table-cell>
          <table:table-cell office:value-type="date" office:date-value="1972-03-22T00:00:00" table:style-name="ce4">
            <text:p>22/03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24" table:style-name="ce1">
            <text:p>13,2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86903" table:style-name="ce1">
            <text:p>1028690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TONABC</text:p>
          </table:table-cell>
          <table:table-cell office:value-type="string" table:style-name="ce1">
            <text:p>MAXIME</text:p>
          </table:table-cell>
          <table:table-cell office:value-type="date" office:date-value="1987-06-10T00:00:00" table:style-name="ce4">
            <text:p>10/06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19" table:style-name="ce1">
            <text:p>11,1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41455" table:style-name="ce1">
            <text:p>95414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ARABC</text:p>
          </table:table-cell>
          <table:table-cell office:value-type="string" table:style-name="ce1">
            <text:p>DADO</text:p>
          </table:table-cell>
          <table:table-cell office:value-type="date" office:date-value="1967-08-01T00:00:00" table:style-name="ce4">
            <text:p>01/08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51" table:style-name="ce1">
            <text:p>11,5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94399" table:style-name="ce1">
            <text:p>101943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CHEABC</text:p>
          </table:table-cell>
          <table:table-cell office:value-type="string" table:style-name="ce1">
            <text:p>STEPHANIE</text:p>
          </table:table-cell>
          <table:table-cell office:value-type="date" office:date-value="1973-06-01T00:00:00" table:style-name="ce4">
            <text:p>01/06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4" table:style-name="ce1">
            <text:p>13,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11181" table:style-name="ce1">
            <text:p>1001118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MBABC</text:p>
          </table:table-cell>
          <table:table-cell office:value-type="string" table:style-name="ce1">
            <text:p>JULIE</text:p>
          </table:table-cell>
          <table:table-cell office:value-type="date" office:date-value="1972-11-19T00:00:00" table:style-name="ce4">
            <text:p>19/1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53" table:style-name="ce1">
            <text:p>11,5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12696" table:style-name="ce1">
            <text:p>96126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AOUABC</text:p>
          </table:table-cell>
          <table:table-cell office:value-type="string" table:style-name="ce1">
            <text:p>SOUAD</text:p>
          </table:table-cell>
          <table:table-cell office:value-type="date" office:date-value="1971-05-22T00:00:00" table:style-name="ce4">
            <text:p>22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1.9750000000000001" table:style-name="ce1">
            <text:p>1,975</text:p>
          </table:table-cell>
          <table:table-cell office:value-type="string" table:style-name="ce1">
            <text:p>AJ</text:p>
          </table:table-cell>
          <table:table-cell office:value-type="float" office:value="44" table:style-name="ce1">
            <text:p>44</text:p>
          </table:table-cell>
          <table:table-cell table:number-columns-repeated="16372"/>
        </table:table-row>
        <table:table-row table:style-name="ro1">
          <table:table-cell office:value-type="float" office:value="10675811" table:style-name="ce1">
            <text:p>1067581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AOUABC</text:p>
          </table:table-cell>
          <table:table-cell office:value-type="string" table:style-name="ce1">
            <text:p>SOUAD</text:p>
          </table:table-cell>
          <table:table-cell office:value-type="date" office:date-value="1966-03-05T00:00:00" table:style-name="ce4">
            <text:p>05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2.71" table:style-name="ce1">
            <text:p>2,7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06366" table:style-name="ce1">
            <text:p>103063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MSABC</text:p>
          </table:table-cell>
          <table:table-cell office:value-type="string" table:style-name="ce1">
            <text:p>ZINE EDDINE</text:p>
          </table:table-cell>
          <table:table-cell office:value-type="date" office:date-value="1976-05-30T00:00:00" table:style-name="ce4">
            <text:p>30/05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AI</text:p>
          </table:table-cell>
          <table:table-cell office:value-type="string" table:style-name="ce1">
            <text:p>LIC PRO MDO AUDIT</text:p>
          </table:table-cell>
          <table:table-cell office:value-type="float" office:value="14.162000000000001" table:style-name="ce1">
            <text:p>14,16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40083" table:style-name="ce1">
            <text:p>1044008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LAABC</text:p>
          </table:table-cell>
          <table:table-cell office:value-type="string" table:style-name="ce1">
            <text:p>JONATHAN</text:p>
          </table:table-cell>
          <table:table-cell office:value-type="date" office:date-value="1967-09-28T00:00:00" table:style-name="ce4">
            <text:p>28/09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62" table:style-name="ce1">
            <text:p>10,6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32895" table:style-name="ce1">
            <text:p>93328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PAGABC</text:p>
          </table:table-cell>
          <table:table-cell office:value-type="string" table:style-name="ce1">
            <text:p>AURELIE</text:p>
          </table:table-cell>
          <table:table-cell office:value-type="date" office:date-value="1985-08-04T00:00:00" table:style-name="ce4">
            <text:p>04/08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4.496" table:style-name="ce1">
            <text:p>14,4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62966" table:style-name="ce1">
            <text:p>100629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ABC</text:p>
          </table:table-cell>
          <table:table-cell office:value-type="string" table:style-name="ce1">
            <text:p>LAURIS</text:p>
          </table:table-cell>
          <table:table-cell office:value-type="date" office:date-value="1980-04-19T00:00:00" table:style-name="ce4">
            <text:p>19/04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53" table:style-name="ce1">
            <text:p>12,5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71340" table:style-name="ce1">
            <text:p>89713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MEDABC</text:p>
          </table:table-cell>
          <table:table-cell office:value-type="string" table:style-name="ce1">
            <text:p>MARIAM</text:p>
          </table:table-cell>
          <table:table-cell office:value-type="date" office:date-value="1972-10-13T00:00:00" table:style-name="ce4">
            <text:p>13/10/1972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48" table:style-name="ce1">
            <text:p>11,4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67954" table:style-name="ce1">
            <text:p>89679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OUFABC</text:p>
          </table:table-cell>
          <table:table-cell office:value-type="string" table:style-name="ce1">
            <text:p>IKRAM</text:p>
          </table:table-cell>
          <table:table-cell office:value-type="date" office:date-value="1976-06-02T00:00:00" table:style-name="ce4">
            <text:p>02/06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4.3340000000000005" table:style-name="ce1">
            <text:p>4,334</text:p>
          </table:table-cell>
          <table:table-cell office:value-type="string" table:style-name="ce1">
            <text:p>AJ</text:p>
          </table:table-cell>
          <table:table-cell office:value-type="float" office:value="73" table:style-name="ce1">
            <text:p>73</text:p>
          </table:table-cell>
          <table:table-cell table:number-columns-repeated="16372"/>
        </table:table-row>
        <table:table-row table:style-name="ro1">
          <table:table-cell office:value-type="float" office:value="11351251" table:style-name="ce1">
            <text:p>113512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OUFABC</text:p>
          </table:table-cell>
          <table:table-cell office:value-type="string" table:style-name="ce1">
            <text:p>IKRAM</text:p>
          </table:table-cell>
          <table:table-cell office:value-type="date" office:date-value="1968-06-12T00:00:00" table:style-name="ce4">
            <text:p>12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4.3340000000000005" table:style-name="ce1">
            <text:p>4,334</text:p>
          </table:table-cell>
          <table:table-cell office:value-type="string" table:style-name="ce1">
            <text:p>AJ</text:p>
          </table:table-cell>
          <table:table-cell office:value-type="float" office:value="149" table:style-name="ce1">
            <text:p>149</text:p>
          </table:table-cell>
          <table:table-cell table:number-columns-repeated="16372"/>
        </table:table-row>
        <table:table-row table:style-name="ro1">
          <table:table-cell office:value-type="float" office:value="11255879" table:style-name="ce1">
            <text:p>112558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TTIABC</text:p>
          </table:table-cell>
          <table:table-cell office:value-type="string" table:style-name="ce1">
            <text:p>PAULINE</text:p>
          </table:table-cell>
          <table:table-cell office:value-type="date" office:date-value="1973-06-09T00:00:00" table:style-name="ce4">
            <text:p>09/06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54" table:style-name="ce1">
            <text:p>10,5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61779" table:style-name="ce1">
            <text:p>102617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LLABC</text:p>
          </table:table-cell>
          <table:table-cell office:value-type="string" table:style-name="ce1">
            <text:p>CLAIRE ESTELLE</text:p>
          </table:table-cell>
          <table:table-cell office:value-type="date" office:date-value="1969-04-02T00:00:00" table:style-name="ce4">
            <text:p>02/04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49" table:style-name="ce1">
            <text:p>12,4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20058" table:style-name="ce1">
            <text:p>105200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BOUABC</text:p>
          </table:table-cell>
          <table:table-cell office:value-type="string" table:style-name="ce1">
            <text:p>SOPHIE-CHARLOTTE</text:p>
          </table:table-cell>
          <table:table-cell office:value-type="date" office:date-value="1984-12-24T00:00:00" table:style-name="ce4">
            <text:p>24/1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06" table:style-name="ce1">
            <text:p>11,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80092" table:style-name="ce1">
            <text:p>1138009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GHIABC</text:p>
          </table:table-cell>
          <table:table-cell office:value-type="string" table:style-name="ce1">
            <text:p>SARAH</text:p>
          </table:table-cell>
          <table:table-cell office:value-type="date" office:date-value="1983-06-05T00:00:00" table:style-name="ce4">
            <text:p>05/06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6.17" table:style-name="ce1">
            <text:p>6,1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572025" table:style-name="ce1">
            <text:p>95720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INABC</text:p>
          </table:table-cell>
          <table:table-cell office:value-type="string" table:style-name="ce1">
            <text:p>SANDRA</text:p>
          </table:table-cell>
          <table:table-cell office:value-type="date" office:date-value="1978-01-11T00:00:00" table:style-name="ce4">
            <text:p>11/0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3.44" table:style-name="ce1">
            <text:p>13,4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40575" table:style-name="ce1">
            <text:p>89405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ARABC</text:p>
          </table:table-cell>
          <table:table-cell office:value-type="string" table:style-name="ce1">
            <text:p>NOEMIE</text:p>
          </table:table-cell>
          <table:table-cell office:value-type="date" office:date-value="1976-07-26T00:00:00" table:style-name="ce4">
            <text:p>26/07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26" table:style-name="ce1">
            <text:p>13,2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98622" table:style-name="ce1">
            <text:p>93986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OUABC</text:p>
          </table:table-cell>
          <table:table-cell office:value-type="string" table:style-name="ce1">
            <text:p>MARINE</text:p>
          </table:table-cell>
          <table:table-cell office:value-type="date" office:date-value="1980-12-01T00:00:00" table:style-name="ce4">
            <text:p>01/12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94" table:style-name="ce1">
            <text:p>11,9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45149" table:style-name="ce1">
            <text:p>95451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ENTABC</text:p>
          </table:table-cell>
          <table:table-cell office:value-type="string" table:style-name="ce1">
            <text:p>AUDREY</text:p>
          </table:table-cell>
          <table:table-cell office:value-type="date" office:date-value="1986-03-18T00:00:00" table:style-name="ce4">
            <text:p>18/03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65" table:style-name="ce1">
            <text:p>11,6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62801" table:style-name="ce1">
            <text:p>89628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GLOABC</text:p>
          </table:table-cell>
          <table:table-cell office:value-type="string" table:style-name="ce1">
            <text:p>DOROTHEE</text:p>
          </table:table-cell>
          <table:table-cell office:value-type="date" office:date-value="1979-01-02T00:00:00" table:style-name="ce4">
            <text:p>02/01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21" table:style-name="ce1">
            <text:p>13,2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909238" table:style-name="ce1">
            <text:p>99092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NESABC</text:p>
          </table:table-cell>
          <table:table-cell office:value-type="string" table:style-name="ce1">
            <text:p>CHRISTOPHER</text:p>
          </table:table-cell>
          <table:table-cell office:value-type="date" office:date-value="1983-10-21T00:00:00" table:style-name="ce4">
            <text:p>21/10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31" table:style-name="ce1">
            <text:p>11,3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54258" table:style-name="ce1">
            <text:p>100542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COABC</text:p>
          </table:table-cell>
          <table:table-cell office:value-type="string" table:style-name="ce1">
            <text:p>STEPHANIE</text:p>
          </table:table-cell>
          <table:table-cell office:value-type="date" office:date-value="1975-04-29T00:00:00" table:style-name="ce4">
            <text:p>29/04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63" table:style-name="ce1">
            <text:p>14,6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353004" table:style-name="ce1">
            <text:p>93530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NELABC</text:p>
          </table:table-cell>
          <table:table-cell office:value-type="string" table:style-name="ce1">
            <text:p>DAVID</text:p>
          </table:table-cell>
          <table:table-cell office:value-type="date" office:date-value="1974-07-15T00:00:00" table:style-name="ce4">
            <text:p>15/07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23" table:style-name="ce1">
            <text:p>12,2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81662" table:style-name="ce1">
            <text:p>102816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ZARABC</text:p>
          </table:table-cell>
          <table:table-cell office:value-type="string" table:style-name="ce1">
            <text:p>LAURE</text:p>
          </table:table-cell>
          <table:table-cell office:value-type="date" office:date-value="1969-08-13T00:00:00" table:style-name="ce4">
            <text:p>13/08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19" table:style-name="ce1">
            <text:p>12,1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16821" table:style-name="ce1">
            <text:p>90168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UONABC</text:p>
          </table:table-cell>
          <table:table-cell office:value-type="string" table:style-name="ce1">
            <text:p>GUILLAUME</text:p>
          </table:table-cell>
          <table:table-cell office:value-type="date" office:date-value="1969-10-23T00:00:00" table:style-name="ce4">
            <text:p>23/10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36" table:style-name="ce1">
            <text:p>11,3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00901" table:style-name="ce1">
            <text:p>109009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NABC</text:p>
          </table:table-cell>
          <table:table-cell office:value-type="string" table:style-name="ce1">
            <text:p>NGUYEN <text:s/>KHANH</text:p>
          </table:table-cell>
          <table:table-cell office:value-type="date" office:date-value="1973-01-01T00:00:00" table:style-name="ce4">
            <text:p>01/01/1973</text:p>
          </table:table-cell>
          <table:table-cell office:value-type="string" table:style-name="ce1">
            <text:p>243</text:p>
          </table:table-cell>
          <table:table-cell office:value-type="string" table:style-name="ce1">
            <text:p>VIETNAMIEN(N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2.542" table:style-name="ce1">
            <text:p>12,54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420920" table:style-name="ce1">
            <text:p>114209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NABC</text:p>
          </table:table-cell>
          <table:table-cell office:value-type="string" table:style-name="ce1">
            <text:p>NGUYEN <text:s/>KHANH</text:p>
          </table:table-cell>
          <table:table-cell office:value-type="date" office:date-value="1968-03-28T00:00:00" table:style-name="ce4">
            <text:p>28/03/1968</text:p>
          </table:table-cell>
          <table:table-cell office:value-type="string" table:style-name="ce1">
            <text:p>243</text:p>
          </table:table-cell>
          <table:table-cell office:value-type="string" table:style-name="ce1">
            <text:p>VIETNAMIEN(NE)</text:p>
          </table:table-cell>
          <table:table-cell office:value-type="string" table:style-name="ce1">
            <text:p>E5IFM</text:p>
          </table:table-cell>
          <table:table-cell office:value-type="string" table:style-name="ce1">
            <text:p>Master2Pro Ing finan mod</text:p>
          </table:table-cell>
          <table:table-cell office:value-type="float" office:value="12.951000000000001" table:style-name="ce1">
            <text:p>12,95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52064" table:style-name="ce1">
            <text:p>1075206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HALABC</text:p>
          </table:table-cell>
          <table:table-cell office:value-type="string" table:style-name="ce1">
            <text:p>MARVIN</text:p>
          </table:table-cell>
          <table:table-cell office:value-type="date" office:date-value="1985-06-03T00:00:00" table:style-name="ce4">
            <text:p>03/06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SS</text:p>
          </table:table-cell>
          <table:table-cell office:value-type="string" table:style-name="ce1">
            <text:p>Lic Sante et Sc Soc an2</text:p>
          </table:table-cell>
          <table:table-cell office:value-type="float" office:value="5.8840000000000003" table:style-name="ce1">
            <text:p>5,88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291525" table:style-name="ce1">
            <text:p>102915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LOABC</text:p>
          </table:table-cell>
          <table:table-cell office:value-type="string" table:style-name="ce1">
            <text:p>LAURA</text:p>
          </table:table-cell>
          <table:table-cell office:value-type="date" office:date-value="1982-07-30T00:00:00" table:style-name="ce4">
            <text:p>30/07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5.35" table:style-name="ce1">
            <text:p>15,3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885193" table:style-name="ce1">
            <text:p>1088519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ANGABC</text:p>
          </table:table-cell>
          <table:table-cell office:value-type="string" table:style-name="ce1">
            <text:p>PECULE</text:p>
          </table:table-cell>
          <table:table-cell office:value-type="date" office:date-value="1975-08-29T00:00:00" table:style-name="ce4">
            <text:p>29/08/1975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8.3490000000000002" table:style-name="ce1">
            <text:p>8,349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887472" table:style-name="ce1">
            <text:p>108874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ANGABC</text:p>
          </table:table-cell>
          <table:table-cell office:value-type="string" table:style-name="ce1">
            <text:p>PECULE</text:p>
          </table:table-cell>
          <table:table-cell office:value-type="date" office:date-value="1976-12-17T00:00:00" table:style-name="ce4">
            <text:p>17/12/1976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8.995000000000001" table:style-name="ce1">
            <text:p>8,995</text:p>
          </table:table-cell>
          <table:table-cell office:value-type="string" table:style-name="ce1">
            <text:p>AJAC</text:p>
          </table:table-cell>
          <table:table-cell table:number-columns-repeated="16373" table:style-name="ce1"/>
        </table:table-row>
        <table:table-row table:style-name="ro1">
          <table:table-cell office:value-type="float" office:value="11384658" table:style-name="ce1">
            <text:p>113846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AIABC</text:p>
          </table:table-cell>
          <table:table-cell office:value-type="string" table:style-name="ce1">
            <text:p>SAMI</text:p>
          </table:table-cell>
          <table:table-cell office:value-type="date" office:date-value="1979-11-11T00:00:00" table:style-name="ce4">
            <text:p>11/11/1979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2PC</text:p>
          </table:table-cell>
          <table:table-cell office:value-type="string" table:style-name="ce1">
            <text:p>Lic Physiq-Chimie an2</text:p>
          </table:table-cell>
          <table:table-cell office:value-type="float" office:value="8.4429999999999996" table:style-name="ce1">
            <text:p>8,44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00456" table:style-name="ce1">
            <text:p>1040045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AIABC</text:p>
          </table:table-cell>
          <table:table-cell office:value-type="string" table:style-name="ce1">
            <text:p>SAMI</text:p>
          </table:table-cell>
          <table:table-cell office:value-type="date" office:date-value="1968-05-05T00:00:00" table:style-name="ce4">
            <text:p>05/05/1968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2PC</text:p>
          </table:table-cell>
          <table:table-cell office:value-type="string" table:style-name="ce1">
            <text:p>Lic Physiq-Chimie an2</text:p>
          </table:table-cell>
          <table:table-cell office:value-type="float" office:value="9.7279999999999998" table:style-name="ce1">
            <text:p>9,72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69241" table:style-name="ce1">
            <text:p>98692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LLABC</text:p>
          </table:table-cell>
          <table:table-cell office:value-type="string" table:style-name="ce1">
            <text:p>BENOIT</text:p>
          </table:table-cell>
          <table:table-cell office:value-type="date" office:date-value="1984-03-02T00:00:00" table:style-name="ce4">
            <text:p>02/03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9.702" table:style-name="ce1">
            <text:p>9,70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428623" table:style-name="ce1">
            <text:p>104286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ILLABC</text:p>
          </table:table-cell>
          <table:table-cell office:value-type="string" table:style-name="ce1">
            <text:p>BENOIT</text:p>
          </table:table-cell>
          <table:table-cell office:value-type="date" office:date-value="1966-05-19T00:00:00" table:style-name="ce4">
            <text:p>19/05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10.211" table:style-name="ce1">
            <text:p>10,2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02721" table:style-name="ce1">
            <text:p>97027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IABC</text:p>
          </table:table-cell>
          <table:table-cell office:value-type="string" table:style-name="ce1">
            <text:p>ESSAM</text:p>
          </table:table-cell>
          <table:table-cell office:value-type="date" office:date-value="1976-06-04T00:00:00" table:style-name="ce4">
            <text:p>04/06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C</text:p>
          </table:table-cell>
          <table:table-cell office:value-type="string" table:style-name="ce1">
            <text:p>INGENIEUR MACS an3</text:p>
          </table:table-cell>
          <table:table-cell office:value-type="float" office:value="12.48" table:style-name="ce1">
            <text:p>12,4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20537" table:style-name="ce1">
            <text:p>95205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ZOUABC</text:p>
          </table:table-cell>
          <table:table-cell office:value-type="string" table:style-name="ce1">
            <text:p>MOHAMED-KARIM</text:p>
          </table:table-cell>
          <table:table-cell office:value-type="date" office:date-value="1974-05-06T00:00:00" table:style-name="ce4">
            <text:p>06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18" table:style-name="ce1">
            <text:p>11,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18877" table:style-name="ce1">
            <text:p>961887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SABC</text:p>
          </table:table-cell>
          <table:table-cell office:value-type="string" table:style-name="ce1">
            <text:p>AMER</text:p>
          </table:table-cell>
          <table:table-cell office:value-type="date" office:date-value="1975-09-02T00:00:00" table:style-name="ce4">
            <text:p>02/09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C</text:p>
          </table:table-cell>
          <table:table-cell office:value-type="string" table:style-name="ce1">
            <text:p>INGENIEUR MACS an3</text:p>
          </table:table-cell>
          <table:table-cell office:value-type="float" office:value="14.45" table:style-name="ce1">
            <text:p>14,4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118993" table:style-name="ce1">
            <text:p>111189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SANABC</text:p>
          </table:table-cell>
          <table:table-cell office:value-type="string" table:style-name="ce1">
            <text:p>ANGELIQUE</text:p>
          </table:table-cell>
          <table:table-cell office:value-type="date" office:date-value="1979-03-06T00:00:00" table:style-name="ce4">
            <text:p>06/03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36" table:style-name="ce1">
            <text:p>12,3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69049" table:style-name="ce1">
            <text:p>104690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LABC</text:p>
          </table:table-cell>
          <table:table-cell office:value-type="string" table:style-name="ce1">
            <text:p>GULSEN</text:p>
          </table:table-cell>
          <table:table-cell office:value-type="date" office:date-value="1965-11-08T00:00:00" table:style-name="ce4">
            <text:p>08/11/196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IMP</text:p>
          </table:table-cell>
          <table:table-cell office:value-type="string" table:style-name="ce1">
            <text:p>Master2Pro IMPI</text:p>
          </table:table-cell>
          <table:table-cell office:value-type="float" office:value="10.621" table:style-name="ce1">
            <text:p>10,6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23372" table:style-name="ce1">
            <text:p>90233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TEABC</text:p>
          </table:table-cell>
          <table:table-cell office:value-type="string" table:style-name="ce1">
            <text:p>ANNE-SOPHIE</text:p>
          </table:table-cell>
          <table:table-cell office:value-type="date" office:date-value="1982-11-15T00:00:00" table:style-name="ce4">
            <text:p>15/1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688000000000001" table:style-name="ce1">
            <text:p>10,68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17421" table:style-name="ce1">
            <text:p>102174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OUAABC</text:p>
          </table:table-cell>
          <table:table-cell office:value-type="string" table:style-name="ce1">
            <text:p>IMMAD-EDDINE</text:p>
          </table:table-cell>
          <table:table-cell office:value-type="date" office:date-value="1986-06-28T00:00:00" table:style-name="ce4">
            <text:p>28/06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DA</text:p>
          </table:table-cell>
          <table:table-cell office:value-type="string" table:style-name="ce1">
            <text:p>Master2Rec Droit Affaires</text:p>
          </table:table-cell>
          <table:table-cell office:value-type="float" office:value="13.236000000000001" table:style-name="ce1">
            <text:p>13,23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02920" table:style-name="ce1">
            <text:p>97029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BERABC</text:p>
          </table:table-cell>
          <table:table-cell office:value-type="string" table:style-name="ce1">
            <text:p>THEO</text:p>
          </table:table-cell>
          <table:table-cell office:value-type="date" office:date-value="1970-05-10T00:00:00" table:style-name="ce4">
            <text:p>10/05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ONG</text:p>
          </table:table-cell>
          <table:table-cell office:value-type="string" table:style-name="ce1">
            <text:p>Master2Pro ONG</text:p>
          </table:table-cell>
          <table:table-cell office:value-type="float" office:value="11.349" table:style-name="ce1">
            <text:p>11,34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608174" table:style-name="ce1">
            <text:p>96081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OMABC</text:p>
          </table:table-cell>
          <table:table-cell office:value-type="string" table:style-name="ce1">
            <text:p>MOUHSSINE</text:p>
          </table:table-cell>
          <table:table-cell office:value-type="date" office:date-value="1971-05-28T00:00:00" table:style-name="ce4">
            <text:p>28/05/1971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11.91" table:style-name="ce1">
            <text:p>11,91</text:p>
          </table:table-cell>
          <table:table-cell office:value-type="string" table:style-name="ce1">
            <text:p>ADM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0057654" table:style-name="ce1">
            <text:p>100576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BERABC</text:p>
          </table:table-cell>
          <table:table-cell office:value-type="string" table:style-name="ce1">
            <text:p>KATHERINE</text:p>
          </table:table-cell>
          <table:table-cell office:value-type="date" office:date-value="1986-01-19T00:00:00" table:style-name="ce4">
            <text:p>19/0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5210000000000008" table:style-name="ce1">
            <text:p>9,52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80579" table:style-name="ce1">
            <text:p>99805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BERABC</text:p>
          </table:table-cell>
          <table:table-cell office:value-type="string" table:style-name="ce1">
            <text:p>KATHERINE</text:p>
          </table:table-cell>
          <table:table-cell office:value-type="date" office:date-value="1980-11-27T00:00:00" table:style-name="ce4">
            <text:p>27/1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9.75" table:style-name="ce1">
            <text:p>9,7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349254" table:style-name="ce1">
            <text:p>103492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LIMABC</text:p>
          </table:table-cell>
          <table:table-cell office:value-type="string" table:style-name="ce1">
            <text:p>AHMED</text:p>
          </table:table-cell>
          <table:table-cell office:value-type="date" office:date-value="1974-11-01T00:00:00" table:style-name="ce4">
            <text:p>01/1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12.625" table:style-name="ce1">
            <text:p>12,6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94958" table:style-name="ce1">
            <text:p>90949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HTIABC</text:p>
          </table:table-cell>
          <table:table-cell office:value-type="string" table:style-name="ce1">
            <text:p>RABIA</text:p>
          </table:table-cell>
          <table:table-cell office:value-type="date" office:date-value="1976-06-18T00:00:00" table:style-name="ce4">
            <text:p>18/06/1976</text:p>
          </table:table-cell>
          <table:table-cell office:value-type="string" table:style-name="ce1">
            <text:p>213</text:p>
          </table:table-cell>
          <table:table-cell office:value-type="string" table:style-name="ce1">
            <text:p>PAKISTANAIS(E)</text:p>
          </table:table-cell>
          <table:table-cell office:value-type="string" table:style-name="ce1">
            <text:p>D4DIM</text:p>
          </table:table-cell>
          <table:table-cell office:value-type="string" table:style-name="ce1">
            <text:p>Master1 Droit immobilier</text:p>
          </table:table-cell>
          <table:table-cell office:value-type="float" office:value="4.7080000000000002" table:style-name="ce1">
            <text:p>4,70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67639" table:style-name="ce1">
            <text:p>114676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HTIABC</text:p>
          </table:table-cell>
          <table:table-cell office:value-type="string" table:style-name="ce1">
            <text:p>RABIA</text:p>
          </table:table-cell>
          <table:table-cell office:value-type="date" office:date-value="1986-10-17T00:00:00" table:style-name="ce4">
            <text:p>17/10/1986</text:p>
          </table:table-cell>
          <table:table-cell office:value-type="string" table:style-name="ce1">
            <text:p>213</text:p>
          </table:table-cell>
          <table:table-cell office:value-type="string" table:style-name="ce1">
            <text:p>PAKISTANAIS(E)</text:p>
          </table:table-cell>
          <table:table-cell office:value-type="string" table:style-name="ce1">
            <text:p>D4DIM</text:p>
          </table:table-cell>
          <table:table-cell office:value-type="string" table:style-name="ce1">
            <text:p>Master1 Droit immobilier</text:p>
          </table:table-cell>
          <table:table-cell office:value-type="float" office:value="5.8020000000000005" table:style-name="ce1">
            <text:p>5,80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037149" table:style-name="ce1">
            <text:p>90371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OUABC</text:p>
          </table:table-cell>
          <table:table-cell office:value-type="string" table:style-name="ce1">
            <text:p>KAHINA DINA</text:p>
          </table:table-cell>
          <table:table-cell office:value-type="date" office:date-value="1973-01-25T00:00:00" table:style-name="ce4">
            <text:p>25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8.23" table:style-name="ce1">
            <text:p>8,2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82903" table:style-name="ce1">
            <text:p>102829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MOUABC</text:p>
          </table:table-cell>
          <table:table-cell office:value-type="string" table:style-name="ce1">
            <text:p>KAHINA DINA</text:p>
          </table:table-cell>
          <table:table-cell office:value-type="date" office:date-value="1972-04-07T00:00:00" table:style-name="ce4">
            <text:p>07/04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9.0500000000000007" table:style-name="ce1">
            <text:p>9,05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63878" table:style-name="ce1">
            <text:p>93638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TTABC</text:p>
          </table:table-cell>
          <table:table-cell office:value-type="string" table:style-name="ce1">
            <text:p>NASSIM</text:p>
          </table:table-cell>
          <table:table-cell office:value-type="date" office:date-value="1984-02-23T00:00:00" table:style-name="ce4">
            <text:p>23/0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0.54" table:style-name="ce1">
            <text:p>0,5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61242" table:style-name="ce1">
            <text:p>91612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BAHABC</text:p>
          </table:table-cell>
          <table:table-cell office:value-type="string" table:style-name="ce1">
            <text:p>AHMAD</text:p>
          </table:table-cell>
          <table:table-cell office:value-type="date" office:date-value="1985-08-07T00:00:00" table:style-name="ce4">
            <text:p>07/08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B</text:p>
          </table:table-cell>
          <table:table-cell office:value-type="string" table:style-name="ce1">
            <text:p>Lic Sc de la Vie an3 Biom</text:p>
          </table:table-cell>
          <table:table-cell office:value-type="float" office:value="11.823" table:style-name="ce1">
            <text:p>11,823</text:p>
          </table:table-cell>
          <table:table-cell office:value-type="string" table:style-name="ce1">
            <text:p>ADM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0547555" table:style-name="ce1">
            <text:p>105475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NIABC</text:p>
          </table:table-cell>
          <table:table-cell office:value-type="string" table:style-name="ce1">
            <text:p>SOUMIA</text:p>
          </table:table-cell>
          <table:table-cell office:value-type="date" office:date-value="1979-12-13T00:00:00" table:style-name="ce4">
            <text:p>13/1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4BFA</text:p>
          </table:table-cell>
          <table:table-cell office:value-type="string" table:style-name="ce1">
            <text:p>Master1 Banq fin Ass</text:p>
          </table:table-cell>
          <table:table-cell office:value-type="float" office:value="12.143000000000001" table:style-name="ce1">
            <text:p>12,1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04631" table:style-name="ce1">
            <text:p>90046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GHLABC</text:p>
          </table:table-cell>
          <table:table-cell office:value-type="string" table:style-name="ce1">
            <text:p>OLFA</text:p>
          </table:table-cell>
          <table:table-cell office:value-type="date" office:date-value="1982-07-26T00:00:00" table:style-name="ce4">
            <text:p>26/07/1982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8.1550000000000011" table:style-name="ce1">
            <text:p>8,155</text:p>
          </table:table-cell>
          <table:table-cell office:value-type="string" table:style-name="ce1">
            <text:p>ADMC</text:p>
          </table:table-cell>
          <table:table-cell table:number-columns-repeated="16373" table:style-name="ce1"/>
        </table:table-row>
        <table:table-row table:style-name="ro1">
          <table:table-cell office:value-type="float" office:value="11464676" table:style-name="ce1">
            <text:p>114646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ABC</text:p>
          </table:table-cell>
          <table:table-cell office:value-type="string" table:style-name="ce1">
            <text:p>KADIDIA</text:p>
          </table:table-cell>
          <table:table-cell office:value-type="date" office:date-value="1971-05-03T00:00:00" table:style-name="ce4">
            <text:p>03/05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0.046000000000001" table:style-name="ce1">
            <text:p>10,04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77904" table:style-name="ce1">
            <text:p>957790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EREABC</text:p>
          </table:table-cell>
          <table:table-cell office:value-type="string" table:style-name="ce1">
            <text:p>MYRIAM</text:p>
          </table:table-cell>
          <table:table-cell office:value-type="date" office:date-value="1974-05-31T00:00:00" table:style-name="ce4">
            <text:p>31/05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91" table:style-name="ce1">
            <text:p>11,9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32105" table:style-name="ce1">
            <text:p>101321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SSAABC</text:p>
          </table:table-cell>
          <table:table-cell office:value-type="string" table:style-name="ce1">
            <text:p>KATHIA</text:p>
          </table:table-cell>
          <table:table-cell office:value-type="date" office:date-value="1984-08-21T00:00:00" table:style-name="ce4">
            <text:p>21/08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SST</text:p>
          </table:table-cell>
          <table:table-cell office:value-type="string" table:style-name="ce1">
            <text:p>Master1 SSO-SST</text:p>
          </table:table-cell>
          <table:table-cell office:value-type="float" office:value="12.213000000000001" table:style-name="ce1">
            <text:p>12,21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27615" table:style-name="ce1">
            <text:p>91276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SSABC</text:p>
          </table:table-cell>
          <table:table-cell office:value-type="string" table:style-name="ce1">
            <text:p>SOPHIE</text:p>
          </table:table-cell>
          <table:table-cell office:value-type="date" office:date-value="1982-11-21T00:00:00" table:style-name="ce4">
            <text:p>21/1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EFI</text:p>
          </table:table-cell>
          <table:table-cell office:value-type="string" table:style-name="ce1">
            <text:p>Master1 EFIS</text:p>
          </table:table-cell>
          <table:table-cell office:value-type="float" office:value="14.667" table:style-name="ce1">
            <text:p>14,6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46175" table:style-name="ce1">
            <text:p>105461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PEZABC</text:p>
          </table:table-cell>
          <table:table-cell office:value-type="string" table:style-name="ce1">
            <text:p>MANON</text:p>
          </table:table-cell>
          <table:table-cell office:value-type="date" office:date-value="1975-11-26T00:00:00" table:style-name="ce4">
            <text:p>26/1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S3SST2</text:p>
          </table:table-cell>
          <table:table-cell office:value-type="string" table:style-name="ce1">
            <text:p>LIC PRO <text:s/>SBP SSTE (AP)</text:p>
          </table:table-cell>
          <table:table-cell office:value-type="float" office:value="12.88" table:style-name="ce1">
            <text:p>12,8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39366" table:style-name="ce1">
            <text:p>106393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EABC</text:p>
          </table:table-cell>
          <table:table-cell office:value-type="string" table:style-name="ce1">
            <text:p>WELLE</text:p>
          </table:table-cell>
          <table:table-cell office:value-type="date" office:date-value="1983-01-05T00:00:00" table:style-name="ce4">
            <text:p>05/0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COP2</text:p>
          </table:table-cell>
          <table:table-cell office:value-type="string" table:style-name="ce1">
            <text:p>Master2Pro SP-CEP (AP)</text:p>
          </table:table-cell>
          <table:table-cell office:value-type="float" office:value="12.908000000000001" table:style-name="ce1">
            <text:p>12,90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74690" table:style-name="ce1">
            <text:p>95746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DANABC</text:p>
          </table:table-cell>
          <table:table-cell office:value-type="string" table:style-name="ce1">
            <text:p>SEVERINE</text:p>
          </table:table-cell>
          <table:table-cell office:value-type="date" office:date-value="1976-06-22T00:00:00" table:style-name="ce4">
            <text:p>22/06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PE2</text:p>
          </table:table-cell>
          <table:table-cell office:value-type="string" table:style-name="ce1">
            <text:p>Master2 Politiq edit (AP)</text:p>
          </table:table-cell>
          <table:table-cell office:value-type="float" office:value="12.611000000000001" table:style-name="ce1">
            <text:p>12,61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23026" table:style-name="ce1">
            <text:p>1102302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LIABC</text:p>
          </table:table-cell>
          <table:table-cell office:value-type="string" table:style-name="ce1">
            <text:p>GAMZEGUL</text:p>
          </table:table-cell>
          <table:table-cell office:value-type="date" office:date-value="1973-03-13T00:00:00" table:style-name="ce4">
            <text:p>13/03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12.553000000000001" table:style-name="ce1">
            <text:p>12,55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38075" table:style-name="ce1">
            <text:p>103380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LABC</text:p>
          </table:table-cell>
          <table:table-cell office:value-type="string" table:style-name="ce1">
            <text:p>BENOIT LUDOVIC</text:p>
          </table:table-cell>
          <table:table-cell office:value-type="date" office:date-value="1969-04-26T00:00:00" table:style-name="ce4">
            <text:p>26/04/1969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C5DIM</text:p>
          </table:table-cell>
          <table:table-cell office:value-type="string" table:style-name="ce1">
            <text:p>Master2Pro CIIL - DIMI</text:p>
          </table:table-cell>
          <table:table-cell office:value-type="float" office:value="13.225000000000001" table:style-name="ce1">
            <text:p>13,22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42095" table:style-name="ce1">
            <text:p>1124209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LESABC</text:p>
          </table:table-cell>
          <table:table-cell office:value-type="string" table:style-name="ce1">
            <text:p>CYNTHIA</text:p>
          </table:table-cell>
          <table:table-cell office:value-type="date" office:date-value="1967-01-17T00:00:00" table:style-name="ce4">
            <text:p>17/0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10.85" table:style-name="ce1">
            <text:p>10,85</text:p>
          </table:table-cell>
          <table:table-cell office:value-type="string" table:style-name="ce1">
            <text:p>ADM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9436727" table:style-name="ce1">
            <text:p>94367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OOABC</text:p>
          </table:table-cell>
          <table:table-cell office:value-type="string" table:style-name="ce1">
            <text:p>ZOHEAB</text:p>
          </table:table-cell>
          <table:table-cell office:value-type="date" office:date-value="1969-08-25T00:00:00" table:style-name="ce4">
            <text:p>25/08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.48" table:style-name="ce1">
            <text:p>1,4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053396" table:style-name="ce1">
            <text:p>110533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S RABC</text:p>
          </table:table-cell>
          <table:table-cell office:value-type="string" table:style-name="ce1">
            <text:p>STEPHANIE</text:p>
          </table:table-cell>
          <table:table-cell office:value-type="date" office:date-value="1983-01-29T00:00:00" table:style-name="ce4">
            <text:p>29/0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SS</text:p>
          </table:table-cell>
          <table:table-cell office:value-type="string" table:style-name="ce1">
            <text:p>Master2 Education, sport</text:p>
          </table:table-cell>
          <table:table-cell office:value-type="float" office:value="10.51" table:style-name="ce1">
            <text:p>10,51</text:p>
          </table:table-cell>
          <table:table-cell office:value-type="string" table:style-name="ce1">
            <text:p>ADM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10072249" table:style-name="ce1">
            <text:p>100722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TIABC</text:p>
          </table:table-cell>
          <table:table-cell office:value-type="string" table:style-name="ce1">
            <text:p>ANGELIE</text:p>
          </table:table-cell>
          <table:table-cell office:value-type="date" office:date-value="1983-08-27T00:00:00" table:style-name="ce4">
            <text:p>27/08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84" table:style-name="ce1">
            <text:p>10,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986513" table:style-name="ce1">
            <text:p>99865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LAKABC</text:p>
          </table:table-cell>
          <table:table-cell office:value-type="string" table:style-name="ce1">
            <text:p>ERDEM</text:p>
          </table:table-cell>
          <table:table-cell office:value-type="date" office:date-value="1985-08-07T00:00:00" table:style-name="ce4">
            <text:p>07/08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19776" table:style-name="ce1">
            <text:p>107197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DIABC</text:p>
          </table:table-cell>
          <table:table-cell office:value-type="string" table:style-name="ce1">
            <text:p>HICHEM</text:p>
          </table:table-cell>
          <table:table-cell office:value-type="date" office:date-value="1968-07-28T00:00:00" table:style-name="ce4">
            <text:p>28/07/1968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2INF</text:p>
          </table:table-cell>
          <table:table-cell office:value-type="string" table:style-name="ce1">
            <text:p>Lic Informatique an2</text:p>
          </table:table-cell>
          <table:table-cell office:value-type="float" office:value="8.1829999999999998" table:style-name="ce1">
            <text:p>8,18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798765" table:style-name="ce1">
            <text:p>107987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OUABC</text:p>
          </table:table-cell>
          <table:table-cell office:value-type="string" table:style-name="ce1">
            <text:p>FERHAT</text:p>
          </table:table-cell>
          <table:table-cell office:value-type="date" office:date-value="1985-11-11T00:00:00" table:style-name="ce4">
            <text:p>11/1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4CDE</text:p>
          </table:table-cell>
          <table:table-cell office:value-type="string" table:style-name="ce1">
            <text:p>Master1 ICO - com entre</text:p>
          </table:table-cell>
          <table:table-cell office:value-type="float" office:value="13.396000000000001" table:style-name="ce1">
            <text:p>13,39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60289" table:style-name="ce1">
            <text:p>104602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FTCABC</text:p>
          </table:table-cell>
          <table:table-cell office:value-type="string" table:style-name="ce1">
            <text:p>DERYA</text:p>
          </table:table-cell>
          <table:table-cell office:value-type="date" office:date-value="1984-12-17T00:00:00" table:style-name="ce4">
            <text:p>17/1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90484" table:style-name="ce1">
            <text:p>97904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ZOAABC</text:p>
          </table:table-cell>
          <table:table-cell office:value-type="string" table:style-name="ce1">
            <text:p>OPHELIE</text:p>
          </table:table-cell>
          <table:table-cell office:value-type="date" office:date-value="1986-06-26T00:00:00" table:style-name="ce4">
            <text:p>26/06/1986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0.120000000000001" table:style-name="ce1">
            <text:p>10,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36189" table:style-name="ce1">
            <text:p>104361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MAABC</text:p>
          </table:table-cell>
          <table:table-cell office:value-type="string" table:style-name="ce1">
            <text:p>SAMIA</text:p>
          </table:table-cell>
          <table:table-cell office:value-type="date" office:date-value="1981-06-04T00:00:00" table:style-name="ce4">
            <text:p>04/06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BTE</text:p>
          </table:table-cell>
          <table:table-cell office:value-type="string" table:style-name="ce1">
            <text:p>Master1 BTE</text:p>
          </table:table-cell>
          <table:table-cell office:value-type="float" office:value="14.95" table:style-name="ce1">
            <text:p>14,9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25689" table:style-name="ce1">
            <text:p>942568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GHAABC</text:p>
          </table:table-cell>
          <table:table-cell office:value-type="string" table:style-name="ce1">
            <text:p>NORA</text:p>
          </table:table-cell>
          <table:table-cell office:value-type="date" office:date-value="1974-04-03T00:00:00" table:style-name="ce4">
            <text:p>03/04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S3RHA3</text:p>
          </table:table-cell>
          <table:table-cell office:value-type="string" table:style-name="ce1">
            <text:p>LIC PRO GRH - fevrier FC</text:p>
          </table:table-cell>
          <table:table-cell office:value-type="float" office:value="13.09" table:style-name="ce1">
            <text:p>13,0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48251" table:style-name="ce1">
            <text:p>89482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DAUABC</text:p>
          </table:table-cell>
          <table:table-cell office:value-type="string" table:style-name="ce1">
            <text:p>SHIRLEY</text:p>
          </table:table-cell>
          <table:table-cell office:value-type="date" office:date-value="1978-01-24T00:00:00" table:style-name="ce4">
            <text:p>24/0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69008" table:style-name="ce1">
            <text:p>1146900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MERABC</text:p>
          </table:table-cell>
          <table:table-cell office:value-type="string" table:style-name="ce1">
            <text:p>CLAIRE</text:p>
          </table:table-cell>
          <table:table-cell office:value-type="date" office:date-value="1980-07-24T00:00:00" table:style-name="ce4">
            <text:p>24/07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08" table:style-name="ce1">
            <text:p>11,0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354651" table:style-name="ce1">
            <text:p>935465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 ISABC</text:p>
          </table:table-cell>
          <table:table-cell office:value-type="string" table:style-name="ce1">
            <text:p>MALIK</text:p>
          </table:table-cell>
          <table:table-cell office:value-type="date" office:date-value="1976-03-24T00:00:00" table:style-name="ce4">
            <text:p>24/03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98" table:style-name="ce1">
            <text:p>12,9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90595" table:style-name="ce1">
            <text:p>1099059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JRIABC</text:p>
          </table:table-cell>
          <table:table-cell office:value-type="string" table:style-name="ce1">
            <text:p>SAMI</text:p>
          </table:table-cell>
          <table:table-cell office:value-type="date" office:date-value="1971-12-18T00:00:00" table:style-name="ce4">
            <text:p>18/12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2GP</text:p>
          </table:table-cell>
          <table:table-cell office:value-type="string" table:style-name="ce1">
            <text:p>DUT GEA op. PMO an2</text:p>
          </table:table-cell>
          <table:table-cell office:value-type="float" office:value="10.599" table:style-name="ce1">
            <text:p>10,59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34154" table:style-name="ce1">
            <text:p>89341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RESABC</text:p>
          </table:table-cell>
          <table:table-cell office:value-type="string" table:style-name="ce1">
            <text:p>NICOLAS</text:p>
          </table:table-cell>
          <table:table-cell office:value-type="date" office:date-value="1979-06-23T00:00:00" table:style-name="ce4">
            <text:p>23/06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14" table:style-name="ce1">
            <text:p>11,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64932" table:style-name="ce1">
            <text:p>97649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CHABC</text:p>
          </table:table-cell>
          <table:table-cell office:value-type="string" table:style-name="ce1">
            <text:p>LEOPOLD</text:p>
          </table:table-cell>
          <table:table-cell office:value-type="date" office:date-value="1968-03-15T00:00:00" table:style-name="ce4">
            <text:p>15/03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3.64" table:style-name="ce1">
            <text:p>13,6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93628" table:style-name="ce1">
            <text:p>97936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EENABC</text:p>
          </table:table-cell>
          <table:table-cell office:value-type="string" table:style-name="ce1">
            <text:p>SEVERINE</text:p>
          </table:table-cell>
          <table:table-cell office:value-type="date" office:date-value="1987-06-09T00:00:00" table:style-name="ce4">
            <text:p>09/06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65" table:style-name="ce1">
            <text:p>10,6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07076" table:style-name="ce1">
            <text:p>108070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OSAABC</text:p>
          </table:table-cell>
          <table:table-cell office:value-type="string" table:style-name="ce1">
            <text:p>SERAPHINE</text:p>
          </table:table-cell>
          <table:table-cell office:value-type="date" office:date-value="1978-11-26T00:00:00" table:style-name="ce4">
            <text:p>26/1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45" table:style-name="ce1">
            <text:p>13,4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07842" table:style-name="ce1">
            <text:p>95078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UNGABC</text:p>
          </table:table-cell>
          <table:table-cell office:value-type="string" table:style-name="ce1">
            <text:p>WILLIAM</text:p>
          </table:table-cell>
          <table:table-cell office:value-type="date" office:date-value="1968-06-12T00:00:00" table:style-name="ce4">
            <text:p>12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12.02" table:style-name="ce1">
            <text:p>12,02</text:p>
          </table:table-cell>
          <table:table-cell office:value-type="string" table:style-name="ce1">
            <text:p>ADM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10208779" table:style-name="ce1">
            <text:p>1020877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HAABC</text:p>
          </table:table-cell>
          <table:table-cell office:value-type="string" table:style-name="ce1">
            <text:p>LOUISA</text:p>
          </table:table-cell>
          <table:table-cell office:value-type="date" office:date-value="1970-04-08T00:00:00" table:style-name="ce4">
            <text:p>08/04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MO</text:p>
          </table:table-cell>
          <table:table-cell office:value-type="string" table:style-name="ce1">
            <text:p>Lic Lettres Modernes an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94645" table:style-name="ce1">
            <text:p>101946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ATABC</text:p>
          </table:table-cell>
          <table:table-cell office:value-type="string" table:style-name="ce1">
            <text:p>OMAR</text:p>
          </table:table-cell>
          <table:table-cell office:value-type="date" office:date-value="1984-02-23T00:00:00" table:style-name="ce4">
            <text:p>23/02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7.617" table:style-name="ce1">
            <text:p>7,61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613053" table:style-name="ce1">
            <text:p>96130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MLABC</text:p>
          </table:table-cell>
          <table:table-cell office:value-type="string" table:style-name="ce1">
            <text:p>ANWAR</text:p>
          </table:table-cell>
          <table:table-cell office:value-type="date" office:date-value="1977-04-01T00:00:00" table:style-name="ce4">
            <text:p>01/04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TC</text:p>
          </table:table-cell>
          <table:table-cell office:value-type="string" table:style-name="ce1">
            <text:p>LIC PRO ABF sp.TCOB</text:p>
          </table:table-cell>
          <table:table-cell office:value-type="float" office:value="11.302000000000001" table:style-name="ce1">
            <text:p>11,30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91209" table:style-name="ce1">
            <text:p>989120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SABC</text:p>
          </table:table-cell>
          <table:table-cell office:value-type="string" table:style-name="ce1">
            <text:p>SONIA</text:p>
          </table:table-cell>
          <table:table-cell office:value-type="date" office:date-value="1979-02-25T00:00:00" table:style-name="ce4">
            <text:p>25/0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2.62" table:style-name="ce1">
            <text:p>2,6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59342" table:style-name="ce1">
            <text:p>97593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ASABC</text:p>
          </table:table-cell>
          <table:table-cell office:value-type="string" table:style-name="ce1">
            <text:p>SONIA</text:p>
          </table:table-cell>
          <table:table-cell office:value-type="date" office:date-value="1967-08-31T00:00:00" table:style-name="ce4">
            <text:p>31/08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2.64" table:style-name="ce1">
            <text:p>2,6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237441" table:style-name="ce1">
            <text:p>92374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 MAABC</text:p>
          </table:table-cell>
          <table:table-cell office:value-type="string" table:style-name="ce1">
            <text:p>REMI</text:p>
          </table:table-cell>
          <table:table-cell office:value-type="date" office:date-value="1982-05-10T00:00:00" table:style-name="ce4">
            <text:p>10/05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0.61" table:style-name="ce1">
            <text:p>10,61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021626" table:style-name="ce1">
            <text:p>100216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LLABC</text:p>
          </table:table-cell>
          <table:table-cell office:value-type="string" table:style-name="ce1">
            <text:p>AMADOU TIDIANE</text:p>
          </table:table-cell>
          <table:table-cell office:value-type="date" office:date-value="1968-05-22T00:00:00" table:style-name="ce4">
            <text:p>22/05/1968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9.2000000000000011" table:style-name="ce1">
            <text:p>9,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16658" table:style-name="ce1">
            <text:p>98166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LLABC</text:p>
          </table:table-cell>
          <table:table-cell office:value-type="string" table:style-name="ce1">
            <text:p>AMADOU TIDIANE</text:p>
          </table:table-cell>
          <table:table-cell office:value-type="date" office:date-value="1968-12-19T00:00:00" table:style-name="ce4">
            <text:p>19/12/1968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9.2089999999999996" table:style-name="ce1">
            <text:p>9,20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55227" table:style-name="ce1">
            <text:p>105552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ITAABC</text:p>
          </table:table-cell>
          <table:table-cell office:value-type="string" table:style-name="ce1">
            <text:p>AMADOU</text:p>
          </table:table-cell>
          <table:table-cell office:value-type="date" office:date-value="1981-12-18T00:00:00" table:style-name="ce4">
            <text:p>18/12/1981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G4INF</text:p>
          </table:table-cell>
          <table:table-cell office:value-type="string" table:style-name="ce1">
            <text:p>Master1 Informatique</text:p>
          </table:table-cell>
          <table:table-cell office:value-type="float" office:value="11.27" table:style-name="ce1">
            <text:p>11,27</text:p>
          </table:table-cell>
          <table:table-cell office:value-type="string" table:style-name="ce1">
            <text:p>ADM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9150196" table:style-name="ce1">
            <text:p>91501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ERABC</text:p>
          </table:table-cell>
          <table:table-cell office:value-type="string" table:style-name="ce1">
            <text:p>ANNE CHARLOTTE</text:p>
          </table:table-cell>
          <table:table-cell office:value-type="date" office:date-value="1970-04-04T00:00:00" table:style-name="ce4">
            <text:p>04/04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2.56" table:style-name="ce1">
            <text:p>12,5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19575" table:style-name="ce1">
            <text:p>106195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OUDABC</text:p>
          </table:table-cell>
          <table:table-cell office:value-type="string" table:style-name="ce1">
            <text:p>SOUMEYA</text:p>
          </table:table-cell>
          <table:table-cell office:value-type="date" office:date-value="1973-07-02T00:00:00" table:style-name="ce4">
            <text:p>02/07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1.147" table:style-name="ce1">
            <text:p>11,14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29234" table:style-name="ce1">
            <text:p>1062923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AYWABC</text:p>
          </table:table-cell>
          <table:table-cell office:value-type="string" table:style-name="ce1">
            <text:p>MARLENE</text:p>
          </table:table-cell>
          <table:table-cell office:value-type="date" office:date-value="1966-09-02T00:00:00" table:style-name="ce4">
            <text:p>02/09/1966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L4MIA</text:p>
          </table:table-cell>
          <table:table-cell office:value-type="string" table:style-name="ce1">
            <text:p>Master1 LERCI - LEAMIA</text:p>
          </table:table-cell>
          <table:table-cell office:value-type="float" office:value="12.304" table:style-name="ce1">
            <text:p>12,30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74857" table:style-name="ce1">
            <text:p>1017485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CABC</text:p>
          </table:table-cell>
          <table:table-cell office:value-type="string" table:style-name="ce1">
            <text:p>MUSTAPHA</text:p>
          </table:table-cell>
          <table:table-cell office:value-type="date" office:date-value="1977-04-25T00:00:00" table:style-name="ce4">
            <text:p>25/04/1977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4.6920000000000002" table:style-name="ce1">
            <text:p>4,69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10430" table:style-name="ce1">
            <text:p>102104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CABC</text:p>
          </table:table-cell>
          <table:table-cell office:value-type="string" table:style-name="ce1">
            <text:p>MUSTAPHA</text:p>
          </table:table-cell>
          <table:table-cell office:value-type="date" office:date-value="1967-11-04T00:00:00" table:style-name="ce4">
            <text:p>04/11/1967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G3INF</text:p>
          </table:table-cell>
          <table:table-cell office:value-type="string" table:style-name="ce1">
            <text:p>Lic Informatique an3</text:p>
          </table:table-cell>
          <table:table-cell office:value-type="float" office:value="8.2840000000000007" table:style-name="ce1">
            <text:p>8,28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8935376" table:style-name="ce1">
            <text:p>89353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ENNABC</text:p>
          </table:table-cell>
          <table:table-cell office:value-type="string" table:style-name="ce1">
            <text:p>SADJI</text:p>
          </table:table-cell>
          <table:table-cell office:value-type="date" office:date-value="1972-11-30T00:00:00" table:style-name="ce4">
            <text:p>30/11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62" table:style-name="ce1">
            <text:p>13,6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79420" table:style-name="ce1">
            <text:p>1027942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UMMABC</text:p>
          </table:table-cell>
          <table:table-cell office:value-type="string" table:style-name="ce1">
            <text:p>SUCHITRA</text:p>
          </table:table-cell>
          <table:table-cell office:value-type="date" office:date-value="1974-10-09T00:00:00" table:style-name="ce4">
            <text:p>09/10/1974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E5BFG2</text:p>
          </table:table-cell>
          <table:table-cell office:value-type="string" table:style-name="ce1">
            <text:p>Master2Pro EFI-BFGR (AP)</text:p>
          </table:table-cell>
          <table:table-cell office:value-type="float" office:value="11.18" table:style-name="ce1">
            <text:p>11,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76388" table:style-name="ce1">
            <text:p>1097638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URABC</text:p>
          </table:table-cell>
          <table:table-cell office:value-type="string" table:style-name="ce1">
            <text:p>ACHOUR</text:p>
          </table:table-cell>
          <table:table-cell office:value-type="date" office:date-value="1983-02-13T00:00:00" table:style-name="ce4">
            <text:p>13/02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.552000000000001" table:style-name="ce1">
            <text:p>10,5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19015" table:style-name="ce1">
            <text:p>110190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MAABC</text:p>
          </table:table-cell>
          <table:table-cell office:value-type="string" table:style-name="ce1">
            <text:p>MOHAMMAD AMIN</text:p>
          </table:table-cell>
          <table:table-cell office:value-type="date" office:date-value="1984-01-02T00:00:00" table:style-name="ce4">
            <text:p>02/01/1984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IRANIEN(N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12.001000000000001" table:style-name="ce1">
            <text:p>12,00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33703" table:style-name="ce1">
            <text:p>943370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LOUABC</text:p>
          </table:table-cell>
          <table:table-cell office:value-type="string" table:style-name="ce1">
            <text:p>KATIA</text:p>
          </table:table-cell>
          <table:table-cell office:value-type="date" office:date-value="1967-09-14T00:00:00" table:style-name="ce4">
            <text:p>14/09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10.061" table:style-name="ce1">
            <text:p>10,06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50845" table:style-name="ce1">
            <text:p>1025084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SEABC</text:p>
          </table:table-cell>
          <table:table-cell office:value-type="string" table:style-name="ce1">
            <text:p>CHARLOTTE</text:p>
          </table:table-cell>
          <table:table-cell office:value-type="date" office:date-value="1968-07-04T00:00:00" table:style-name="ce4">
            <text:p>04/07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33" table:style-name="ce1">
            <text:p>11,3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41150" table:style-name="ce1">
            <text:p>98411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EGHABC</text:p>
          </table:table-cell>
          <table:table-cell office:value-type="string" table:style-name="ce1">
            <text:p>YOANN</text:p>
          </table:table-cell>
          <table:table-cell office:value-type="date" office:date-value="1973-09-28T00:00:00" table:style-name="ce4">
            <text:p>28/09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3" table:style-name="ce1">
            <text:p>11,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63513" table:style-name="ce1">
            <text:p>90635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KENABC</text:p>
          </table:table-cell>
          <table:table-cell office:value-type="string" table:style-name="ce1">
            <text:p>AYSUN</text:p>
          </table:table-cell>
          <table:table-cell office:value-type="date" office:date-value="1985-12-24T00:00:00" table:style-name="ce4">
            <text:p>24/12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31" table:style-name="ce1">
            <text:p>12,3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72728" table:style-name="ce1">
            <text:p>90727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STAABC</text:p>
          </table:table-cell>
          <table:table-cell office:value-type="string" table:style-name="ce1">
            <text:p>MARIE</text:p>
          </table:table-cell>
          <table:table-cell office:value-type="date" office:date-value="1975-07-10T00:00:00" table:style-name="ce4">
            <text:p>10/07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2" table:style-name="ce1">
            <text:p>13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97199" table:style-name="ce1">
            <text:p>989719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GARABC</text:p>
          </table:table-cell>
          <table:table-cell office:value-type="string" table:style-name="ce1">
            <text:p>RUSHEENTHIRA</text:p>
          </table:table-cell>
          <table:table-cell office:value-type="date" office:date-value="1966-08-27T00:00:00" table:style-name="ce4">
            <text:p>27/08/1966</text:p>
          </table:table-cell>
          <table:table-cell office:value-type="string" table:style-name="ce1">
            <text:p>223</text:p>
          </table:table-cell>
          <table:table-cell office:value-type="string" table:style-name="ce1">
            <text:p>INDIEN(NE)</text:p>
          </table:table-cell>
          <table:table-cell office:value-type="string" table:style-name="ce1">
            <text:p>B3SVB</text:p>
          </table:table-cell>
          <table:table-cell office:value-type="string" table:style-name="ce1">
            <text:p>Lic Sc de la Vie an3 Biom</text:p>
          </table:table-cell>
          <table:table-cell office:value-type="float" office:value="9.572000000000001" table:style-name="ce1">
            <text:p>9,572</text:p>
          </table:table-cell>
          <table:table-cell office:value-type="string" table:style-name="ce1">
            <text:p>AJ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1070939" table:style-name="ce1">
            <text:p>110709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GARABC</text:p>
          </table:table-cell>
          <table:table-cell office:value-type="string" table:style-name="ce1">
            <text:p>RUSHEENTHIRA</text:p>
          </table:table-cell>
          <table:table-cell office:value-type="date" office:date-value="1979-04-17T00:00:00" table:style-name="ce4">
            <text:p>17/04/1979</text:p>
          </table:table-cell>
          <table:table-cell office:value-type="string" table:style-name="ce1">
            <text:p>223</text:p>
          </table:table-cell>
          <table:table-cell office:value-type="string" table:style-name="ce1">
            <text:p>INDIEN(NE)</text:p>
          </table:table-cell>
          <table:table-cell office:value-type="string" table:style-name="ce1">
            <text:p>B3SVB</text:p>
          </table:table-cell>
          <table:table-cell office:value-type="string" table:style-name="ce1">
            <text:p>Lic Sc de la Vie an3 Biom</text:p>
          </table:table-cell>
          <table:table-cell office:value-type="float" office:value="11.043000000000001" table:style-name="ce1">
            <text:p>11,04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66727" table:style-name="ce1">
            <text:p>95667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 GAABC</text:p>
          </table:table-cell>
          <table:table-cell office:value-type="string" table:style-name="ce1">
            <text:p>HUGUES</text:p>
          </table:table-cell>
          <table:table-cell office:value-type="date" office:date-value="1974-07-23T00:00:00" table:style-name="ce4">
            <text:p>23/07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491601" table:style-name="ce1">
            <text:p>104916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CHEABC</text:p>
          </table:table-cell>
          <table:table-cell office:value-type="string" table:style-name="ce1">
            <text:p>MATTHIEU</text:p>
          </table:table-cell>
          <table:table-cell office:value-type="date" office:date-value="1985-05-12T00:00:00" table:style-name="ce4">
            <text:p>12/05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2INF</text:p>
          </table:table-cell>
          <table:table-cell office:value-type="string" table:style-name="ce1">
            <text:p>Lic Informatique an2</text:p>
          </table:table-cell>
          <table:table-cell office:value-type="float" office:value="12.152000000000001" table:style-name="ce1">
            <text:p>12,15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599619" table:style-name="ce1">
            <text:p>1059961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NNABC</text:p>
          </table:table-cell>
          <table:table-cell office:value-type="string" table:style-name="ce1">
            <text:p>LOTFI</text:p>
          </table:table-cell>
          <table:table-cell office:value-type="date" office:date-value="1980-03-05T00:00:00" table:style-name="ce4">
            <text:p>05/03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03" table:style-name="ce1">
            <text:p>11,0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05423" table:style-name="ce1">
            <text:p>1080542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VREABC</text:p>
          </table:table-cell>
          <table:table-cell office:value-type="string" table:style-name="ce1">
            <text:p>LAURY</text:p>
          </table:table-cell>
          <table:table-cell office:value-type="date" office:date-value="1971-07-12T00:00:00" table:style-name="ce4">
            <text:p>12/07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68" table:style-name="ce1">
            <text:p>11,6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89887" table:style-name="ce1">
            <text:p>108898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MPAABC</text:p>
          </table:table-cell>
          <table:table-cell office:value-type="string" table:style-name="ce1">
            <text:p>CELINE</text:p>
          </table:table-cell>
          <table:table-cell office:value-type="date" office:date-value="1968-04-17T00:00:00" table:style-name="ce4">
            <text:p>17/04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3.06" table:style-name="ce1">
            <text:p>13,0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59422" table:style-name="ce1">
            <text:p>1085942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NGABC</text:p>
          </table:table-cell>
          <table:table-cell office:value-type="string" table:style-name="ce1">
            <text:p>MONIQUE</text:p>
          </table:table-cell>
          <table:table-cell office:value-type="date" office:date-value="1972-02-16T00:00:00" table:style-name="ce4">
            <text:p>16/02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21" table:style-name="ce1">
            <text:p>11,2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15536" table:style-name="ce1">
            <text:p>100155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ABC</text:p>
          </table:table-cell>
          <table:table-cell office:value-type="string" table:style-name="ce1">
            <text:p>CAROLINE</text:p>
          </table:table-cell>
          <table:table-cell office:value-type="date" office:date-value="1971-11-24T00:00:00" table:style-name="ce4">
            <text:p>24/11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03007" table:style-name="ce1">
            <text:p>1130300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HNABC</text:p>
          </table:table-cell>
          <table:table-cell office:value-type="string" table:style-name="ce1">
            <text:p>TAYMIA</text:p>
          </table:table-cell>
          <table:table-cell office:value-type="date" office:date-value="1985-05-08T00:00:00" table:style-name="ce4">
            <text:p>08/05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10.351000000000001" table:style-name="ce1">
            <text:p>10,351</text:p>
          </table:table-cell>
          <table:table-cell office:value-type="string" table:style-name="ce1">
            <text:p>ADMC</text:p>
          </table:table-cell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9623002" table:style-name="ce1">
            <text:p>96230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LOABC</text:p>
          </table:table-cell>
          <table:table-cell office:value-type="string" table:style-name="ce1">
            <text:p>DISOLOKA</text:p>
          </table:table-cell>
          <table:table-cell office:value-type="date" office:date-value="1978-11-27T00:00:00" table:style-name="ce4">
            <text:p>27/1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E</text:p>
          </table:table-cell>
          <table:table-cell office:value-type="string" table:style-name="ce1">
            <text:p>Lic STAPS sp. EM an3</text:p>
          </table:table-cell>
          <table:table-cell office:value-type="float" office:value="10.38" table:style-name="ce1">
            <text:p>10,38</text:p>
          </table:table-cell>
          <table:table-cell office:value-type="string" table:style-name="ce1">
            <text:p>ADM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11030746" table:style-name="ce1">
            <text:p>1103074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N AABC</text:p>
          </table:table-cell>
          <table:table-cell office:value-type="string" table:style-name="ce1">
            <text:p>KALED</text:p>
          </table:table-cell>
          <table:table-cell office:value-type="date" office:date-value="1985-02-23T00:00:00" table:style-name="ce4">
            <text:p>23/02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11.083" table:style-name="ce1">
            <text:p>11,08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76154" table:style-name="ce1">
            <text:p>98761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E ABC</text:p>
          </table:table-cell>
          <table:table-cell office:value-type="string" table:style-name="ce1">
            <text:p>FREHAT</text:p>
          </table:table-cell>
          <table:table-cell office:value-type="date" office:date-value="1981-07-23T00:00:00" table:style-name="ce4">
            <text:p>23/07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5.8460000000000001" table:style-name="ce1">
            <text:p>5,84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89060" table:style-name="ce1">
            <text:p>978906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E ABC</text:p>
          </table:table-cell>
          <table:table-cell office:value-type="string" table:style-name="ce1">
            <text:p>FREHAT</text:p>
          </table:table-cell>
          <table:table-cell office:value-type="date" office:date-value="1970-06-27T00:00:00" table:style-name="ce4">
            <text:p>27/06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0.9" table:style-name="ce1">
            <text:p>10,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50975" table:style-name="ce1">
            <text:p>1145097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MPIABC</text:p>
          </table:table-cell>
          <table:table-cell office:value-type="string" table:style-name="ce1">
            <text:p>AIMEE</text:p>
          </table:table-cell>
          <table:table-cell office:value-type="date" office:date-value="1976-08-23T00:00:00" table:style-name="ce4">
            <text:p>23/08/1976</text:p>
          </table:table-cell>
          <table:table-cell office:value-type="string" table:style-name="ce1">
            <text:p>312</text:p>
          </table:table-cell>
          <table:table-cell office:value-type="string" table:style-name="ce1">
            <text:p>ZAIROIS(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8.2249999999999996" table:style-name="ce1">
            <text:p>8,225</text:p>
          </table:table-cell>
          <table:table-cell office:value-type="string" table:style-name="ce1">
            <text:p>AJ</text:p>
          </table:table-cell>
          <table:table-cell office:value-type="float" office:value="122" table:style-name="ce1">
            <text:p>122</text:p>
          </table:table-cell>
          <table:table-cell table:number-columns-repeated="16372"/>
        </table:table-row>
        <table:table-row table:style-name="ro1">
          <table:table-cell office:value-type="float" office:value="11472619" table:style-name="ce1">
            <text:p>114726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MPIABC</text:p>
          </table:table-cell>
          <table:table-cell office:value-type="string" table:style-name="ce1">
            <text:p>AIMEE</text:p>
          </table:table-cell>
          <table:table-cell office:value-type="date" office:date-value="1966-02-01T00:00:00" table:style-name="ce4">
            <text:p>01/02/1966</text:p>
          </table:table-cell>
          <table:table-cell office:value-type="string" table:style-name="ce1">
            <text:p>312</text:p>
          </table:table-cell>
          <table:table-cell office:value-type="string" table:style-name="ce1">
            <text:p>ZAIROIS(E)</text:p>
          </table:table-cell>
          <table:table-cell office:value-type="string" table:style-name="ce1">
            <text:p>L2PSY</text:p>
          </table:table-cell>
          <table:table-cell office:value-type="string" table:style-name="ce1">
            <text:p>Lic Psychologie an2</text:p>
          </table:table-cell>
          <table:table-cell office:value-type="float" office:value="9.1750000000000007" table:style-name="ce1">
            <text:p>9,175</text:p>
          </table:table-cell>
          <table:table-cell office:value-type="string" table:style-name="ce1">
            <text:p>AJ</text:p>
          </table:table-cell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9910854" table:style-name="ce1">
            <text:p>99108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OUABC</text:p>
          </table:table-cell>
          <table:table-cell office:value-type="string" table:style-name="ce1">
            <text:p>RAOUF</text:p>
          </table:table-cell>
          <table:table-cell office:value-type="date" office:date-value="1976-12-27T00:00:00" table:style-name="ce4">
            <text:p>27/1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C</text:p>
          </table:table-cell>
          <table:table-cell office:value-type="string" table:style-name="ce1">
            <text:p>INGENIEUR MACS an3</text:p>
          </table:table-cell>
          <table:table-cell office:value-type="float" office:value="13.69" table:style-name="ce1">
            <text:p>13,6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02363" table:style-name="ce1">
            <text:p>106023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VILABC</text:p>
          </table:table-cell>
          <table:table-cell office:value-type="string" table:style-name="ce1">
            <text:p>ELSA</text:p>
          </table:table-cell>
          <table:table-cell office:value-type="date" office:date-value="1975-06-12T00:00:00" table:style-name="ce4">
            <text:p>12/06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62" table:style-name="ce1">
            <text:p>14,6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644629" table:style-name="ce1">
            <text:p>106446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LLABC</text:p>
          </table:table-cell>
          <table:table-cell office:value-type="string" table:style-name="ce1">
            <text:p>ANSHUL</text:p>
          </table:table-cell>
          <table:table-cell office:value-type="date" office:date-value="1975-09-05T00:00:00" table:style-name="ce4">
            <text:p>05/09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6.4170000000000007" table:style-name="ce1">
            <text:p>6,417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26224" table:style-name="ce1">
            <text:p>108262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LLABC</text:p>
          </table:table-cell>
          <table:table-cell office:value-type="string" table:style-name="ce1">
            <text:p>ANSHUL</text:p>
          </table:table-cell>
          <table:table-cell office:value-type="date" office:date-value="1985-03-09T00:00:00" table:style-name="ce4">
            <text:p>09/03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CON</text:p>
          </table:table-cell>
          <table:table-cell office:value-type="string" table:style-name="ce1">
            <text:p>Master1 Contentieux</text:p>
          </table:table-cell>
          <table:table-cell office:value-type="float" office:value="7.2709999999999999" table:style-name="ce1">
            <text:p>7,271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475929" table:style-name="ce1">
            <text:p>94759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TONABC</text:p>
          </table:table-cell>
          <table:table-cell office:value-type="string" table:style-name="ce1">
            <text:p>LAURA</text:p>
          </table:table-cell>
          <table:table-cell office:value-type="date" office:date-value="1970-03-12T00:00:00" table:style-name="ce4">
            <text:p>12/03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19" table:style-name="ce1">
            <text:p>11,1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19330" table:style-name="ce1">
            <text:p>921933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IAABC</text:p>
          </table:table-cell>
          <table:table-cell office:value-type="string" table:style-name="ce1">
            <text:p>MARY</text:p>
          </table:table-cell>
          <table:table-cell office:value-type="date" office:date-value="1985-11-25T00:00:00" table:style-name="ce4">
            <text:p>25/1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2.118" table:style-name="ce1">
            <text:p>12,11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81329" table:style-name="ce1">
            <text:p>111813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AMABC</text:p>
          </table:table-cell>
          <table:table-cell office:value-type="string" table:style-name="ce1">
            <text:p>BENOIT</text:p>
          </table:table-cell>
          <table:table-cell office:value-type="date" office:date-value="1976-05-25T00:00:00" table:style-name="ce4">
            <text:p>25/05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07" table:style-name="ce1">
            <text:p>12,0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59806" table:style-name="ce1">
            <text:p>92598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LALABC</text:p>
          </table:table-cell>
          <table:table-cell office:value-type="string" table:style-name="ce1">
            <text:p>OMAR</text:p>
          </table:table-cell>
          <table:table-cell office:value-type="date" office:date-value="1980-11-07T00:00:00" table:style-name="ce4">
            <text:p>07/1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DRO</text:p>
          </table:table-cell>
          <table:table-cell office:value-type="string" table:style-name="ce1">
            <text:p>Lic Droit an2</text:p>
          </table:table-cell>
          <table:table-cell office:value-type="float" office:value="9.657" table:style-name="ce1">
            <text:p>9,657</text:p>
          </table:table-cell>
          <table:table-cell office:value-type="string" table:style-name="ce1">
            <text:p>AJAC</text:p>
          </table:table-cell>
          <table:table-cell table:number-columns-repeated="16373"/>
        </table:table-row>
        <table:table-row table:style-name="ro1">
          <table:table-cell office:value-type="float" office:value="10297784" table:style-name="ce1">
            <text:p>102977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RILABC</text:p>
          </table:table-cell>
          <table:table-cell office:value-type="string" table:style-name="ce1">
            <text:p>GABRIELLE</text:p>
          </table:table-cell>
          <table:table-cell office:value-type="date" office:date-value="1971-08-24T00:00:00" table:style-name="ce4">
            <text:p>24/08/1971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E3EGG</text:p>
          </table:table-cell>
          <table:table-cell office:value-type="string" table:style-name="ce1">
            <text:p>Lic Eco-Gestion an3 GEO</text:p>
          </table:table-cell>
          <table:table-cell office:value-type="float" office:value="7.117" table:style-name="ce1">
            <text:p>7,117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976158" table:style-name="ce1">
            <text:p>109761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RILABC</text:p>
          </table:table-cell>
          <table:table-cell office:value-type="string" table:style-name="ce1">
            <text:p>GABRIELLE</text:p>
          </table:table-cell>
          <table:table-cell office:value-type="date" office:date-value="1986-07-31T00:00:00" table:style-name="ce4">
            <text:p>31/07/1986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TURC (TURQUE)</text:p>
          </table:table-cell>
          <table:table-cell office:value-type="string" table:style-name="ce1">
            <text:p>E3EGG</text:p>
          </table:table-cell>
          <table:table-cell office:value-type="string" table:style-name="ce1">
            <text:p>Lic Eco-Gestion an3 GEO</text:p>
          </table:table-cell>
          <table:table-cell office:value-type="float" office:value="8.2850000000000001" table:style-name="ce1">
            <text:p>8,285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808149" table:style-name="ce1">
            <text:p>98081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GERABC</text:p>
          </table:table-cell>
          <table:table-cell office:value-type="string" table:style-name="ce1">
            <text:p>TWINAN</text:p>
          </table:table-cell>
          <table:table-cell office:value-type="date" office:date-value="1968-05-28T00:00:00" table:style-name="ce4">
            <text:p>28/05/1968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S3SST2</text:p>
          </table:table-cell>
          <table:table-cell office:value-type="string" table:style-name="ce1">
            <text:p>LIC PRO <text:s/>SBP SSTE (AP)</text:p>
          </table:table-cell>
          <table:table-cell office:value-type="float" office:value="13.11" table:style-name="ce1">
            <text:p>13,1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505959" table:style-name="ce1">
            <text:p>95059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AACABC</text:p>
          </table:table-cell>
          <table:table-cell office:value-type="string" table:style-name="ce1">
            <text:p>DOMIANA</text:p>
          </table:table-cell>
          <table:table-cell office:value-type="date" office:date-value="1966-05-21T00:00:00" table:style-name="ce4">
            <text:p>21/05/1966</text:p>
          </table:table-cell>
          <table:table-cell office:value-type="string" table:style-name="ce1">
            <text:p>203</text:p>
          </table:table-cell>
          <table:table-cell office:value-type="string" table:style-name="ce1">
            <text:p>IRAKIEN(NE)</text:p>
          </table:table-cell>
          <table:table-cell office:value-type="string" table:style-name="ce1">
            <text:p>E3EGG</text:p>
          </table:table-cell>
          <table:table-cell office:value-type="string" table:style-name="ce1">
            <text:p>Lic Eco-Gestion an3 GEO</text:p>
          </table:table-cell>
          <table:table-cell office:value-type="float" office:value="10.308" table:style-name="ce1">
            <text:p>10,30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80866" table:style-name="ce1">
            <text:p>113808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RMABC</text:p>
          </table:table-cell>
          <table:table-cell office:value-type="string" table:style-name="ce1">
            <text:p>THOMAS</text:p>
          </table:table-cell>
          <table:table-cell office:value-type="date" office:date-value="1975-05-20T00:00:00" table:style-name="ce4">
            <text:p>20/05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4.0529999999999999" table:style-name="ce1">
            <text:p>4,05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903016" table:style-name="ce1">
            <text:p>1090301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HNEABC</text:p>
          </table:table-cell>
          <table:table-cell office:value-type="string" table:style-name="ce1">
            <text:p>LUCIL</text:p>
          </table:table-cell>
          <table:table-cell office:value-type="date" office:date-value="1970-10-18T00:00:00" table:style-name="ce4">
            <text:p>18/10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4" table:style-name="ce1">
            <text:p>12,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48871" table:style-name="ce1">
            <text:p>1024887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HAABC</text:p>
          </table:table-cell>
          <table:table-cell office:value-type="string" table:style-name="ce1">
            <text:p>SOFIA</text:p>
          </table:table-cell>
          <table:table-cell office:value-type="date" office:date-value="1967-12-08T00:00:00" table:style-name="ce4">
            <text:p>08/12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36" table:style-name="ce1">
            <text:p>12,3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24474" table:style-name="ce1">
            <text:p>1022447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OUNABC</text:p>
          </table:table-cell>
          <table:table-cell office:value-type="string" table:style-name="ce1">
            <text:p>KELLY</text:p>
          </table:table-cell>
          <table:table-cell office:value-type="date" office:date-value="1973-04-01T00:00:00" table:style-name="ce4">
            <text:p>01/04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5.06" table:style-name="ce1">
            <text:p>15,0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426321" table:style-name="ce1">
            <text:p>104263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T RABC</text:p>
          </table:table-cell>
          <table:table-cell office:value-type="string" table:style-name="ce1">
            <text:p>MUSTAPHA</text:p>
          </table:table-cell>
          <table:table-cell office:value-type="date" office:date-value="1984-02-01T00:00:00" table:style-name="ce4">
            <text:p>01/02/1984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5MTC</text:p>
          </table:table-cell>
          <table:table-cell office:value-type="string" table:style-name="ce1">
            <text:p>Master2Pro MT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212532" table:style-name="ce1">
            <text:p>92125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COABC</text:p>
          </table:table-cell>
          <table:table-cell office:value-type="string" table:style-name="ce1">
            <text:p>LUCIE</text:p>
          </table:table-cell>
          <table:table-cell office:value-type="date" office:date-value="1976-09-20T00:00:00" table:style-name="ce4">
            <text:p>20/09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2.2" table:style-name="ce1">
            <text:p>12,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37821" table:style-name="ce1">
            <text:p>92378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AHABC</text:p>
          </table:table-cell>
          <table:table-cell office:value-type="string" table:style-name="ce1">
            <text:p>METANGBOU</text:p>
          </table:table-cell>
          <table:table-cell office:value-type="date" office:date-value="1983-02-21T00:00:00" table:style-name="ce4">
            <text:p>21/02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63" table:style-name="ce1">
            <text:p>11,6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45866" table:style-name="ce1">
            <text:p>112458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LIABC</text:p>
          </table:table-cell>
          <table:table-cell office:value-type="string" table:style-name="ce1">
            <text:p>AYA</text:p>
          </table:table-cell>
          <table:table-cell office:value-type="date" office:date-value="1973-07-26T00:00:00" table:style-name="ce4">
            <text:p>26/07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71" table:style-name="ce1">
            <text:p>14,7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25413" table:style-name="ce1">
            <text:p>101254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OUABC</text:p>
          </table:table-cell>
          <table:table-cell office:value-type="string" table:style-name="ce1">
            <text:p>ABDELMALEK</text:p>
          </table:table-cell>
          <table:table-cell office:value-type="date" office:date-value="1972-10-10T00:00:00" table:style-name="ce4">
            <text:p>10/10/1972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2PC</text:p>
          </table:table-cell>
          <table:table-cell office:value-type="string" table:style-name="ce1">
            <text:p>Lic Physiq-Chimie an2</text:p>
          </table:table-cell>
          <table:table-cell office:value-type="float" office:value="4.6360000000000001" table:style-name="ce1">
            <text:p>4,63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216272" table:style-name="ce1">
            <text:p>102162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OUABC</text:p>
          </table:table-cell>
          <table:table-cell office:value-type="string" table:style-name="ce1">
            <text:p>ABDELMALEK</text:p>
          </table:table-cell>
          <table:table-cell office:value-type="date" office:date-value="1978-11-19T00:00:00" table:style-name="ce4">
            <text:p>19/11/1978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G2PC</text:p>
          </table:table-cell>
          <table:table-cell office:value-type="string" table:style-name="ce1">
            <text:p>Lic Physiq-Chimie an2</text:p>
          </table:table-cell>
          <table:table-cell office:value-type="float" office:value="4.883" table:style-name="ce1">
            <text:p>4,88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216254" table:style-name="ce1">
            <text:p>1121625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LAABC</text:p>
          </table:table-cell>
          <table:table-cell office:value-type="string" table:style-name="ce1">
            <text:p>AUDREY</text:p>
          </table:table-cell>
          <table:table-cell office:value-type="date" office:date-value="1968-06-08T00:00:00" table:style-name="ce4">
            <text:p>08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B</text:p>
          </table:table-cell>
          <table:table-cell office:value-type="string" table:style-name="ce1">
            <text:p>Lic Sc de la Vie an3 Biom</text:p>
          </table:table-cell>
          <table:table-cell office:value-type="float" office:value="8.8740000000000006" table:style-name="ce1">
            <text:p>8,874</text:p>
          </table:table-cell>
          <table:table-cell office:value-type="string" table:style-name="ce1">
            <text:p>AJ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0775113" table:style-name="ce1">
            <text:p>107751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LLAABC</text:p>
          </table:table-cell>
          <table:table-cell office:value-type="string" table:style-name="ce1">
            <text:p>AUDREY</text:p>
          </table:table-cell>
          <table:table-cell office:value-type="date" office:date-value="1976-11-01T00:00:00" table:style-name="ce4">
            <text:p>01/1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B</text:p>
          </table:table-cell>
          <table:table-cell office:value-type="string" table:style-name="ce1">
            <text:p>Lic Sc de la Vie an3 Biom</text:p>
          </table:table-cell>
          <table:table-cell office:value-type="float" office:value="10.684000000000001" table:style-name="ce1">
            <text:p>10,6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47101" table:style-name="ce1">
            <text:p>90471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AABC</text:p>
          </table:table-cell>
          <table:table-cell office:value-type="string" table:style-name="ce1">
            <text:p>AHMED</text:p>
          </table:table-cell>
          <table:table-cell office:value-type="date" office:date-value="1973-06-15T00:00:00" table:style-name="ce4">
            <text:p>15/06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1.75" table:style-name="ce1">
            <text:p>11,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58882" table:style-name="ce1">
            <text:p>91588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DENABC</text:p>
          </table:table-cell>
          <table:table-cell office:value-type="string" table:style-name="ce1">
            <text:p>PAULINE</text:p>
          </table:table-cell>
          <table:table-cell office:value-type="date" office:date-value="1981-11-14T00:00:00" table:style-name="ce4">
            <text:p>14/11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1STA</text:p>
          </table:table-cell>
          <table:table-cell office:value-type="string" table:style-name="ce1">
            <text:p>Lic STAPS an1</text:p>
          </table:table-cell>
          <table:table-cell office:value-type="float" office:value="3.69" table:style-name="ce1">
            <text:p>3,69</text:p>
          </table:table-cell>
          <table:table-cell office:value-type="string" table:style-name="ce1">
            <text:p>AJ</text:p>
          </table:table-cell>
          <table:table-cell office:value-type="float" office:value="132" table:style-name="ce1">
            <text:p>132</text:p>
          </table:table-cell>
          <table:table-cell table:number-columns-repeated="16372"/>
        </table:table-row>
        <table:table-row table:style-name="ro1">
          <table:table-cell office:value-type="float" office:value="9373710" table:style-name="ce1">
            <text:p>937371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DENABC</text:p>
          </table:table-cell>
          <table:table-cell office:value-type="string" table:style-name="ce1">
            <text:p>PAULINE</text:p>
          </table:table-cell>
          <table:table-cell office:value-type="date" office:date-value="1970-09-24T00:00:00" table:style-name="ce4">
            <text:p>24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1STA</text:p>
          </table:table-cell>
          <table:table-cell office:value-type="string" table:style-name="ce1">
            <text:p>Lic STAPS an1</text:p>
          </table:table-cell>
          <table:table-cell office:value-type="float" office:value="3.69" table:style-name="ce1">
            <text:p>3,69</text:p>
          </table:table-cell>
          <table:table-cell office:value-type="string" table:style-name="ce1">
            <text:p>AJ</text:p>
          </table:table-cell>
          <table:table-cell office:value-type="float" office:value="195" table:style-name="ce1">
            <text:p>195</text:p>
          </table:table-cell>
          <table:table-cell table:number-columns-repeated="16372"/>
        </table:table-row>
        <table:table-row table:style-name="ro1">
          <table:table-cell office:value-type="float" office:value="9381986" table:style-name="ce1">
            <text:p>938198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ULHEABC</text:p>
          </table:table-cell>
          <table:table-cell office:value-type="string" table:style-name="ce1">
            <text:p>ROMAIN</text:p>
          </table:table-cell>
          <table:table-cell office:value-type="date" office:date-value="1975-09-12T00:00:00" table:style-name="ce4">
            <text:p>12/09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63" table:style-name="ce1">
            <text:p>12,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94406" table:style-name="ce1">
            <text:p>97944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UEABC</text:p>
          </table:table-cell>
          <table:table-cell office:value-type="string" table:style-name="ce1">
            <text:p>PIERRE-ALEXANDRE</text:p>
          </table:table-cell>
          <table:table-cell office:value-type="date" office:date-value="1978-11-28T00:00:00" table:style-name="ce4">
            <text:p>28/11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2.89" table:style-name="ce1">
            <text:p>12,89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443569" table:style-name="ce1">
            <text:p>1144356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HAABC</text:p>
          </table:table-cell>
          <table:table-cell office:value-type="string" table:style-name="ce1">
            <text:p>PAMINI</text:p>
          </table:table-cell>
          <table:table-cell office:value-type="date" office:date-value="1972-01-27T00:00:00" table:style-name="ce4">
            <text:p>27/01/1972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74" table:style-name="ce1">
            <text:p>10,7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392394" table:style-name="ce1">
            <text:p>113923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DAHABC</text:p>
          </table:table-cell>
          <table:table-cell office:value-type="string" table:style-name="ce1">
            <text:p>MOUSSA</text:p>
          </table:table-cell>
          <table:table-cell office:value-type="date" office:date-value="1968-08-12T00:00:00" table:style-name="ce4">
            <text:p>12/08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12539" table:style-name="ce1">
            <text:p>107125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UGEABC</text:p>
          </table:table-cell>
          <table:table-cell office:value-type="string" table:style-name="ce1">
            <text:p>DAMIEN</text:p>
          </table:table-cell>
          <table:table-cell office:value-type="date" office:date-value="1986-12-27T00:00:00" table:style-name="ce4">
            <text:p>27/12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3.92" table:style-name="ce1">
            <text:p>13,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13815" table:style-name="ce1">
            <text:p>100138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BAABC</text:p>
          </table:table-cell>
          <table:table-cell office:value-type="string" table:style-name="ce1">
            <text:p>DOUNYA</text:p>
          </table:table-cell>
          <table:table-cell office:value-type="date" office:date-value="1976-10-04T00:00:00" table:style-name="ce4">
            <text:p>04/10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8.1420000000000012" table:style-name="ce1">
            <text:p>8,142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104078" table:style-name="ce1">
            <text:p>101040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BAABC</text:p>
          </table:table-cell>
          <table:table-cell office:value-type="string" table:style-name="ce1">
            <text:p>DOUNYA</text:p>
          </table:table-cell>
          <table:table-cell office:value-type="date" office:date-value="1970-07-27T00:00:00" table:style-name="ce4">
            <text:p>27/07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8.6470000000000002" table:style-name="ce1">
            <text:p>8,647</text:p>
          </table:table-cell>
          <table:table-cell office:value-type="string" table:style-name="ce1">
            <text:p>AJ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9517246" table:style-name="ce1">
            <text:p>95172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ONABC</text:p>
          </table:table-cell>
          <table:table-cell office:value-type="string" table:style-name="ce1">
            <text:p>SARAH</text:p>
          </table:table-cell>
          <table:table-cell office:value-type="date" office:date-value="1967-03-26T00:00:00" table:style-name="ce4">
            <text:p>26/03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93" table:style-name="ce1">
            <text:p>13,9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72269" table:style-name="ce1">
            <text:p>1127226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TTAABC</text:p>
          </table:table-cell>
          <table:table-cell office:value-type="string" table:style-name="ce1">
            <text:p>SOFIANE</text:p>
          </table:table-cell>
          <table:table-cell office:value-type="date" office:date-value="1971-03-30T00:00:00" table:style-name="ce4">
            <text:p>30/03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A3TC</text:p>
          </table:table-cell>
          <table:table-cell office:value-type="string" table:style-name="ce1">
            <text:p>LIC PRO ABF sp.TCOB</text:p>
          </table:table-cell>
          <table:table-cell office:value-type="float" office:value="11.232000000000001" table:style-name="ce1">
            <text:p>11,23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861053" table:style-name="ce1">
            <text:p>986105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COMABC</text:p>
          </table:table-cell>
          <table:table-cell office:value-type="string" table:style-name="ce1">
            <text:p>CHARLOTTE</text:p>
          </table:table-cell>
          <table:table-cell office:value-type="date" office:date-value="1976-08-30T00:00:00" table:style-name="ce4">
            <text:p>30/08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84" table:style-name="ce1">
            <text:p>11,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73464" table:style-name="ce1">
            <text:p>917346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IDAABC</text:p>
          </table:table-cell>
          <table:table-cell office:value-type="string" table:style-name="ce1">
            <text:p>ROMAIN</text:p>
          </table:table-cell>
          <table:table-cell office:value-type="date" office:date-value="1967-07-12T00:00:00" table:style-name="ce4">
            <text:p>12/07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46" table:style-name="ce1">
            <text:p>13,46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031417" table:style-name="ce1">
            <text:p>903141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HAABC</text:p>
          </table:table-cell>
          <table:table-cell office:value-type="string" table:style-name="ce1">
            <text:p>ANAIS</text:p>
          </table:table-cell>
          <table:table-cell office:value-type="date" office:date-value="1966-03-31T00:00:00" table:style-name="ce4">
            <text:p>31/03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EM</text:p>
          </table:table-cell>
          <table:table-cell office:value-type="string" table:style-name="ce1">
            <text:p>PCEM 2</text:p>
          </table:table-cell>
          <table:table-cell office:value-type="float" office:value="10.6" table:style-name="ce1">
            <text:p>10,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164470" table:style-name="ce1">
            <text:p>91644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AHAABC</text:p>
          </table:table-cell>
          <table:table-cell office:value-type="string" table:style-name="ce1">
            <text:p>ANAIS</text:p>
          </table:table-cell>
          <table:table-cell office:value-type="date" office:date-value="1966-01-27T00:00:00" table:style-name="ce4">
            <text:p>27/01/196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EM</text:p>
          </table:table-cell>
          <table:table-cell office:value-type="string" table:style-name="ce1">
            <text:p>PCEM 2</text:p>
          </table:table-cell>
          <table:table-cell office:value-type="float" office:value="11.53" table:style-name="ce1">
            <text:p>11,5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43537" table:style-name="ce1">
            <text:p>954353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LAABC</text:p>
          </table:table-cell>
          <table:table-cell office:value-type="string" table:style-name="ce1">
            <text:p>SOUMAYA</text:p>
          </table:table-cell>
          <table:table-cell office:value-type="date" office:date-value="1970-11-05T00:00:00" table:style-name="ce4">
            <text:p>05/11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81" table:style-name="ce1">
            <text:p>11,8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277687" table:style-name="ce1">
            <text:p>1027768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VAPABC</text:p>
          </table:table-cell>
          <table:table-cell office:value-type="string" table:style-name="ce1">
            <text:p>THARANI</text:p>
          </table:table-cell>
          <table:table-cell office:value-type="date" office:date-value="1975-07-08T00:00:00" table:style-name="ce4">
            <text:p>08/07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B</text:p>
          </table:table-cell>
          <table:table-cell office:value-type="string" table:style-name="ce1">
            <text:p>Lic Sc de la Vie an3 Biom</text:p>
          </table:table-cell>
          <table:table-cell office:value-type="float" office:value="5.4130000000000003" table:style-name="ce1">
            <text:p>5,41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534251" table:style-name="ce1">
            <text:p>95342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VAPABC</text:p>
          </table:table-cell>
          <table:table-cell office:value-type="string" table:style-name="ce1">
            <text:p>THARANI</text:p>
          </table:table-cell>
          <table:table-cell office:value-type="date" office:date-value="1977-06-22T00:00:00" table:style-name="ce4">
            <text:p>22/06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B</text:p>
          </table:table-cell>
          <table:table-cell office:value-type="string" table:style-name="ce1">
            <text:p>Lic Sc de la Vie an3 Biom</text:p>
          </table:table-cell>
          <table:table-cell office:value-type="float" office:value="6.2389999999999999" table:style-name="ce1">
            <text:p>6,239</text:p>
          </table:table-cell>
          <table:table-cell office:value-type="string" table:style-name="ce1">
            <text:p>AJ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1473074" table:style-name="ce1">
            <text:p>114730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YEABC</text:p>
          </table:table-cell>
          <table:table-cell office:value-type="string" table:style-name="ce1">
            <text:p>HUBERT</text:p>
          </table:table-cell>
          <table:table-cell office:value-type="date" office:date-value="1967-11-01T00:00:00" table:style-name="ce4">
            <text:p>01/11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3.72" table:style-name="ce1">
            <text:p>13,7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157048" table:style-name="ce1">
            <text:p>915704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GUMABC</text:p>
          </table:table-cell>
          <table:table-cell office:value-type="string" table:style-name="ce1">
            <text:p>DEILUJA</text:p>
          </table:table-cell>
          <table:table-cell office:value-type="date" office:date-value="1984-07-10T00:00:00" table:style-name="ce4">
            <text:p>10/07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PC</text:p>
          </table:table-cell>
          <table:table-cell office:value-type="string" table:style-name="ce1">
            <text:p>Lic Physiq-Chimie an3</text:p>
          </table:table-cell>
          <table:table-cell office:value-type="float" office:value="11.305" table:style-name="ce1">
            <text:p>11,30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89876" table:style-name="ce1">
            <text:p>111898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AABC</text:p>
          </table:table-cell>
          <table:table-cell office:value-type="string" table:style-name="ce1">
            <text:p>MOHAMED</text:p>
          </table:table-cell>
          <table:table-cell office:value-type="date" office:date-value="1975-10-23T00:00:00" table:style-name="ce4">
            <text:p>23/10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1SVI</text:p>
          </table:table-cell>
          <table:table-cell office:value-type="string" table:style-name="ce1">
            <text:p>Lic SV an1</text:p>
          </table:table-cell>
          <table:table-cell office:value-type="float" office:value="2.3340000000000001" table:style-name="ce1">
            <text:p>2,334</text:p>
          </table:table-cell>
          <table:table-cell office:value-type="string" table:style-name="ce1">
            <text:p>AJ</text:p>
          </table:table-cell>
          <table:table-cell office:value-type="float" office:value="182" table:style-name="ce1">
            <text:p>182</text:p>
          </table:table-cell>
          <table:table-cell table:number-columns-repeated="16372"/>
        </table:table-row>
        <table:table-row table:style-name="ro1">
          <table:table-cell office:value-type="float" office:value="9571930" table:style-name="ce1">
            <text:p>95719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AABC</text:p>
          </table:table-cell>
          <table:table-cell office:value-type="string" table:style-name="ce1">
            <text:p>MOHAMED</text:p>
          </table:table-cell>
          <table:table-cell office:value-type="date" office:date-value="1985-06-13T00:00:00" table:style-name="ce4">
            <text:p>13/06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1SVI</text:p>
          </table:table-cell>
          <table:table-cell office:value-type="string" table:style-name="ce1">
            <text:p>Lic SV an1</text:p>
          </table:table-cell>
          <table:table-cell office:value-type="float" office:value="2.3340000000000001" table:style-name="ce1">
            <text:p>2,33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705486" table:style-name="ce1">
            <text:p>97054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IGOABC</text:p>
          </table:table-cell>
          <table:table-cell office:value-type="string" table:style-name="ce1">
            <text:p>RAKY SOULEYMANE</text:p>
          </table:table-cell>
          <table:table-cell office:value-type="date" office:date-value="1972-03-18T00:00:00" table:style-name="ce4">
            <text:p>18/03/1972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4.8159999999999998" table:style-name="ce1">
            <text:p>4,81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28159" table:style-name="ce1">
            <text:p>98281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JIGOABC</text:p>
          </table:table-cell>
          <table:table-cell office:value-type="string" table:style-name="ce1">
            <text:p>RAKY SOULEYMANE</text:p>
          </table:table-cell>
          <table:table-cell office:value-type="date" office:date-value="1974-10-25T00:00:00" table:style-name="ce4">
            <text:p>25/10/1974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7.2330000000000005" table:style-name="ce1">
            <text:p>7,233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54744" table:style-name="ce1">
            <text:p>1085474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CHABC</text:p>
          </table:table-cell>
          <table:table-cell office:value-type="string" table:style-name="ce1">
            <text:p>VIRGINIE</text:p>
          </table:table-cell>
          <table:table-cell office:value-type="date" office:date-value="1968-06-29T00:00:00" table:style-name="ce4">
            <text:p>29/06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TCP</text:p>
          </table:table-cell>
          <table:table-cell office:value-type="string" table:style-name="ce1">
            <text:p>Master2Pro Psycho-TCP</text:p>
          </table:table-cell>
          <table:table-cell office:value-type="float" office:value="12.2" table:style-name="ce1">
            <text:p>12,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17124" table:style-name="ce1">
            <text:p>108171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ELLABC</text:p>
          </table:table-cell>
          <table:table-cell office:value-type="string" table:style-name="ce1">
            <text:p>SARAH</text:p>
          </table:table-cell>
          <table:table-cell office:value-type="date" office:date-value="1983-01-12T00:00:00" table:style-name="ce4">
            <text:p>12/01/198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31698" table:style-name="ce1">
            <text:p>107316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KA ABC</text:p>
          </table:table-cell>
          <table:table-cell office:value-type="string" table:style-name="ce1">
            <text:p>SOUFIANE</text:p>
          </table:table-cell>
          <table:table-cell office:value-type="date" office:date-value="1974-05-15T00:00:00" table:style-name="ce4">
            <text:p>15/05/1974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C1COM</text:p>
          </table:table-cell>
          <table:table-cell office:value-type="string" table:style-name="ce1">
            <text:p>Lic Info-Com an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873529" table:style-name="ce1">
            <text:p>1087352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ZAFABC</text:p>
          </table:table-cell>
          <table:table-cell office:value-type="string" table:style-name="ce1">
            <text:p>TSIORY</text:p>
          </table:table-cell>
          <table:table-cell office:value-type="date" office:date-value="1968-11-05T00:00:00" table:style-name="ce4">
            <text:p>05/11/1968</text:p>
          </table:table-cell>
          <table:table-cell office:value-type="string" table:style-name="ce1">
            <text:p>333</text:p>
          </table:table-cell>
          <table:table-cell office:value-type="string" table:style-name="ce1">
            <text:p>MALGACHE</text:p>
          </table:table-cell>
          <table:table-cell office:value-type="string" table:style-name="ce1">
            <text:p>D4REI</text:p>
          </table:table-cell>
          <table:table-cell office:value-type="string" table:style-name="ce1">
            <text:p>Master1 REI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190129" table:style-name="ce1">
            <text:p>111901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INABC</text:p>
          </table:table-cell>
          <table:table-cell office:value-type="string" table:style-name="ce1">
            <text:p>ADRIEN</text:p>
          </table:table-cell>
          <table:table-cell office:value-type="date" office:date-value="1976-08-11T00:00:00" table:style-name="ce4">
            <text:p>11/08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55" table:style-name="ce1">
            <text:p>11,5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765639" table:style-name="ce1">
            <text:p>107656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HAABC</text:p>
          </table:table-cell>
          <table:table-cell office:value-type="string" table:style-name="ce1">
            <text:p>KARIMA</text:p>
          </table:table-cell>
          <table:table-cell office:value-type="date" office:date-value="1974-06-27T00:00:00" table:style-name="ce4">
            <text:p>27/06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8.9410000000000007" table:style-name="ce1">
            <text:p>8,941</text:p>
          </table:table-cell>
          <table:table-cell office:value-type="string" table:style-name="ce1">
            <text:p>AJ</text:p>
          </table:table-cell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11009751" table:style-name="ce1">
            <text:p>110097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NHAABC</text:p>
          </table:table-cell>
          <table:table-cell office:value-type="string" table:style-name="ce1">
            <text:p>KARIMA</text:p>
          </table:table-cell>
          <table:table-cell office:value-type="date" office:date-value="1970-03-12T00:00:00" table:style-name="ce4">
            <text:p>12/03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10.923" table:style-name="ce1">
            <text:p>10,92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39705" table:style-name="ce1">
            <text:p>923970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INNABC</text:p>
          </table:table-cell>
          <table:table-cell office:value-type="string" table:style-name="ce1">
            <text:p>JEANNE</text:p>
          </table:table-cell>
          <table:table-cell office:value-type="date" office:date-value="1987-04-09T00:00:00" table:style-name="ce4">
            <text:p>09/04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4.82" table:style-name="ce1">
            <text:p>14,8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080584" table:style-name="ce1">
            <text:p>1008058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NOUABC</text:p>
          </table:table-cell>
          <table:table-cell office:value-type="string" table:style-name="ce1">
            <text:p>IMANE</text:p>
          </table:table-cell>
          <table:table-cell office:value-type="date" office:date-value="1982-12-24T00:00:00" table:style-name="ce4">
            <text:p>24/12/1982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2EGE</text:p>
          </table:table-cell>
          <table:table-cell office:value-type="string" table:style-name="ce1">
            <text:p>Lic Eco-Gestion an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408016" table:style-name="ce1">
            <text:p>114080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EHAABC</text:p>
          </table:table-cell>
          <table:table-cell office:value-type="string" table:style-name="ce1">
            <text:p>SHYAM</text:p>
          </table:table-cell>
          <table:table-cell office:value-type="date" office:date-value="1973-01-30T00:00:00" table:style-name="ce4">
            <text:p>30/01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8.0739999999999998" table:style-name="ce1">
            <text:p>8,074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846834" table:style-name="ce1">
            <text:p>98468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EHAABC</text:p>
          </table:table-cell>
          <table:table-cell office:value-type="string" table:style-name="ce1">
            <text:p>SHYAM</text:p>
          </table:table-cell>
          <table:table-cell office:value-type="date" office:date-value="1986-11-06T00:00:00" table:style-name="ce4">
            <text:p>06/11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2SVI</text:p>
          </table:table-cell>
          <table:table-cell office:value-type="string" table:style-name="ce1">
            <text:p>Lic SV an2</text:p>
          </table:table-cell>
          <table:table-cell office:value-type="float" office:value="8.5709999999999997" table:style-name="ce1">
            <text:p>8,571</text:p>
          </table:table-cell>
          <table:table-cell office:value-type="string" table:style-name="ce1">
            <text:p>AJAC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1495296" table:style-name="ce1">
            <text:p>1149529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LLABC</text:p>
          </table:table-cell>
          <table:table-cell office:value-type="string" table:style-name="ce1">
            <text:p>OCEANE</text:p>
          </table:table-cell>
          <table:table-cell office:value-type="date" office:date-value="1987-01-14T00:00:00" table:style-name="ce4">
            <text:p>14/01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63" table:style-name="ce1">
            <text:p>12,6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909703" table:style-name="ce1">
            <text:p>1090970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APABC</text:p>
          </table:table-cell>
          <table:table-cell office:value-type="string" table:style-name="ce1">
            <text:p>AUGUSTE</text:p>
          </table:table-cell>
          <table:table-cell office:value-type="date" office:date-value="1977-01-13T00:00:00" table:style-name="ce4">
            <text:p>13/01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0.184000000000001" table:style-name="ce1">
            <text:p>10,184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30597" table:style-name="ce1">
            <text:p>94305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RAABC</text:p>
          </table:table-cell>
          <table:table-cell office:value-type="string" table:style-name="ce1">
            <text:p>NAOUAL</text:p>
          </table:table-cell>
          <table:table-cell office:value-type="date" office:date-value="1974-05-28T00:00:00" table:style-name="ce4">
            <text:p>28/05/1974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9.8090000000000011" table:style-name="ce1">
            <text:p>9,80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1354972" table:style-name="ce1">
            <text:p>1135497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RAABC</text:p>
          </table:table-cell>
          <table:table-cell office:value-type="string" table:style-name="ce1">
            <text:p>NAOUAL</text:p>
          </table:table-cell>
          <table:table-cell office:value-type="date" office:date-value="1982-10-13T00:00:00" table:style-name="ce4">
            <text:p>13/10/1982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10.42" table:style-name="ce1">
            <text:p>10,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30598" table:style-name="ce1">
            <text:p>973059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EABC</text:p>
          </table:table-cell>
          <table:table-cell office:value-type="string" table:style-name="ce1">
            <text:p>MOHAMED-MEHDI</text:p>
          </table:table-cell>
          <table:table-cell office:value-type="date" office:date-value="1981-04-30T00:00:00" table:style-name="ce4">
            <text:p>30/04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49" table:style-name="ce1">
            <text:p>8,4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65268" table:style-name="ce1">
            <text:p>1056526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EABC</text:p>
          </table:table-cell>
          <table:table-cell office:value-type="string" table:style-name="ce1">
            <text:p>MOHAMED-MEHDI</text:p>
          </table:table-cell>
          <table:table-cell office:value-type="date" office:date-value="1967-09-26T00:00:00" table:style-name="ce4">
            <text:p>26/09/196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8.99" table:style-name="ce1">
            <text:p>8,99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969559" table:style-name="ce1">
            <text:p>99695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DEABC</text:p>
          </table:table-cell>
          <table:table-cell office:value-type="string" table:style-name="ce1">
            <text:p>ELISE</text:p>
          </table:table-cell>
          <table:table-cell office:value-type="date" office:date-value="1980-05-14T00:00:00" table:style-name="ce4">
            <text:p>14/05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1" table:style-name="ce1">
            <text:p>14,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8945298" table:style-name="ce1">
            <text:p>89452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HTABC</text:p>
          </table:table-cell>
          <table:table-cell office:value-type="string" table:style-name="ce1">
            <text:p>BATIA</text:p>
          </table:table-cell>
          <table:table-cell office:value-type="date" office:date-value="1969-11-22T00:00:00" table:style-name="ce4">
            <text:p>22/1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12.383000000000001" table:style-name="ce1">
            <text:p>12,383</text:p>
          </table:table-cell>
          <table:table-cell office:value-type="string" table:style-name="ce1">
            <text:p>ADM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0305535" table:style-name="ce1">
            <text:p>103055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DIAABC</text:p>
          </table:table-cell>
          <table:table-cell office:value-type="string" table:style-name="ce1">
            <text:p>PAULE</text:p>
          </table:table-cell>
          <table:table-cell office:value-type="date" office:date-value="1986-07-21T00:00:00" table:style-name="ce4">
            <text:p>21/07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0.67" table:style-name="ce1">
            <text:p>10,67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08205" table:style-name="ce1">
            <text:p>95082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HERABC</text:p>
          </table:table-cell>
          <table:table-cell office:value-type="string" table:style-name="ce1">
            <text:p>ABDELHAMID</text:p>
          </table:table-cell>
          <table:table-cell office:value-type="date" office:date-value="1967-08-31T00:00:00" table:style-name="ce4">
            <text:p>31/08/1967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B3SVI</text:p>
          </table:table-cell>
          <table:table-cell office:value-type="string" table:style-name="ce1">
            <text:p>Lic Sc du vivant an3 BioC</text:p>
          </table:table-cell>
          <table:table-cell office:value-type="float" office:value="10.691000000000001" table:style-name="ce1">
            <text:p>10,691</text:p>
          </table:table-cell>
          <table:table-cell office:value-type="string" table:style-name="ce1">
            <text:p>ADMC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9792650" table:style-name="ce1">
            <text:p>979265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TELABC</text:p>
          </table:table-cell>
          <table:table-cell office:value-type="string" table:style-name="ce1">
            <text:p>ALPAKUMARI</text:p>
          </table:table-cell>
          <table:table-cell office:value-type="date" office:date-value="1977-08-23T00:00:00" table:style-name="ce4">
            <text:p>23/08/1977</text:p>
          </table:table-cell>
          <table:table-cell office:value-type="string" table:style-name="ce1">
            <text:p>223</text:p>
          </table:table-cell>
          <table:table-cell office:value-type="string" table:style-name="ce1">
            <text:p>INDIEN(N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1.58" table:style-name="ce1">
            <text:p>11,5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157485" table:style-name="ce1">
            <text:p>101574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JEUABC</text:p>
          </table:table-cell>
          <table:table-cell office:value-type="string" table:style-name="ce1">
            <text:p>STEPHANIE</text:p>
          </table:table-cell>
          <table:table-cell office:value-type="date" office:date-value="1986-10-16T00:00:00" table:style-name="ce4">
            <text:p>16/10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4.83" table:style-name="ce1">
            <text:p>14,83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403356" table:style-name="ce1">
            <text:p>940335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RIABC</text:p>
          </table:table-cell>
          <table:table-cell office:value-type="string" table:style-name="ce1">
            <text:p>LESLIE</text:p>
          </table:table-cell>
          <table:table-cell office:value-type="date" office:date-value="1985-10-10T00:00:00" table:style-name="ce4">
            <text:p>10/10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SS</text:p>
          </table:table-cell>
          <table:table-cell office:value-type="string" table:style-name="ce1">
            <text:p>Lic SSS an3</text:p>
          </table:table-cell>
          <table:table-cell office:value-type="float" office:value="8.0780000000000012" table:style-name="ce1">
            <text:p>8,078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10518177" table:style-name="ce1">
            <text:p>105181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FERABC</text:p>
          </table:table-cell>
          <table:table-cell office:value-type="string" table:style-name="ce1">
            <text:p>NASSIBA</text:p>
          </table:table-cell>
          <table:table-cell office:value-type="date" office:date-value="1976-05-20T00:00:00" table:style-name="ce4">
            <text:p>20/05/1976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C4DIM</text:p>
          </table:table-cell>
          <table:table-cell office:value-type="string" table:style-name="ce1">
            <text:p>Master1 CIIL - DIMI</text:p>
          </table:table-cell>
          <table:table-cell office:value-type="float" office:value="12.18" table:style-name="ce1">
            <text:p>12,18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232224" table:style-name="ce1">
            <text:p>92322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ABC</text:p>
          </table:table-cell>
          <table:table-cell office:value-type="string" table:style-name="ce1">
            <text:p>RUOBING</text:p>
          </table:table-cell>
          <table:table-cell office:value-type="date" office:date-value="1983-04-07T00:00:00" table:style-name="ce4">
            <text:p>07/04/1983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G5ITC</text:p>
          </table:table-cell>
          <table:table-cell office:value-type="string" table:style-name="ce1">
            <text:p>Master2 Ingienierie txtes</text:p>
          </table:table-cell>
          <table:table-cell office:value-type="float" office:value="9.23" table:style-name="ce1">
            <text:p>9,2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9993741" table:style-name="ce1">
            <text:p>999374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IABC</text:p>
          </table:table-cell>
          <table:table-cell office:value-type="string" table:style-name="ce1">
            <text:p>RUOBING</text:p>
          </table:table-cell>
          <table:table-cell office:value-type="date" office:date-value="1971-10-02T00:00:00" table:style-name="ce4">
            <text:p>02/10/1971</text:p>
          </table:table-cell>
          <table:table-cell office:value-type="string" table:style-name="ce1">
            <text:p>216</text:p>
          </table:table-cell>
          <table:table-cell office:value-type="string" table:style-name="ce1">
            <text:p>CHINOIS(E)</text:p>
          </table:table-cell>
          <table:table-cell office:value-type="string" table:style-name="ce1">
            <text:p>G5ITC</text:p>
          </table:table-cell>
          <table:table-cell office:value-type="string" table:style-name="ce1">
            <text:p>Master2 Ingienierie txtes</text:p>
          </table:table-cell>
          <table:table-cell office:value-type="float" office:value="10.42" table:style-name="ce1">
            <text:p>10,4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577713" table:style-name="ce1">
            <text:p>95777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UTRABC</text:p>
          </table:table-cell>
          <table:table-cell office:value-type="string" table:style-name="ce1">
            <text:p>MANUELLE</text:p>
          </table:table-cell>
          <table:table-cell office:value-type="date" office:date-value="1977-06-22T00:00:00" table:style-name="ce4">
            <text:p>22/06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9.7260000000000009" table:style-name="ce1">
            <text:p>9,726</text:p>
          </table:table-cell>
          <table:table-cell office:value-type="string" table:style-name="ce1">
            <text:p>AJ</text:p>
          </table:table-cell>
          <table:table-cell table:number-columns-repeated="16373" table:style-name="ce1"/>
        </table:table-row>
        <table:table-row table:style-name="ro1">
          <table:table-cell office:value-type="float" office:value="9326001" table:style-name="ce1">
            <text:p>932600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UTRABC</text:p>
          </table:table-cell>
          <table:table-cell office:value-type="string" table:style-name="ce1">
            <text:p>MANUELLE</text:p>
          </table:table-cell>
          <table:table-cell office:value-type="date" office:date-value="1985-11-07T00:00:00" table:style-name="ce4">
            <text:p>07/11/198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0.1" table:style-name="ce1">
            <text:p>10,1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227046" table:style-name="ce1">
            <text:p>1122704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CKDABC</text:p>
          </table:table-cell>
          <table:table-cell office:value-type="string" table:style-name="ce1">
            <text:p>BIBI ZAINAWAL</text:p>
          </table:table-cell>
          <table:table-cell office:value-type="date" office:date-value="1974-09-02T00:00:00" table:style-name="ce4">
            <text:p>02/09/1974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2.575000000000001" table:style-name="ce1">
            <text:p>12,57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314025" table:style-name="ce1">
            <text:p>103140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UNJABC</text:p>
          </table:table-cell>
          <table:table-cell office:value-type="string" table:style-name="ce1">
            <text:p>BINA</text:p>
          </table:table-cell>
          <table:table-cell office:value-type="date" office:date-value="1975-01-26T00:00:00" table:style-name="ce4">
            <text:p>26/01/197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RSE</text:p>
          </table:table-cell>
          <table:table-cell office:value-type="string" table:style-name="ce1">
            <text:p>Master2Pro Droit Social</text:p>
          </table:table-cell>
          <table:table-cell office:value-type="float" office:value="13.292" table:style-name="ce1">
            <text:p>13,29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1092244" table:style-name="ce1">
            <text:p>110922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HATABC</text:p>
          </table:table-cell>
          <table:table-cell office:value-type="string" table:style-name="ce1">
            <text:p>LAURENT</text:p>
          </table:table-cell>
          <table:table-cell office:value-type="date" office:date-value="1970-09-05T00:00:00" table:style-name="ce4">
            <text:p>05/09/197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STA</text:p>
          </table:table-cell>
          <table:table-cell office:value-type="string" table:style-name="ce1">
            <text:p>Lic STAPS sp. APA an3</text:p>
          </table:table-cell>
          <table:table-cell office:value-type="float" office:value="11.2" table:style-name="ce1">
            <text:p>11,2</text:p>
          </table:table-cell>
          <table:table-cell office:value-type="string" table:style-name="ce1">
            <text:p>ADM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11297742" table:style-name="ce1">
            <text:p>112977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ADJABC</text:p>
          </table:table-cell>
          <table:table-cell office:value-type="string" table:style-name="ce1">
            <text:p>KAOUTAR</text:p>
          </table:table-cell>
          <table:table-cell office:value-type="date" office:date-value="1981-07-07T00:00:00" table:style-name="ce4">
            <text:p>07/07/198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0.82" table:style-name="ce1">
            <text:p>10,82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9762371" table:style-name="ce1">
            <text:p>97623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CHAABC</text:p>
          </table:table-cell>
          <table:table-cell office:value-type="string" table:style-name="ce1">
            <text:p>BERTRAND</text:p>
          </table:table-cell>
          <table:table-cell office:value-type="date" office:date-value="1980-07-07T00:00:00" table:style-name="ce4">
            <text:p>07/07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I</text:p>
          </table:table-cell>
          <table:table-cell office:value-type="string" table:style-name="ce1">
            <text:p>INGENIEUR INFO an3</text:p>
          </table:table-cell>
          <table:table-cell office:value-type="float" office:value="14.45" table:style-name="ce1">
            <text:p>14,45</text:p>
          </table:table-cell>
          <table:table-cell office:value-type="string" table:style-name="ce1">
            <text:p>ADM</text:p>
          </table:table-cell>
          <table:table-cell table:number-columns-repeated="16373" table:style-name="ce1"/>
        </table:table-row>
        <table:table-row table:style-name="ro1">
          <table:table-cell office:value-type="float" office:value="10875099" table:style-name="ce1">
            <text:p>1087509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KIABC</text:p>
          </table:table-cell>
          <table:table-cell office:value-type="string" table:style-name="ce1">
            <text:p>SERVET</text:p>
          </table:table-cell>
          <table:table-cell office:value-type="date" office:date-value="1986-08-28T00:00:00" table:style-name="ce4">
            <text:p>28/08/198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5SC</text:p>
          </table:table-cell>
          <table:table-cell office:value-type="string" table:style-name="ce1">
            <text:p>INGENIEUR MACS an3</text:p>
          </table:table-cell>
          <table:table-cell office:value-type="float" office:value="12.96" table:style-name="ce1">
            <text:p>12,9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28734" table:style-name="ce1">
            <text:p>111287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EMBABC</text:p>
          </table:table-cell>
          <table:table-cell office:value-type="string" table:style-name="ce1">
            <text:p>AMOUR</text:p>
          </table:table-cell>
          <table:table-cell office:value-type="date" office:date-value="1966-05-25T00:00:00" table:style-name="ce4">
            <text:p>25/05/1966</text:p>
          </table:table-cell>
          <table:table-cell office:value-type="string" table:style-name="ce1">
            <text:p>324</text:p>
          </table:table-cell>
          <table:table-cell office:value-type="string" table:style-name="ce1">
            <text:p>CONGOLAIS(E)</text:p>
          </table:table-cell>
          <table:table-cell office:value-type="string" table:style-name="ce1">
            <text:p>SUMT</text:p>
          </table:table-cell>
          <table:table-cell office:value-type="string" table:style-name="ce1">
            <text:p>DU Marketing Territorial</text:p>
          </table:table-cell>
          <table:table-cell office:value-type="float" office:value="13.2" table:style-name="ce1">
            <text:p>13,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532755" table:style-name="ce1">
            <text:p>1053275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 ELABC</text:p>
          </table:table-cell>
          <table:table-cell office:value-type="string" table:style-name="ce1">
            <text:p>NADIA</text:p>
          </table:table-cell>
          <table:table-cell office:value-type="date" office:date-value="1982-01-23T00:00:00" table:style-name="ce4">
            <text:p>23/01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2.35" table:style-name="ce1">
            <text:p>12,3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713039" table:style-name="ce1">
            <text:p>107130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DOABC</text:p>
          </table:table-cell>
          <table:table-cell office:value-type="string" table:style-name="ce1">
            <text:p>YOHAN</text:p>
          </table:table-cell>
          <table:table-cell office:value-type="date" office:date-value="1973-08-13T00:00:00" table:style-name="ce4">
            <text:p>13/08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4PAP</text:p>
          </table:table-cell>
          <table:table-cell office:value-type="string" table:style-name="ce1">
            <text:p>Master1 PAP</text:p>
          </table:table-cell>
          <table:table-cell office:value-type="float" office:value="10.758000000000001" table:style-name="ce1">
            <text:p>10,75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80578" table:style-name="ce1">
            <text:p>113805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BAABC</text:p>
          </table:table-cell>
          <table:table-cell office:value-type="string" table:style-name="ce1">
            <text:p>MARZOUK</text:p>
          </table:table-cell>
          <table:table-cell office:value-type="date" office:date-value="1977-09-10T00:00:00" table:style-name="ce4">
            <text:p>10/09/1977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C5CL</text:p>
          </table:table-cell>
          <table:table-cell office:value-type="string" table:style-name="ce1">
            <text:p>Master2 Commerc du livre</text:p>
          </table:table-cell>
          <table:table-cell office:value-type="float" office:value="11.025" table:style-name="ce1">
            <text:p>11,02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084320" table:style-name="ce1">
            <text:p>90843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OABC</text:p>
          </table:table-cell>
          <table:table-cell office:value-type="string" table:style-name="ce1">
            <text:p>DIMITRI RAOUL</text:p>
          </table:table-cell>
          <table:table-cell office:value-type="date" office:date-value="1970-04-26T00:00:00" table:style-name="ce4">
            <text:p>26/04/1970</text:p>
          </table:table-cell>
          <table:table-cell office:value-type="string" table:style-name="ce1">
            <text:p>327</text:p>
          </table:table-cell>
          <table:table-cell office:value-type="string" table:style-name="ce1">
            <text:p>BENINOIS(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0.845000000000001" table:style-name="ce1">
            <text:p>10,84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313676" table:style-name="ce1">
            <text:p>103136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DFAABC</text:p>
          </table:table-cell>
          <table:table-cell office:value-type="string" table:style-name="ce1">
            <text:p>ITEB</text:p>
          </table:table-cell>
          <table:table-cell office:value-type="date" office:date-value="1967-10-04T00:00:00" table:style-name="ce4">
            <text:p>04/10/1967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TUNISIEN(NE)</text:p>
          </table:table-cell>
          <table:table-cell office:value-type="string" table:style-name="ce1">
            <text:p>E2MIE</text:p>
          </table:table-cell>
          <table:table-cell office:value-type="string" table:style-name="ce1">
            <text:p>Lic MIEF an2</text:p>
          </table:table-cell>
          <table:table-cell office:value-type="float" office:value="9.827" table:style-name="ce1">
            <text:p>9,82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46218" table:style-name="ce1">
            <text:p>114462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ICABC</text:p>
          </table:table-cell>
          <table:table-cell office:value-type="string" table:style-name="ce1">
            <text:p>DEAN</text:p>
          </table:table-cell>
          <table:table-cell office:value-type="date" office:date-value="1976-01-07T00:00:00" table:style-name="ce4">
            <text:p>07/01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0.18" table:style-name="ce1">
            <text:p>10,1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453247" table:style-name="ce1">
            <text:p>1145324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DICABC</text:p>
          </table:table-cell>
          <table:table-cell office:value-type="string" table:style-name="ce1">
            <text:p>DEAN</text:p>
          </table:table-cell>
          <table:table-cell office:value-type="date" office:date-value="1976-02-10T00:00:00" table:style-name="ce4">
            <text:p>10/02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PSY</text:p>
          </table:table-cell>
          <table:table-cell office:value-type="string" table:style-name="ce1">
            <text:p>Lic Psychologie an3</text:p>
          </table:table-cell>
          <table:table-cell office:value-type="float" office:value="10.27" table:style-name="ce1">
            <text:p>10,2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150039" table:style-name="ce1">
            <text:p>1115003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IGABC</text:p>
          </table:table-cell>
          <table:table-cell office:value-type="string" table:style-name="ce1">
            <text:p>LAURA</text:p>
          </table:table-cell>
          <table:table-cell office:value-type="date" office:date-value="1972-03-26T00:00:00" table:style-name="ce4">
            <text:p>26/03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TDD</text:p>
          </table:table-cell>
          <table:table-cell office:value-type="string" table:style-name="ce1">
            <text:p>Master1 HTC-TDDDE</text:p>
          </table:table-cell>
          <table:table-cell office:value-type="float" office:value="9.8330000000000002" table:style-name="ce1">
            <text:p>9,83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958944" table:style-name="ce1">
            <text:p>995894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RREABC</text:p>
          </table:table-cell>
          <table:table-cell office:value-type="string" table:style-name="ce1">
            <text:p>JULIETTE</text:p>
          </table:table-cell>
          <table:table-cell office:value-type="date" office:date-value="1972-06-07T00:00:00" table:style-name="ce4">
            <text:p>07/06/197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4PSY</text:p>
          </table:table-cell>
          <table:table-cell office:value-type="string" table:style-name="ce1">
            <text:p>Master1 Psychologie</text:p>
          </table:table-cell>
          <table:table-cell office:value-type="float" office:value="14.91" table:style-name="ce1">
            <text:p>14,9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11552" table:style-name="ce1">
            <text:p>97115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NTEABC</text:p>
          </table:table-cell>
          <table:table-cell office:value-type="string" table:style-name="ce1">
            <text:p>NIAGALE</text:p>
          </table:table-cell>
          <table:table-cell office:value-type="date" office:date-value="1987-04-27T00:00:00" table:style-name="ce4">
            <text:p>27/04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1SPO</text:p>
          </table:table-cell>
          <table:table-cell office:value-type="string" table:style-name="ce1">
            <text:p>Lic Socio Politique an1</text:p>
          </table:table-cell>
          <table:table-cell office:value-type="float" office:value="8.4570000000000007" table:style-name="ce1">
            <text:p>8,457</text:p>
          </table:table-cell>
          <table:table-cell office:value-type="string" table:style-name="ce1">
            <text:p>AJAC</text:p>
          </table:table-cell>
          <table:table-cell table:number-columns-repeated="16373"/>
        </table:table-row>
        <table:table-row table:style-name="ro1">
          <table:table-cell office:value-type="float" office:value="10577228" table:style-name="ce1">
            <text:p>1057722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USRABC</text:p>
          </table:table-cell>
          <table:table-cell office:value-type="string" table:style-name="ce1">
            <text:p>CHAHINEZ</text:p>
          </table:table-cell>
          <table:table-cell office:value-type="date" office:date-value="1973-01-28T00:00:00" table:style-name="ce4">
            <text:p>28/01/1973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4BFG</text:p>
          </table:table-cell>
          <table:table-cell office:value-type="string" table:style-name="ce1">
            <text:p>Master1 BFGR</text:p>
          </table:table-cell>
          <table:table-cell office:value-type="float" office:value="10.918000000000001" table:style-name="ce1">
            <text:p>10,91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91890" table:style-name="ce1">
            <text:p>114918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ABC</text:p>
          </table:table-cell>
          <table:table-cell office:value-type="string" table:style-name="ce1">
            <text:p>KEVIN</text:p>
          </table:table-cell>
          <table:table-cell office:value-type="date" office:date-value="1973-10-08T00:00:00" table:style-name="ce4">
            <text:p>08/10/19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MIE</text:p>
          </table:table-cell>
          <table:table-cell office:value-type="string" table:style-name="ce1">
            <text:p>Lic MIEF an2</text:p>
          </table:table-cell>
          <table:table-cell office:value-type="float" office:value="5.1740000000000004" table:style-name="ce1">
            <text:p>5,17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155099" table:style-name="ce1">
            <text:p>1015509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ABC</text:p>
          </table:table-cell>
          <table:table-cell office:value-type="string" table:style-name="ce1">
            <text:p>KEVIN</text:p>
          </table:table-cell>
          <table:table-cell office:value-type="date" office:date-value="1982-04-14T00:00:00" table:style-name="ce4">
            <text:p>14/04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E2MIE</text:p>
          </table:table-cell>
          <table:table-cell office:value-type="string" table:style-name="ce1">
            <text:p>Lic MIEF an2</text:p>
          </table:table-cell>
          <table:table-cell office:value-type="float" office:value="5.976" table:style-name="ce1">
            <text:p>5,976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407549" table:style-name="ce1">
            <text:p>104075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ABBABC</text:p>
          </table:table-cell>
          <table:table-cell office:value-type="string" table:style-name="ce1">
            <text:p>ASIMA</text:p>
          </table:table-cell>
          <table:table-cell office:value-type="date" office:date-value="1987-02-26T00:00:00" table:style-name="ce4">
            <text:p>26/02/198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0.936" table:style-name="ce1">
            <text:p>10,93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02282" table:style-name="ce1">
            <text:p>1140228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AABC</text:p>
          </table:table-cell>
          <table:table-cell office:value-type="string" table:style-name="ce1">
            <text:p>RABIE</text:p>
          </table:table-cell>
          <table:table-cell office:value-type="date" office:date-value="1978-06-09T00:00:00" table:style-name="ce4">
            <text:p>09/06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8.4340000000000011" table:style-name="ce1">
            <text:p>8,43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377080" table:style-name="ce1">
            <text:p>93770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SSAABC</text:p>
          </table:table-cell>
          <table:table-cell office:value-type="string" table:style-name="ce1">
            <text:p>RABIE</text:p>
          </table:table-cell>
          <table:table-cell office:value-type="date" office:date-value="1984-03-22T00:00:00" table:style-name="ce4">
            <text:p>22/03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3SPI</text:p>
          </table:table-cell>
          <table:table-cell office:value-type="string" table:style-name="ce1">
            <text:p>Lic SPI an3</text:p>
          </table:table-cell>
          <table:table-cell office:value-type="float" office:value="9.9269999999999996" table:style-name="ce1">
            <text:p>9,92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24418" table:style-name="ce1">
            <text:p>105244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IFAABC</text:p>
          </table:table-cell>
          <table:table-cell office:value-type="string" table:style-name="ce1">
            <text:p>LETITIA</text:p>
          </table:table-cell>
          <table:table-cell office:value-type="date" office:date-value="1982-05-23T00:00:00" table:style-name="ce4">
            <text:p>23/05/1982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ROUMAIN(E)</text:p>
          </table:table-cell>
          <table:table-cell office:value-type="string" table:style-name="ce1">
            <text:p>L5FDA</text:p>
          </table:table-cell>
          <table:table-cell office:value-type="string" table:style-name="ce1">
            <text:p>Master2 Formation Adultes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42233" table:style-name="ce1">
            <text:p>1024223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BAABC</text:p>
          </table:table-cell>
          <table:table-cell office:value-type="string" table:style-name="ce1">
            <text:p>MARIAM</text:p>
          </table:table-cell>
          <table:table-cell office:value-type="date" office:date-value="1978-05-29T00:00:00" table:style-name="ce4">
            <text:p>29/05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1.56" table:style-name="ce1">
            <text:p>11,5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097594" table:style-name="ce1">
            <text:p>1109759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BAABC</text:p>
          </table:table-cell>
          <table:table-cell office:value-type="string" table:style-name="ce1">
            <text:p>MARIAM</text:p>
          </table:table-cell>
          <table:table-cell office:value-type="date" office:date-value="1980-05-05T00:00:00" table:style-name="ce4">
            <text:p>05/05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LAE</text:p>
          </table:table-cell>
          <table:table-cell office:value-type="string" table:style-name="ce1">
            <text:p>Lic LEA Angl-Espagnol an3</text:p>
          </table:table-cell>
          <table:table-cell office:value-type="float" office:value="11.564" table:style-name="ce1">
            <text:p>11,56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31448" table:style-name="ce1">
            <text:p>1003144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ANLABC</text:p>
          </table:table-cell>
          <table:table-cell office:value-type="string" table:style-name="ce1">
            <text:p>NATACHA</text:p>
          </table:table-cell>
          <table:table-cell office:value-type="date" office:date-value="1971-03-18T00:00:00" table:style-name="ce4">
            <text:p>18/03/197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C5DIM</text:p>
          </table:table-cell>
          <table:table-cell office:value-type="string" table:style-name="ce1">
            <text:p>Master2Pro CIIL - DIMI</text:p>
          </table:table-cell>
          <table:table-cell office:value-type="float" office:value="10.606" table:style-name="ce1">
            <text:p>10,60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572359" table:style-name="ce1">
            <text:p>1057235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ISABC</text:p>
          </table:table-cell>
          <table:table-cell office:value-type="string" table:style-name="ce1">
            <text:p>KEVIN</text:p>
          </table:table-cell>
          <table:table-cell office:value-type="date" office:date-value="1977-02-13T00:00:00" table:style-name="ce4">
            <text:p>13/02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3SI2</text:p>
          </table:table-cell>
          <table:table-cell office:value-type="string" table:style-name="ce1">
            <text:p>LIC PRO SIL sp. GL (AP)</text:p>
          </table:table-cell>
          <table:table-cell office:value-type="float" office:value="12.48" table:style-name="ce1">
            <text:p>12,48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43962" table:style-name="ce1">
            <text:p>894396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YREABC</text:p>
          </table:table-cell>
          <table:table-cell office:value-type="string" table:style-name="ce1">
            <text:p>ALVINA</text:p>
          </table:table-cell>
          <table:table-cell office:value-type="date" office:date-value="1976-03-04T00:00:00" table:style-name="ce4">
            <text:p>04/03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5PCP</text:p>
          </table:table-cell>
          <table:table-cell office:value-type="string" table:style-name="ce1">
            <text:p>Master2Pro Psycho-PCP</text:p>
          </table:table-cell>
          <table:table-cell office:value-type="float" office:value="13.926" table:style-name="ce1">
            <text:p>13,926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449972" table:style-name="ce1">
            <text:p>114499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DIABC</text:p>
          </table:table-cell>
          <table:table-cell office:value-type="string" table:style-name="ce1">
            <text:p>ABDELGHANI</text:p>
          </table:table-cell>
          <table:table-cell office:value-type="date" office:date-value="1970-01-29T00:00:00" table:style-name="ce4">
            <text:p>29/01/1970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2.284000000000001" table:style-name="ce1">
            <text:p>12,28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250105" table:style-name="ce1">
            <text:p>102501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OINABC</text:p>
          </table:table-cell>
          <table:table-cell office:value-type="string" table:style-name="ce1">
            <text:p>BRAHIM</text:p>
          </table:table-cell>
          <table:table-cell office:value-type="date" office:date-value="1984-04-07T00:00:00" table:style-name="ce4">
            <text:p>07/04/1984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7.3240000000000007" table:style-name="ce1">
            <text:p>7,32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442450" table:style-name="ce1">
            <text:p>114424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OINABC</text:p>
          </table:table-cell>
          <table:table-cell office:value-type="string" table:style-name="ce1">
            <text:p>BRAHIM</text:p>
          </table:table-cell>
          <table:table-cell office:value-type="date" office:date-value="1971-09-30T00:00:00" table:style-name="ce4">
            <text:p>30/09/1971</text:p>
          </table:table-cell>
          <table:table-cell office:value-type="string" table:style-name="ce1">
            <text:p>350</text:p>
          </table:table-cell>
          <table:table-cell office:value-type="string" table:style-name="ce1">
            <text:p>MAROCAIN(E)</text:p>
          </table:table-cell>
          <table:table-cell office:value-type="string" table:style-name="ce1">
            <text:p>E3EGE</text:p>
          </table:table-cell>
          <table:table-cell office:value-type="string" table:style-name="ce1">
            <text:p>Lic Eco-Gestion an3</text:p>
          </table:table-cell>
          <table:table-cell office:value-type="float" office:value="10.083" table:style-name="ce1">
            <text:p>10,083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702047" table:style-name="ce1">
            <text:p>970204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IRIABC</text:p>
          </table:table-cell>
          <table:table-cell office:value-type="string" table:style-name="ce1">
            <text:p>AMELIE</text:p>
          </table:table-cell>
          <table:table-cell office:value-type="date" office:date-value="1976-05-05T00:00:00" table:style-name="ce4">
            <text:p>05/05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5EM</text:p>
          </table:table-cell>
          <table:table-cell office:value-type="string" table:style-name="ce1">
            <text:p>DCEM 3</text:p>
          </table:table-cell>
          <table:table-cell office:value-type="float" office:value="15.24" table:style-name="ce1">
            <text:p>15,2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210594" table:style-name="ce1">
            <text:p>92105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CQABC</text:p>
          </table:table-cell>
          <table:table-cell office:value-type="string" table:style-name="ce1">
            <text:p>JEROME</text:p>
          </table:table-cell>
          <table:table-cell office:value-type="date" office:date-value="1977-03-04T00:00:00" table:style-name="ce4">
            <text:p>04/03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39" table:style-name="ce1">
            <text:p>12,39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9820974" table:style-name="ce1">
            <text:p>98209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UKAABC</text:p>
          </table:table-cell>
          <table:table-cell office:value-type="string" table:style-name="ce1">
            <text:p>MERZAK</text:p>
          </table:table-cell>
          <table:table-cell office:value-type="date" office:date-value="1980-01-15T00:00:00" table:style-name="ce4">
            <text:p>15/01/198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6EM</text:p>
          </table:table-cell>
          <table:table-cell office:value-type="string" table:style-name="ce1">
            <text:p>DCEM 4</text:p>
          </table:table-cell>
          <table:table-cell office:value-type="float" office:value="12.17" table:style-name="ce1">
            <text:p>12,1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415250" table:style-name="ce1">
            <text:p>104152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FAABC</text:p>
          </table:table-cell>
          <table:table-cell office:value-type="string" table:style-name="ce1">
            <text:p>ZUBAIR</text:p>
          </table:table-cell>
          <table:table-cell office:value-type="date" office:date-value="1982-03-21T00:00:00" table:style-name="ce4">
            <text:p>21/03/198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3EM</text:p>
          </table:table-cell>
          <table:table-cell office:value-type="string" table:style-name="ce1">
            <text:p>DCEM 1</text:p>
          </table:table-cell>
          <table:table-cell office:value-type="float" office:value="12.22" table:style-name="ce1">
            <text:p>12,22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208042" table:style-name="ce1">
            <text:p>1120804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HMOABC</text:p>
          </table:table-cell>
          <table:table-cell office:value-type="string" table:style-name="ce1">
            <text:p>NAWEL</text:p>
          </table:table-cell>
          <table:table-cell office:value-type="date" office:date-value="1985-06-15T00:00:00" table:style-name="ce4">
            <text:p>15/06/1985</text:p>
          </table:table-cell>
          <table:table-cell office:value-type="string" table:style-name="ce1">
            <text:p>352</text:p>
          </table:table-cell>
          <table:table-cell office:value-type="string" table:style-name="ce1">
            <text:p>ALGERIEN(NE)</text:p>
          </table:table-cell>
          <table:table-cell office:value-type="string" table:style-name="ce1">
            <text:p>D5EIE</text:p>
          </table:table-cell>
          <table:table-cell office:value-type="string" table:style-name="ce1">
            <text:p>Master2Rec DEI pa. Eco</text:p>
          </table:table-cell>
          <table:table-cell office:value-type="float" office:value="12.094000000000001" table:style-name="ce1">
            <text:p>12,09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82938" table:style-name="ce1">
            <text:p>1098293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ILAABC</text:p>
          </table:table-cell>
          <table:table-cell office:value-type="string" table:style-name="ce1">
            <text:p>KASTHURI</text:p>
          </table:table-cell>
          <table:table-cell office:value-type="date" office:date-value="1973-12-04T00:00:00" table:style-name="ce4">
            <text:p>04/12/1973</text:p>
          </table:table-cell>
          <table:table-cell office:value-type="string" table:style-name="ce1">
            <text:p>235</text:p>
          </table:table-cell>
          <table:table-cell office:value-type="string" table:style-name="ce1">
            <text:p>SRI LANKAIS(E)</text:p>
          </table:table-cell>
          <table:table-cell office:value-type="string" table:style-name="ce1">
            <text:p>D5DIM</text:p>
          </table:table-cell>
          <table:table-cell office:value-type="string" table:style-name="ce1">
            <text:p>Master2 Droit immobilier</text:p>
          </table:table-cell>
          <table:table-cell office:value-type="float" office:value="11.679" table:style-name="ce1">
            <text:p>11,679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241898" table:style-name="ce1">
            <text:p>112418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YABC</text:p>
          </table:table-cell>
          <table:table-cell office:value-type="string" table:style-name="ce1">
            <text:p>ANI</text:p>
          </table:table-cell>
          <table:table-cell office:value-type="date" office:date-value="1979-11-25T00:00:00" table:style-name="ce4">
            <text:p>25/11/1979</text:p>
          </table:table-cell>
          <table:table-cell office:value-type="string" table:style-name="ce1">
            <text:p>326</text:p>
          </table:table-cell>
          <table:table-cell office:value-type="string" table:style-name="ce1">
            <text:p>IVOIRIEN(N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1.735000000000001" table:style-name="ce1">
            <text:p>11,735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464366" table:style-name="ce1">
            <text:p>94643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BEABC</text:p>
          </table:table-cell>
          <table:table-cell office:value-type="string" table:style-name="ce1">
            <text:p>BAMBY</text:p>
          </table:table-cell>
          <table:table-cell office:value-type="date" office:date-value="1968-12-31T00:00:00" table:style-name="ce4">
            <text:p>31/12/1968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9.8040000000000003" table:style-name="ce1">
            <text:p>9,804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313944" table:style-name="ce1">
            <text:p>1031394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BEABC</text:p>
          </table:table-cell>
          <table:table-cell office:value-type="string" table:style-name="ce1">
            <text:p>BAMBY</text:p>
          </table:table-cell>
          <table:table-cell office:value-type="date" office:date-value="1978-03-12T00:00:00" table:style-name="ce4">
            <text:p>12/03/1978</text:p>
          </table:table-cell>
          <table:table-cell office:value-type="string" table:style-name="ce1">
            <text:p>336</text:p>
          </table:table-cell>
          <table:table-cell office:value-type="string" table:style-name="ce1">
            <text:p>MAURITANIEN(NE)</text:p>
          </table:table-cell>
          <table:table-cell office:value-type="string" table:style-name="ce1">
            <text:p>D3AEI</text:p>
          </table:table-cell>
          <table:table-cell office:value-type="string" table:style-name="ce1">
            <text:p>Lic AES an3 Echg Int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1">
          <table:table-cell office:value-type="float" office:value="9542250" table:style-name="ce1">
            <text:p>95422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LLABC</text:p>
          </table:table-cell>
          <table:table-cell office:value-type="string" table:style-name="ce1">
            <text:p>ABDOUL GADIRI</text:p>
          </table:table-cell>
          <table:table-cell office:value-type="date" office:date-value="1980-03-18T00:00:00" table:style-name="ce4">
            <text:p>18/03/1980</text:p>
          </table:table-cell>
          <table:table-cell office:value-type="string" table:style-name="ce1">
            <text:p>330</text:p>
          </table:table-cell>
          <table:table-cell office:value-type="string" table:style-name="ce1">
            <text:p>GUINEEN(NE)</text:p>
          </table:table-cell>
          <table:table-cell office:value-type="string" table:style-name="ce1">
            <text:p>E5BFA</text:p>
          </table:table-cell>
          <table:table-cell office:value-type="string" table:style-name="ce1">
            <text:p>Master2Pro BFA</text:p>
          </table:table-cell>
          <table:table-cell office:value-type="float" office:value="11.507" table:style-name="ce1">
            <text:p>11,50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47118" table:style-name="ce1">
            <text:p>984711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JAABC</text:p>
          </table:table-cell>
          <table:table-cell office:value-type="string" table:style-name="ce1">
            <text:p>ZAINAB</text:p>
          </table:table-cell>
          <table:table-cell office:value-type="date" office:date-value="1977-09-18T00:00:00" table:style-name="ce4">
            <text:p>18/09/197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2.1" table:style-name="ce1">
            <text:p>12,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8932933" table:style-name="ce1">
            <text:p>89329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OEFABC</text:p>
          </table:table-cell>
          <table:table-cell office:value-type="string" table:style-name="ce1">
            <text:p>HUGO</text:p>
          </table:table-cell>
          <table:table-cell office:value-type="date" office:date-value="1984-06-10T00:00:00" table:style-name="ce4">
            <text:p>10/06/198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G4SE</text:p>
          </table:table-cell>
          <table:table-cell office:value-type="string" table:style-name="ce1">
            <text:p>INGENIEUR ENERGETIQUE an2</text:p>
          </table:table-cell>
          <table:table-cell office:value-type="float" office:value="12.52" table:style-name="ce1">
            <text:p>12,5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1395348" table:style-name="ce1">
            <text:p>1139534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EKRAABC</text:p>
          </table:table-cell>
          <table:table-cell office:value-type="string" table:style-name="ce1">
            <text:p>DOUNIA</text:p>
          </table:table-cell>
          <table:table-cell office:value-type="date" office:date-value="1976-08-06T00:00:00" table:style-name="ce4">
            <text:p>06/08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2AES</text:p>
          </table:table-cell>
          <table:table-cell office:value-type="string" table:style-name="ce1">
            <text:p>Lic AES an2</text:p>
          </table:table-cell>
          <table:table-cell office:value-type="float" office:value="9.5500000000000007" table:style-name="ce1">
            <text:p>9,55</text:p>
          </table:table-cell>
          <table:table-cell office:value-type="string" table:style-name="ce1">
            <text:p>ADMC</text:p>
          </table:table-cell>
          <table:table-cell table:number-columns-repeated="16373"/>
        </table:table-row>
        <table:table-row table:style-name="ro1">
          <table:table-cell office:value-type="float" office:value="11366219" table:style-name="ce1">
            <text:p>1136621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LIABC</text:p>
          </table:table-cell>
          <table:table-cell office:value-type="string" table:style-name="ce1">
            <text:p>MICHAEL</text:p>
          </table:table-cell>
          <table:table-cell office:value-type="date" office:date-value="1968-12-08T00:00:00" table:style-name="ce4">
            <text:p>08/12/196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B4EM</text:p>
          </table:table-cell>
          <table:table-cell office:value-type="string" table:style-name="ce1">
            <text:p>DCEM 2</text:p>
          </table:table-cell>
          <table:table-cell office:value-type="float" office:value="11.07" table:style-name="ce1">
            <text:p>11,07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668090" table:style-name="ce1">
            <text:p>96680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MEABC</text:p>
          </table:table-cell>
          <table:table-cell office:value-type="string" table:style-name="ce1">
            <text:p>SOFIANE</text:p>
          </table:table-cell>
          <table:table-cell office:value-type="date" office:date-value="1976-05-17T00:00:00" table:style-name="ce4">
            <text:p>17/05/197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8.33" table:style-name="ce1">
            <text:p>8,33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1164102" table:style-name="ce1">
            <text:p>1116410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LMEABC</text:p>
          </table:table-cell>
          <table:table-cell office:value-type="string" table:style-name="ce1">
            <text:p>SOFIANE</text:p>
          </table:table-cell>
          <table:table-cell office:value-type="date" office:date-value="1969-11-21T00:00:00" table:style-name="ce4">
            <text:p>21/11/196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L3SED</text:p>
          </table:table-cell>
          <table:table-cell office:value-type="string" table:style-name="ce1">
            <text:p>Lic Sc de l'Edu an3</text:p>
          </table:table-cell>
          <table:table-cell office:value-type="float" office:value="10.982000000000001" table:style-name="ce1">
            <text:p>10,982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903986" table:style-name="ce1">
            <text:p>1090398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DINABC</text:p>
          </table:table-cell>
          <table:table-cell office:value-type="string" table:style-name="ce1">
            <text:p>JEAN-LUC</text:p>
          </table:table-cell>
          <table:table-cell office:value-type="date" office:date-value="1979-12-25T00:00:00" table:style-name="ce4">
            <text:p>25/12/197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V1GEB</text:p>
          </table:table-cell>
          <table:table-cell office:value-type="string" table:style-name="ce1">
            <text:p>DUT GEA an1 sem2</text:p>
          </table:table-cell>
          <table:table-cell office:value-type="float" office:value="1.31" table:style-name="ce1">
            <text:p>1,31</text:p>
          </table:table-cell>
          <table:table-cell office:value-type="string" table:style-name="ce1">
            <text:p>NAR</text:p>
          </table:table-cell>
          <table:table-cell table:number-columns-repeated="16373"/>
        </table:table-row>
        <table:table-row table:style-name="ro1">
          <table:table-cell office:value-type="float" office:value="9703635" table:style-name="ce1">
            <text:p>970363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UAJABC</text:p>
          </table:table-cell>
          <table:table-cell office:value-type="string" table:style-name="ce1">
            <text:p>AMAL</text:p>
          </table:table-cell>
          <table:table-cell office:value-type="date" office:date-value="1974-01-11T00:00:00" table:style-name="ce4">
            <text:p>11/01/197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5DCO</text:p>
          </table:table-cell>
          <table:table-cell office:value-type="string" table:style-name="ce1">
            <text:p>Master2Pro Contentieux</text:p>
          </table:table-cell>
          <table:table-cell office:value-type="float" office:value="10.971" table:style-name="ce1">
            <text:p>10,971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10061433" table:style-name="ce1">
            <text:p>100614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SSAABC</text:p>
          </table:table-cell>
          <table:table-cell office:value-type="string" table:style-name="ce1">
            <text:p>NAWAAB</text:p>
          </table:table-cell>
          <table:table-cell office:value-type="date" office:date-value="1970-08-23T00:00:00" table:style-name="ce4">
            <text:p>23/08/1970</text:p>
          </table:table-cell>
          <table:table-cell office:value-type="string" table:style-name="ce1">
            <text:p>390</text:p>
          </table:table-cell>
          <table:table-cell office:value-type="string" table:style-name="ce1">
            <text:p>MAURICIEN(NE)</text:p>
          </table:table-cell>
          <table:table-cell office:value-type="string" table:style-name="ce1">
            <text:p>L2ANG</text:p>
          </table:table-cell>
          <table:table-cell office:value-type="string" table:style-name="ce1">
            <text:p>Lic LLCE Anglais an2</text:p>
          </table:table-cell>
          <table:table-cell office:value-type="float" office:value="5.8" table:style-name="ce1">
            <text:p>5,8</text:p>
          </table:table-cell>
          <table:table-cell office:value-type="string" table:style-name="ce1">
            <text:p>AJ</text:p>
          </table:table-cell>
          <table:table-cell table:number-columns-repeated="16373"/>
        </table:table-row>
        <table:table-row table:style-name="ro1">
          <table:table-cell office:value-type="float" office:value="10163652" table:style-name="ce1">
            <text:p>1016365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DEMABC</text:p>
          </table:table-cell>
          <table:table-cell office:value-type="string" table:style-name="ce1">
            <text:p>LAETITIA</text:p>
          </table:table-cell>
          <table:table-cell office:value-type="date" office:date-value="1970-04-26T00:00:00" table:style-name="ce4">
            <text:p>26/04/1970</text:p>
          </table:table-cell>
          <table:table-cell office:value-type="string" table:style-name="ce1">
            <text:p>328</text:p>
          </table:table-cell>
          <table:table-cell office:value-type="string" table:style-name="ce1">
            <text:p>GABONAIS(E)</text:p>
          </table:table-cell>
          <table:table-cell office:value-type="string" table:style-name="ce1">
            <text:p>E5CCA</text:p>
          </table:table-cell>
          <table:table-cell office:value-type="string" table:style-name="ce1">
            <text:p>Master2Pro G.E.O. - CCA</text:p>
          </table:table-cell>
          <table:table-cell office:value-type="float" office:value="10.804" table:style-name="ce1">
            <text:p>10,804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style-name="ro1">
          <table:table-cell office:value-type="float" office:value="9879798" table:style-name="ce1">
            <text:p>987979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ITABC</text:p>
          </table:table-cell>
          <table:table-cell office:value-type="string" table:style-name="ce1">
            <text:p>DEBORAH</text:p>
          </table:table-cell>
          <table:table-cell office:value-type="date" office:date-value="1978-05-22T00:00:00" table:style-name="ce4">
            <text:p>22/05/197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FRANCAIS(E)</text:p>
          </table:table-cell>
          <table:table-cell office:value-type="string" table:style-name="ce1">
            <text:p>D3DRO</text:p>
          </table:table-cell>
          <table:table-cell office:value-type="string" table:style-name="ce1">
            <text:p>Lic Droit an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M</text:p>
          </table:table-cell>
          <table:table-cell table:number-columns-repeated="16373"/>
        </table:table-row>
        <table:table-row table:number-rows-repeated="1046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it</meta:initial-creator>
    <dc:creator>gestion</dc:creator>
    <meta:creation-date>2012-03-20T10:13:06Z</meta:creation-date>
    <dc:date>2022-09-12T21:39:20Z</dc:date>
    <meta:print-date>2012-03-25T21:46:08Z</meta:print-date>
  </office:meta>
</office:document-meta>
</file>